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7cm" svg:height="15.226cm" svg:x="12.903cm" svg:y="0.472cm">
            <draw:object draw:notify-on-update-of-ranges="LOGGER00.B1:LOGGER00.B1 LOGGER00.B2:LOGGER00.B1735 LOGGER00.C1:LOGGER00.C1 LOGGER00.C2:LOGGER00.C17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41" calcext:value-type="float">
            <text:p>1.41</text:p>
          </table:table-cell>
          <table:table-cell office:value-type="float" office:value="141.2" calcext:value-type="float">
            <text:p>141.2</text:p>
          </table:table-cell>
          <table:table-cell office:value-type="float" office:value="199.11" calcext:value-type="float">
            <text:p>199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5" calcext:value-type="float">
            <text:p>15005</text:p>
          </table:table-cell>
          <table:table-cell table:formula="of:=[.A3]/1000/(60*60*24)" office:value-type="time" office:time-value="PT00H00M15.005S" calcext:value-type="time">
            <text:p>00:00:15</text:p>
          </table:table-cell>
          <table:table-cell office:value-type="float" office:value="1.41" calcext:value-type="float">
            <text:p>1.41</text:p>
          </table:table-cell>
          <table:table-cell office:value-type="float" office:value="140.8" calcext:value-type="float">
            <text:p>140.8</text:p>
          </table:table-cell>
          <table:table-cell office:value-type="float" office:value="197.98" calcext:value-type="float">
            <text:p>197.98</text:p>
          </table:table-cell>
          <table:table-cell office:value-type="float" office:value="0.59" calcext:value-type="float">
            <text:p>0.5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1006" calcext:value-type="float">
            <text:p>31006</text:p>
          </table:table-cell>
          <table:table-cell table:formula="of:=[.A4]/1000/(60*60*24)" office:value-type="time" office:time-value="PT00H00M31.006S" calcext:value-type="time">
            <text:p>00:00:31</text:p>
          </table:table-cell>
          <table:table-cell office:value-type="float" office:value="1.4" calcext:value-type="float">
            <text:p>1.4</text:p>
          </table:table-cell>
          <table:table-cell office:value-type="float" office:value="140.6" calcext:value-type="float">
            <text:p>140.6</text:p>
          </table:table-cell>
          <table:table-cell office:value-type="float" office:value="197.13" calcext:value-type="float">
            <text:p>197.13</text:p>
          </table:table-cell>
          <table:table-cell office:value-type="float" office:value="1.21" calcext:value-type="float">
            <text:p>1.2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7006" calcext:value-type="float">
            <text:p>47006</text:p>
          </table:table-cell>
          <table:table-cell table:formula="of:=[.A5]/1000/(60*60*24)" office:value-type="time" office:time-value="PT00H00M47.006S" calcext:value-type="time">
            <text:p>00:00:47</text:p>
          </table:table-cell>
          <table:table-cell office:value-type="float" office:value="1.4" calcext:value-type="float">
            <text:p>1.4</text:p>
          </table:table-cell>
          <table:table-cell office:value-type="float" office:value="140.3" calcext:value-type="float">
            <text:p>140.3</text:p>
          </table:table-cell>
          <table:table-cell office:value-type="float" office:value="196.7" calcext:value-type="float">
            <text:p>196.7</text:p>
          </table:table-cell>
          <table:table-cell office:value-type="float" office:value="1.84" calcext:value-type="float">
            <text:p>1.84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63006" calcext:value-type="float">
            <text:p>63006</text:p>
          </table:table-cell>
          <table:table-cell table:formula="of:=[.A6]/1000/(60*60*24)" office:value-type="time" office:time-value="PT00H01M03.006S" calcext:value-type="time">
            <text:p>00:01:03</text:p>
          </table:table-cell>
          <table:table-cell office:value-type="float" office:value="1.4" calcext:value-type="float">
            <text:p>1.4</text:p>
          </table:table-cell>
          <table:table-cell office:value-type="float" office:value="140.1" calcext:value-type="float">
            <text:p>140.1</text:p>
          </table:table-cell>
          <table:table-cell office:value-type="float" office:value="195.86" calcext:value-type="float">
            <text:p>195.86</text:p>
          </table:table-cell>
          <table:table-cell office:value-type="float" office:value="2.46" calcext:value-type="float">
            <text:p>2.4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79006" calcext:value-type="float">
            <text:p>79006</text:p>
          </table:table-cell>
          <table:table-cell table:formula="of:=[.A7]/1000/(60*60*24)" office:value-type="time" office:time-value="PT00H01M19.006S" calcext:value-type="time">
            <text:p>00:01:19</text:p>
          </table:table-cell>
          <table:table-cell office:value-type="float" office:value="1.39" calcext:value-type="float">
            <text:p>1.39</text:p>
          </table:table-cell>
          <table:table-cell office:value-type="float" office:value="139.9" calcext:value-type="float">
            <text:p>139.9</text:p>
          </table:table-cell>
          <table:table-cell office:value-type="float" office:value="195.02" calcext:value-type="float">
            <text:p>195.02</text:p>
          </table:table-cell>
          <table:table-cell office:value-type="float" office:value="3.08" calcext:value-type="float">
            <text:p>3.08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95006" calcext:value-type="float">
            <text:p>95006</text:p>
          </table:table-cell>
          <table:table-cell table:formula="of:=[.A8]/1000/(60*60*24)" office:value-type="time" office:time-value="PT00H01M35.006S" calcext:value-type="time">
            <text:p>00:01:35</text:p>
          </table:table-cell>
          <table:table-cell office:value-type="float" office:value="1.39" calcext:value-type="float">
            <text:p>1.39</text:p>
          </table:table-cell>
          <table:table-cell office:value-type="float" office:value="139.7" calcext:value-type="float">
            <text:p>139.7</text:p>
          </table:table-cell>
          <table:table-cell office:value-type="float" office:value="194.74" calcext:value-type="float">
            <text:p>194.74</text:p>
          </table:table-cell>
          <table:table-cell office:value-type="float" office:value="3.7" calcext:value-type="float">
            <text:p>3.7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11006" calcext:value-type="float">
            <text:p>111006</text:p>
          </table:table-cell>
          <table:table-cell table:formula="of:=[.A9]/1000/(60*60*24)" office:value-type="time" office:time-value="PT00H01M51.006S" calcext:value-type="time">
            <text:p>00:01:51</text:p>
          </table:table-cell>
          <table:table-cell office:value-type="float" office:value="1.39" calcext:value-type="float">
            <text:p>1.39</text:p>
          </table:table-cell>
          <table:table-cell office:value-type="float" office:value="139.6" calcext:value-type="float">
            <text:p>139.6</text:p>
          </table:table-cell>
          <table:table-cell office:value-type="float" office:value="194.6" calcext:value-type="float">
            <text:p>194.6</text:p>
          </table:table-cell>
          <table:table-cell office:value-type="float" office:value="4.32" calcext:value-type="float">
            <text:p>4.32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27006" calcext:value-type="float">
            <text:p>127006</text:p>
          </table:table-cell>
          <table:table-cell table:formula="of:=[.A10]/1000/(60*60*24)" office:value-type="time" office:time-value="PT00H02M07.006S" calcext:value-type="time">
            <text:p>00:02:07</text:p>
          </table:table-cell>
          <table:table-cell office:value-type="float" office:value="1.39" calcext:value-type="float">
            <text:p>1.39</text:p>
          </table:table-cell>
          <table:table-cell office:value-type="float" office:value="139.4" calcext:value-type="float">
            <text:p>139.4</text:p>
          </table:table-cell>
          <table:table-cell office:value-type="float" office:value="193.76" calcext:value-type="float">
            <text:p>193.76</text:p>
          </table:table-cell>
          <table:table-cell office:value-type="float" office:value="4.94" calcext:value-type="float">
            <text:p>4.94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143006" calcext:value-type="float">
            <text:p>143006</text:p>
          </table:table-cell>
          <table:table-cell table:formula="of:=[.A11]/1000/(60*60*24)" office:value-type="time" office:time-value="PT00H02M23.006S" calcext:value-type="time">
            <text:p>00:02:23</text:p>
          </table:table-cell>
          <table:table-cell office:value-type="float" office:value="1.39" calcext:value-type="float">
            <text:p>1.39</text:p>
          </table:table-cell>
          <table:table-cell office:value-type="float" office:value="139.2" calcext:value-type="float">
            <text:p>139.2</text:p>
          </table:table-cell>
          <table:table-cell office:value-type="float" office:value="193.48" calcext:value-type="float">
            <text:p>193.48</text:p>
          </table:table-cell>
          <table:table-cell office:value-type="float" office:value="5.56" calcext:value-type="float">
            <text:p>5.56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159006" calcext:value-type="float">
            <text:p>159006</text:p>
          </table:table-cell>
          <table:table-cell table:formula="of:=[.A12]/1000/(60*60*24)" office:value-type="time" office:time-value="PT00H02M39.006S" calcext:value-type="time">
            <text:p>00:02:39</text:p>
          </table:table-cell>
          <table:table-cell office:value-type="float" office:value="1.39" calcext:value-type="float">
            <text:p>1.39</text:p>
          </table:table-cell>
          <table:table-cell office:value-type="float" office:value="139.2" calcext:value-type="float">
            <text:p>139.2</text:p>
          </table:table-cell>
          <table:table-cell office:value-type="float" office:value="193.48" calcext:value-type="float">
            <text:p>193.48</text:p>
          </table:table-cell>
          <table:table-cell office:value-type="float" office:value="6.18" calcext:value-type="float">
            <text:p>6.18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175006" calcext:value-type="float">
            <text:p>175006</text:p>
          </table:table-cell>
          <table:table-cell table:formula="of:=[.A13]/1000/(60*60*24)" office:value-type="time" office:time-value="PT00H02M55.006S" calcext:value-type="time">
            <text:p>00:02:55</text:p>
          </table:table-cell>
          <table:table-cell office:value-type="float" office:value="1.39" calcext:value-type="float">
            <text:p>1.39</text:p>
          </table:table-cell>
          <table:table-cell office:value-type="float" office:value="139" calcext:value-type="float">
            <text:p>139</text:p>
          </table:table-cell>
          <table:table-cell office:value-type="float" office:value="192.64" calcext:value-type="float">
            <text:p>192.64</text:p>
          </table:table-cell>
          <table:table-cell office:value-type="float" office:value="6.8" calcext:value-type="float">
            <text:p>6.8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float" office:value="191006" calcext:value-type="float">
            <text:p>191006</text:p>
          </table:table-cell>
          <table:table-cell table:formula="of:=[.A14]/1000/(60*60*24)" office:value-type="time" office:time-value="PT00H03M11.006S" calcext:value-type="time">
            <text:p>00:03:11</text:p>
          </table:table-cell>
          <table:table-cell office:value-type="float" office:value="1.39" calcext:value-type="float">
            <text:p>1.39</text:p>
          </table:table-cell>
          <table:table-cell office:value-type="float" office:value="138.8" calcext:value-type="float">
            <text:p>138.8</text:p>
          </table:table-cell>
          <table:table-cell office:value-type="float" office:value="192.36" calcext:value-type="float">
            <text:p>192.36</text:p>
          </table:table-cell>
          <table:table-cell office:value-type="float" office:value="7.42" calcext:value-type="float">
            <text:p>7.42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207006" calcext:value-type="float">
            <text:p>207006</text:p>
          </table:table-cell>
          <table:table-cell table:formula="of:=[.A15]/1000/(60*60*24)" office:value-type="time" office:time-value="PT00H03M27.006S" calcext:value-type="time">
            <text:p>00:03:27</text:p>
          </table:table-cell>
          <table:table-cell office:value-type="float" office:value="1.38" calcext:value-type="float">
            <text:p>1.38</text:p>
          </table:table-cell>
          <table:table-cell office:value-type="float" office:value="138.7" calcext:value-type="float">
            <text:p>138.7</text:p>
          </table:table-cell>
          <table:table-cell office:value-type="float" office:value="191.67" calcext:value-type="float">
            <text:p>191.67</text:p>
          </table:table-cell>
          <table:table-cell office:value-type="float" office:value="8.03" calcext:value-type="float">
            <text:p>8.0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3006" calcext:value-type="float">
            <text:p>223006</text:p>
          </table:table-cell>
          <table:table-cell table:formula="of:=[.A16]/1000/(60*60*24)" office:value-type="time" office:time-value="PT00H03M43.006S" calcext:value-type="time">
            <text:p>00:03:43</text:p>
          </table:table-cell>
          <table:table-cell office:value-type="float" office:value="1.38" calcext:value-type="float">
            <text:p>1.38</text:p>
          </table:table-cell>
          <table:table-cell office:value-type="float" office:value="138.6" calcext:value-type="float">
            <text:p>138.6</text:p>
          </table:table-cell>
          <table:table-cell office:value-type="float" office:value="191.53" calcext:value-type="float">
            <text:p>191.53</text:p>
          </table:table-cell>
          <table:table-cell office:value-type="float" office:value="8.65" calcext:value-type="float">
            <text:p>8.65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float" office:value="239006" calcext:value-type="float">
            <text:p>239006</text:p>
          </table:table-cell>
          <table:table-cell table:formula="of:=[.A17]/1000/(60*60*24)" office:value-type="time" office:time-value="PT00H03M59.006S" calcext:value-type="time">
            <text:p>00:03:59</text:p>
          </table:table-cell>
          <table:table-cell office:value-type="float" office:value="1.38" calcext:value-type="float">
            <text:p>1.38</text:p>
          </table:table-cell>
          <table:table-cell office:value-type="float" office:value="138.5" calcext:value-type="float">
            <text:p>138.5</text:p>
          </table:table-cell>
          <table:table-cell office:value-type="float" office:value="191.39" calcext:value-type="float">
            <text:p>191.39</text:p>
          </table:table-cell>
          <table:table-cell office:value-type="float" office:value="9.27" calcext:value-type="float">
            <text:p>9.27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255006" calcext:value-type="float">
            <text:p>255006</text:p>
          </table:table-cell>
          <table:table-cell table:formula="of:=[.A18]/1000/(60*60*24)" office:value-type="time" office:time-value="PT00H04M15.006S" calcext:value-type="time">
            <text:p>00:04:15</text:p>
          </table:table-cell>
          <table:table-cell office:value-type="float" office:value="1.38" calcext:value-type="float">
            <text:p>1.38</text:p>
          </table:table-cell>
          <table:table-cell office:value-type="float" office:value="138.3" calcext:value-type="float">
            <text:p>138.3</text:p>
          </table:table-cell>
          <table:table-cell office:value-type="float" office:value="190.55" calcext:value-type="float">
            <text:p>190.55</text:p>
          </table:table-cell>
          <table:table-cell office:value-type="float" office:value="9.88" calcext:value-type="float">
            <text:p>9.88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271006" calcext:value-type="float">
            <text:p>271006</text:p>
          </table:table-cell>
          <table:table-cell table:formula="of:=[.A19]/1000/(60*60*24)" office:value-type="time" office:time-value="PT00H04M31.006S" calcext:value-type="time">
            <text:p>00:04:31</text:p>
          </table:table-cell>
          <table:table-cell office:value-type="float" office:value="1.38" calcext:value-type="float">
            <text:p>1.38</text:p>
          </table:table-cell>
          <table:table-cell office:value-type="float" office:value="138.3" calcext:value-type="float">
            <text:p>138.3</text:p>
          </table:table-cell>
          <table:table-cell office:value-type="float" office:value="190.55" calcext:value-type="float">
            <text:p>190.55</text:p>
          </table:table-cell>
          <table:table-cell office:value-type="float" office:value="10.5" calcext:value-type="float">
            <text:p>10.5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287006" calcext:value-type="float">
            <text:p>287006</text:p>
          </table:table-cell>
          <table:table-cell table:formula="of:=[.A20]/1000/(60*60*24)" office:value-type="time" office:time-value="PT00H04M47.006S" calcext:value-type="time">
            <text:p>00:04:47</text:p>
          </table:table-cell>
          <table:table-cell office:value-type="float" office:value="1.38" calcext:value-type="float">
            <text:p>1.38</text:p>
          </table:table-cell>
          <table:table-cell office:value-type="float" office:value="138.1" calcext:value-type="float">
            <text:p>138.1</text:p>
          </table:table-cell>
          <table:table-cell office:value-type="float" office:value="190.28" calcext:value-type="float">
            <text:p>190.28</text:p>
          </table:table-cell>
          <table:table-cell office:value-type="float" office:value="11.11" calcext:value-type="float">
            <text:p>11.11</text:p>
          </table:table-cell>
          <table:table-cell office:value-type="float" office:value="15.45" calcext:value-type="float">
            <text:p>15.45</text:p>
          </table:table-cell>
        </table:table-row>
        <table:table-row table:style-name="ro1">
          <table:table-cell office:value-type="float" office:value="303006" calcext:value-type="float">
            <text:p>303006</text:p>
          </table:table-cell>
          <table:table-cell table:formula="of:=[.A21]/1000/(60*60*24)" office:value-type="time" office:time-value="PT00H05M03.006S" calcext:value-type="time">
            <text:p>00:05:03</text:p>
          </table:table-cell>
          <table:table-cell office:value-type="float" office:value="1.38" calcext:value-type="float">
            <text:p>1.38</text:p>
          </table:table-cell>
          <table:table-cell office:value-type="float" office:value="138" calcext:value-type="float">
            <text:p>138</text:p>
          </table:table-cell>
          <table:table-cell office:value-type="float" office:value="190.14" calcext:value-type="float">
            <text:p>190.1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29" calcext:value-type="float">
            <text:p>16.29</text:p>
          </table:table-cell>
        </table:table-row>
        <table:table-row table:style-name="ro1">
          <table:table-cell office:value-type="float" office:value="319006" calcext:value-type="float">
            <text:p>319006</text:p>
          </table:table-cell>
          <table:table-cell table:formula="of:=[.A22]/1000/(60*60*24)" office:value-type="time" office:time-value="PT00H05M19.006S" calcext:value-type="time">
            <text:p>00:05:19</text:p>
          </table:table-cell>
          <table:table-cell office:value-type="float" office:value="1.38" calcext:value-type="float">
            <text:p>1.38</text:p>
          </table:table-cell>
          <table:table-cell office:value-type="float" office:value="137.8" calcext:value-type="float">
            <text:p>137.8</text:p>
          </table:table-cell>
          <table:table-cell office:value-type="float" office:value="189.86" calcext:value-type="float">
            <text:p>189.86</text:p>
          </table:table-cell>
          <table:table-cell office:value-type="float" office:value="12.34" calcext:value-type="float">
            <text:p>12.34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1">
          <table:table-cell office:value-type="float" office:value="335006" calcext:value-type="float">
            <text:p>335006</text:p>
          </table:table-cell>
          <table:table-cell table:formula="of:=[.A23]/1000/(60*60*24)" office:value-type="time" office:time-value="PT00H05M35.006S" calcext:value-type="time">
            <text:p>00:05:35</text:p>
          </table:table-cell>
          <table:table-cell office:value-type="float" office:value="1.37" calcext:value-type="float">
            <text:p>1.37</text:p>
          </table:table-cell>
          <table:table-cell office:value-type="float" office:value="137.7" calcext:value-type="float">
            <text:p>137.7</text:p>
          </table:table-cell>
          <table:table-cell office:value-type="float" office:value="189.17" calcext:value-type="float">
            <text:p>189.17</text:p>
          </table:table-cell>
          <table:table-cell office:value-type="float" office:value="12.95" calcext:value-type="float">
            <text:p>12.95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351006" calcext:value-type="float">
            <text:p>351006</text:p>
          </table:table-cell>
          <table:table-cell table:formula="of:=[.A24]/1000/(60*60*24)" office:value-type="time" office:time-value="PT00H05M51.006S" calcext:value-type="time">
            <text:p>00:05:51</text:p>
          </table:table-cell>
          <table:table-cell office:value-type="float" office:value="1.37" calcext:value-type="float">
            <text:p>1.37</text:p>
          </table:table-cell>
          <table:table-cell office:value-type="float" office:value="137.7" calcext:value-type="float">
            <text:p>137.7</text:p>
          </table:table-cell>
          <table:table-cell office:value-type="float" office:value="189.17" calcext:value-type="float">
            <text:p>189.17</text:p>
          </table:table-cell>
          <table:table-cell office:value-type="float" office:value="13.56" calcext:value-type="float">
            <text:p>13.56</text:p>
          </table:table-cell>
          <table:table-cell office:value-type="float" office:value="18.82" calcext:value-type="float">
            <text:p>18.82</text:p>
          </table:table-cell>
        </table:table-row>
        <table:table-row table:style-name="ro1">
          <table:table-cell office:value-type="float" office:value="367006" calcext:value-type="float">
            <text:p>367006</text:p>
          </table:table-cell>
          <table:table-cell table:formula="of:=[.A25]/1000/(60*60*24)" office:value-type="time" office:time-value="PT00H06M07.006S" calcext:value-type="time">
            <text:p>00:06:07</text:p>
          </table:table-cell>
          <table:table-cell office:value-type="float" office:value="1.37" calcext:value-type="float">
            <text:p>1.37</text:p>
          </table:table-cell>
          <table:table-cell office:value-type="float" office:value="137.5" calcext:value-type="float">
            <text:p>137.5</text:p>
          </table:table-cell>
          <table:table-cell office:value-type="float" office:value="188.89" calcext:value-type="float">
            <text:p>188.89</text:p>
          </table:table-cell>
          <table:table-cell office:value-type="float" office:value="14.17" calcext:value-type="float">
            <text:p>14.17</text:p>
          </table:table-cell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float" office:value="383006" calcext:value-type="float">
            <text:p>383006</text:p>
          </table:table-cell>
          <table:table-cell table:formula="of:=[.A26]/1000/(60*60*24)" office:value-type="time" office:time-value="PT00H06M23.006S" calcext:value-type="time">
            <text:p>00:06:23</text:p>
          </table:table-cell>
          <table:table-cell office:value-type="float" office:value="1.37" calcext:value-type="float">
            <text:p>1.37</text:p>
          </table:table-cell>
          <table:table-cell office:value-type="float" office:value="137.5" calcext:value-type="float">
            <text:p>137.5</text:p>
          </table:table-cell>
          <table:table-cell office:value-type="float" office:value="188.34" calcext:value-type="float">
            <text:p>188.34</text:p>
          </table:table-cell>
          <table:table-cell office:value-type="float" office:value="14.78" calcext:value-type="float">
            <text:p>14.78</text:p>
          </table:table-cell>
          <table:table-cell office:value-type="float" office:value="20.49" calcext:value-type="float">
            <text:p>20.49</text:p>
          </table:table-cell>
        </table:table-row>
        <table:table-row table:style-name="ro1">
          <table:table-cell office:value-type="float" office:value="399006" calcext:value-type="float">
            <text:p>399006</text:p>
          </table:table-cell>
          <table:table-cell table:formula="of:=[.A27]/1000/(60*60*24)" office:value-type="time" office:time-value="PT00H06M39.006S" calcext:value-type="time">
            <text:p>00:06:39</text:p>
          </table:table-cell>
          <table:table-cell office:value-type="float" office:value="1.37" calcext:value-type="float">
            <text:p>1.37</text:p>
          </table:table-cell>
          <table:table-cell office:value-type="float" office:value="137.3" calcext:value-type="float">
            <text:p>137.3</text:p>
          </table:table-cell>
          <table:table-cell office:value-type="float" office:value="188.07" calcext:value-type="float">
            <text:p>188.07</text:p>
          </table:table-cell>
          <table:table-cell office:value-type="float" office:value="15.39" calcext:value-type="float">
            <text:p>15.39</text:p>
          </table:table-cell>
          <table:table-cell office:value-type="float" office:value="21.33" calcext:value-type="float">
            <text:p>21.33</text:p>
          </table:table-cell>
        </table:table-row>
        <table:table-row table:style-name="ro1">
          <table:table-cell office:value-type="float" office:value="415006" calcext:value-type="float">
            <text:p>415006</text:p>
          </table:table-cell>
          <table:table-cell table:formula="of:=[.A28]/1000/(60*60*24)" office:value-type="time" office:time-value="PT00H06M55.006S" calcext:value-type="time">
            <text:p>00:06:55</text:p>
          </table:table-cell>
          <table:table-cell office:value-type="float" office:value="1.37" calcext:value-type="float">
            <text:p>1.37</text:p>
          </table:table-cell>
          <table:table-cell office:value-type="float" office:value="137.3" calcext:value-type="float">
            <text:p>137.3</text:p>
          </table:table-cell>
          <table:table-cell office:value-type="float" office:value="188.06" calcext:value-type="float">
            <text:p>188.06</text:p>
          </table:table-cell>
          <table:table-cell office:value-type="float" office:value="16" calcext:value-type="float">
            <text:p>16</text:p>
          </table:table-cell>
          <table:table-cell office:value-type="float" office:value="22.17" calcext:value-type="float">
            <text:p>22.17</text:p>
          </table:table-cell>
        </table:table-row>
        <table:table-row table:style-name="ro1">
          <table:table-cell office:value-type="float" office:value="431006" calcext:value-type="float">
            <text:p>431006</text:p>
          </table:table-cell>
          <table:table-cell table:formula="of:=[.A29]/1000/(60*60*24)" office:value-type="time" office:time-value="PT00H07M11.006S" calcext:value-type="time">
            <text:p>00:07:11</text:p>
          </table:table-cell>
          <table:table-cell office:value-type="float" office:value="1.37" calcext:value-type="float">
            <text:p>1.37</text:p>
          </table:table-cell>
          <table:table-cell office:value-type="float" office:value="137.2" calcext:value-type="float">
            <text:p>137.2</text:p>
          </table:table-cell>
          <table:table-cell office:value-type="float" office:value="187.92" calcext:value-type="float">
            <text:p>187.92</text:p>
          </table:table-cell>
          <table:table-cell office:value-type="float" office:value="16.61" calcext:value-type="float">
            <text:p>16.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7006" calcext:value-type="float">
            <text:p>447006</text:p>
          </table:table-cell>
          <table:table-cell table:formula="of:=[.A30]/1000/(60*60*24)" office:value-type="time" office:time-value="PT00H07M27.006S" calcext:value-type="time">
            <text:p>00:07:27</text:p>
          </table:table-cell>
          <table:table-cell office:value-type="float" office:value="1.37" calcext:value-type="float">
            <text:p>1.37</text:p>
          </table:table-cell>
          <table:table-cell office:value-type="float" office:value="137" calcext:value-type="float">
            <text:p>137</text:p>
          </table:table-cell>
          <table:table-cell office:value-type="float" office:value="187.1" calcext:value-type="float">
            <text:p>187.1</text:p>
          </table:table-cell>
          <table:table-cell office:value-type="float" office:value="17.22" calcext:value-type="float">
            <text:p>17.22</text:p>
          </table:table-cell>
          <table:table-cell office:value-type="float" office:value="23.83" calcext:value-type="float">
            <text:p>23.83</text:p>
          </table:table-cell>
        </table:table-row>
        <table:table-row table:style-name="ro1">
          <table:table-cell office:value-type="float" office:value="463006" calcext:value-type="float">
            <text:p>463006</text:p>
          </table:table-cell>
          <table:table-cell table:formula="of:=[.A31]/1000/(60*60*24)" office:value-type="time" office:time-value="PT00H07M43.006S" calcext:value-type="time">
            <text:p>00:07:43</text:p>
          </table:table-cell>
          <table:table-cell office:value-type="float" office:value="1.37" calcext:value-type="float">
            <text:p>1.37</text:p>
          </table:table-cell>
          <table:table-cell office:value-type="float" office:value="136.9" calcext:value-type="float">
            <text:p>136.9</text:p>
          </table:table-cell>
          <table:table-cell office:value-type="float" office:value="186.96" calcext:value-type="float">
            <text:p>186.96</text:p>
          </table:table-cell>
          <table:table-cell office:value-type="float" office:value="17.83" calcext:value-type="float">
            <text:p>17.83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float" office:value="479006" calcext:value-type="float">
            <text:p>479006</text:p>
          </table:table-cell>
          <table:table-cell table:formula="of:=[.A32]/1000/(60*60*24)" office:value-type="time" office:time-value="PT00H07M59.006S" calcext:value-type="time">
            <text:p>00:07:59</text:p>
          </table:table-cell>
          <table:table-cell office:value-type="float" office:value="1.36" calcext:value-type="float">
            <text:p>1.36</text:p>
          </table:table-cell>
          <table:table-cell office:value-type="float" office:value="136.8" calcext:value-type="float">
            <text:p>136.8</text:p>
          </table:table-cell>
          <table:table-cell office:value-type="float" office:value="186.28" calcext:value-type="float">
            <text:p>186.28</text:p>
          </table:table-cell>
          <table:table-cell office:value-type="float" office:value="18.44" calcext:value-type="float">
            <text:p>18.44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495006" calcext:value-type="float">
            <text:p>495006</text:p>
          </table:table-cell>
          <table:table-cell table:formula="of:=[.A33]/1000/(60*60*24)" office:value-type="time" office:time-value="PT00H08M15.006S" calcext:value-type="time">
            <text:p>00:08:15</text:p>
          </table:table-cell>
          <table:table-cell office:value-type="float" office:value="1.37" calcext:value-type="float">
            <text:p>1.37</text:p>
          </table:table-cell>
          <table:table-cell office:value-type="float" office:value="136.8" calcext:value-type="float">
            <text:p>136.8</text:p>
          </table:table-cell>
          <table:table-cell office:value-type="float" office:value="186.83" calcext:value-type="float">
            <text:p>186.83</text:p>
          </table:table-cell>
          <table:table-cell office:value-type="float" office:value="19.05" calcext:value-type="float">
            <text:p>19.05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float" office:value="511006" calcext:value-type="float">
            <text:p>511006</text:p>
          </table:table-cell>
          <table:table-cell table:formula="of:=[.A34]/1000/(60*60*24)" office:value-type="time" office:time-value="PT00H08M31.006S" calcext:value-type="time">
            <text:p>00:08:31</text:p>
          </table:table-cell>
          <table:table-cell office:value-type="float" office:value="1.36" calcext:value-type="float">
            <text:p>1.36</text:p>
          </table:table-cell>
          <table:table-cell office:value-type="float" office:value="136.6" calcext:value-type="float">
            <text:p>136.6</text:p>
          </table:table-cell>
          <table:table-cell office:value-type="float" office:value="186" calcext:value-type="float">
            <text:p>186</text:p>
          </table:table-cell>
          <table:table-cell office:value-type="float" office:value="19.66" calcext:value-type="float">
            <text:p>19.66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527006" calcext:value-type="float">
            <text:p>527006</text:p>
          </table:table-cell>
          <table:table-cell table:formula="of:=[.A35]/1000/(60*60*24)" office:value-type="time" office:time-value="PT00H08M47.006S" calcext:value-type="time">
            <text:p>00:08:47</text:p>
          </table:table-cell>
          <table:table-cell office:value-type="float" office:value="1.37" calcext:value-type="float">
            <text:p>1.37</text:p>
          </table:table-cell>
          <table:table-cell office:value-type="float" office:value="136.6" calcext:value-type="float">
            <text:p>136.6</text:p>
          </table:table-cell>
          <table:table-cell office:value-type="float" office:value="186.55" calcext:value-type="float">
            <text:p>186.55</text:p>
          </table:table-cell>
          <table:table-cell office:value-type="float" office:value="20.26" calcext:value-type="float">
            <text:p>20.26</text:p>
          </table:table-cell>
          <table:table-cell office:value-type="float" office:value="27.98" calcext:value-type="float">
            <text:p>27.98</text:p>
          </table:table-cell>
        </table:table-row>
        <table:table-row table:style-name="ro1">
          <table:table-cell office:value-type="float" office:value="543006" calcext:value-type="float">
            <text:p>543006</text:p>
          </table:table-cell>
          <table:table-cell table:formula="of:=[.A36]/1000/(60*60*24)" office:value-type="time" office:time-value="PT00H09M03.006S" calcext:value-type="time">
            <text:p>00:09:03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73" calcext:value-type="float">
            <text:p>185.73</text:p>
          </table:table-cell>
          <table:table-cell office:value-type="float" office:value="20.87" calcext:value-type="float">
            <text:p>20.87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float" office:value="559006" calcext:value-type="float">
            <text:p>559006</text:p>
          </table:table-cell>
          <table:table-cell table:formula="of:=[.A37]/1000/(60*60*24)" office:value-type="time" office:time-value="PT00H09M19.006S" calcext:value-type="time">
            <text:p>00:09:19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18" calcext:value-type="float">
            <text:p>185.18</text:p>
          </table:table-cell>
          <table:table-cell office:value-type="float" office:value="21.48" calcext:value-type="float">
            <text:p>21.48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float" office:value="575006" calcext:value-type="float">
            <text:p>575006</text:p>
          </table:table-cell>
          <table:table-cell table:formula="of:=[.A38]/1000/(60*60*24)" office:value-type="time" office:time-value="PT00H09M35.006S" calcext:value-type="time">
            <text:p>00:09:35</text:p>
          </table:table-cell>
          <table:table-cell office:value-type="float" office:value="1.36" calcext:value-type="float">
            <text:p>1.36</text:p>
          </table:table-cell>
          <table:table-cell office:value-type="float" office:value="136.3" calcext:value-type="float">
            <text:p>136.3</text:p>
          </table:table-cell>
          <table:table-cell office:value-type="float" office:value="185.05" calcext:value-type="float">
            <text:p>185.05</text:p>
          </table:table-cell>
          <table:table-cell office:value-type="float" office:value="22.08" calcext:value-type="float">
            <text:p>22.08</text:p>
          </table:table-cell>
          <table:table-cell office:value-type="float" office:value="30.46" calcext:value-type="float">
            <text:p>30.46</text:p>
          </table:table-cell>
        </table:table-row>
        <table:table-row table:style-name="ro1">
          <table:table-cell office:value-type="float" office:value="591006" calcext:value-type="float">
            <text:p>591006</text:p>
          </table:table-cell>
          <table:table-cell table:formula="of:=[.A39]/1000/(60*60*24)" office:value-type="time" office:time-value="PT00H09M51.006S" calcext:value-type="time">
            <text:p>00:09:51</text:p>
          </table:table-cell>
          <table:table-cell office:value-type="float" office:value="1.36" calcext:value-type="float">
            <text:p>1.36</text:p>
          </table:table-cell>
          <table:table-cell office:value-type="float" office:value="136.2" calcext:value-type="float">
            <text:p>136.2</text:p>
          </table:table-cell>
          <table:table-cell office:value-type="float" office:value="184.91" calcext:value-type="float">
            <text:p>184.91</text:p>
          </table:table-cell>
          <table:table-cell office:value-type="float" office:value="22.69" calcext:value-type="float">
            <text:p>22.69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1">
          <table:table-cell office:value-type="float" office:value="607006" calcext:value-type="float">
            <text:p>607006</text:p>
          </table:table-cell>
          <table:table-cell table:formula="of:=[.A40]/1000/(60*60*24)" office:value-type="time" office:time-value="PT00H10M07.006S" calcext:value-type="time">
            <text:p>00:10:07</text:p>
          </table:table-cell>
          <table:table-cell office:value-type="float" office:value="1.36" calcext:value-type="float">
            <text:p>1.36</text:p>
          </table:table-cell>
          <table:table-cell office:value-type="float" office:value="136.1" calcext:value-type="float">
            <text:p>136.1</text:p>
          </table:table-cell>
          <table:table-cell office:value-type="float" office:value="184.77" calcext:value-type="float">
            <text:p>184.77</text:p>
          </table:table-cell>
          <table:table-cell office:value-type="float" office:value="23.29" calcext:value-type="float">
            <text:p>23.2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623006" calcext:value-type="float">
            <text:p>623006</text:p>
          </table:table-cell>
          <table:table-cell table:formula="of:=[.A41]/1000/(60*60*24)" office:value-type="time" office:time-value="PT00H10M23.006S" calcext:value-type="time">
            <text:p>00:10:23</text:p>
          </table:table-cell>
          <table:table-cell office:value-type="float" office:value="1.36" calcext:value-type="float">
            <text:p>1.36</text:p>
          </table:table-cell>
          <table:table-cell office:value-type="float" office:value="136" calcext:value-type="float">
            <text:p>136</text:p>
          </table:table-cell>
          <table:table-cell office:value-type="float" office:value="184.63" calcext:value-type="float">
            <text:p>184.63</text:p>
          </table:table-cell>
          <table:table-cell office:value-type="float" office:value="23.9" calcext:value-type="float">
            <text:p>23.9</text:p>
          </table:table-cell>
          <table:table-cell office:value-type="float" office:value="32.92" calcext:value-type="float">
            <text:p>32.92</text:p>
          </table:table-cell>
        </table:table-row>
        <table:table-row table:style-name="ro1">
          <table:table-cell office:value-type="float" office:value="639006" calcext:value-type="float">
            <text:p>639006</text:p>
          </table:table-cell>
          <table:table-cell table:formula="of:=[.A42]/1000/(60*60*24)" office:value-type="time" office:time-value="PT00H10M39.006S" calcext:value-type="time">
            <text:p>00:10:39</text:p>
          </table:table-cell>
          <table:table-cell office:value-type="float" office:value="1.35" calcext:value-type="float">
            <text:p>1.35</text:p>
          </table:table-cell>
          <table:table-cell office:value-type="float" office:value="135.9" calcext:value-type="float">
            <text:p>135.9</text:p>
          </table:table-cell>
          <table:table-cell office:value-type="float" office:value="183.95" calcext:value-type="float">
            <text:p>183.95</text:p>
          </table:table-cell>
          <table:table-cell office:value-type="float" office:value="24.5" calcext:value-type="float">
            <text:p>24.5</text:p>
          </table:table-cell>
          <table:table-cell office:value-type="float" office:value="33.74" calcext:value-type="float">
            <text:p>33.74</text:p>
          </table:table-cell>
        </table:table-row>
        <table:table-row table:style-name="ro1">
          <table:table-cell office:value-type="float" office:value="655006" calcext:value-type="float">
            <text:p>655006</text:p>
          </table:table-cell>
          <table:table-cell table:formula="of:=[.A43]/1000/(60*60*24)" office:value-type="time" office:time-value="PT00H10M55.006S" calcext:value-type="time">
            <text:p>00:10:55</text:p>
          </table:table-cell>
          <table:table-cell office:value-type="float" office:value="1.35" calcext:value-type="float">
            <text:p>1.35</text:p>
          </table:table-cell>
          <table:table-cell office:value-type="float" office:value="135.8" calcext:value-type="float">
            <text:p>135.8</text:p>
          </table:table-cell>
          <table:table-cell office:value-type="float" office:value="183.82" calcext:value-type="float">
            <text:p>183.82</text:p>
          </table:table-cell>
          <table:table-cell office:value-type="float" office:value="25.11" calcext:value-type="float">
            <text:p>25.11</text:p>
          </table:table-cell>
          <table:table-cell office:value-type="float" office:value="34.56" calcext:value-type="float">
            <text:p>34.56</text:p>
          </table:table-cell>
        </table:table-row>
        <table:table-row table:style-name="ro1">
          <table:table-cell office:value-type="float" office:value="671006" calcext:value-type="float">
            <text:p>671006</text:p>
          </table:table-cell>
          <table:table-cell table:formula="of:=[.A44]/1000/(60*60*24)" office:value-type="time" office:time-value="PT00H11M11.006S" calcext:value-type="time">
            <text:p>00:11:11</text:p>
          </table:table-cell>
          <table:table-cell office:value-type="float" office:value="1.35" calcext:value-type="float">
            <text:p>1.35</text:p>
          </table:table-cell>
          <table:table-cell office:value-type="float" office:value="135.8" calcext:value-type="float">
            <text:p>135.8</text:p>
          </table:table-cell>
          <table:table-cell office:value-type="float" office:value="183.82" calcext:value-type="float">
            <text:p>183.82</text:p>
          </table:table-cell>
          <table:table-cell office:value-type="float" office:value="25.71" calcext:value-type="float">
            <text:p>25.71</text:p>
          </table:table-cell>
          <table:table-cell office:value-type="float" office:value="35.38" calcext:value-type="float">
            <text:p>35.38</text:p>
          </table:table-cell>
        </table:table-row>
        <table:table-row table:style-name="ro1">
          <table:table-cell office:value-type="float" office:value="687006" calcext:value-type="float">
            <text:p>687006</text:p>
          </table:table-cell>
          <table:table-cell table:formula="of:=[.A45]/1000/(60*60*24)" office:value-type="time" office:time-value="PT00H11M27.006S" calcext:value-type="time">
            <text:p>00:11:27</text:p>
          </table:table-cell>
          <table:table-cell office:value-type="float" office:value="1.35" calcext:value-type="float">
            <text:p>1.35</text:p>
          </table:table-cell>
          <table:table-cell office:value-type="float" office:value="135.7" calcext:value-type="float">
            <text:p>135.7</text:p>
          </table:table-cell>
          <table:table-cell office:value-type="float" office:value="183.68" calcext:value-type="float">
            <text:p>183.68</text:p>
          </table:table-cell>
          <table:table-cell office:value-type="float" office:value="26.31" calcext:value-type="float">
            <text:p>26.31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float" office:value="703006" calcext:value-type="float">
            <text:p>703006</text:p>
          </table:table-cell>
          <table:table-cell table:formula="of:=[.A46]/1000/(60*60*24)" office:value-type="time" office:time-value="PT00H11M43.006S" calcext:value-type="time">
            <text:p>00:11:43</text:p>
          </table:table-cell>
          <table:table-cell office:value-type="float" office:value="1.35" calcext:value-type="float">
            <text:p>1.35</text:p>
          </table:table-cell>
          <table:table-cell office:value-type="float" office:value="135.6" calcext:value-type="float">
            <text:p>135.6</text:p>
          </table:table-cell>
          <table:table-cell office:value-type="float" office:value="183.54" calcext:value-type="float">
            <text:p>183.54</text:p>
          </table:table-cell>
          <table:table-cell office:value-type="float" office:value="26.91" calcext:value-type="float">
            <text:p>26.91</text:p>
          </table:table-cell>
          <table:table-cell office:value-type="float" office:value="37.01" calcext:value-type="float">
            <text:p>37.01</text:p>
          </table:table-cell>
        </table:table-row>
        <table:table-row table:style-name="ro1">
          <table:table-cell office:value-type="float" office:value="719006" calcext:value-type="float">
            <text:p>719006</text:p>
          </table:table-cell>
          <table:table-cell table:formula="of:=[.A47]/1000/(60*60*24)" office:value-type="time" office:time-value="PT00H11M59.006S" calcext:value-type="time">
            <text:p>00:11:59</text:p>
          </table:table-cell>
          <table:table-cell office:value-type="float" office:value="1.35" calcext:value-type="float">
            <text:p>1.35</text:p>
          </table:table-cell>
          <table:table-cell office:value-type="float" office:value="135.5" calcext:value-type="float">
            <text:p>135.5</text:p>
          </table:table-cell>
          <table:table-cell office:value-type="float" office:value="182.86" calcext:value-type="float">
            <text:p>182.86</text:p>
          </table:table-cell>
          <table:table-cell office:value-type="float" office:value="27.52" calcext:value-type="float">
            <text:p>27.52</text:p>
          </table:table-cell>
          <table:table-cell office:value-type="float" office:value="37.82" calcext:value-type="float">
            <text:p>37.82</text:p>
          </table:table-cell>
        </table:table-row>
        <table:table-row table:style-name="ro1">
          <table:table-cell office:value-type="float" office:value="735006" calcext:value-type="float">
            <text:p>735006</text:p>
          </table:table-cell>
          <table:table-cell table:formula="of:=[.A48]/1000/(60*60*24)" office:value-type="time" office:time-value="PT00H12M15.006S" calcext:value-type="time">
            <text:p>00:12:15</text:p>
          </table:table-cell>
          <table:table-cell office:value-type="float" office:value="1.35" calcext:value-type="float">
            <text:p>1.35</text:p>
          </table:table-cell>
          <table:table-cell office:value-type="float" office:value="135.5" calcext:value-type="float">
            <text:p>135.5</text:p>
          </table:table-cell>
          <table:table-cell office:value-type="float" office:value="182.86" calcext:value-type="float">
            <text:p>182.86</text:p>
          </table:table-cell>
          <table:table-cell office:value-type="float" office:value="28.12" calcext:value-type="float">
            <text:p>28.12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float" office:value="751006" calcext:value-type="float">
            <text:p>751006</text:p>
          </table:table-cell>
          <table:table-cell table:formula="of:=[.A49]/1000/(60*60*24)" office:value-type="time" office:time-value="PT00H12M31.006S" calcext:value-type="time">
            <text:p>00:12:31</text:p>
          </table:table-cell>
          <table:table-cell office:value-type="float" office:value="1.35" calcext:value-type="float">
            <text:p>1.35</text:p>
          </table:table-cell>
          <table:table-cell office:value-type="float" office:value="135.4" calcext:value-type="float">
            <text:p>135.4</text:p>
          </table:table-cell>
          <table:table-cell office:value-type="float" office:value="182.73" calcext:value-type="float">
            <text:p>182.73</text:p>
          </table:table-cell>
          <table:table-cell office:value-type="float" office:value="28.72" calcext:value-type="float">
            <text:p>28.72</text:p>
          </table:table-cell>
          <table:table-cell office:value-type="float" office:value="39.45" calcext:value-type="float">
            <text:p>39.45</text:p>
          </table:table-cell>
        </table:table-row>
        <table:table-row table:style-name="ro1">
          <table:table-cell office:value-type="float" office:value="767006" calcext:value-type="float">
            <text:p>767006</text:p>
          </table:table-cell>
          <table:table-cell table:formula="of:=[.A50]/1000/(60*60*24)" office:value-type="time" office:time-value="PT00H12M47.006S" calcext:value-type="time">
            <text:p>00:12:47</text:p>
          </table:table-cell>
          <table:table-cell office:value-type="float" office:value="1.35" calcext:value-type="float">
            <text:p>1.35</text:p>
          </table:table-cell>
          <table:table-cell office:value-type="float" office:value="135.3" calcext:value-type="float">
            <text:p>135.3</text:p>
          </table:table-cell>
          <table:table-cell office:value-type="float" office:value="182.59" calcext:value-type="float">
            <text:p>182.59</text:p>
          </table:table-cell>
          <table:table-cell office:value-type="float" office:value="29.32" calcext:value-type="float">
            <text:p>29.32</text:p>
          </table:table-cell>
          <table:table-cell office:value-type="float" office:value="40.26" calcext:value-type="float">
            <text:p>40.26</text:p>
          </table:table-cell>
        </table:table-row>
        <table:table-row table:style-name="ro1">
          <table:table-cell office:value-type="float" office:value="783006" calcext:value-type="float">
            <text:p>783006</text:p>
          </table:table-cell>
          <table:table-cell table:formula="of:=[.A51]/1000/(60*60*24)" office:value-type="time" office:time-value="PT00H13M03.006S" calcext:value-type="time">
            <text:p>00:13:03</text:p>
          </table:table-cell>
          <table:table-cell office:value-type="float" office:value="1.35" calcext:value-type="float">
            <text:p>1.35</text:p>
          </table:table-cell>
          <table:table-cell office:value-type="float" office:value="135.2" calcext:value-type="float">
            <text:p>135.2</text:p>
          </table:table-cell>
          <table:table-cell office:value-type="float" office:value="182.46" calcext:value-type="float">
            <text:p>182.46</text:p>
          </table:table-cell>
          <table:table-cell office:value-type="float" office:value="29.92" calcext:value-type="float">
            <text:p>29.92</text:p>
          </table:table-cell>
          <table:table-cell office:value-type="float" office:value="41.07" calcext:value-type="float">
            <text:p>41.07</text:p>
          </table:table-cell>
        </table:table-row>
        <table:table-row table:style-name="ro1">
          <table:table-cell office:value-type="float" office:value="799006" calcext:value-type="float">
            <text:p>799006</text:p>
          </table:table-cell>
          <table:table-cell table:formula="of:=[.A52]/1000/(60*60*24)" office:value-type="time" office:time-value="PT00H13M19.006S" calcext:value-type="time">
            <text:p>00:13:19</text:p>
          </table:table-cell>
          <table:table-cell office:value-type="float" office:value="1.35" calcext:value-type="float">
            <text:p>1.35</text:p>
          </table:table-cell>
          <table:table-cell office:value-type="float" office:value="135.2" calcext:value-type="float">
            <text:p>135.2</text:p>
          </table:table-cell>
          <table:table-cell office:value-type="float" office:value="182.45" calcext:value-type="float">
            <text:p>182.45</text:p>
          </table:table-cell>
          <table:table-cell office:value-type="float" office:value="30.53" calcext:value-type="float">
            <text:p>30.53</text:p>
          </table:table-cell>
          <table:table-cell office:value-type="float" office:value="41.88" calcext:value-type="float">
            <text:p>41.88</text:p>
          </table:table-cell>
        </table:table-row>
        <table:table-row table:style-name="ro1">
          <table:table-cell office:value-type="float" office:value="815006" calcext:value-type="float">
            <text:p>815006</text:p>
          </table:table-cell>
          <table:table-cell table:formula="of:=[.A53]/1000/(60*60*24)" office:value-type="time" office:time-value="PT00H13M35.006S" calcext:value-type="time">
            <text:p>00:13:35</text:p>
          </table:table-cell>
          <table:table-cell office:value-type="float" office:value="1.35" calcext:value-type="float">
            <text:p>1.35</text:p>
          </table:table-cell>
          <table:table-cell office:value-type="float" office:value="135.1" calcext:value-type="float">
            <text:p>135.1</text:p>
          </table:table-cell>
          <table:table-cell office:value-type="float" office:value="181.78" calcext:value-type="float">
            <text:p>181.78</text:p>
          </table:table-cell>
          <table:table-cell office:value-type="float" office:value="31.13" calcext:value-type="float">
            <text:p>31.13</text:p>
          </table:table-cell>
          <table:table-cell office:value-type="float" office:value="42.69" calcext:value-type="float">
            <text:p>42.69</text:p>
          </table:table-cell>
        </table:table-row>
        <table:table-row table:style-name="ro1">
          <table:table-cell office:value-type="float" office:value="831006" calcext:value-type="float">
            <text:p>831006</text:p>
          </table:table-cell>
          <table:table-cell table:formula="of:=[.A54]/1000/(60*60*24)" office:value-type="time" office:time-value="PT00H13M51.006S" calcext:value-type="time">
            <text:p>00:13:51</text:p>
          </table:table-cell>
          <table:table-cell office:value-type="float" office:value="1.35" calcext:value-type="float">
            <text:p>1.35</text:p>
          </table:table-cell>
          <table:table-cell office:value-type="float" office:value="135" calcext:value-type="float">
            <text:p>135</text:p>
          </table:table-cell>
          <table:table-cell office:value-type="float" office:value="182.18" calcext:value-type="float">
            <text:p>182.18</text:p>
          </table:table-cell>
          <table:table-cell office:value-type="float" office:value="31.73" calcext:value-type="float">
            <text:p>31.73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847006" calcext:value-type="float">
            <text:p>847006</text:p>
          </table:table-cell>
          <table:table-cell table:formula="of:=[.A55]/1000/(60*60*24)" office:value-type="time" office:time-value="PT00H14M07.006S" calcext:value-type="time">
            <text:p>00:14:07</text:p>
          </table:table-cell>
          <table:table-cell office:value-type="float" office:value="1.35" calcext:value-type="float">
            <text:p>1.35</text:p>
          </table:table-cell>
          <table:table-cell office:value-type="float" office:value="135" calcext:value-type="float">
            <text:p>135</text:p>
          </table:table-cell>
          <table:table-cell office:value-type="float" office:value="181.64" calcext:value-type="float">
            <text:p>181.64</text:p>
          </table:table-cell>
          <table:table-cell office:value-type="float" office:value="32.33" calcext:value-type="float">
            <text:p>32.33</text:p>
          </table:table-cell>
          <table:table-cell office:value-type="float" office:value="44.31" calcext:value-type="float">
            <text:p>44.31</text:p>
          </table:table-cell>
        </table:table-row>
        <table:table-row table:style-name="ro1">
          <table:table-cell office:value-type="float" office:value="863006" calcext:value-type="float">
            <text:p>863006</text:p>
          </table:table-cell>
          <table:table-cell table:formula="of:=[.A56]/1000/(60*60*24)" office:value-type="time" office:time-value="PT00H14M23.006S" calcext:value-type="time">
            <text:p>00:14:23</text:p>
          </table:table-cell>
          <table:table-cell office:value-type="float" office:value="1.35" calcext:value-type="float">
            <text:p>1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81.37" calcext:value-type="float">
            <text:p>181.37</text:p>
          </table:table-cell>
          <table:table-cell office:value-type="float" office:value="32.92" calcext:value-type="float">
            <text:p>32.92</text:p>
          </table:table-cell>
          <table:table-cell office:value-type="float" office:value="45.11" calcext:value-type="float">
            <text:p>45.11</text:p>
          </table:table-cell>
        </table:table-row>
        <table:table-row table:style-name="ro1">
          <table:table-cell office:value-type="float" office:value="879006" calcext:value-type="float">
            <text:p>879006</text:p>
          </table:table-cell>
          <table:table-cell table:formula="of:=[.A57]/1000/(60*60*24)" office:value-type="time" office:time-value="PT00H14M39.006S" calcext:value-type="time">
            <text:p>00:14:39</text:p>
          </table:table-cell>
          <table:table-cell office:value-type="float" office:value="1.35" calcext:value-type="float">
            <text:p>1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81.37" calcext:value-type="float">
            <text:p>181.37</text:p>
          </table:table-cell>
          <table:table-cell office:value-type="float" office:value="33.52" calcext:value-type="float">
            <text:p>33.52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1">
          <table:table-cell office:value-type="float" office:value="895006" calcext:value-type="float">
            <text:p>895006</text:p>
          </table:table-cell>
          <table:table-cell table:formula="of:=[.A58]/1000/(60*60*24)" office:value-type="time" office:time-value="PT00H14M55.006S" calcext:value-type="time">
            <text:p>00:14:55</text:p>
          </table:table-cell>
          <table:table-cell office:value-type="float" office:value="1.34" calcext:value-type="float">
            <text:p>1.34</text:p>
          </table:table-cell>
          <table:table-cell office:value-type="float" office:value="134.7" calcext:value-type="float">
            <text:p>134.7</text:p>
          </table:table-cell>
          <table:table-cell office:value-type="float" office:value="180.7" calcext:value-type="float">
            <text:p>180.7</text:p>
          </table:table-cell>
          <table:table-cell office:value-type="float" office:value="34.12" calcext:value-type="float">
            <text:p>34.12</text:p>
          </table:table-cell>
          <table:table-cell office:value-type="float" office:value="46.72" calcext:value-type="float">
            <text:p>46.72</text:p>
          </table:table-cell>
        </table:table-row>
        <table:table-row table:style-name="ro1">
          <table:table-cell office:value-type="float" office:value="911006" calcext:value-type="float">
            <text:p>911006</text:p>
          </table:table-cell>
          <table:table-cell table:formula="of:=[.A59]/1000/(60*60*24)" office:value-type="time" office:time-value="PT00H15M11.006S" calcext:value-type="time">
            <text:p>00:15:11</text:p>
          </table:table-cell>
          <table:table-cell office:value-type="float" office:value="1.34" calcext:value-type="float">
            <text:p>1.34</text:p>
          </table:table-cell>
          <table:table-cell office:value-type="float" office:value="134.6" calcext:value-type="float">
            <text:p>134.6</text:p>
          </table:table-cell>
          <table:table-cell office:value-type="float" office:value="180.56" calcext:value-type="float">
            <text:p>180.56</text:p>
          </table:table-cell>
          <table:table-cell office:value-type="float" office:value="34.72" calcext:value-type="float">
            <text:p>34.72</text:p>
          </table:table-cell>
          <table:table-cell office:value-type="float" office:value="47.53" calcext:value-type="float">
            <text:p>47.53</text:p>
          </table:table-cell>
        </table:table-row>
        <table:table-row table:style-name="ro1">
          <table:table-cell office:value-type="float" office:value="927006" calcext:value-type="float">
            <text:p>927006</text:p>
          </table:table-cell>
          <table:table-cell table:formula="of:=[.A60]/1000/(60*60*24)" office:value-type="time" office:time-value="PT00H15M27.006S" calcext:value-type="time">
            <text:p>00:15:27</text:p>
          </table:table-cell>
          <table:table-cell office:value-type="float" office:value="1.34" calcext:value-type="float">
            <text:p>1.34</text:p>
          </table:table-cell>
          <table:table-cell office:value-type="float" office:value="134.5" calcext:value-type="float">
            <text:p>134.5</text:p>
          </table:table-cell>
          <table:table-cell office:value-type="float" office:value="180.43" calcext:value-type="float">
            <text:p>180.43</text:p>
          </table:table-cell>
          <table:table-cell office:value-type="float" office:value="35.32" calcext:value-type="float">
            <text:p>35.32</text:p>
          </table:table-cell>
          <table:table-cell office:value-type="float" office:value="48.33" calcext:value-type="float">
            <text:p>48.33</text:p>
          </table:table-cell>
        </table:table-row>
        <table:table-row table:style-name="ro1">
          <table:table-cell office:value-type="float" office:value="943006" calcext:value-type="float">
            <text:p>943006</text:p>
          </table:table-cell>
          <table:table-cell table:formula="of:=[.A61]/1000/(60*60*24)" office:value-type="time" office:time-value="PT00H15M43.006S" calcext:value-type="time">
            <text:p>00:15:43</text:p>
          </table:table-cell>
          <table:table-cell office:value-type="float" office:value="1.34" calcext:value-type="float">
            <text:p>1.34</text:p>
          </table:table-cell>
          <table:table-cell office:value-type="float" office:value="134.5" calcext:value-type="float">
            <text:p>134.5</text:p>
          </table:table-cell>
          <table:table-cell office:value-type="float" office:value="180.43" calcext:value-type="float">
            <text:p>180.43</text:p>
          </table:table-cell>
          <table:table-cell office:value-type="float" office:value="35.92" calcext:value-type="float">
            <text:p>35.92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float" office:value="959006" calcext:value-type="float">
            <text:p>959006</text:p>
          </table:table-cell>
          <table:table-cell table:formula="of:=[.A62]/1000/(60*60*24)" office:value-type="time" office:time-value="PT00H15M59.006S" calcext:value-type="time">
            <text:p>00:15:59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79.75" calcext:value-type="float">
            <text:p>179.75</text:p>
          </table:table-cell>
          <table:table-cell office:value-type="float" office:value="36.51" calcext:value-type="float">
            <text:p>36.51</text:p>
          </table:table-cell>
          <table:table-cell office:value-type="float" office:value="49.93" calcext:value-type="float">
            <text:p>49.93</text:p>
          </table:table-cell>
        </table:table-row>
        <table:table-row table:style-name="ro1">
          <table:table-cell office:value-type="float" office:value="975006" calcext:value-type="float">
            <text:p>975006</text:p>
          </table:table-cell>
          <table:table-cell table:formula="of:=[.A63]/1000/(60*60*24)" office:value-type="time" office:time-value="PT00H16M15.006S" calcext:value-type="time">
            <text:p>00:16:15</text:p>
          </table:table-cell>
          <table:table-cell office:value-type="float" office:value="1.34" calcext:value-type="float">
            <text:p>1.34</text:p>
          </table:table-cell>
          <table:table-cell office:value-type="float" office:value="134.3" calcext:value-type="float">
            <text:p>134.3</text:p>
          </table:table-cell>
          <table:table-cell office:value-type="float" office:value="179.62" calcext:value-type="float">
            <text:p>179.62</text:p>
          </table:table-cell>
          <table:table-cell office:value-type="float" office:value="37.11" calcext:value-type="float">
            <text:p>37.11</text:p>
          </table:table-cell>
          <table:table-cell office:value-type="float" office:value="50.73" calcext:value-type="float">
            <text:p>50.73</text:p>
          </table:table-cell>
        </table:table-row>
        <table:table-row table:style-name="ro1">
          <table:table-cell office:value-type="float" office:value="991006" calcext:value-type="float">
            <text:p>991006</text:p>
          </table:table-cell>
          <table:table-cell table:formula="of:=[.A64]/1000/(60*60*24)" office:value-type="time" office:time-value="PT00H16M31.006S" calcext:value-type="time">
            <text:p>00:16:31</text:p>
          </table:table-cell>
          <table:table-cell office:value-type="float" office:value="1.34" calcext:value-type="float">
            <text:p>1.34</text:p>
          </table:table-cell>
          <table:table-cell office:value-type="float" office:value="134.3" calcext:value-type="float">
            <text:p>134.3</text:p>
          </table:table-cell>
          <table:table-cell office:value-type="float" office:value="179.62" calcext:value-type="float">
            <text:p>179.62</text:p>
          </table:table-cell>
          <table:table-cell office:value-type="float" office:value="37.71" calcext:value-type="float">
            <text:p>37.71</text:p>
          </table:table-cell>
          <table:table-cell office:value-type="float" office:value="51.53" calcext:value-type="float">
            <text:p>51.53</text:p>
          </table:table-cell>
        </table:table-row>
        <table:table-row table:style-name="ro1">
          <table:table-cell office:value-type="float" office:value="1007005" calcext:value-type="float">
            <text:p>1007005</text:p>
          </table:table-cell>
          <table:table-cell table:formula="of:=[.A65]/1000/(60*60*24)" office:value-type="time" office:time-value="PT00H16M47.005S" calcext:value-type="time">
            <text:p>00:16:47</text:p>
          </table:table-cell>
          <table:table-cell office:value-type="float" office:value="1.34" calcext:value-type="float">
            <text:p>1.34</text:p>
          </table:table-cell>
          <table:table-cell office:value-type="float" office:value="134.2" calcext:value-type="float">
            <text:p>134.2</text:p>
          </table:table-cell>
          <table:table-cell office:value-type="float" office:value="179.48" calcext:value-type="float">
            <text:p>179.48</text:p>
          </table:table-cell>
          <table:table-cell office:value-type="float" office:value="38.31" calcext:value-type="float">
            <text:p>38.31</text:p>
          </table:table-cell>
          <table:table-cell office:value-type="float" office:value="52.33" calcext:value-type="float">
            <text:p>52.33</text:p>
          </table:table-cell>
        </table:table-row>
        <table:table-row table:style-name="ro1">
          <table:table-cell office:value-type="float" office:value="1023006" calcext:value-type="float">
            <text:p>1023006</text:p>
          </table:table-cell>
          <table:table-cell table:formula="of:=[.A66]/1000/(60*60*24)" office:value-type="time" office:time-value="PT00H17M03.006S" calcext:value-type="time">
            <text:p>00:17:03</text:p>
          </table:table-cell>
          <table:table-cell office:value-type="float" office:value="1.34" calcext:value-type="float">
            <text:p>1.34</text:p>
          </table:table-cell>
          <table:table-cell office:value-type="float" office:value="134.1" calcext:value-type="float">
            <text:p>134.1</text:p>
          </table:table-cell>
          <table:table-cell office:value-type="float" office:value="179.35" calcext:value-type="float">
            <text:p>179.35</text:p>
          </table:table-cell>
          <table:table-cell office:value-type="float" office:value="38.9" calcext:value-type="float">
            <text:p>38.9</text:p>
          </table:table-cell>
          <table:table-cell office:value-type="float" office:value="53.13" calcext:value-type="float">
            <text:p>53.13</text:p>
          </table:table-cell>
        </table:table-row>
        <table:table-row table:style-name="ro1">
          <table:table-cell office:value-type="float" office:value="1039006" calcext:value-type="float">
            <text:p>1039006</text:p>
          </table:table-cell>
          <table:table-cell table:formula="of:=[.A67]/1000/(60*60*24)" office:value-type="time" office:time-value="PT00H17M19.006S" calcext:value-type="time">
            <text:p>00:17:19</text:p>
          </table:table-cell>
          <table:table-cell office:value-type="float" office:value="1.34" calcext:value-type="float">
            <text:p>1.34</text:p>
          </table:table-cell>
          <table:table-cell office:value-type="float" office:value="134" calcext:value-type="float">
            <text:p>134</text:p>
          </table:table-cell>
          <table:table-cell office:value-type="float" office:value="179.21" calcext:value-type="float">
            <text:p>179.21</text:p>
          </table:table-cell>
          <table:table-cell office:value-type="float" office:value="39.5" calcext:value-type="float">
            <text:p>39.5</text:p>
          </table:table-cell>
          <table:table-cell office:value-type="float" office:value="53.92" calcext:value-type="float">
            <text:p>53.92</text:p>
          </table:table-cell>
        </table:table-row>
        <table:table-row table:style-name="ro1">
          <table:table-cell office:value-type="float" office:value="1055006" calcext:value-type="float">
            <text:p>1055006</text:p>
          </table:table-cell>
          <table:table-cell table:formula="of:=[.A68]/1000/(60*60*24)" office:value-type="time" office:time-value="PT00H17M35.006S" calcext:value-type="time">
            <text:p>00:17:35</text:p>
          </table:table-cell>
          <table:table-cell office:value-type="float" office:value="1.34" calcext:value-type="float">
            <text:p>1.34</text:p>
          </table:table-cell>
          <table:table-cell office:value-type="float" office:value="134" calcext:value-type="float">
            <text:p>134</text:p>
          </table:table-cell>
          <table:table-cell office:value-type="float" office:value="179.21" calcext:value-type="float">
            <text:p>179.21</text:p>
          </table:table-cell>
          <table:table-cell office:value-type="float" office:value="40.09" calcext:value-type="float">
            <text:p>40.09</text:p>
          </table:table-cell>
          <table:table-cell office:value-type="float" office:value="54.72" calcext:value-type="float">
            <text:p>54.72</text:p>
          </table:table-cell>
        </table:table-row>
        <table:table-row table:style-name="ro1">
          <table:table-cell office:value-type="float" office:value="1071006" calcext:value-type="float">
            <text:p>1071006</text:p>
          </table:table-cell>
          <table:table-cell table:formula="of:=[.A69]/1000/(60*60*24)" office:value-type="time" office:time-value="PT00H17M51.006S" calcext:value-type="time">
            <text:p>00:17:51</text:p>
          </table:table-cell>
          <table:table-cell office:value-type="float" office:value="1.34" calcext:value-type="float">
            <text:p>1.34</text:p>
          </table:table-cell>
          <table:table-cell office:value-type="float" office:value="133.9" calcext:value-type="float">
            <text:p>133.9</text:p>
          </table:table-cell>
          <table:table-cell office:value-type="float" office:value="179.08" calcext:value-type="float">
            <text:p>179.08</text:p>
          </table:table-cell>
          <table:table-cell office:value-type="float" office:value="40.69" calcext:value-type="float">
            <text:p>40.69</text:p>
          </table:table-cell>
          <table:table-cell office:value-type="float" office:value="55.51" calcext:value-type="float">
            <text:p>55.51</text:p>
          </table:table-cell>
        </table:table-row>
        <table:table-row table:style-name="ro1">
          <table:table-cell office:value-type="float" office:value="1087006" calcext:value-type="float">
            <text:p>1087006</text:p>
          </table:table-cell>
          <table:table-cell table:formula="of:=[.A70]/1000/(60*60*24)" office:value-type="time" office:time-value="PT00H18M07.006S" calcext:value-type="time">
            <text:p>00:18:07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1" calcext:value-type="float">
            <text:p>178.41</text:p>
          </table:table-cell>
          <table:table-cell office:value-type="float" office:value="41.28" calcext:value-type="float">
            <text:p>41.28</text:p>
          </table:table-cell>
          <table:table-cell office:value-type="float" office:value="56.31" calcext:value-type="float">
            <text:p>56.31</text:p>
          </table:table-cell>
        </table:table-row>
        <table:table-row table:style-name="ro1">
          <table:table-cell office:value-type="float" office:value="1103006" calcext:value-type="float">
            <text:p>1103006</text:p>
          </table:table-cell>
          <table:table-cell table:formula="of:=[.A71]/1000/(60*60*24)" office:value-type="time" office:time-value="PT00H18M23.006S" calcext:value-type="time">
            <text:p>00:18:23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1" calcext:value-type="float">
            <text:p>178.41</text:p>
          </table:table-cell>
          <table:table-cell office:value-type="float" office:value="41.88" calcext:value-type="float">
            <text:p>41.88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float" office:value="1119006" calcext:value-type="float">
            <text:p>1119006</text:p>
          </table:table-cell>
          <table:table-cell table:formula="of:=[.A72]/1000/(60*60*24)" office:value-type="time" office:time-value="PT00H18M39.006S" calcext:value-type="time">
            <text:p>00:18:39</text:p>
          </table:table-cell>
          <table:table-cell office:value-type="float" office:value="1.33" calcext:value-type="float">
            <text:p>1.33</text:p>
          </table:table-cell>
          <table:table-cell office:value-type="float" office:value="133.7" calcext:value-type="float">
            <text:p>133.7</text:p>
          </table:table-cell>
          <table:table-cell office:value-type="float" office:value="178.27" calcext:value-type="float">
            <text:p>178.27</text:p>
          </table:table-cell>
          <table:table-cell office:value-type="float" office:value="42.47" calcext:value-type="float">
            <text:p>42.47</text:p>
          </table:table-cell>
          <table:table-cell office:value-type="float" office:value="57.89" calcext:value-type="float">
            <text:p>57.89</text:p>
          </table:table-cell>
        </table:table-row>
        <table:table-row table:style-name="ro1">
          <table:table-cell office:value-type="float" office:value="1135006" calcext:value-type="float">
            <text:p>1135006</text:p>
          </table:table-cell>
          <table:table-cell table:formula="of:=[.A73]/1000/(60*60*24)" office:value-type="time" office:time-value="PT00H18M55.006S" calcext:value-type="time">
            <text:p>00:18:55</text:p>
          </table:table-cell>
          <table:table-cell office:value-type="float" office:value="1.33" calcext:value-type="float">
            <text:p>1.33</text:p>
          </table:table-cell>
          <table:table-cell office:value-type="float" office:value="133.7" calcext:value-type="float">
            <text:p>133.7</text:p>
          </table:table-cell>
          <table:table-cell office:value-type="float" office:value="178.27" calcext:value-type="float">
            <text:p>178.27</text:p>
          </table:table-cell>
          <table:table-cell office:value-type="float" office:value="43.07" calcext:value-type="float">
            <text:p>43.07</text:p>
          </table:table-cell>
          <table:table-cell office:value-type="float" office:value="58.69" calcext:value-type="float">
            <text:p>58.69</text:p>
          </table:table-cell>
        </table:table-row>
        <table:table-row table:style-name="ro1">
          <table:table-cell office:value-type="float" office:value="1151006" calcext:value-type="float">
            <text:p>1151006</text:p>
          </table:table-cell>
          <table:table-cell table:formula="of:=[.A74]/1000/(60*60*24)" office:value-type="time" office:time-value="PT00H19M11.006S" calcext:value-type="time">
            <text:p>00:19:11</text:p>
          </table:table-cell>
          <table:table-cell office:value-type="float" office:value="1.33" calcext:value-type="float">
            <text:p>1.33</text:p>
          </table:table-cell>
          <table:table-cell office:value-type="float" office:value="133.6" calcext:value-type="float">
            <text:p>133.6</text:p>
          </table:table-cell>
          <table:table-cell office:value-type="float" office:value="177.6" calcext:value-type="float">
            <text:p>177.6</text:p>
          </table:table-cell>
          <table:table-cell office:value-type="float" office:value="43.66" calcext:value-type="float">
            <text:p>43.66</text:p>
          </table:table-cell>
          <table:table-cell office:value-type="float" office:value="59.48" calcext:value-type="float">
            <text:p>59.48</text:p>
          </table:table-cell>
        </table:table-row>
        <table:table-row table:style-name="ro1">
          <table:table-cell office:value-type="float" office:value="1167006" calcext:value-type="float">
            <text:p>1167006</text:p>
          </table:table-cell>
          <table:table-cell table:formula="of:=[.A75]/1000/(60*60*24)" office:value-type="time" office:time-value="PT00H19M27.006S" calcext:value-type="time">
            <text:p>00:19:27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8" calcext:value-type="float">
            <text:p>178</text:p>
          </table:table-cell>
          <table:table-cell office:value-type="float" office:value="44.25" calcext:value-type="float">
            <text:p>44.25</text:p>
          </table:table-cell>
          <table:table-cell office:value-type="float" office:value="60.27" calcext:value-type="float">
            <text:p>60.27</text:p>
          </table:table-cell>
        </table:table-row>
        <table:table-row table:style-name="ro1">
          <table:table-cell office:value-type="float" office:value="1183006" calcext:value-type="float">
            <text:p>1183006</text:p>
          </table:table-cell>
          <table:table-cell table:formula="of:=[.A76]/1000/(60*60*24)" office:value-type="time" office:time-value="PT00H19M43.006S" calcext:value-type="time">
            <text:p>00:19:43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4" calcext:value-type="float">
            <text:p>177.34</text:p>
          </table:table-cell>
          <table:table-cell office:value-type="float" office:value="44.85" calcext:value-type="float">
            <text:p>44.85</text:p>
          </table:table-cell>
          <table:table-cell office:value-type="float" office:value="61.06" calcext:value-type="float">
            <text:p>61.06</text:p>
          </table:table-cell>
        </table:table-row>
        <table:table-row table:style-name="ro1">
          <table:table-cell office:value-type="float" office:value="1199006" calcext:value-type="float">
            <text:p>1199006</text:p>
          </table:table-cell>
          <table:table-cell table:formula="of:=[.A77]/1000/(60*60*24)" office:value-type="time" office:time-value="PT00H19M59.006S" calcext:value-type="time">
            <text:p>00:19:59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office:value-type="float" office:value="45.44" calcext:value-type="float">
            <text:p>45.44</text:p>
          </table:table-cell>
          <table:table-cell office:value-type="float" office:value="61.84" calcext:value-type="float">
            <text:p>61.84</text:p>
          </table:table-cell>
        </table:table-row>
        <table:table-row table:style-name="ro1">
          <table:table-cell office:value-type="float" office:value="1215006" calcext:value-type="float">
            <text:p>1215006</text:p>
          </table:table-cell>
          <table:table-cell table:formula="of:=[.A78]/1000/(60*60*24)" office:value-type="time" office:time-value="PT00H20M15.006S" calcext:value-type="time">
            <text:p>00:20:15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office:value-type="float" office:value="46.03" calcext:value-type="float">
            <text:p>46.03</text:p>
          </table:table-cell>
          <table:table-cell office:value-type="float" office:value="62.63" calcext:value-type="float">
            <text:p>62.63</text:p>
          </table:table-cell>
        </table:table-row>
        <table:table-row table:style-name="ro1">
          <table:table-cell office:value-type="float" office:value="1231006" calcext:value-type="float">
            <text:p>1231006</text:p>
          </table:table-cell>
          <table:table-cell table:formula="of:=[.A79]/1000/(60*60*24)" office:value-type="time" office:time-value="PT00H20M31.006S" calcext:value-type="time">
            <text:p>00:20:31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office:value-type="float" office:value="46.63" calcext:value-type="float">
            <text:p>46.63</text:p>
          </table:table-cell>
          <table:table-cell office:value-type="float" office:value="63.42" calcext:value-type="float">
            <text:p>63.42</text:p>
          </table:table-cell>
        </table:table-row>
        <table:table-row table:style-name="ro1">
          <table:table-cell office:value-type="float" office:value="1247006" calcext:value-type="float">
            <text:p>1247006</text:p>
          </table:table-cell>
          <table:table-cell table:formula="of:=[.A80]/1000/(60*60*24)" office:value-type="time" office:time-value="PT00H20M47.006S" calcext:value-type="time">
            <text:p>00:20:47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office:value-type="float" office:value="47.22" calcext:value-type="float">
            <text:p>47.22</text:p>
          </table:table-cell>
          <table:table-cell office:value-type="float" office:value="64.21" calcext:value-type="float">
            <text:p>64.21</text:p>
          </table:table-cell>
        </table:table-row>
        <table:table-row table:style-name="ro1">
          <table:table-cell office:value-type="float" office:value="1263006" calcext:value-type="float">
            <text:p>1263006</text:p>
          </table:table-cell>
          <table:table-cell table:formula="of:=[.A81]/1000/(60*60*24)" office:value-type="time" office:time-value="PT00H21M03.006S" calcext:value-type="time">
            <text:p>00:21:03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6.53" calcext:value-type="float">
            <text:p>176.53</text:p>
          </table:table-cell>
          <table:table-cell office:value-type="float" office:value="47.81" calcext:value-type="float">
            <text:p>47.81</text:p>
          </table:table-cell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1279006" calcext:value-type="float">
            <text:p>1279006</text:p>
          </table:table-cell>
          <table:table-cell table:formula="of:=[.A82]/1000/(60*60*24)" office:value-type="time" office:time-value="PT00H21M19.006S" calcext:value-type="time">
            <text:p>00:21:19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4" calcext:value-type="float">
            <text:p>176.4</text:p>
          </table:table-cell>
          <table:table-cell office:value-type="float" office:value="48.4" calcext:value-type="float">
            <text:p>48.4</text:p>
          </table:table-cell>
          <table:table-cell office:value-type="float" office:value="65.78" calcext:value-type="float">
            <text:p>65.78</text:p>
          </table:table-cell>
        </table:table-row>
        <table:table-row table:style-name="ro1">
          <table:table-cell office:value-type="float" office:value="1295006" calcext:value-type="float">
            <text:p>1295006</text:p>
          </table:table-cell>
          <table:table-cell table:formula="of:=[.A83]/1000/(60*60*24)" office:value-type="time" office:time-value="PT00H21M35.006S" calcext:value-type="time">
            <text:p>00:21:35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6" calcext:value-type="float">
            <text:p>176.26</text:p>
          </table:table-cell>
          <table:table-cell office:value-type="float" office:value="48.99" calcext:value-type="float">
            <text:p>48.99</text:p>
          </table:table-cell>
          <table:table-cell office:value-type="float" office:value="66.56" calcext:value-type="float">
            <text:p>66.56</text:p>
          </table:table-cell>
        </table:table-row>
        <table:table-row table:style-name="ro1">
          <table:table-cell office:value-type="float" office:value="1311006" calcext:value-type="float">
            <text:p>1311006</text:p>
          </table:table-cell>
          <table:table-cell table:formula="of:=[.A84]/1000/(60*60*24)" office:value-type="time" office:time-value="PT00H21M51.006S" calcext:value-type="time">
            <text:p>00:21:51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49.58" calcext:value-type="float">
            <text:p>49.58</text:p>
          </table:table-cell>
          <table:table-cell office:value-type="float" office:value="67.34" calcext:value-type="float">
            <text:p>67.34</text:p>
          </table:table-cell>
        </table:table-row>
        <table:table-row table:style-name="ro1">
          <table:table-cell office:value-type="float" office:value="1327006" calcext:value-type="float">
            <text:p>1327006</text:p>
          </table:table-cell>
          <table:table-cell table:formula="of:=[.A85]/1000/(60*60*24)" office:value-type="time" office:time-value="PT00H22M07.006S" calcext:value-type="time">
            <text:p>00:22:07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50.17" calcext:value-type="float">
            <text:p>50.17</text:p>
          </table:table-cell>
          <table:table-cell office:value-type="float" office:value="68.13" calcext:value-type="float">
            <text:p>68.13</text:p>
          </table:table-cell>
        </table:table-row>
        <table:table-row table:style-name="ro1">
          <table:table-cell office:value-type="float" office:value="1343006" calcext:value-type="float">
            <text:p>1343006</text:p>
          </table:table-cell>
          <table:table-cell table:formula="of:=[.A86]/1000/(60*60*24)" office:value-type="time" office:time-value="PT00H22M23.006S" calcext:value-type="time">
            <text:p>00:22:23</text:p>
          </table:table-cell>
          <table:table-cell office:value-type="float" office:value="1.32" calcext:value-type="float">
            <text:p>1.32</text:p>
          </table:table-cell>
          <table:table-cell office:value-type="float" office:value="132.8" calcext:value-type="float">
            <text:p>132.8</text:p>
          </table:table-cell>
          <table:table-cell office:value-type="float" office:value="175.47" calcext:value-type="float">
            <text:p>175.47</text:p>
          </table:table-cell>
          <table:table-cell office:value-type="float" office:value="50.77" calcext:value-type="float">
            <text:p>50.77</text:p>
          </table:table-cell>
          <table:table-cell office:value-type="float" office:value="68.91" calcext:value-type="float">
            <text:p>68.91</text:p>
          </table:table-cell>
        </table:table-row>
        <table:table-row table:style-name="ro1">
          <table:table-cell office:value-type="float" office:value="1359006" calcext:value-type="float">
            <text:p>1359006</text:p>
          </table:table-cell>
          <table:table-cell table:formula="of:=[.A87]/1000/(60*60*24)" office:value-type="time" office:time-value="PT00H22M39.006S" calcext:value-type="time">
            <text:p>00:22:39</text:p>
          </table:table-cell>
          <table:table-cell office:value-type="float" office:value="1.32" calcext:value-type="float">
            <text:p>1.32</text:p>
          </table:table-cell>
          <table:table-cell office:value-type="float" office:value="132.8" calcext:value-type="float">
            <text:p>132.8</text:p>
          </table:table-cell>
          <table:table-cell office:value-type="float" office:value="175.46" calcext:value-type="float">
            <text:p>175.46</text:p>
          </table:table-cell>
          <table:table-cell office:value-type="float" office:value="51.36" calcext:value-type="float">
            <text:p>51.36</text:p>
          </table:table-cell>
          <table:table-cell office:value-type="float" office:value="69.69" calcext:value-type="float">
            <text:p>69.69</text:p>
          </table:table-cell>
        </table:table-row>
        <table:table-row table:style-name="ro1">
          <table:table-cell office:value-type="float" office:value="1375006" calcext:value-type="float">
            <text:p>1375006</text:p>
          </table:table-cell>
          <table:table-cell table:formula="of:=[.A88]/1000/(60*60*24)" office:value-type="time" office:time-value="PT00H22M55.006S" calcext:value-type="time">
            <text:p>00:22:55</text:p>
          </table:table-cell>
          <table:table-cell office:value-type="float" office:value="1.33" calcext:value-type="float">
            <text:p>1.33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86" calcext:value-type="float">
            <text:p>175.86</text:p>
          </table:table-cell>
          <table:table-cell office:value-type="float" office:value="51.95" calcext:value-type="float">
            <text:p>51.95</text:p>
          </table:table-cell>
          <table:table-cell office:value-type="float" office:value="70.47" calcext:value-type="float">
            <text:p>70.47</text:p>
          </table:table-cell>
        </table:table-row>
        <table:table-row table:style-name="ro1">
          <table:table-cell office:value-type="float" office:value="1391006" calcext:value-type="float">
            <text:p>1391006</text:p>
          </table:table-cell>
          <table:table-cell table:formula="of:=[.A89]/1000/(60*60*24)" office:value-type="time" office:time-value="PT00H23M11.006S" calcext:value-type="time">
            <text:p>00:23:11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52.53" calcext:value-type="float">
            <text:p>52.53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1">
          <table:table-cell office:value-type="float" office:value="1407006" calcext:value-type="float">
            <text:p>1407006</text:p>
          </table:table-cell>
          <table:table-cell table:formula="of:=[.A90]/1000/(60*60*24)" office:value-type="time" office:time-value="PT00H23M27.006S" calcext:value-type="time">
            <text:p>00:23:27</text:p>
          </table:table-cell>
          <table:table-cell office:value-type="float" office:value="1.32" calcext:value-type="float">
            <text:p>1.32</text:p>
          </table:table-cell>
          <table:table-cell office:value-type="float" office:value="132.6" calcext:value-type="float">
            <text:p>132.6</text:p>
          </table:table-cell>
          <table:table-cell office:value-type="float" office:value="175.2" calcext:value-type="float">
            <text:p>175.2</text:p>
          </table:table-cell>
          <table:table-cell office:value-type="float" office:value="53.12" calcext:value-type="float">
            <text:p>53.12</text:p>
          </table:table-cell>
          <table:table-cell office:value-type="float" office:value="72.03" calcext:value-type="float">
            <text:p>72.03</text:p>
          </table:table-cell>
        </table:table-row>
        <table:table-row table:style-name="ro1">
          <table:table-cell office:value-type="float" office:value="1423006" calcext:value-type="float">
            <text:p>1423006</text:p>
          </table:table-cell>
          <table:table-cell table:formula="of:=[.A91]/1000/(60*60*24)" office:value-type="time" office:time-value="PT00H23M43.006S" calcext:value-type="time">
            <text:p>00:23:43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53.71" calcext:value-type="float">
            <text:p>53.71</text:p>
          </table:table-cell>
          <table:table-cell office:value-type="float" office:value="72.81" calcext:value-type="float">
            <text:p>72.81</text:p>
          </table:table-cell>
        </table:table-row>
        <table:table-row table:style-name="ro1">
          <table:table-cell office:value-type="float" office:value="1439006" calcext:value-type="float">
            <text:p>1439006</text:p>
          </table:table-cell>
          <table:table-cell table:formula="of:=[.A92]/1000/(60*60*24)" office:value-type="time" office:time-value="PT00H23M59.006S" calcext:value-type="time">
            <text:p>00:23:59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54.3" calcext:value-type="float">
            <text:p>54.3</text:p>
          </table:table-cell>
          <table:table-cell office:value-type="float" office:value="73.58" calcext:value-type="float">
            <text:p>73.58</text:p>
          </table:table-cell>
        </table:table-row>
        <table:table-row table:style-name="ro1">
          <table:table-cell office:value-type="float" office:value="1455006" calcext:value-type="float">
            <text:p>1455006</text:p>
          </table:table-cell>
          <table:table-cell table:formula="of:=[.A93]/1000/(60*60*24)" office:value-type="time" office:time-value="PT00H24M15.006S" calcext:value-type="time">
            <text:p>00:24:15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54.89" calcext:value-type="float">
            <text:p>54.89</text:p>
          </table:table-cell>
          <table:table-cell office:value-type="float" office:value="74.36" calcext:value-type="float">
            <text:p>74.36</text:p>
          </table:table-cell>
        </table:table-row>
        <table:table-row table:style-name="ro1">
          <table:table-cell office:value-type="float" office:value="1471006" calcext:value-type="float">
            <text:p>1471006</text:p>
          </table:table-cell>
          <table:table-cell table:formula="of:=[.A94]/1000/(60*60*24)" office:value-type="time" office:time-value="PT00H24M31.006S" calcext:value-type="time">
            <text:p>00:24:31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55.48" calcext:value-type="float">
            <text:p>55.48</text:p>
          </table:table-cell>
          <table:table-cell office:value-type="float" office:value="75.14" calcext:value-type="float">
            <text:p>75.14</text:p>
          </table:table-cell>
        </table:table-row>
        <table:table-row table:style-name="ro1">
          <table:table-cell office:value-type="float" office:value="1487006" calcext:value-type="float">
            <text:p>1487006</text:p>
          </table:table-cell>
          <table:table-cell table:formula="of:=[.A95]/1000/(60*60*24)" office:value-type="time" office:time-value="PT00H24M47.006S" calcext:value-type="time">
            <text:p>00:24:47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56.07" calcext:value-type="float">
            <text:p>56.07</text:p>
          </table:table-cell>
          <table:table-cell office:value-type="float" office:value="75.91" calcext:value-type="float">
            <text:p>75.91</text:p>
          </table:table-cell>
        </table:table-row>
        <table:table-row table:style-name="ro1">
          <table:table-cell office:value-type="float" office:value="1503006" calcext:value-type="float">
            <text:p>1503006</text:p>
          </table:table-cell>
          <table:table-cell table:formula="of:=[.A96]/1000/(60*60*24)" office:value-type="time" office:time-value="PT00H25M03.006S" calcext:value-type="time">
            <text:p>00:25:03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56.66" calcext:value-type="float">
            <text:p>56.66</text:p>
          </table:table-cell>
          <table:table-cell office:value-type="float" office:value="76.69" calcext:value-type="float">
            <text:p>76.69</text:p>
          </table:table-cell>
        </table:table-row>
        <table:table-row table:style-name="ro1">
          <table:table-cell office:value-type="float" office:value="1519006" calcext:value-type="float">
            <text:p>1519006</text:p>
          </table:table-cell>
          <table:table-cell table:formula="of:=[.A97]/1000/(60*60*24)" office:value-type="time" office:time-value="PT00H25M19.006S" calcext:value-type="time">
            <text:p>00:25:19</text:p>
          </table:table-cell>
          <table:table-cell office:value-type="float" office:value="1.31" calcext:value-type="float">
            <text:p>1.31</text:p>
          </table:table-cell>
          <table:table-cell office:value-type="float" office:value="132.2" calcext:value-type="float">
            <text:p>132.2</text:p>
          </table:table-cell>
          <table:table-cell office:value-type="float" office:value="173.61" calcext:value-type="float">
            <text:p>173.61</text:p>
          </table:table-cell>
          <table:table-cell office:value-type="float" office:value="57.24" calcext:value-type="float">
            <text:p>57.24</text:p>
          </table:table-cell>
          <table:table-cell office:value-type="float" office:value="77.46" calcext:value-type="float">
            <text:p>77.46</text:p>
          </table:table-cell>
        </table:table-row>
        <table:table-row table:style-name="ro1">
          <table:table-cell office:value-type="float" office:value="1535006" calcext:value-type="float">
            <text:p>1535006</text:p>
          </table:table-cell>
          <table:table-cell table:formula="of:=[.A98]/1000/(60*60*24)" office:value-type="time" office:time-value="PT00H25M35.006S" calcext:value-type="time">
            <text:p>00:25:35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57.83" calcext:value-type="float">
            <text:p>57.83</text:p>
          </table:table-cell>
          <table:table-cell office:value-type="float" office:value="78.23" calcext:value-type="float">
            <text:p>78.23</text:p>
          </table:table-cell>
        </table:table-row>
        <table:table-row table:style-name="ro1">
          <table:table-cell office:value-type="float" office:value="1551005" calcext:value-type="float">
            <text:p>1551005</text:p>
          </table:table-cell>
          <table:table-cell table:formula="of:=[.A99]/1000/(60*60*24)" office:value-type="time" office:time-value="PT00H25M51.005S" calcext:value-type="time">
            <text:p>00:25:51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58.42" calcext:value-type="float">
            <text:p>58.42</text:p>
          </table:table-cell>
          <table:table-cell office:value-type="float" office:value="79.01" calcext:value-type="float">
            <text:p>79.01</text:p>
          </table:table-cell>
        </table:table-row>
        <table:table-row table:style-name="ro1">
          <table:table-cell office:value-type="float" office:value="1567006" calcext:value-type="float">
            <text:p>1567006</text:p>
          </table:table-cell>
          <table:table-cell table:formula="of:=[.A100]/1000/(60*60*24)" office:value-type="time" office:time-value="PT00H26M07.006S" calcext:value-type="time">
            <text:p>00:26:07</text:p>
          </table:table-cell>
          <table:table-cell office:value-type="float" office:value="1.31" calcext:value-type="float">
            <text:p>1.31</text:p>
          </table:table-cell>
          <table:table-cell office:value-type="float" office:value="132" calcext:value-type="float">
            <text:p>132</text:p>
          </table:table-cell>
          <table:table-cell office:value-type="float" office:value="173.34" calcext:value-type="float">
            <text:p>173.34</text:p>
          </table:table-cell>
          <table:table-cell office:value-type="float" office:value="59" calcext:value-type="float">
            <text:p>59</text:p>
          </table:table-cell>
          <table:table-cell office:value-type="float" office:value="79.78" calcext:value-type="float">
            <text:p>79.78</text:p>
          </table:table-cell>
        </table:table-row>
        <table:table-row table:style-name="ro1">
          <table:table-cell office:value-type="float" office:value="1583006" calcext:value-type="float">
            <text:p>1583006</text:p>
          </table:table-cell>
          <table:table-cell table:formula="of:=[.A101]/1000/(60*60*24)" office:value-type="time" office:time-value="PT00H26M23.006S" calcext:value-type="time">
            <text:p>00:26:23</text:p>
          </table:table-cell>
          <table:table-cell office:value-type="float" office:value="1.31" calcext:value-type="float">
            <text:p>1.31</text:p>
          </table:table-cell>
          <table:table-cell office:value-type="float" office:value="132" calcext:value-type="float">
            <text:p>132</text:p>
          </table:table-cell>
          <table:table-cell office:value-type="float" office:value="173.34" calcext:value-type="float">
            <text:p>173.34</text:p>
          </table:table-cell>
          <table:table-cell office:value-type="float" office:value="59.59" calcext:value-type="float">
            <text:p>59.59</text:p>
          </table:table-cell>
          <table:table-cell office:value-type="float" office:value="80.55" calcext:value-type="float">
            <text:p>80.55</text:p>
          </table:table-cell>
        </table:table-row>
        <table:table-row table:style-name="ro1">
          <table:table-cell office:value-type="float" office:value="1599006" calcext:value-type="float">
            <text:p>1599006</text:p>
          </table:table-cell>
          <table:table-cell table:formula="of:=[.A102]/1000/(60*60*24)" office:value-type="time" office:time-value="PT00H26M39.006S" calcext:value-type="time">
            <text:p>00:26:39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60.18" calcext:value-type="float">
            <text:p>60.18</text:p>
          </table:table-cell>
          <table:table-cell office:value-type="float" office:value="81.32" calcext:value-type="float">
            <text:p>81.32</text:p>
          </table:table-cell>
        </table:table-row>
        <table:table-row table:style-name="ro1">
          <table:table-cell office:value-type="float" office:value="1615006" calcext:value-type="float">
            <text:p>1615006</text:p>
          </table:table-cell>
          <table:table-cell table:formula="of:=[.A103]/1000/(60*60*24)" office:value-type="time" office:time-value="PT00H26M55.006S" calcext:value-type="time">
            <text:p>00:26:55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60.76" calcext:value-type="float">
            <text:p>60.76</text:p>
          </table:table-cell>
          <table:table-cell office:value-type="float" office:value="82.09" calcext:value-type="float">
            <text:p>82.09</text:p>
          </table:table-cell>
        </table:table-row>
        <table:table-row table:style-name="ro1">
          <table:table-cell office:value-type="float" office:value="1631006" calcext:value-type="float">
            <text:p>1631006</text:p>
          </table:table-cell>
          <table:table-cell table:formula="of:=[.A104]/1000/(60*60*24)" office:value-type="time" office:time-value="PT00H27M11.006S" calcext:value-type="time">
            <text:p>00:27:11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61.35" calcext:value-type="float">
            <text:p>61.35</text:p>
          </table:table-cell>
          <table:table-cell office:value-type="float" office:value="82.86" calcext:value-type="float">
            <text:p>82.86</text:p>
          </table:table-cell>
        </table:table-row>
        <table:table-row table:style-name="ro1">
          <table:table-cell office:value-type="float" office:value="1647006" calcext:value-type="float">
            <text:p>1647006</text:p>
          </table:table-cell>
          <table:table-cell table:formula="of:=[.A105]/1000/(60*60*24)" office:value-type="time" office:time-value="PT00H27M27.006S" calcext:value-type="time">
            <text:p>00:27:27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61.93" calcext:value-type="float">
            <text:p>61.93</text:p>
          </table:table-cell>
          <table:table-cell office:value-type="float" office:value="83.63" calcext:value-type="float">
            <text:p>83.63</text:p>
          </table:table-cell>
        </table:table-row>
        <table:table-row table:style-name="ro1">
          <table:table-cell office:value-type="float" office:value="1663006" calcext:value-type="float">
            <text:p>1663006</text:p>
          </table:table-cell>
          <table:table-cell table:formula="of:=[.A106]/1000/(60*60*24)" office:value-type="time" office:time-value="PT00H27M43.006S" calcext:value-type="time">
            <text:p>00:27:43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62.52" calcext:value-type="float">
            <text:p>62.52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office:value-type="float" office:value="1679006" calcext:value-type="float">
            <text:p>1679006</text:p>
          </table:table-cell>
          <table:table-cell table:formula="of:=[.A107]/1000/(60*60*24)" office:value-type="time" office:time-value="PT00H27M59.006S" calcext:value-type="time">
            <text:p>00:27:59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81" calcext:value-type="float">
            <text:p>172.81</text:p>
          </table:table-cell>
          <table:table-cell office:value-type="float" office:value="63.11" calcext:value-type="float">
            <text:p>63.11</text:p>
          </table:table-cell>
          <table:table-cell office:value-type="float" office:value="85.17" calcext:value-type="float">
            <text:p>85.17</text:p>
          </table:table-cell>
        </table:table-row>
        <table:table-row table:style-name="ro1">
          <table:table-cell office:value-type="float" office:value="1695006" calcext:value-type="float">
            <text:p>1695006</text:p>
          </table:table-cell>
          <table:table-cell table:formula="of:=[.A108]/1000/(60*60*24)" office:value-type="time" office:time-value="PT00H28M15.006S" calcext:value-type="time">
            <text:p>00:28:15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9" calcext:value-type="float">
            <text:p>172.29</text:p>
          </table:table-cell>
          <table:table-cell office:value-type="float" office:value="63.69" calcext:value-type="float">
            <text:p>63.69</text:p>
          </table:table-cell>
          <table:table-cell office:value-type="float" office:value="85.94" calcext:value-type="float">
            <text:p>85.94</text:p>
          </table:table-cell>
        </table:table-row>
        <table:table-row table:style-name="ro1">
          <table:table-cell office:value-type="float" office:value="1711006" calcext:value-type="float">
            <text:p>1711006</text:p>
          </table:table-cell>
          <table:table-cell table:formula="of:=[.A109]/1000/(60*60*24)" office:value-type="time" office:time-value="PT00H28M31.006S" calcext:value-type="time">
            <text:p>00:28:31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64.27" calcext:value-type="float">
            <text:p>64.27</text:p>
          </table:table-cell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float" office:value="1727006" calcext:value-type="float">
            <text:p>1727006</text:p>
          </table:table-cell>
          <table:table-cell table:formula="of:=[.A110]/1000/(60*60*24)" office:value-type="time" office:time-value="PT00H28M47.006S" calcext:value-type="time">
            <text:p>00:28:47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64.86" calcext:value-type="float">
            <text:p>64.86</text:p>
          </table:table-cell>
          <table:table-cell office:value-type="float" office:value="87.47" calcext:value-type="float">
            <text:p>87.47</text:p>
          </table:table-cell>
        </table:table-row>
        <table:table-row table:style-name="ro1">
          <table:table-cell office:value-type="float" office:value="1743005" calcext:value-type="float">
            <text:p>1743005</text:p>
          </table:table-cell>
          <table:table-cell table:formula="of:=[.A111]/1000/(60*60*24)" office:value-type="time" office:time-value="PT00H29M03.005S" calcext:value-type="time">
            <text:p>00:29:03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65.44" calcext:value-type="float">
            <text:p>65.44</text:p>
          </table:table-cell>
          <table:table-cell office:value-type="float" office:value="88.23" calcext:value-type="float">
            <text:p>88.23</text:p>
          </table:table-cell>
        </table:table-row>
        <table:table-row table:style-name="ro1">
          <table:table-cell office:value-type="float" office:value="1759006" calcext:value-type="float">
            <text:p>1759006</text:p>
          </table:table-cell>
          <table:table-cell table:formula="of:=[.A112]/1000/(60*60*24)" office:value-type="time" office:time-value="PT00H29M19.006S" calcext:value-type="time">
            <text:p>00:29:19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66.03" calcext:value-type="float">
            <text:p>66.0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75006" calcext:value-type="float">
            <text:p>1775006</text:p>
          </table:table-cell>
          <table:table-cell table:formula="of:=[.A113]/1000/(60*60*24)" office:value-type="time" office:time-value="PT00H29M35.006S" calcext:value-type="time">
            <text:p>00:29:35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66.61" calcext:value-type="float">
            <text:p>66.61</text:p>
          </table:table-cell>
          <table:table-cell office:value-type="float" office:value="89.76" calcext:value-type="float">
            <text:p>89.76</text:p>
          </table:table-cell>
        </table:table-row>
        <table:table-row table:style-name="ro1">
          <table:table-cell office:value-type="float" office:value="1791006" calcext:value-type="float">
            <text:p>1791006</text:p>
          </table:table-cell>
          <table:table-cell table:formula="of:=[.A114]/1000/(60*60*24)" office:value-type="time" office:time-value="PT00H29M51.006S" calcext:value-type="time">
            <text:p>00:29:51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67.19" calcext:value-type="float">
            <text:p>67.19</text:p>
          </table:table-cell>
          <table:table-cell office:value-type="float" office:value="90.52" calcext:value-type="float">
            <text:p>90.52</text:p>
          </table:table-cell>
        </table:table-row>
        <table:table-row table:style-name="ro1">
          <table:table-cell office:value-type="float" office:value="1807006" calcext:value-type="float">
            <text:p>1807006</text:p>
          </table:table-cell>
          <table:table-cell table:formula="of:=[.A115]/1000/(60*60*24)" office:value-type="time" office:time-value="PT00H30M07.006S" calcext:value-type="time">
            <text:p>00:30:07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67.78" calcext:value-type="float">
            <text:p>67.78</text:p>
          </table:table-cell>
          <table:table-cell office:value-type="float" office:value="91.29" calcext:value-type="float">
            <text:p>91.29</text:p>
          </table:table-cell>
        </table:table-row>
        <table:table-row table:style-name="ro1">
          <table:table-cell office:value-type="float" office:value="1823006" calcext:value-type="float">
            <text:p>1823006</text:p>
          </table:table-cell>
          <table:table-cell table:formula="of:=[.A116]/1000/(60*60*24)" office:value-type="time" office:time-value="PT00H30M23.006S" calcext:value-type="time">
            <text:p>00:30:23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68.36" calcext:value-type="float">
            <text:p>68.36</text:p>
          </table:table-cell>
          <table:table-cell office:value-type="float" office:value="92.05" calcext:value-type="float">
            <text:p>92.05</text:p>
          </table:table-cell>
        </table:table-row>
        <table:table-row table:style-name="ro1">
          <table:table-cell office:value-type="float" office:value="1839006" calcext:value-type="float">
            <text:p>1839006</text:p>
          </table:table-cell>
          <table:table-cell table:formula="of:=[.A117]/1000/(60*60*24)" office:value-type="time" office:time-value="PT00H30M39.006S" calcext:value-type="time">
            <text:p>00:30:39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68.94" calcext:value-type="float">
            <text:p>68.94</text:p>
          </table:table-cell>
          <table:table-cell office:value-type="float" office:value="92.81" calcext:value-type="float">
            <text:p>92.81</text:p>
          </table:table-cell>
        </table:table-row>
        <table:table-row table:style-name="ro1">
          <table:table-cell office:value-type="float" office:value="1855006" calcext:value-type="float">
            <text:p>1855006</text:p>
          </table:table-cell>
          <table:table-cell table:formula="of:=[.A118]/1000/(60*60*24)" office:value-type="time" office:time-value="PT00H30M55.006S" calcext:value-type="time">
            <text:p>00:30:55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69.53" calcext:value-type="float">
            <text:p>69.53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office:value-type="float" office:value="1871006" calcext:value-type="float">
            <text:p>1871006</text:p>
          </table:table-cell>
          <table:table-cell table:formula="of:=[.A119]/1000/(60*60*24)" office:value-type="time" office:time-value="PT00H31M11.006S" calcext:value-type="time">
            <text:p>00:31:11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70.11" calcext:value-type="float">
            <text:p>70.11</text:p>
          </table:table-cell>
          <table:table-cell office:value-type="float" office:value="94.33" calcext:value-type="float">
            <text:p>94.33</text:p>
          </table:table-cell>
        </table:table-row>
        <table:table-row table:style-name="ro1">
          <table:table-cell office:value-type="float" office:value="1887006" calcext:value-type="float">
            <text:p>1887006</text:p>
          </table:table-cell>
          <table:table-cell table:formula="of:=[.A120]/1000/(60*60*24)" office:value-type="time" office:time-value="PT00H31M27.006S" calcext:value-type="time">
            <text:p>00:31:27</text:p>
          </table:table-cell>
          <table:table-cell office:value-type="float" office:value="1.3" calcext:value-type="float">
            <text:p>1.3</text:p>
          </table:table-cell>
          <table:table-cell office:value-type="float" office:value="131" calcext:value-type="float">
            <text:p>131</text:p>
          </table:table-cell>
          <table:table-cell office:value-type="float" office:value="170.44" calcext:value-type="float">
            <text:p>170.44</text:p>
          </table:table-cell>
          <table:table-cell office:value-type="float" office:value="70.69" calcext:value-type="float">
            <text:p>70.69</text:p>
          </table:table-cell>
          <table:table-cell office:value-type="float" office:value="95.09" calcext:value-type="float">
            <text:p>95.09</text:p>
          </table:table-cell>
        </table:table-row>
        <table:table-row table:style-name="ro1">
          <table:table-cell office:value-type="float" office:value="1903006" calcext:value-type="float">
            <text:p>1903006</text:p>
          </table:table-cell>
          <table:table-cell table:formula="of:=[.A121]/1000/(60*60*24)" office:value-type="time" office:time-value="PT00H31M43.006S" calcext:value-type="time">
            <text:p>00:31:43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3" calcext:value-type="float">
            <text:p>170.83</text:p>
          </table:table-cell>
          <table:table-cell office:value-type="float" office:value="71.27" calcext:value-type="float">
            <text:p>71.27</text:p>
          </table:table-cell>
          <table:table-cell office:value-type="float" office:value="95.85" calcext:value-type="float">
            <text:p>95.85</text:p>
          </table:table-cell>
        </table:table-row>
        <table:table-row table:style-name="ro1">
          <table:table-cell office:value-type="float" office:value="1919006" calcext:value-type="float">
            <text:p>1919006</text:p>
          </table:table-cell>
          <table:table-cell table:formula="of:=[.A122]/1000/(60*60*24)" office:value-type="time" office:time-value="PT00H31M59.006S" calcext:value-type="time">
            <text:p>00:31:59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71.85" calcext:value-type="float">
            <text:p>71.85</text:p>
          </table:table-cell>
          <table:table-cell office:value-type="float" office:value="96.61" calcext:value-type="float">
            <text:p>96.61</text:p>
          </table:table-cell>
        </table:table-row>
        <table:table-row table:style-name="ro1">
          <table:table-cell office:value-type="float" office:value="1935006" calcext:value-type="float">
            <text:p>1935006</text:p>
          </table:table-cell>
          <table:table-cell table:formula="of:=[.A123]/1000/(60*60*24)" office:value-type="time" office:time-value="PT00H32M15.006S" calcext:value-type="time">
            <text:p>00:32:15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72.43" calcext:value-type="float">
            <text:p>72.43</text:p>
          </table:table-cell>
          <table:table-cell office:value-type="float" office:value="97.36" calcext:value-type="float">
            <text:p>97.36</text:p>
          </table:table-cell>
        </table:table-row>
        <table:table-row table:style-name="ro1">
          <table:table-cell office:value-type="float" office:value="1951006" calcext:value-type="float">
            <text:p>1951006</text:p>
          </table:table-cell>
          <table:table-cell table:formula="of:=[.A124]/1000/(60*60*24)" office:value-type="time" office:time-value="PT00H32M31.006S" calcext:value-type="time">
            <text:p>00:32:31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73.02" calcext:value-type="float">
            <text:p>73.02</text:p>
          </table:table-cell>
          <table:table-cell office:value-type="float" office:value="98.12" calcext:value-type="float">
            <text:p>98.12</text:p>
          </table:table-cell>
        </table:table-row>
        <table:table-row table:style-name="ro1">
          <table:table-cell office:value-type="float" office:value="1967005" calcext:value-type="float">
            <text:p>1967005</text:p>
          </table:table-cell>
          <table:table-cell table:formula="of:=[.A125]/1000/(60*60*24)" office:value-type="time" office:time-value="PT00H32M47.005S" calcext:value-type="time">
            <text:p>00:32:47</text:p>
          </table:table-cell>
          <table:table-cell office:value-type="float" office:value="1.31" calcext:value-type="float">
            <text:p>1.31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57" calcext:value-type="float">
            <text:p>170.57</text:p>
          </table:table-cell>
          <table:table-cell office:value-type="float" office:value="73.6" calcext:value-type="float">
            <text:p>73.6</text:p>
          </table:table-cell>
          <table:table-cell office:value-type="float" office:value="98.88" calcext:value-type="float">
            <text:p>98.88</text:p>
          </table:table-cell>
        </table:table-row>
        <table:table-row table:style-name="ro1">
          <table:table-cell office:value-type="float" office:value="1983006" calcext:value-type="float">
            <text:p>1983006</text:p>
          </table:table-cell>
          <table:table-cell table:formula="of:=[.A126]/1000/(60*60*24)" office:value-type="time" office:time-value="PT00H33M03.006S" calcext:value-type="time">
            <text:p>00:33:03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74.18" calcext:value-type="float">
            <text:p>74.18</text:p>
          </table:table-cell>
          <table:table-cell office:value-type="float" office:value="99.63" calcext:value-type="float">
            <text:p>99.63</text:p>
          </table:table-cell>
        </table:table-row>
        <table:table-row table:style-name="ro1">
          <table:table-cell office:value-type="float" office:value="1999006" calcext:value-type="float">
            <text:p>1999006</text:p>
          </table:table-cell>
          <table:table-cell table:formula="of:=[.A127]/1000/(60*60*24)" office:value-type="time" office:time-value="PT00H33M19.006S" calcext:value-type="time">
            <text:p>00:33:19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74.76" calcext:value-type="float">
            <text:p>74.76</text:p>
          </table:table-cell>
          <table:table-cell office:value-type="float" office:value="100.39" calcext:value-type="float">
            <text:p>100.39</text:p>
          </table:table-cell>
        </table:table-row>
        <table:table-row table:style-name="ro1">
          <table:table-cell office:value-type="float" office:value="2015006" calcext:value-type="float">
            <text:p>2015006</text:p>
          </table:table-cell>
          <table:table-cell table:formula="of:=[.A128]/1000/(60*60*24)" office:value-type="time" office:time-value="PT00H33M35.006S" calcext:value-type="time">
            <text:p>00:33:35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75.34" calcext:value-type="float">
            <text:p>75.34</text:p>
          </table:table-cell>
          <table:table-cell office:value-type="float" office:value="101.14" calcext:value-type="float">
            <text:p>101.14</text:p>
          </table:table-cell>
        </table:table-row>
        <table:table-row table:style-name="ro1">
          <table:table-cell office:value-type="float" office:value="2031006" calcext:value-type="float">
            <text:p>2031006</text:p>
          </table:table-cell>
          <table:table-cell table:formula="of:=[.A129]/1000/(60*60*24)" office:value-type="time" office:time-value="PT00H33M51.006S" calcext:value-type="time">
            <text:p>00:33:51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75.92" calcext:value-type="float">
            <text:p>75.92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office:value-type="float" office:value="2047006" calcext:value-type="float">
            <text:p>2047006</text:p>
          </table:table-cell>
          <table:table-cell table:formula="of:=[.A130]/1000/(60*60*24)" office:value-type="time" office:time-value="PT00H34M07.006S" calcext:value-type="time">
            <text:p>00:34:07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27" calcext:value-type="float">
            <text:p>169.27</text:p>
          </table:table-cell>
          <table:table-cell office:value-type="float" office:value="76.5" calcext:value-type="float">
            <text:p>76.5</text:p>
          </table:table-cell>
          <table:table-cell office:value-type="float" office:value="102.65" calcext:value-type="float">
            <text:p>102.65</text:p>
          </table:table-cell>
        </table:table-row>
        <table:table-row table:style-name="ro1">
          <table:table-cell office:value-type="float" office:value="2063006" calcext:value-type="float">
            <text:p>2063006</text:p>
          </table:table-cell>
          <table:table-cell table:formula="of:=[.A131]/1000/(60*60*24)" office:value-type="time" office:time-value="PT00H34M23.006S" calcext:value-type="time">
            <text:p>00:34:23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.53" calcext:value-type="float">
            <text:p>169.53</text:p>
          </table:table-cell>
          <table:table-cell office:value-type="float" office:value="77.08" calcext:value-type="float">
            <text:p>77.08</text:p>
          </table:table-cell>
          <table:table-cell office:value-type="float" office:value="103.41" calcext:value-type="float">
            <text:p>103.41</text:p>
          </table:table-cell>
        </table:table-row>
        <table:table-row table:style-name="ro1">
          <table:table-cell office:value-type="float" office:value="2079006" calcext:value-type="float">
            <text:p>2079006</text:p>
          </table:table-cell>
          <table:table-cell table:formula="of:=[.A132]/1000/(60*60*24)" office:value-type="time" office:time-value="PT00H34M39.006S" calcext:value-type="time">
            <text:p>00:34:39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77.66" calcext:value-type="float">
            <text:p>77.66</text:p>
          </table:table-cell>
          <table:table-cell office:value-type="float" office:value="104.16" calcext:value-type="float">
            <text:p>104.16</text:p>
          </table:table-cell>
        </table:table-row>
        <table:table-row table:style-name="ro1">
          <table:table-cell office:value-type="float" office:value="2095006" calcext:value-type="float">
            <text:p>2095006</text:p>
          </table:table-cell>
          <table:table-cell table:formula="of:=[.A133]/1000/(60*60*24)" office:value-type="time" office:time-value="PT00H34M55.006S" calcext:value-type="time">
            <text:p>00:34:55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78.24" calcext:value-type="float">
            <text:p>78.24</text:p>
          </table:table-cell>
          <table:table-cell office:value-type="float" office:value="104.91" calcext:value-type="float">
            <text:p>104.91</text:p>
          </table:table-cell>
        </table:table-row>
        <table:table-row table:style-name="ro1">
          <table:table-cell office:value-type="float" office:value="2111006" calcext:value-type="float">
            <text:p>2111006</text:p>
          </table:table-cell>
          <table:table-cell table:formula="of:=[.A134]/1000/(60*60*24)" office:value-type="time" office:time-value="PT00H35M11.006S" calcext:value-type="time">
            <text:p>00:35:11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78.82" calcext:value-type="float">
            <text:p>78.82</text:p>
          </table:table-cell>
          <table:table-cell office:value-type="float" office:value="105.66" calcext:value-type="float">
            <text:p>105.66</text:p>
          </table:table-cell>
        </table:table-row>
        <table:table-row table:style-name="ro1">
          <table:table-cell office:value-type="float" office:value="2127006" calcext:value-type="float">
            <text:p>2127006</text:p>
          </table:table-cell>
          <table:table-cell table:formula="of:=[.A135]/1000/(60*60*24)" office:value-type="time" office:time-value="PT00H35M27.006S" calcext:value-type="time">
            <text:p>00:35:27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79.39" calcext:value-type="float">
            <text:p>79.39</text:p>
          </table:table-cell>
          <table:table-cell office:value-type="float" office:value="106.41" calcext:value-type="float">
            <text:p>106.41</text:p>
          </table:table-cell>
        </table:table-row>
        <table:table-row table:style-name="ro1">
          <table:table-cell office:value-type="float" office:value="2143006" calcext:value-type="float">
            <text:p>2143006</text:p>
          </table:table-cell>
          <table:table-cell table:formula="of:=[.A136]/1000/(60*60*24)" office:value-type="time" office:time-value="PT00H35M43.006S" calcext:value-type="time">
            <text:p>00:35:43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79.97" calcext:value-type="float">
            <text:p>79.97</text:p>
          </table:table-cell>
          <table:table-cell office:value-type="float" office:value="107.16" calcext:value-type="float">
            <text:p>107.16</text:p>
          </table:table-cell>
        </table:table-row>
        <table:table-row table:style-name="ro1">
          <table:table-cell office:value-type="float" office:value="2159006" calcext:value-type="float">
            <text:p>2159006</text:p>
          </table:table-cell>
          <table:table-cell table:formula="of:=[.A137]/1000/(60*60*24)" office:value-type="time" office:time-value="PT00H35M59.006S" calcext:value-type="time">
            <text:p>00:35:59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0.55" calcext:value-type="float">
            <text:p>80.55</text:p>
          </table:table-cell>
          <table:table-cell office:value-type="float" office:value="107.91" calcext:value-type="float">
            <text:p>107.91</text:p>
          </table:table-cell>
        </table:table-row>
        <table:table-row table:style-name="ro1">
          <table:table-cell office:value-type="float" office:value="2175006" calcext:value-type="float">
            <text:p>2175006</text:p>
          </table:table-cell>
          <table:table-cell table:formula="of:=[.A138]/1000/(60*60*24)" office:value-type="time" office:time-value="PT00H36M15.006S" calcext:value-type="time">
            <text:p>00:36:15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1.13" calcext:value-type="float">
            <text:p>81.13</text:p>
          </table:table-cell>
          <table:table-cell office:value-type="float" office:value="108.66" calcext:value-type="float">
            <text:p>108.66</text:p>
          </table:table-cell>
        </table:table-row>
        <table:table-row table:style-name="ro1">
          <table:table-cell office:value-type="float" office:value="2191006" calcext:value-type="float">
            <text:p>2191006</text:p>
          </table:table-cell>
          <table:table-cell table:formula="of:=[.A139]/1000/(60*60*24)" office:value-type="time" office:time-value="PT00H36M31.006S" calcext:value-type="time">
            <text:p>00:36:31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81.71" calcext:value-type="float">
            <text:p>81.71</text:p>
          </table:table-cell>
          <table:table-cell office:value-type="float" office:value="109.41" calcext:value-type="float">
            <text:p>109.41</text:p>
          </table:table-cell>
        </table:table-row>
        <table:table-row table:style-name="ro1">
          <table:table-cell office:value-type="float" office:value="2207006" calcext:value-type="float">
            <text:p>2207006</text:p>
          </table:table-cell>
          <table:table-cell table:formula="of:=[.A140]/1000/(60*60*24)" office:value-type="time" office:time-value="PT00H36M47.006S" calcext:value-type="time">
            <text:p>00:36:47</text:p>
          </table:table-cell>
          <table:table-cell office:value-type="float" office:value="1.3" calcext:value-type="float">
            <text:p>1.3</text:p>
          </table:table-cell>
          <table:table-cell office:value-type="float" office:value="129.9" calcext:value-type="float">
            <text:p>129.9</text:p>
          </table:table-cell>
          <table:table-cell office:value-type="float" office:value="168.48" calcext:value-type="float">
            <text:p>168.48</text:p>
          </table:table-cell>
          <table:table-cell office:value-type="float" office:value="82.28" calcext:value-type="float">
            <text:p>82.28</text:p>
          </table:table-cell>
          <table:table-cell office:value-type="float" office:value="110.16" calcext:value-type="float">
            <text:p>110.16</text:p>
          </table:table-cell>
        </table:table-row>
        <table:table-row table:style-name="ro1">
          <table:table-cell office:value-type="float" office:value="2223006" calcext:value-type="float">
            <text:p>2223006</text:p>
          </table:table-cell>
          <table:table-cell table:formula="of:=[.A141]/1000/(60*60*24)" office:value-type="time" office:time-value="PT00H37M03.006S" calcext:value-type="time">
            <text:p>00:37:03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82.86" calcext:value-type="float">
            <text:p>82.86</text:p>
          </table:table-cell>
          <table:table-cell office:value-type="float" office:value="110.91" calcext:value-type="float">
            <text:p>110.91</text:p>
          </table:table-cell>
        </table:table-row>
        <table:table-row table:style-name="ro1">
          <table:table-cell office:value-type="float" office:value="2239006" calcext:value-type="float">
            <text:p>2239006</text:p>
          </table:table-cell>
          <table:table-cell table:formula="of:=[.A142]/1000/(60*60*24)" office:value-type="time" office:time-value="PT00H37M19.006S" calcext:value-type="time">
            <text:p>00:37:19</text:p>
          </table:table-cell>
          <table:table-cell office:value-type="float" office:value="1.3" calcext:value-type="float">
            <text:p>1.3</text:p>
          </table:table-cell>
          <table:table-cell office:value-type="float" office:value="129.9" calcext:value-type="float">
            <text:p>129.9</text:p>
          </table:table-cell>
          <table:table-cell office:value-type="float" office:value="168.48" calcext:value-type="float">
            <text:p>168.48</text:p>
          </table:table-cell>
          <table:table-cell office:value-type="float" office:value="83.44" calcext:value-type="float">
            <text:p>83.44</text:p>
          </table:table-cell>
          <table:table-cell office:value-type="float" office:value="111.65" calcext:value-type="float">
            <text:p>111.65</text:p>
          </table:table-cell>
        </table:table-row>
        <table:table-row table:style-name="ro1">
          <table:table-cell office:value-type="float" office:value="2255006" calcext:value-type="float">
            <text:p>2255006</text:p>
          </table:table-cell>
          <table:table-cell table:formula="of:=[.A143]/1000/(60*60*24)" office:value-type="time" office:time-value="PT00H37M35.006S" calcext:value-type="time">
            <text:p>00:37:35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84.02" calcext:value-type="float">
            <text:p>84.02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2271006" calcext:value-type="float">
            <text:p>2271006</text:p>
          </table:table-cell>
          <table:table-cell table:formula="of:=[.A144]/1000/(60*60*24)" office:value-type="time" office:time-value="PT00H37M51.006S" calcext:value-type="time">
            <text:p>00:37:51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84.59" calcext:value-type="float">
            <text:p>84.59</text:p>
          </table:table-cell>
          <table:table-cell office:value-type="float" office:value="113.15" calcext:value-type="float">
            <text:p>113.15</text:p>
          </table:table-cell>
        </table:table-row>
        <table:table-row table:style-name="ro1">
          <table:table-cell office:value-type="float" office:value="2287006" calcext:value-type="float">
            <text:p>2287006</text:p>
          </table:table-cell>
          <table:table-cell table:formula="of:=[.A145]/1000/(60*60*24)" office:value-type="time" office:time-value="PT00H38M07.006S" calcext:value-type="time">
            <text:p>00:38:07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85.17" calcext:value-type="float">
            <text:p>85.17</text:p>
          </table:table-cell>
          <table:table-cell office:value-type="float" office:value="113.89" calcext:value-type="float">
            <text:p>113.89</text:p>
          </table:table-cell>
        </table:table-row>
        <table:table-row table:style-name="ro1">
          <table:table-cell office:value-type="float" office:value="2303006" calcext:value-type="float">
            <text:p>2303006</text:p>
          </table:table-cell>
          <table:table-cell table:formula="of:=[.A146]/1000/(60*60*24)" office:value-type="time" office:time-value="PT00H38M23.006S" calcext:value-type="time">
            <text:p>00:38:23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85.75" calcext:value-type="float">
            <text:p>85.75</text:p>
          </table:table-cell>
          <table:table-cell office:value-type="float" office:value="114.64" calcext:value-type="float">
            <text:p>114.64</text:p>
          </table:table-cell>
        </table:table-row>
        <table:table-row table:style-name="ro1">
          <table:table-cell office:value-type="float" office:value="2319006" calcext:value-type="float">
            <text:p>2319006</text:p>
          </table:table-cell>
          <table:table-cell table:formula="of:=[.A147]/1000/(60*60*24)" office:value-type="time" office:time-value="PT00H38M39.006S" calcext:value-type="time">
            <text:p>00:38:39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86.32" calcext:value-type="float">
            <text:p>86.32</text:p>
          </table:table-cell>
          <table:table-cell office:value-type="float" office:value="115.38" calcext:value-type="float">
            <text:p>115.38</text:p>
          </table:table-cell>
        </table:table-row>
        <table:table-row table:style-name="ro1">
          <table:table-cell office:value-type="float" office:value="2335006" calcext:value-type="float">
            <text:p>2335006</text:p>
          </table:table-cell>
          <table:table-cell table:formula="of:=[.A148]/1000/(60*60*24)" office:value-type="time" office:time-value="PT00H38M55.006S" calcext:value-type="time">
            <text:p>00:38:55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86.9" calcext:value-type="float">
            <text:p>86.9</text:p>
          </table:table-cell>
          <table:table-cell office:value-type="float" office:value="116.12" calcext:value-type="float">
            <text:p>116.12</text:p>
          </table:table-cell>
        </table:table-row>
        <table:table-row table:style-name="ro1">
          <table:table-cell office:value-type="float" office:value="2351006" calcext:value-type="float">
            <text:p>2351006</text:p>
          </table:table-cell>
          <table:table-cell table:formula="of:=[.A149]/1000/(60*60*24)" office:value-type="time" office:time-value="PT00H39M11.006S" calcext:value-type="time">
            <text:p>00:39:11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7.44" calcext:value-type="float">
            <text:p>167.44</text:p>
          </table:table-cell>
          <table:table-cell office:value-type="float" office:value="87.47" calcext:value-type="float">
            <text:p>87.47</text:p>
          </table:table-cell>
          <table:table-cell office:value-type="float" office:value="116.87" calcext:value-type="float">
            <text:p>116.87</text:p>
          </table:table-cell>
        </table:table-row>
        <table:table-row table:style-name="ro1">
          <table:table-cell office:value-type="float" office:value="2367006" calcext:value-type="float">
            <text:p>2367006</text:p>
          </table:table-cell>
          <table:table-cell table:formula="of:=[.A150]/1000/(60*60*24)" office:value-type="time" office:time-value="PT00H39M27.006S" calcext:value-type="time">
            <text:p>00:39:27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7.44" calcext:value-type="float">
            <text:p>167.44</text:p>
          </table:table-cell>
          <table:table-cell office:value-type="float" office:value="88.05" calcext:value-type="float">
            <text:p>88.05</text:p>
          </table:table-cell>
          <table:table-cell office:value-type="float" office:value="117.61" calcext:value-type="float">
            <text:p>117.61</text:p>
          </table:table-cell>
        </table:table-row>
        <table:table-row table:style-name="ro1">
          <table:table-cell office:value-type="float" office:value="2383006" calcext:value-type="float">
            <text:p>2383006</text:p>
          </table:table-cell>
          <table:table-cell table:formula="of:=[.A151]/1000/(60*60*24)" office:value-type="time" office:time-value="PT00H39M43.006S" calcext:value-type="time">
            <text:p>00:39:43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88.63" calcext:value-type="float">
            <text:p>88.63</text:p>
          </table:table-cell>
          <table:table-cell office:value-type="float" office:value="118.35" calcext:value-type="float">
            <text:p>118.35</text:p>
          </table:table-cell>
        </table:table-row>
        <table:table-row table:style-name="ro1">
          <table:table-cell office:value-type="float" office:value="2399006" calcext:value-type="float">
            <text:p>2399006</text:p>
          </table:table-cell>
          <table:table-cell table:formula="of:=[.A152]/1000/(60*60*24)" office:value-type="time" office:time-value="PT00H39M59.006S" calcext:value-type="time">
            <text:p>00:39:59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89.2" calcext:value-type="float">
            <text:p>89.2</text:p>
          </table:table-cell>
          <table:table-cell office:value-type="float" office:value="119.09" calcext:value-type="float">
            <text:p>119.09</text:p>
          </table:table-cell>
        </table:table-row>
        <table:table-row table:style-name="ro1">
          <table:table-cell office:value-type="float" office:value="2415006" calcext:value-type="float">
            <text:p>2415006</text:p>
          </table:table-cell>
          <table:table-cell table:formula="of:=[.A153]/1000/(60*60*24)" office:value-type="time" office:time-value="PT00H40M15.006S" calcext:value-type="time">
            <text:p>00:40:15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89.78" calcext:value-type="float">
            <text:p>89.78</text:p>
          </table:table-cell>
          <table:table-cell office:value-type="float" office:value="119.84" calcext:value-type="float">
            <text:p>119.84</text:p>
          </table:table-cell>
        </table:table-row>
        <table:table-row table:style-name="ro1">
          <table:table-cell office:value-type="float" office:value="2431006" calcext:value-type="float">
            <text:p>2431006</text:p>
          </table:table-cell>
          <table:table-cell table:formula="of:=[.A154]/1000/(60*60*24)" office:value-type="time" office:time-value="PT00H40M31.006S" calcext:value-type="time">
            <text:p>00:40:31</text:p>
          </table:table-cell>
          <table:table-cell office:value-type="float" office:value="1.28" calcext:value-type="float">
            <text:p>1.28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14" calcext:value-type="float">
            <text:p>166.14</text:p>
          </table:table-cell>
          <table:table-cell office:value-type="float" office:value="90.35" calcext:value-type="float">
            <text:p>90.35</text:p>
          </table:table-cell>
          <table:table-cell office:value-type="float" office:value="120.58" calcext:value-type="float">
            <text:p>120.58</text:p>
          </table:table-cell>
        </table:table-row>
        <table:table-row table:style-name="ro1">
          <table:table-cell office:value-type="float" office:value="2447006" calcext:value-type="float">
            <text:p>2447006</text:p>
          </table:table-cell>
          <table:table-cell table:formula="of:=[.A155]/1000/(60*60*24)" office:value-type="time" office:time-value="PT00H40M47.006S" calcext:value-type="time">
            <text:p>00:40:47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90.93" calcext:value-type="float">
            <text:p>90.93</text:p>
          </table:table-cell>
          <table:table-cell office:value-type="float" office:value="121.32" calcext:value-type="float">
            <text:p>121.32</text:p>
          </table:table-cell>
        </table:table-row>
        <table:table-row table:style-name="ro1">
          <table:table-cell office:value-type="float" office:value="2463006" calcext:value-type="float">
            <text:p>2463006</text:p>
          </table:table-cell>
          <table:table-cell table:formula="of:=[.A156]/1000/(60*60*24)" office:value-type="time" office:time-value="PT00H41M03.006S" calcext:value-type="time">
            <text:p>00:41:03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91.5" calcext:value-type="float">
            <text:p>91.5</text:p>
          </table:table-cell>
          <table:table-cell office:value-type="float" office:value="122.06" calcext:value-type="float">
            <text:p>122.06</text:p>
          </table:table-cell>
        </table:table-row>
        <table:table-row table:style-name="ro1">
          <table:table-cell office:value-type="float" office:value="2479006" calcext:value-type="float">
            <text:p>2479006</text:p>
          </table:table-cell>
          <table:table-cell table:formula="of:=[.A157]/1000/(60*60*24)" office:value-type="time" office:time-value="PT00H41M19.006S" calcext:value-type="time">
            <text:p>00:41:19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92.07" calcext:value-type="float">
            <text:p>92.07</text:p>
          </table:table-cell>
          <table:table-cell office:value-type="float" office:value="122.8" calcext:value-type="float">
            <text:p>122.8</text:p>
          </table:table-cell>
        </table:table-row>
        <table:table-row table:style-name="ro1">
          <table:table-cell office:value-type="float" office:value="2495006" calcext:value-type="float">
            <text:p>2495006</text:p>
          </table:table-cell>
          <table:table-cell table:formula="of:=[.A158]/1000/(60*60*24)" office:value-type="time" office:time-value="PT00H41M35.006S" calcext:value-type="time">
            <text:p>00:41:35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92.65" calcext:value-type="float">
            <text:p>92.65</text:p>
          </table:table-cell>
          <table:table-cell office:value-type="float" office:value="123.53" calcext:value-type="float">
            <text:p>123.53</text:p>
          </table:table-cell>
        </table:table-row>
        <table:table-row table:style-name="ro1">
          <table:table-cell office:value-type="float" office:value="2511006" calcext:value-type="float">
            <text:p>2511006</text:p>
          </table:table-cell>
          <table:table-cell table:formula="of:=[.A159]/1000/(60*60*24)" office:value-type="time" office:time-value="PT00H41M51.006S" calcext:value-type="time">
            <text:p>00:41:51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93.22" calcext:value-type="float">
            <text:p>93.22</text:p>
          </table:table-cell>
          <table:table-cell office:value-type="float" office:value="124.27" calcext:value-type="float">
            <text:p>124.27</text:p>
          </table:table-cell>
        </table:table-row>
        <table:table-row table:style-name="ro1">
          <table:table-cell office:value-type="float" office:value="2527006" calcext:value-type="float">
            <text:p>2527006</text:p>
          </table:table-cell>
          <table:table-cell table:formula="of:=[.A160]/1000/(60*60*24)" office:value-type="time" office:time-value="PT00H42M07.006S" calcext:value-type="time">
            <text:p>00:42:07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93.8" calcext:value-type="float">
            <text:p>93.8</text:p>
          </table:table-cell>
          <table:table-cell office:value-type="float" office:value="125.01" calcext:value-type="float">
            <text:p>125.01</text:p>
          </table:table-cell>
        </table:table-row>
        <table:table-row table:style-name="ro1">
          <table:table-cell office:value-type="float" office:value="2543006" calcext:value-type="float">
            <text:p>2543006</text:p>
          </table:table-cell>
          <table:table-cell table:formula="of:=[.A161]/1000/(60*60*24)" office:value-type="time" office:time-value="PT00H42M23.006S" calcext:value-type="time">
            <text:p>00:42:23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94.37" calcext:value-type="float">
            <text:p>94.37</text:p>
          </table:table-cell>
          <table:table-cell office:value-type="float" office:value="125.75" calcext:value-type="float">
            <text:p>125.75</text:p>
          </table:table-cell>
        </table:table-row>
        <table:table-row table:style-name="ro1">
          <table:table-cell office:value-type="float" office:value="2559006" calcext:value-type="float">
            <text:p>2559006</text:p>
          </table:table-cell>
          <table:table-cell table:formula="of:=[.A162]/1000/(60*60*24)" office:value-type="time" office:time-value="PT00H42M39.006S" calcext:value-type="time">
            <text:p>00:42:39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94.94" calcext:value-type="float">
            <text:p>94.94</text:p>
          </table:table-cell>
          <table:table-cell office:value-type="float" office:value="126.48" calcext:value-type="float">
            <text:p>126.48</text:p>
          </table:table-cell>
        </table:table-row>
        <table:table-row table:style-name="ro1">
          <table:table-cell office:value-type="float" office:value="2575006" calcext:value-type="float">
            <text:p>2575006</text:p>
          </table:table-cell>
          <table:table-cell table:formula="of:=[.A163]/1000/(60*60*24)" office:value-type="time" office:time-value="PT00H42M55.006S" calcext:value-type="time">
            <text:p>00:42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95.52" calcext:value-type="float">
            <text:p>95.52</text:p>
          </table:table-cell>
          <table:table-cell office:value-type="float" office:value="127.22" calcext:value-type="float">
            <text:p>127.22</text:p>
          </table:table-cell>
        </table:table-row>
        <table:table-row table:style-name="ro1">
          <table:table-cell office:value-type="float" office:value="2591006" calcext:value-type="float">
            <text:p>2591006</text:p>
          </table:table-cell>
          <table:table-cell table:formula="of:=[.A164]/1000/(60*60*24)" office:value-type="time" office:time-value="PT00H43M11.006S" calcext:value-type="time">
            <text:p>00:43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11" calcext:value-type="float">
            <text:p>165.11</text:p>
          </table:table-cell>
          <table:table-cell office:value-type="float" office:value="96.09" calcext:value-type="float">
            <text:p>96.09</text:p>
          </table:table-cell>
          <table:table-cell office:value-type="float" office:value="127.95" calcext:value-type="float">
            <text:p>127.95</text:p>
          </table:table-cell>
        </table:table-row>
        <table:table-row table:style-name="ro1">
          <table:table-cell office:value-type="float" office:value="2607006" calcext:value-type="float">
            <text:p>2607006</text:p>
          </table:table-cell>
          <table:table-cell table:formula="of:=[.A165]/1000/(60*60*24)" office:value-type="time" office:time-value="PT00H43M27.006S" calcext:value-type="time">
            <text:p>00:43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96.66" calcext:value-type="float">
            <text:p>96.66</text:p>
          </table:table-cell>
          <table:table-cell office:value-type="float" office:value="128.69" calcext:value-type="float">
            <text:p>128.69</text:p>
          </table:table-cell>
        </table:table-row>
        <table:table-row table:style-name="ro1">
          <table:table-cell office:value-type="float" office:value="2623006" calcext:value-type="float">
            <text:p>2623006</text:p>
          </table:table-cell>
          <table:table-cell table:formula="of:=[.A166]/1000/(60*60*24)" office:value-type="time" office:time-value="PT00H43M43.006S" calcext:value-type="time">
            <text:p>00:43:43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97.24" calcext:value-type="float">
            <text:p>97.24</text:p>
          </table:table-cell>
          <table:table-cell office:value-type="float" office:value="129.42" calcext:value-type="float">
            <text:p>129.42</text:p>
          </table:table-cell>
        </table:table-row>
        <table:table-row table:style-name="ro1">
          <table:table-cell office:value-type="float" office:value="2639006" calcext:value-type="float">
            <text:p>2639006</text:p>
          </table:table-cell>
          <table:table-cell table:formula="of:=[.A167]/1000/(60*60*24)" office:value-type="time" office:time-value="PT00H43M59.006S" calcext:value-type="time">
            <text:p>00:43:59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97.81" calcext:value-type="float">
            <text:p>97.81</text:p>
          </table:table-cell>
          <table:table-cell office:value-type="float" office:value="130.16" calcext:value-type="float">
            <text:p>130.16</text:p>
          </table:table-cell>
        </table:table-row>
        <table:table-row table:style-name="ro1">
          <table:table-cell office:value-type="float" office:value="2655006" calcext:value-type="float">
            <text:p>2655006</text:p>
          </table:table-cell>
          <table:table-cell table:formula="of:=[.A168]/1000/(60*60*24)" office:value-type="time" office:time-value="PT00H44M15.006S" calcext:value-type="time">
            <text:p>00:44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98.38" calcext:value-type="float">
            <text:p>98.38</text:p>
          </table:table-cell>
          <table:table-cell office:value-type="float" office:value="130.89" calcext:value-type="float">
            <text:p>130.89</text:p>
          </table:table-cell>
        </table:table-row>
        <table:table-row table:style-name="ro1">
          <table:table-cell office:value-type="float" office:value="2671005" calcext:value-type="float">
            <text:p>2671005</text:p>
          </table:table-cell>
          <table:table-cell table:formula="of:=[.A169]/1000/(60*60*24)" office:value-type="time" office:time-value="PT00H44M31.005S" calcext:value-type="time">
            <text:p>00:44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98.95" calcext:value-type="float">
            <text:p>98.95</text:p>
          </table:table-cell>
          <table:table-cell office:value-type="float" office:value="131.62" calcext:value-type="float">
            <text:p>131.62</text:p>
          </table:table-cell>
        </table:table-row>
        <table:table-row table:style-name="ro1">
          <table:table-cell office:value-type="float" office:value="2687006" calcext:value-type="float">
            <text:p>2687006</text:p>
          </table:table-cell>
          <table:table-cell table:formula="of:=[.A170]/1000/(60*60*24)" office:value-type="time" office:time-value="PT00H44M47.006S" calcext:value-type="time">
            <text:p>00:44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99.52" calcext:value-type="float">
            <text:p>99.52</text:p>
          </table:table-cell>
          <table:table-cell office:value-type="float" office:value="132.36" calcext:value-type="float">
            <text:p>132.36</text:p>
          </table:table-cell>
        </table:table-row>
        <table:table-row table:style-name="ro1">
          <table:table-cell office:value-type="float" office:value="2703006" calcext:value-type="float">
            <text:p>2703006</text:p>
          </table:table-cell>
          <table:table-cell table:formula="of:=[.A171]/1000/(60*60*24)" office:value-type="time" office:time-value="PT00H45M03.006S" calcext:value-type="time">
            <text:p>00:45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00.1" calcext:value-type="float">
            <text:p>100.1</text:p>
          </table:table-cell>
          <table:table-cell office:value-type="float" office:value="133.09" calcext:value-type="float">
            <text:p>133.09</text:p>
          </table:table-cell>
        </table:table-row>
        <table:table-row table:style-name="ro1">
          <table:table-cell office:value-type="float" office:value="2719006" calcext:value-type="float">
            <text:p>2719006</text:p>
          </table:table-cell>
          <table:table-cell table:formula="of:=[.A172]/1000/(60*60*24)" office:value-type="time" office:time-value="PT00H45M19.006S" calcext:value-type="time">
            <text:p>00:45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00.67" calcext:value-type="float">
            <text:p>100.67</text:p>
          </table:table-cell>
          <table:table-cell office:value-type="float" office:value="133.82" calcext:value-type="float">
            <text:p>133.82</text:p>
          </table:table-cell>
        </table:table-row>
        <table:table-row table:style-name="ro1">
          <table:table-cell office:value-type="float" office:value="2735006" calcext:value-type="float">
            <text:p>2735006</text:p>
          </table:table-cell>
          <table:table-cell table:formula="of:=[.A173]/1000/(60*60*24)" office:value-type="time" office:time-value="PT00H45M35.006S" calcext:value-type="time">
            <text:p>00:45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01.24" calcext:value-type="float">
            <text:p>101.24</text:p>
          </table:table-cell>
          <table:table-cell office:value-type="float" office:value="134.55" calcext:value-type="float">
            <text:p>134.55</text:p>
          </table:table-cell>
        </table:table-row>
        <table:table-row table:style-name="ro1">
          <table:table-cell office:value-type="float" office:value="2751006" calcext:value-type="float">
            <text:p>2751006</text:p>
          </table:table-cell>
          <table:table-cell table:formula="of:=[.A174]/1000/(60*60*24)" office:value-type="time" office:time-value="PT00H45M51.006S" calcext:value-type="time">
            <text:p>00:45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01.81" calcext:value-type="float">
            <text:p>101.81</text:p>
          </table:table-cell>
          <table:table-cell office:value-type="float" office:value="135.29" calcext:value-type="float">
            <text:p>135.29</text:p>
          </table:table-cell>
        </table:table-row>
        <table:table-row table:style-name="ro1">
          <table:table-cell office:value-type="float" office:value="2767005" calcext:value-type="float">
            <text:p>2767005</text:p>
          </table:table-cell>
          <table:table-cell table:formula="of:=[.A175]/1000/(60*60*24)" office:value-type="time" office:time-value="PT00H46M07.005S" calcext:value-type="time">
            <text:p>00:46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08" calcext:value-type="float">
            <text:p>164.08</text:p>
          </table:table-cell>
          <table:table-cell office:value-type="float" office:value="102.38" calcext:value-type="float">
            <text:p>102.38</text:p>
          </table:table-cell>
          <table:table-cell office:value-type="float" office:value="136.02" calcext:value-type="float">
            <text:p>136.02</text:p>
          </table:table-cell>
        </table:table-row>
        <table:table-row table:style-name="ro1">
          <table:table-cell office:value-type="float" office:value="2783006" calcext:value-type="float">
            <text:p>2783006</text:p>
          </table:table-cell>
          <table:table-cell table:formula="of:=[.A176]/1000/(60*60*24)" office:value-type="time" office:time-value="PT00H46M23.006S" calcext:value-type="time">
            <text:p>00:46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102.95" calcext:value-type="float">
            <text:p>102.95</text:p>
          </table:table-cell>
          <table:table-cell office:value-type="float" office:value="136.75" calcext:value-type="float">
            <text:p>136.75</text:p>
          </table:table-cell>
        </table:table-row>
        <table:table-row table:style-name="ro1">
          <table:table-cell office:value-type="float" office:value="2799006" calcext:value-type="float">
            <text:p>2799006</text:p>
          </table:table-cell>
          <table:table-cell table:formula="of:=[.A177]/1000/(60*60*24)" office:value-type="time" office:time-value="PT00H46M39.006S" calcext:value-type="time">
            <text:p>00:46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103.52" calcext:value-type="float">
            <text:p>103.52</text:p>
          </table:table-cell>
          <table:table-cell office:value-type="float" office:value="137.48" calcext:value-type="float">
            <text:p>137.48</text:p>
          </table:table-cell>
        </table:table-row>
        <table:table-row table:style-name="ro1">
          <table:table-cell office:value-type="float" office:value="2815006" calcext:value-type="float">
            <text:p>2815006</text:p>
          </table:table-cell>
          <table:table-cell table:formula="of:=[.A178]/1000/(60*60*24)" office:value-type="time" office:time-value="PT00H46M55.006S" calcext:value-type="time">
            <text:p>00:46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4.33" calcext:value-type="float">
            <text:p>164.33</text:p>
          </table:table-cell>
          <table:table-cell office:value-type="float" office:value="104.09" calcext:value-type="float">
            <text:p>104.09</text:p>
          </table:table-cell>
          <table:table-cell office:value-type="float" office:value="138.21" calcext:value-type="float">
            <text:p>138.21</text:p>
          </table:table-cell>
        </table:table-row>
        <table:table-row table:style-name="ro1">
          <table:table-cell office:value-type="float" office:value="2831006" calcext:value-type="float">
            <text:p>2831006</text:p>
          </table:table-cell>
          <table:table-cell table:formula="of:=[.A179]/1000/(60*60*24)" office:value-type="time" office:time-value="PT00H47M11.006S" calcext:value-type="time">
            <text:p>00:47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104.66" calcext:value-type="float">
            <text:p>104.66</text:p>
          </table:table-cell>
          <table:table-cell office:value-type="float" office:value="138.93" calcext:value-type="float">
            <text:p>138.93</text:p>
          </table:table-cell>
        </table:table-row>
        <table:table-row table:style-name="ro1">
          <table:table-cell office:value-type="float" office:value="2847006" calcext:value-type="float">
            <text:p>2847006</text:p>
          </table:table-cell>
          <table:table-cell table:formula="of:=[.A180]/1000/(60*60*24)" office:value-type="time" office:time-value="PT00H47M27.006S" calcext:value-type="time">
            <text:p>00:47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05.23" calcext:value-type="float">
            <text:p>105.23</text:p>
          </table:table-cell>
          <table:table-cell office:value-type="float" office:value="139.66" calcext:value-type="float">
            <text:p>139.66</text:p>
          </table:table-cell>
        </table:table-row>
        <table:table-row table:style-name="ro1">
          <table:table-cell office:value-type="float" office:value="2863006" calcext:value-type="float">
            <text:p>2863006</text:p>
          </table:table-cell>
          <table:table-cell table:formula="of:=[.A181]/1000/(60*60*24)" office:value-type="time" office:time-value="PT00H47M43.006S" calcext:value-type="time">
            <text:p>00:47:43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05.8" calcext:value-type="float">
            <text:p>105.8</text:p>
          </table:table-cell>
          <table:table-cell office:value-type="float" office:value="140.39" calcext:value-type="float">
            <text:p>140.39</text:p>
          </table:table-cell>
        </table:table-row>
        <table:table-row table:style-name="ro1">
          <table:table-cell office:value-type="float" office:value="2879006" calcext:value-type="float">
            <text:p>2879006</text:p>
          </table:table-cell>
          <table:table-cell table:formula="of:=[.A182]/1000/(60*60*24)" office:value-type="time" office:time-value="PT00H47M59.006S" calcext:value-type="time">
            <text:p>00:47:59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06.37" calcext:value-type="float">
            <text:p>106.37</text:p>
          </table:table-cell>
          <table:table-cell office:value-type="float" office:value="141.12" calcext:value-type="float">
            <text:p>141.12</text:p>
          </table:table-cell>
        </table:table-row>
        <table:table-row table:style-name="ro1">
          <table:table-cell office:value-type="float" office:value="2895006" calcext:value-type="float">
            <text:p>2895006</text:p>
          </table:table-cell>
          <table:table-cell table:formula="of:=[.A183]/1000/(60*60*24)" office:value-type="time" office:time-value="PT00H48M15.006S" calcext:value-type="time">
            <text:p>00:48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06.94" calcext:value-type="float">
            <text:p>106.94</text:p>
          </table:table-cell>
          <table:table-cell office:value-type="float" office:value="141.85" calcext:value-type="float">
            <text:p>141.85</text:p>
          </table:table-cell>
        </table:table-row>
        <table:table-row table:style-name="ro1">
          <table:table-cell office:value-type="float" office:value="2911006" calcext:value-type="float">
            <text:p>2911006</text:p>
          </table:table-cell>
          <table:table-cell table:formula="of:=[.A184]/1000/(60*60*24)" office:value-type="time" office:time-value="PT00H48M31.006S" calcext:value-type="time">
            <text:p>00:48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42.57" calcext:value-type="float">
            <text:p>142.57</text:p>
          </table:table-cell>
        </table:table-row>
        <table:table-row table:style-name="ro1">
          <table:table-cell office:value-type="float" office:value="2927006" calcext:value-type="float">
            <text:p>2927006</text:p>
          </table:table-cell>
          <table:table-cell table:formula="of:=[.A185]/1000/(60*60*24)" office:value-type="time" office:time-value="PT00H48M47.006S" calcext:value-type="time">
            <text:p>00:48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08.08" calcext:value-type="float">
            <text:p>108.08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float" office:value="2943006" calcext:value-type="float">
            <text:p>2943006</text:p>
          </table:table-cell>
          <table:table-cell table:formula="of:=[.A186]/1000/(60*60*24)" office:value-type="time" office:time-value="PT00H49M03.006S" calcext:value-type="time">
            <text:p>00:49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108.65" calcext:value-type="float">
            <text:p>108.65</text:p>
          </table:table-cell>
          <table:table-cell office:value-type="float" office:value="144.02" calcext:value-type="float">
            <text:p>144.02</text:p>
          </table:table-cell>
        </table:table-row>
        <table:table-row table:style-name="ro1">
          <table:table-cell office:value-type="float" office:value="2959006" calcext:value-type="float">
            <text:p>2959006</text:p>
          </table:table-cell>
          <table:table-cell table:formula="of:=[.A187]/1000/(60*60*24)" office:value-type="time" office:time-value="PT00H49M19.006S" calcext:value-type="time">
            <text:p>00:49:19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109.22" calcext:value-type="float">
            <text:p>109.22</text:p>
          </table:table-cell>
          <table:table-cell office:value-type="float" office:value="144.75" calcext:value-type="float">
            <text:p>144.75</text:p>
          </table:table-cell>
        </table:table-row>
        <table:table-row table:style-name="ro1">
          <table:table-cell office:value-type="float" office:value="2975006" calcext:value-type="float">
            <text:p>2975006</text:p>
          </table:table-cell>
          <table:table-cell table:formula="of:=[.A188]/1000/(60*60*24)" office:value-type="time" office:time-value="PT00H49M35.006S" calcext:value-type="time">
            <text:p>00:49:35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109.79" calcext:value-type="float">
            <text:p>109.79</text:p>
          </table:table-cell>
          <table:table-cell office:value-type="float" office:value="145.47" calcext:value-type="float">
            <text:p>145.47</text:p>
          </table:table-cell>
        </table:table-row>
        <table:table-row table:style-name="ro1">
          <table:table-cell office:value-type="float" office:value="2991006" calcext:value-type="float">
            <text:p>2991006</text:p>
          </table:table-cell>
          <table:table-cell table:formula="of:=[.A189]/1000/(60*60*24)" office:value-type="time" office:time-value="PT00H49M51.006S" calcext:value-type="time">
            <text:p>00:49:51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10.36" calcext:value-type="float">
            <text:p>110.36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float" office:value="3007006" calcext:value-type="float">
            <text:p>3007006</text:p>
          </table:table-cell>
          <table:table-cell table:formula="of:=[.A190]/1000/(60*60*24)" office:value-type="time" office:time-value="PT00H50M07.006S" calcext:value-type="time">
            <text:p>00:50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10.93" calcext:value-type="float">
            <text:p>110.93</text:p>
          </table:table-cell>
          <table:table-cell office:value-type="float" office:value="146.92" calcext:value-type="float">
            <text:p>146.92</text:p>
          </table:table-cell>
        </table:table-row>
        <table:table-row table:style-name="ro1">
          <table:table-cell office:value-type="float" office:value="3023006" calcext:value-type="float">
            <text:p>3023006</text:p>
          </table:table-cell>
          <table:table-cell table:formula="of:=[.A191]/1000/(60*60*24)" office:value-type="time" office:time-value="PT00H50M23.006S" calcext:value-type="time">
            <text:p>00:50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11.49" calcext:value-type="float">
            <text:p>111.49</text:p>
          </table:table-cell>
          <table:table-cell office:value-type="float" office:value="147.64" calcext:value-type="float">
            <text:p>147.64</text:p>
          </table:table-cell>
        </table:table-row>
        <table:table-row table:style-name="ro1">
          <table:table-cell office:value-type="float" office:value="3039006" calcext:value-type="float">
            <text:p>3039006</text:p>
          </table:table-cell>
          <table:table-cell table:formula="of:=[.A192]/1000/(60*60*24)" office:value-type="time" office:time-value="PT00H50M39.006S" calcext:value-type="time">
            <text:p>00:50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12.06" calcext:value-type="float">
            <text:p>112.06</text:p>
          </table:table-cell>
          <table:table-cell office:value-type="float" office:value="148.37" calcext:value-type="float">
            <text:p>148.37</text:p>
          </table:table-cell>
        </table:table-row>
        <table:table-row table:style-name="ro1">
          <table:table-cell office:value-type="float" office:value="3055006" calcext:value-type="float">
            <text:p>3055006</text:p>
          </table:table-cell>
          <table:table-cell table:formula="of:=[.A193]/1000/(60*60*24)" office:value-type="time" office:time-value="PT00H50M55.006S" calcext:value-type="time">
            <text:p>00:50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12.63" calcext:value-type="float">
            <text:p>112.63</text:p>
          </table:table-cell>
          <table:table-cell office:value-type="float" office:value="149.09" calcext:value-type="float">
            <text:p>149.09</text:p>
          </table:table-cell>
        </table:table-row>
        <table:table-row table:style-name="ro1">
          <table:table-cell office:value-type="float" office:value="3071006" calcext:value-type="float">
            <text:p>3071006</text:p>
          </table:table-cell>
          <table:table-cell table:formula="of:=[.A194]/1000/(60*60*24)" office:value-type="time" office:time-value="PT00H51M11.006S" calcext:value-type="time">
            <text:p>00:51:11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15" calcext:value-type="float">
            <text:p>162.15</text:p>
          </table:table-cell>
          <table:table-cell office:value-type="float" office:value="113.2" calcext:value-type="float">
            <text:p>113.2</text:p>
          </table:table-cell>
          <table:table-cell office:value-type="float" office:value="149.81" calcext:value-type="float">
            <text:p>149.81</text:p>
          </table:table-cell>
        </table:table-row>
        <table:table-row table:style-name="ro1">
          <table:table-cell office:value-type="float" office:value="3087006" calcext:value-type="float">
            <text:p>3087006</text:p>
          </table:table-cell>
          <table:table-cell table:formula="of:=[.A195]/1000/(60*60*24)" office:value-type="time" office:time-value="PT00H51M27.006S" calcext:value-type="time">
            <text:p>00:51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13.77" calcext:value-type="float">
            <text:p>113.77</text:p>
          </table:table-cell>
          <table:table-cell office:value-type="float" office:value="150.54" calcext:value-type="float">
            <text:p>150.54</text:p>
          </table:table-cell>
        </table:table-row>
        <table:table-row table:style-name="ro1">
          <table:table-cell office:value-type="float" office:value="3103006" calcext:value-type="float">
            <text:p>3103006</text:p>
          </table:table-cell>
          <table:table-cell table:formula="of:=[.A196]/1000/(60*60*24)" office:value-type="time" office:time-value="PT00H51M43.006S" calcext:value-type="time">
            <text:p>00:51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02" calcext:value-type="float">
            <text:p>162.02</text:p>
          </table:table-cell>
          <table:table-cell office:value-type="float" office:value="114.33" calcext:value-type="float">
            <text:p>114.33</text:p>
          </table:table-cell>
          <table:table-cell office:value-type="float" office:value="151.26" calcext:value-type="float">
            <text:p>151.26</text:p>
          </table:table-cell>
        </table:table-row>
        <table:table-row table:style-name="ro1">
          <table:table-cell office:value-type="float" office:value="3119006" calcext:value-type="float">
            <text:p>3119006</text:p>
          </table:table-cell>
          <table:table-cell table:formula="of:=[.A197]/1000/(60*60*24)" office:value-type="time" office:time-value="PT00H51M59.006S" calcext:value-type="time">
            <text:p>00:51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02" calcext:value-type="float">
            <text:p>162.02</text:p>
          </table:table-cell>
          <table:table-cell office:value-type="float" office:value="114.9" calcext:value-type="float">
            <text:p>114.9</text:p>
          </table:table-cell>
          <table:table-cell office:value-type="float" office:value="151.98" calcext:value-type="float">
            <text:p>151.98</text:p>
          </table:table-cell>
        </table:table-row>
        <table:table-row table:style-name="ro1">
          <table:table-cell office:value-type="float" office:value="3135006" calcext:value-type="float">
            <text:p>3135006</text:p>
          </table:table-cell>
          <table:table-cell table:formula="of:=[.A198]/1000/(60*60*24)" office:value-type="time" office:time-value="PT00H52M15.006S" calcext:value-type="time">
            <text:p>00:52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115.47" calcext:value-type="float">
            <text:p>115.47</text:p>
          </table:table-cell>
          <table:table-cell office:value-type="float" office:value="152.7" calcext:value-type="float">
            <text:p>152.7</text:p>
          </table:table-cell>
        </table:table-row>
        <table:table-row table:style-name="ro1">
          <table:table-cell office:value-type="float" office:value="3151006" calcext:value-type="float">
            <text:p>3151006</text:p>
          </table:table-cell>
          <table:table-cell table:formula="of:=[.A199]/1000/(60*60*24)" office:value-type="time" office:time-value="PT00H52M31.006S" calcext:value-type="time">
            <text:p>00:52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116.04" calcext:value-type="float">
            <text:p>116.04</text:p>
          </table:table-cell>
          <table:table-cell office:value-type="float" office:value="153.42" calcext:value-type="float">
            <text:p>153.42</text:p>
          </table:table-cell>
        </table:table-row>
        <table:table-row table:style-name="ro1">
          <table:table-cell office:value-type="float" office:value="3167006" calcext:value-type="float">
            <text:p>3167006</text:p>
          </table:table-cell>
          <table:table-cell table:formula="of:=[.A200]/1000/(60*60*24)" office:value-type="time" office:time-value="PT00H52M47.006S" calcext:value-type="time">
            <text:p>00:52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116.6" calcext:value-type="float">
            <text:p>116.6</text:p>
          </table:table-cell>
          <table:table-cell office:value-type="float" office:value="154.14" calcext:value-type="float">
            <text:p>154.14</text:p>
          </table:table-cell>
        </table:table-row>
        <table:table-row table:style-name="ro1">
          <table:table-cell office:value-type="float" office:value="3183006" calcext:value-type="float">
            <text:p>3183006</text:p>
          </table:table-cell>
          <table:table-cell table:formula="of:=[.A201]/1000/(60*60*24)" office:value-type="time" office:time-value="PT00H53M03.006S" calcext:value-type="time">
            <text:p>00:53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17.17" calcext:value-type="float">
            <text:p>117.17</text:p>
          </table:table-cell>
          <table:table-cell office:value-type="float" office:value="154.86" calcext:value-type="float">
            <text:p>154.86</text:p>
          </table:table-cell>
        </table:table-row>
        <table:table-row table:style-name="ro1">
          <table:table-cell office:value-type="float" office:value="3199006" calcext:value-type="float">
            <text:p>3199006</text:p>
          </table:table-cell>
          <table:table-cell table:formula="of:=[.A202]/1000/(60*60*24)" office:value-type="time" office:time-value="PT00H53M19.006S" calcext:value-type="time">
            <text:p>00:53:19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2.28" calcext:value-type="float">
            <text:p>162.28</text:p>
          </table:table-cell>
          <table:table-cell office:value-type="float" office:value="117.74" calcext:value-type="float">
            <text:p>117.74</text:p>
          </table:table-cell>
          <table:table-cell office:value-type="float" office:value="155.58" calcext:value-type="float">
            <text:p>155.58</text:p>
          </table:table-cell>
        </table:table-row>
        <table:table-row table:style-name="ro1">
          <table:table-cell office:value-type="float" office:value="3215006" calcext:value-type="float">
            <text:p>3215006</text:p>
          </table:table-cell>
          <table:table-cell table:formula="of:=[.A203]/1000/(60*60*24)" office:value-type="time" office:time-value="PT00H53M35.006S" calcext:value-type="time">
            <text:p>00:53:35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6" calcext:value-type="float">
            <text:p>161.76</text:p>
          </table:table-cell>
          <table:table-cell office:value-type="float" office:value="118.3" calcext:value-type="float">
            <text:p>118.3</text:p>
          </table:table-cell>
          <table:table-cell office:value-type="float" office:value="156.3" calcext:value-type="float">
            <text:p>156.3</text:p>
          </table:table-cell>
        </table:table-row>
        <table:table-row table:style-name="ro1">
          <table:table-cell office:value-type="float" office:value="3231006" calcext:value-type="float">
            <text:p>3231006</text:p>
          </table:table-cell>
          <table:table-cell table:formula="of:=[.A204]/1000/(60*60*24)" office:value-type="time" office:time-value="PT00H53M51.006S" calcext:value-type="time">
            <text:p>00:53:51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18.87" calcext:value-type="float">
            <text:p>118.87</text:p>
          </table:table-cell>
          <table:table-cell office:value-type="float" office:value="157.02" calcext:value-type="float">
            <text:p>157.02</text:p>
          </table:table-cell>
        </table:table-row>
        <table:table-row table:style-name="ro1">
          <table:table-cell office:value-type="float" office:value="3247006" calcext:value-type="float">
            <text:p>3247006</text:p>
          </table:table-cell>
          <table:table-cell table:formula="of:=[.A205]/1000/(60*60*24)" office:value-type="time" office:time-value="PT00H54M07.006S" calcext:value-type="time">
            <text:p>00:54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19.43" calcext:value-type="float">
            <text:p>119.43</text:p>
          </table:table-cell>
          <table:table-cell office:value-type="float" office:value="157.74" calcext:value-type="float">
            <text:p>157.74</text:p>
          </table:table-cell>
        </table:table-row>
        <table:table-row table:style-name="ro1">
          <table:table-cell office:value-type="float" office:value="3263006" calcext:value-type="float">
            <text:p>3263006</text:p>
          </table:table-cell>
          <table:table-cell table:formula="of:=[.A206]/1000/(60*60*24)" office:value-type="time" office:time-value="PT00H54M23.006S" calcext:value-type="time">
            <text:p>00:54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20" calcext:value-type="float">
            <text:p>120</text:p>
          </table:table-cell>
          <table:table-cell office:value-type="float" office:value="158.45" calcext:value-type="float">
            <text:p>158.45</text:p>
          </table:table-cell>
        </table:table-row>
        <table:table-row table:style-name="ro1">
          <table:table-cell office:value-type="float" office:value="3279006" calcext:value-type="float">
            <text:p>3279006</text:p>
          </table:table-cell>
          <table:table-cell table:formula="of:=[.A207]/1000/(60*60*24)" office:value-type="time" office:time-value="PT00H54M39.006S" calcext:value-type="time">
            <text:p>00:54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20.57" calcext:value-type="float">
            <text:p>120.57</text:p>
          </table:table-cell>
          <table:table-cell office:value-type="float" office:value="159.17" calcext:value-type="float">
            <text:p>159.17</text:p>
          </table:table-cell>
        </table:table-row>
        <table:table-row table:style-name="ro1">
          <table:table-cell office:value-type="float" office:value="3295006" calcext:value-type="float">
            <text:p>3295006</text:p>
          </table:table-cell>
          <table:table-cell table:formula="of:=[.A208]/1000/(60*60*24)" office:value-type="time" office:time-value="PT00H54M55.006S" calcext:value-type="time">
            <text:p>00:54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21.13" calcext:value-type="float">
            <text:p>121.13</text:p>
          </table:table-cell>
          <table:table-cell office:value-type="float" office:value="159.89" calcext:value-type="float">
            <text:p>159.89</text:p>
          </table:table-cell>
        </table:table-row>
        <table:table-row table:style-name="ro1">
          <table:table-cell office:value-type="float" office:value="3311006" calcext:value-type="float">
            <text:p>3311006</text:p>
          </table:table-cell>
          <table:table-cell table:formula="of:=[.A209]/1000/(60*60*24)" office:value-type="time" office:time-value="PT00H55M11.006S" calcext:value-type="time">
            <text:p>00:55:11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21.7" calcext:value-type="float">
            <text:p>121.7</text:p>
          </table:table-cell>
          <table:table-cell office:value-type="float" office:value="160.61" calcext:value-type="float">
            <text:p>160.61</text:p>
          </table:table-cell>
        </table:table-row>
        <table:table-row table:style-name="ro1">
          <table:table-cell office:value-type="float" office:value="3327006" calcext:value-type="float">
            <text:p>3327006</text:p>
          </table:table-cell>
          <table:table-cell table:formula="of:=[.A210]/1000/(60*60*24)" office:value-type="time" office:time-value="PT00H55M27.006S" calcext:value-type="time">
            <text:p>00:55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22.26" calcext:value-type="float">
            <text:p>122.26</text:p>
          </table:table-cell>
          <table:table-cell office:value-type="float" office:value="161.32" calcext:value-type="float">
            <text:p>161.32</text:p>
          </table:table-cell>
        </table:table-row>
        <table:table-row table:style-name="ro1">
          <table:table-cell office:value-type="float" office:value="3343006" calcext:value-type="float">
            <text:p>3343006</text:p>
          </table:table-cell>
          <table:table-cell table:formula="of:=[.A211]/1000/(60*60*24)" office:value-type="time" office:time-value="PT00H55M43.006S" calcext:value-type="time">
            <text:p>00:55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22.83" calcext:value-type="float">
            <text:p>122.83</text:p>
          </table:table-cell>
          <table:table-cell office:value-type="float" office:value="162.04" calcext:value-type="float">
            <text:p>162.04</text:p>
          </table:table-cell>
        </table:table-row>
        <table:table-row table:style-name="ro1">
          <table:table-cell office:value-type="float" office:value="3359006" calcext:value-type="float">
            <text:p>3359006</text:p>
          </table:table-cell>
          <table:table-cell table:formula="of:=[.A212]/1000/(60*60*24)" office:value-type="time" office:time-value="PT00H55M59.006S" calcext:value-type="time">
            <text:p>00:55:59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123.39" calcext:value-type="float">
            <text:p>123.39</text:p>
          </table:table-cell>
          <table:table-cell office:value-type="float" office:value="162.75" calcext:value-type="float">
            <text:p>162.75</text:p>
          </table:table-cell>
        </table:table-row>
        <table:table-row table:style-name="ro1">
          <table:table-cell office:value-type="float" office:value="3375006" calcext:value-type="float">
            <text:p>3375006</text:p>
          </table:table-cell>
          <table:table-cell table:formula="of:=[.A213]/1000/(60*60*24)" office:value-type="time" office:time-value="PT00H56M15.006S" calcext:value-type="time">
            <text:p>00:56:15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123.96" calcext:value-type="float">
            <text:p>123.96</text:p>
          </table:table-cell>
          <table:table-cell office:value-type="float" office:value="163.47" calcext:value-type="float">
            <text:p>163.47</text:p>
          </table:table-cell>
        </table:table-row>
        <table:table-row table:style-name="ro1">
          <table:table-cell office:value-type="float" office:value="3391006" calcext:value-type="float">
            <text:p>3391006</text:p>
          </table:table-cell>
          <table:table-cell table:formula="of:=[.A214]/1000/(60*60*24)" office:value-type="time" office:time-value="PT00H56M31.006S" calcext:value-type="time">
            <text:p>00:56:31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24.52" calcext:value-type="float">
            <text:p>124.52</text:p>
          </table:table-cell>
          <table:table-cell office:value-type="float" office:value="164.18" calcext:value-type="float">
            <text:p>164.18</text:p>
          </table:table-cell>
        </table:table-row>
        <table:table-row table:style-name="ro1">
          <table:table-cell office:value-type="float" office:value="3407006" calcext:value-type="float">
            <text:p>3407006</text:p>
          </table:table-cell>
          <table:table-cell table:formula="of:=[.A215]/1000/(60*60*24)" office:value-type="time" office:time-value="PT00H56M47.006S" calcext:value-type="time">
            <text:p>00:56:47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25.09" calcext:value-type="float">
            <text:p>125.09</text:p>
          </table:table-cell>
          <table:table-cell office:value-type="float" office:value="164.9" calcext:value-type="float">
            <text:p>164.9</text:p>
          </table:table-cell>
        </table:table-row>
        <table:table-row table:style-name="ro1">
          <table:table-cell office:value-type="float" office:value="3423006" calcext:value-type="float">
            <text:p>3423006</text:p>
          </table:table-cell>
          <table:table-cell table:formula="of:=[.A216]/1000/(60*60*24)" office:value-type="time" office:time-value="PT00H57M03.006S" calcext:value-type="time">
            <text:p>00:57:03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25.65" calcext:value-type="float">
            <text:p>125.65</text:p>
          </table:table-cell>
          <table:table-cell office:value-type="float" office:value="165.61" calcext:value-type="float">
            <text:p>165.61</text:p>
          </table:table-cell>
        </table:table-row>
        <table:table-row table:style-name="ro1">
          <table:table-cell office:value-type="float" office:value="3439006" calcext:value-type="float">
            <text:p>3439006</text:p>
          </table:table-cell>
          <table:table-cell table:formula="of:=[.A217]/1000/(60*60*24)" office:value-type="time" office:time-value="PT00H57M19.006S" calcext:value-type="time">
            <text:p>00:57:19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26.22" calcext:value-type="float">
            <text:p>126.22</text:p>
          </table:table-cell>
          <table:table-cell office:value-type="float" office:value="166.33" calcext:value-type="float">
            <text:p>166.33</text:p>
          </table:table-cell>
        </table:table-row>
        <table:table-row table:style-name="ro1">
          <table:table-cell office:value-type="float" office:value="3455006" calcext:value-type="float">
            <text:p>3455006</text:p>
          </table:table-cell>
          <table:table-cell table:formula="of:=[.A218]/1000/(60*60*24)" office:value-type="time" office:time-value="PT00H57M35.006S" calcext:value-type="time">
            <text:p>00:57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26.78" calcext:value-type="float">
            <text:p>126.78</text:p>
          </table:table-cell>
          <table:table-cell office:value-type="float" office:value="167.04" calcext:value-type="float">
            <text:p>167.04</text:p>
          </table:table-cell>
        </table:table-row>
        <table:table-row table:style-name="ro1">
          <table:table-cell office:value-type="float" office:value="3471006" calcext:value-type="float">
            <text:p>3471006</text:p>
          </table:table-cell>
          <table:table-cell table:formula="of:=[.A219]/1000/(60*60*24)" office:value-type="time" office:time-value="PT00H57M51.006S" calcext:value-type="time">
            <text:p>00:57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27.35" calcext:value-type="float">
            <text:p>127.35</text:p>
          </table:table-cell>
          <table:table-cell office:value-type="float" office:value="167.75" calcext:value-type="float">
            <text:p>167.75</text:p>
          </table:table-cell>
        </table:table-row>
        <table:table-row table:style-name="ro1">
          <table:table-cell office:value-type="float" office:value="3487006" calcext:value-type="float">
            <text:p>3487006</text:p>
          </table:table-cell>
          <table:table-cell table:formula="of:=[.A220]/1000/(60*60*24)" office:value-type="time" office:time-value="PT00H58M07.006S" calcext:value-type="time">
            <text:p>00:58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27.91" calcext:value-type="float">
            <text:p>127.91</text:p>
          </table:table-cell>
          <table:table-cell office:value-type="float" office:value="168.47" calcext:value-type="float">
            <text:p>168.47</text:p>
          </table:table-cell>
        </table:table-row>
        <table:table-row table:style-name="ro1">
          <table:table-cell office:value-type="float" office:value="3503006" calcext:value-type="float">
            <text:p>3503006</text:p>
          </table:table-cell>
          <table:table-cell table:formula="of:=[.A221]/1000/(60*60*24)" office:value-type="time" office:time-value="PT00H58M23.006S" calcext:value-type="time">
            <text:p>00:58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128.47" calcext:value-type="float">
            <text:p>128.47</text:p>
          </table:table-cell>
          <table:table-cell office:value-type="float" office:value="169.18" calcext:value-type="float">
            <text:p>169.18</text:p>
          </table:table-cell>
        </table:table-row>
        <table:table-row table:style-name="ro1">
          <table:table-cell office:value-type="float" office:value="3519006" calcext:value-type="float">
            <text:p>3519006</text:p>
          </table:table-cell>
          <table:table-cell table:formula="of:=[.A222]/1000/(60*60*24)" office:value-type="time" office:time-value="PT00H58M39.006S" calcext:value-type="time">
            <text:p>00:58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29.04" calcext:value-type="float">
            <text:p>129.04</text:p>
          </table:table-cell>
          <table:table-cell office:value-type="float" office:value="169.89" calcext:value-type="float">
            <text:p>169.89</text:p>
          </table:table-cell>
        </table:table-row>
        <table:table-row table:style-name="ro1">
          <table:table-cell office:value-type="float" office:value="3535006" calcext:value-type="float">
            <text:p>3535006</text:p>
          </table:table-cell>
          <table:table-cell table:formula="of:=[.A223]/1000/(60*60*24)" office:value-type="time" office:time-value="PT00H58M55.006S" calcext:value-type="time">
            <text:p>00:58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129.6" calcext:value-type="float">
            <text:p>129.6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1">
          <table:table-cell office:value-type="float" office:value="3551006" calcext:value-type="float">
            <text:p>3551006</text:p>
          </table:table-cell>
          <table:table-cell table:formula="of:=[.A224]/1000/(60*60*24)" office:value-type="time" office:time-value="PT00H59M11.006S" calcext:value-type="time">
            <text:p>00:59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30.17" calcext:value-type="float">
            <text:p>130.17</text:p>
          </table:table-cell>
          <table:table-cell office:value-type="float" office:value="171.32" calcext:value-type="float">
            <text:p>171.32</text:p>
          </table:table-cell>
        </table:table-row>
        <table:table-row table:style-name="ro1">
          <table:table-cell office:value-type="float" office:value="3567006" calcext:value-type="float">
            <text:p>3567006</text:p>
          </table:table-cell>
          <table:table-cell table:formula="of:=[.A225]/1000/(60*60*24)" office:value-type="time" office:time-value="PT00H59M27.006S" calcext:value-type="time">
            <text:p>00:59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30.73" calcext:value-type="float">
            <text:p>130.73</text:p>
          </table:table-cell>
          <table:table-cell office:value-type="float" office:value="172.03" calcext:value-type="float">
            <text:p>172.03</text:p>
          </table:table-cell>
        </table:table-row>
        <table:table-row table:style-name="ro1">
          <table:table-cell office:value-type="float" office:value="3583006" calcext:value-type="float">
            <text:p>3583006</text:p>
          </table:table-cell>
          <table:table-cell table:formula="of:=[.A226]/1000/(60*60*24)" office:value-type="time" office:time-value="PT00H59M43.006S" calcext:value-type="time">
            <text:p>00:59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31.29" calcext:value-type="float">
            <text:p>131.29</text:p>
          </table:table-cell>
          <table:table-cell office:value-type="float" office:value="172.74" calcext:value-type="float">
            <text:p>172.74</text:p>
          </table:table-cell>
        </table:table-row>
        <table:table-row table:style-name="ro1">
          <table:table-cell office:value-type="float" office:value="3599006" calcext:value-type="float">
            <text:p>3599006</text:p>
          </table:table-cell>
          <table:table-cell table:formula="of:=[.A227]/1000/(60*60*24)" office:value-type="time" office:time-value="PT00H59M59.006S" calcext:value-type="time">
            <text:p>00:59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31.86" calcext:value-type="float">
            <text:p>131.86</text:p>
          </table:table-cell>
          <table:table-cell office:value-type="float" office:value="173.45" calcext:value-type="float">
            <text:p>173.45</text:p>
          </table:table-cell>
        </table:table-row>
        <table:table-row table:style-name="ro1">
          <table:table-cell office:value-type="float" office:value="3615006" calcext:value-type="float">
            <text:p>3615006</text:p>
          </table:table-cell>
          <table:table-cell table:formula="of:=[.A228]/1000/(60*60*24)" office:value-type="time" office:time-value="PT01H00M15.006S" calcext:value-type="time">
            <text:p>01:00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32.42" calcext:value-type="float">
            <text:p>132.42</text:p>
          </table:table-cell>
          <table:table-cell office:value-type="float" office:value="174.16" calcext:value-type="float">
            <text:p>174.16</text:p>
          </table:table-cell>
        </table:table-row>
        <table:table-row table:style-name="ro1">
          <table:table-cell office:value-type="float" office:value="3631006" calcext:value-type="float">
            <text:p>3631006</text:p>
          </table:table-cell>
          <table:table-cell table:formula="of:=[.A229]/1000/(60*60*24)" office:value-type="time" office:time-value="PT01H00M31.006S" calcext:value-type="time">
            <text:p>01:00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32.98" calcext:value-type="float">
            <text:p>132.98</text:p>
          </table:table-cell>
          <table:table-cell office:value-type="float" office:value="174.87" calcext:value-type="float">
            <text:p>174.87</text:p>
          </table:table-cell>
        </table:table-row>
        <table:table-row table:style-name="ro1">
          <table:table-cell office:value-type="float" office:value="3647006" calcext:value-type="float">
            <text:p>3647006</text:p>
          </table:table-cell>
          <table:table-cell table:formula="of:=[.A230]/1000/(60*60*24)" office:value-type="time" office:time-value="PT01H00M47.006S" calcext:value-type="time">
            <text:p>01:00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33.54" calcext:value-type="float">
            <text:p>133.54</text:p>
          </table:table-cell>
          <table:table-cell office:value-type="float" office:value="175.58" calcext:value-type="float">
            <text:p>175.58</text:p>
          </table:table-cell>
        </table:table-row>
        <table:table-row table:style-name="ro1">
          <table:table-cell office:value-type="float" office:value="3663006" calcext:value-type="float">
            <text:p>3663006</text:p>
          </table:table-cell>
          <table:table-cell table:formula="of:=[.A231]/1000/(60*60*24)" office:value-type="time" office:time-value="PT01H01M03.006S" calcext:value-type="time">
            <text:p>01:01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76.29" calcext:value-type="float">
            <text:p>176.29</text:p>
          </table:table-cell>
        </table:table-row>
        <table:table-row table:style-name="ro1">
          <table:table-cell office:value-type="float" office:value="3679006" calcext:value-type="float">
            <text:p>3679006</text:p>
          </table:table-cell>
          <table:table-cell table:formula="of:=[.A232]/1000/(60*60*24)" office:value-type="time" office:time-value="PT01H01M19.006S" calcext:value-type="time">
            <text:p>01:01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34.67" calcext:value-type="float">
            <text:p>134.6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695006" calcext:value-type="float">
            <text:p>3695006</text:p>
          </table:table-cell>
          <table:table-cell table:formula="of:=[.A233]/1000/(60*60*24)" office:value-type="time" office:time-value="PT01H01M35.006S" calcext:value-type="time">
            <text:p>01:01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35.23" calcext:value-type="float">
            <text:p>135.23</text:p>
          </table:table-cell>
          <table:table-cell office:value-type="float" office:value="177.7" calcext:value-type="float">
            <text:p>177.7</text:p>
          </table:table-cell>
        </table:table-row>
        <table:table-row table:style-name="ro1">
          <table:table-cell office:value-type="float" office:value="3711006" calcext:value-type="float">
            <text:p>3711006</text:p>
          </table:table-cell>
          <table:table-cell table:formula="of:=[.A234]/1000/(60*60*24)" office:value-type="time" office:time-value="PT01H01M51.006S" calcext:value-type="time">
            <text:p>01:01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35.79" calcext:value-type="float">
            <text:p>135.79</text:p>
          </table:table-cell>
          <table:table-cell office:value-type="float" office:value="178.41" calcext:value-type="float">
            <text:p>178.41</text:p>
          </table:table-cell>
        </table:table-row>
        <table:table-row table:style-name="ro1">
          <table:table-cell office:value-type="float" office:value="3727006" calcext:value-type="float">
            <text:p>3727006</text:p>
          </table:table-cell>
          <table:table-cell table:formula="of:=[.A235]/1000/(60*60*24)" office:value-type="time" office:time-value="PT01H02M07.006S" calcext:value-type="time">
            <text:p>01:02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36.36" calcext:value-type="float">
            <text:p>136.36</text:p>
          </table:table-cell>
          <table:table-cell office:value-type="float" office:value="179.12" calcext:value-type="float">
            <text:p>179.12</text:p>
          </table:table-cell>
        </table:table-row>
        <table:table-row table:style-name="ro1">
          <table:table-cell office:value-type="float" office:value="3743006" calcext:value-type="float">
            <text:p>3743006</text:p>
          </table:table-cell>
          <table:table-cell table:formula="of:=[.A236]/1000/(60*60*24)" office:value-type="time" office:time-value="PT01H02M23.006S" calcext:value-type="time">
            <text:p>01:02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36.92" calcext:value-type="float">
            <text:p>136.92</text:p>
          </table:table-cell>
          <table:table-cell office:value-type="float" office:value="179.83" calcext:value-type="float">
            <text:p>179.83</text:p>
          </table:table-cell>
        </table:table-row>
        <table:table-row table:style-name="ro1">
          <table:table-cell office:value-type="float" office:value="3759006" calcext:value-type="float">
            <text:p>3759006</text:p>
          </table:table-cell>
          <table:table-cell table:formula="of:=[.A237]/1000/(60*60*24)" office:value-type="time" office:time-value="PT01H02M39.006S" calcext:value-type="time">
            <text:p>01:02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6" calcext:value-type="float">
            <text:p>158.96</text:p>
          </table:table-cell>
          <table:table-cell office:value-type="float" office:value="137.48" calcext:value-type="float">
            <text:p>137.48</text:p>
          </table:table-cell>
          <table:table-cell office:value-type="float" office:value="180.54" calcext:value-type="float">
            <text:p>180.54</text:p>
          </table:table-cell>
        </table:table-row>
        <table:table-row table:style-name="ro1">
          <table:table-cell office:value-type="float" office:value="3775006" calcext:value-type="float">
            <text:p>3775006</text:p>
          </table:table-cell>
          <table:table-cell table:formula="of:=[.A238]/1000/(60*60*24)" office:value-type="time" office:time-value="PT01H02M55.006S" calcext:value-type="time">
            <text:p>01:02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138.04" calcext:value-type="float">
            <text:p>138.04</text:p>
          </table:table-cell>
          <table:table-cell office:value-type="float" office:value="181.24" calcext:value-type="float">
            <text:p>181.24</text:p>
          </table:table-cell>
        </table:table-row>
        <table:table-row table:style-name="ro1">
          <table:table-cell office:value-type="float" office:value="3791006" calcext:value-type="float">
            <text:p>3791006</text:p>
          </table:table-cell>
          <table:table-cell table:formula="of:=[.A239]/1000/(60*60*24)" office:value-type="time" office:time-value="PT01H03M11.006S" calcext:value-type="time">
            <text:p>01:03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38.6" calcext:value-type="float">
            <text:p>138.6</text:p>
          </table:table-cell>
          <table:table-cell office:value-type="float" office:value="181.95" calcext:value-type="float">
            <text:p>181.95</text:p>
          </table:table-cell>
        </table:table-row>
        <table:table-row table:style-name="ro1">
          <table:table-cell office:value-type="float" office:value="3807006" calcext:value-type="float">
            <text:p>3807006</text:p>
          </table:table-cell>
          <table:table-cell table:formula="of:=[.A240]/1000/(60*60*24)" office:value-type="time" office:time-value="PT01H03M27.006S" calcext:value-type="time">
            <text:p>01:03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39.17" calcext:value-type="float">
            <text:p>139.17</text:p>
          </table:table-cell>
          <table:table-cell office:value-type="float" office:value="182.66" calcext:value-type="float">
            <text:p>182.66</text:p>
          </table:table-cell>
        </table:table-row>
        <table:table-row table:style-name="ro1">
          <table:table-cell office:value-type="float" office:value="3823005" calcext:value-type="float">
            <text:p>3823005</text:p>
          </table:table-cell>
          <table:table-cell table:formula="of:=[.A241]/1000/(60*60*24)" office:value-type="time" office:time-value="PT01H03M43.005S" calcext:value-type="time">
            <text:p>01:03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83.36" calcext:value-type="float">
            <text:p>183.36</text:p>
          </table:table-cell>
        </table:table-row>
        <table:table-row table:style-name="ro1">
          <table:table-cell office:value-type="float" office:value="3839006" calcext:value-type="float">
            <text:p>3839006</text:p>
          </table:table-cell>
          <table:table-cell table:formula="of:=[.A242]/1000/(60*60*24)" office:value-type="time" office:time-value="PT01H03M59.006S" calcext:value-type="time">
            <text:p>01:03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40.29" calcext:value-type="float">
            <text:p>140.29</text:p>
          </table:table-cell>
          <table:table-cell office:value-type="float" office:value="184.07" calcext:value-type="float">
            <text:p>184.07</text:p>
          </table:table-cell>
        </table:table-row>
        <table:table-row table:style-name="ro1">
          <table:table-cell office:value-type="float" office:value="3855006" calcext:value-type="float">
            <text:p>3855006</text:p>
          </table:table-cell>
          <table:table-cell table:formula="of:=[.A243]/1000/(60*60*24)" office:value-type="time" office:time-value="PT01H04M15.006S" calcext:value-type="time">
            <text:p>01:04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40.85" calcext:value-type="float">
            <text:p>140.85</text:p>
          </table:table-cell>
          <table:table-cell office:value-type="float" office:value="184.77" calcext:value-type="float">
            <text:p>184.77</text:p>
          </table:table-cell>
        </table:table-row>
        <table:table-row table:style-name="ro1">
          <table:table-cell office:value-type="float" office:value="3871006" calcext:value-type="float">
            <text:p>3871006</text:p>
          </table:table-cell>
          <table:table-cell table:formula="of:=[.A244]/1000/(60*60*24)" office:value-type="time" office:time-value="PT01H04M31.006S" calcext:value-type="time">
            <text:p>01:04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41.41" calcext:value-type="float">
            <text:p>141.41</text:p>
          </table:table-cell>
          <table:table-cell office:value-type="float" office:value="185.48" calcext:value-type="float">
            <text:p>185.48</text:p>
          </table:table-cell>
        </table:table-row>
        <table:table-row table:style-name="ro1">
          <table:table-cell office:value-type="float" office:value="3887006" calcext:value-type="float">
            <text:p>3887006</text:p>
          </table:table-cell>
          <table:table-cell table:formula="of:=[.A245]/1000/(60*60*24)" office:value-type="time" office:time-value="PT01H04M47.006S" calcext:value-type="time">
            <text:p>01:04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41.97" calcext:value-type="float">
            <text:p>141.97</text:p>
          </table:table-cell>
          <table:table-cell office:value-type="float" office:value="186.18" calcext:value-type="float">
            <text:p>186.18</text:p>
          </table:table-cell>
        </table:table-row>
        <table:table-row table:style-name="ro1">
          <table:table-cell office:value-type="float" office:value="3903006" calcext:value-type="float">
            <text:p>3903006</text:p>
          </table:table-cell>
          <table:table-cell table:formula="of:=[.A246]/1000/(60*60*24)" office:value-type="time" office:time-value="PT01H05M03.006S" calcext:value-type="time">
            <text:p>01:05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42.53" calcext:value-type="float">
            <text:p>142.53</text:p>
          </table:table-cell>
          <table:table-cell office:value-type="float" office:value="186.89" calcext:value-type="float">
            <text:p>186.89</text:p>
          </table:table-cell>
        </table:table-row>
        <table:table-row table:style-name="ro1">
          <table:table-cell office:value-type="float" office:value="3919006" calcext:value-type="float">
            <text:p>3919006</text:p>
          </table:table-cell>
          <table:table-cell table:formula="of:=[.A247]/1000/(60*60*24)" office:value-type="time" office:time-value="PT01H05M19.006S" calcext:value-type="time">
            <text:p>01:05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43.09" calcext:value-type="float">
            <text:p>143.09</text:p>
          </table:table-cell>
          <table:table-cell office:value-type="float" office:value="187.59" calcext:value-type="float">
            <text:p>187.59</text:p>
          </table:table-cell>
        </table:table-row>
        <table:table-row table:style-name="ro1">
          <table:table-cell office:value-type="float" office:value="3935006" calcext:value-type="float">
            <text:p>3935006</text:p>
          </table:table-cell>
          <table:table-cell table:formula="of:=[.A248]/1000/(60*60*24)" office:value-type="time" office:time-value="PT01H05M35.006S" calcext:value-type="time">
            <text:p>01:05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143.65" calcext:value-type="float">
            <text:p>143.65</text:p>
          </table:table-cell>
          <table:table-cell office:value-type="float" office:value="188.3" calcext:value-type="float">
            <text:p>188.3</text:p>
          </table:table-cell>
        </table:table-row>
        <table:table-row table:style-name="ro1">
          <table:table-cell office:value-type="float" office:value="3951006" calcext:value-type="float">
            <text:p>3951006</text:p>
          </table:table-cell>
          <table:table-cell table:formula="of:=[.A249]/1000/(60*60*24)" office:value-type="time" office:time-value="PT01H05M51.006S" calcext:value-type="time">
            <text:p>01:05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44.21" calcext:value-type="float">
            <text:p>144.2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967005" calcext:value-type="float">
            <text:p>3967005</text:p>
          </table:table-cell>
          <table:table-cell table:formula="of:=[.A250]/1000/(60*60*24)" office:value-type="time" office:time-value="PT01H06M07.005S" calcext:value-type="time">
            <text:p>01:06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44.77" calcext:value-type="float">
            <text:p>144.77</text:p>
          </table:table-cell>
          <table:table-cell office:value-type="float" office:value="189.7" calcext:value-type="float">
            <text:p>189.7</text:p>
          </table:table-cell>
        </table:table-row>
        <table:table-row table:style-name="ro1">
          <table:table-cell office:value-type="float" office:value="3983006" calcext:value-type="float">
            <text:p>3983006</text:p>
          </table:table-cell>
          <table:table-cell table:formula="of:=[.A251]/1000/(60*60*24)" office:value-type="time" office:time-value="PT01H06M23.006S" calcext:value-type="time">
            <text:p>01:06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45.33" calcext:value-type="float">
            <text:p>145.33</text:p>
          </table:table-cell>
          <table:table-cell office:value-type="float" office:value="190.41" calcext:value-type="float">
            <text:p>190.41</text:p>
          </table:table-cell>
        </table:table-row>
        <table:table-row table:style-name="ro1">
          <table:table-cell office:value-type="float" office:value="3999006" calcext:value-type="float">
            <text:p>3999006</text:p>
          </table:table-cell>
          <table:table-cell table:formula="of:=[.A252]/1000/(60*60*24)" office:value-type="time" office:time-value="PT01H06M39.006S" calcext:value-type="time">
            <text:p>01:06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45.9" calcext:value-type="float">
            <text:p>145.9</text:p>
          </table:table-cell>
          <table:table-cell office:value-type="float" office:value="191.11" calcext:value-type="float">
            <text:p>191.11</text:p>
          </table:table-cell>
        </table:table-row>
        <table:table-row table:style-name="ro1">
          <table:table-cell office:value-type="float" office:value="4015006" calcext:value-type="float">
            <text:p>4015006</text:p>
          </table:table-cell>
          <table:table-cell table:formula="of:=[.A253]/1000/(60*60*24)" office:value-type="time" office:time-value="PT01H06M55.006S" calcext:value-type="time">
            <text:p>01:0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46.46" calcext:value-type="float">
            <text:p>146.46</text:p>
          </table:table-cell>
          <table:table-cell office:value-type="float" office:value="191.81" calcext:value-type="float">
            <text:p>191.81</text:p>
          </table:table-cell>
        </table:table-row>
        <table:table-row table:style-name="ro1">
          <table:table-cell office:value-type="float" office:value="4031006" calcext:value-type="float">
            <text:p>4031006</text:p>
          </table:table-cell>
          <table:table-cell table:formula="of:=[.A254]/1000/(60*60*24)" office:value-type="time" office:time-value="PT01H07M11.006S" calcext:value-type="time">
            <text:p>01:07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147.02" calcext:value-type="float">
            <text:p>147.02</text:p>
          </table:table-cell>
          <table:table-cell office:value-type="float" office:value="192.51" calcext:value-type="float">
            <text:p>192.51</text:p>
          </table:table-cell>
        </table:table-row>
        <table:table-row table:style-name="ro1">
          <table:table-cell office:value-type="float" office:value="4047006" calcext:value-type="float">
            <text:p>4047006</text:p>
          </table:table-cell>
          <table:table-cell table:formula="of:=[.A255]/1000/(60*60*24)" office:value-type="time" office:time-value="PT01H07M27.006S" calcext:value-type="time">
            <text:p>01:0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47.58" calcext:value-type="float">
            <text:p>147.58</text:p>
          </table:table-cell>
          <table:table-cell office:value-type="float" office:value="193.21" calcext:value-type="float">
            <text:p>193.21</text:p>
          </table:table-cell>
        </table:table-row>
        <table:table-row table:style-name="ro1">
          <table:table-cell office:value-type="float" office:value="4063006" calcext:value-type="float">
            <text:p>4063006</text:p>
          </table:table-cell>
          <table:table-cell table:formula="of:=[.A256]/1000/(60*60*24)" office:value-type="time" office:time-value="PT01H07M43.006S" calcext:value-type="time">
            <text:p>01:07:43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48.13" calcext:value-type="float">
            <text:p>148.13</text:p>
          </table:table-cell>
          <table:table-cell office:value-type="float" office:value="193.92" calcext:value-type="float">
            <text:p>193.92</text:p>
          </table:table-cell>
        </table:table-row>
        <table:table-row table:style-name="ro1">
          <table:table-cell office:value-type="float" office:value="4079006" calcext:value-type="float">
            <text:p>4079006</text:p>
          </table:table-cell>
          <table:table-cell table:formula="of:=[.A257]/1000/(60*60*24)" office:value-type="time" office:time-value="PT01H07M59.006S" calcext:value-type="time">
            <text:p>01:07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48.69" calcext:value-type="float">
            <text:p>148.69</text:p>
          </table:table-cell>
          <table:table-cell office:value-type="float" office:value="194.62" calcext:value-type="float">
            <text:p>194.62</text:p>
          </table:table-cell>
        </table:table-row>
        <table:table-row table:style-name="ro1">
          <table:table-cell office:value-type="float" office:value="4095006" calcext:value-type="float">
            <text:p>4095006</text:p>
          </table:table-cell>
          <table:table-cell table:formula="of:=[.A258]/1000/(60*60*24)" office:value-type="time" office:time-value="PT01H08M15.006S" calcext:value-type="time">
            <text:p>01:08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149.25" calcext:value-type="float">
            <text:p>149.25</text:p>
          </table:table-cell>
          <table:table-cell office:value-type="float" office:value="195.32" calcext:value-type="float">
            <text:p>195.32</text:p>
          </table:table-cell>
        </table:table-row>
        <table:table-row table:style-name="ro1">
          <table:table-cell office:value-type="float" office:value="4111006" calcext:value-type="float">
            <text:p>4111006</text:p>
          </table:table-cell>
          <table:table-cell table:formula="of:=[.A259]/1000/(60*60*24)" office:value-type="time" office:time-value="PT01H08M31.006S" calcext:value-type="time">
            <text:p>01:08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49.81" calcext:value-type="float">
            <text:p>149.81</text:p>
          </table:table-cell>
          <table:table-cell office:value-type="float" office:value="196.02" calcext:value-type="float">
            <text:p>196.02</text:p>
          </table:table-cell>
        </table:table-row>
        <table:table-row table:style-name="ro1">
          <table:table-cell office:value-type="float" office:value="4127006" calcext:value-type="float">
            <text:p>4127006</text:p>
          </table:table-cell>
          <table:table-cell table:formula="of:=[.A260]/1000/(60*60*24)" office:value-type="time" office:time-value="PT01H08M47.006S" calcext:value-type="time">
            <text:p>01:08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150.37" calcext:value-type="float">
            <text:p>150.37</text:p>
          </table:table-cell>
          <table:table-cell office:value-type="float" office:value="196.72" calcext:value-type="float">
            <text:p>196.72</text:p>
          </table:table-cell>
        </table:table-row>
        <table:table-row table:style-name="ro1">
          <table:table-cell office:value-type="float" office:value="4143006" calcext:value-type="float">
            <text:p>4143006</text:p>
          </table:table-cell>
          <table:table-cell table:formula="of:=[.A261]/1000/(60*60*24)" office:value-type="time" office:time-value="PT01H09M03.006S" calcext:value-type="time">
            <text:p>01:0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150.93" calcext:value-type="float">
            <text:p>150.93</text:p>
          </table:table-cell>
          <table:table-cell office:value-type="float" office:value="197.42" calcext:value-type="float">
            <text:p>197.42</text:p>
          </table:table-cell>
        </table:table-row>
        <table:table-row table:style-name="ro1">
          <table:table-cell office:value-type="float" office:value="4159006" calcext:value-type="float">
            <text:p>4159006</text:p>
          </table:table-cell>
          <table:table-cell table:formula="of:=[.A262]/1000/(60*60*24)" office:value-type="time" office:time-value="PT01H09M19.006S" calcext:value-type="time">
            <text:p>01:09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51.49" calcext:value-type="float">
            <text:p>151.49</text:p>
          </table:table-cell>
          <table:table-cell office:value-type="float" office:value="198.12" calcext:value-type="float">
            <text:p>198.12</text:p>
          </table:table-cell>
        </table:table-row>
        <table:table-row table:style-name="ro1">
          <table:table-cell office:value-type="float" office:value="4175006" calcext:value-type="float">
            <text:p>4175006</text:p>
          </table:table-cell>
          <table:table-cell table:formula="of:=[.A263]/1000/(60*60*24)" office:value-type="time" office:time-value="PT01H09M35.006S" calcext:value-type="time">
            <text:p>01:09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52.05" calcext:value-type="float">
            <text:p>152.05</text:p>
          </table:table-cell>
          <table:table-cell office:value-type="float" office:value="198.82" calcext:value-type="float">
            <text:p>198.82</text:p>
          </table:table-cell>
        </table:table-row>
        <table:table-row table:style-name="ro1">
          <table:table-cell office:value-type="float" office:value="4191006" calcext:value-type="float">
            <text:p>4191006</text:p>
          </table:table-cell>
          <table:table-cell table:formula="of:=[.A264]/1000/(60*60*24)" office:value-type="time" office:time-value="PT01H09M51.006S" calcext:value-type="time">
            <text:p>01:09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52.61" calcext:value-type="float">
            <text:p>152.61</text:p>
          </table:table-cell>
          <table:table-cell office:value-type="float" office:value="199.52" calcext:value-type="float">
            <text:p>199.52</text:p>
          </table:table-cell>
        </table:table-row>
        <table:table-row table:style-name="ro1">
          <table:table-cell office:value-type="float" office:value="4207006" calcext:value-type="float">
            <text:p>4207006</text:p>
          </table:table-cell>
          <table:table-cell table:formula="of:=[.A265]/1000/(60*60*24)" office:value-type="time" office:time-value="PT01H10M07.006S" calcext:value-type="time">
            <text:p>01:10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53.17" calcext:value-type="float">
            <text:p>153.17</text:p>
          </table:table-cell>
          <table:table-cell office:value-type="float" office:value="200.22" calcext:value-type="float">
            <text:p>200.22</text:p>
          </table:table-cell>
        </table:table-row>
        <table:table-row table:style-name="ro1">
          <table:table-cell office:value-type="float" office:value="4223006" calcext:value-type="float">
            <text:p>4223006</text:p>
          </table:table-cell>
          <table:table-cell table:formula="of:=[.A266]/1000/(60*60*24)" office:value-type="time" office:time-value="PT01H10M23.006S" calcext:value-type="time">
            <text:p>01:10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53.73" calcext:value-type="float">
            <text:p>153.73</text:p>
          </table:table-cell>
          <table:table-cell office:value-type="float" office:value="200.92" calcext:value-type="float">
            <text:p>200.92</text:p>
          </table:table-cell>
        </table:table-row>
        <table:table-row table:style-name="ro1">
          <table:table-cell office:value-type="float" office:value="4239006" calcext:value-type="float">
            <text:p>4239006</text:p>
          </table:table-cell>
          <table:table-cell table:formula="of:=[.A267]/1000/(60*60*24)" office:value-type="time" office:time-value="PT01H10M39.006S" calcext:value-type="time">
            <text:p>01:10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54.29" calcext:value-type="float">
            <text:p>154.29</text:p>
          </table:table-cell>
          <table:table-cell office:value-type="float" office:value="201.62" calcext:value-type="float">
            <text:p>201.62</text:p>
          </table:table-cell>
        </table:table-row>
        <table:table-row table:style-name="ro1">
          <table:table-cell office:value-type="float" office:value="4255006" calcext:value-type="float">
            <text:p>4255006</text:p>
          </table:table-cell>
          <table:table-cell table:formula="of:=[.A268]/1000/(60*60*24)" office:value-type="time" office:time-value="PT01H10M55.006S" calcext:value-type="time">
            <text:p>01:1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54.84" calcext:value-type="float">
            <text:p>154.84</text:p>
          </table:table-cell>
          <table:table-cell office:value-type="float" office:value="202.32" calcext:value-type="float">
            <text:p>202.32</text:p>
          </table:table-cell>
        </table:table-row>
        <table:table-row table:style-name="ro1">
          <table:table-cell office:value-type="float" office:value="4271006" calcext:value-type="float">
            <text:p>4271006</text:p>
          </table:table-cell>
          <table:table-cell table:formula="of:=[.A269]/1000/(60*60*24)" office:value-type="time" office:time-value="PT01H11M11.006S" calcext:value-type="time">
            <text:p>01:1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55.4" calcext:value-type="float">
            <text:p>155.4</text:p>
          </table:table-cell>
          <table:table-cell office:value-type="float" office:value="203.02" calcext:value-type="float">
            <text:p>203.02</text:p>
          </table:table-cell>
        </table:table-row>
        <table:table-row table:style-name="ro1">
          <table:table-cell office:value-type="float" office:value="4287006" calcext:value-type="float">
            <text:p>4287006</text:p>
          </table:table-cell>
          <table:table-cell table:formula="of:=[.A270]/1000/(60*60*24)" office:value-type="time" office:time-value="PT01H11M27.006S" calcext:value-type="time">
            <text:p>01:1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55.96" calcext:value-type="float">
            <text:p>155.96</text:p>
          </table:table-cell>
          <table:table-cell office:value-type="float" office:value="203.72" calcext:value-type="float">
            <text:p>203.72</text:p>
          </table:table-cell>
        </table:table-row>
        <table:table-row table:style-name="ro1">
          <table:table-cell office:value-type="float" office:value="4303006" calcext:value-type="float">
            <text:p>4303006</text:p>
          </table:table-cell>
          <table:table-cell table:formula="of:=[.A271]/1000/(60*60*24)" office:value-type="time" office:time-value="PT01H11M43.006S" calcext:value-type="time">
            <text:p>01:1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6.52" calcext:value-type="float">
            <text:p>156.52</text:p>
          </table:table-cell>
          <table:table-cell office:value-type="float" office:value="204.41" calcext:value-type="float">
            <text:p>204.41</text:p>
          </table:table-cell>
        </table:table-row>
        <table:table-row table:style-name="ro1">
          <table:table-cell office:value-type="float" office:value="4319006" calcext:value-type="float">
            <text:p>4319006</text:p>
          </table:table-cell>
          <table:table-cell table:formula="of:=[.A272]/1000/(60*60*24)" office:value-type="time" office:time-value="PT01H11M59.006S" calcext:value-type="time">
            <text:p>01:11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7.08" calcext:value-type="float">
            <text:p>157.08</text:p>
          </table:table-cell>
          <table:table-cell office:value-type="float" office:value="205.11" calcext:value-type="float">
            <text:p>205.11</text:p>
          </table:table-cell>
        </table:table-row>
        <table:table-row table:style-name="ro1">
          <table:table-cell office:value-type="float" office:value="4335006" calcext:value-type="float">
            <text:p>4335006</text:p>
          </table:table-cell>
          <table:table-cell table:formula="of:=[.A273]/1000/(60*60*24)" office:value-type="time" office:time-value="PT01H12M15.006S" calcext:value-type="time">
            <text:p>01:1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7.63" calcext:value-type="float">
            <text:p>157.63</text:p>
          </table:table-cell>
          <table:table-cell office:value-type="float" office:value="205.81" calcext:value-type="float">
            <text:p>205.81</text:p>
          </table:table-cell>
        </table:table-row>
        <table:table-row table:style-name="ro1">
          <table:table-cell office:value-type="float" office:value="4351006" calcext:value-type="float">
            <text:p>4351006</text:p>
          </table:table-cell>
          <table:table-cell table:formula="of:=[.A274]/1000/(60*60*24)" office:value-type="time" office:time-value="PT01H12M31.006S" calcext:value-type="time">
            <text:p>01:1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58.19" calcext:value-type="float">
            <text:p>158.19</text:p>
          </table:table-cell>
          <table:table-cell office:value-type="float" office:value="206.51" calcext:value-type="float">
            <text:p>206.51</text:p>
          </table:table-cell>
        </table:table-row>
        <table:table-row table:style-name="ro1">
          <table:table-cell office:value-type="float" office:value="4367006" calcext:value-type="float">
            <text:p>4367006</text:p>
          </table:table-cell>
          <table:table-cell table:formula="of:=[.A275]/1000/(60*60*24)" office:value-type="time" office:time-value="PT01H12M47.006S" calcext:value-type="time">
            <text:p>01:1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8.75" calcext:value-type="float">
            <text:p>158.75</text:p>
          </table:table-cell>
          <table:table-cell office:value-type="float" office:value="207.2" calcext:value-type="float">
            <text:p>207.2</text:p>
          </table:table-cell>
        </table:table-row>
        <table:table-row table:style-name="ro1">
          <table:table-cell office:value-type="float" office:value="4383006" calcext:value-type="float">
            <text:p>4383006</text:p>
          </table:table-cell>
          <table:table-cell table:formula="of:=[.A276]/1000/(60*60*24)" office:value-type="time" office:time-value="PT01H13M03.006S" calcext:value-type="time">
            <text:p>01:1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59.31" calcext:value-type="float">
            <text:p>159.31</text:p>
          </table:table-cell>
          <table:table-cell office:value-type="float" office:value="207.9" calcext:value-type="float">
            <text:p>207.9</text:p>
          </table:table-cell>
        </table:table-row>
        <table:table-row table:style-name="ro1">
          <table:table-cell office:value-type="float" office:value="4399006" calcext:value-type="float">
            <text:p>4399006</text:p>
          </table:table-cell>
          <table:table-cell table:formula="of:=[.A277]/1000/(60*60*24)" office:value-type="time" office:time-value="PT01H13M19.006S" calcext:value-type="time">
            <text:p>01:1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59.87" calcext:value-type="float">
            <text:p>159.87</text:p>
          </table:table-cell>
          <table:table-cell office:value-type="float" office:value="208.6" calcext:value-type="float">
            <text:p>208.6</text:p>
          </table:table-cell>
        </table:table-row>
        <table:table-row table:style-name="ro1">
          <table:table-cell office:value-type="float" office:value="4415006" calcext:value-type="float">
            <text:p>4415006</text:p>
          </table:table-cell>
          <table:table-cell table:formula="of:=[.A278]/1000/(60*60*24)" office:value-type="time" office:time-value="PT01H13M35.006S" calcext:value-type="time">
            <text:p>01:1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60.42" calcext:value-type="float">
            <text:p>160.42</text:p>
          </table:table-cell>
          <table:table-cell office:value-type="float" office:value="209.29" calcext:value-type="float">
            <text:p>209.29</text:p>
          </table:table-cell>
        </table:table-row>
        <table:table-row table:style-name="ro1">
          <table:table-cell office:value-type="float" office:value="4431006" calcext:value-type="float">
            <text:p>4431006</text:p>
          </table:table-cell>
          <table:table-cell table:formula="of:=[.A279]/1000/(60*60*24)" office:value-type="time" office:time-value="PT01H13M51.006S" calcext:value-type="time">
            <text:p>01:13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0.98" calcext:value-type="float">
            <text:p>160.98</text:p>
          </table:table-cell>
          <table:table-cell office:value-type="float" office:value="209.99" calcext:value-type="float">
            <text:p>209.99</text:p>
          </table:table-cell>
        </table:table-row>
        <table:table-row table:style-name="ro1">
          <table:table-cell office:value-type="float" office:value="4447006" calcext:value-type="float">
            <text:p>4447006</text:p>
          </table:table-cell>
          <table:table-cell table:formula="of:=[.A280]/1000/(60*60*24)" office:value-type="time" office:time-value="PT01H14M07.006S" calcext:value-type="time">
            <text:p>01:1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1.54" calcext:value-type="float">
            <text:p>161.54</text:p>
          </table:table-cell>
          <table:table-cell office:value-type="float" office:value="210.68" calcext:value-type="float">
            <text:p>210.68</text:p>
          </table:table-cell>
        </table:table-row>
        <table:table-row table:style-name="ro1">
          <table:table-cell office:value-type="float" office:value="4463006" calcext:value-type="float">
            <text:p>4463006</text:p>
          </table:table-cell>
          <table:table-cell table:formula="of:=[.A281]/1000/(60*60*24)" office:value-type="time" office:time-value="PT01H14M23.006S" calcext:value-type="time">
            <text:p>01:14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2.1" calcext:value-type="float">
            <text:p>162.1</text:p>
          </table:table-cell>
          <table:table-cell office:value-type="float" office:value="211.38" calcext:value-type="float">
            <text:p>211.38</text:p>
          </table:table-cell>
        </table:table-row>
        <table:table-row table:style-name="ro1">
          <table:table-cell office:value-type="float" office:value="4479006" calcext:value-type="float">
            <text:p>4479006</text:p>
          </table:table-cell>
          <table:table-cell table:formula="of:=[.A282]/1000/(60*60*24)" office:value-type="time" office:time-value="PT01H14M39.006S" calcext:value-type="time">
            <text:p>01:1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2.65" calcext:value-type="float">
            <text:p>162.65</text:p>
          </table:table-cell>
          <table:table-cell office:value-type="float" office:value="212.08" calcext:value-type="float">
            <text:p>212.08</text:p>
          </table:table-cell>
        </table:table-row>
        <table:table-row table:style-name="ro1">
          <table:table-cell office:value-type="float" office:value="4495006" calcext:value-type="float">
            <text:p>4495006</text:p>
          </table:table-cell>
          <table:table-cell table:formula="of:=[.A283]/1000/(60*60*24)" office:value-type="time" office:time-value="PT01H14M55.006S" calcext:value-type="time">
            <text:p>01:1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3.21" calcext:value-type="float">
            <text:p>163.21</text:p>
          </table:table-cell>
          <table:table-cell office:value-type="float" office:value="212.77" calcext:value-type="float">
            <text:p>212.77</text:p>
          </table:table-cell>
        </table:table-row>
        <table:table-row table:style-name="ro1">
          <table:table-cell office:value-type="float" office:value="4511006" calcext:value-type="float">
            <text:p>4511006</text:p>
          </table:table-cell>
          <table:table-cell table:formula="of:=[.A284]/1000/(60*60*24)" office:value-type="time" office:time-value="PT01H15M11.006S" calcext:value-type="time">
            <text:p>01:1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3.77" calcext:value-type="float">
            <text:p>163.77</text:p>
          </table:table-cell>
          <table:table-cell office:value-type="float" office:value="213.47" calcext:value-type="float">
            <text:p>213.47</text:p>
          </table:table-cell>
        </table:table-row>
        <table:table-row table:style-name="ro1">
          <table:table-cell office:value-type="float" office:value="4527006" calcext:value-type="float">
            <text:p>4527006</text:p>
          </table:table-cell>
          <table:table-cell table:formula="of:=[.A285]/1000/(60*60*24)" office:value-type="time" office:time-value="PT01H15M27.006S" calcext:value-type="time">
            <text:p>01:15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64.33" calcext:value-type="float">
            <text:p>164.33</text:p>
          </table:table-cell>
          <table:table-cell office:value-type="float" office:value="214.16" calcext:value-type="float">
            <text:p>214.16</text:p>
          </table:table-cell>
        </table:table-row>
        <table:table-row table:style-name="ro1">
          <table:table-cell office:value-type="float" office:value="4543006" calcext:value-type="float">
            <text:p>4543006</text:p>
          </table:table-cell>
          <table:table-cell table:formula="of:=[.A286]/1000/(60*60*24)" office:value-type="time" office:time-value="PT01H15M43.006S" calcext:value-type="time">
            <text:p>01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64.88" calcext:value-type="float">
            <text:p>164.88</text:p>
          </table:table-cell>
          <table:table-cell office:value-type="float" office:value="214.86" calcext:value-type="float">
            <text:p>214.86</text:p>
          </table:table-cell>
        </table:table-row>
        <table:table-row table:style-name="ro1">
          <table:table-cell office:value-type="float" office:value="4559006" calcext:value-type="float">
            <text:p>4559006</text:p>
          </table:table-cell>
          <table:table-cell table:formula="of:=[.A287]/1000/(60*60*24)" office:value-type="time" office:time-value="PT01H15M59.006S" calcext:value-type="time">
            <text:p>01:15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65.44" calcext:value-type="float">
            <text:p>165.44</text:p>
          </table:table-cell>
          <table:table-cell office:value-type="float" office:value="215.55" calcext:value-type="float">
            <text:p>215.55</text:p>
          </table:table-cell>
        </table:table-row>
        <table:table-row table:style-name="ro1">
          <table:table-cell office:value-type="float" office:value="4575006" calcext:value-type="float">
            <text:p>4575006</text:p>
          </table:table-cell>
          <table:table-cell table:formula="of:=[.A288]/1000/(60*60*24)" office:value-type="time" office:time-value="PT01H16M15.006S" calcext:value-type="time">
            <text:p>01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66" calcext:value-type="float">
            <text:p>166</text:p>
          </table:table-cell>
          <table:table-cell office:value-type="float" office:value="216.25" calcext:value-type="float">
            <text:p>216.25</text:p>
          </table:table-cell>
        </table:table-row>
        <table:table-row table:style-name="ro1">
          <table:table-cell office:value-type="float" office:value="4591006" calcext:value-type="float">
            <text:p>4591006</text:p>
          </table:table-cell>
          <table:table-cell table:formula="of:=[.A289]/1000/(60*60*24)" office:value-type="time" office:time-value="PT01H16M31.006S" calcext:value-type="time">
            <text:p>01:16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166.55" calcext:value-type="float">
            <text:p>166.55</text:p>
          </table:table-cell>
          <table:table-cell office:value-type="float" office:value="216.94" calcext:value-type="float">
            <text:p>216.94</text:p>
          </table:table-cell>
        </table:table-row>
        <table:table-row table:style-name="ro1">
          <table:table-cell office:value-type="float" office:value="4607006" calcext:value-type="float">
            <text:p>4607006</text:p>
          </table:table-cell>
          <table:table-cell table:formula="of:=[.A290]/1000/(60*60*24)" office:value-type="time" office:time-value="PT01H16M47.006S" calcext:value-type="time">
            <text:p>01:16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167.11" calcext:value-type="float">
            <text:p>167.11</text:p>
          </table:table-cell>
          <table:table-cell office:value-type="float" office:value="217.63" calcext:value-type="float">
            <text:p>217.63</text:p>
          </table:table-cell>
        </table:table-row>
        <table:table-row table:style-name="ro1">
          <table:table-cell office:value-type="float" office:value="4623006" calcext:value-type="float">
            <text:p>4623006</text:p>
          </table:table-cell>
          <table:table-cell table:formula="of:=[.A291]/1000/(60*60*24)" office:value-type="time" office:time-value="PT01H17M03.006S" calcext:value-type="time">
            <text:p>01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67.67" calcext:value-type="float">
            <text:p>167.67</text:p>
          </table:table-cell>
          <table:table-cell office:value-type="float" office:value="218.33" calcext:value-type="float">
            <text:p>218.33</text:p>
          </table:table-cell>
        </table:table-row>
        <table:table-row table:style-name="ro1">
          <table:table-cell office:value-type="float" office:value="4639006" calcext:value-type="float">
            <text:p>4639006</text:p>
          </table:table-cell>
          <table:table-cell table:formula="of:=[.A292]/1000/(60*60*24)" office:value-type="time" office:time-value="PT01H17M19.006S" calcext:value-type="time">
            <text:p>01:17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68.22" calcext:value-type="float">
            <text:p>168.22</text:p>
          </table:table-cell>
          <table:table-cell office:value-type="float" office:value="219.02" calcext:value-type="float">
            <text:p>219.02</text:p>
          </table:table-cell>
        </table:table-row>
        <table:table-row table:style-name="ro1">
          <table:table-cell office:value-type="float" office:value="4655006" calcext:value-type="float">
            <text:p>4655006</text:p>
          </table:table-cell>
          <table:table-cell table:formula="of:=[.A293]/1000/(60*60*24)" office:value-type="time" office:time-value="PT01H17M35.006S" calcext:value-type="time">
            <text:p>01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68.78" calcext:value-type="float">
            <text:p>168.78</text:p>
          </table:table-cell>
          <table:table-cell office:value-type="float" office:value="219.72" calcext:value-type="float">
            <text:p>219.72</text:p>
          </table:table-cell>
        </table:table-row>
        <table:table-row table:style-name="ro1">
          <table:table-cell office:value-type="float" office:value="4671006" calcext:value-type="float">
            <text:p>4671006</text:p>
          </table:table-cell>
          <table:table-cell table:formula="of:=[.A294]/1000/(60*60*24)" office:value-type="time" office:time-value="PT01H17M51.006S" calcext:value-type="time">
            <text:p>01:17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69.33" calcext:value-type="float">
            <text:p>169.33</text:p>
          </table:table-cell>
          <table:table-cell office:value-type="float" office:value="220.41" calcext:value-type="float">
            <text:p>220.41</text:p>
          </table:table-cell>
        </table:table-row>
        <table:table-row table:style-name="ro1">
          <table:table-cell office:value-type="float" office:value="4687006" calcext:value-type="float">
            <text:p>4687006</text:p>
          </table:table-cell>
          <table:table-cell table:formula="of:=[.A295]/1000/(60*60*24)" office:value-type="time" office:time-value="PT01H18M07.006S" calcext:value-type="time">
            <text:p>01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69.89" calcext:value-type="float">
            <text:p>169.89</text:p>
          </table:table-cell>
          <table:table-cell office:value-type="float" office:value="221.1" calcext:value-type="float">
            <text:p>221.1</text:p>
          </table:table-cell>
        </table:table-row>
        <table:table-row table:style-name="ro1">
          <table:table-cell office:value-type="float" office:value="4703006" calcext:value-type="float">
            <text:p>4703006</text:p>
          </table:table-cell>
          <table:table-cell table:formula="of:=[.A296]/1000/(60*60*24)" office:value-type="time" office:time-value="PT01H18M23.006S" calcext:value-type="time">
            <text:p>01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70.45" calcext:value-type="float">
            <text:p>170.45</text:p>
          </table:table-cell>
          <table:table-cell office:value-type="float" office:value="221.79" calcext:value-type="float">
            <text:p>221.79</text:p>
          </table:table-cell>
        </table:table-row>
        <table:table-row table:style-name="ro1">
          <table:table-cell office:value-type="float" office:value="4719006" calcext:value-type="float">
            <text:p>4719006</text:p>
          </table:table-cell>
          <table:table-cell table:formula="of:=[.A297]/1000/(60*60*24)" office:value-type="time" office:time-value="PT01H18M39.006S" calcext:value-type="time">
            <text:p>01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71" calcext:value-type="float">
            <text:p>171</text:p>
          </table:table-cell>
          <table:table-cell office:value-type="float" office:value="222.49" calcext:value-type="float">
            <text:p>222.49</text:p>
          </table:table-cell>
        </table:table-row>
        <table:table-row table:style-name="ro1">
          <table:table-cell office:value-type="float" office:value="4735006" calcext:value-type="float">
            <text:p>4735006</text:p>
          </table:table-cell>
          <table:table-cell table:formula="of:=[.A298]/1000/(60*60*24)" office:value-type="time" office:time-value="PT01H18M55.006S" calcext:value-type="time">
            <text:p>01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71.56" calcext:value-type="float">
            <text:p>171.56</text:p>
          </table:table-cell>
          <table:table-cell office:value-type="float" office:value="223.18" calcext:value-type="float">
            <text:p>223.18</text:p>
          </table:table-cell>
        </table:table-row>
        <table:table-row table:style-name="ro1">
          <table:table-cell office:value-type="float" office:value="4751006" calcext:value-type="float">
            <text:p>4751006</text:p>
          </table:table-cell>
          <table:table-cell table:formula="of:=[.A299]/1000/(60*60*24)" office:value-type="time" office:time-value="PT01H19M11.006S" calcext:value-type="time">
            <text:p>01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72.11" calcext:value-type="float">
            <text:p>172.11</text:p>
          </table:table-cell>
          <table:table-cell office:value-type="float" office:value="223.87" calcext:value-type="float">
            <text:p>223.87</text:p>
          </table:table-cell>
        </table:table-row>
        <table:table-row table:style-name="ro1">
          <table:table-cell office:value-type="float" office:value="4767006" calcext:value-type="float">
            <text:p>4767006</text:p>
          </table:table-cell>
          <table:table-cell table:formula="of:=[.A300]/1000/(60*60*24)" office:value-type="time" office:time-value="PT01H19M27.006S" calcext:value-type="time">
            <text:p>01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72.67" calcext:value-type="float">
            <text:p>172.67</text:p>
          </table:table-cell>
          <table:table-cell office:value-type="float" office:value="224.56" calcext:value-type="float">
            <text:p>224.56</text:p>
          </table:table-cell>
        </table:table-row>
        <table:table-row table:style-name="ro1">
          <table:table-cell office:value-type="float" office:value="4783006" calcext:value-type="float">
            <text:p>4783006</text:p>
          </table:table-cell>
          <table:table-cell table:formula="of:=[.A301]/1000/(60*60*24)" office:value-type="time" office:time-value="PT01H19M43.006S" calcext:value-type="time">
            <text:p>01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73.23" calcext:value-type="float">
            <text:p>173.23</text:p>
          </table:table-cell>
          <table:table-cell office:value-type="float" office:value="225.25" calcext:value-type="float">
            <text:p>225.25</text:p>
          </table:table-cell>
        </table:table-row>
        <table:table-row table:style-name="ro1">
          <table:table-cell office:value-type="float" office:value="4799006" calcext:value-type="float">
            <text:p>4799006</text:p>
          </table:table-cell>
          <table:table-cell table:formula="of:=[.A302]/1000/(60*60*24)" office:value-type="time" office:time-value="PT01H19M59.006S" calcext:value-type="time">
            <text:p>01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06" calcext:value-type="float">
            <text:p>155.06</text:p>
          </table:table-cell>
          <table:table-cell office:value-type="float" office:value="173.78" calcext:value-type="float">
            <text:p>173.78</text:p>
          </table:table-cell>
          <table:table-cell office:value-type="float" office:value="225.94" calcext:value-type="float">
            <text:p>225.94</text:p>
          </table:table-cell>
        </table:table-row>
        <table:table-row table:style-name="ro1">
          <table:table-cell office:value-type="float" office:value="4815006" calcext:value-type="float">
            <text:p>4815006</text:p>
          </table:table-cell>
          <table:table-cell table:formula="of:=[.A303]/1000/(60*60*24)" office:value-type="time" office:time-value="PT01H20M15.006S" calcext:value-type="time">
            <text:p>01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74.34" calcext:value-type="float">
            <text:p>174.34</text:p>
          </table:table-cell>
          <table:table-cell office:value-type="float" office:value="226.64" calcext:value-type="float">
            <text:p>226.64</text:p>
          </table:table-cell>
        </table:table-row>
        <table:table-row table:style-name="ro1">
          <table:table-cell office:value-type="float" office:value="4831006" calcext:value-type="float">
            <text:p>4831006</text:p>
          </table:table-cell>
          <table:table-cell table:formula="of:=[.A304]/1000/(60*60*24)" office:value-type="time" office:time-value="PT01H20M31.006S" calcext:value-type="time">
            <text:p>01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74.89" calcext:value-type="float">
            <text:p>174.89</text:p>
          </table:table-cell>
          <table:table-cell office:value-type="float" office:value="227.33" calcext:value-type="float">
            <text:p>227.33</text:p>
          </table:table-cell>
        </table:table-row>
        <table:table-row table:style-name="ro1">
          <table:table-cell office:value-type="float" office:value="4847006" calcext:value-type="float">
            <text:p>4847006</text:p>
          </table:table-cell>
          <table:table-cell table:formula="of:=[.A305]/1000/(60*60*24)" office:value-type="time" office:time-value="PT01H20M47.006S" calcext:value-type="time">
            <text:p>01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75.45" calcext:value-type="float">
            <text:p>175.45</text:p>
          </table:table-cell>
          <table:table-cell office:value-type="float" office:value="228.02" calcext:value-type="float">
            <text:p>228.02</text:p>
          </table:table-cell>
        </table:table-row>
        <table:table-row table:style-name="ro1">
          <table:table-cell office:value-type="float" office:value="4863006" calcext:value-type="float">
            <text:p>4863006</text:p>
          </table:table-cell>
          <table:table-cell table:formula="of:=[.A306]/1000/(60*60*24)" office:value-type="time" office:time-value="PT01H21M03.006S" calcext:value-type="time">
            <text:p>01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76" calcext:value-type="float">
            <text:p>176</text:p>
          </table:table-cell>
          <table:table-cell office:value-type="float" office:value="228.71" calcext:value-type="float">
            <text:p>228.71</text:p>
          </table:table-cell>
        </table:table-row>
        <table:table-row table:style-name="ro1">
          <table:table-cell office:value-type="float" office:value="4879006" calcext:value-type="float">
            <text:p>4879006</text:p>
          </table:table-cell>
          <table:table-cell table:formula="of:=[.A307]/1000/(60*60*24)" office:value-type="time" office:time-value="PT01H21M19.006S" calcext:value-type="time">
            <text:p>01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76.56" calcext:value-type="float">
            <text:p>176.56</text:p>
          </table:table-cell>
          <table:table-cell office:value-type="float" office:value="229.4" calcext:value-type="float">
            <text:p>229.4</text:p>
          </table:table-cell>
        </table:table-row>
        <table:table-row table:style-name="ro1">
          <table:table-cell office:value-type="float" office:value="4895006" calcext:value-type="float">
            <text:p>4895006</text:p>
          </table:table-cell>
          <table:table-cell table:formula="of:=[.A308]/1000/(60*60*24)" office:value-type="time" office:time-value="PT01H21M35.006S" calcext:value-type="time">
            <text:p>01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06" calcext:value-type="float">
            <text:p>155.06</text:p>
          </table:table-cell>
          <table:table-cell office:value-type="float" office:value="177.12" calcext:value-type="float">
            <text:p>177.12</text:p>
          </table:table-cell>
          <table:table-cell office:value-type="float" office:value="230.09" calcext:value-type="float">
            <text:p>230.09</text:p>
          </table:table-cell>
        </table:table-row>
        <table:table-row table:style-name="ro1">
          <table:table-cell office:value-type="float" office:value="4911006" calcext:value-type="float">
            <text:p>4911006</text:p>
          </table:table-cell>
          <table:table-cell table:formula="of:=[.A309]/1000/(60*60*24)" office:value-type="time" office:time-value="PT01H21M51.006S" calcext:value-type="time">
            <text:p>01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77.67" calcext:value-type="float">
            <text:p>177.67</text:p>
          </table:table-cell>
          <table:table-cell office:value-type="float" office:value="230.78" calcext:value-type="float">
            <text:p>230.78</text:p>
          </table:table-cell>
        </table:table-row>
        <table:table-row table:style-name="ro1">
          <table:table-cell office:value-type="float" office:value="4927006" calcext:value-type="float">
            <text:p>4927006</text:p>
          </table:table-cell>
          <table:table-cell table:formula="of:=[.A310]/1000/(60*60*24)" office:value-type="time" office:time-value="PT01H22M07.006S" calcext:value-type="time">
            <text:p>01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06" calcext:value-type="float">
            <text:p>155.06</text:p>
          </table:table-cell>
          <table:table-cell office:value-type="float" office:value="178.23" calcext:value-type="float">
            <text:p>178.23</text:p>
          </table:table-cell>
          <table:table-cell office:value-type="float" office:value="231.47" calcext:value-type="float">
            <text:p>231.47</text:p>
          </table:table-cell>
        </table:table-row>
        <table:table-row table:style-name="ro1">
          <table:table-cell office:value-type="float" office:value="4943006" calcext:value-type="float">
            <text:p>4943006</text:p>
          </table:table-cell>
          <table:table-cell table:formula="of:=[.A311]/1000/(60*60*24)" office:value-type="time" office:time-value="PT01H22M23.006S" calcext:value-type="time">
            <text:p>01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78.78" calcext:value-type="float">
            <text:p>178.78</text:p>
          </table:table-cell>
          <table:table-cell office:value-type="float" office:value="232.16" calcext:value-type="float">
            <text:p>232.16</text:p>
          </table:table-cell>
        </table:table-row>
        <table:table-row table:style-name="ro1">
          <table:table-cell office:value-type="float" office:value="4959006" calcext:value-type="float">
            <text:p>4959006</text:p>
          </table:table-cell>
          <table:table-cell table:formula="of:=[.A312]/1000/(60*60*24)" office:value-type="time" office:time-value="PT01H22M39.006S" calcext:value-type="time">
            <text:p>01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79.34" calcext:value-type="float">
            <text:p>179.34</text:p>
          </table:table-cell>
          <table:table-cell office:value-type="float" office:value="232.85" calcext:value-type="float">
            <text:p>232.85</text:p>
          </table:table-cell>
        </table:table-row>
        <table:table-row table:style-name="ro1">
          <table:table-cell office:value-type="float" office:value="4975006" calcext:value-type="float">
            <text:p>4975006</text:p>
          </table:table-cell>
          <table:table-cell table:formula="of:=[.A313]/1000/(60*60*24)" office:value-type="time" office:time-value="PT01H22M55.006S" calcext:value-type="time">
            <text:p>01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79.89" calcext:value-type="float">
            <text:p>179.89</text:p>
          </table:table-cell>
          <table:table-cell office:value-type="float" office:value="233.54" calcext:value-type="float">
            <text:p>233.54</text:p>
          </table:table-cell>
        </table:table-row>
        <table:table-row table:style-name="ro1">
          <table:table-cell office:value-type="float" office:value="4991006" calcext:value-type="float">
            <text:p>4991006</text:p>
          </table:table-cell>
          <table:table-cell table:formula="of:=[.A314]/1000/(60*60*24)" office:value-type="time" office:time-value="PT01H23M11.006S" calcext:value-type="time">
            <text:p>01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80.45" calcext:value-type="float">
            <text:p>180.45</text:p>
          </table:table-cell>
          <table:table-cell office:value-type="float" office:value="234.23" calcext:value-type="float">
            <text:p>234.23</text:p>
          </table:table-cell>
        </table:table-row>
        <table:table-row table:style-name="ro1">
          <table:table-cell office:value-type="float" office:value="5007006" calcext:value-type="float">
            <text:p>5007006</text:p>
          </table:table-cell>
          <table:table-cell table:formula="of:=[.A315]/1000/(60*60*24)" office:value-type="time" office:time-value="PT01H23M27.006S" calcext:value-type="time">
            <text:p>01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81" calcext:value-type="float">
            <text:p>181</text:p>
          </table:table-cell>
          <table:table-cell office:value-type="float" office:value="234.92" calcext:value-type="float">
            <text:p>234.92</text:p>
          </table:table-cell>
        </table:table-row>
        <table:table-row table:style-name="ro1">
          <table:table-cell office:value-type="float" office:value="5023006" calcext:value-type="float">
            <text:p>5023006</text:p>
          </table:table-cell>
          <table:table-cell table:formula="of:=[.A316]/1000/(60*60*24)" office:value-type="time" office:time-value="PT01H23M43.006S" calcext:value-type="time">
            <text:p>01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81.56" calcext:value-type="float">
            <text:p>181.56</text:p>
          </table:table-cell>
          <table:table-cell office:value-type="float" office:value="235.61" calcext:value-type="float">
            <text:p>235.61</text:p>
          </table:table-cell>
        </table:table-row>
        <table:table-row table:style-name="ro1">
          <table:table-cell office:value-type="float" office:value="5039006" calcext:value-type="float">
            <text:p>5039006</text:p>
          </table:table-cell>
          <table:table-cell table:formula="of:=[.A317]/1000/(60*60*24)" office:value-type="time" office:time-value="PT01H23M59.006S" calcext:value-type="time">
            <text:p>01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82.11" calcext:value-type="float">
            <text:p>182.11</text:p>
          </table:table-cell>
          <table:table-cell office:value-type="float" office:value="236.3" calcext:value-type="float">
            <text:p>236.3</text:p>
          </table:table-cell>
        </table:table-row>
        <table:table-row table:style-name="ro1">
          <table:table-cell office:value-type="float" office:value="5055006" calcext:value-type="float">
            <text:p>5055006</text:p>
          </table:table-cell>
          <table:table-cell table:formula="of:=[.A318]/1000/(60*60*24)" office:value-type="time" office:time-value="PT01H24M15.006S" calcext:value-type="time">
            <text:p>01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82.66" calcext:value-type="float">
            <text:p>182.66</text:p>
          </table:table-cell>
          <table:table-cell office:value-type="float" office:value="236.99" calcext:value-type="float">
            <text:p>236.99</text:p>
          </table:table-cell>
        </table:table-row>
        <table:table-row table:style-name="ro1">
          <table:table-cell office:value-type="float" office:value="5071006" calcext:value-type="float">
            <text:p>5071006</text:p>
          </table:table-cell>
          <table:table-cell table:formula="of:=[.A319]/1000/(60*60*24)" office:value-type="time" office:time-value="PT01H24M31.006S" calcext:value-type="time">
            <text:p>01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83.22" calcext:value-type="float">
            <text:p>183.22</text:p>
          </table:table-cell>
          <table:table-cell office:value-type="float" office:value="237.67" calcext:value-type="float">
            <text:p>237.67</text:p>
          </table:table-cell>
        </table:table-row>
        <table:table-row table:style-name="ro1">
          <table:table-cell office:value-type="float" office:value="5087006" calcext:value-type="float">
            <text:p>5087006</text:p>
          </table:table-cell>
          <table:table-cell table:formula="of:=[.A320]/1000/(60*60*24)" office:value-type="time" office:time-value="PT01H24M47.006S" calcext:value-type="time">
            <text:p>01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83.77" calcext:value-type="float">
            <text:p>183.77</text:p>
          </table:table-cell>
          <table:table-cell office:value-type="float" office:value="238.36" calcext:value-type="float">
            <text:p>238.36</text:p>
          </table:table-cell>
        </table:table-row>
        <table:table-row table:style-name="ro1">
          <table:table-cell office:value-type="float" office:value="5103006" calcext:value-type="float">
            <text:p>5103006</text:p>
          </table:table-cell>
          <table:table-cell table:formula="of:=[.A321]/1000/(60*60*24)" office:value-type="time" office:time-value="PT01H25M03.006S" calcext:value-type="time">
            <text:p>01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4.33" calcext:value-type="float">
            <text:p>184.33</text:p>
          </table:table-cell>
          <table:table-cell office:value-type="float" office:value="239.05" calcext:value-type="float">
            <text:p>239.05</text:p>
          </table:table-cell>
        </table:table-row>
        <table:table-row table:style-name="ro1">
          <table:table-cell office:value-type="float" office:value="5119006" calcext:value-type="float">
            <text:p>5119006</text:p>
          </table:table-cell>
          <table:table-cell table:formula="of:=[.A322]/1000/(60*60*24)" office:value-type="time" office:time-value="PT01H25M19.006S" calcext:value-type="time">
            <text:p>01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4.88" calcext:value-type="float">
            <text:p>184.88</text:p>
          </table:table-cell>
          <table:table-cell office:value-type="float" office:value="239.74" calcext:value-type="float">
            <text:p>239.74</text:p>
          </table:table-cell>
        </table:table-row>
        <table:table-row table:style-name="ro1">
          <table:table-cell office:value-type="float" office:value="5135006" calcext:value-type="float">
            <text:p>5135006</text:p>
          </table:table-cell>
          <table:table-cell table:formula="of:=[.A323]/1000/(60*60*24)" office:value-type="time" office:time-value="PT01H25M35.006S" calcext:value-type="time">
            <text:p>01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5.44" calcext:value-type="float">
            <text:p>185.44</text:p>
          </table:table-cell>
          <table:table-cell office:value-type="float" office:value="240.43" calcext:value-type="float">
            <text:p>240.43</text:p>
          </table:table-cell>
        </table:table-row>
        <table:table-row table:style-name="ro1">
          <table:table-cell office:value-type="float" office:value="5151006" calcext:value-type="float">
            <text:p>5151006</text:p>
          </table:table-cell>
          <table:table-cell table:formula="of:=[.A324]/1000/(60*60*24)" office:value-type="time" office:time-value="PT01H25M51.006S" calcext:value-type="time">
            <text:p>01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5.99" calcext:value-type="float">
            <text:p>185.99</text:p>
          </table:table-cell>
          <table:table-cell office:value-type="float" office:value="241.11" calcext:value-type="float">
            <text:p>241.11</text:p>
          </table:table-cell>
        </table:table-row>
        <table:table-row table:style-name="ro1">
          <table:table-cell office:value-type="float" office:value="5167006" calcext:value-type="float">
            <text:p>5167006</text:p>
          </table:table-cell>
          <table:table-cell table:formula="of:=[.A325]/1000/(60*60*24)" office:value-type="time" office:time-value="PT01H26M07.006S" calcext:value-type="time">
            <text:p>01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6.55" calcext:value-type="float">
            <text:p>186.55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5183006" calcext:value-type="float">
            <text:p>5183006</text:p>
          </table:table-cell>
          <table:table-cell table:formula="of:=[.A326]/1000/(60*60*24)" office:value-type="time" office:time-value="PT01H26M23.006S" calcext:value-type="time">
            <text:p>01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7.1" calcext:value-type="float">
            <text:p>187.1</text:p>
          </table:table-cell>
          <table:table-cell office:value-type="float" office:value="242.49" calcext:value-type="float">
            <text:p>242.49</text:p>
          </table:table-cell>
        </table:table-row>
        <table:table-row table:style-name="ro1">
          <table:table-cell office:value-type="float" office:value="5199006" calcext:value-type="float">
            <text:p>5199006</text:p>
          </table:table-cell>
          <table:table-cell table:formula="of:=[.A327]/1000/(60*60*24)" office:value-type="time" office:time-value="PT01H26M39.006S" calcext:value-type="time">
            <text:p>01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7.65" calcext:value-type="float">
            <text:p>187.65</text:p>
          </table:table-cell>
          <table:table-cell office:value-type="float" office:value="243.18" calcext:value-type="float">
            <text:p>243.18</text:p>
          </table:table-cell>
        </table:table-row>
        <table:table-row table:style-name="ro1">
          <table:table-cell office:value-type="float" office:value="5215006" calcext:value-type="float">
            <text:p>5215006</text:p>
          </table:table-cell>
          <table:table-cell table:formula="of:=[.A328]/1000/(60*60*24)" office:value-type="time" office:time-value="PT01H26M55.006S" calcext:value-type="time">
            <text:p>01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8.21" calcext:value-type="float">
            <text:p>188.21</text:p>
          </table:table-cell>
          <table:table-cell office:value-type="float" office:value="243.86" calcext:value-type="float">
            <text:p>243.86</text:p>
          </table:table-cell>
        </table:table-row>
        <table:table-row table:style-name="ro1">
          <table:table-cell office:value-type="float" office:value="5231006" calcext:value-type="float">
            <text:p>5231006</text:p>
          </table:table-cell>
          <table:table-cell table:formula="of:=[.A329]/1000/(60*60*24)" office:value-type="time" office:time-value="PT01H27M11.006S" calcext:value-type="time">
            <text:p>01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8.76" calcext:value-type="float">
            <text:p>188.76</text:p>
          </table:table-cell>
          <table:table-cell office:value-type="float" office:value="244.55" calcext:value-type="float">
            <text:p>244.55</text:p>
          </table:table-cell>
        </table:table-row>
        <table:table-row table:style-name="ro1">
          <table:table-cell office:value-type="float" office:value="5247006" calcext:value-type="float">
            <text:p>5247006</text:p>
          </table:table-cell>
          <table:table-cell table:formula="of:=[.A330]/1000/(60*60*24)" office:value-type="time" office:time-value="PT01H27M27.006S" calcext:value-type="time">
            <text:p>01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9.32" calcext:value-type="float">
            <text:p>189.32</text:p>
          </table:table-cell>
          <table:table-cell office:value-type="float" office:value="245.24" calcext:value-type="float">
            <text:p>245.24</text:p>
          </table:table-cell>
        </table:table-row>
        <table:table-row table:style-name="ro1">
          <table:table-cell office:value-type="float" office:value="5263006" calcext:value-type="float">
            <text:p>5263006</text:p>
          </table:table-cell>
          <table:table-cell table:formula="of:=[.A331]/1000/(60*60*24)" office:value-type="time" office:time-value="PT01H27M43.006S" calcext:value-type="time">
            <text:p>01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89.87" calcext:value-type="float">
            <text:p>189.87</text:p>
          </table:table-cell>
          <table:table-cell office:value-type="float" office:value="245.93" calcext:value-type="float">
            <text:p>245.93</text:p>
          </table:table-cell>
        </table:table-row>
        <table:table-row table:style-name="ro1">
          <table:table-cell office:value-type="float" office:value="5279006" calcext:value-type="float">
            <text:p>5279006</text:p>
          </table:table-cell>
          <table:table-cell table:formula="of:=[.A332]/1000/(60*60*24)" office:value-type="time" office:time-value="PT01H27M59.006S" calcext:value-type="time">
            <text:p>01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0.42" calcext:value-type="float">
            <text:p>190.42</text:p>
          </table:table-cell>
          <table:table-cell office:value-type="float" office:value="246.61" calcext:value-type="float">
            <text:p>246.61</text:p>
          </table:table-cell>
        </table:table-row>
        <table:table-row table:style-name="ro1">
          <table:table-cell office:value-type="float" office:value="5295006" calcext:value-type="float">
            <text:p>5295006</text:p>
          </table:table-cell>
          <table:table-cell table:formula="of:=[.A333]/1000/(60*60*24)" office:value-type="time" office:time-value="PT01H28M15.006S" calcext:value-type="time">
            <text:p>01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0.98" calcext:value-type="float">
            <text:p>190.98</text:p>
          </table:table-cell>
          <table:table-cell office:value-type="float" office:value="247.3" calcext:value-type="float">
            <text:p>247.3</text:p>
          </table:table-cell>
        </table:table-row>
        <table:table-row table:style-name="ro1">
          <table:table-cell office:value-type="float" office:value="5311006" calcext:value-type="float">
            <text:p>5311006</text:p>
          </table:table-cell>
          <table:table-cell table:formula="of:=[.A334]/1000/(60*60*24)" office:value-type="time" office:time-value="PT01H28M31.006S" calcext:value-type="time">
            <text:p>01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1.53" calcext:value-type="float">
            <text:p>191.53</text:p>
          </table:table-cell>
          <table:table-cell office:value-type="float" office:value="247.99" calcext:value-type="float">
            <text:p>247.99</text:p>
          </table:table-cell>
        </table:table-row>
        <table:table-row table:style-name="ro1">
          <table:table-cell office:value-type="float" office:value="5327006" calcext:value-type="float">
            <text:p>5327006</text:p>
          </table:table-cell>
          <table:table-cell table:formula="of:=[.A335]/1000/(60*60*24)" office:value-type="time" office:time-value="PT01H28M47.006S" calcext:value-type="time">
            <text:p>01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2.08" calcext:value-type="float">
            <text:p>192.08</text:p>
          </table:table-cell>
          <table:table-cell office:value-type="float" office:value="248.67" calcext:value-type="float">
            <text:p>248.67</text:p>
          </table:table-cell>
        </table:table-row>
        <table:table-row table:style-name="ro1">
          <table:table-cell office:value-type="float" office:value="5343006" calcext:value-type="float">
            <text:p>5343006</text:p>
          </table:table-cell>
          <table:table-cell table:formula="of:=[.A336]/1000/(60*60*24)" office:value-type="time" office:time-value="PT01H29M03.006S" calcext:value-type="time">
            <text:p>01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2.64" calcext:value-type="float">
            <text:p>192.64</text:p>
          </table:table-cell>
          <table:table-cell office:value-type="float" office:value="249.36" calcext:value-type="float">
            <text:p>249.36</text:p>
          </table:table-cell>
        </table:table-row>
        <table:table-row table:style-name="ro1">
          <table:table-cell office:value-type="float" office:value="5359006" calcext:value-type="float">
            <text:p>5359006</text:p>
          </table:table-cell>
          <table:table-cell table:formula="of:=[.A337]/1000/(60*60*24)" office:value-type="time" office:time-value="PT01H29M19.006S" calcext:value-type="time">
            <text:p>01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3.19" calcext:value-type="float">
            <text:p>193.19</text:p>
          </table:table-cell>
          <table:table-cell office:value-type="float" office:value="250.05" calcext:value-type="float">
            <text:p>250.05</text:p>
          </table:table-cell>
        </table:table-row>
        <table:table-row table:style-name="ro1">
          <table:table-cell office:value-type="float" office:value="5375006" calcext:value-type="float">
            <text:p>5375006</text:p>
          </table:table-cell>
          <table:table-cell table:formula="of:=[.A338]/1000/(60*60*24)" office:value-type="time" office:time-value="PT01H29M35.006S" calcext:value-type="time">
            <text:p>01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93.75" calcext:value-type="float">
            <text:p>193.75</text:p>
          </table:table-cell>
          <table:table-cell office:value-type="float" office:value="250.73" calcext:value-type="float">
            <text:p>250.73</text:p>
          </table:table-cell>
        </table:table-row>
        <table:table-row table:style-name="ro1">
          <table:table-cell office:value-type="float" office:value="5391006" calcext:value-type="float">
            <text:p>5391006</text:p>
          </table:table-cell>
          <table:table-cell table:formula="of:=[.A339]/1000/(60*60*24)" office:value-type="time" office:time-value="PT01H29M51.006S" calcext:value-type="time">
            <text:p>01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94.3" calcext:value-type="float">
            <text:p>194.3</text:p>
          </table:table-cell>
          <table:table-cell office:value-type="float" office:value="251.42" calcext:value-type="float">
            <text:p>251.42</text:p>
          </table:table-cell>
        </table:table-row>
        <table:table-row table:style-name="ro1">
          <table:table-cell office:value-type="float" office:value="5407006" calcext:value-type="float">
            <text:p>5407006</text:p>
          </table:table-cell>
          <table:table-cell table:formula="of:=[.A340]/1000/(60*60*24)" office:value-type="time" office:time-value="PT01H30M07.006S" calcext:value-type="time">
            <text:p>01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4.85" calcext:value-type="float">
            <text:p>194.85</text:p>
          </table:table-cell>
          <table:table-cell office:value-type="float" office:value="252.11" calcext:value-type="float">
            <text:p>252.11</text:p>
          </table:table-cell>
        </table:table-row>
        <table:table-row table:style-name="ro1">
          <table:table-cell office:value-type="float" office:value="5423006" calcext:value-type="float">
            <text:p>5423006</text:p>
          </table:table-cell>
          <table:table-cell table:formula="of:=[.A341]/1000/(60*60*24)" office:value-type="time" office:time-value="PT01H30M23.006S" calcext:value-type="time">
            <text:p>01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5.41" calcext:value-type="float">
            <text:p>195.41</text:p>
          </table:table-cell>
          <table:table-cell office:value-type="float" office:value="252.79" calcext:value-type="float">
            <text:p>252.79</text:p>
          </table:table-cell>
        </table:table-row>
        <table:table-row table:style-name="ro1">
          <table:table-cell office:value-type="float" office:value="5439006" calcext:value-type="float">
            <text:p>5439006</text:p>
          </table:table-cell>
          <table:table-cell table:formula="of:=[.A342]/1000/(60*60*24)" office:value-type="time" office:time-value="PT01H30M39.006S" calcext:value-type="time">
            <text:p>01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5.96" calcext:value-type="float">
            <text:p>195.96</text:p>
          </table:table-cell>
          <table:table-cell office:value-type="float" office:value="253.48" calcext:value-type="float">
            <text:p>253.48</text:p>
          </table:table-cell>
        </table:table-row>
        <table:table-row table:style-name="ro1">
          <table:table-cell office:value-type="float" office:value="5455006" calcext:value-type="float">
            <text:p>5455006</text:p>
          </table:table-cell>
          <table:table-cell table:formula="of:=[.A343]/1000/(60*60*24)" office:value-type="time" office:time-value="PT01H30M55.006S" calcext:value-type="time">
            <text:p>01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6.51" calcext:value-type="float">
            <text:p>196.51</text:p>
          </table:table-cell>
          <table:table-cell office:value-type="float" office:value="254.16" calcext:value-type="float">
            <text:p>254.16</text:p>
          </table:table-cell>
        </table:table-row>
        <table:table-row table:style-name="ro1">
          <table:table-cell office:value-type="float" office:value="5471006" calcext:value-type="float">
            <text:p>5471006</text:p>
          </table:table-cell>
          <table:table-cell table:formula="of:=[.A344]/1000/(60*60*24)" office:value-type="time" office:time-value="PT01H31M11.006S" calcext:value-type="time">
            <text:p>01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7.07" calcext:value-type="float">
            <text:p>197.07</text:p>
          </table:table-cell>
          <table:table-cell office:value-type="float" office:value="254.85" calcext:value-type="float">
            <text:p>254.85</text:p>
          </table:table-cell>
        </table:table-row>
        <table:table-row table:style-name="ro1">
          <table:table-cell office:value-type="float" office:value="5487006" calcext:value-type="float">
            <text:p>5487006</text:p>
          </table:table-cell>
          <table:table-cell table:formula="of:=[.A345]/1000/(60*60*24)" office:value-type="time" office:time-value="PT01H31M27.006S" calcext:value-type="time">
            <text:p>01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97.62" calcext:value-type="float">
            <text:p>197.62</text:p>
          </table:table-cell>
          <table:table-cell office:value-type="float" office:value="255.54" calcext:value-type="float">
            <text:p>255.54</text:p>
          </table:table-cell>
        </table:table-row>
        <table:table-row table:style-name="ro1">
          <table:table-cell office:value-type="float" office:value="5503006" calcext:value-type="float">
            <text:p>5503006</text:p>
          </table:table-cell>
          <table:table-cell table:formula="of:=[.A346]/1000/(60*60*24)" office:value-type="time" office:time-value="PT01H31M43.006S" calcext:value-type="time">
            <text:p>01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198.17" calcext:value-type="float">
            <text:p>198.17</text:p>
          </table:table-cell>
          <table:table-cell office:value-type="float" office:value="256.22" calcext:value-type="float">
            <text:p>256.22</text:p>
          </table:table-cell>
        </table:table-row>
        <table:table-row table:style-name="ro1">
          <table:table-cell office:value-type="float" office:value="5519006" calcext:value-type="float">
            <text:p>5519006</text:p>
          </table:table-cell>
          <table:table-cell table:formula="of:=[.A347]/1000/(60*60*24)" office:value-type="time" office:time-value="PT01H31M59.006S" calcext:value-type="time">
            <text:p>01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98.72" calcext:value-type="float">
            <text:p>198.72</text:p>
          </table:table-cell>
          <table:table-cell office:value-type="float" office:value="256.91" calcext:value-type="float">
            <text:p>256.91</text:p>
          </table:table-cell>
        </table:table-row>
        <table:table-row table:style-name="ro1">
          <table:table-cell office:value-type="float" office:value="5535006" calcext:value-type="float">
            <text:p>5535006</text:p>
          </table:table-cell>
          <table:table-cell table:formula="of:=[.A348]/1000/(60*60*24)" office:value-type="time" office:time-value="PT01H32M15.006S" calcext:value-type="time">
            <text:p>01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199.28" calcext:value-type="float">
            <text:p>199.28</text:p>
          </table:table-cell>
          <table:table-cell office:value-type="float" office:value="257.59" calcext:value-type="float">
            <text:p>257.59</text:p>
          </table:table-cell>
        </table:table-row>
        <table:table-row table:style-name="ro1">
          <table:table-cell office:value-type="float" office:value="5551006" calcext:value-type="float">
            <text:p>5551006</text:p>
          </table:table-cell>
          <table:table-cell table:formula="of:=[.A349]/1000/(60*60*24)" office:value-type="time" office:time-value="PT01H32M31.006S" calcext:value-type="time">
            <text:p>01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199.83" calcext:value-type="float">
            <text:p>199.83</text:p>
          </table:table-cell>
          <table:table-cell office:value-type="float" office:value="258.28" calcext:value-type="float">
            <text:p>258.28</text:p>
          </table:table-cell>
        </table:table-row>
        <table:table-row table:style-name="ro1">
          <table:table-cell office:value-type="float" office:value="5567006" calcext:value-type="float">
            <text:p>5567006</text:p>
          </table:table-cell>
          <table:table-cell table:formula="of:=[.A350]/1000/(60*60*24)" office:value-type="time" office:time-value="PT01H32M47.006S" calcext:value-type="time">
            <text:p>01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00.38" calcext:value-type="float">
            <text:p>200.38</text:p>
          </table:table-cell>
          <table:table-cell office:value-type="float" office:value="258.96" calcext:value-type="float">
            <text:p>258.96</text:p>
          </table:table-cell>
        </table:table-row>
        <table:table-row table:style-name="ro1">
          <table:table-cell office:value-type="float" office:value="5583006" calcext:value-type="float">
            <text:p>5583006</text:p>
          </table:table-cell>
          <table:table-cell table:formula="of:=[.A351]/1000/(60*60*24)" office:value-type="time" office:time-value="PT01H33M03.006S" calcext:value-type="time">
            <text:p>01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00.94" calcext:value-type="float">
            <text:p>200.94</text:p>
          </table:table-cell>
          <table:table-cell office:value-type="float" office:value="259.64" calcext:value-type="float">
            <text:p>259.64</text:p>
          </table:table-cell>
        </table:table-row>
        <table:table-row table:style-name="ro1">
          <table:table-cell office:value-type="float" office:value="5599006" calcext:value-type="float">
            <text:p>5599006</text:p>
          </table:table-cell>
          <table:table-cell table:formula="of:=[.A352]/1000/(60*60*24)" office:value-type="time" office:time-value="PT01H33M19.006S" calcext:value-type="time">
            <text:p>01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01.49" calcext:value-type="float">
            <text:p>201.49</text:p>
          </table:table-cell>
          <table:table-cell office:value-type="float" office:value="260.33" calcext:value-type="float">
            <text:p>260.33</text:p>
          </table:table-cell>
        </table:table-row>
        <table:table-row table:style-name="ro1">
          <table:table-cell office:value-type="float" office:value="5615006" calcext:value-type="float">
            <text:p>5615006</text:p>
          </table:table-cell>
          <table:table-cell table:formula="of:=[.A353]/1000/(60*60*24)" office:value-type="time" office:time-value="PT01H33M35.006S" calcext:value-type="time">
            <text:p>01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02.04" calcext:value-type="float">
            <text:p>202.04</text:p>
          </table:table-cell>
          <table:table-cell office:value-type="float" office:value="261.01" calcext:value-type="float">
            <text:p>261.01</text:p>
          </table:table-cell>
        </table:table-row>
        <table:table-row table:style-name="ro1">
          <table:table-cell office:value-type="float" office:value="5631006" calcext:value-type="float">
            <text:p>5631006</text:p>
          </table:table-cell>
          <table:table-cell table:formula="of:=[.A354]/1000/(60*60*24)" office:value-type="time" office:time-value="PT01H33M51.006S" calcext:value-type="time">
            <text:p>01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02.59" calcext:value-type="float">
            <text:p>202.59</text:p>
          </table:table-cell>
          <table:table-cell office:value-type="float" office:value="261.7" calcext:value-type="float">
            <text:p>261.7</text:p>
          </table:table-cell>
        </table:table-row>
        <table:table-row table:style-name="ro1">
          <table:table-cell office:value-type="float" office:value="5647006" calcext:value-type="float">
            <text:p>5647006</text:p>
          </table:table-cell>
          <table:table-cell table:formula="of:=[.A355]/1000/(60*60*24)" office:value-type="time" office:time-value="PT01H34M07.006S" calcext:value-type="time">
            <text:p>01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03.15" calcext:value-type="float">
            <text:p>203.15</text:p>
          </table:table-cell>
          <table:table-cell office:value-type="float" office:value="262.38" calcext:value-type="float">
            <text:p>262.38</text:p>
          </table:table-cell>
        </table:table-row>
        <table:table-row table:style-name="ro1">
          <table:table-cell office:value-type="float" office:value="5663006" calcext:value-type="float">
            <text:p>5663006</text:p>
          </table:table-cell>
          <table:table-cell table:formula="of:=[.A356]/1000/(60*60*24)" office:value-type="time" office:time-value="PT01H34M23.006S" calcext:value-type="time">
            <text:p>01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03.7" calcext:value-type="float">
            <text:p>203.7</text:p>
          </table:table-cell>
          <table:table-cell office:value-type="float" office:value="263.07" calcext:value-type="float">
            <text:p>263.07</text:p>
          </table:table-cell>
        </table:table-row>
        <table:table-row table:style-name="ro1">
          <table:table-cell office:value-type="float" office:value="5679006" calcext:value-type="float">
            <text:p>5679006</text:p>
          </table:table-cell>
          <table:table-cell table:formula="of:=[.A357]/1000/(60*60*24)" office:value-type="time" office:time-value="PT01H34M39.006S" calcext:value-type="time">
            <text:p>01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04.25" calcext:value-type="float">
            <text:p>204.25</text:p>
          </table:table-cell>
          <table:table-cell office:value-type="float" office:value="263.75" calcext:value-type="float">
            <text:p>263.75</text:p>
          </table:table-cell>
        </table:table-row>
        <table:table-row table:style-name="ro1">
          <table:table-cell office:value-type="float" office:value="5695005" calcext:value-type="float">
            <text:p>5695005</text:p>
          </table:table-cell>
          <table:table-cell table:formula="of:=[.A358]/1000/(60*60*24)" office:value-type="time" office:time-value="PT01H34M55.005S" calcext:value-type="time">
            <text:p>01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4.19" calcext:value-type="float">
            <text:p>154.19</text:p>
          </table:table-cell>
          <table:table-cell office:value-type="float" office:value="204.81" calcext:value-type="float">
            <text:p>204.81</text:p>
          </table:table-cell>
          <table:table-cell office:value-type="float" office:value="264.43" calcext:value-type="float">
            <text:p>264.43</text:p>
          </table:table-cell>
        </table:table-row>
        <table:table-row table:style-name="ro1">
          <table:table-cell office:value-type="float" office:value="5711006" calcext:value-type="float">
            <text:p>5711006</text:p>
          </table:table-cell>
          <table:table-cell table:formula="of:=[.A359]/1000/(60*60*24)" office:value-type="time" office:time-value="PT01H35M11.006S" calcext:value-type="time">
            <text:p>01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05.36" calcext:value-type="float">
            <text:p>205.36</text:p>
          </table:table-cell>
          <table:table-cell office:value-type="float" office:value="265.12" calcext:value-type="float">
            <text:p>265.12</text:p>
          </table:table-cell>
        </table:table-row>
        <table:table-row table:style-name="ro1">
          <table:table-cell office:value-type="float" office:value="5727006" calcext:value-type="float">
            <text:p>5727006</text:p>
          </table:table-cell>
          <table:table-cell table:formula="of:=[.A360]/1000/(60*60*24)" office:value-type="time" office:time-value="PT01H35M27.006S" calcext:value-type="time">
            <text:p>01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05.91" calcext:value-type="float">
            <text:p>205.91</text:p>
          </table:table-cell>
          <table:table-cell office:value-type="float" office:value="265.8" calcext:value-type="float">
            <text:p>265.8</text:p>
          </table:table-cell>
        </table:table-row>
        <table:table-row table:style-name="ro1">
          <table:table-cell office:value-type="float" office:value="5743006" calcext:value-type="float">
            <text:p>5743006</text:p>
          </table:table-cell>
          <table:table-cell table:formula="of:=[.A361]/1000/(60*60*24)" office:value-type="time" office:time-value="PT01H35M43.006S" calcext:value-type="time">
            <text:p>01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06.46" calcext:value-type="float">
            <text:p>206.46</text:p>
          </table:table-cell>
          <table:table-cell office:value-type="float" office:value="266.48" calcext:value-type="float">
            <text:p>266.48</text:p>
          </table:table-cell>
        </table:table-row>
        <table:table-row table:style-name="ro1">
          <table:table-cell office:value-type="float" office:value="5759006" calcext:value-type="float">
            <text:p>5759006</text:p>
          </table:table-cell>
          <table:table-cell table:formula="of:=[.A362]/1000/(60*60*24)" office:value-type="time" office:time-value="PT01H35M59.006S" calcext:value-type="time">
            <text:p>01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07.02" calcext:value-type="float">
            <text:p>207.02</text:p>
          </table:table-cell>
          <table:table-cell office:value-type="float" office:value="267.17" calcext:value-type="float">
            <text:p>267.17</text:p>
          </table:table-cell>
        </table:table-row>
        <table:table-row table:style-name="ro1">
          <table:table-cell office:value-type="float" office:value="5775006" calcext:value-type="float">
            <text:p>5775006</text:p>
          </table:table-cell>
          <table:table-cell table:formula="of:=[.A363]/1000/(60*60*24)" office:value-type="time" office:time-value="PT01H36M15.006S" calcext:value-type="time">
            <text:p>01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07.57" calcext:value-type="float">
            <text:p>207.57</text:p>
          </table:table-cell>
          <table:table-cell office:value-type="float" office:value="267.85" calcext:value-type="float">
            <text:p>267.85</text:p>
          </table:table-cell>
        </table:table-row>
        <table:table-row table:style-name="ro1">
          <table:table-cell office:value-type="float" office:value="5791006" calcext:value-type="float">
            <text:p>5791006</text:p>
          </table:table-cell>
          <table:table-cell table:formula="of:=[.A364]/1000/(60*60*24)" office:value-type="time" office:time-value="PT01H36M31.006S" calcext:value-type="time">
            <text:p>01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08.12" calcext:value-type="float">
            <text:p>208.12</text:p>
          </table:table-cell>
          <table:table-cell office:value-type="float" office:value="268.53" calcext:value-type="float">
            <text:p>268.53</text:p>
          </table:table-cell>
        </table:table-row>
        <table:table-row table:style-name="ro1">
          <table:table-cell office:value-type="float" office:value="5807006" calcext:value-type="float">
            <text:p>5807006</text:p>
          </table:table-cell>
          <table:table-cell table:formula="of:=[.A365]/1000/(60*60*24)" office:value-type="time" office:time-value="PT01H36M47.006S" calcext:value-type="time">
            <text:p>01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08.67" calcext:value-type="float">
            <text:p>208.67</text:p>
          </table:table-cell>
          <table:table-cell office:value-type="float" office:value="269.22" calcext:value-type="float">
            <text:p>269.22</text:p>
          </table:table-cell>
        </table:table-row>
        <table:table-row table:style-name="ro1">
          <table:table-cell office:value-type="float" office:value="5823006" calcext:value-type="float">
            <text:p>5823006</text:p>
          </table:table-cell>
          <table:table-cell table:formula="of:=[.A366]/1000/(60*60*24)" office:value-type="time" office:time-value="PT01H37M03.006S" calcext:value-type="time">
            <text:p>01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09.23" calcext:value-type="float">
            <text:p>209.23</text:p>
          </table:table-cell>
          <table:table-cell office:value-type="float" office:value="269.9" calcext:value-type="float">
            <text:p>269.9</text:p>
          </table:table-cell>
        </table:table-row>
        <table:table-row table:style-name="ro1">
          <table:table-cell office:value-type="float" office:value="5839006" calcext:value-type="float">
            <text:p>5839006</text:p>
          </table:table-cell>
          <table:table-cell table:formula="of:=[.A367]/1000/(60*60*24)" office:value-type="time" office:time-value="PT01H37M19.006S" calcext:value-type="time">
            <text:p>01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09.78" calcext:value-type="float">
            <text:p>209.78</text:p>
          </table:table-cell>
          <table:table-cell office:value-type="float" office:value="270.58" calcext:value-type="float">
            <text:p>270.58</text:p>
          </table:table-cell>
        </table:table-row>
        <table:table-row table:style-name="ro1">
          <table:table-cell office:value-type="float" office:value="5855006" calcext:value-type="float">
            <text:p>5855006</text:p>
          </table:table-cell>
          <table:table-cell table:formula="of:=[.A368]/1000/(60*60*24)" office:value-type="time" office:time-value="PT01H37M35.006S" calcext:value-type="time">
            <text:p>01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10.33" calcext:value-type="float">
            <text:p>210.33</text:p>
          </table:table-cell>
          <table:table-cell office:value-type="float" office:value="271.26" calcext:value-type="float">
            <text:p>271.26</text:p>
          </table:table-cell>
        </table:table-row>
        <table:table-row table:style-name="ro1">
          <table:table-cell office:value-type="float" office:value="5871006" calcext:value-type="float">
            <text:p>5871006</text:p>
          </table:table-cell>
          <table:table-cell table:formula="of:=[.A369]/1000/(60*60*24)" office:value-type="time" office:time-value="PT01H37M51.006S" calcext:value-type="time">
            <text:p>01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10.88" calcext:value-type="float">
            <text:p>210.88</text:p>
          </table:table-cell>
          <table:table-cell office:value-type="float" office:value="271.95" calcext:value-type="float">
            <text:p>271.95</text:p>
          </table:table-cell>
        </table:table-row>
        <table:table-row table:style-name="ro1">
          <table:table-cell office:value-type="float" office:value="5887006" calcext:value-type="float">
            <text:p>5887006</text:p>
          </table:table-cell>
          <table:table-cell table:formula="of:=[.A370]/1000/(60*60*24)" office:value-type="time" office:time-value="PT01H38M07.006S" calcext:value-type="time">
            <text:p>01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11.43" calcext:value-type="float">
            <text:p>211.43</text:p>
          </table:table-cell>
          <table:table-cell office:value-type="float" office:value="272.63" calcext:value-type="float">
            <text:p>272.63</text:p>
          </table:table-cell>
        </table:table-row>
        <table:table-row table:style-name="ro1">
          <table:table-cell office:value-type="float" office:value="5903006" calcext:value-type="float">
            <text:p>5903006</text:p>
          </table:table-cell>
          <table:table-cell table:formula="of:=[.A371]/1000/(60*60*24)" office:value-type="time" office:time-value="PT01H38M23.006S" calcext:value-type="time">
            <text:p>01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11.99" calcext:value-type="float">
            <text:p>211.99</text:p>
          </table:table-cell>
          <table:table-cell office:value-type="float" office:value="273.31" calcext:value-type="float">
            <text:p>273.31</text:p>
          </table:table-cell>
        </table:table-row>
        <table:table-row table:style-name="ro1">
          <table:table-cell office:value-type="float" office:value="5919006" calcext:value-type="float">
            <text:p>5919006</text:p>
          </table:table-cell>
          <table:table-cell table:formula="of:=[.A372]/1000/(60*60*24)" office:value-type="time" office:time-value="PT01H38M39.006S" calcext:value-type="time">
            <text:p>01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12.54" calcext:value-type="float">
            <text:p>212.54</text:p>
          </table:table-cell>
          <table:table-cell office:value-type="float" office:value="273.99" calcext:value-type="float">
            <text:p>273.99</text:p>
          </table:table-cell>
        </table:table-row>
        <table:table-row table:style-name="ro1">
          <table:table-cell office:value-type="float" office:value="5935006" calcext:value-type="float">
            <text:p>5935006</text:p>
          </table:table-cell>
          <table:table-cell table:formula="of:=[.A373]/1000/(60*60*24)" office:value-type="time" office:time-value="PT01H38M55.006S" calcext:value-type="time">
            <text:p>01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13.09" calcext:value-type="float">
            <text:p>213.09</text:p>
          </table:table-cell>
          <table:table-cell office:value-type="float" office:value="274.68" calcext:value-type="float">
            <text:p>274.68</text:p>
          </table:table-cell>
        </table:table-row>
        <table:table-row table:style-name="ro1">
          <table:table-cell office:value-type="float" office:value="5951006" calcext:value-type="float">
            <text:p>5951006</text:p>
          </table:table-cell>
          <table:table-cell table:formula="of:=[.A374]/1000/(60*60*24)" office:value-type="time" office:time-value="PT01H39M11.006S" calcext:value-type="time">
            <text:p>01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13.64" calcext:value-type="float">
            <text:p>213.64</text:p>
          </table:table-cell>
          <table:table-cell office:value-type="float" office:value="275.36" calcext:value-type="float">
            <text:p>275.36</text:p>
          </table:table-cell>
        </table:table-row>
        <table:table-row table:style-name="ro1">
          <table:table-cell office:value-type="float" office:value="5967006" calcext:value-type="float">
            <text:p>5967006</text:p>
          </table:table-cell>
          <table:table-cell table:formula="of:=[.A375]/1000/(60*60*24)" office:value-type="time" office:time-value="PT01H39M27.006S" calcext:value-type="time">
            <text:p>01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14.19" calcext:value-type="float">
            <text:p>214.19</text:p>
          </table:table-cell>
          <table:table-cell office:value-type="float" office:value="276.04" calcext:value-type="float">
            <text:p>276.04</text:p>
          </table:table-cell>
        </table:table-row>
        <table:table-row table:style-name="ro1">
          <table:table-cell office:value-type="float" office:value="5983006" calcext:value-type="float">
            <text:p>5983006</text:p>
          </table:table-cell>
          <table:table-cell table:formula="of:=[.A376]/1000/(60*60*24)" office:value-type="time" office:time-value="PT01H39M43.006S" calcext:value-type="time">
            <text:p>01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14.75" calcext:value-type="float">
            <text:p>214.75</text:p>
          </table:table-cell>
          <table:table-cell office:value-type="float" office:value="276.72" calcext:value-type="float">
            <text:p>276.72</text:p>
          </table:table-cell>
        </table:table-row>
        <table:table-row table:style-name="ro1">
          <table:table-cell office:value-type="float" office:value="5999006" calcext:value-type="float">
            <text:p>5999006</text:p>
          </table:table-cell>
          <table:table-cell table:formula="of:=[.A377]/1000/(60*60*24)" office:value-type="time" office:time-value="PT01H39M59.006S" calcext:value-type="time">
            <text:p>01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15.3" calcext:value-type="float">
            <text:p>215.3</text:p>
          </table:table-cell>
          <table:table-cell office:value-type="float" office:value="277.41" calcext:value-type="float">
            <text:p>277.41</text:p>
          </table:table-cell>
        </table:table-row>
        <table:table-row table:style-name="ro1">
          <table:table-cell office:value-type="float" office:value="6015006" calcext:value-type="float">
            <text:p>6015006</text:p>
          </table:table-cell>
          <table:table-cell table:formula="of:=[.A378]/1000/(60*60*24)" office:value-type="time" office:time-value="PT01H40M15.006S" calcext:value-type="time">
            <text:p>01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15.85" calcext:value-type="float">
            <text:p>215.85</text:p>
          </table:table-cell>
          <table:table-cell office:value-type="float" office:value="278.09" calcext:value-type="float">
            <text:p>278.09</text:p>
          </table:table-cell>
        </table:table-row>
        <table:table-row table:style-name="ro1">
          <table:table-cell office:value-type="float" office:value="6031006" calcext:value-type="float">
            <text:p>6031006</text:p>
          </table:table-cell>
          <table:table-cell table:formula="of:=[.A379]/1000/(60*60*24)" office:value-type="time" office:time-value="PT01H40M31.006S" calcext:value-type="time">
            <text:p>01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16.4" calcext:value-type="float">
            <text:p>216.4</text:p>
          </table:table-cell>
          <table:table-cell office:value-type="float" office:value="278.77" calcext:value-type="float">
            <text:p>278.77</text:p>
          </table:table-cell>
        </table:table-row>
        <table:table-row table:style-name="ro1">
          <table:table-cell office:value-type="float" office:value="6047006" calcext:value-type="float">
            <text:p>6047006</text:p>
          </table:table-cell>
          <table:table-cell table:formula="of:=[.A380]/1000/(60*60*24)" office:value-type="time" office:time-value="PT01H40M47.006S" calcext:value-type="time">
            <text:p>01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16.95" calcext:value-type="float">
            <text:p>216.95</text:p>
          </table:table-cell>
          <table:table-cell office:value-type="float" office:value="279.45" calcext:value-type="float">
            <text:p>279.45</text:p>
          </table:table-cell>
        </table:table-row>
        <table:table-row table:style-name="ro1">
          <table:table-cell office:value-type="float" office:value="6063006" calcext:value-type="float">
            <text:p>6063006</text:p>
          </table:table-cell>
          <table:table-cell table:formula="of:=[.A381]/1000/(60*60*24)" office:value-type="time" office:time-value="PT01H41M03.006S" calcext:value-type="time">
            <text:p>01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17.5" calcext:value-type="float">
            <text:p>217.5</text:p>
          </table:table-cell>
          <table:table-cell office:value-type="float" office:value="280.14" calcext:value-type="float">
            <text:p>280.14</text:p>
          </table:table-cell>
        </table:table-row>
        <table:table-row table:style-name="ro1">
          <table:table-cell office:value-type="float" office:value="6079006" calcext:value-type="float">
            <text:p>6079006</text:p>
          </table:table-cell>
          <table:table-cell table:formula="of:=[.A382]/1000/(60*60*24)" office:value-type="time" office:time-value="PT01H41M19.006S" calcext:value-type="time">
            <text:p>01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18.06" calcext:value-type="float">
            <text:p>218.06</text:p>
          </table:table-cell>
          <table:table-cell office:value-type="float" office:value="280.82" calcext:value-type="float">
            <text:p>280.82</text:p>
          </table:table-cell>
        </table:table-row>
        <table:table-row table:style-name="ro1">
          <table:table-cell office:value-type="float" office:value="6095006" calcext:value-type="float">
            <text:p>6095006</text:p>
          </table:table-cell>
          <table:table-cell table:formula="of:=[.A383]/1000/(60*60*24)" office:value-type="time" office:time-value="PT01H41M35.006S" calcext:value-type="time">
            <text:p>01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18.61" calcext:value-type="float">
            <text:p>218.61</text:p>
          </table:table-cell>
          <table:table-cell office:value-type="float" office:value="281.5" calcext:value-type="float">
            <text:p>281.5</text:p>
          </table:table-cell>
        </table:table-row>
        <table:table-row table:style-name="ro1">
          <table:table-cell office:value-type="float" office:value="6111006" calcext:value-type="float">
            <text:p>6111006</text:p>
          </table:table-cell>
          <table:table-cell table:formula="of:=[.A384]/1000/(60*60*24)" office:value-type="time" office:time-value="PT01H41M51.006S" calcext:value-type="time">
            <text:p>01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19.16" calcext:value-type="float">
            <text:p>219.16</text:p>
          </table:table-cell>
          <table:table-cell office:value-type="float" office:value="282.18" calcext:value-type="float">
            <text:p>282.18</text:p>
          </table:table-cell>
        </table:table-row>
        <table:table-row table:style-name="ro1">
          <table:table-cell office:value-type="float" office:value="6127006" calcext:value-type="float">
            <text:p>6127006</text:p>
          </table:table-cell>
          <table:table-cell table:formula="of:=[.A385]/1000/(60*60*24)" office:value-type="time" office:time-value="PT01H42M07.006S" calcext:value-type="time">
            <text:p>01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19.71" calcext:value-type="float">
            <text:p>219.71</text:p>
          </table:table-cell>
          <table:table-cell office:value-type="float" office:value="282.86" calcext:value-type="float">
            <text:p>282.86</text:p>
          </table:table-cell>
        </table:table-row>
        <table:table-row table:style-name="ro1">
          <table:table-cell office:value-type="float" office:value="6143006" calcext:value-type="float">
            <text:p>6143006</text:p>
          </table:table-cell>
          <table:table-cell table:formula="of:=[.A386]/1000/(60*60*24)" office:value-type="time" office:time-value="PT01H42M23.006S" calcext:value-type="time">
            <text:p>01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20.26" calcext:value-type="float">
            <text:p>220.26</text:p>
          </table:table-cell>
          <table:table-cell office:value-type="float" office:value="283.54" calcext:value-type="float">
            <text:p>283.54</text:p>
          </table:table-cell>
        </table:table-row>
        <table:table-row table:style-name="ro1">
          <table:table-cell office:value-type="float" office:value="6159006" calcext:value-type="float">
            <text:p>6159006</text:p>
          </table:table-cell>
          <table:table-cell table:formula="of:=[.A387]/1000/(60*60*24)" office:value-type="time" office:time-value="PT01H42M39.006S" calcext:value-type="time">
            <text:p>01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20.81" calcext:value-type="float">
            <text:p>220.81</text:p>
          </table:table-cell>
          <table:table-cell office:value-type="float" office:value="284.22" calcext:value-type="float">
            <text:p>284.22</text:p>
          </table:table-cell>
        </table:table-row>
        <table:table-row table:style-name="ro1">
          <table:table-cell office:value-type="float" office:value="6175006" calcext:value-type="float">
            <text:p>6175006</text:p>
          </table:table-cell>
          <table:table-cell table:formula="of:=[.A388]/1000/(60*60*24)" office:value-type="time" office:time-value="PT01H42M55.006S" calcext:value-type="time">
            <text:p>01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21.37" calcext:value-type="float">
            <text:p>221.37</text:p>
          </table:table-cell>
          <table:table-cell office:value-type="float" office:value="284.91" calcext:value-type="float">
            <text:p>284.91</text:p>
          </table:table-cell>
        </table:table-row>
        <table:table-row table:style-name="ro1">
          <table:table-cell office:value-type="float" office:value="6191006" calcext:value-type="float">
            <text:p>6191006</text:p>
          </table:table-cell>
          <table:table-cell table:formula="of:=[.A389]/1000/(60*60*24)" office:value-type="time" office:time-value="PT01H43M11.006S" calcext:value-type="time">
            <text:p>01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21.92" calcext:value-type="float">
            <text:p>221.92</text:p>
          </table:table-cell>
          <table:table-cell office:value-type="float" office:value="285.59" calcext:value-type="float">
            <text:p>285.59</text:p>
          </table:table-cell>
        </table:table-row>
        <table:table-row table:style-name="ro1">
          <table:table-cell office:value-type="float" office:value="6207006" calcext:value-type="float">
            <text:p>6207006</text:p>
          </table:table-cell>
          <table:table-cell table:formula="of:=[.A390]/1000/(60*60*24)" office:value-type="time" office:time-value="PT01H43M27.006S" calcext:value-type="time">
            <text:p>01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22.47" calcext:value-type="float">
            <text:p>222.47</text:p>
          </table:table-cell>
          <table:table-cell office:value-type="float" office:value="286.27" calcext:value-type="float">
            <text:p>286.27</text:p>
          </table:table-cell>
        </table:table-row>
        <table:table-row table:style-name="ro1">
          <table:table-cell office:value-type="float" office:value="6223006" calcext:value-type="float">
            <text:p>6223006</text:p>
          </table:table-cell>
          <table:table-cell table:formula="of:=[.A391]/1000/(60*60*24)" office:value-type="time" office:time-value="PT01H43M43.006S" calcext:value-type="time">
            <text:p>01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23.02" calcext:value-type="float">
            <text:p>223.02</text:p>
          </table:table-cell>
          <table:table-cell office:value-type="float" office:value="286.95" calcext:value-type="float">
            <text:p>286.95</text:p>
          </table:table-cell>
        </table:table-row>
        <table:table-row table:style-name="ro1">
          <table:table-cell office:value-type="float" office:value="6239005" calcext:value-type="float">
            <text:p>6239005</text:p>
          </table:table-cell>
          <table:table-cell table:formula="of:=[.A392]/1000/(60*60*24)" office:value-type="time" office:time-value="PT01H43M59.005S" calcext:value-type="time">
            <text:p>01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23.57" calcext:value-type="float">
            <text:p>223.57</text:p>
          </table:table-cell>
          <table:table-cell office:value-type="float" office:value="287.63" calcext:value-type="float">
            <text:p>287.63</text:p>
          </table:table-cell>
        </table:table-row>
        <table:table-row table:style-name="ro1">
          <table:table-cell office:value-type="float" office:value="6255006" calcext:value-type="float">
            <text:p>6255006</text:p>
          </table:table-cell>
          <table:table-cell table:formula="of:=[.A393]/1000/(60*60*24)" office:value-type="time" office:time-value="PT01H44M15.006S" calcext:value-type="time">
            <text:p>01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4.12" calcext:value-type="float">
            <text:p>224.12</text:p>
          </table:table-cell>
          <table:table-cell office:value-type="float" office:value="288.31" calcext:value-type="float">
            <text:p>288.31</text:p>
          </table:table-cell>
        </table:table-row>
        <table:table-row table:style-name="ro1">
          <table:table-cell office:value-type="float" office:value="6271006" calcext:value-type="float">
            <text:p>6271006</text:p>
          </table:table-cell>
          <table:table-cell table:formula="of:=[.A394]/1000/(60*60*24)" office:value-type="time" office:time-value="PT01H44M31.006S" calcext:value-type="time">
            <text:p>01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4.67" calcext:value-type="float">
            <text:p>224.67</text:p>
          </table:table-cell>
          <table:table-cell office:value-type="float" office:value="288.99" calcext:value-type="float">
            <text:p>288.99</text:p>
          </table:table-cell>
        </table:table-row>
        <table:table-row table:style-name="ro1">
          <table:table-cell office:value-type="float" office:value="6287006" calcext:value-type="float">
            <text:p>6287006</text:p>
          </table:table-cell>
          <table:table-cell table:formula="of:=[.A395]/1000/(60*60*24)" office:value-type="time" office:time-value="PT01H44M47.006S" calcext:value-type="time">
            <text:p>01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5.22" calcext:value-type="float">
            <text:p>225.22</text:p>
          </table:table-cell>
          <table:table-cell office:value-type="float" office:value="289.67" calcext:value-type="float">
            <text:p>289.67</text:p>
          </table:table-cell>
        </table:table-row>
        <table:table-row table:style-name="ro1">
          <table:table-cell office:value-type="float" office:value="6303006" calcext:value-type="float">
            <text:p>6303006</text:p>
          </table:table-cell>
          <table:table-cell table:formula="of:=[.A396]/1000/(60*60*24)" office:value-type="time" office:time-value="PT01H45M03.006S" calcext:value-type="time">
            <text:p>01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5.78" calcext:value-type="float">
            <text:p>225.78</text:p>
          </table:table-cell>
          <table:table-cell office:value-type="float" office:value="290.35" calcext:value-type="float">
            <text:p>290.35</text:p>
          </table:table-cell>
        </table:table-row>
        <table:table-row table:style-name="ro1">
          <table:table-cell office:value-type="float" office:value="6319006" calcext:value-type="float">
            <text:p>6319006</text:p>
          </table:table-cell>
          <table:table-cell table:formula="of:=[.A397]/1000/(60*60*24)" office:value-type="time" office:time-value="PT01H45M19.006S" calcext:value-type="time">
            <text:p>01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6.33" calcext:value-type="float">
            <text:p>226.33</text:p>
          </table:table-cell>
          <table:table-cell office:value-type="float" office:value="291.03" calcext:value-type="float">
            <text:p>291.03</text:p>
          </table:table-cell>
        </table:table-row>
        <table:table-row table:style-name="ro1">
          <table:table-cell office:value-type="float" office:value="6335006" calcext:value-type="float">
            <text:p>6335006</text:p>
          </table:table-cell>
          <table:table-cell table:formula="of:=[.A398]/1000/(60*60*24)" office:value-type="time" office:time-value="PT01H45M35.006S" calcext:value-type="time">
            <text:p>01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6.88" calcext:value-type="float">
            <text:p>226.88</text:p>
          </table:table-cell>
          <table:table-cell office:value-type="float" office:value="291.71" calcext:value-type="float">
            <text:p>291.71</text:p>
          </table:table-cell>
        </table:table-row>
        <table:table-row table:style-name="ro1">
          <table:table-cell office:value-type="float" office:value="6351006" calcext:value-type="float">
            <text:p>6351006</text:p>
          </table:table-cell>
          <table:table-cell table:formula="of:=[.A399]/1000/(60*60*24)" office:value-type="time" office:time-value="PT01H45M51.006S" calcext:value-type="time">
            <text:p>01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7.43" calcext:value-type="float">
            <text:p>227.43</text:p>
          </table:table-cell>
          <table:table-cell office:value-type="float" office:value="292.39" calcext:value-type="float">
            <text:p>292.39</text:p>
          </table:table-cell>
        </table:table-row>
        <table:table-row table:style-name="ro1">
          <table:table-cell office:value-type="float" office:value="6367006" calcext:value-type="float">
            <text:p>6367006</text:p>
          </table:table-cell>
          <table:table-cell table:formula="of:=[.A400]/1000/(60*60*24)" office:value-type="time" office:time-value="PT01H46M07.006S" calcext:value-type="time">
            <text:p>01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7.98" calcext:value-type="float">
            <text:p>227.98</text:p>
          </table:table-cell>
          <table:table-cell office:value-type="float" office:value="293.07" calcext:value-type="float">
            <text:p>293.07</text:p>
          </table:table-cell>
        </table:table-row>
        <table:table-row table:style-name="ro1">
          <table:table-cell office:value-type="float" office:value="6383006" calcext:value-type="float">
            <text:p>6383006</text:p>
          </table:table-cell>
          <table:table-cell table:formula="of:=[.A401]/1000/(60*60*24)" office:value-type="time" office:time-value="PT01H46M23.006S" calcext:value-type="time">
            <text:p>01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8.53" calcext:value-type="float">
            <text:p>228.53</text:p>
          </table:table-cell>
          <table:table-cell office:value-type="float" office:value="293.75" calcext:value-type="float">
            <text:p>293.75</text:p>
          </table:table-cell>
        </table:table-row>
        <table:table-row table:style-name="ro1">
          <table:table-cell office:value-type="float" office:value="6399006" calcext:value-type="float">
            <text:p>6399006</text:p>
          </table:table-cell>
          <table:table-cell table:formula="of:=[.A402]/1000/(60*60*24)" office:value-type="time" office:time-value="PT01H46M39.006S" calcext:value-type="time">
            <text:p>01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9.08" calcext:value-type="float">
            <text:p>229.08</text:p>
          </table:table-cell>
          <table:table-cell office:value-type="float" office:value="294.43" calcext:value-type="float">
            <text:p>294.43</text:p>
          </table:table-cell>
        </table:table-row>
        <table:table-row table:style-name="ro1">
          <table:table-cell office:value-type="float" office:value="6415006" calcext:value-type="float">
            <text:p>6415006</text:p>
          </table:table-cell>
          <table:table-cell table:formula="of:=[.A403]/1000/(60*60*24)" office:value-type="time" office:time-value="PT01H46M55.006S" calcext:value-type="time">
            <text:p>01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29.63" calcext:value-type="float">
            <text:p>229.63</text:p>
          </table:table-cell>
          <table:table-cell office:value-type="float" office:value="295.11" calcext:value-type="float">
            <text:p>295.11</text:p>
          </table:table-cell>
        </table:table-row>
        <table:table-row table:style-name="ro1">
          <table:table-cell office:value-type="float" office:value="6431006" calcext:value-type="float">
            <text:p>6431006</text:p>
          </table:table-cell>
          <table:table-cell table:formula="of:=[.A404]/1000/(60*60*24)" office:value-type="time" office:time-value="PT01H47M11.006S" calcext:value-type="time">
            <text:p>01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0.18" calcext:value-type="float">
            <text:p>230.18</text:p>
          </table:table-cell>
          <table:table-cell office:value-type="float" office:value="295.79" calcext:value-type="float">
            <text:p>295.79</text:p>
          </table:table-cell>
        </table:table-row>
        <table:table-row table:style-name="ro1">
          <table:table-cell office:value-type="float" office:value="6447006" calcext:value-type="float">
            <text:p>6447006</text:p>
          </table:table-cell>
          <table:table-cell table:formula="of:=[.A405]/1000/(60*60*24)" office:value-type="time" office:time-value="PT01H47M27.006S" calcext:value-type="time">
            <text:p>01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0.73" calcext:value-type="float">
            <text:p>230.73</text:p>
          </table:table-cell>
          <table:table-cell office:value-type="float" office:value="296.47" calcext:value-type="float">
            <text:p>296.47</text:p>
          </table:table-cell>
        </table:table-row>
        <table:table-row table:style-name="ro1">
          <table:table-cell office:value-type="float" office:value="6463006" calcext:value-type="float">
            <text:p>6463006</text:p>
          </table:table-cell>
          <table:table-cell table:formula="of:=[.A406]/1000/(60*60*24)" office:value-type="time" office:time-value="PT01H47M43.006S" calcext:value-type="time">
            <text:p>01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1.29" calcext:value-type="float">
            <text:p>231.29</text:p>
          </table:table-cell>
          <table:table-cell office:value-type="float" office:value="297.15" calcext:value-type="float">
            <text:p>297.15</text:p>
          </table:table-cell>
        </table:table-row>
        <table:table-row table:style-name="ro1">
          <table:table-cell office:value-type="float" office:value="6479006" calcext:value-type="float">
            <text:p>6479006</text:p>
          </table:table-cell>
          <table:table-cell table:formula="of:=[.A407]/1000/(60*60*24)" office:value-type="time" office:time-value="PT01H47M59.006S" calcext:value-type="time">
            <text:p>01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1.84" calcext:value-type="float">
            <text:p>231.84</text:p>
          </table:table-cell>
          <table:table-cell office:value-type="float" office:value="297.83" calcext:value-type="float">
            <text:p>297.83</text:p>
          </table:table-cell>
        </table:table-row>
        <table:table-row table:style-name="ro1">
          <table:table-cell office:value-type="float" office:value="6495006" calcext:value-type="float">
            <text:p>6495006</text:p>
          </table:table-cell>
          <table:table-cell table:formula="of:=[.A408]/1000/(60*60*24)" office:value-type="time" office:time-value="PT01H48M15.006S" calcext:value-type="time">
            <text:p>01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2.39" calcext:value-type="float">
            <text:p>232.39</text:p>
          </table:table-cell>
          <table:table-cell office:value-type="float" office:value="298.5" calcext:value-type="float">
            <text:p>298.5</text:p>
          </table:table-cell>
        </table:table-row>
        <table:table-row table:style-name="ro1">
          <table:table-cell office:value-type="float" office:value="6511006" calcext:value-type="float">
            <text:p>6511006</text:p>
          </table:table-cell>
          <table:table-cell table:formula="of:=[.A409]/1000/(60*60*24)" office:value-type="time" office:time-value="PT01H48M31.006S" calcext:value-type="time">
            <text:p>01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32.94" calcext:value-type="float">
            <text:p>232.94</text:p>
          </table:table-cell>
          <table:table-cell office:value-type="float" office:value="299.18" calcext:value-type="float">
            <text:p>299.18</text:p>
          </table:table-cell>
        </table:table-row>
        <table:table-row table:style-name="ro1">
          <table:table-cell office:value-type="float" office:value="6527006" calcext:value-type="float">
            <text:p>6527006</text:p>
          </table:table-cell>
          <table:table-cell table:formula="of:=[.A410]/1000/(60*60*24)" office:value-type="time" office:time-value="PT01H48M47.006S" calcext:value-type="time">
            <text:p>01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3.49" calcext:value-type="float">
            <text:p>233.49</text:p>
          </table:table-cell>
          <table:table-cell office:value-type="float" office:value="299.86" calcext:value-type="float">
            <text:p>299.86</text:p>
          </table:table-cell>
        </table:table-row>
        <table:table-row table:style-name="ro1">
          <table:table-cell office:value-type="float" office:value="6543006" calcext:value-type="float">
            <text:p>6543006</text:p>
          </table:table-cell>
          <table:table-cell table:formula="of:=[.A411]/1000/(60*60*24)" office:value-type="time" office:time-value="PT01H49M03.006S" calcext:value-type="time">
            <text:p>01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4.04" calcext:value-type="float">
            <text:p>234.04</text:p>
          </table:table-cell>
          <table:table-cell office:value-type="float" office:value="300.54" calcext:value-type="float">
            <text:p>300.54</text:p>
          </table:table-cell>
        </table:table-row>
        <table:table-row table:style-name="ro1">
          <table:table-cell office:value-type="float" office:value="6559006" calcext:value-type="float">
            <text:p>6559006</text:p>
          </table:table-cell>
          <table:table-cell table:formula="of:=[.A412]/1000/(60*60*24)" office:value-type="time" office:time-value="PT01H49M19.006S" calcext:value-type="time">
            <text:p>01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4.59" calcext:value-type="float">
            <text:p>234.59</text:p>
          </table:table-cell>
          <table:table-cell office:value-type="float" office:value="301.22" calcext:value-type="float">
            <text:p>301.22</text:p>
          </table:table-cell>
        </table:table-row>
        <table:table-row table:style-name="ro1">
          <table:table-cell office:value-type="float" office:value="6575006" calcext:value-type="float">
            <text:p>6575006</text:p>
          </table:table-cell>
          <table:table-cell table:formula="of:=[.A413]/1000/(60*60*24)" office:value-type="time" office:time-value="PT01H49M35.006S" calcext:value-type="time">
            <text:p>01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5.14" calcext:value-type="float">
            <text:p>235.14</text:p>
          </table:table-cell>
          <table:table-cell office:value-type="float" office:value="301.9" calcext:value-type="float">
            <text:p>301.9</text:p>
          </table:table-cell>
        </table:table-row>
        <table:table-row table:style-name="ro1">
          <table:table-cell office:value-type="float" office:value="6591006" calcext:value-type="float">
            <text:p>6591006</text:p>
          </table:table-cell>
          <table:table-cell table:formula="of:=[.A414]/1000/(60*60*24)" office:value-type="time" office:time-value="PT01H49M51.006S" calcext:value-type="time">
            <text:p>01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5.69" calcext:value-type="float">
            <text:p>235.69</text:p>
          </table:table-cell>
          <table:table-cell office:value-type="float" office:value="302.58" calcext:value-type="float">
            <text:p>302.58</text:p>
          </table:table-cell>
        </table:table-row>
        <table:table-row table:style-name="ro1">
          <table:table-cell office:value-type="float" office:value="6607006" calcext:value-type="float">
            <text:p>6607006</text:p>
          </table:table-cell>
          <table:table-cell table:formula="of:=[.A415]/1000/(60*60*24)" office:value-type="time" office:time-value="PT01H50M07.006S" calcext:value-type="time">
            <text:p>01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6.24" calcext:value-type="float">
            <text:p>236.24</text:p>
          </table:table-cell>
          <table:table-cell office:value-type="float" office:value="303.25" calcext:value-type="float">
            <text:p>303.25</text:p>
          </table:table-cell>
        </table:table-row>
        <table:table-row table:style-name="ro1">
          <table:table-cell office:value-type="float" office:value="6623006" calcext:value-type="float">
            <text:p>6623006</text:p>
          </table:table-cell>
          <table:table-cell table:formula="of:=[.A416]/1000/(60*60*24)" office:value-type="time" office:time-value="PT01H50M23.006S" calcext:value-type="time">
            <text:p>01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6.79" calcext:value-type="float">
            <text:p>236.79</text:p>
          </table:table-cell>
          <table:table-cell office:value-type="float" office:value="303.93" calcext:value-type="float">
            <text:p>303.93</text:p>
          </table:table-cell>
        </table:table-row>
        <table:table-row table:style-name="ro1">
          <table:table-cell office:value-type="float" office:value="6639006" calcext:value-type="float">
            <text:p>6639006</text:p>
          </table:table-cell>
          <table:table-cell table:formula="of:=[.A417]/1000/(60*60*24)" office:value-type="time" office:time-value="PT01H50M39.006S" calcext:value-type="time">
            <text:p>01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7.34" calcext:value-type="float">
            <text:p>237.34</text:p>
          </table:table-cell>
          <table:table-cell office:value-type="float" office:value="304.61" calcext:value-type="float">
            <text:p>304.61</text:p>
          </table:table-cell>
        </table:table-row>
        <table:table-row table:style-name="ro1">
          <table:table-cell office:value-type="float" office:value="6655006" calcext:value-type="float">
            <text:p>6655006</text:p>
          </table:table-cell>
          <table:table-cell table:formula="of:=[.A418]/1000/(60*60*24)" office:value-type="time" office:time-value="PT01H50M55.006S" calcext:value-type="time">
            <text:p>01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7.89" calcext:value-type="float">
            <text:p>237.89</text:p>
          </table:table-cell>
          <table:table-cell office:value-type="float" office:value="305.29" calcext:value-type="float">
            <text:p>305.29</text:p>
          </table:table-cell>
        </table:table-row>
        <table:table-row table:style-name="ro1">
          <table:table-cell office:value-type="float" office:value="6671006" calcext:value-type="float">
            <text:p>6671006</text:p>
          </table:table-cell>
          <table:table-cell table:formula="of:=[.A419]/1000/(60*60*24)" office:value-type="time" office:time-value="PT01H51M11.006S" calcext:value-type="time">
            <text:p>01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38.45" calcext:value-type="float">
            <text:p>238.45</text:p>
          </table:table-cell>
          <table:table-cell office:value-type="float" office:value="305.97" calcext:value-type="float">
            <text:p>305.97</text:p>
          </table:table-cell>
        </table:table-row>
        <table:table-row table:style-name="ro1">
          <table:table-cell office:value-type="float" office:value="6687006" calcext:value-type="float">
            <text:p>6687006</text:p>
          </table:table-cell>
          <table:table-cell table:formula="of:=[.A420]/1000/(60*60*24)" office:value-type="time" office:time-value="PT01H51M27.006S" calcext:value-type="time">
            <text:p>01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9" calcext:value-type="float">
            <text:p>239</text:p>
          </table:table-cell>
          <table:table-cell office:value-type="float" office:value="306.65" calcext:value-type="float">
            <text:p>306.65</text:p>
          </table:table-cell>
        </table:table-row>
        <table:table-row table:style-name="ro1">
          <table:table-cell office:value-type="float" office:value="6703006" calcext:value-type="float">
            <text:p>6703006</text:p>
          </table:table-cell>
          <table:table-cell table:formula="of:=[.A421]/1000/(60*60*24)" office:value-type="time" office:time-value="PT01H51M43.006S" calcext:value-type="time">
            <text:p>01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39.55" calcext:value-type="float">
            <text:p>239.55</text:p>
          </table:table-cell>
          <table:table-cell office:value-type="float" office:value="307.33" calcext:value-type="float">
            <text:p>307.33</text:p>
          </table:table-cell>
        </table:table-row>
        <table:table-row table:style-name="ro1">
          <table:table-cell office:value-type="float" office:value="6719006" calcext:value-type="float">
            <text:p>6719006</text:p>
          </table:table-cell>
          <table:table-cell table:formula="of:=[.A422]/1000/(60*60*24)" office:value-type="time" office:time-value="PT01H51M59.006S" calcext:value-type="time">
            <text:p>01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40.1" calcext:value-type="float">
            <text:p>240.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735006" calcext:value-type="float">
            <text:p>6735006</text:p>
          </table:table-cell>
          <table:table-cell table:formula="of:=[.A423]/1000/(60*60*24)" office:value-type="time" office:time-value="PT01H52M15.006S" calcext:value-type="time">
            <text:p>01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0.65" calcext:value-type="float">
            <text:p>240.65</text:p>
          </table:table-cell>
          <table:table-cell office:value-type="float" office:value="308.68" calcext:value-type="float">
            <text:p>308.68</text:p>
          </table:table-cell>
        </table:table-row>
        <table:table-row table:style-name="ro1">
          <table:table-cell office:value-type="float" office:value="6751006" calcext:value-type="float">
            <text:p>6751006</text:p>
          </table:table-cell>
          <table:table-cell table:formula="of:=[.A424]/1000/(60*60*24)" office:value-type="time" office:time-value="PT01H52M31.006S" calcext:value-type="time">
            <text:p>01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41.2" calcext:value-type="float">
            <text:p>241.2</text:p>
          </table:table-cell>
          <table:table-cell office:value-type="float" office:value="309.36" calcext:value-type="float">
            <text:p>309.36</text:p>
          </table:table-cell>
        </table:table-row>
        <table:table-row table:style-name="ro1">
          <table:table-cell office:value-type="float" office:value="6767006" calcext:value-type="float">
            <text:p>6767006</text:p>
          </table:table-cell>
          <table:table-cell table:formula="of:=[.A425]/1000/(60*60*24)" office:value-type="time" office:time-value="PT01H52M47.006S" calcext:value-type="time">
            <text:p>01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41.75" calcext:value-type="float">
            <text:p>241.75</text:p>
          </table:table-cell>
          <table:table-cell office:value-type="float" office:value="310.04" calcext:value-type="float">
            <text:p>310.04</text:p>
          </table:table-cell>
        </table:table-row>
        <table:table-row table:style-name="ro1">
          <table:table-cell office:value-type="float" office:value="6783006" calcext:value-type="float">
            <text:p>6783006</text:p>
          </table:table-cell>
          <table:table-cell table:formula="of:=[.A426]/1000/(60*60*24)" office:value-type="time" office:time-value="PT01H53M03.006S" calcext:value-type="time">
            <text:p>01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2" calcext:value-type="float">
            <text:p>152.2</text:p>
          </table:table-cell>
          <table:table-cell office:value-type="float" office:value="242.3" calcext:value-type="float">
            <text:p>242.3</text:p>
          </table:table-cell>
          <table:table-cell office:value-type="float" office:value="310.72" calcext:value-type="float">
            <text:p>310.72</text:p>
          </table:table-cell>
        </table:table-row>
        <table:table-row table:style-name="ro1">
          <table:table-cell office:value-type="float" office:value="6799006" calcext:value-type="float">
            <text:p>6799006</text:p>
          </table:table-cell>
          <table:table-cell table:formula="of:=[.A427]/1000/(60*60*24)" office:value-type="time" office:time-value="PT01H53M19.006S" calcext:value-type="time">
            <text:p>01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2.85" calcext:value-type="float">
            <text:p>242.85</text:p>
          </table:table-cell>
          <table:table-cell office:value-type="float" office:value="311.4" calcext:value-type="float">
            <text:p>311.4</text:p>
          </table:table-cell>
        </table:table-row>
        <table:table-row table:style-name="ro1">
          <table:table-cell office:value-type="float" office:value="6815006" calcext:value-type="float">
            <text:p>6815006</text:p>
          </table:table-cell>
          <table:table-cell table:formula="of:=[.A428]/1000/(60*60*24)" office:value-type="time" office:time-value="PT01H53M35.006S" calcext:value-type="time">
            <text:p>01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43.4" calcext:value-type="float">
            <text:p>243.4</text:p>
          </table:table-cell>
          <table:table-cell office:value-type="float" office:value="312.07" calcext:value-type="float">
            <text:p>312.07</text:p>
          </table:table-cell>
        </table:table-row>
        <table:table-row table:style-name="ro1">
          <table:table-cell office:value-type="float" office:value="6831006" calcext:value-type="float">
            <text:p>6831006</text:p>
          </table:table-cell>
          <table:table-cell table:formula="of:=[.A429]/1000/(60*60*24)" office:value-type="time" office:time-value="PT01H53M51.006S" calcext:value-type="time">
            <text:p>01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43.95" calcext:value-type="float">
            <text:p>243.95</text:p>
          </table:table-cell>
          <table:table-cell office:value-type="float" office:value="312.75" calcext:value-type="float">
            <text:p>312.75</text:p>
          </table:table-cell>
        </table:table-row>
        <table:table-row table:style-name="ro1">
          <table:table-cell office:value-type="float" office:value="6847006" calcext:value-type="float">
            <text:p>6847006</text:p>
          </table:table-cell>
          <table:table-cell table:formula="of:=[.A430]/1000/(60*60*24)" office:value-type="time" office:time-value="PT01H54M07.006S" calcext:value-type="time">
            <text:p>01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44.5" calcext:value-type="float">
            <text:p>244.5</text:p>
          </table:table-cell>
          <table:table-cell office:value-type="float" office:value="313.43" calcext:value-type="float">
            <text:p>313.43</text:p>
          </table:table-cell>
        </table:table-row>
        <table:table-row table:style-name="ro1">
          <table:table-cell office:value-type="float" office:value="6863006" calcext:value-type="float">
            <text:p>6863006</text:p>
          </table:table-cell>
          <table:table-cell table:formula="of:=[.A431]/1000/(60*60*24)" office:value-type="time" office:time-value="PT01H54M23.006S" calcext:value-type="time">
            <text:p>01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45.05" calcext:value-type="float">
            <text:p>245.05</text:p>
          </table:table-cell>
          <table:table-cell office:value-type="float" office:value="314.11" calcext:value-type="float">
            <text:p>314.11</text:p>
          </table:table-cell>
        </table:table-row>
        <table:table-row table:style-name="ro1">
          <table:table-cell office:value-type="float" office:value="6879006" calcext:value-type="float">
            <text:p>6879006</text:p>
          </table:table-cell>
          <table:table-cell table:formula="of:=[.A432]/1000/(60*60*24)" office:value-type="time" office:time-value="PT01H54M39.006S" calcext:value-type="time">
            <text:p>01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245.6" calcext:value-type="float">
            <text:p>245.6</text:p>
          </table:table-cell>
          <table:table-cell office:value-type="float" office:value="314.79" calcext:value-type="float">
            <text:p>314.79</text:p>
          </table:table-cell>
        </table:table-row>
        <table:table-row table:style-name="ro1">
          <table:table-cell office:value-type="float" office:value="6895006" calcext:value-type="float">
            <text:p>6895006</text:p>
          </table:table-cell>
          <table:table-cell table:formula="of:=[.A433]/1000/(60*60*24)" office:value-type="time" office:time-value="PT01H54M55.006S" calcext:value-type="time">
            <text:p>01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46.15" calcext:value-type="float">
            <text:p>246.15</text:p>
          </table:table-cell>
          <table:table-cell office:value-type="float" office:value="315.46" calcext:value-type="float">
            <text:p>315.46</text:p>
          </table:table-cell>
        </table:table-row>
        <table:table-row table:style-name="ro1">
          <table:table-cell office:value-type="float" office:value="6911006" calcext:value-type="float">
            <text:p>6911006</text:p>
          </table:table-cell>
          <table:table-cell table:formula="of:=[.A434]/1000/(60*60*24)" office:value-type="time" office:time-value="PT01H55M11.006S" calcext:value-type="time">
            <text:p>01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246.7" calcext:value-type="float">
            <text:p>246.7</text:p>
          </table:table-cell>
          <table:table-cell office:value-type="float" office:value="316.14" calcext:value-type="float">
            <text:p>316.14</text:p>
          </table:table-cell>
        </table:table-row>
        <table:table-row table:style-name="ro1">
          <table:table-cell office:value-type="float" office:value="6927006" calcext:value-type="float">
            <text:p>6927006</text:p>
          </table:table-cell>
          <table:table-cell table:formula="of:=[.A435]/1000/(60*60*24)" office:value-type="time" office:time-value="PT01H55M27.006S" calcext:value-type="time">
            <text:p>01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247.25" calcext:value-type="float">
            <text:p>247.25</text:p>
          </table:table-cell>
          <table:table-cell office:value-type="float" office:value="316.82" calcext:value-type="float">
            <text:p>316.82</text:p>
          </table:table-cell>
        </table:table-row>
        <table:table-row table:style-name="ro1">
          <table:table-cell office:value-type="float" office:value="6943006" calcext:value-type="float">
            <text:p>6943006</text:p>
          </table:table-cell>
          <table:table-cell table:formula="of:=[.A436]/1000/(60*60*24)" office:value-type="time" office:time-value="PT01H55M43.006S" calcext:value-type="time">
            <text:p>01:55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247.8" calcext:value-type="float">
            <text:p>247.8</text:p>
          </table:table-cell>
          <table:table-cell office:value-type="float" office:value="317.5" calcext:value-type="float">
            <text:p>317.5</text:p>
          </table:table-cell>
        </table:table-row>
        <table:table-row table:style-name="ro1">
          <table:table-cell office:value-type="float" office:value="6959006" calcext:value-type="float">
            <text:p>6959006</text:p>
          </table:table-cell>
          <table:table-cell table:formula="of:=[.A437]/1000/(60*60*24)" office:value-type="time" office:time-value="PT01H55M59.006S" calcext:value-type="time">
            <text:p>01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48.35" calcext:value-type="float">
            <text:p>248.35</text:p>
          </table:table-cell>
          <table:table-cell office:value-type="float" office:value="318.18" calcext:value-type="float">
            <text:p>318.18</text:p>
          </table:table-cell>
        </table:table-row>
        <table:table-row table:style-name="ro1">
          <table:table-cell office:value-type="float" office:value="6975006" calcext:value-type="float">
            <text:p>6975006</text:p>
          </table:table-cell>
          <table:table-cell table:formula="of:=[.A438]/1000/(60*60*24)" office:value-type="time" office:time-value="PT01H56M15.006S" calcext:value-type="time">
            <text:p>01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48.9" calcext:value-type="float">
            <text:p>248.9</text:p>
          </table:table-cell>
          <table:table-cell office:value-type="float" office:value="318.85" calcext:value-type="float">
            <text:p>318.85</text:p>
          </table:table-cell>
        </table:table-row>
        <table:table-row table:style-name="ro1">
          <table:table-cell office:value-type="float" office:value="6991006" calcext:value-type="float">
            <text:p>6991006</text:p>
          </table:table-cell>
          <table:table-cell table:formula="of:=[.A439]/1000/(60*60*24)" office:value-type="time" office:time-value="PT01H56M31.006S" calcext:value-type="time">
            <text:p>01:56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49.45" calcext:value-type="float">
            <text:p>249.45</text:p>
          </table:table-cell>
          <table:table-cell office:value-type="float" office:value="319.53" calcext:value-type="float">
            <text:p>319.53</text:p>
          </table:table-cell>
        </table:table-row>
        <table:table-row table:style-name="ro1">
          <table:table-cell office:value-type="float" office:value="7007006" calcext:value-type="float">
            <text:p>7007006</text:p>
          </table:table-cell>
          <table:table-cell table:formula="of:=[.A440]/1000/(60*60*24)" office:value-type="time" office:time-value="PT01H56M47.006S" calcext:value-type="time">
            <text:p>01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50" calcext:value-type="float">
            <text:p>250</text:p>
          </table:table-cell>
          <table:table-cell office:value-type="float" office:value="320.21" calcext:value-type="float">
            <text:p>320.21</text:p>
          </table:table-cell>
        </table:table-row>
        <table:table-row table:style-name="ro1">
          <table:table-cell office:value-type="float" office:value="7023006" calcext:value-type="float">
            <text:p>7023006</text:p>
          </table:table-cell>
          <table:table-cell table:formula="of:=[.A441]/1000/(60*60*24)" office:value-type="time" office:time-value="PT01H57M03.006S" calcext:value-type="time">
            <text:p>01:57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250.55" calcext:value-type="float">
            <text:p>250.55</text:p>
          </table:table-cell>
          <table:table-cell office:value-type="float" office:value="320.89" calcext:value-type="float">
            <text:p>320.89</text:p>
          </table:table-cell>
        </table:table-row>
        <table:table-row table:style-name="ro1">
          <table:table-cell office:value-type="float" office:value="7039006" calcext:value-type="float">
            <text:p>7039006</text:p>
          </table:table-cell>
          <table:table-cell table:formula="of:=[.A442]/1000/(60*60*24)" office:value-type="time" office:time-value="PT01H57M19.006S" calcext:value-type="time">
            <text:p>01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251.1" calcext:value-type="float">
            <text:p>251.1</text:p>
          </table:table-cell>
          <table:table-cell office:value-type="float" office:value="321.57" calcext:value-type="float">
            <text:p>321.57</text:p>
          </table:table-cell>
        </table:table-row>
        <table:table-row table:style-name="ro1">
          <table:table-cell office:value-type="float" office:value="7055006" calcext:value-type="float">
            <text:p>7055006</text:p>
          </table:table-cell>
          <table:table-cell table:formula="of:=[.A443]/1000/(60*60*24)" office:value-type="time" office:time-value="PT01H57M35.006S" calcext:value-type="time">
            <text:p>01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51.65" calcext:value-type="float">
            <text:p>251.65</text:p>
          </table:table-cell>
          <table:table-cell office:value-type="float" office:value="322.24" calcext:value-type="float">
            <text:p>322.24</text:p>
          </table:table-cell>
        </table:table-row>
        <table:table-row table:style-name="ro1">
          <table:table-cell office:value-type="float" office:value="7071006" calcext:value-type="float">
            <text:p>7071006</text:p>
          </table:table-cell>
          <table:table-cell table:formula="of:=[.A444]/1000/(60*60*24)" office:value-type="time" office:time-value="PT01H57M51.006S" calcext:value-type="time">
            <text:p>01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52.2" calcext:value-type="float">
            <text:p>252.2</text:p>
          </table:table-cell>
          <table:table-cell office:value-type="float" office:value="322.92" calcext:value-type="float">
            <text:p>322.92</text:p>
          </table:table-cell>
        </table:table-row>
        <table:table-row table:style-name="ro1">
          <table:table-cell office:value-type="float" office:value="7087006" calcext:value-type="float">
            <text:p>7087006</text:p>
          </table:table-cell>
          <table:table-cell table:formula="of:=[.A445]/1000/(60*60*24)" office:value-type="time" office:time-value="PT01H58M07.006S" calcext:value-type="time">
            <text:p>01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52.75" calcext:value-type="float">
            <text:p>252.75</text:p>
          </table:table-cell>
          <table:table-cell office:value-type="float" office:value="323.6" calcext:value-type="float">
            <text:p>323.6</text:p>
          </table:table-cell>
        </table:table-row>
        <table:table-row table:style-name="ro1">
          <table:table-cell office:value-type="float" office:value="7103006" calcext:value-type="float">
            <text:p>7103006</text:p>
          </table:table-cell>
          <table:table-cell table:formula="of:=[.A446]/1000/(60*60*24)" office:value-type="time" office:time-value="PT01H58M23.006S" calcext:value-type="time">
            <text:p>01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53.3" calcext:value-type="float">
            <text:p>253.3</text:p>
          </table:table-cell>
          <table:table-cell office:value-type="float" office:value="324.28" calcext:value-type="float">
            <text:p>324.28</text:p>
          </table:table-cell>
        </table:table-row>
        <table:table-row table:style-name="ro1">
          <table:table-cell office:value-type="float" office:value="7119006" calcext:value-type="float">
            <text:p>7119006</text:p>
          </table:table-cell>
          <table:table-cell table:formula="of:=[.A447]/1000/(60*60*24)" office:value-type="time" office:time-value="PT01H58M39.006S" calcext:value-type="time">
            <text:p>01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53.85" calcext:value-type="float">
            <text:p>253.85</text:p>
          </table:table-cell>
          <table:table-cell office:value-type="float" office:value="324.95" calcext:value-type="float">
            <text:p>324.95</text:p>
          </table:table-cell>
        </table:table-row>
        <table:table-row table:style-name="ro1">
          <table:table-cell office:value-type="float" office:value="7135006" calcext:value-type="float">
            <text:p>7135006</text:p>
          </table:table-cell>
          <table:table-cell table:formula="of:=[.A448]/1000/(60*60*24)" office:value-type="time" office:time-value="PT01H58M55.006S" calcext:value-type="time">
            <text:p>01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54.4" calcext:value-type="float">
            <text:p>254.4</text:p>
          </table:table-cell>
          <table:table-cell office:value-type="float" office:value="325.63" calcext:value-type="float">
            <text:p>325.63</text:p>
          </table:table-cell>
        </table:table-row>
        <table:table-row table:style-name="ro1">
          <table:table-cell office:value-type="float" office:value="7151006" calcext:value-type="float">
            <text:p>7151006</text:p>
          </table:table-cell>
          <table:table-cell table:formula="of:=[.A449]/1000/(60*60*24)" office:value-type="time" office:time-value="PT01H59M11.006S" calcext:value-type="time">
            <text:p>01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54.95" calcext:value-type="float">
            <text:p>254.95</text:p>
          </table:table-cell>
          <table:table-cell office:value-type="float" office:value="326.31" calcext:value-type="float">
            <text:p>326.31</text:p>
          </table:table-cell>
        </table:table-row>
        <table:table-row table:style-name="ro1">
          <table:table-cell office:value-type="float" office:value="7167006" calcext:value-type="float">
            <text:p>7167006</text:p>
          </table:table-cell>
          <table:table-cell table:formula="of:=[.A450]/1000/(60*60*24)" office:value-type="time" office:time-value="PT01H59M27.006S" calcext:value-type="time">
            <text:p>01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55.5" calcext:value-type="float">
            <text:p>255.5</text:p>
          </table:table-cell>
          <table:table-cell office:value-type="float" office:value="326.98" calcext:value-type="float">
            <text:p>326.98</text:p>
          </table:table-cell>
        </table:table-row>
        <table:table-row table:style-name="ro1">
          <table:table-cell office:value-type="float" office:value="7183006" calcext:value-type="float">
            <text:p>7183006</text:p>
          </table:table-cell>
          <table:table-cell table:formula="of:=[.A451]/1000/(60*60*24)" office:value-type="time" office:time-value="PT01H59M43.006S" calcext:value-type="time">
            <text:p>01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56.05" calcext:value-type="float">
            <text:p>256.05</text:p>
          </table:table-cell>
          <table:table-cell office:value-type="float" office:value="327.66" calcext:value-type="float">
            <text:p>327.66</text:p>
          </table:table-cell>
        </table:table-row>
        <table:table-row table:style-name="ro1">
          <table:table-cell office:value-type="float" office:value="7199006" calcext:value-type="float">
            <text:p>7199006</text:p>
          </table:table-cell>
          <table:table-cell table:formula="of:=[.A452]/1000/(60*60*24)" office:value-type="time" office:time-value="PT01H59M59.006S" calcext:value-type="time">
            <text:p>01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56.6" calcext:value-type="float">
            <text:p>256.6</text:p>
          </table:table-cell>
          <table:table-cell office:value-type="float" office:value="328.34" calcext:value-type="float">
            <text:p>328.34</text:p>
          </table:table-cell>
        </table:table-row>
        <table:table-row table:style-name="ro1">
          <table:table-cell office:value-type="float" office:value="7215006" calcext:value-type="float">
            <text:p>7215006</text:p>
          </table:table-cell>
          <table:table-cell table:formula="of:=[.A453]/1000/(60*60*24)" office:value-type="time" office:time-value="PT02H00M15.006S" calcext:value-type="time">
            <text:p>02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57.15" calcext:value-type="float">
            <text:p>257.15</text:p>
          </table:table-cell>
          <table:table-cell office:value-type="float" office:value="329.02" calcext:value-type="float">
            <text:p>329.02</text:p>
          </table:table-cell>
        </table:table-row>
        <table:table-row table:style-name="ro1">
          <table:table-cell office:value-type="float" office:value="7231006" calcext:value-type="float">
            <text:p>7231006</text:p>
          </table:table-cell>
          <table:table-cell table:formula="of:=[.A454]/1000/(60*60*24)" office:value-type="time" office:time-value="PT02H00M31.006S" calcext:value-type="time">
            <text:p>02:00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57.7" calcext:value-type="float">
            <text:p>257.7</text:p>
          </table:table-cell>
          <table:table-cell office:value-type="float" office:value="329.69" calcext:value-type="float">
            <text:p>329.69</text:p>
          </table:table-cell>
        </table:table-row>
        <table:table-row table:style-name="ro1">
          <table:table-cell office:value-type="float" office:value="7247006" calcext:value-type="float">
            <text:p>7247006</text:p>
          </table:table-cell>
          <table:table-cell table:formula="of:=[.A455]/1000/(60*60*24)" office:value-type="time" office:time-value="PT02H00M47.006S" calcext:value-type="time">
            <text:p>02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58.25" calcext:value-type="float">
            <text:p>258.25</text:p>
          </table:table-cell>
          <table:table-cell office:value-type="float" office:value="330.37" calcext:value-type="float">
            <text:p>330.37</text:p>
          </table:table-cell>
        </table:table-row>
        <table:table-row table:style-name="ro1">
          <table:table-cell office:value-type="float" office:value="7263006" calcext:value-type="float">
            <text:p>7263006</text:p>
          </table:table-cell>
          <table:table-cell table:formula="of:=[.A456]/1000/(60*60*24)" office:value-type="time" office:time-value="PT02H01M03.006S" calcext:value-type="time">
            <text:p>02:0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58.8" calcext:value-type="float">
            <text:p>258.8</text:p>
          </table:table-cell>
          <table:table-cell office:value-type="float" office:value="331.05" calcext:value-type="float">
            <text:p>331.05</text:p>
          </table:table-cell>
        </table:table-row>
        <table:table-row table:style-name="ro1">
          <table:table-cell office:value-type="float" office:value="7279006" calcext:value-type="float">
            <text:p>7279006</text:p>
          </table:table-cell>
          <table:table-cell table:formula="of:=[.A457]/1000/(60*60*24)" office:value-type="time" office:time-value="PT02H01M19.006S" calcext:value-type="time">
            <text:p>02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59.35" calcext:value-type="float">
            <text:p>259.35</text:p>
          </table:table-cell>
          <table:table-cell office:value-type="float" office:value="331.73" calcext:value-type="float">
            <text:p>331.73</text:p>
          </table:table-cell>
        </table:table-row>
        <table:table-row table:style-name="ro1">
          <table:table-cell office:value-type="float" office:value="7295006" calcext:value-type="float">
            <text:p>7295006</text:p>
          </table:table-cell>
          <table:table-cell table:formula="of:=[.A458]/1000/(60*60*24)" office:value-type="time" office:time-value="PT02H01M35.006S" calcext:value-type="time">
            <text:p>02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59.9" calcext:value-type="float">
            <text:p>259.9</text:p>
          </table:table-cell>
          <table:table-cell office:value-type="float" office:value="332.4" calcext:value-type="float">
            <text:p>332.4</text:p>
          </table:table-cell>
        </table:table-row>
        <table:table-row table:style-name="ro1">
          <table:table-cell office:value-type="float" office:value="7311006" calcext:value-type="float">
            <text:p>7311006</text:p>
          </table:table-cell>
          <table:table-cell table:formula="of:=[.A459]/1000/(60*60*24)" office:value-type="time" office:time-value="PT02H01M51.006S" calcext:value-type="time">
            <text:p>02:0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60.45" calcext:value-type="float">
            <text:p>260.45</text:p>
          </table:table-cell>
          <table:table-cell office:value-type="float" office:value="333.08" calcext:value-type="float">
            <text:p>333.08</text:p>
          </table:table-cell>
        </table:table-row>
        <table:table-row table:style-name="ro1">
          <table:table-cell office:value-type="float" office:value="7327006" calcext:value-type="float">
            <text:p>7327006</text:p>
          </table:table-cell>
          <table:table-cell table:formula="of:=[.A460]/1000/(60*60*24)" office:value-type="time" office:time-value="PT02H02M07.006S" calcext:value-type="time">
            <text:p>02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61" calcext:value-type="float">
            <text:p>261</text:p>
          </table:table-cell>
          <table:table-cell office:value-type="float" office:value="333.76" calcext:value-type="float">
            <text:p>333.76</text:p>
          </table:table-cell>
        </table:table-row>
        <table:table-row table:style-name="ro1">
          <table:table-cell office:value-type="float" office:value="7343006" calcext:value-type="float">
            <text:p>7343006</text:p>
          </table:table-cell>
          <table:table-cell table:formula="of:=[.A461]/1000/(60*60*24)" office:value-type="time" office:time-value="PT02H02M23.006S" calcext:value-type="time">
            <text:p>02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61.55" calcext:value-type="float">
            <text:p>261.55</text:p>
          </table:table-cell>
          <table:table-cell office:value-type="float" office:value="334.43" calcext:value-type="float">
            <text:p>334.43</text:p>
          </table:table-cell>
        </table:table-row>
        <table:table-row table:style-name="ro1">
          <table:table-cell office:value-type="float" office:value="7359006" calcext:value-type="float">
            <text:p>7359006</text:p>
          </table:table-cell>
          <table:table-cell table:formula="of:=[.A462]/1000/(60*60*24)" office:value-type="time" office:time-value="PT02H02M39.006S" calcext:value-type="time">
            <text:p>02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62.1" calcext:value-type="float">
            <text:p>262.1</text:p>
          </table:table-cell>
          <table:table-cell office:value-type="float" office:value="335.11" calcext:value-type="float">
            <text:p>335.11</text:p>
          </table:table-cell>
        </table:table-row>
        <table:table-row table:style-name="ro1">
          <table:table-cell office:value-type="float" office:value="7375006" calcext:value-type="float">
            <text:p>7375006</text:p>
          </table:table-cell>
          <table:table-cell table:formula="of:=[.A463]/1000/(60*60*24)" office:value-type="time" office:time-value="PT02H02M55.006S" calcext:value-type="time">
            <text:p>02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62.65" calcext:value-type="float">
            <text:p>262.65</text:p>
          </table:table-cell>
          <table:table-cell office:value-type="float" office:value="335.79" calcext:value-type="float">
            <text:p>335.79</text:p>
          </table:table-cell>
        </table:table-row>
        <table:table-row table:style-name="ro1">
          <table:table-cell office:value-type="float" office:value="7391006" calcext:value-type="float">
            <text:p>7391006</text:p>
          </table:table-cell>
          <table:table-cell table:formula="of:=[.A464]/1000/(60*60*24)" office:value-type="time" office:time-value="PT02H03M11.006S" calcext:value-type="time">
            <text:p>02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263.2" calcext:value-type="float">
            <text:p>263.2</text:p>
          </table:table-cell>
          <table:table-cell office:value-type="float" office:value="336.46" calcext:value-type="float">
            <text:p>336.46</text:p>
          </table:table-cell>
        </table:table-row>
        <table:table-row table:style-name="ro1">
          <table:table-cell office:value-type="float" office:value="7407006" calcext:value-type="float">
            <text:p>7407006</text:p>
          </table:table-cell>
          <table:table-cell table:formula="of:=[.A465]/1000/(60*60*24)" office:value-type="time" office:time-value="PT02H03M27.006S" calcext:value-type="time">
            <text:p>02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63.75" calcext:value-type="float">
            <text:p>263.75</text:p>
          </table:table-cell>
          <table:table-cell office:value-type="float" office:value="337.14" calcext:value-type="float">
            <text:p>337.14</text:p>
          </table:table-cell>
        </table:table-row>
        <table:table-row table:style-name="ro1">
          <table:table-cell office:value-type="float" office:value="7423006" calcext:value-type="float">
            <text:p>7423006</text:p>
          </table:table-cell>
          <table:table-cell table:formula="of:=[.A466]/1000/(60*60*24)" office:value-type="time" office:time-value="PT02H03M43.006S" calcext:value-type="time">
            <text:p>02:03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64.3" calcext:value-type="float">
            <text:p>264.3</text:p>
          </table:table-cell>
          <table:table-cell office:value-type="float" office:value="337.82" calcext:value-type="float">
            <text:p>337.82</text:p>
          </table:table-cell>
        </table:table-row>
        <table:table-row table:style-name="ro1">
          <table:table-cell office:value-type="float" office:value="7439006" calcext:value-type="float">
            <text:p>7439006</text:p>
          </table:table-cell>
          <table:table-cell table:formula="of:=[.A467]/1000/(60*60*24)" office:value-type="time" office:time-value="PT02H03M59.006S" calcext:value-type="time">
            <text:p>02:03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64.84" calcext:value-type="float">
            <text:p>264.84</text:p>
          </table:table-cell>
          <table:table-cell office:value-type="float" office:value="338.49" calcext:value-type="float">
            <text:p>338.49</text:p>
          </table:table-cell>
        </table:table-row>
        <table:table-row table:style-name="ro1">
          <table:table-cell office:value-type="float" office:value="7455006" calcext:value-type="float">
            <text:p>7455006</text:p>
          </table:table-cell>
          <table:table-cell table:formula="of:=[.A468]/1000/(60*60*24)" office:value-type="time" office:time-value="PT02H04M15.006S" calcext:value-type="time">
            <text:p>02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65.39" calcext:value-type="float">
            <text:p>265.39</text:p>
          </table:table-cell>
          <table:table-cell office:value-type="float" office:value="339.17" calcext:value-type="float">
            <text:p>339.17</text:p>
          </table:table-cell>
        </table:table-row>
        <table:table-row table:style-name="ro1">
          <table:table-cell office:value-type="float" office:value="7471006" calcext:value-type="float">
            <text:p>7471006</text:p>
          </table:table-cell>
          <table:table-cell table:formula="of:=[.A469]/1000/(60*60*24)" office:value-type="time" office:time-value="PT02H04M31.006S" calcext:value-type="time">
            <text:p>02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65.94" calcext:value-type="float">
            <text:p>265.94</text:p>
          </table:table-cell>
          <table:table-cell office:value-type="float" office:value="339.84" calcext:value-type="float">
            <text:p>339.84</text:p>
          </table:table-cell>
        </table:table-row>
        <table:table-row table:style-name="ro1">
          <table:table-cell office:value-type="float" office:value="7487006" calcext:value-type="float">
            <text:p>7487006</text:p>
          </table:table-cell>
          <table:table-cell table:formula="of:=[.A470]/1000/(60*60*24)" office:value-type="time" office:time-value="PT02H04M47.006S" calcext:value-type="time">
            <text:p>02:0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66.49" calcext:value-type="float">
            <text:p>266.49</text:p>
          </table:table-cell>
          <table:table-cell office:value-type="float" office:value="340.52" calcext:value-type="float">
            <text:p>340.52</text:p>
          </table:table-cell>
        </table:table-row>
        <table:table-row table:style-name="ro1">
          <table:table-cell office:value-type="float" office:value="7503006" calcext:value-type="float">
            <text:p>7503006</text:p>
          </table:table-cell>
          <table:table-cell table:formula="of:=[.A471]/1000/(60*60*24)" office:value-type="time" office:time-value="PT02H05M03.006S" calcext:value-type="time">
            <text:p>02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67.04" calcext:value-type="float">
            <text:p>267.04</text:p>
          </table:table-cell>
          <table:table-cell office:value-type="float" office:value="341.19" calcext:value-type="float">
            <text:p>341.19</text:p>
          </table:table-cell>
        </table:table-row>
        <table:table-row table:style-name="ro1">
          <table:table-cell office:value-type="float" office:value="7519006" calcext:value-type="float">
            <text:p>7519006</text:p>
          </table:table-cell>
          <table:table-cell table:formula="of:=[.A472]/1000/(60*60*24)" office:value-type="time" office:time-value="PT02H05M19.006S" calcext:value-type="time">
            <text:p>02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67.59" calcext:value-type="float">
            <text:p>267.59</text:p>
          </table:table-cell>
          <table:table-cell office:value-type="float" office:value="341.87" calcext:value-type="float">
            <text:p>341.87</text:p>
          </table:table-cell>
        </table:table-row>
        <table:table-row table:style-name="ro1">
          <table:table-cell office:value-type="float" office:value="7535006" calcext:value-type="float">
            <text:p>7535006</text:p>
          </table:table-cell>
          <table:table-cell table:formula="of:=[.A473]/1000/(60*60*24)" office:value-type="time" office:time-value="PT02H05M35.006S" calcext:value-type="time">
            <text:p>02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68.14" calcext:value-type="float">
            <text:p>268.14</text:p>
          </table:table-cell>
          <table:table-cell office:value-type="float" office:value="342.55" calcext:value-type="float">
            <text:p>342.55</text:p>
          </table:table-cell>
        </table:table-row>
        <table:table-row table:style-name="ro1">
          <table:table-cell office:value-type="float" office:value="7551006" calcext:value-type="float">
            <text:p>7551006</text:p>
          </table:table-cell>
          <table:table-cell table:formula="of:=[.A474]/1000/(60*60*24)" office:value-type="time" office:time-value="PT02H05M51.006S" calcext:value-type="time">
            <text:p>02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68.69" calcext:value-type="float">
            <text:p>268.69</text:p>
          </table:table-cell>
          <table:table-cell office:value-type="float" office:value="343.22" calcext:value-type="float">
            <text:p>343.22</text:p>
          </table:table-cell>
        </table:table-row>
        <table:table-row table:style-name="ro1">
          <table:table-cell office:value-type="float" office:value="7567006" calcext:value-type="float">
            <text:p>7567006</text:p>
          </table:table-cell>
          <table:table-cell table:formula="of:=[.A475]/1000/(60*60*24)" office:value-type="time" office:time-value="PT02H06M07.006S" calcext:value-type="time">
            <text:p>02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69.24" calcext:value-type="float">
            <text:p>269.24</text:p>
          </table:table-cell>
          <table:table-cell office:value-type="float" office:value="343.9" calcext:value-type="float">
            <text:p>343.9</text:p>
          </table:table-cell>
        </table:table-row>
        <table:table-row table:style-name="ro1">
          <table:table-cell office:value-type="float" office:value="7583006" calcext:value-type="float">
            <text:p>7583006</text:p>
          </table:table-cell>
          <table:table-cell table:formula="of:=[.A476]/1000/(60*60*24)" office:value-type="time" office:time-value="PT02H06M23.006S" calcext:value-type="time">
            <text:p>02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69.79" calcext:value-type="float">
            <text:p>269.79</text:p>
          </table:table-cell>
          <table:table-cell office:value-type="float" office:value="344.57" calcext:value-type="float">
            <text:p>344.57</text:p>
          </table:table-cell>
        </table:table-row>
        <table:table-row table:style-name="ro1">
          <table:table-cell office:value-type="float" office:value="7599006" calcext:value-type="float">
            <text:p>7599006</text:p>
          </table:table-cell>
          <table:table-cell table:formula="of:=[.A477]/1000/(60*60*24)" office:value-type="time" office:time-value="PT02H06M39.006S" calcext:value-type="time">
            <text:p>02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70.34" calcext:value-type="float">
            <text:p>270.34</text:p>
          </table:table-cell>
          <table:table-cell office:value-type="float" office:value="345.25" calcext:value-type="float">
            <text:p>345.25</text:p>
          </table:table-cell>
        </table:table-row>
        <table:table-row table:style-name="ro1">
          <table:table-cell office:value-type="float" office:value="7615006" calcext:value-type="float">
            <text:p>7615006</text:p>
          </table:table-cell>
          <table:table-cell table:formula="of:=[.A478]/1000/(60*60*24)" office:value-type="time" office:time-value="PT02H06M55.006S" calcext:value-type="time">
            <text:p>02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70.89" calcext:value-type="float">
            <text:p>270.89</text:p>
          </table:table-cell>
          <table:table-cell office:value-type="float" office:value="345.92" calcext:value-type="float">
            <text:p>345.92</text:p>
          </table:table-cell>
        </table:table-row>
        <table:table-row table:style-name="ro1">
          <table:table-cell office:value-type="float" office:value="7631005" calcext:value-type="float">
            <text:p>7631005</text:p>
          </table:table-cell>
          <table:table-cell table:formula="of:=[.A479]/1000/(60*60*24)" office:value-type="time" office:time-value="PT02H07M11.005S" calcext:value-type="time">
            <text:p>02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71.44" calcext:value-type="float">
            <text:p>271.44</text:p>
          </table:table-cell>
          <table:table-cell office:value-type="float" office:value="346.6" calcext:value-type="float">
            <text:p>346.6</text:p>
          </table:table-cell>
        </table:table-row>
        <table:table-row table:style-name="ro1">
          <table:table-cell office:value-type="float" office:value="7647006" calcext:value-type="float">
            <text:p>7647006</text:p>
          </table:table-cell>
          <table:table-cell table:formula="of:=[.A480]/1000/(60*60*24)" office:value-type="time" office:time-value="PT02H07M27.006S" calcext:value-type="time">
            <text:p>02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71.99" calcext:value-type="float">
            <text:p>271.99</text:p>
          </table:table-cell>
          <table:table-cell office:value-type="float" office:value="347.27" calcext:value-type="float">
            <text:p>347.27</text:p>
          </table:table-cell>
        </table:table-row>
        <table:table-row table:style-name="ro1">
          <table:table-cell office:value-type="float" office:value="7663006" calcext:value-type="float">
            <text:p>7663006</text:p>
          </table:table-cell>
          <table:table-cell table:formula="of:=[.A481]/1000/(60*60*24)" office:value-type="time" office:time-value="PT02H07M43.006S" calcext:value-type="time">
            <text:p>02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72.54" calcext:value-type="float">
            <text:p>272.54</text:p>
          </table:table-cell>
          <table:table-cell office:value-type="float" office:value="347.95" calcext:value-type="float">
            <text:p>347.95</text:p>
          </table:table-cell>
        </table:table-row>
        <table:table-row table:style-name="ro1">
          <table:table-cell office:value-type="float" office:value="7679006" calcext:value-type="float">
            <text:p>7679006</text:p>
          </table:table-cell>
          <table:table-cell table:formula="of:=[.A482]/1000/(60*60*24)" office:value-type="time" office:time-value="PT02H07M59.006S" calcext:value-type="time">
            <text:p>02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73.08" calcext:value-type="float">
            <text:p>273.08</text:p>
          </table:table-cell>
          <table:table-cell office:value-type="float" office:value="348.62" calcext:value-type="float">
            <text:p>348.62</text:p>
          </table:table-cell>
        </table:table-row>
        <table:table-row table:style-name="ro1">
          <table:table-cell office:value-type="float" office:value="7695006" calcext:value-type="float">
            <text:p>7695006</text:p>
          </table:table-cell>
          <table:table-cell table:formula="of:=[.A483]/1000/(60*60*24)" office:value-type="time" office:time-value="PT02H08M15.006S" calcext:value-type="time">
            <text:p>02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73.63" calcext:value-type="float">
            <text:p>273.63</text:p>
          </table:table-cell>
          <table:table-cell office:value-type="float" office:value="349.3" calcext:value-type="float">
            <text:p>349.3</text:p>
          </table:table-cell>
        </table:table-row>
        <table:table-row table:style-name="ro1">
          <table:table-cell office:value-type="float" office:value="7711006" calcext:value-type="float">
            <text:p>7711006</text:p>
          </table:table-cell>
          <table:table-cell table:formula="of:=[.A484]/1000/(60*60*24)" office:value-type="time" office:time-value="PT02H08M31.006S" calcext:value-type="time">
            <text:p>02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274.18" calcext:value-type="float">
            <text:p>274.18</text:p>
          </table:table-cell>
          <table:table-cell office:value-type="float" office:value="349.98" calcext:value-type="float">
            <text:p>349.98</text:p>
          </table:table-cell>
        </table:table-row>
        <table:table-row table:style-name="ro1">
          <table:table-cell office:value-type="float" office:value="7727006" calcext:value-type="float">
            <text:p>7727006</text:p>
          </table:table-cell>
          <table:table-cell table:formula="of:=[.A485]/1000/(60*60*24)" office:value-type="time" office:time-value="PT02H08M47.006S" calcext:value-type="time">
            <text:p>02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274.73" calcext:value-type="float">
            <text:p>274.73</text:p>
          </table:table-cell>
          <table:table-cell office:value-type="float" office:value="350.65" calcext:value-type="float">
            <text:p>350.65</text:p>
          </table:table-cell>
        </table:table-row>
        <table:table-row table:style-name="ro1">
          <table:table-cell office:value-type="float" office:value="7743006" calcext:value-type="float">
            <text:p>7743006</text:p>
          </table:table-cell>
          <table:table-cell table:formula="of:=[.A486]/1000/(60*60*24)" office:value-type="time" office:time-value="PT02H09M03.006S" calcext:value-type="time">
            <text:p>02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351.33" calcext:value-type="float">
            <text:p>351.33</text:p>
          </table:table-cell>
        </table:table-row>
        <table:table-row table:style-name="ro1">
          <table:table-cell office:value-type="float" office:value="7759006" calcext:value-type="float">
            <text:p>7759006</text:p>
          </table:table-cell>
          <table:table-cell table:formula="of:=[.A487]/1000/(60*60*24)" office:value-type="time" office:time-value="PT02H09M19.006S" calcext:value-type="time">
            <text:p>02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275.83" calcext:value-type="float">
            <text:p>275.8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7775006" calcext:value-type="float">
            <text:p>7775006</text:p>
          </table:table-cell>
          <table:table-cell table:formula="of:=[.A488]/1000/(60*60*24)" office:value-type="time" office:time-value="PT02H09M35.006S" calcext:value-type="time">
            <text:p>02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76.38" calcext:value-type="float">
            <text:p>276.38</text:p>
          </table:table-cell>
          <table:table-cell office:value-type="float" office:value="352.68" calcext:value-type="float">
            <text:p>352.68</text:p>
          </table:table-cell>
        </table:table-row>
        <table:table-row table:style-name="ro1">
          <table:table-cell office:value-type="float" office:value="7791006" calcext:value-type="float">
            <text:p>7791006</text:p>
          </table:table-cell>
          <table:table-cell table:formula="of:=[.A489]/1000/(60*60*24)" office:value-type="time" office:time-value="PT02H09M51.006S" calcext:value-type="time">
            <text:p>02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276.93" calcext:value-type="float">
            <text:p>276.93</text:p>
          </table:table-cell>
          <table:table-cell office:value-type="float" office:value="353.35" calcext:value-type="float">
            <text:p>353.35</text:p>
          </table:table-cell>
        </table:table-row>
        <table:table-row table:style-name="ro1">
          <table:table-cell office:value-type="float" office:value="7807006" calcext:value-type="float">
            <text:p>7807006</text:p>
          </table:table-cell>
          <table:table-cell table:formula="of:=[.A490]/1000/(60*60*24)" office:value-type="time" office:time-value="PT02H10M07.006S" calcext:value-type="time">
            <text:p>02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77.48" calcext:value-type="float">
            <text:p>277.48</text:p>
          </table:table-cell>
          <table:table-cell office:value-type="float" office:value="354.03" calcext:value-type="float">
            <text:p>354.03</text:p>
          </table:table-cell>
        </table:table-row>
        <table:table-row table:style-name="ro1">
          <table:table-cell office:value-type="float" office:value="7823006" calcext:value-type="float">
            <text:p>7823006</text:p>
          </table:table-cell>
          <table:table-cell table:formula="of:=[.A491]/1000/(60*60*24)" office:value-type="time" office:time-value="PT02H10M23.006S" calcext:value-type="time">
            <text:p>02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278.03" calcext:value-type="float">
            <text:p>278.03</text:p>
          </table:table-cell>
          <table:table-cell office:value-type="float" office:value="354.7" calcext:value-type="float">
            <text:p>354.7</text:p>
          </table:table-cell>
        </table:table-row>
        <table:table-row table:style-name="ro1">
          <table:table-cell office:value-type="float" office:value="7839006" calcext:value-type="float">
            <text:p>7839006</text:p>
          </table:table-cell>
          <table:table-cell table:formula="of:=[.A492]/1000/(60*60*24)" office:value-type="time" office:time-value="PT02H10M39.006S" calcext:value-type="time">
            <text:p>02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78.58" calcext:value-type="float">
            <text:p>278.58</text:p>
          </table:table-cell>
          <table:table-cell office:value-type="float" office:value="355.37" calcext:value-type="float">
            <text:p>355.37</text:p>
          </table:table-cell>
        </table:table-row>
        <table:table-row table:style-name="ro1">
          <table:table-cell office:value-type="float" office:value="7855006" calcext:value-type="float">
            <text:p>7855006</text:p>
          </table:table-cell>
          <table:table-cell table:formula="of:=[.A493]/1000/(60*60*24)" office:value-type="time" office:time-value="PT02H10M55.006S" calcext:value-type="time">
            <text:p>02:10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79.12" calcext:value-type="float">
            <text:p>279.12</text:p>
          </table:table-cell>
          <table:table-cell office:value-type="float" office:value="356.05" calcext:value-type="float">
            <text:p>356.05</text:p>
          </table:table-cell>
        </table:table-row>
        <table:table-row table:style-name="ro1">
          <table:table-cell office:value-type="float" office:value="7871006" calcext:value-type="float">
            <text:p>7871006</text:p>
          </table:table-cell>
          <table:table-cell table:formula="of:=[.A494]/1000/(60*60*24)" office:value-type="time" office:time-value="PT02H11M11.006S" calcext:value-type="time">
            <text:p>02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279.67" calcext:value-type="float">
            <text:p>279.67</text:p>
          </table:table-cell>
          <table:table-cell office:value-type="float" office:value="356.72" calcext:value-type="float">
            <text:p>356.72</text:p>
          </table:table-cell>
        </table:table-row>
        <table:table-row table:style-name="ro1">
          <table:table-cell office:value-type="float" office:value="7887006" calcext:value-type="float">
            <text:p>7887006</text:p>
          </table:table-cell>
          <table:table-cell table:formula="of:=[.A495]/1000/(60*60*24)" office:value-type="time" office:time-value="PT02H11M27.006S" calcext:value-type="time">
            <text:p>02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0.22" calcext:value-type="float">
            <text:p>280.22</text:p>
          </table:table-cell>
          <table:table-cell office:value-type="float" office:value="357.4" calcext:value-type="float">
            <text:p>357.4</text:p>
          </table:table-cell>
        </table:table-row>
        <table:table-row table:style-name="ro1">
          <table:table-cell office:value-type="float" office:value="7903006" calcext:value-type="float">
            <text:p>7903006</text:p>
          </table:table-cell>
          <table:table-cell table:formula="of:=[.A496]/1000/(60*60*24)" office:value-type="time" office:time-value="PT02H11M43.006S" calcext:value-type="time">
            <text:p>02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0.77" calcext:value-type="float">
            <text:p>280.77</text:p>
          </table:table-cell>
          <table:table-cell office:value-type="float" office:value="358.07" calcext:value-type="float">
            <text:p>358.07</text:p>
          </table:table-cell>
        </table:table-row>
        <table:table-row table:style-name="ro1">
          <table:table-cell office:value-type="float" office:value="7919006" calcext:value-type="float">
            <text:p>7919006</text:p>
          </table:table-cell>
          <table:table-cell table:formula="of:=[.A497]/1000/(60*60*24)" office:value-type="time" office:time-value="PT02H11M59.006S" calcext:value-type="time">
            <text:p>02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281.32" calcext:value-type="float">
            <text:p>281.32</text:p>
          </table:table-cell>
          <table:table-cell office:value-type="float" office:value="358.75" calcext:value-type="float">
            <text:p>358.75</text:p>
          </table:table-cell>
        </table:table-row>
        <table:table-row table:style-name="ro1">
          <table:table-cell office:value-type="float" office:value="7935006" calcext:value-type="float">
            <text:p>7935006</text:p>
          </table:table-cell>
          <table:table-cell table:formula="of:=[.A498]/1000/(60*60*24)" office:value-type="time" office:time-value="PT02H12M15.006S" calcext:value-type="time">
            <text:p>02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1.87" calcext:value-type="float">
            <text:p>281.87</text:p>
          </table:table-cell>
          <table:table-cell office:value-type="float" office:value="359.42" calcext:value-type="float">
            <text:p>359.42</text:p>
          </table:table-cell>
        </table:table-row>
        <table:table-row table:style-name="ro1">
          <table:table-cell office:value-type="float" office:value="7951006" calcext:value-type="float">
            <text:p>7951006</text:p>
          </table:table-cell>
          <table:table-cell table:formula="of:=[.A499]/1000/(60*60*24)" office:value-type="time" office:time-value="PT02H12M31.006S" calcext:value-type="time">
            <text:p>02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2.42" calcext:value-type="float">
            <text:p>282.42</text:p>
          </table:table-cell>
          <table:table-cell office:value-type="float" office:value="360.1" calcext:value-type="float">
            <text:p>360.1</text:p>
          </table:table-cell>
        </table:table-row>
        <table:table-row table:style-name="ro1">
          <table:table-cell office:value-type="float" office:value="7967006" calcext:value-type="float">
            <text:p>7967006</text:p>
          </table:table-cell>
          <table:table-cell table:formula="of:=[.A500]/1000/(60*60*24)" office:value-type="time" office:time-value="PT02H12M47.006S" calcext:value-type="time">
            <text:p>02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2.97" calcext:value-type="float">
            <text:p>282.97</text:p>
          </table:table-cell>
          <table:table-cell office:value-type="float" office:value="360.77" calcext:value-type="float">
            <text:p>360.77</text:p>
          </table:table-cell>
        </table:table-row>
        <table:table-row table:style-name="ro1">
          <table:table-cell office:value-type="float" office:value="7983006" calcext:value-type="float">
            <text:p>7983006</text:p>
          </table:table-cell>
          <table:table-cell table:formula="of:=[.A501]/1000/(60*60*24)" office:value-type="time" office:time-value="PT02H13M03.006S" calcext:value-type="time">
            <text:p>02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3.52" calcext:value-type="float">
            <text:p>283.52</text:p>
          </table:table-cell>
          <table:table-cell office:value-type="float" office:value="361.44" calcext:value-type="float">
            <text:p>361.44</text:p>
          </table:table-cell>
        </table:table-row>
        <table:table-row table:style-name="ro1">
          <table:table-cell office:value-type="float" office:value="7999006" calcext:value-type="float">
            <text:p>7999006</text:p>
          </table:table-cell>
          <table:table-cell table:formula="of:=[.A502]/1000/(60*60*24)" office:value-type="time" office:time-value="PT02H13M19.006S" calcext:value-type="time">
            <text:p>02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4.06" calcext:value-type="float">
            <text:p>284.06</text:p>
          </table:table-cell>
          <table:table-cell office:value-type="float" office:value="362.12" calcext:value-type="float">
            <text:p>362.12</text:p>
          </table:table-cell>
        </table:table-row>
        <table:table-row table:style-name="ro1">
          <table:table-cell office:value-type="float" office:value="8015006" calcext:value-type="float">
            <text:p>8015006</text:p>
          </table:table-cell>
          <table:table-cell table:formula="of:=[.A503]/1000/(60*60*24)" office:value-type="time" office:time-value="PT02H13M35.006S" calcext:value-type="time">
            <text:p>02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4.61" calcext:value-type="float">
            <text:p>284.61</text:p>
          </table:table-cell>
          <table:table-cell office:value-type="float" office:value="362.79" calcext:value-type="float">
            <text:p>362.79</text:p>
          </table:table-cell>
        </table:table-row>
        <table:table-row table:style-name="ro1">
          <table:table-cell office:value-type="float" office:value="8031006" calcext:value-type="float">
            <text:p>8031006</text:p>
          </table:table-cell>
          <table:table-cell table:formula="of:=[.A504]/1000/(60*60*24)" office:value-type="time" office:time-value="PT02H13M51.006S" calcext:value-type="time">
            <text:p>02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5.16" calcext:value-type="float">
            <text:p>285.16</text:p>
          </table:table-cell>
          <table:table-cell office:value-type="float" office:value="363.47" calcext:value-type="float">
            <text:p>363.47</text:p>
          </table:table-cell>
        </table:table-row>
        <table:table-row table:style-name="ro1">
          <table:table-cell office:value-type="float" office:value="8047006" calcext:value-type="float">
            <text:p>8047006</text:p>
          </table:table-cell>
          <table:table-cell table:formula="of:=[.A505]/1000/(60*60*24)" office:value-type="time" office:time-value="PT02H14M07.006S" calcext:value-type="time">
            <text:p>02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5.71" calcext:value-type="float">
            <text:p>285.71</text:p>
          </table:table-cell>
          <table:table-cell office:value-type="float" office:value="364.14" calcext:value-type="float">
            <text:p>364.14</text:p>
          </table:table-cell>
        </table:table-row>
        <table:table-row table:style-name="ro1">
          <table:table-cell office:value-type="float" office:value="8063006" calcext:value-type="float">
            <text:p>8063006</text:p>
          </table:table-cell>
          <table:table-cell table:formula="of:=[.A506]/1000/(60*60*24)" office:value-type="time" office:time-value="PT02H14M23.006S" calcext:value-type="time">
            <text:p>02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6.26" calcext:value-type="float">
            <text:p>286.26</text:p>
          </table:table-cell>
          <table:table-cell office:value-type="float" office:value="364.82" calcext:value-type="float">
            <text:p>364.82</text:p>
          </table:table-cell>
        </table:table-row>
        <table:table-row table:style-name="ro1">
          <table:table-cell office:value-type="float" office:value="8079006" calcext:value-type="float">
            <text:p>8079006</text:p>
          </table:table-cell>
          <table:table-cell table:formula="of:=[.A507]/1000/(60*60*24)" office:value-type="time" office:time-value="PT02H14M39.006S" calcext:value-type="time">
            <text:p>02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6.81" calcext:value-type="float">
            <text:p>286.81</text:p>
          </table:table-cell>
          <table:table-cell office:value-type="float" office:value="365.49" calcext:value-type="float">
            <text:p>365.49</text:p>
          </table:table-cell>
        </table:table-row>
        <table:table-row table:style-name="ro1">
          <table:table-cell office:value-type="float" office:value="8095005" calcext:value-type="float">
            <text:p>8095005</text:p>
          </table:table-cell>
          <table:table-cell table:formula="of:=[.A508]/1000/(60*60*24)" office:value-type="time" office:time-value="PT02H14M55.005S" calcext:value-type="time">
            <text:p>02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87.36" calcext:value-type="float">
            <text:p>287.36</text:p>
          </table:table-cell>
          <table:table-cell office:value-type="float" office:value="366.16" calcext:value-type="float">
            <text:p>366.16</text:p>
          </table:table-cell>
        </table:table-row>
        <table:table-row table:style-name="ro1">
          <table:table-cell office:value-type="float" office:value="8111006" calcext:value-type="float">
            <text:p>8111006</text:p>
          </table:table-cell>
          <table:table-cell table:formula="of:=[.A509]/1000/(60*60*24)" office:value-type="time" office:time-value="PT02H15M11.006S" calcext:value-type="time">
            <text:p>02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7.91" calcext:value-type="float">
            <text:p>287.91</text:p>
          </table:table-cell>
          <table:table-cell office:value-type="float" office:value="366.84" calcext:value-type="float">
            <text:p>366.84</text:p>
          </table:table-cell>
        </table:table-row>
        <table:table-row table:style-name="ro1">
          <table:table-cell office:value-type="float" office:value="8127006" calcext:value-type="float">
            <text:p>8127006</text:p>
          </table:table-cell>
          <table:table-cell table:formula="of:=[.A510]/1000/(60*60*24)" office:value-type="time" office:time-value="PT02H15M27.006S" calcext:value-type="time">
            <text:p>02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8.45" calcext:value-type="float">
            <text:p>288.45</text:p>
          </table:table-cell>
          <table:table-cell office:value-type="float" office:value="367.51" calcext:value-type="float">
            <text:p>367.51</text:p>
          </table:table-cell>
        </table:table-row>
        <table:table-row table:style-name="ro1">
          <table:table-cell office:value-type="float" office:value="8143006" calcext:value-type="float">
            <text:p>8143006</text:p>
          </table:table-cell>
          <table:table-cell table:formula="of:=[.A511]/1000/(60*60*24)" office:value-type="time" office:time-value="PT02H15M43.006S" calcext:value-type="time">
            <text:p>02:15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9" calcext:value-type="float">
            <text:p>289</text:p>
          </table:table-cell>
          <table:table-cell office:value-type="float" office:value="368.19" calcext:value-type="float">
            <text:p>368.19</text:p>
          </table:table-cell>
        </table:table-row>
        <table:table-row table:style-name="ro1">
          <table:table-cell office:value-type="float" office:value="8159005" calcext:value-type="float">
            <text:p>8159005</text:p>
          </table:table-cell>
          <table:table-cell table:formula="of:=[.A512]/1000/(60*60*24)" office:value-type="time" office:time-value="PT02H15M59.005S" calcext:value-type="time">
            <text:p>02:15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368.86" calcext:value-type="float">
            <text:p>368.86</text:p>
          </table:table-cell>
        </table:table-row>
        <table:table-row table:style-name="ro1">
          <table:table-cell office:value-type="float" office:value="8175006" calcext:value-type="float">
            <text:p>8175006</text:p>
          </table:table-cell>
          <table:table-cell table:formula="of:=[.A513]/1000/(60*60*24)" office:value-type="time" office:time-value="PT02H16M15.006S" calcext:value-type="time">
            <text:p>02:16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90.1" calcext:value-type="float">
            <text:p>290.1</text:p>
          </table:table-cell>
          <table:table-cell office:value-type="float" office:value="369.53" calcext:value-type="float">
            <text:p>369.53</text:p>
          </table:table-cell>
        </table:table-row>
        <table:table-row table:style-name="ro1">
          <table:table-cell office:value-type="float" office:value="8191006" calcext:value-type="float">
            <text:p>8191006</text:p>
          </table:table-cell>
          <table:table-cell table:formula="of:=[.A514]/1000/(60*60*24)" office:value-type="time" office:time-value="PT02H16M31.006S" calcext:value-type="time">
            <text:p>02:16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0.65" calcext:value-type="float">
            <text:p>290.65</text:p>
          </table:table-cell>
          <table:table-cell office:value-type="float" office:value="370.21" calcext:value-type="float">
            <text:p>370.21</text:p>
          </table:table-cell>
        </table:table-row>
        <table:table-row table:style-name="ro1">
          <table:table-cell office:value-type="float" office:value="8207006" calcext:value-type="float">
            <text:p>8207006</text:p>
          </table:table-cell>
          <table:table-cell table:formula="of:=[.A515]/1000/(60*60*24)" office:value-type="time" office:time-value="PT02H16M47.006S" calcext:value-type="time">
            <text:p>02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1.2" calcext:value-type="float">
            <text:p>291.2</text:p>
          </table:table-cell>
          <table:table-cell office:value-type="float" office:value="370.88" calcext:value-type="float">
            <text:p>370.88</text:p>
          </table:table-cell>
        </table:table-row>
        <table:table-row table:style-name="ro1">
          <table:table-cell office:value-type="float" office:value="8223006" calcext:value-type="float">
            <text:p>8223006</text:p>
          </table:table-cell>
          <table:table-cell table:formula="of:=[.A516]/1000/(60*60*24)" office:value-type="time" office:time-value="PT02H17M03.006S" calcext:value-type="time">
            <text:p>02:17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1.75" calcext:value-type="float">
            <text:p>291.75</text:p>
          </table:table-cell>
          <table:table-cell office:value-type="float" office:value="371.56" calcext:value-type="float">
            <text:p>371.56</text:p>
          </table:table-cell>
        </table:table-row>
        <table:table-row table:style-name="ro1">
          <table:table-cell office:value-type="float" office:value="8239006" calcext:value-type="float">
            <text:p>8239006</text:p>
          </table:table-cell>
          <table:table-cell table:formula="of:=[.A517]/1000/(60*60*24)" office:value-type="time" office:time-value="PT02H17M19.006S" calcext:value-type="time">
            <text:p>02:17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92.29" calcext:value-type="float">
            <text:p>292.29</text:p>
          </table:table-cell>
          <table:table-cell office:value-type="float" office:value="372.23" calcext:value-type="float">
            <text:p>372.23</text:p>
          </table:table-cell>
        </table:table-row>
        <table:table-row table:style-name="ro1">
          <table:table-cell office:value-type="float" office:value="8255006" calcext:value-type="float">
            <text:p>8255006</text:p>
          </table:table-cell>
          <table:table-cell table:formula="of:=[.A518]/1000/(60*60*24)" office:value-type="time" office:time-value="PT02H17M35.006S" calcext:value-type="time">
            <text:p>02:17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2.84" calcext:value-type="float">
            <text:p>292.84</text:p>
          </table:table-cell>
          <table:table-cell office:value-type="float" office:value="372.9" calcext:value-type="float">
            <text:p>372.9</text:p>
          </table:table-cell>
        </table:table-row>
        <table:table-row table:style-name="ro1">
          <table:table-cell office:value-type="float" office:value="8271006" calcext:value-type="float">
            <text:p>8271006</text:p>
          </table:table-cell>
          <table:table-cell table:formula="of:=[.A519]/1000/(60*60*24)" office:value-type="time" office:time-value="PT02H17M51.006S" calcext:value-type="time">
            <text:p>02:17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93.39" calcext:value-type="float">
            <text:p>293.39</text:p>
          </table:table-cell>
          <table:table-cell office:value-type="float" office:value="373.58" calcext:value-type="float">
            <text:p>373.58</text:p>
          </table:table-cell>
        </table:table-row>
        <table:table-row table:style-name="ro1">
          <table:table-cell office:value-type="float" office:value="8287006" calcext:value-type="float">
            <text:p>8287006</text:p>
          </table:table-cell>
          <table:table-cell table:formula="of:=[.A520]/1000/(60*60*24)" office:value-type="time" office:time-value="PT02H18M07.006S" calcext:value-type="time">
            <text:p>02:18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3.94" calcext:value-type="float">
            <text:p>293.94</text:p>
          </table:table-cell>
          <table:table-cell office:value-type="float" office:value="374.25" calcext:value-type="float">
            <text:p>374.25</text:p>
          </table:table-cell>
        </table:table-row>
        <table:table-row table:style-name="ro1">
          <table:table-cell office:value-type="float" office:value="8303006" calcext:value-type="float">
            <text:p>8303006</text:p>
          </table:table-cell>
          <table:table-cell table:formula="of:=[.A521]/1000/(60*60*24)" office:value-type="time" office:time-value="PT02H18M23.006S" calcext:value-type="time">
            <text:p>02:18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94.49" calcext:value-type="float">
            <text:p>294.49</text:p>
          </table:table-cell>
          <table:table-cell office:value-type="float" office:value="374.93" calcext:value-type="float">
            <text:p>374.93</text:p>
          </table:table-cell>
        </table:table-row>
        <table:table-row table:style-name="ro1">
          <table:table-cell office:value-type="float" office:value="8319006" calcext:value-type="float">
            <text:p>8319006</text:p>
          </table:table-cell>
          <table:table-cell table:formula="of:=[.A522]/1000/(60*60*24)" office:value-type="time" office:time-value="PT02H18M39.006S" calcext:value-type="time">
            <text:p>02:18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295.04" calcext:value-type="float">
            <text:p>295.04</text:p>
          </table:table-cell>
          <table:table-cell office:value-type="float" office:value="375.6" calcext:value-type="float">
            <text:p>375.6</text:p>
          </table:table-cell>
        </table:table-row>
        <table:table-row table:style-name="ro1">
          <table:table-cell office:value-type="float" office:value="8335006" calcext:value-type="float">
            <text:p>8335006</text:p>
          </table:table-cell>
          <table:table-cell table:formula="of:=[.A523]/1000/(60*60*24)" office:value-type="time" office:time-value="PT02H18M55.006S" calcext:value-type="time">
            <text:p>02:18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5.59" calcext:value-type="float">
            <text:p>295.59</text:p>
          </table:table-cell>
          <table:table-cell office:value-type="float" office:value="376.27" calcext:value-type="float">
            <text:p>376.27</text:p>
          </table:table-cell>
        </table:table-row>
        <table:table-row table:style-name="ro1">
          <table:table-cell office:value-type="float" office:value="8351006" calcext:value-type="float">
            <text:p>8351006</text:p>
          </table:table-cell>
          <table:table-cell table:formula="of:=[.A524]/1000/(60*60*24)" office:value-type="time" office:time-value="PT02H19M11.006S" calcext:value-type="time">
            <text:p>02:19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6.13" calcext:value-type="float">
            <text:p>296.13</text:p>
          </table:table-cell>
          <table:table-cell office:value-type="float" office:value="376.95" calcext:value-type="float">
            <text:p>376.95</text:p>
          </table:table-cell>
        </table:table-row>
        <table:table-row table:style-name="ro1">
          <table:table-cell office:value-type="float" office:value="8367006" calcext:value-type="float">
            <text:p>8367006</text:p>
          </table:table-cell>
          <table:table-cell table:formula="of:=[.A525]/1000/(60*60*24)" office:value-type="time" office:time-value="PT02H19M27.006S" calcext:value-type="time">
            <text:p>02:19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6.68" calcext:value-type="float">
            <text:p>296.68</text:p>
          </table:table-cell>
          <table:table-cell office:value-type="float" office:value="377.62" calcext:value-type="float">
            <text:p>377.62</text:p>
          </table:table-cell>
        </table:table-row>
        <table:table-row table:style-name="ro1">
          <table:table-cell office:value-type="float" office:value="8383005" calcext:value-type="float">
            <text:p>8383005</text:p>
          </table:table-cell>
          <table:table-cell table:formula="of:=[.A526]/1000/(60*60*24)" office:value-type="time" office:time-value="PT02H19M43.005S" calcext:value-type="time">
            <text:p>02:19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7.23" calcext:value-type="float">
            <text:p>297.23</text:p>
          </table:table-cell>
          <table:table-cell office:value-type="float" office:value="378.29" calcext:value-type="float">
            <text:p>378.29</text:p>
          </table:table-cell>
        </table:table-row>
        <table:table-row table:style-name="ro1">
          <table:table-cell office:value-type="float" office:value="8399006" calcext:value-type="float">
            <text:p>8399006</text:p>
          </table:table-cell>
          <table:table-cell table:formula="of:=[.A527]/1000/(60*60*24)" office:value-type="time" office:time-value="PT02H19M59.006S" calcext:value-type="time">
            <text:p>02:19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7.78" calcext:value-type="float">
            <text:p>297.78</text:p>
          </table:table-cell>
          <table:table-cell office:value-type="float" office:value="378.97" calcext:value-type="float">
            <text:p>378.97</text:p>
          </table:table-cell>
        </table:table-row>
        <table:table-row table:style-name="ro1">
          <table:table-cell office:value-type="float" office:value="8415006" calcext:value-type="float">
            <text:p>8415006</text:p>
          </table:table-cell>
          <table:table-cell table:formula="of:=[.A528]/1000/(60*60*24)" office:value-type="time" office:time-value="PT02H20M15.006S" calcext:value-type="time">
            <text:p>02:2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8.33" calcext:value-type="float">
            <text:p>298.33</text:p>
          </table:table-cell>
          <table:table-cell office:value-type="float" office:value="379.64" calcext:value-type="float">
            <text:p>379.64</text:p>
          </table:table-cell>
        </table:table-row>
        <table:table-row table:style-name="ro1">
          <table:table-cell office:value-type="float" office:value="8431006" calcext:value-type="float">
            <text:p>8431006</text:p>
          </table:table-cell>
          <table:table-cell table:formula="of:=[.A529]/1000/(60*60*24)" office:value-type="time" office:time-value="PT02H20M31.006S" calcext:value-type="time">
            <text:p>02:20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8.88" calcext:value-type="float">
            <text:p>298.88</text:p>
          </table:table-cell>
          <table:table-cell office:value-type="float" office:value="380.32" calcext:value-type="float">
            <text:p>380.32</text:p>
          </table:table-cell>
        </table:table-row>
        <table:table-row table:style-name="ro1">
          <table:table-cell office:value-type="float" office:value="8447006" calcext:value-type="float">
            <text:p>8447006</text:p>
          </table:table-cell>
          <table:table-cell table:formula="of:=[.A530]/1000/(60*60*24)" office:value-type="time" office:time-value="PT02H20M47.006S" calcext:value-type="time">
            <text:p>02:20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9.42" calcext:value-type="float">
            <text:p>299.42</text:p>
          </table:table-cell>
          <table:table-cell office:value-type="float" office:value="380.99" calcext:value-type="float">
            <text:p>380.99</text:p>
          </table:table-cell>
        </table:table-row>
        <table:table-row table:style-name="ro1">
          <table:table-cell office:value-type="float" office:value="8463006" calcext:value-type="float">
            <text:p>8463006</text:p>
          </table:table-cell>
          <table:table-cell table:formula="of:=[.A531]/1000/(60*60*24)" office:value-type="time" office:time-value="PT02H21M03.006S" calcext:value-type="time">
            <text:p>02:2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299.97" calcext:value-type="float">
            <text:p>299.97</text:p>
          </table:table-cell>
          <table:table-cell office:value-type="float" office:value="381.66" calcext:value-type="float">
            <text:p>381.66</text:p>
          </table:table-cell>
        </table:table-row>
        <table:table-row table:style-name="ro1">
          <table:table-cell office:value-type="float" office:value="8479006" calcext:value-type="float">
            <text:p>8479006</text:p>
          </table:table-cell>
          <table:table-cell table:formula="of:=[.A532]/1000/(60*60*24)" office:value-type="time" office:time-value="PT02H21M19.006S" calcext:value-type="time">
            <text:p>02:21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0.52" calcext:value-type="float">
            <text:p>300.52</text:p>
          </table:table-cell>
          <table:table-cell office:value-type="float" office:value="382.34" calcext:value-type="float">
            <text:p>382.34</text:p>
          </table:table-cell>
        </table:table-row>
        <table:table-row table:style-name="ro1">
          <table:table-cell office:value-type="float" office:value="8495006" calcext:value-type="float">
            <text:p>8495006</text:p>
          </table:table-cell>
          <table:table-cell table:formula="of:=[.A533]/1000/(60*60*24)" office:value-type="time" office:time-value="PT02H21M35.006S" calcext:value-type="time">
            <text:p>02:2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1.07" calcext:value-type="float">
            <text:p>301.07</text:p>
          </table:table-cell>
          <table:table-cell office:value-type="float" office:value="383.01" calcext:value-type="float">
            <text:p>383.01</text:p>
          </table:table-cell>
        </table:table-row>
        <table:table-row table:style-name="ro1">
          <table:table-cell office:value-type="float" office:value="8511006" calcext:value-type="float">
            <text:p>8511006</text:p>
          </table:table-cell>
          <table:table-cell table:formula="of:=[.A534]/1000/(60*60*24)" office:value-type="time" office:time-value="PT02H21M51.006S" calcext:value-type="time">
            <text:p>02:2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1.62" calcext:value-type="float">
            <text:p>301.62</text:p>
          </table:table-cell>
          <table:table-cell office:value-type="float" office:value="383.68" calcext:value-type="float">
            <text:p>383.68</text:p>
          </table:table-cell>
        </table:table-row>
        <table:table-row table:style-name="ro1">
          <table:table-cell office:value-type="float" office:value="8527006" calcext:value-type="float">
            <text:p>8527006</text:p>
          </table:table-cell>
          <table:table-cell table:formula="of:=[.A535]/1000/(60*60*24)" office:value-type="time" office:time-value="PT02H22M07.006S" calcext:value-type="time">
            <text:p>02:22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2.17" calcext:value-type="float">
            <text:p>302.17</text:p>
          </table:table-cell>
          <table:table-cell office:value-type="float" office:value="384.36" calcext:value-type="float">
            <text:p>384.36</text:p>
          </table:table-cell>
        </table:table-row>
        <table:table-row table:style-name="ro1">
          <table:table-cell office:value-type="float" office:value="8543006" calcext:value-type="float">
            <text:p>8543006</text:p>
          </table:table-cell>
          <table:table-cell table:formula="of:=[.A536]/1000/(60*60*24)" office:value-type="time" office:time-value="PT02H22M23.006S" calcext:value-type="time">
            <text:p>02:22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2.71" calcext:value-type="float">
            <text:p>302.71</text:p>
          </table:table-cell>
          <table:table-cell office:value-type="float" office:value="385.03" calcext:value-type="float">
            <text:p>385.03</text:p>
          </table:table-cell>
        </table:table-row>
        <table:table-row table:style-name="ro1">
          <table:table-cell office:value-type="float" office:value="8559006" calcext:value-type="float">
            <text:p>8559006</text:p>
          </table:table-cell>
          <table:table-cell table:formula="of:=[.A537]/1000/(60*60*24)" office:value-type="time" office:time-value="PT02H22M39.006S" calcext:value-type="time">
            <text:p>02:22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3.26" calcext:value-type="float">
            <text:p>303.26</text:p>
          </table:table-cell>
          <table:table-cell office:value-type="float" office:value="385.7" calcext:value-type="float">
            <text:p>385.7</text:p>
          </table:table-cell>
        </table:table-row>
        <table:table-row table:style-name="ro1">
          <table:table-cell office:value-type="float" office:value="8575006" calcext:value-type="float">
            <text:p>8575006</text:p>
          </table:table-cell>
          <table:table-cell table:formula="of:=[.A538]/1000/(60*60*24)" office:value-type="time" office:time-value="PT02H22M55.006S" calcext:value-type="time">
            <text:p>02:2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03.81" calcext:value-type="float">
            <text:p>303.81</text:p>
          </table:table-cell>
          <table:table-cell office:value-type="float" office:value="386.38" calcext:value-type="float">
            <text:p>386.38</text:p>
          </table:table-cell>
        </table:table-row>
        <table:table-row table:style-name="ro1">
          <table:table-cell office:value-type="float" office:value="8591006" calcext:value-type="float">
            <text:p>8591006</text:p>
          </table:table-cell>
          <table:table-cell table:formula="of:=[.A539]/1000/(60*60*24)" office:value-type="time" office:time-value="PT02H23M11.006S" calcext:value-type="time">
            <text:p>02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304.36" calcext:value-type="float">
            <text:p>304.36</text:p>
          </table:table-cell>
          <table:table-cell office:value-type="float" office:value="387.05" calcext:value-type="float">
            <text:p>387.05</text:p>
          </table:table-cell>
        </table:table-row>
        <table:table-row table:style-name="ro1">
          <table:table-cell office:value-type="float" office:value="8607006" calcext:value-type="float">
            <text:p>8607006</text:p>
          </table:table-cell>
          <table:table-cell table:formula="of:=[.A540]/1000/(60*60*24)" office:value-type="time" office:time-value="PT02H23M27.006S" calcext:value-type="time">
            <text:p>02:23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4.91" calcext:value-type="float">
            <text:p>304.91</text:p>
          </table:table-cell>
          <table:table-cell office:value-type="float" office:value="387.73" calcext:value-type="float">
            <text:p>387.73</text:p>
          </table:table-cell>
        </table:table-row>
        <table:table-row table:style-name="ro1">
          <table:table-cell office:value-type="float" office:value="8623006" calcext:value-type="float">
            <text:p>8623006</text:p>
          </table:table-cell>
          <table:table-cell table:formula="of:=[.A541]/1000/(60*60*24)" office:value-type="time" office:time-value="PT02H23M43.006S" calcext:value-type="time">
            <text:p>02:23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5.45" calcext:value-type="float">
            <text:p>305.45</text:p>
          </table:table-cell>
          <table:table-cell office:value-type="float" office:value="388.4" calcext:value-type="float">
            <text:p>388.4</text:p>
          </table:table-cell>
        </table:table-row>
        <table:table-row table:style-name="ro1">
          <table:table-cell office:value-type="float" office:value="8639006" calcext:value-type="float">
            <text:p>8639006</text:p>
          </table:table-cell>
          <table:table-cell table:formula="of:=[.A542]/1000/(60*60*24)" office:value-type="time" office:time-value="PT02H23M59.006S" calcext:value-type="time">
            <text:p>02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06" calcext:value-type="float">
            <text:p>306</text:p>
          </table:table-cell>
          <table:table-cell office:value-type="float" office:value="389.07" calcext:value-type="float">
            <text:p>389.07</text:p>
          </table:table-cell>
        </table:table-row>
        <table:table-row table:style-name="ro1">
          <table:table-cell office:value-type="float" office:value="8655006" calcext:value-type="float">
            <text:p>8655006</text:p>
          </table:table-cell>
          <table:table-cell table:formula="of:=[.A543]/1000/(60*60*24)" office:value-type="time" office:time-value="PT02H24M15.006S" calcext:value-type="time">
            <text:p>02:2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6.55" calcext:value-type="float">
            <text:p>306.55</text:p>
          </table:table-cell>
          <table:table-cell office:value-type="float" office:value="389.75" calcext:value-type="float">
            <text:p>389.75</text:p>
          </table:table-cell>
        </table:table-row>
        <table:table-row table:style-name="ro1">
          <table:table-cell office:value-type="float" office:value="8671006" calcext:value-type="float">
            <text:p>8671006</text:p>
          </table:table-cell>
          <table:table-cell table:formula="of:=[.A544]/1000/(60*60*24)" office:value-type="time" office:time-value="PT02H24M31.006S" calcext:value-type="time">
            <text:p>02:24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7.1" calcext:value-type="float">
            <text:p>307.1</text:p>
          </table:table-cell>
          <table:table-cell office:value-type="float" office:value="390.42" calcext:value-type="float">
            <text:p>390.42</text:p>
          </table:table-cell>
        </table:table-row>
        <table:table-row table:style-name="ro1">
          <table:table-cell office:value-type="float" office:value="8687006" calcext:value-type="float">
            <text:p>8687006</text:p>
          </table:table-cell>
          <table:table-cell table:formula="of:=[.A545]/1000/(60*60*24)" office:value-type="time" office:time-value="PT02H24M47.006S" calcext:value-type="time">
            <text:p>02:2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7.65" calcext:value-type="float">
            <text:p>307.65</text:p>
          </table:table-cell>
          <table:table-cell office:value-type="float" office:value="391.09" calcext:value-type="float">
            <text:p>391.09</text:p>
          </table:table-cell>
        </table:table-row>
        <table:table-row table:style-name="ro1">
          <table:table-cell office:value-type="float" office:value="8703006" calcext:value-type="float">
            <text:p>8703006</text:p>
          </table:table-cell>
          <table:table-cell table:formula="of:=[.A546]/1000/(60*60*24)" office:value-type="time" office:time-value="PT02H25M03.006S" calcext:value-type="time">
            <text:p>02:25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8.2" calcext:value-type="float">
            <text:p>308.2</text:p>
          </table:table-cell>
          <table:table-cell office:value-type="float" office:value="391.77" calcext:value-type="float">
            <text:p>391.77</text:p>
          </table:table-cell>
        </table:table-row>
        <table:table-row table:style-name="ro1">
          <table:table-cell office:value-type="float" office:value="8719006" calcext:value-type="float">
            <text:p>8719006</text:p>
          </table:table-cell>
          <table:table-cell table:formula="of:=[.A547]/1000/(60*60*24)" office:value-type="time" office:time-value="PT02H25M19.006S" calcext:value-type="time">
            <text:p>02:2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8.74" calcext:value-type="float">
            <text:p>308.74</text:p>
          </table:table-cell>
          <table:table-cell office:value-type="float" office:value="392.44" calcext:value-type="float">
            <text:p>392.44</text:p>
          </table:table-cell>
        </table:table-row>
        <table:table-row table:style-name="ro1">
          <table:table-cell office:value-type="float" office:value="8735006" calcext:value-type="float">
            <text:p>8735006</text:p>
          </table:table-cell>
          <table:table-cell table:formula="of:=[.A548]/1000/(60*60*24)" office:value-type="time" office:time-value="PT02H25M35.006S" calcext:value-type="time">
            <text:p>02:2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09.29" calcext:value-type="float">
            <text:p>309.29</text:p>
          </table:table-cell>
          <table:table-cell office:value-type="float" office:value="393.11" calcext:value-type="float">
            <text:p>393.11</text:p>
          </table:table-cell>
        </table:table-row>
        <table:table-row table:style-name="ro1">
          <table:table-cell office:value-type="float" office:value="8751006" calcext:value-type="float">
            <text:p>8751006</text:p>
          </table:table-cell>
          <table:table-cell table:formula="of:=[.A549]/1000/(60*60*24)" office:value-type="time" office:time-value="PT02H25M51.006S" calcext:value-type="time">
            <text:p>02:25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09.84" calcext:value-type="float">
            <text:p>309.84</text:p>
          </table:table-cell>
          <table:table-cell office:value-type="float" office:value="393.79" calcext:value-type="float">
            <text:p>393.79</text:p>
          </table:table-cell>
        </table:table-row>
        <table:table-row table:style-name="ro1">
          <table:table-cell office:value-type="float" office:value="8767006" calcext:value-type="float">
            <text:p>8767006</text:p>
          </table:table-cell>
          <table:table-cell table:formula="of:=[.A550]/1000/(60*60*24)" office:value-type="time" office:time-value="PT02H26M07.006S" calcext:value-type="time">
            <text:p>02:2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0.39" calcext:value-type="float">
            <text:p>310.39</text:p>
          </table:table-cell>
          <table:table-cell office:value-type="float" office:value="394.46" calcext:value-type="float">
            <text:p>394.46</text:p>
          </table:table-cell>
        </table:table-row>
        <table:table-row table:style-name="ro1">
          <table:table-cell office:value-type="float" office:value="8783006" calcext:value-type="float">
            <text:p>8783006</text:p>
          </table:table-cell>
          <table:table-cell table:formula="of:=[.A551]/1000/(60*60*24)" office:value-type="time" office:time-value="PT02H26M23.006S" calcext:value-type="time">
            <text:p>02:26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0.94" calcext:value-type="float">
            <text:p>310.94</text:p>
          </table:table-cell>
          <table:table-cell office:value-type="float" office:value="395.13" calcext:value-type="float">
            <text:p>395.13</text:p>
          </table:table-cell>
        </table:table-row>
        <table:table-row table:style-name="ro1">
          <table:table-cell office:value-type="float" office:value="8799006" calcext:value-type="float">
            <text:p>8799006</text:p>
          </table:table-cell>
          <table:table-cell table:formula="of:=[.A552]/1000/(60*60*24)" office:value-type="time" office:time-value="PT02H26M39.006S" calcext:value-type="time">
            <text:p>02:26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1.48" calcext:value-type="float">
            <text:p>311.48</text:p>
          </table:table-cell>
          <table:table-cell office:value-type="float" office:value="395.81" calcext:value-type="float">
            <text:p>395.81</text:p>
          </table:table-cell>
        </table:table-row>
        <table:table-row table:style-name="ro1">
          <table:table-cell office:value-type="float" office:value="8815006" calcext:value-type="float">
            <text:p>8815006</text:p>
          </table:table-cell>
          <table:table-cell table:formula="of:=[.A553]/1000/(60*60*24)" office:value-type="time" office:time-value="PT02H26M55.006S" calcext:value-type="time">
            <text:p>02:26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12.03" calcext:value-type="float">
            <text:p>312.03</text:p>
          </table:table-cell>
          <table:table-cell office:value-type="float" office:value="396.48" calcext:value-type="float">
            <text:p>396.48</text:p>
          </table:table-cell>
        </table:table-row>
        <table:table-row table:style-name="ro1">
          <table:table-cell office:value-type="float" office:value="8831006" calcext:value-type="float">
            <text:p>8831006</text:p>
          </table:table-cell>
          <table:table-cell table:formula="of:=[.A554]/1000/(60*60*24)" office:value-type="time" office:time-value="PT02H27M11.006S" calcext:value-type="time">
            <text:p>02:2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2.58" calcext:value-type="float">
            <text:p>312.58</text:p>
          </table:table-cell>
          <table:table-cell office:value-type="float" office:value="397.15" calcext:value-type="float">
            <text:p>397.15</text:p>
          </table:table-cell>
        </table:table-row>
        <table:table-row table:style-name="ro1">
          <table:table-cell office:value-type="float" office:value="8847006" calcext:value-type="float">
            <text:p>8847006</text:p>
          </table:table-cell>
          <table:table-cell table:formula="of:=[.A555]/1000/(60*60*24)" office:value-type="time" office:time-value="PT02H27M27.006S" calcext:value-type="time">
            <text:p>02:27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3.13" calcext:value-type="float">
            <text:p>313.13</text:p>
          </table:table-cell>
          <table:table-cell office:value-type="float" office:value="397.83" calcext:value-type="float">
            <text:p>397.83</text:p>
          </table:table-cell>
        </table:table-row>
        <table:table-row table:style-name="ro1">
          <table:table-cell office:value-type="float" office:value="8863006" calcext:value-type="float">
            <text:p>8863006</text:p>
          </table:table-cell>
          <table:table-cell table:formula="of:=[.A556]/1000/(60*60*24)" office:value-type="time" office:time-value="PT02H27M43.006S" calcext:value-type="time">
            <text:p>02:27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3.68" calcext:value-type="float">
            <text:p>313.68</text:p>
          </table:table-cell>
          <table:table-cell office:value-type="float" office:value="398.5" calcext:value-type="float">
            <text:p>398.5</text:p>
          </table:table-cell>
        </table:table-row>
        <table:table-row table:style-name="ro1">
          <table:table-cell office:value-type="float" office:value="8879006" calcext:value-type="float">
            <text:p>8879006</text:p>
          </table:table-cell>
          <table:table-cell table:formula="of:=[.A557]/1000/(60*60*24)" office:value-type="time" office:time-value="PT02H27M59.006S" calcext:value-type="time">
            <text:p>02:27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4.22" calcext:value-type="float">
            <text:p>314.22</text:p>
          </table:table-cell>
          <table:table-cell office:value-type="float" office:value="399.17" calcext:value-type="float">
            <text:p>399.17</text:p>
          </table:table-cell>
        </table:table-row>
        <table:table-row table:style-name="ro1">
          <table:table-cell office:value-type="float" office:value="8895006" calcext:value-type="float">
            <text:p>8895006</text:p>
          </table:table-cell>
          <table:table-cell table:formula="of:=[.A558]/1000/(60*60*24)" office:value-type="time" office:time-value="PT02H28M15.006S" calcext:value-type="time">
            <text:p>02:28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4.77" calcext:value-type="float">
            <text:p>314.77</text:p>
          </table:table-cell>
          <table:table-cell office:value-type="float" office:value="399.84" calcext:value-type="float">
            <text:p>399.84</text:p>
          </table:table-cell>
        </table:table-row>
        <table:table-row table:style-name="ro1">
          <table:table-cell office:value-type="float" office:value="8911006" calcext:value-type="float">
            <text:p>8911006</text:p>
          </table:table-cell>
          <table:table-cell table:formula="of:=[.A559]/1000/(60*60*24)" office:value-type="time" office:time-value="PT02H28M31.006S" calcext:value-type="time">
            <text:p>02:28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5.32" calcext:value-type="float">
            <text:p>315.32</text:p>
          </table:table-cell>
          <table:table-cell office:value-type="float" office:value="400.52" calcext:value-type="float">
            <text:p>400.52</text:p>
          </table:table-cell>
        </table:table-row>
        <table:table-row table:style-name="ro1">
          <table:table-cell office:value-type="float" office:value="8927006" calcext:value-type="float">
            <text:p>8927006</text:p>
          </table:table-cell>
          <table:table-cell table:formula="of:=[.A560]/1000/(60*60*24)" office:value-type="time" office:time-value="PT02H28M47.006S" calcext:value-type="time">
            <text:p>02:28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5.87" calcext:value-type="float">
            <text:p>315.87</text:p>
          </table:table-cell>
          <table:table-cell office:value-type="float" office:value="401.19" calcext:value-type="float">
            <text:p>401.19</text:p>
          </table:table-cell>
        </table:table-row>
        <table:table-row table:style-name="ro1">
          <table:table-cell office:value-type="float" office:value="8943006" calcext:value-type="float">
            <text:p>8943006</text:p>
          </table:table-cell>
          <table:table-cell table:formula="of:=[.A561]/1000/(60*60*24)" office:value-type="time" office:time-value="PT02H29M03.006S" calcext:value-type="time">
            <text:p>02:29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6.42" calcext:value-type="float">
            <text:p>316.42</text:p>
          </table:table-cell>
          <table:table-cell office:value-type="float" office:value="401.86" calcext:value-type="float">
            <text:p>401.86</text:p>
          </table:table-cell>
        </table:table-row>
        <table:table-row table:style-name="ro1">
          <table:table-cell office:value-type="float" office:value="8959006" calcext:value-type="float">
            <text:p>8959006</text:p>
          </table:table-cell>
          <table:table-cell table:formula="of:=[.A562]/1000/(60*60*24)" office:value-type="time" office:time-value="PT02H29M19.006S" calcext:value-type="time">
            <text:p>02:29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6.96" calcext:value-type="float">
            <text:p>316.96</text:p>
          </table:table-cell>
          <table:table-cell office:value-type="float" office:value="402.54" calcext:value-type="float">
            <text:p>402.54</text:p>
          </table:table-cell>
        </table:table-row>
        <table:table-row table:style-name="ro1">
          <table:table-cell office:value-type="float" office:value="8975006" calcext:value-type="float">
            <text:p>8975006</text:p>
          </table:table-cell>
          <table:table-cell table:formula="of:=[.A563]/1000/(60*60*24)" office:value-type="time" office:time-value="PT02H29M35.006S" calcext:value-type="time">
            <text:p>02:29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7.51" calcext:value-type="float">
            <text:p>317.51</text:p>
          </table:table-cell>
          <table:table-cell office:value-type="float" office:value="403.21" calcext:value-type="float">
            <text:p>403.21</text:p>
          </table:table-cell>
        </table:table-row>
        <table:table-row table:style-name="ro1">
          <table:table-cell office:value-type="float" office:value="8991006" calcext:value-type="float">
            <text:p>8991006</text:p>
          </table:table-cell>
          <table:table-cell table:formula="of:=[.A564]/1000/(60*60*24)" office:value-type="time" office:time-value="PT02H29M51.006S" calcext:value-type="time">
            <text:p>02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18.06" calcext:value-type="float">
            <text:p>318.06</text:p>
          </table:table-cell>
          <table:table-cell office:value-type="float" office:value="403.88" calcext:value-type="float">
            <text:p>403.88</text:p>
          </table:table-cell>
        </table:table-row>
        <table:table-row table:style-name="ro1">
          <table:table-cell office:value-type="float" office:value="9007006" calcext:value-type="float">
            <text:p>9007006</text:p>
          </table:table-cell>
          <table:table-cell table:formula="of:=[.A565]/1000/(60*60*24)" office:value-type="time" office:time-value="PT02H30M07.006S" calcext:value-type="time">
            <text:p>02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18.61" calcext:value-type="float">
            <text:p>318.61</text:p>
          </table:table-cell>
          <table:table-cell office:value-type="float" office:value="404.56" calcext:value-type="float">
            <text:p>404.56</text:p>
          </table:table-cell>
        </table:table-row>
        <table:table-row table:style-name="ro1">
          <table:table-cell office:value-type="float" office:value="9023006" calcext:value-type="float">
            <text:p>9023006</text:p>
          </table:table-cell>
          <table:table-cell table:formula="of:=[.A566]/1000/(60*60*24)" office:value-type="time" office:time-value="PT02H30M23.006S" calcext:value-type="time">
            <text:p>02:30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9.16" calcext:value-type="float">
            <text:p>319.16</text:p>
          </table:table-cell>
          <table:table-cell office:value-type="float" office:value="405.23" calcext:value-type="float">
            <text:p>405.23</text:p>
          </table:table-cell>
        </table:table-row>
        <table:table-row table:style-name="ro1">
          <table:table-cell office:value-type="float" office:value="9039006" calcext:value-type="float">
            <text:p>9039006</text:p>
          </table:table-cell>
          <table:table-cell table:formula="of:=[.A567]/1000/(60*60*24)" office:value-type="time" office:time-value="PT02H30M39.006S" calcext:value-type="time">
            <text:p>02:30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19.7" calcext:value-type="float">
            <text:p>319.7</text:p>
          </table:table-cell>
          <table:table-cell office:value-type="float" office:value="405.9" calcext:value-type="float">
            <text:p>405.9</text:p>
          </table:table-cell>
        </table:table-row>
        <table:table-row table:style-name="ro1">
          <table:table-cell office:value-type="float" office:value="9055006" calcext:value-type="float">
            <text:p>9055006</text:p>
          </table:table-cell>
          <table:table-cell table:formula="of:=[.A568]/1000/(60*60*24)" office:value-type="time" office:time-value="PT02H30M55.006S" calcext:value-type="time">
            <text:p>02:30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20.25" calcext:value-type="float">
            <text:p>320.25</text:p>
          </table:table-cell>
          <table:table-cell office:value-type="float" office:value="406.57" calcext:value-type="float">
            <text:p>406.57</text:p>
          </table:table-cell>
        </table:table-row>
        <table:table-row table:style-name="ro1">
          <table:table-cell office:value-type="float" office:value="9071006" calcext:value-type="float">
            <text:p>9071006</text:p>
          </table:table-cell>
          <table:table-cell table:formula="of:=[.A569]/1000/(60*60*24)" office:value-type="time" office:time-value="PT02H31M11.006S" calcext:value-type="time">
            <text:p>02:31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20.8" calcext:value-type="float">
            <text:p>320.8</text:p>
          </table:table-cell>
          <table:table-cell office:value-type="float" office:value="407.25" calcext:value-type="float">
            <text:p>407.25</text:p>
          </table:table-cell>
        </table:table-row>
        <table:table-row table:style-name="ro1">
          <table:table-cell office:value-type="float" office:value="9087006" calcext:value-type="float">
            <text:p>9087006</text:p>
          </table:table-cell>
          <table:table-cell table:formula="of:=[.A570]/1000/(60*60*24)" office:value-type="time" office:time-value="PT02H31M27.006S" calcext:value-type="time">
            <text:p>02:31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21.35" calcext:value-type="float">
            <text:p>321.35</text:p>
          </table:table-cell>
          <table:table-cell office:value-type="float" office:value="407.92" calcext:value-type="float">
            <text:p>407.92</text:p>
          </table:table-cell>
        </table:table-row>
        <table:table-row table:style-name="ro1">
          <table:table-cell office:value-type="float" office:value="9103006" calcext:value-type="float">
            <text:p>9103006</text:p>
          </table:table-cell>
          <table:table-cell table:formula="of:=[.A571]/1000/(60*60*24)" office:value-type="time" office:time-value="PT02H31M43.006S" calcext:value-type="time">
            <text:p>02:31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21.89" calcext:value-type="float">
            <text:p>321.89</text:p>
          </table:table-cell>
          <table:table-cell office:value-type="float" office:value="408.59" calcext:value-type="float">
            <text:p>408.59</text:p>
          </table:table-cell>
        </table:table-row>
        <table:table-row table:style-name="ro1">
          <table:table-cell office:value-type="float" office:value="9119006" calcext:value-type="float">
            <text:p>9119006</text:p>
          </table:table-cell>
          <table:table-cell table:formula="of:=[.A572]/1000/(60*60*24)" office:value-type="time" office:time-value="PT02H31M59.006S" calcext:value-type="time">
            <text:p>02:31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22.44" calcext:value-type="float">
            <text:p>322.44</text:p>
          </table:table-cell>
          <table:table-cell office:value-type="float" office:value="409.27" calcext:value-type="float">
            <text:p>409.27</text:p>
          </table:table-cell>
        </table:table-row>
        <table:table-row table:style-name="ro1">
          <table:table-cell office:value-type="float" office:value="9135006" calcext:value-type="float">
            <text:p>9135006</text:p>
          </table:table-cell>
          <table:table-cell table:formula="of:=[.A573]/1000/(60*60*24)" office:value-type="time" office:time-value="PT02H32M15.006S" calcext:value-type="time">
            <text:p>02:32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22.99" calcext:value-type="float">
            <text:p>322.99</text:p>
          </table:table-cell>
          <table:table-cell office:value-type="float" office:value="409.94" calcext:value-type="float">
            <text:p>409.94</text:p>
          </table:table-cell>
        </table:table-row>
        <table:table-row table:style-name="ro1">
          <table:table-cell office:value-type="float" office:value="9151006" calcext:value-type="float">
            <text:p>9151006</text:p>
          </table:table-cell>
          <table:table-cell table:formula="of:=[.A574]/1000/(60*60*24)" office:value-type="time" office:time-value="PT02H32M31.006S" calcext:value-type="time">
            <text:p>02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23.54" calcext:value-type="float">
            <text:p>323.54</text:p>
          </table:table-cell>
          <table:table-cell office:value-type="float" office:value="410.61" calcext:value-type="float">
            <text:p>410.61</text:p>
          </table:table-cell>
        </table:table-row>
        <table:table-row table:style-name="ro1">
          <table:table-cell office:value-type="float" office:value="9167006" calcext:value-type="float">
            <text:p>9167006</text:p>
          </table:table-cell>
          <table:table-cell table:formula="of:=[.A575]/1000/(60*60*24)" office:value-type="time" office:time-value="PT02H32M47.006S" calcext:value-type="time">
            <text:p>02:32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24.09" calcext:value-type="float">
            <text:p>324.09</text:p>
          </table:table-cell>
          <table:table-cell office:value-type="float" office:value="411.28" calcext:value-type="float">
            <text:p>411.28</text:p>
          </table:table-cell>
        </table:table-row>
        <table:table-row table:style-name="ro1">
          <table:table-cell office:value-type="float" office:value="9183006" calcext:value-type="float">
            <text:p>9183006</text:p>
          </table:table-cell>
          <table:table-cell table:formula="of:=[.A576]/1000/(60*60*24)" office:value-type="time" office:time-value="PT02H33M03.006S" calcext:value-type="time">
            <text:p>02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24.63" calcext:value-type="float">
            <text:p>324.63</text:p>
          </table:table-cell>
          <table:table-cell office:value-type="float" office:value="411.96" calcext:value-type="float">
            <text:p>411.96</text:p>
          </table:table-cell>
        </table:table-row>
        <table:table-row table:style-name="ro1">
          <table:table-cell office:value-type="float" office:value="9199006" calcext:value-type="float">
            <text:p>9199006</text:p>
          </table:table-cell>
          <table:table-cell table:formula="of:=[.A577]/1000/(60*60*24)" office:value-type="time" office:time-value="PT02H33M19.006S" calcext:value-type="time">
            <text:p>02:3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25.18" calcext:value-type="float">
            <text:p>325.18</text:p>
          </table:table-cell>
          <table:table-cell office:value-type="float" office:value="412.63" calcext:value-type="float">
            <text:p>412.63</text:p>
          </table:table-cell>
        </table:table-row>
        <table:table-row table:style-name="ro1">
          <table:table-cell office:value-type="float" office:value="9215006" calcext:value-type="float">
            <text:p>9215006</text:p>
          </table:table-cell>
          <table:table-cell table:formula="of:=[.A578]/1000/(60*60*24)" office:value-type="time" office:time-value="PT02H33M35.006S" calcext:value-type="time">
            <text:p>02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25.73" calcext:value-type="float">
            <text:p>325.73</text:p>
          </table:table-cell>
          <table:table-cell office:value-type="float" office:value="413.3" calcext:value-type="float">
            <text:p>413.3</text:p>
          </table:table-cell>
        </table:table-row>
        <table:table-row table:style-name="ro1">
          <table:table-cell office:value-type="float" office:value="9231006" calcext:value-type="float">
            <text:p>9231006</text:p>
          </table:table-cell>
          <table:table-cell table:formula="of:=[.A579]/1000/(60*60*24)" office:value-type="time" office:time-value="PT02H33M51.006S" calcext:value-type="time">
            <text:p>02:33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26.28" calcext:value-type="float">
            <text:p>326.28</text:p>
          </table:table-cell>
          <table:table-cell office:value-type="float" office:value="413.97" calcext:value-type="float">
            <text:p>413.97</text:p>
          </table:table-cell>
        </table:table-row>
        <table:table-row table:style-name="ro1">
          <table:table-cell office:value-type="float" office:value="9247006" calcext:value-type="float">
            <text:p>9247006</text:p>
          </table:table-cell>
          <table:table-cell table:formula="of:=[.A580]/1000/(60*60*24)" office:value-type="time" office:time-value="PT02H34M07.006S" calcext:value-type="time">
            <text:p>02:34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26.82" calcext:value-type="float">
            <text:p>326.82</text:p>
          </table:table-cell>
          <table:table-cell office:value-type="float" office:value="414.64" calcext:value-type="float">
            <text:p>414.64</text:p>
          </table:table-cell>
        </table:table-row>
        <table:table-row table:style-name="ro1">
          <table:table-cell office:value-type="float" office:value="9263006" calcext:value-type="float">
            <text:p>9263006</text:p>
          </table:table-cell>
          <table:table-cell table:formula="of:=[.A581]/1000/(60*60*24)" office:value-type="time" office:time-value="PT02H34M23.006S" calcext:value-type="time">
            <text:p>02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27.37" calcext:value-type="float">
            <text:p>327.37</text:p>
          </table:table-cell>
          <table:table-cell office:value-type="float" office:value="415.32" calcext:value-type="float">
            <text:p>415.32</text:p>
          </table:table-cell>
        </table:table-row>
        <table:table-row table:style-name="ro1">
          <table:table-cell office:value-type="float" office:value="9279006" calcext:value-type="float">
            <text:p>9279006</text:p>
          </table:table-cell>
          <table:table-cell table:formula="of:=[.A582]/1000/(60*60*24)" office:value-type="time" office:time-value="PT02H34M39.006S" calcext:value-type="time">
            <text:p>02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27.92" calcext:value-type="float">
            <text:p>327.92</text:p>
          </table:table-cell>
          <table:table-cell office:value-type="float" office:value="415.99" calcext:value-type="float">
            <text:p>415.99</text:p>
          </table:table-cell>
        </table:table-row>
        <table:table-row table:style-name="ro1">
          <table:table-cell office:value-type="float" office:value="9295006" calcext:value-type="float">
            <text:p>9295006</text:p>
          </table:table-cell>
          <table:table-cell table:formula="of:=[.A583]/1000/(60*60*24)" office:value-type="time" office:time-value="PT02H34M55.006S" calcext:value-type="time">
            <text:p>02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28.47" calcext:value-type="float">
            <text:p>328.47</text:p>
          </table:table-cell>
          <table:table-cell office:value-type="float" office:value="416.66" calcext:value-type="float">
            <text:p>416.66</text:p>
          </table:table-cell>
        </table:table-row>
        <table:table-row table:style-name="ro1">
          <table:table-cell office:value-type="float" office:value="9311006" calcext:value-type="float">
            <text:p>9311006</text:p>
          </table:table-cell>
          <table:table-cell table:formula="of:=[.A584]/1000/(60*60*24)" office:value-type="time" office:time-value="PT02H35M11.006S" calcext:value-type="time">
            <text:p>02:35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29.01" calcext:value-type="float">
            <text:p>329.01</text:p>
          </table:table-cell>
          <table:table-cell office:value-type="float" office:value="417.33" calcext:value-type="float">
            <text:p>417.33</text:p>
          </table:table-cell>
        </table:table-row>
        <table:table-row table:style-name="ro1">
          <table:table-cell office:value-type="float" office:value="9327006" calcext:value-type="float">
            <text:p>9327006</text:p>
          </table:table-cell>
          <table:table-cell table:formula="of:=[.A585]/1000/(60*60*24)" office:value-type="time" office:time-value="PT02H35M27.006S" calcext:value-type="time">
            <text:p>02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29.56" calcext:value-type="float">
            <text:p>329.56</text:p>
          </table:table-cell>
          <table:table-cell office:value-type="float" office:value="418.01" calcext:value-type="float">
            <text:p>418.01</text:p>
          </table:table-cell>
        </table:table-row>
        <table:table-row table:style-name="ro1">
          <table:table-cell office:value-type="float" office:value="9343006" calcext:value-type="float">
            <text:p>9343006</text:p>
          </table:table-cell>
          <table:table-cell table:formula="of:=[.A586]/1000/(60*60*24)" office:value-type="time" office:time-value="PT02H35M43.006S" calcext:value-type="time">
            <text:p>02:35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30.11" calcext:value-type="float">
            <text:p>330.11</text:p>
          </table:table-cell>
          <table:table-cell office:value-type="float" office:value="418.68" calcext:value-type="float">
            <text:p>418.68</text:p>
          </table:table-cell>
        </table:table-row>
        <table:table-row table:style-name="ro1">
          <table:table-cell office:value-type="float" office:value="9359006" calcext:value-type="float">
            <text:p>9359006</text:p>
          </table:table-cell>
          <table:table-cell table:formula="of:=[.A587]/1000/(60*60*24)" office:value-type="time" office:time-value="PT02H35M59.006S" calcext:value-type="time">
            <text:p>02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30.66" calcext:value-type="float">
            <text:p>330.66</text:p>
          </table:table-cell>
          <table:table-cell office:value-type="float" office:value="419.35" calcext:value-type="float">
            <text:p>419.35</text:p>
          </table:table-cell>
        </table:table-row>
        <table:table-row table:style-name="ro1">
          <table:table-cell office:value-type="float" office:value="9375006" calcext:value-type="float">
            <text:p>9375006</text:p>
          </table:table-cell>
          <table:table-cell table:formula="of:=[.A588]/1000/(60*60*24)" office:value-type="time" office:time-value="PT02H36M15.006S" calcext:value-type="time">
            <text:p>02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31.2" calcext:value-type="float">
            <text:p>331.2</text:p>
          </table:table-cell>
          <table:table-cell office:value-type="float" office:value="420.02" calcext:value-type="float">
            <text:p>420.02</text:p>
          </table:table-cell>
        </table:table-row>
        <table:table-row table:style-name="ro1">
          <table:table-cell office:value-type="float" office:value="9391006" calcext:value-type="float">
            <text:p>9391006</text:p>
          </table:table-cell>
          <table:table-cell table:formula="of:=[.A589]/1000/(60*60*24)" office:value-type="time" office:time-value="PT02H36M31.006S" calcext:value-type="time">
            <text:p>02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31.75" calcext:value-type="float">
            <text:p>331.75</text:p>
          </table:table-cell>
          <table:table-cell office:value-type="float" office:value="420.69" calcext:value-type="float">
            <text:p>420.69</text:p>
          </table:table-cell>
        </table:table-row>
        <table:table-row table:style-name="ro1">
          <table:table-cell office:value-type="float" office:value="9407006" calcext:value-type="float">
            <text:p>9407006</text:p>
          </table:table-cell>
          <table:table-cell table:formula="of:=[.A590]/1000/(60*60*24)" office:value-type="time" office:time-value="PT02H36M47.006S" calcext:value-type="time">
            <text:p>02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32.3" calcext:value-type="float">
            <text:p>332.3</text:p>
          </table:table-cell>
          <table:table-cell office:value-type="float" office:value="421.36" calcext:value-type="float">
            <text:p>421.36</text:p>
          </table:table-cell>
        </table:table-row>
        <table:table-row table:style-name="ro1">
          <table:table-cell office:value-type="float" office:value="9423006" calcext:value-type="float">
            <text:p>9423006</text:p>
          </table:table-cell>
          <table:table-cell table:formula="of:=[.A591]/1000/(60*60*24)" office:value-type="time" office:time-value="PT02H37M03.006S" calcext:value-type="time">
            <text:p>02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32.85" calcext:value-type="float">
            <text:p>332.85</text:p>
          </table:table-cell>
          <table:table-cell office:value-type="float" office:value="422.03" calcext:value-type="float">
            <text:p>422.03</text:p>
          </table:table-cell>
        </table:table-row>
        <table:table-row table:style-name="ro1">
          <table:table-cell office:value-type="float" office:value="9439006" calcext:value-type="float">
            <text:p>9439006</text:p>
          </table:table-cell>
          <table:table-cell table:formula="of:=[.A592]/1000/(60*60*24)" office:value-type="time" office:time-value="PT02H37M19.006S" calcext:value-type="time">
            <text:p>02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33.39" calcext:value-type="float">
            <text:p>333.39</text:p>
          </table:table-cell>
          <table:table-cell office:value-type="float" office:value="422.71" calcext:value-type="float">
            <text:p>422.71</text:p>
          </table:table-cell>
        </table:table-row>
        <table:table-row table:style-name="ro1">
          <table:table-cell office:value-type="float" office:value="9455006" calcext:value-type="float">
            <text:p>9455006</text:p>
          </table:table-cell>
          <table:table-cell table:formula="of:=[.A593]/1000/(60*60*24)" office:value-type="time" office:time-value="PT02H37M35.006S" calcext:value-type="time">
            <text:p>02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33.94" calcext:value-type="float">
            <text:p>333.94</text:p>
          </table:table-cell>
          <table:table-cell office:value-type="float" office:value="423.38" calcext:value-type="float">
            <text:p>423.38</text:p>
          </table:table-cell>
        </table:table-row>
        <table:table-row table:style-name="ro1">
          <table:table-cell office:value-type="float" office:value="9471006" calcext:value-type="float">
            <text:p>9471006</text:p>
          </table:table-cell>
          <table:table-cell table:formula="of:=[.A594]/1000/(60*60*24)" office:value-type="time" office:time-value="PT02H37M51.006S" calcext:value-type="time">
            <text:p>02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34.49" calcext:value-type="float">
            <text:p>334.49</text:p>
          </table:table-cell>
          <table:table-cell office:value-type="float" office:value="424.05" calcext:value-type="float">
            <text:p>424.05</text:p>
          </table:table-cell>
        </table:table-row>
        <table:table-row table:style-name="ro1">
          <table:table-cell office:value-type="float" office:value="9487006" calcext:value-type="float">
            <text:p>9487006</text:p>
          </table:table-cell>
          <table:table-cell table:formula="of:=[.A595]/1000/(60*60*24)" office:value-type="time" office:time-value="PT02H38M07.006S" calcext:value-type="time">
            <text:p>02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35.04" calcext:value-type="float">
            <text:p>335.04</text:p>
          </table:table-cell>
          <table:table-cell office:value-type="float" office:value="424.72" calcext:value-type="float">
            <text:p>424.72</text:p>
          </table:table-cell>
        </table:table-row>
        <table:table-row table:style-name="ro1">
          <table:table-cell office:value-type="float" office:value="9503006" calcext:value-type="float">
            <text:p>9503006</text:p>
          </table:table-cell>
          <table:table-cell table:formula="of:=[.A596]/1000/(60*60*24)" office:value-type="time" office:time-value="PT02H38M23.006S" calcext:value-type="time">
            <text:p>02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35.58" calcext:value-type="float">
            <text:p>335.58</text:p>
          </table:table-cell>
          <table:table-cell office:value-type="float" office:value="425.39" calcext:value-type="float">
            <text:p>425.39</text:p>
          </table:table-cell>
        </table:table-row>
        <table:table-row table:style-name="ro1">
          <table:table-cell office:value-type="float" office:value="9519006" calcext:value-type="float">
            <text:p>9519006</text:p>
          </table:table-cell>
          <table:table-cell table:formula="of:=[.A597]/1000/(60*60*24)" office:value-type="time" office:time-value="PT02H38M39.006S" calcext:value-type="time">
            <text:p>02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36.13" calcext:value-type="float">
            <text:p>336.13</text:p>
          </table:table-cell>
          <table:table-cell office:value-type="float" office:value="426.06" calcext:value-type="float">
            <text:p>426.06</text:p>
          </table:table-cell>
        </table:table-row>
        <table:table-row table:style-name="ro1">
          <table:table-cell office:value-type="float" office:value="9535006" calcext:value-type="float">
            <text:p>9535006</text:p>
          </table:table-cell>
          <table:table-cell table:formula="of:=[.A598]/1000/(60*60*24)" office:value-type="time" office:time-value="PT02H38M55.006S" calcext:value-type="time">
            <text:p>02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36.68" calcext:value-type="float">
            <text:p>336.68</text:p>
          </table:table-cell>
          <table:table-cell office:value-type="float" office:value="426.74" calcext:value-type="float">
            <text:p>426.74</text:p>
          </table:table-cell>
        </table:table-row>
        <table:table-row table:style-name="ro1">
          <table:table-cell office:value-type="float" office:value="9551006" calcext:value-type="float">
            <text:p>9551006</text:p>
          </table:table-cell>
          <table:table-cell table:formula="of:=[.A599]/1000/(60*60*24)" office:value-type="time" office:time-value="PT02H39M11.006S" calcext:value-type="time">
            <text:p>02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37.23" calcext:value-type="float">
            <text:p>337.23</text:p>
          </table:table-cell>
          <table:table-cell office:value-type="float" office:value="427.41" calcext:value-type="float">
            <text:p>427.41</text:p>
          </table:table-cell>
        </table:table-row>
        <table:table-row table:style-name="ro1">
          <table:table-cell office:value-type="float" office:value="9567006" calcext:value-type="float">
            <text:p>9567006</text:p>
          </table:table-cell>
          <table:table-cell table:formula="of:=[.A600]/1000/(60*60*24)" office:value-type="time" office:time-value="PT02H39M27.006S" calcext:value-type="time">
            <text:p>02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37.77" calcext:value-type="float">
            <text:p>337.77</text:p>
          </table:table-cell>
          <table:table-cell office:value-type="float" office:value="428.08" calcext:value-type="float">
            <text:p>428.08</text:p>
          </table:table-cell>
        </table:table-row>
        <table:table-row table:style-name="ro1">
          <table:table-cell office:value-type="float" office:value="9583006" calcext:value-type="float">
            <text:p>9583006</text:p>
          </table:table-cell>
          <table:table-cell table:formula="of:=[.A601]/1000/(60*60*24)" office:value-type="time" office:time-value="PT02H39M43.006S" calcext:value-type="time">
            <text:p>02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38.32" calcext:value-type="float">
            <text:p>338.32</text:p>
          </table:table-cell>
          <table:table-cell office:value-type="float" office:value="428.75" calcext:value-type="float">
            <text:p>428.75</text:p>
          </table:table-cell>
        </table:table-row>
        <table:table-row table:style-name="ro1">
          <table:table-cell office:value-type="float" office:value="9599006" calcext:value-type="float">
            <text:p>9599006</text:p>
          </table:table-cell>
          <table:table-cell table:formula="of:=[.A602]/1000/(60*60*24)" office:value-type="time" office:time-value="PT02H39M59.006S" calcext:value-type="time">
            <text:p>02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38.87" calcext:value-type="float">
            <text:p>338.87</text:p>
          </table:table-cell>
          <table:table-cell office:value-type="float" office:value="429.42" calcext:value-type="float">
            <text:p>429.42</text:p>
          </table:table-cell>
        </table:table-row>
        <table:table-row table:style-name="ro1">
          <table:table-cell office:value-type="float" office:value="9615006" calcext:value-type="float">
            <text:p>9615006</text:p>
          </table:table-cell>
          <table:table-cell table:formula="of:=[.A603]/1000/(60*60*24)" office:value-type="time" office:time-value="PT02H40M15.006S" calcext:value-type="time">
            <text:p>02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39.42" calcext:value-type="float">
            <text:p>339.42</text:p>
          </table:table-cell>
          <table:table-cell office:value-type="float" office:value="430.09" calcext:value-type="float">
            <text:p>430.09</text:p>
          </table:table-cell>
        </table:table-row>
        <table:table-row table:style-name="ro1">
          <table:table-cell office:value-type="float" office:value="9631006" calcext:value-type="float">
            <text:p>9631006</text:p>
          </table:table-cell>
          <table:table-cell table:formula="of:=[.A604]/1000/(60*60*24)" office:value-type="time" office:time-value="PT02H40M31.006S" calcext:value-type="time">
            <text:p>02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39.96" calcext:value-type="float">
            <text:p>339.96</text:p>
          </table:table-cell>
          <table:table-cell office:value-type="float" office:value="430.76" calcext:value-type="float">
            <text:p>430.76</text:p>
          </table:table-cell>
        </table:table-row>
        <table:table-row table:style-name="ro1">
          <table:table-cell office:value-type="float" office:value="9647006" calcext:value-type="float">
            <text:p>9647006</text:p>
          </table:table-cell>
          <table:table-cell table:formula="of:=[.A605]/1000/(60*60*24)" office:value-type="time" office:time-value="PT02H40M47.006S" calcext:value-type="time">
            <text:p>02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40.51" calcext:value-type="float">
            <text:p>340.51</text:p>
          </table:table-cell>
          <table:table-cell office:value-type="float" office:value="431.43" calcext:value-type="float">
            <text:p>431.43</text:p>
          </table:table-cell>
        </table:table-row>
        <table:table-row table:style-name="ro1">
          <table:table-cell office:value-type="float" office:value="9663006" calcext:value-type="float">
            <text:p>9663006</text:p>
          </table:table-cell>
          <table:table-cell table:formula="of:=[.A606]/1000/(60*60*24)" office:value-type="time" office:time-value="PT02H41M03.006S" calcext:value-type="time">
            <text:p>02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1" calcext:value-type="float">
            <text:p>151.21</text:p>
          </table:table-cell>
          <table:table-cell office:value-type="float" office:value="341.06" calcext:value-type="float">
            <text:p>341.06</text:p>
          </table:table-cell>
          <table:table-cell office:value-type="float" office:value="432.1" calcext:value-type="float">
            <text:p>432.1</text:p>
          </table:table-cell>
        </table:table-row>
        <table:table-row table:style-name="ro1">
          <table:table-cell office:value-type="float" office:value="9679006" calcext:value-type="float">
            <text:p>9679006</text:p>
          </table:table-cell>
          <table:table-cell table:formula="of:=[.A607]/1000/(60*60*24)" office:value-type="time" office:time-value="PT02H41M19.006S" calcext:value-type="time">
            <text:p>02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41.61" calcext:value-type="float">
            <text:p>341.61</text:p>
          </table:table-cell>
          <table:table-cell office:value-type="float" office:value="432.78" calcext:value-type="float">
            <text:p>432.78</text:p>
          </table:table-cell>
        </table:table-row>
        <table:table-row table:style-name="ro1">
          <table:table-cell office:value-type="float" office:value="9695006" calcext:value-type="float">
            <text:p>9695006</text:p>
          </table:table-cell>
          <table:table-cell table:formula="of:=[.A608]/1000/(60*60*24)" office:value-type="time" office:time-value="PT02H41M35.006S" calcext:value-type="time">
            <text:p>02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42.15" calcext:value-type="float">
            <text:p>342.15</text:p>
          </table:table-cell>
          <table:table-cell office:value-type="float" office:value="433.45" calcext:value-type="float">
            <text:p>433.45</text:p>
          </table:table-cell>
        </table:table-row>
        <table:table-row table:style-name="ro1">
          <table:table-cell office:value-type="float" office:value="9711006" calcext:value-type="float">
            <text:p>9711006</text:p>
          </table:table-cell>
          <table:table-cell table:formula="of:=[.A609]/1000/(60*60*24)" office:value-type="time" office:time-value="PT02H41M51.006S" calcext:value-type="time">
            <text:p>02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42.7" calcext:value-type="float">
            <text:p>342.7</text:p>
          </table:table-cell>
          <table:table-cell office:value-type="float" office:value="434.12" calcext:value-type="float">
            <text:p>434.12</text:p>
          </table:table-cell>
        </table:table-row>
        <table:table-row table:style-name="ro1">
          <table:table-cell office:value-type="float" office:value="9727006" calcext:value-type="float">
            <text:p>9727006</text:p>
          </table:table-cell>
          <table:table-cell table:formula="of:=[.A610]/1000/(60*60*24)" office:value-type="time" office:time-value="PT02H42M07.006S" calcext:value-type="time">
            <text:p>02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43.25" calcext:value-type="float">
            <text:p>343.25</text:p>
          </table:table-cell>
          <table:table-cell office:value-type="float" office:value="434.79" calcext:value-type="float">
            <text:p>434.79</text:p>
          </table:table-cell>
        </table:table-row>
        <table:table-row table:style-name="ro1">
          <table:table-cell office:value-type="float" office:value="9743006" calcext:value-type="float">
            <text:p>9743006</text:p>
          </table:table-cell>
          <table:table-cell table:formula="of:=[.A611]/1000/(60*60*24)" office:value-type="time" office:time-value="PT02H42M23.006S" calcext:value-type="time">
            <text:p>02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43.8" calcext:value-type="float">
            <text:p>343.8</text:p>
          </table:table-cell>
          <table:table-cell office:value-type="float" office:value="435.46" calcext:value-type="float">
            <text:p>435.46</text:p>
          </table:table-cell>
        </table:table-row>
        <table:table-row table:style-name="ro1">
          <table:table-cell office:value-type="float" office:value="9759006" calcext:value-type="float">
            <text:p>9759006</text:p>
          </table:table-cell>
          <table:table-cell table:formula="of:=[.A612]/1000/(60*60*24)" office:value-type="time" office:time-value="PT02H42M39.006S" calcext:value-type="time">
            <text:p>02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44.34" calcext:value-type="float">
            <text:p>344.34</text:p>
          </table:table-cell>
          <table:table-cell office:value-type="float" office:value="436.13" calcext:value-type="float">
            <text:p>436.13</text:p>
          </table:table-cell>
        </table:table-row>
        <table:table-row table:style-name="ro1">
          <table:table-cell office:value-type="float" office:value="9775006" calcext:value-type="float">
            <text:p>9775006</text:p>
          </table:table-cell>
          <table:table-cell table:formula="of:=[.A613]/1000/(60*60*24)" office:value-type="time" office:time-value="PT02H42M55.006S" calcext:value-type="time">
            <text:p>02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44.89" calcext:value-type="float">
            <text:p>344.89</text:p>
          </table:table-cell>
          <table:table-cell office:value-type="float" office:value="436.8" calcext:value-type="float">
            <text:p>436.8</text:p>
          </table:table-cell>
        </table:table-row>
        <table:table-row table:style-name="ro1">
          <table:table-cell office:value-type="float" office:value="9791006" calcext:value-type="float">
            <text:p>9791006</text:p>
          </table:table-cell>
          <table:table-cell table:formula="of:=[.A614]/1000/(60*60*24)" office:value-type="time" office:time-value="PT02H43M11.006S" calcext:value-type="time">
            <text:p>02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45.44" calcext:value-type="float">
            <text:p>345.44</text:p>
          </table:table-cell>
          <table:table-cell office:value-type="float" office:value="437.47" calcext:value-type="float">
            <text:p>437.47</text:p>
          </table:table-cell>
        </table:table-row>
        <table:table-row table:style-name="ro1">
          <table:table-cell office:value-type="float" office:value="9807005" calcext:value-type="float">
            <text:p>9807005</text:p>
          </table:table-cell>
          <table:table-cell table:formula="of:=[.A615]/1000/(60*60*24)" office:value-type="time" office:time-value="PT02H43M27.005S" calcext:value-type="time">
            <text:p>02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45.98" calcext:value-type="float">
            <text:p>345.98</text:p>
          </table:table-cell>
          <table:table-cell office:value-type="float" office:value="438.14" calcext:value-type="float">
            <text:p>438.14</text:p>
          </table:table-cell>
        </table:table-row>
        <table:table-row table:style-name="ro1">
          <table:table-cell office:value-type="float" office:value="9823006" calcext:value-type="float">
            <text:p>9823006</text:p>
          </table:table-cell>
          <table:table-cell table:formula="of:=[.A616]/1000/(60*60*24)" office:value-type="time" office:time-value="PT02H43M43.006S" calcext:value-type="time">
            <text:p>02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46.53" calcext:value-type="float">
            <text:p>346.53</text:p>
          </table:table-cell>
          <table:table-cell office:value-type="float" office:value="438.81" calcext:value-type="float">
            <text:p>438.81</text:p>
          </table:table-cell>
        </table:table-row>
        <table:table-row table:style-name="ro1">
          <table:table-cell office:value-type="float" office:value="9839006" calcext:value-type="float">
            <text:p>9839006</text:p>
          </table:table-cell>
          <table:table-cell table:formula="of:=[.A617]/1000/(60*60*24)" office:value-type="time" office:time-value="PT02H43M59.006S" calcext:value-type="time">
            <text:p>02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47.08" calcext:value-type="float">
            <text:p>347.08</text:p>
          </table:table-cell>
          <table:table-cell office:value-type="float" office:value="439.48" calcext:value-type="float">
            <text:p>439.48</text:p>
          </table:table-cell>
        </table:table-row>
        <table:table-row table:style-name="ro1">
          <table:table-cell office:value-type="float" office:value="9855006" calcext:value-type="float">
            <text:p>9855006</text:p>
          </table:table-cell>
          <table:table-cell table:formula="of:=[.A618]/1000/(60*60*24)" office:value-type="time" office:time-value="PT02H44M15.006S" calcext:value-type="time">
            <text:p>02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47.63" calcext:value-type="float">
            <text:p>347.63</text:p>
          </table:table-cell>
          <table:table-cell office:value-type="float" office:value="440.15" calcext:value-type="float">
            <text:p>440.15</text:p>
          </table:table-cell>
        </table:table-row>
        <table:table-row table:style-name="ro1">
          <table:table-cell office:value-type="float" office:value="9871006" calcext:value-type="float">
            <text:p>9871006</text:p>
          </table:table-cell>
          <table:table-cell table:formula="of:=[.A619]/1000/(60*60*24)" office:value-type="time" office:time-value="PT02H44M31.006S" calcext:value-type="time">
            <text:p>02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48.17" calcext:value-type="float">
            <text:p>348.17</text:p>
          </table:table-cell>
          <table:table-cell office:value-type="float" office:value="440.83" calcext:value-type="float">
            <text:p>440.83</text:p>
          </table:table-cell>
        </table:table-row>
        <table:table-row table:style-name="ro1">
          <table:table-cell office:value-type="float" office:value="9887006" calcext:value-type="float">
            <text:p>9887006</text:p>
          </table:table-cell>
          <table:table-cell table:formula="of:=[.A620]/1000/(60*60*24)" office:value-type="time" office:time-value="PT02H44M47.006S" calcext:value-type="time">
            <text:p>02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48.72" calcext:value-type="float">
            <text:p>348.72</text:p>
          </table:table-cell>
          <table:table-cell office:value-type="float" office:value="441.5" calcext:value-type="float">
            <text:p>441.5</text:p>
          </table:table-cell>
        </table:table-row>
        <table:table-row table:style-name="ro1">
          <table:table-cell office:value-type="float" office:value="9903006" calcext:value-type="float">
            <text:p>9903006</text:p>
          </table:table-cell>
          <table:table-cell table:formula="of:=[.A621]/1000/(60*60*24)" office:value-type="time" office:time-value="PT02H45M03.006S" calcext:value-type="time">
            <text:p>02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49.27" calcext:value-type="float">
            <text:p>349.27</text:p>
          </table:table-cell>
          <table:table-cell office:value-type="float" office:value="442.17" calcext:value-type="float">
            <text:p>442.17</text:p>
          </table:table-cell>
        </table:table-row>
        <table:table-row table:style-name="ro1">
          <table:table-cell office:value-type="float" office:value="9919006" calcext:value-type="float">
            <text:p>9919006</text:p>
          </table:table-cell>
          <table:table-cell table:formula="of:=[.A622]/1000/(60*60*24)" office:value-type="time" office:time-value="PT02H45M19.006S" calcext:value-type="time">
            <text:p>02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49.82" calcext:value-type="float">
            <text:p>349.82</text:p>
          </table:table-cell>
          <table:table-cell office:value-type="float" office:value="442.84" calcext:value-type="float">
            <text:p>442.84</text:p>
          </table:table-cell>
        </table:table-row>
        <table:table-row table:style-name="ro1">
          <table:table-cell office:value-type="float" office:value="9935006" calcext:value-type="float">
            <text:p>9935006</text:p>
          </table:table-cell>
          <table:table-cell table:formula="of:=[.A623]/1000/(60*60*24)" office:value-type="time" office:time-value="PT02H45M35.006S" calcext:value-type="time">
            <text:p>02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0.36" calcext:value-type="float">
            <text:p>350.36</text:p>
          </table:table-cell>
          <table:table-cell office:value-type="float" office:value="443.51" calcext:value-type="float">
            <text:p>443.51</text:p>
          </table:table-cell>
        </table:table-row>
        <table:table-row table:style-name="ro1">
          <table:table-cell office:value-type="float" office:value="9951006" calcext:value-type="float">
            <text:p>9951006</text:p>
          </table:table-cell>
          <table:table-cell table:formula="of:=[.A624]/1000/(60*60*24)" office:value-type="time" office:time-value="PT02H45M51.006S" calcext:value-type="time">
            <text:p>02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0.91" calcext:value-type="float">
            <text:p>350.91</text:p>
          </table:table-cell>
          <table:table-cell office:value-type="float" office:value="444.18" calcext:value-type="float">
            <text:p>444.18</text:p>
          </table:table-cell>
        </table:table-row>
        <table:table-row table:style-name="ro1">
          <table:table-cell office:value-type="float" office:value="9967006" calcext:value-type="float">
            <text:p>9967006</text:p>
          </table:table-cell>
          <table:table-cell table:formula="of:=[.A625]/1000/(60*60*24)" office:value-type="time" office:time-value="PT02H46M07.006S" calcext:value-type="time">
            <text:p>02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1.46" calcext:value-type="float">
            <text:p>351.46</text:p>
          </table:table-cell>
          <table:table-cell office:value-type="float" office:value="444.85" calcext:value-type="float">
            <text:p>444.85</text:p>
          </table:table-cell>
        </table:table-row>
        <table:table-row table:style-name="ro1">
          <table:table-cell office:value-type="float" office:value="9983006" calcext:value-type="float">
            <text:p>9983006</text:p>
          </table:table-cell>
          <table:table-cell table:formula="of:=[.A626]/1000/(60*60*24)" office:value-type="time" office:time-value="PT02H46M23.006S" calcext:value-type="time">
            <text:p>02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2" calcext:value-type="float">
            <text:p>352</text:p>
          </table:table-cell>
          <table:table-cell office:value-type="float" office:value="445.52" calcext:value-type="float">
            <text:p>445.52</text:p>
          </table:table-cell>
        </table:table-row>
        <table:table-row table:style-name="ro1">
          <table:table-cell office:value-type="float" office:value="9999006" calcext:value-type="float">
            <text:p>9999006</text:p>
          </table:table-cell>
          <table:table-cell table:formula="of:=[.A627]/1000/(60*60*24)" office:value-type="time" office:time-value="PT02H46M39.006S" calcext:value-type="time">
            <text:p>02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2.55" calcext:value-type="float">
            <text:p>352.55</text:p>
          </table:table-cell>
          <table:table-cell office:value-type="float" office:value="446.19" calcext:value-type="float">
            <text:p>446.19</text:p>
          </table:table-cell>
        </table:table-row>
        <table:table-row table:style-name="ro1">
          <table:table-cell office:value-type="float" office:value="10015006" calcext:value-type="float">
            <text:p>10015006</text:p>
          </table:table-cell>
          <table:table-cell table:formula="of:=[.A628]/1000/(60*60*24)" office:value-type="time" office:time-value="PT02H46M55.006S" calcext:value-type="time">
            <text:p>02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3.1" calcext:value-type="float">
            <text:p>353.1</text:p>
          </table:table-cell>
          <table:table-cell office:value-type="float" office:value="446.86" calcext:value-type="float">
            <text:p>446.86</text:p>
          </table:table-cell>
        </table:table-row>
        <table:table-row table:style-name="ro1">
          <table:table-cell office:value-type="float" office:value="10031006" calcext:value-type="float">
            <text:p>10031006</text:p>
          </table:table-cell>
          <table:table-cell table:formula="of:=[.A629]/1000/(60*60*24)" office:value-type="time" office:time-value="PT02H47M11.006S" calcext:value-type="time">
            <text:p>02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3.65" calcext:value-type="float">
            <text:p>353.65</text:p>
          </table:table-cell>
          <table:table-cell office:value-type="float" office:value="447.53" calcext:value-type="float">
            <text:p>447.53</text:p>
          </table:table-cell>
        </table:table-row>
        <table:table-row table:style-name="ro1">
          <table:table-cell office:value-type="float" office:value="10047006" calcext:value-type="float">
            <text:p>10047006</text:p>
          </table:table-cell>
          <table:table-cell table:formula="of:=[.A630]/1000/(60*60*24)" office:value-type="time" office:time-value="PT02H47M27.006S" calcext:value-type="time">
            <text:p>02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1" calcext:value-type="float">
            <text:p>151.21</text:p>
          </table:table-cell>
          <table:table-cell office:value-type="float" office:value="354.19" calcext:value-type="float">
            <text:p>354.19</text:p>
          </table:table-cell>
          <table:table-cell office:value-type="float" office:value="448.2" calcext:value-type="float">
            <text:p>448.2</text:p>
          </table:table-cell>
        </table:table-row>
        <table:table-row table:style-name="ro1">
          <table:table-cell office:value-type="float" office:value="10063006" calcext:value-type="float">
            <text:p>10063006</text:p>
          </table:table-cell>
          <table:table-cell table:formula="of:=[.A631]/1000/(60*60*24)" office:value-type="time" office:time-value="PT02H47M43.006S" calcext:value-type="time">
            <text:p>02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4.74" calcext:value-type="float">
            <text:p>354.74</text:p>
          </table:table-cell>
          <table:table-cell office:value-type="float" office:value="448.87" calcext:value-type="float">
            <text:p>448.87</text:p>
          </table:table-cell>
        </table:table-row>
        <table:table-row table:style-name="ro1">
          <table:table-cell office:value-type="float" office:value="10079006" calcext:value-type="float">
            <text:p>10079006</text:p>
          </table:table-cell>
          <table:table-cell table:formula="of:=[.A632]/1000/(60*60*24)" office:value-type="time" office:time-value="PT02H47M59.006S" calcext:value-type="time">
            <text:p>02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5.29" calcext:value-type="float">
            <text:p>355.29</text:p>
          </table:table-cell>
          <table:table-cell office:value-type="float" office:value="449.54" calcext:value-type="float">
            <text:p>449.54</text:p>
          </table:table-cell>
        </table:table-row>
        <table:table-row table:style-name="ro1">
          <table:table-cell office:value-type="float" office:value="10095006" calcext:value-type="float">
            <text:p>10095006</text:p>
          </table:table-cell>
          <table:table-cell table:formula="of:=[.A633]/1000/(60*60*24)" office:value-type="time" office:time-value="PT02H48M15.006S" calcext:value-type="time">
            <text:p>02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5.83" calcext:value-type="float">
            <text:p>355.83</text:p>
          </table:table-cell>
          <table:table-cell office:value-type="float" office:value="450.21" calcext:value-type="float">
            <text:p>450.21</text:p>
          </table:table-cell>
        </table:table-row>
        <table:table-row table:style-name="ro1">
          <table:table-cell office:value-type="float" office:value="10111006" calcext:value-type="float">
            <text:p>10111006</text:p>
          </table:table-cell>
          <table:table-cell table:formula="of:=[.A634]/1000/(60*60*24)" office:value-type="time" office:time-value="PT02H48M31.006S" calcext:value-type="time">
            <text:p>02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6.38" calcext:value-type="float">
            <text:p>356.38</text:p>
          </table:table-cell>
          <table:table-cell office:value-type="float" office:value="450.88" calcext:value-type="float">
            <text:p>450.88</text:p>
          </table:table-cell>
        </table:table-row>
        <table:table-row table:style-name="ro1">
          <table:table-cell office:value-type="float" office:value="10127006" calcext:value-type="float">
            <text:p>10127006</text:p>
          </table:table-cell>
          <table:table-cell table:formula="of:=[.A635]/1000/(60*60*24)" office:value-type="time" office:time-value="PT02H48M47.006S" calcext:value-type="time">
            <text:p>02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56.93" calcext:value-type="float">
            <text:p>356.93</text:p>
          </table:table-cell>
          <table:table-cell office:value-type="float" office:value="451.55" calcext:value-type="float">
            <text:p>451.55</text:p>
          </table:table-cell>
        </table:table-row>
        <table:table-row table:style-name="ro1">
          <table:table-cell office:value-type="float" office:value="10143006" calcext:value-type="float">
            <text:p>10143006</text:p>
          </table:table-cell>
          <table:table-cell table:formula="of:=[.A636]/1000/(60*60*24)" office:value-type="time" office:time-value="PT02H49M03.006S" calcext:value-type="time">
            <text:p>02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7.48" calcext:value-type="float">
            <text:p>357.48</text:p>
          </table:table-cell>
          <table:table-cell office:value-type="float" office:value="452.22" calcext:value-type="float">
            <text:p>452.22</text:p>
          </table:table-cell>
        </table:table-row>
        <table:table-row table:style-name="ro1">
          <table:table-cell office:value-type="float" office:value="10159006" calcext:value-type="float">
            <text:p>10159006</text:p>
          </table:table-cell>
          <table:table-cell table:formula="of:=[.A637]/1000/(60*60*24)" office:value-type="time" office:time-value="PT02H49M19.006S" calcext:value-type="time">
            <text:p>02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8.02" calcext:value-type="float">
            <text:p>358.02</text:p>
          </table:table-cell>
          <table:table-cell office:value-type="float" office:value="452.89" calcext:value-type="float">
            <text:p>452.89</text:p>
          </table:table-cell>
        </table:table-row>
        <table:table-row table:style-name="ro1">
          <table:table-cell office:value-type="float" office:value="10175006" calcext:value-type="float">
            <text:p>10175006</text:p>
          </table:table-cell>
          <table:table-cell table:formula="of:=[.A638]/1000/(60*60*24)" office:value-type="time" office:time-value="PT02H49M35.006S" calcext:value-type="time">
            <text:p>02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8.57" calcext:value-type="float">
            <text:p>358.57</text:p>
          </table:table-cell>
          <table:table-cell office:value-type="float" office:value="453.56" calcext:value-type="float">
            <text:p>453.56</text:p>
          </table:table-cell>
        </table:table-row>
        <table:table-row table:style-name="ro1">
          <table:table-cell office:value-type="float" office:value="10191006" calcext:value-type="float">
            <text:p>10191006</text:p>
          </table:table-cell>
          <table:table-cell table:formula="of:=[.A639]/1000/(60*60*24)" office:value-type="time" office:time-value="PT02H49M51.006S" calcext:value-type="time">
            <text:p>02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9.12" calcext:value-type="float">
            <text:p>359.12</text:p>
          </table:table-cell>
          <table:table-cell office:value-type="float" office:value="454.23" calcext:value-type="float">
            <text:p>454.23</text:p>
          </table:table-cell>
        </table:table-row>
        <table:table-row table:style-name="ro1">
          <table:table-cell office:value-type="float" office:value="10207006" calcext:value-type="float">
            <text:p>10207006</text:p>
          </table:table-cell>
          <table:table-cell table:formula="of:=[.A640]/1000/(60*60*24)" office:value-type="time" office:time-value="PT02H50M07.006S" calcext:value-type="time">
            <text:p>02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9.66" calcext:value-type="float">
            <text:p>359.66</text:p>
          </table:table-cell>
          <table:table-cell office:value-type="float" office:value="454.9" calcext:value-type="float">
            <text:p>454.9</text:p>
          </table:table-cell>
        </table:table-row>
        <table:table-row table:style-name="ro1">
          <table:table-cell office:value-type="float" office:value="10223006" calcext:value-type="float">
            <text:p>10223006</text:p>
          </table:table-cell>
          <table:table-cell table:formula="of:=[.A641]/1000/(60*60*24)" office:value-type="time" office:time-value="PT02H50M23.006S" calcext:value-type="time">
            <text:p>02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60.21" calcext:value-type="float">
            <text:p>360.21</text:p>
          </table:table-cell>
          <table:table-cell office:value-type="float" office:value="455.57" calcext:value-type="float">
            <text:p>455.57</text:p>
          </table:table-cell>
        </table:table-row>
        <table:table-row table:style-name="ro1">
          <table:table-cell office:value-type="float" office:value="10239006" calcext:value-type="float">
            <text:p>10239006</text:p>
          </table:table-cell>
          <table:table-cell table:formula="of:=[.A642]/1000/(60*60*24)" office:value-type="time" office:time-value="PT02H50M39.006S" calcext:value-type="time">
            <text:p>02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0.76" calcext:value-type="float">
            <text:p>360.76</text:p>
          </table:table-cell>
          <table:table-cell office:value-type="float" office:value="456.24" calcext:value-type="float">
            <text:p>456.24</text:p>
          </table:table-cell>
        </table:table-row>
        <table:table-row table:style-name="ro1">
          <table:table-cell office:value-type="float" office:value="10255006" calcext:value-type="float">
            <text:p>10255006</text:p>
          </table:table-cell>
          <table:table-cell table:formula="of:=[.A643]/1000/(60*60*24)" office:value-type="time" office:time-value="PT02H50M55.006S" calcext:value-type="time">
            <text:p>02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1.3" calcext:value-type="float">
            <text:p>361.3</text:p>
          </table:table-cell>
          <table:table-cell office:value-type="float" office:value="456.91" calcext:value-type="float">
            <text:p>456.91</text:p>
          </table:table-cell>
        </table:table-row>
        <table:table-row table:style-name="ro1">
          <table:table-cell office:value-type="float" office:value="10271005" calcext:value-type="float">
            <text:p>10271005</text:p>
          </table:table-cell>
          <table:table-cell table:formula="of:=[.A644]/1000/(60*60*24)" office:value-type="time" office:time-value="PT02H51M11.005S" calcext:value-type="time">
            <text:p>02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61.85" calcext:value-type="float">
            <text:p>361.85</text:p>
          </table:table-cell>
          <table:table-cell office:value-type="float" office:value="457.58" calcext:value-type="float">
            <text:p>457.58</text:p>
          </table:table-cell>
        </table:table-row>
        <table:table-row table:style-name="ro1">
          <table:table-cell office:value-type="float" office:value="10287006" calcext:value-type="float">
            <text:p>10287006</text:p>
          </table:table-cell>
          <table:table-cell table:formula="of:=[.A645]/1000/(60*60*24)" office:value-type="time" office:time-value="PT02H51M27.006S" calcext:value-type="time">
            <text:p>02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2.4" calcext:value-type="float">
            <text:p>362.4</text:p>
          </table:table-cell>
          <table:table-cell office:value-type="float" office:value="458.25" calcext:value-type="float">
            <text:p>458.25</text:p>
          </table:table-cell>
        </table:table-row>
        <table:table-row table:style-name="ro1">
          <table:table-cell office:value-type="float" office:value="10303006" calcext:value-type="float">
            <text:p>10303006</text:p>
          </table:table-cell>
          <table:table-cell table:formula="of:=[.A646]/1000/(60*60*24)" office:value-type="time" office:time-value="PT02H51M43.006S" calcext:value-type="time">
            <text:p>02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2.94" calcext:value-type="float">
            <text:p>362.94</text:p>
          </table:table-cell>
          <table:table-cell office:value-type="float" office:value="458.92" calcext:value-type="float">
            <text:p>458.92</text:p>
          </table:table-cell>
        </table:table-row>
        <table:table-row table:style-name="ro1">
          <table:table-cell office:value-type="float" office:value="10319006" calcext:value-type="float">
            <text:p>10319006</text:p>
          </table:table-cell>
          <table:table-cell table:formula="of:=[.A647]/1000/(60*60*24)" office:value-type="time" office:time-value="PT02H51M59.006S" calcext:value-type="time">
            <text:p>02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3.49" calcext:value-type="float">
            <text:p>363.49</text:p>
          </table:table-cell>
          <table:table-cell office:value-type="float" office:value="459.59" calcext:value-type="float">
            <text:p>459.59</text:p>
          </table:table-cell>
        </table:table-row>
        <table:table-row table:style-name="ro1">
          <table:table-cell office:value-type="float" office:value="10335006" calcext:value-type="float">
            <text:p>10335006</text:p>
          </table:table-cell>
          <table:table-cell table:formula="of:=[.A648]/1000/(60*60*24)" office:value-type="time" office:time-value="PT02H52M15.006S" calcext:value-type="time">
            <text:p>02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4.04" calcext:value-type="float">
            <text:p>364.04</text:p>
          </table:table-cell>
          <table:table-cell office:value-type="float" office:value="460.26" calcext:value-type="float">
            <text:p>460.26</text:p>
          </table:table-cell>
        </table:table-row>
        <table:table-row table:style-name="ro1">
          <table:table-cell office:value-type="float" office:value="10351006" calcext:value-type="float">
            <text:p>10351006</text:p>
          </table:table-cell>
          <table:table-cell table:formula="of:=[.A649]/1000/(60*60*24)" office:value-type="time" office:time-value="PT02H52M31.006S" calcext:value-type="time">
            <text:p>02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4.59" calcext:value-type="float">
            <text:p>364.59</text:p>
          </table:table-cell>
          <table:table-cell office:value-type="float" office:value="460.93" calcext:value-type="float">
            <text:p>460.93</text:p>
          </table:table-cell>
        </table:table-row>
        <table:table-row table:style-name="ro1">
          <table:table-cell office:value-type="float" office:value="10367006" calcext:value-type="float">
            <text:p>10367006</text:p>
          </table:table-cell>
          <table:table-cell table:formula="of:=[.A650]/1000/(60*60*24)" office:value-type="time" office:time-value="PT02H52M47.006S" calcext:value-type="time">
            <text:p>02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5.13" calcext:value-type="float">
            <text:p>365.13</text:p>
          </table:table-cell>
          <table:table-cell office:value-type="float" office:value="461.6" calcext:value-type="float">
            <text:p>461.6</text:p>
          </table:table-cell>
        </table:table-row>
        <table:table-row table:style-name="ro1">
          <table:table-cell office:value-type="float" office:value="10383006" calcext:value-type="float">
            <text:p>10383006</text:p>
          </table:table-cell>
          <table:table-cell table:formula="of:=[.A651]/1000/(60*60*24)" office:value-type="time" office:time-value="PT02H53M03.006S" calcext:value-type="time">
            <text:p>02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5.68" calcext:value-type="float">
            <text:p>365.68</text:p>
          </table:table-cell>
          <table:table-cell office:value-type="float" office:value="462.27" calcext:value-type="float">
            <text:p>462.27</text:p>
          </table:table-cell>
        </table:table-row>
        <table:table-row table:style-name="ro1">
          <table:table-cell office:value-type="float" office:value="10399006" calcext:value-type="float">
            <text:p>10399006</text:p>
          </table:table-cell>
          <table:table-cell table:formula="of:=[.A652]/1000/(60*60*24)" office:value-type="time" office:time-value="PT02H53M19.006S" calcext:value-type="time">
            <text:p>02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6.23" calcext:value-type="float">
            <text:p>366.23</text:p>
          </table:table-cell>
          <table:table-cell office:value-type="float" office:value="462.94" calcext:value-type="float">
            <text:p>462.94</text:p>
          </table:table-cell>
        </table:table-row>
        <table:table-row table:style-name="ro1">
          <table:table-cell office:value-type="float" office:value="10415006" calcext:value-type="float">
            <text:p>10415006</text:p>
          </table:table-cell>
          <table:table-cell table:formula="of:=[.A653]/1000/(60*60*24)" office:value-type="time" office:time-value="PT02H53M35.006S" calcext:value-type="time">
            <text:p>02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66.77" calcext:value-type="float">
            <text:p>366.77</text:p>
          </table:table-cell>
          <table:table-cell office:value-type="float" office:value="463.61" calcext:value-type="float">
            <text:p>463.61</text:p>
          </table:table-cell>
        </table:table-row>
        <table:table-row table:style-name="ro1">
          <table:table-cell office:value-type="float" office:value="10431006" calcext:value-type="float">
            <text:p>10431006</text:p>
          </table:table-cell>
          <table:table-cell table:formula="of:=[.A654]/1000/(60*60*24)" office:value-type="time" office:time-value="PT02H53M51.006S" calcext:value-type="time">
            <text:p>02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67.32" calcext:value-type="float">
            <text:p>367.32</text:p>
          </table:table-cell>
          <table:table-cell office:value-type="float" office:value="464.28" calcext:value-type="float">
            <text:p>464.28</text:p>
          </table:table-cell>
        </table:table-row>
        <table:table-row table:style-name="ro1">
          <table:table-cell office:value-type="float" office:value="10447006" calcext:value-type="float">
            <text:p>10447006</text:p>
          </table:table-cell>
          <table:table-cell table:formula="of:=[.A655]/1000/(60*60*24)" office:value-type="time" office:time-value="PT02H54M07.006S" calcext:value-type="time">
            <text:p>02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7.87" calcext:value-type="float">
            <text:p>367.87</text:p>
          </table:table-cell>
          <table:table-cell office:value-type="float" office:value="464.95" calcext:value-type="float">
            <text:p>464.95</text:p>
          </table:table-cell>
        </table:table-row>
        <table:table-row table:style-name="ro1">
          <table:table-cell office:value-type="float" office:value="10463006" calcext:value-type="float">
            <text:p>10463006</text:p>
          </table:table-cell>
          <table:table-cell table:formula="of:=[.A656]/1000/(60*60*24)" office:value-type="time" office:time-value="PT02H54M23.006S" calcext:value-type="time">
            <text:p>02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8.41" calcext:value-type="float">
            <text:p>368.41</text:p>
          </table:table-cell>
          <table:table-cell office:value-type="float" office:value="465.62" calcext:value-type="float">
            <text:p>465.62</text:p>
          </table:table-cell>
        </table:table-row>
        <table:table-row table:style-name="ro1">
          <table:table-cell office:value-type="float" office:value="10479006" calcext:value-type="float">
            <text:p>10479006</text:p>
          </table:table-cell>
          <table:table-cell table:formula="of:=[.A657]/1000/(60*60*24)" office:value-type="time" office:time-value="PT02H54M39.006S" calcext:value-type="time">
            <text:p>02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68.96" calcext:value-type="float">
            <text:p>368.96</text:p>
          </table:table-cell>
          <table:table-cell office:value-type="float" office:value="466.29" calcext:value-type="float">
            <text:p>466.29</text:p>
          </table:table-cell>
        </table:table-row>
        <table:table-row table:style-name="ro1">
          <table:table-cell office:value-type="float" office:value="10495006" calcext:value-type="float">
            <text:p>10495006</text:p>
          </table:table-cell>
          <table:table-cell table:formula="of:=[.A658]/1000/(60*60*24)" office:value-type="time" office:time-value="PT02H54M55.006S" calcext:value-type="time">
            <text:p>02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9.51" calcext:value-type="float">
            <text:p>369.51</text:p>
          </table:table-cell>
          <table:table-cell office:value-type="float" office:value="466.96" calcext:value-type="float">
            <text:p>466.96</text:p>
          </table:table-cell>
        </table:table-row>
        <table:table-row table:style-name="ro1">
          <table:table-cell office:value-type="float" office:value="10511006" calcext:value-type="float">
            <text:p>10511006</text:p>
          </table:table-cell>
          <table:table-cell table:formula="of:=[.A659]/1000/(60*60*24)" office:value-type="time" office:time-value="PT02H55M11.006S" calcext:value-type="time">
            <text:p>02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0.06" calcext:value-type="float">
            <text:p>370.06</text:p>
          </table:table-cell>
          <table:table-cell office:value-type="float" office:value="467.63" calcext:value-type="float">
            <text:p>467.63</text:p>
          </table:table-cell>
        </table:table-row>
        <table:table-row table:style-name="ro1">
          <table:table-cell office:value-type="float" office:value="10527006" calcext:value-type="float">
            <text:p>10527006</text:p>
          </table:table-cell>
          <table:table-cell table:formula="of:=[.A660]/1000/(60*60*24)" office:value-type="time" office:time-value="PT02H55M27.006S" calcext:value-type="time">
            <text:p>02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0.6" calcext:value-type="float">
            <text:p>370.6</text:p>
          </table:table-cell>
          <table:table-cell office:value-type="float" office:value="468.3" calcext:value-type="float">
            <text:p>468.3</text:p>
          </table:table-cell>
        </table:table-row>
        <table:table-row table:style-name="ro1">
          <table:table-cell office:value-type="float" office:value="10543006" calcext:value-type="float">
            <text:p>10543006</text:p>
          </table:table-cell>
          <table:table-cell table:formula="of:=[.A661]/1000/(60*60*24)" office:value-type="time" office:time-value="PT02H55M43.006S" calcext:value-type="time">
            <text:p>02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1.15" calcext:value-type="float">
            <text:p>371.15</text:p>
          </table:table-cell>
          <table:table-cell office:value-type="float" office:value="468.97" calcext:value-type="float">
            <text:p>468.97</text:p>
          </table:table-cell>
        </table:table-row>
        <table:table-row table:style-name="ro1">
          <table:table-cell office:value-type="float" office:value="10559006" calcext:value-type="float">
            <text:p>10559006</text:p>
          </table:table-cell>
          <table:table-cell table:formula="of:=[.A662]/1000/(60*60*24)" office:value-type="time" office:time-value="PT02H55M59.006S" calcext:value-type="time">
            <text:p>02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1.7" calcext:value-type="float">
            <text:p>371.7</text:p>
          </table:table-cell>
          <table:table-cell office:value-type="float" office:value="469.64" calcext:value-type="float">
            <text:p>469.64</text:p>
          </table:table-cell>
        </table:table-row>
        <table:table-row table:style-name="ro1">
          <table:table-cell office:value-type="float" office:value="10575006" calcext:value-type="float">
            <text:p>10575006</text:p>
          </table:table-cell>
          <table:table-cell table:formula="of:=[.A663]/1000/(60*60*24)" office:value-type="time" office:time-value="PT02H56M15.006S" calcext:value-type="time">
            <text:p>02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2.24" calcext:value-type="float">
            <text:p>372.24</text:p>
          </table:table-cell>
          <table:table-cell office:value-type="float" office:value="470.31" calcext:value-type="float">
            <text:p>470.31</text:p>
          </table:table-cell>
        </table:table-row>
        <table:table-row table:style-name="ro1">
          <table:table-cell office:value-type="float" office:value="10591006" calcext:value-type="float">
            <text:p>10591006</text:p>
          </table:table-cell>
          <table:table-cell table:formula="of:=[.A664]/1000/(60*60*24)" office:value-type="time" office:time-value="PT02H56M31.006S" calcext:value-type="time">
            <text:p>02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2.79" calcext:value-type="float">
            <text:p>372.79</text:p>
          </table:table-cell>
          <table:table-cell office:value-type="float" office:value="470.98" calcext:value-type="float">
            <text:p>470.98</text:p>
          </table:table-cell>
        </table:table-row>
        <table:table-row table:style-name="ro1">
          <table:table-cell office:value-type="float" office:value="10607005" calcext:value-type="float">
            <text:p>10607005</text:p>
          </table:table-cell>
          <table:table-cell table:formula="of:=[.A665]/1000/(60*60*24)" office:value-type="time" office:time-value="PT02H56M47.005S" calcext:value-type="time">
            <text:p>02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3.34" calcext:value-type="float">
            <text:p>373.34</text:p>
          </table:table-cell>
          <table:table-cell office:value-type="float" office:value="471.65" calcext:value-type="float">
            <text:p>471.65</text:p>
          </table:table-cell>
        </table:table-row>
        <table:table-row table:style-name="ro1">
          <table:table-cell office:value-type="float" office:value="10623006" calcext:value-type="float">
            <text:p>10623006</text:p>
          </table:table-cell>
          <table:table-cell table:formula="of:=[.A666]/1000/(60*60*24)" office:value-type="time" office:time-value="PT02H57M03.006S" calcext:value-type="time">
            <text:p>02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3.88" calcext:value-type="float">
            <text:p>373.88</text:p>
          </table:table-cell>
          <table:table-cell office:value-type="float" office:value="472.32" calcext:value-type="float">
            <text:p>472.32</text:p>
          </table:table-cell>
        </table:table-row>
        <table:table-row table:style-name="ro1">
          <table:table-cell office:value-type="float" office:value="10639006" calcext:value-type="float">
            <text:p>10639006</text:p>
          </table:table-cell>
          <table:table-cell table:formula="of:=[.A667]/1000/(60*60*24)" office:value-type="time" office:time-value="PT02H57M19.006S" calcext:value-type="time">
            <text:p>02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" calcext:value-type="float">
            <text:p>151.2</text:p>
          </table:table-cell>
          <table:table-cell office:value-type="float" office:value="374.43" calcext:value-type="float">
            <text:p>374.43</text:p>
          </table:table-cell>
          <table:table-cell office:value-type="float" office:value="472.98" calcext:value-type="float">
            <text:p>472.98</text:p>
          </table:table-cell>
        </table:table-row>
        <table:table-row table:style-name="ro1">
          <table:table-cell office:value-type="float" office:value="10655006" calcext:value-type="float">
            <text:p>10655006</text:p>
          </table:table-cell>
          <table:table-cell table:formula="of:=[.A668]/1000/(60*60*24)" office:value-type="time" office:time-value="PT02H57M35.006S" calcext:value-type="time">
            <text:p>02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4.98" calcext:value-type="float">
            <text:p>374.98</text:p>
          </table:table-cell>
          <table:table-cell office:value-type="float" office:value="473.65" calcext:value-type="float">
            <text:p>473.65</text:p>
          </table:table-cell>
        </table:table-row>
        <table:table-row table:style-name="ro1">
          <table:table-cell office:value-type="float" office:value="10671006" calcext:value-type="float">
            <text:p>10671006</text:p>
          </table:table-cell>
          <table:table-cell table:formula="of:=[.A669]/1000/(60*60*24)" office:value-type="time" office:time-value="PT02H57M51.006S" calcext:value-type="time">
            <text:p>02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5.52" calcext:value-type="float">
            <text:p>375.52</text:p>
          </table:table-cell>
          <table:table-cell office:value-type="float" office:value="474.32" calcext:value-type="float">
            <text:p>474.32</text:p>
          </table:table-cell>
        </table:table-row>
        <table:table-row table:style-name="ro1">
          <table:table-cell office:value-type="float" office:value="10687006" calcext:value-type="float">
            <text:p>10687006</text:p>
          </table:table-cell>
          <table:table-cell table:formula="of:=[.A670]/1000/(60*60*24)" office:value-type="time" office:time-value="PT02H58M07.006S" calcext:value-type="time">
            <text:p>02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6.07" calcext:value-type="float">
            <text:p>376.07</text:p>
          </table:table-cell>
          <table:table-cell office:value-type="float" office:value="474.99" calcext:value-type="float">
            <text:p>474.99</text:p>
          </table:table-cell>
        </table:table-row>
        <table:table-row table:style-name="ro1">
          <table:table-cell office:value-type="float" office:value="10703006" calcext:value-type="float">
            <text:p>10703006</text:p>
          </table:table-cell>
          <table:table-cell table:formula="of:=[.A671]/1000/(60*60*24)" office:value-type="time" office:time-value="PT02H58M23.006S" calcext:value-type="time">
            <text:p>02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6.62" calcext:value-type="float">
            <text:p>376.62</text:p>
          </table:table-cell>
          <table:table-cell office:value-type="float" office:value="475.66" calcext:value-type="float">
            <text:p>475.66</text:p>
          </table:table-cell>
        </table:table-row>
        <table:table-row table:style-name="ro1">
          <table:table-cell office:value-type="float" office:value="10719006" calcext:value-type="float">
            <text:p>10719006</text:p>
          </table:table-cell>
          <table:table-cell table:formula="of:=[.A672]/1000/(60*60*24)" office:value-type="time" office:time-value="PT02H58M39.006S" calcext:value-type="time">
            <text:p>02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7.16" calcext:value-type="float">
            <text:p>377.16</text:p>
          </table:table-cell>
          <table:table-cell office:value-type="float" office:value="476.33" calcext:value-type="float">
            <text:p>476.33</text:p>
          </table:table-cell>
        </table:table-row>
        <table:table-row table:style-name="ro1">
          <table:table-cell office:value-type="float" office:value="10735006" calcext:value-type="float">
            <text:p>10735006</text:p>
          </table:table-cell>
          <table:table-cell table:formula="of:=[.A673]/1000/(60*60*24)" office:value-type="time" office:time-value="PT02H58M55.006S" calcext:value-type="time">
            <text:p>02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7.71" calcext:value-type="float">
            <text:p>377.7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0751006" calcext:value-type="float">
            <text:p>10751006</text:p>
          </table:table-cell>
          <table:table-cell table:formula="of:=[.A674]/1000/(60*60*24)" office:value-type="time" office:time-value="PT02H59M11.006S" calcext:value-type="time">
            <text:p>02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8.26" calcext:value-type="float">
            <text:p>378.26</text:p>
          </table:table-cell>
          <table:table-cell office:value-type="float" office:value="477.67" calcext:value-type="float">
            <text:p>477.67</text:p>
          </table:table-cell>
        </table:table-row>
        <table:table-row table:style-name="ro1">
          <table:table-cell office:value-type="float" office:value="10767006" calcext:value-type="float">
            <text:p>10767006</text:p>
          </table:table-cell>
          <table:table-cell table:formula="of:=[.A675]/1000/(60*60*24)" office:value-type="time" office:time-value="PT02H59M27.006S" calcext:value-type="time">
            <text:p>02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8.81" calcext:value-type="float">
            <text:p>378.81</text:p>
          </table:table-cell>
          <table:table-cell office:value-type="float" office:value="478.34" calcext:value-type="float">
            <text:p>478.34</text:p>
          </table:table-cell>
        </table:table-row>
        <table:table-row table:style-name="ro1">
          <table:table-cell office:value-type="float" office:value="10783006" calcext:value-type="float">
            <text:p>10783006</text:p>
          </table:table-cell>
          <table:table-cell table:formula="of:=[.A676]/1000/(60*60*24)" office:value-type="time" office:time-value="PT02H59M43.006S" calcext:value-type="time">
            <text:p>02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9.35" calcext:value-type="float">
            <text:p>379.35</text:p>
          </table:table-cell>
          <table:table-cell office:value-type="float" office:value="479.01" calcext:value-type="float">
            <text:p>479.01</text:p>
          </table:table-cell>
        </table:table-row>
        <table:table-row table:style-name="ro1">
          <table:table-cell office:value-type="float" office:value="10799006" calcext:value-type="float">
            <text:p>10799006</text:p>
          </table:table-cell>
          <table:table-cell table:formula="of:=[.A677]/1000/(60*60*24)" office:value-type="time" office:time-value="PT02H59M59.006S" calcext:value-type="time">
            <text:p>02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9.9" calcext:value-type="float">
            <text:p>379.9</text:p>
          </table:table-cell>
          <table:table-cell office:value-type="float" office:value="479.68" calcext:value-type="float">
            <text:p>479.68</text:p>
          </table:table-cell>
        </table:table-row>
        <table:table-row table:style-name="ro1">
          <table:table-cell office:value-type="float" office:value="10815006" calcext:value-type="float">
            <text:p>10815006</text:p>
          </table:table-cell>
          <table:table-cell table:formula="of:=[.A678]/1000/(60*60*24)" office:value-type="time" office:time-value="PT03H00M15.006S" calcext:value-type="time">
            <text:p>03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0.45" calcext:value-type="float">
            <text:p>380.45</text:p>
          </table:table-cell>
          <table:table-cell office:value-type="float" office:value="480.35" calcext:value-type="float">
            <text:p>480.35</text:p>
          </table:table-cell>
        </table:table-row>
        <table:table-row table:style-name="ro1">
          <table:table-cell office:value-type="float" office:value="10831006" calcext:value-type="float">
            <text:p>10831006</text:p>
          </table:table-cell>
          <table:table-cell table:formula="of:=[.A679]/1000/(60*60*24)" office:value-type="time" office:time-value="PT03H00M31.006S" calcext:value-type="time">
            <text:p>03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0.99" calcext:value-type="float">
            <text:p>380.99</text:p>
          </table:table-cell>
          <table:table-cell office:value-type="float" office:value="481.02" calcext:value-type="float">
            <text:p>481.02</text:p>
          </table:table-cell>
        </table:table-row>
        <table:table-row table:style-name="ro1">
          <table:table-cell office:value-type="float" office:value="10847006" calcext:value-type="float">
            <text:p>10847006</text:p>
          </table:table-cell>
          <table:table-cell table:formula="of:=[.A680]/1000/(60*60*24)" office:value-type="time" office:time-value="PT03H00M47.006S" calcext:value-type="time">
            <text:p>03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1.54" calcext:value-type="float">
            <text:p>381.54</text:p>
          </table:table-cell>
          <table:table-cell office:value-type="float" office:value="481.69" calcext:value-type="float">
            <text:p>481.69</text:p>
          </table:table-cell>
        </table:table-row>
        <table:table-row table:style-name="ro1">
          <table:table-cell office:value-type="float" office:value="10863006" calcext:value-type="float">
            <text:p>10863006</text:p>
          </table:table-cell>
          <table:table-cell table:formula="of:=[.A681]/1000/(60*60*24)" office:value-type="time" office:time-value="PT03H01M03.006S" calcext:value-type="time">
            <text:p>03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2.09" calcext:value-type="float">
            <text:p>382.09</text:p>
          </table:table-cell>
          <table:table-cell office:value-type="float" office:value="482.36" calcext:value-type="float">
            <text:p>482.36</text:p>
          </table:table-cell>
        </table:table-row>
        <table:table-row table:style-name="ro1">
          <table:table-cell office:value-type="float" office:value="10879006" calcext:value-type="float">
            <text:p>10879006</text:p>
          </table:table-cell>
          <table:table-cell table:formula="of:=[.A682]/1000/(60*60*24)" office:value-type="time" office:time-value="PT03H01M19.006S" calcext:value-type="time">
            <text:p>03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2.63" calcext:value-type="float">
            <text:p>382.63</text:p>
          </table:table-cell>
          <table:table-cell office:value-type="float" office:value="483.03" calcext:value-type="float">
            <text:p>483.03</text:p>
          </table:table-cell>
        </table:table-row>
        <table:table-row table:style-name="ro1">
          <table:table-cell office:value-type="float" office:value="10895006" calcext:value-type="float">
            <text:p>10895006</text:p>
          </table:table-cell>
          <table:table-cell table:formula="of:=[.A683]/1000/(60*60*24)" office:value-type="time" office:time-value="PT03H01M35.006S" calcext:value-type="time">
            <text:p>03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3.18" calcext:value-type="float">
            <text:p>383.18</text:p>
          </table:table-cell>
          <table:table-cell office:value-type="float" office:value="483.7" calcext:value-type="float">
            <text:p>483.7</text:p>
          </table:table-cell>
        </table:table-row>
        <table:table-row table:style-name="ro1">
          <table:table-cell office:value-type="float" office:value="10911006" calcext:value-type="float">
            <text:p>10911006</text:p>
          </table:table-cell>
          <table:table-cell table:formula="of:=[.A684]/1000/(60*60*24)" office:value-type="time" office:time-value="PT03H01M51.006S" calcext:value-type="time">
            <text:p>03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3.73" calcext:value-type="float">
            <text:p>383.73</text:p>
          </table:table-cell>
          <table:table-cell office:value-type="float" office:value="484.37" calcext:value-type="float">
            <text:p>484.37</text:p>
          </table:table-cell>
        </table:table-row>
        <table:table-row table:style-name="ro1">
          <table:table-cell office:value-type="float" office:value="10927006" calcext:value-type="float">
            <text:p>10927006</text:p>
          </table:table-cell>
          <table:table-cell table:formula="of:=[.A685]/1000/(60*60*24)" office:value-type="time" office:time-value="PT03H02M07.006S" calcext:value-type="time">
            <text:p>03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4.27" calcext:value-type="float">
            <text:p>384.27</text:p>
          </table:table-cell>
          <table:table-cell office:value-type="float" office:value="485.04" calcext:value-type="float">
            <text:p>485.04</text:p>
          </table:table-cell>
        </table:table-row>
        <table:table-row table:style-name="ro1">
          <table:table-cell office:value-type="float" office:value="10943006" calcext:value-type="float">
            <text:p>10943006</text:p>
          </table:table-cell>
          <table:table-cell table:formula="of:=[.A686]/1000/(60*60*24)" office:value-type="time" office:time-value="PT03H02M23.006S" calcext:value-type="time">
            <text:p>03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4.82" calcext:value-type="float">
            <text:p>384.82</text:p>
          </table:table-cell>
          <table:table-cell office:value-type="float" office:value="485.71" calcext:value-type="float">
            <text:p>485.71</text:p>
          </table:table-cell>
        </table:table-row>
        <table:table-row table:style-name="ro1">
          <table:table-cell office:value-type="float" office:value="10959006" calcext:value-type="float">
            <text:p>10959006</text:p>
          </table:table-cell>
          <table:table-cell table:formula="of:=[.A687]/1000/(60*60*24)" office:value-type="time" office:time-value="PT03H02M39.006S" calcext:value-type="time">
            <text:p>03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5.37" calcext:value-type="float">
            <text:p>385.37</text:p>
          </table:table-cell>
          <table:table-cell office:value-type="float" office:value="486.38" calcext:value-type="float">
            <text:p>486.38</text:p>
          </table:table-cell>
        </table:table-row>
        <table:table-row table:style-name="ro1">
          <table:table-cell office:value-type="float" office:value="10975006" calcext:value-type="float">
            <text:p>10975006</text:p>
          </table:table-cell>
          <table:table-cell table:formula="of:=[.A688]/1000/(60*60*24)" office:value-type="time" office:time-value="PT03H02M55.006S" calcext:value-type="time">
            <text:p>03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5.91" calcext:value-type="float">
            <text:p>385.91</text:p>
          </table:table-cell>
          <table:table-cell office:value-type="float" office:value="487.04" calcext:value-type="float">
            <text:p>487.04</text:p>
          </table:table-cell>
        </table:table-row>
        <table:table-row table:style-name="ro1">
          <table:table-cell office:value-type="float" office:value="10991006" calcext:value-type="float">
            <text:p>10991006</text:p>
          </table:table-cell>
          <table:table-cell table:formula="of:=[.A689]/1000/(60*60*24)" office:value-type="time" office:time-value="PT03H03M11.006S" calcext:value-type="time">
            <text:p>03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6.46" calcext:value-type="float">
            <text:p>386.46</text:p>
          </table:table-cell>
          <table:table-cell office:value-type="float" office:value="487.71" calcext:value-type="float">
            <text:p>487.71</text:p>
          </table:table-cell>
        </table:table-row>
        <table:table-row table:style-name="ro1">
          <table:table-cell office:value-type="float" office:value="11007006" calcext:value-type="float">
            <text:p>11007006</text:p>
          </table:table-cell>
          <table:table-cell table:formula="of:=[.A690]/1000/(60*60*24)" office:value-type="time" office:time-value="PT03H03M27.006S" calcext:value-type="time">
            <text:p>03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7.01" calcext:value-type="float">
            <text:p>387.01</text:p>
          </table:table-cell>
          <table:table-cell office:value-type="float" office:value="488.38" calcext:value-type="float">
            <text:p>488.38</text:p>
          </table:table-cell>
        </table:table-row>
        <table:table-row table:style-name="ro1">
          <table:table-cell office:value-type="float" office:value="11023006" calcext:value-type="float">
            <text:p>11023006</text:p>
          </table:table-cell>
          <table:table-cell table:formula="of:=[.A691]/1000/(60*60*24)" office:value-type="time" office:time-value="PT03H03M43.006S" calcext:value-type="time">
            <text:p>03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7.55" calcext:value-type="float">
            <text:p>387.55</text:p>
          </table:table-cell>
          <table:table-cell office:value-type="float" office:value="489.05" calcext:value-type="float">
            <text:p>489.05</text:p>
          </table:table-cell>
        </table:table-row>
        <table:table-row table:style-name="ro1">
          <table:table-cell office:value-type="float" office:value="11039006" calcext:value-type="float">
            <text:p>11039006</text:p>
          </table:table-cell>
          <table:table-cell table:formula="of:=[.A692]/1000/(60*60*24)" office:value-type="time" office:time-value="PT03H03M59.006S" calcext:value-type="time">
            <text:p>03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8.1" calcext:value-type="float">
            <text:p>388.1</text:p>
          </table:table-cell>
          <table:table-cell office:value-type="float" office:value="489.72" calcext:value-type="float">
            <text:p>489.72</text:p>
          </table:table-cell>
        </table:table-row>
        <table:table-row table:style-name="ro1">
          <table:table-cell office:value-type="float" office:value="11055006" calcext:value-type="float">
            <text:p>11055006</text:p>
          </table:table-cell>
          <table:table-cell table:formula="of:=[.A693]/1000/(60*60*24)" office:value-type="time" office:time-value="PT03H04M15.006S" calcext:value-type="time">
            <text:p>03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8.65" calcext:value-type="float">
            <text:p>388.65</text:p>
          </table:table-cell>
          <table:table-cell office:value-type="float" office:value="490.39" calcext:value-type="float">
            <text:p>490.39</text:p>
          </table:table-cell>
        </table:table-row>
        <table:table-row table:style-name="ro1">
          <table:table-cell office:value-type="float" office:value="11071006" calcext:value-type="float">
            <text:p>11071006</text:p>
          </table:table-cell>
          <table:table-cell table:formula="of:=[.A694]/1000/(60*60*24)" office:value-type="time" office:time-value="PT03H04M31.006S" calcext:value-type="time">
            <text:p>03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9.19" calcext:value-type="float">
            <text:p>389.19</text:p>
          </table:table-cell>
          <table:table-cell office:value-type="float" office:value="491.06" calcext:value-type="float">
            <text:p>491.06</text:p>
          </table:table-cell>
        </table:table-row>
        <table:table-row table:style-name="ro1">
          <table:table-cell office:value-type="float" office:value="11087006" calcext:value-type="float">
            <text:p>11087006</text:p>
          </table:table-cell>
          <table:table-cell table:formula="of:=[.A695]/1000/(60*60*24)" office:value-type="time" office:time-value="PT03H04M47.006S" calcext:value-type="time">
            <text:p>03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9.74" calcext:value-type="float">
            <text:p>389.74</text:p>
          </table:table-cell>
          <table:table-cell office:value-type="float" office:value="491.73" calcext:value-type="float">
            <text:p>491.73</text:p>
          </table:table-cell>
        </table:table-row>
        <table:table-row table:style-name="ro1">
          <table:table-cell office:value-type="float" office:value="11103006" calcext:value-type="float">
            <text:p>11103006</text:p>
          </table:table-cell>
          <table:table-cell table:formula="of:=[.A696]/1000/(60*60*24)" office:value-type="time" office:time-value="PT03H05M03.006S" calcext:value-type="time">
            <text:p>03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90.29" calcext:value-type="float">
            <text:p>390.29</text:p>
          </table:table-cell>
          <table:table-cell office:value-type="float" office:value="492.4" calcext:value-type="float">
            <text:p>492.4</text:p>
          </table:table-cell>
        </table:table-row>
        <table:table-row table:style-name="ro1">
          <table:table-cell office:value-type="float" office:value="11119006" calcext:value-type="float">
            <text:p>11119006</text:p>
          </table:table-cell>
          <table:table-cell table:formula="of:=[.A697]/1000/(60*60*24)" office:value-type="time" office:time-value="PT03H05M19.006S" calcext:value-type="time">
            <text:p>03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390.83" calcext:value-type="float">
            <text:p>390.83</text:p>
          </table:table-cell>
          <table:table-cell office:value-type="float" office:value="493.07" calcext:value-type="float">
            <text:p>493.07</text:p>
          </table:table-cell>
        </table:table-row>
        <table:table-row table:style-name="ro1">
          <table:table-cell office:value-type="float" office:value="11135006" calcext:value-type="float">
            <text:p>11135006</text:p>
          </table:table-cell>
          <table:table-cell table:formula="of:=[.A698]/1000/(60*60*24)" office:value-type="time" office:time-value="PT03H05M35.006S" calcext:value-type="time">
            <text:p>03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91.38" calcext:value-type="float">
            <text:p>391.38</text:p>
          </table:table-cell>
          <table:table-cell office:value-type="float" office:value="493.73" calcext:value-type="float">
            <text:p>493.73</text:p>
          </table:table-cell>
        </table:table-row>
        <table:table-row table:style-name="ro1">
          <table:table-cell office:value-type="float" office:value="11151006" calcext:value-type="float">
            <text:p>11151006</text:p>
          </table:table-cell>
          <table:table-cell table:formula="of:=[.A699]/1000/(60*60*24)" office:value-type="time" office:time-value="PT03H05M51.006S" calcext:value-type="time">
            <text:p>03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1.93" calcext:value-type="float">
            <text:p>391.93</text:p>
          </table:table-cell>
          <table:table-cell office:value-type="float" office:value="494.4" calcext:value-type="float">
            <text:p>494.4</text:p>
          </table:table-cell>
        </table:table-row>
        <table:table-row table:style-name="ro1">
          <table:table-cell office:value-type="float" office:value="11167006" calcext:value-type="float">
            <text:p>11167006</text:p>
          </table:table-cell>
          <table:table-cell table:formula="of:=[.A700]/1000/(60*60*24)" office:value-type="time" office:time-value="PT03H06M07.006S" calcext:value-type="time">
            <text:p>03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92.48" calcext:value-type="float">
            <text:p>392.48</text:p>
          </table:table-cell>
          <table:table-cell office:value-type="float" office:value="495.07" calcext:value-type="float">
            <text:p>495.07</text:p>
          </table:table-cell>
        </table:table-row>
        <table:table-row table:style-name="ro1">
          <table:table-cell office:value-type="float" office:value="11183006" calcext:value-type="float">
            <text:p>11183006</text:p>
          </table:table-cell>
          <table:table-cell table:formula="of:=[.A701]/1000/(60*60*24)" office:value-type="time" office:time-value="PT03H06M23.006S" calcext:value-type="time">
            <text:p>03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93.02" calcext:value-type="float">
            <text:p>393.02</text:p>
          </table:table-cell>
          <table:table-cell office:value-type="float" office:value="495.74" calcext:value-type="float">
            <text:p>495.74</text:p>
          </table:table-cell>
        </table:table-row>
        <table:table-row table:style-name="ro1">
          <table:table-cell office:value-type="float" office:value="11199006" calcext:value-type="float">
            <text:p>11199006</text:p>
          </table:table-cell>
          <table:table-cell table:formula="of:=[.A702]/1000/(60*60*24)" office:value-type="time" office:time-value="PT03H06M39.006S" calcext:value-type="time">
            <text:p>03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3.57" calcext:value-type="float">
            <text:p>393.57</text:p>
          </table:table-cell>
          <table:table-cell office:value-type="float" office:value="496.41" calcext:value-type="float">
            <text:p>496.41</text:p>
          </table:table-cell>
        </table:table-row>
        <table:table-row table:style-name="ro1">
          <table:table-cell office:value-type="float" office:value="11215006" calcext:value-type="float">
            <text:p>11215006</text:p>
          </table:table-cell>
          <table:table-cell table:formula="of:=[.A703]/1000/(60*60*24)" office:value-type="time" office:time-value="PT03H06M55.006S" calcext:value-type="time">
            <text:p>03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94.12" calcext:value-type="float">
            <text:p>394.12</text:p>
          </table:table-cell>
          <table:table-cell office:value-type="float" office:value="497.08" calcext:value-type="float">
            <text:p>497.08</text:p>
          </table:table-cell>
        </table:table-row>
        <table:table-row table:style-name="ro1">
          <table:table-cell office:value-type="float" office:value="11231005" calcext:value-type="float">
            <text:p>11231005</text:p>
          </table:table-cell>
          <table:table-cell table:formula="of:=[.A704]/1000/(60*60*24)" office:value-type="time" office:time-value="PT03H07M11.005S" calcext:value-type="time">
            <text:p>03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94.66" calcext:value-type="float">
            <text:p>394.66</text:p>
          </table:table-cell>
          <table:table-cell office:value-type="float" office:value="497.75" calcext:value-type="float">
            <text:p>497.75</text:p>
          </table:table-cell>
        </table:table-row>
        <table:table-row table:style-name="ro1">
          <table:table-cell office:value-type="float" office:value="11247006" calcext:value-type="float">
            <text:p>11247006</text:p>
          </table:table-cell>
          <table:table-cell table:formula="of:=[.A705]/1000/(60*60*24)" office:value-type="time" office:time-value="PT03H07M27.006S" calcext:value-type="time">
            <text:p>03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95.21" calcext:value-type="float">
            <text:p>395.21</text:p>
          </table:table-cell>
          <table:table-cell office:value-type="float" office:value="498.42" calcext:value-type="float">
            <text:p>498.42</text:p>
          </table:table-cell>
        </table:table-row>
        <table:table-row table:style-name="ro1">
          <table:table-cell office:value-type="float" office:value="11263006" calcext:value-type="float">
            <text:p>11263006</text:p>
          </table:table-cell>
          <table:table-cell table:formula="of:=[.A706]/1000/(60*60*24)" office:value-type="time" office:time-value="PT03H07M43.006S" calcext:value-type="time">
            <text:p>03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395.76" calcext:value-type="float">
            <text:p>395.76</text:p>
          </table:table-cell>
          <table:table-cell office:value-type="float" office:value="499.08" calcext:value-type="float">
            <text:p>499.08</text:p>
          </table:table-cell>
        </table:table-row>
        <table:table-row table:style-name="ro1">
          <table:table-cell office:value-type="float" office:value="11279006" calcext:value-type="float">
            <text:p>11279006</text:p>
          </table:table-cell>
          <table:table-cell table:formula="of:=[.A707]/1000/(60*60*24)" office:value-type="time" office:time-value="PT03H07M59.006S" calcext:value-type="time">
            <text:p>03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96.3" calcext:value-type="float">
            <text:p>396.3</text:p>
          </table:table-cell>
          <table:table-cell office:value-type="float" office:value="499.75" calcext:value-type="float">
            <text:p>499.75</text:p>
          </table:table-cell>
        </table:table-row>
        <table:table-row table:style-name="ro1">
          <table:table-cell office:value-type="float" office:value="11295006" calcext:value-type="float">
            <text:p>11295006</text:p>
          </table:table-cell>
          <table:table-cell table:formula="of:=[.A708]/1000/(60*60*24)" office:value-type="time" office:time-value="PT03H08M15.006S" calcext:value-type="time">
            <text:p>03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6.85" calcext:value-type="float">
            <text:p>396.85</text:p>
          </table:table-cell>
          <table:table-cell office:value-type="float" office:value="500.42" calcext:value-type="float">
            <text:p>500.42</text:p>
          </table:table-cell>
        </table:table-row>
        <table:table-row table:style-name="ro1">
          <table:table-cell office:value-type="float" office:value="11311006" calcext:value-type="float">
            <text:p>11311006</text:p>
          </table:table-cell>
          <table:table-cell table:formula="of:=[.A709]/1000/(60*60*24)" office:value-type="time" office:time-value="PT03H08M31.006S" calcext:value-type="time">
            <text:p>03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97.4" calcext:value-type="float">
            <text:p>397.4</text:p>
          </table:table-cell>
          <table:table-cell office:value-type="float" office:value="501.09" calcext:value-type="float">
            <text:p>501.09</text:p>
          </table:table-cell>
        </table:table-row>
        <table:table-row table:style-name="ro1">
          <table:table-cell office:value-type="float" office:value="11327006" calcext:value-type="float">
            <text:p>11327006</text:p>
          </table:table-cell>
          <table:table-cell table:formula="of:=[.A710]/1000/(60*60*24)" office:value-type="time" office:time-value="PT03H08M47.006S" calcext:value-type="time">
            <text:p>03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7.94" calcext:value-type="float">
            <text:p>397.94</text:p>
          </table:table-cell>
          <table:table-cell office:value-type="float" office:value="501.76" calcext:value-type="float">
            <text:p>501.76</text:p>
          </table:table-cell>
        </table:table-row>
        <table:table-row table:style-name="ro1">
          <table:table-cell office:value-type="float" office:value="11343006" calcext:value-type="float">
            <text:p>11343006</text:p>
          </table:table-cell>
          <table:table-cell table:formula="of:=[.A711]/1000/(60*60*24)" office:value-type="time" office:time-value="PT03H09M03.006S" calcext:value-type="time">
            <text:p>03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8.49" calcext:value-type="float">
            <text:p>398.49</text:p>
          </table:table-cell>
          <table:table-cell office:value-type="float" office:value="502.42" calcext:value-type="float">
            <text:p>502.42</text:p>
          </table:table-cell>
        </table:table-row>
        <table:table-row table:style-name="ro1">
          <table:table-cell office:value-type="float" office:value="11359006" calcext:value-type="float">
            <text:p>11359006</text:p>
          </table:table-cell>
          <table:table-cell table:formula="of:=[.A712]/1000/(60*60*24)" office:value-type="time" office:time-value="PT03H09M19.006S" calcext:value-type="time">
            <text:p>03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9.04" calcext:value-type="float">
            <text:p>399.04</text:p>
          </table:table-cell>
          <table:table-cell office:value-type="float" office:value="503.09" calcext:value-type="float">
            <text:p>503.09</text:p>
          </table:table-cell>
        </table:table-row>
        <table:table-row table:style-name="ro1">
          <table:table-cell office:value-type="float" office:value="11375006" calcext:value-type="float">
            <text:p>11375006</text:p>
          </table:table-cell>
          <table:table-cell table:formula="of:=[.A713]/1000/(60*60*24)" office:value-type="time" office:time-value="PT03H09M35.006S" calcext:value-type="time">
            <text:p>03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9.58" calcext:value-type="float">
            <text:p>399.58</text:p>
          </table:table-cell>
          <table:table-cell office:value-type="float" office:value="503.76" calcext:value-type="float">
            <text:p>503.76</text:p>
          </table:table-cell>
        </table:table-row>
        <table:table-row table:style-name="ro1">
          <table:table-cell office:value-type="float" office:value="11391006" calcext:value-type="float">
            <text:p>11391006</text:p>
          </table:table-cell>
          <table:table-cell table:formula="of:=[.A714]/1000/(60*60*24)" office:value-type="time" office:time-value="PT03H09M51.006S" calcext:value-type="time">
            <text:p>03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00.13" calcext:value-type="float">
            <text:p>400.13</text:p>
          </table:table-cell>
          <table:table-cell office:value-type="float" office:value="504.43" calcext:value-type="float">
            <text:p>504.43</text:p>
          </table:table-cell>
        </table:table-row>
        <table:table-row table:style-name="ro1">
          <table:table-cell office:value-type="float" office:value="11407006" calcext:value-type="float">
            <text:p>11407006</text:p>
          </table:table-cell>
          <table:table-cell table:formula="of:=[.A715]/1000/(60*60*24)" office:value-type="time" office:time-value="PT03H10M07.006S" calcext:value-type="time">
            <text:p>03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00.67" calcext:value-type="float">
            <text:p>400.67</text:p>
          </table:table-cell>
          <table:table-cell office:value-type="float" office:value="505.1" calcext:value-type="float">
            <text:p>505.1</text:p>
          </table:table-cell>
        </table:table-row>
        <table:table-row table:style-name="ro1">
          <table:table-cell office:value-type="float" office:value="11423006" calcext:value-type="float">
            <text:p>11423006</text:p>
          </table:table-cell>
          <table:table-cell table:formula="of:=[.A716]/1000/(60*60*24)" office:value-type="time" office:time-value="PT03H10M23.006S" calcext:value-type="time">
            <text:p>03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01.22" calcext:value-type="float">
            <text:p>401.22</text:p>
          </table:table-cell>
          <table:table-cell office:value-type="float" office:value="505.76" calcext:value-type="float">
            <text:p>505.76</text:p>
          </table:table-cell>
        </table:table-row>
        <table:table-row table:style-name="ro1">
          <table:table-cell office:value-type="float" office:value="11439005" calcext:value-type="float">
            <text:p>11439005</text:p>
          </table:table-cell>
          <table:table-cell table:formula="of:=[.A717]/1000/(60*60*24)" office:value-type="time" office:time-value="PT03H10M39.005S" calcext:value-type="time">
            <text:p>03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01.77" calcext:value-type="float">
            <text:p>401.77</text:p>
          </table:table-cell>
          <table:table-cell office:value-type="float" office:value="506.43" calcext:value-type="float">
            <text:p>506.43</text:p>
          </table:table-cell>
        </table:table-row>
        <table:table-row table:style-name="ro1">
          <table:table-cell office:value-type="float" office:value="11455006" calcext:value-type="float">
            <text:p>11455006</text:p>
          </table:table-cell>
          <table:table-cell table:formula="of:=[.A718]/1000/(60*60*24)" office:value-type="time" office:time-value="PT03H10M55.006S" calcext:value-type="time">
            <text:p>03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02.31" calcext:value-type="float">
            <text:p>402.31</text:p>
          </table:table-cell>
          <table:table-cell office:value-type="float" office:value="507.1" calcext:value-type="float">
            <text:p>507.1</text:p>
          </table:table-cell>
        </table:table-row>
        <table:table-row table:style-name="ro1">
          <table:table-cell office:value-type="float" office:value="11471006" calcext:value-type="float">
            <text:p>11471006</text:p>
          </table:table-cell>
          <table:table-cell table:formula="of:=[.A719]/1000/(60*60*24)" office:value-type="time" office:time-value="PT03H11M11.006S" calcext:value-type="time">
            <text:p>03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02.86" calcext:value-type="float">
            <text:p>402.86</text:p>
          </table:table-cell>
          <table:table-cell office:value-type="float" office:value="507.77" calcext:value-type="float">
            <text:p>507.77</text:p>
          </table:table-cell>
        </table:table-row>
        <table:table-row table:style-name="ro1">
          <table:table-cell office:value-type="float" office:value="11487006" calcext:value-type="float">
            <text:p>11487006</text:p>
          </table:table-cell>
          <table:table-cell table:formula="of:=[.A720]/1000/(60*60*24)" office:value-type="time" office:time-value="PT03H11M27.006S" calcext:value-type="time">
            <text:p>03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03.41" calcext:value-type="float">
            <text:p>403.41</text:p>
          </table:table-cell>
          <table:table-cell office:value-type="float" office:value="508.43" calcext:value-type="float">
            <text:p>508.43</text:p>
          </table:table-cell>
        </table:table-row>
        <table:table-row table:style-name="ro1">
          <table:table-cell office:value-type="float" office:value="11503006" calcext:value-type="float">
            <text:p>11503006</text:p>
          </table:table-cell>
          <table:table-cell table:formula="of:=[.A721]/1000/(60*60*24)" office:value-type="time" office:time-value="PT03H11M43.006S" calcext:value-type="time">
            <text:p>03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03.95" calcext:value-type="float">
            <text:p>403.95</text:p>
          </table:table-cell>
          <table:table-cell office:value-type="float" office:value="509.1" calcext:value-type="float">
            <text:p>509.1</text:p>
          </table:table-cell>
        </table:table-row>
        <table:table-row table:style-name="ro1">
          <table:table-cell office:value-type="float" office:value="11519006" calcext:value-type="float">
            <text:p>11519006</text:p>
          </table:table-cell>
          <table:table-cell table:formula="of:=[.A722]/1000/(60*60*24)" office:value-type="time" office:time-value="PT03H11M59.006S" calcext:value-type="time">
            <text:p>03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4.5" calcext:value-type="float">
            <text:p>404.5</text:p>
          </table:table-cell>
          <table:table-cell office:value-type="float" office:value="509.77" calcext:value-type="float">
            <text:p>509.77</text:p>
          </table:table-cell>
        </table:table-row>
        <table:table-row table:style-name="ro1">
          <table:table-cell office:value-type="float" office:value="11535006" calcext:value-type="float">
            <text:p>11535006</text:p>
          </table:table-cell>
          <table:table-cell table:formula="of:=[.A723]/1000/(60*60*24)" office:value-type="time" office:time-value="PT03H12M15.006S" calcext:value-type="time">
            <text:p>03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05.05" calcext:value-type="float">
            <text:p>405.05</text:p>
          </table:table-cell>
          <table:table-cell office:value-type="float" office:value="510.43" calcext:value-type="float">
            <text:p>510.43</text:p>
          </table:table-cell>
        </table:table-row>
        <table:table-row table:style-name="ro1">
          <table:table-cell office:value-type="float" office:value="11551006" calcext:value-type="float">
            <text:p>11551006</text:p>
          </table:table-cell>
          <table:table-cell table:formula="of:=[.A724]/1000/(60*60*24)" office:value-type="time" office:time-value="PT03H12M31.006S" calcext:value-type="time">
            <text:p>03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05.59" calcext:value-type="float">
            <text:p>405.59</text:p>
          </table:table-cell>
          <table:table-cell office:value-type="float" office:value="511.1" calcext:value-type="float">
            <text:p>511.1</text:p>
          </table:table-cell>
        </table:table-row>
        <table:table-row table:style-name="ro1">
          <table:table-cell office:value-type="float" office:value="11567006" calcext:value-type="float">
            <text:p>11567006</text:p>
          </table:table-cell>
          <table:table-cell table:formula="of:=[.A725]/1000/(60*60*24)" office:value-type="time" office:time-value="PT03H12M47.006S" calcext:value-type="time">
            <text:p>03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06.14" calcext:value-type="float">
            <text:p>406.14</text:p>
          </table:table-cell>
          <table:table-cell office:value-type="float" office:value="511.77" calcext:value-type="float">
            <text:p>511.77</text:p>
          </table:table-cell>
        </table:table-row>
        <table:table-row table:style-name="ro1">
          <table:table-cell office:value-type="float" office:value="11583006" calcext:value-type="float">
            <text:p>11583006</text:p>
          </table:table-cell>
          <table:table-cell table:formula="of:=[.A726]/1000/(60*60*24)" office:value-type="time" office:time-value="PT03H13M03.006S" calcext:value-type="time">
            <text:p>03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06.68" calcext:value-type="float">
            <text:p>406.68</text:p>
          </table:table-cell>
          <table:table-cell office:value-type="float" office:value="512.44" calcext:value-type="float">
            <text:p>512.44</text:p>
          </table:table-cell>
        </table:table-row>
        <table:table-row table:style-name="ro1">
          <table:table-cell office:value-type="float" office:value="11599006" calcext:value-type="float">
            <text:p>11599006</text:p>
          </table:table-cell>
          <table:table-cell table:formula="of:=[.A727]/1000/(60*60*24)" office:value-type="time" office:time-value="PT03H13M19.006S" calcext:value-type="time">
            <text:p>03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407.23" calcext:value-type="float">
            <text:p>407.23</text:p>
          </table:table-cell>
          <table:table-cell office:value-type="float" office:value="513.1" calcext:value-type="float">
            <text:p>513.1</text:p>
          </table:table-cell>
        </table:table-row>
        <table:table-row table:style-name="ro1">
          <table:table-cell office:value-type="float" office:value="11615006" calcext:value-type="float">
            <text:p>11615006</text:p>
          </table:table-cell>
          <table:table-cell table:formula="of:=[.A728]/1000/(60*60*24)" office:value-type="time" office:time-value="PT03H13M35.006S" calcext:value-type="time">
            <text:p>03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7.78" calcext:value-type="float">
            <text:p>407.78</text:p>
          </table:table-cell>
          <table:table-cell office:value-type="float" office:value="513.77" calcext:value-type="float">
            <text:p>513.77</text:p>
          </table:table-cell>
        </table:table-row>
        <table:table-row table:style-name="ro1">
          <table:table-cell office:value-type="float" office:value="11631006" calcext:value-type="float">
            <text:p>11631006</text:p>
          </table:table-cell>
          <table:table-cell table:formula="of:=[.A729]/1000/(60*60*24)" office:value-type="time" office:time-value="PT03H13M51.006S" calcext:value-type="time">
            <text:p>03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8.32" calcext:value-type="float">
            <text:p>408.32</text:p>
          </table:table-cell>
          <table:table-cell office:value-type="float" office:value="514.44" calcext:value-type="float">
            <text:p>514.44</text:p>
          </table:table-cell>
        </table:table-row>
        <table:table-row table:style-name="ro1">
          <table:table-cell office:value-type="float" office:value="11647006" calcext:value-type="float">
            <text:p>11647006</text:p>
          </table:table-cell>
          <table:table-cell table:formula="of:=[.A730]/1000/(60*60*24)" office:value-type="time" office:time-value="PT03H14M07.006S" calcext:value-type="time">
            <text:p>03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08.87" calcext:value-type="float">
            <text:p>408.87</text:p>
          </table:table-cell>
          <table:table-cell office:value-type="float" office:value="515.1" calcext:value-type="float">
            <text:p>515.1</text:p>
          </table:table-cell>
        </table:table-row>
        <table:table-row table:style-name="ro1">
          <table:table-cell office:value-type="float" office:value="11663006" calcext:value-type="float">
            <text:p>11663006</text:p>
          </table:table-cell>
          <table:table-cell table:formula="of:=[.A731]/1000/(60*60*24)" office:value-type="time" office:time-value="PT03H14M23.006S" calcext:value-type="time">
            <text:p>03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9.42" calcext:value-type="float">
            <text:p>409.42</text:p>
          </table:table-cell>
          <table:table-cell office:value-type="float" office:value="515.77" calcext:value-type="float">
            <text:p>515.77</text:p>
          </table:table-cell>
        </table:table-row>
        <table:table-row table:style-name="ro1">
          <table:table-cell office:value-type="float" office:value="11679006" calcext:value-type="float">
            <text:p>11679006</text:p>
          </table:table-cell>
          <table:table-cell table:formula="of:=[.A732]/1000/(60*60*24)" office:value-type="time" office:time-value="PT03H14M39.006S" calcext:value-type="time">
            <text:p>03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9.96" calcext:value-type="float">
            <text:p>409.96</text:p>
          </table:table-cell>
          <table:table-cell office:value-type="float" office:value="516.44" calcext:value-type="float">
            <text:p>516.44</text:p>
          </table:table-cell>
        </table:table-row>
        <table:table-row table:style-name="ro1">
          <table:table-cell office:value-type="float" office:value="11695006" calcext:value-type="float">
            <text:p>11695006</text:p>
          </table:table-cell>
          <table:table-cell table:formula="of:=[.A733]/1000/(60*60*24)" office:value-type="time" office:time-value="PT03H14M55.006S" calcext:value-type="time">
            <text:p>03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0.51" calcext:value-type="float">
            <text:p>410.51</text:p>
          </table:table-cell>
          <table:table-cell office:value-type="float" office:value="517.1" calcext:value-type="float">
            <text:p>517.1</text:p>
          </table:table-cell>
        </table:table-row>
        <table:table-row table:style-name="ro1">
          <table:table-cell office:value-type="float" office:value="11711006" calcext:value-type="float">
            <text:p>11711006</text:p>
          </table:table-cell>
          <table:table-cell table:formula="of:=[.A734]/1000/(60*60*24)" office:value-type="time" office:time-value="PT03H15M11.006S" calcext:value-type="time">
            <text:p>03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1.05" calcext:value-type="float">
            <text:p>411.05</text:p>
          </table:table-cell>
          <table:table-cell office:value-type="float" office:value="517.77" calcext:value-type="float">
            <text:p>517.77</text:p>
          </table:table-cell>
        </table:table-row>
        <table:table-row table:style-name="ro1">
          <table:table-cell office:value-type="float" office:value="11727005" calcext:value-type="float">
            <text:p>11727005</text:p>
          </table:table-cell>
          <table:table-cell table:formula="of:=[.A735]/1000/(60*60*24)" office:value-type="time" office:time-value="PT03H15M27.005S" calcext:value-type="time">
            <text:p>03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11.6" calcext:value-type="float">
            <text:p>411.6</text:p>
          </table:table-cell>
          <table:table-cell office:value-type="float" office:value="518.43" calcext:value-type="float">
            <text:p>518.43</text:p>
          </table:table-cell>
        </table:table-row>
        <table:table-row table:style-name="ro1">
          <table:table-cell office:value-type="float" office:value="11743006" calcext:value-type="float">
            <text:p>11743006</text:p>
          </table:table-cell>
          <table:table-cell table:formula="of:=[.A736]/1000/(60*60*24)" office:value-type="time" office:time-value="PT03H15M43.006S" calcext:value-type="time">
            <text:p>03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2.15" calcext:value-type="float">
            <text:p>412.15</text:p>
          </table:table-cell>
          <table:table-cell office:value-type="float" office:value="519.1" calcext:value-type="float">
            <text:p>519.1</text:p>
          </table:table-cell>
        </table:table-row>
        <table:table-row table:style-name="ro1">
          <table:table-cell office:value-type="float" office:value="11759006" calcext:value-type="float">
            <text:p>11759006</text:p>
          </table:table-cell>
          <table:table-cell table:formula="of:=[.A737]/1000/(60*60*24)" office:value-type="time" office:time-value="PT03H15M59.006S" calcext:value-type="time">
            <text:p>03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12.69" calcext:value-type="float">
            <text:p>412.69</text:p>
          </table:table-cell>
          <table:table-cell office:value-type="float" office:value="519.77" calcext:value-type="float">
            <text:p>519.77</text:p>
          </table:table-cell>
        </table:table-row>
        <table:table-row table:style-name="ro1">
          <table:table-cell office:value-type="float" office:value="11775006" calcext:value-type="float">
            <text:p>11775006</text:p>
          </table:table-cell>
          <table:table-cell table:formula="of:=[.A738]/1000/(60*60*24)" office:value-type="time" office:time-value="PT03H16M15.006S" calcext:value-type="time">
            <text:p>03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3.24" calcext:value-type="float">
            <text:p>413.24</text:p>
          </table:table-cell>
          <table:table-cell office:value-type="float" office:value="520.43" calcext:value-type="float">
            <text:p>520.43</text:p>
          </table:table-cell>
        </table:table-row>
        <table:table-row table:style-name="ro1">
          <table:table-cell office:value-type="float" office:value="11791006" calcext:value-type="float">
            <text:p>11791006</text:p>
          </table:table-cell>
          <table:table-cell table:formula="of:=[.A739]/1000/(60*60*24)" office:value-type="time" office:time-value="PT03H16M31.006S" calcext:value-type="time">
            <text:p>03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3.78" calcext:value-type="float">
            <text:p>413.78</text:p>
          </table:table-cell>
          <table:table-cell office:value-type="float" office:value="521.1" calcext:value-type="float">
            <text:p>521.1</text:p>
          </table:table-cell>
        </table:table-row>
        <table:table-row table:style-name="ro1">
          <table:table-cell office:value-type="float" office:value="11807006" calcext:value-type="float">
            <text:p>11807006</text:p>
          </table:table-cell>
          <table:table-cell table:formula="of:=[.A740]/1000/(60*60*24)" office:value-type="time" office:time-value="PT03H16M47.006S" calcext:value-type="time">
            <text:p>03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4.33" calcext:value-type="float">
            <text:p>414.33</text:p>
          </table:table-cell>
          <table:table-cell office:value-type="float" office:value="521.77" calcext:value-type="float">
            <text:p>521.77</text:p>
          </table:table-cell>
        </table:table-row>
        <table:table-row table:style-name="ro1">
          <table:table-cell office:value-type="float" office:value="11823006" calcext:value-type="float">
            <text:p>11823006</text:p>
          </table:table-cell>
          <table:table-cell table:formula="of:=[.A741]/1000/(60*60*24)" office:value-type="time" office:time-value="PT03H17M03.006S" calcext:value-type="time">
            <text:p>03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4.87" calcext:value-type="float">
            <text:p>414.87</text:p>
          </table:table-cell>
          <table:table-cell office:value-type="float" office:value="522.43" calcext:value-type="float">
            <text:p>522.43</text:p>
          </table:table-cell>
        </table:table-row>
        <table:table-row table:style-name="ro1">
          <table:table-cell office:value-type="float" office:value="11839006" calcext:value-type="float">
            <text:p>11839006</text:p>
          </table:table-cell>
          <table:table-cell table:formula="of:=[.A742]/1000/(60*60*24)" office:value-type="time" office:time-value="PT03H17M19.006S" calcext:value-type="time">
            <text:p>03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5.42" calcext:value-type="float">
            <text:p>415.42</text:p>
          </table:table-cell>
          <table:table-cell office:value-type="float" office:value="523.1" calcext:value-type="float">
            <text:p>523.1</text:p>
          </table:table-cell>
        </table:table-row>
        <table:table-row table:style-name="ro1">
          <table:table-cell office:value-type="float" office:value="11855006" calcext:value-type="float">
            <text:p>11855006</text:p>
          </table:table-cell>
          <table:table-cell table:formula="of:=[.A743]/1000/(60*60*24)" office:value-type="time" office:time-value="PT03H17M35.006S" calcext:value-type="time">
            <text:p>03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5.97" calcext:value-type="float">
            <text:p>415.97</text:p>
          </table:table-cell>
          <table:table-cell office:value-type="float" office:value="523.76" calcext:value-type="float">
            <text:p>523.76</text:p>
          </table:table-cell>
        </table:table-row>
        <table:table-row table:style-name="ro1">
          <table:table-cell office:value-type="float" office:value="11871006" calcext:value-type="float">
            <text:p>11871006</text:p>
          </table:table-cell>
          <table:table-cell table:formula="of:=[.A744]/1000/(60*60*24)" office:value-type="time" office:time-value="PT03H17M51.006S" calcext:value-type="time">
            <text:p>03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6.51" calcext:value-type="float">
            <text:p>416.51</text:p>
          </table:table-cell>
          <table:table-cell office:value-type="float" office:value="524.43" calcext:value-type="float">
            <text:p>524.43</text:p>
          </table:table-cell>
        </table:table-row>
        <table:table-row table:style-name="ro1">
          <table:table-cell office:value-type="float" office:value="11887006" calcext:value-type="float">
            <text:p>11887006</text:p>
          </table:table-cell>
          <table:table-cell table:formula="of:=[.A745]/1000/(60*60*24)" office:value-type="time" office:time-value="PT03H18M07.006S" calcext:value-type="time">
            <text:p>03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7.06" calcext:value-type="float">
            <text:p>417.06</text:p>
          </table:table-cell>
          <table:table-cell office:value-type="float" office:value="525.09" calcext:value-type="float">
            <text:p>525.09</text:p>
          </table:table-cell>
        </table:table-row>
        <table:table-row table:style-name="ro1">
          <table:table-cell office:value-type="float" office:value="11903006" calcext:value-type="float">
            <text:p>11903006</text:p>
          </table:table-cell>
          <table:table-cell table:formula="of:=[.A746]/1000/(60*60*24)" office:value-type="time" office:time-value="PT03H18M23.006S" calcext:value-type="time">
            <text:p>03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7.6" calcext:value-type="float">
            <text:p>417.6</text:p>
          </table:table-cell>
          <table:table-cell office:value-type="float" office:value="525.76" calcext:value-type="float">
            <text:p>525.76</text:p>
          </table:table-cell>
        </table:table-row>
        <table:table-row table:style-name="ro1">
          <table:table-cell office:value-type="float" office:value="11919006" calcext:value-type="float">
            <text:p>11919006</text:p>
          </table:table-cell>
          <table:table-cell table:formula="of:=[.A747]/1000/(60*60*24)" office:value-type="time" office:time-value="PT03H18M39.006S" calcext:value-type="time">
            <text:p>03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8.15" calcext:value-type="float">
            <text:p>418.15</text:p>
          </table:table-cell>
          <table:table-cell office:value-type="float" office:value="526.43" calcext:value-type="float">
            <text:p>526.43</text:p>
          </table:table-cell>
        </table:table-row>
        <table:table-row table:style-name="ro1">
          <table:table-cell office:value-type="float" office:value="11935006" calcext:value-type="float">
            <text:p>11935006</text:p>
          </table:table-cell>
          <table:table-cell table:formula="of:=[.A748]/1000/(60*60*24)" office:value-type="time" office:time-value="PT03H18M55.006S" calcext:value-type="time">
            <text:p>03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8.7" calcext:value-type="float">
            <text:p>418.7</text:p>
          </table:table-cell>
          <table:table-cell office:value-type="float" office:value="527.09" calcext:value-type="float">
            <text:p>527.09</text:p>
          </table:table-cell>
        </table:table-row>
        <table:table-row table:style-name="ro1">
          <table:table-cell office:value-type="float" office:value="11951006" calcext:value-type="float">
            <text:p>11951006</text:p>
          </table:table-cell>
          <table:table-cell table:formula="of:=[.A749]/1000/(60*60*24)" office:value-type="time" office:time-value="PT03H19M11.006S" calcext:value-type="time">
            <text:p>03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9.24" calcext:value-type="float">
            <text:p>419.24</text:p>
          </table:table-cell>
          <table:table-cell office:value-type="float" office:value="527.76" calcext:value-type="float">
            <text:p>527.76</text:p>
          </table:table-cell>
        </table:table-row>
        <table:table-row table:style-name="ro1">
          <table:table-cell office:value-type="float" office:value="11967006" calcext:value-type="float">
            <text:p>11967006</text:p>
          </table:table-cell>
          <table:table-cell table:formula="of:=[.A750]/1000/(60*60*24)" office:value-type="time" office:time-value="PT03H19M27.006S" calcext:value-type="time">
            <text:p>03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9.79" calcext:value-type="float">
            <text:p>419.79</text:p>
          </table:table-cell>
          <table:table-cell office:value-type="float" office:value="528.42" calcext:value-type="float">
            <text:p>528.42</text:p>
          </table:table-cell>
        </table:table-row>
        <table:table-row table:style-name="ro1">
          <table:table-cell office:value-type="float" office:value="11983006" calcext:value-type="float">
            <text:p>11983006</text:p>
          </table:table-cell>
          <table:table-cell table:formula="of:=[.A751]/1000/(60*60*24)" office:value-type="time" office:time-value="PT03H19M43.006S" calcext:value-type="time">
            <text:p>03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0.33" calcext:value-type="float">
            <text:p>420.33</text:p>
          </table:table-cell>
          <table:table-cell office:value-type="float" office:value="529.09" calcext:value-type="float">
            <text:p>529.09</text:p>
          </table:table-cell>
        </table:table-row>
        <table:table-row table:style-name="ro1">
          <table:table-cell office:value-type="float" office:value="11999006" calcext:value-type="float">
            <text:p>11999006</text:p>
          </table:table-cell>
          <table:table-cell table:formula="of:=[.A752]/1000/(60*60*24)" office:value-type="time" office:time-value="PT03H19M59.006S" calcext:value-type="time">
            <text:p>03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0.88" calcext:value-type="float">
            <text:p>420.88</text:p>
          </table:table-cell>
          <table:table-cell office:value-type="float" office:value="529.76" calcext:value-type="float">
            <text:p>529.76</text:p>
          </table:table-cell>
        </table:table-row>
        <table:table-row table:style-name="ro1">
          <table:table-cell office:value-type="float" office:value="12015006" calcext:value-type="float">
            <text:p>12015006</text:p>
          </table:table-cell>
          <table:table-cell table:formula="of:=[.A753]/1000/(60*60*24)" office:value-type="time" office:time-value="PT03H20M15.006S" calcext:value-type="time">
            <text:p>03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21.42" calcext:value-type="float">
            <text:p>421.42</text:p>
          </table:table-cell>
          <table:table-cell office:value-type="float" office:value="530.42" calcext:value-type="float">
            <text:p>530.42</text:p>
          </table:table-cell>
        </table:table-row>
        <table:table-row table:style-name="ro1">
          <table:table-cell office:value-type="float" office:value="12031006" calcext:value-type="float">
            <text:p>12031006</text:p>
          </table:table-cell>
          <table:table-cell table:formula="of:=[.A754]/1000/(60*60*24)" office:value-type="time" office:time-value="PT03H20M31.006S" calcext:value-type="time">
            <text:p>03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1.97" calcext:value-type="float">
            <text:p>421.97</text:p>
          </table:table-cell>
          <table:table-cell office:value-type="float" office:value="531.09" calcext:value-type="float">
            <text:p>531.09</text:p>
          </table:table-cell>
        </table:table-row>
        <table:table-row table:style-name="ro1">
          <table:table-cell office:value-type="float" office:value="12047006" calcext:value-type="float">
            <text:p>12047006</text:p>
          </table:table-cell>
          <table:table-cell table:formula="of:=[.A755]/1000/(60*60*24)" office:value-type="time" office:time-value="PT03H20M47.006S" calcext:value-type="time">
            <text:p>03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2.51" calcext:value-type="float">
            <text:p>422.51</text:p>
          </table:table-cell>
          <table:table-cell office:value-type="float" office:value="531.75" calcext:value-type="float">
            <text:p>531.75</text:p>
          </table:table-cell>
        </table:table-row>
        <table:table-row table:style-name="ro1">
          <table:table-cell office:value-type="float" office:value="12063006" calcext:value-type="float">
            <text:p>12063006</text:p>
          </table:table-cell>
          <table:table-cell table:formula="of:=[.A756]/1000/(60*60*24)" office:value-type="time" office:time-value="PT03H21M03.006S" calcext:value-type="time">
            <text:p>03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3.06" calcext:value-type="float">
            <text:p>423.06</text:p>
          </table:table-cell>
          <table:table-cell office:value-type="float" office:value="532.42" calcext:value-type="float">
            <text:p>532.42</text:p>
          </table:table-cell>
        </table:table-row>
        <table:table-row table:style-name="ro1">
          <table:table-cell office:value-type="float" office:value="12079006" calcext:value-type="float">
            <text:p>12079006</text:p>
          </table:table-cell>
          <table:table-cell table:formula="of:=[.A757]/1000/(60*60*24)" office:value-type="time" office:time-value="PT03H21M19.006S" calcext:value-type="time">
            <text:p>03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3.61" calcext:value-type="float">
            <text:p>423.61</text:p>
          </table:table-cell>
          <table:table-cell office:value-type="float" office:value="533.08" calcext:value-type="float">
            <text:p>533.08</text:p>
          </table:table-cell>
        </table:table-row>
        <table:table-row table:style-name="ro1">
          <table:table-cell office:value-type="float" office:value="12095006" calcext:value-type="float">
            <text:p>12095006</text:p>
          </table:table-cell>
          <table:table-cell table:formula="of:=[.A758]/1000/(60*60*24)" office:value-type="time" office:time-value="PT03H21M35.006S" calcext:value-type="time">
            <text:p>03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4.15" calcext:value-type="float">
            <text:p>424.15</text:p>
          </table:table-cell>
          <table:table-cell office:value-type="float" office:value="533.75" calcext:value-type="float">
            <text:p>533.75</text:p>
          </table:table-cell>
        </table:table-row>
        <table:table-row table:style-name="ro1">
          <table:table-cell office:value-type="float" office:value="12111006" calcext:value-type="float">
            <text:p>12111006</text:p>
          </table:table-cell>
          <table:table-cell table:formula="of:=[.A759]/1000/(60*60*24)" office:value-type="time" office:time-value="PT03H21M51.006S" calcext:value-type="time">
            <text:p>03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4.7" calcext:value-type="float">
            <text:p>424.7</text:p>
          </table:table-cell>
          <table:table-cell office:value-type="float" office:value="534.41" calcext:value-type="float">
            <text:p>534.41</text:p>
          </table:table-cell>
        </table:table-row>
        <table:table-row table:style-name="ro1">
          <table:table-cell office:value-type="float" office:value="12127006" calcext:value-type="float">
            <text:p>12127006</text:p>
          </table:table-cell>
          <table:table-cell table:formula="of:=[.A760]/1000/(60*60*24)" office:value-type="time" office:time-value="PT03H22M07.006S" calcext:value-type="time">
            <text:p>03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5.24" calcext:value-type="float">
            <text:p>425.24</text:p>
          </table:table-cell>
          <table:table-cell office:value-type="float" office:value="535.08" calcext:value-type="float">
            <text:p>535.08</text:p>
          </table:table-cell>
        </table:table-row>
        <table:table-row table:style-name="ro1">
          <table:table-cell office:value-type="float" office:value="12143006" calcext:value-type="float">
            <text:p>12143006</text:p>
          </table:table-cell>
          <table:table-cell table:formula="of:=[.A761]/1000/(60*60*24)" office:value-type="time" office:time-value="PT03H22M23.006S" calcext:value-type="time">
            <text:p>03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5.79" calcext:value-type="float">
            <text:p>425.79</text:p>
          </table:table-cell>
          <table:table-cell office:value-type="float" office:value="535.74" calcext:value-type="float">
            <text:p>535.74</text:p>
          </table:table-cell>
        </table:table-row>
        <table:table-row table:style-name="ro1">
          <table:table-cell office:value-type="float" office:value="12159006" calcext:value-type="float">
            <text:p>12159006</text:p>
          </table:table-cell>
          <table:table-cell table:formula="of:=[.A762]/1000/(60*60*24)" office:value-type="time" office:time-value="PT03H22M39.006S" calcext:value-type="time">
            <text:p>03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6.33" calcext:value-type="float">
            <text:p>426.33</text:p>
          </table:table-cell>
          <table:table-cell office:value-type="float" office:value="536.41" calcext:value-type="float">
            <text:p>536.41</text:p>
          </table:table-cell>
        </table:table-row>
        <table:table-row table:style-name="ro1">
          <table:table-cell office:value-type="float" office:value="12175006" calcext:value-type="float">
            <text:p>12175006</text:p>
          </table:table-cell>
          <table:table-cell table:formula="of:=[.A763]/1000/(60*60*24)" office:value-type="time" office:time-value="PT03H22M55.006S" calcext:value-type="time">
            <text:p>03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6.88" calcext:value-type="float">
            <text:p>426.88</text:p>
          </table:table-cell>
          <table:table-cell office:value-type="float" office:value="537.07" calcext:value-type="float">
            <text:p>537.07</text:p>
          </table:table-cell>
        </table:table-row>
        <table:table-row table:style-name="ro1">
          <table:table-cell office:value-type="float" office:value="12191006" calcext:value-type="float">
            <text:p>12191006</text:p>
          </table:table-cell>
          <table:table-cell table:formula="of:=[.A764]/1000/(60*60*24)" office:value-type="time" office:time-value="PT03H23M11.006S" calcext:value-type="time">
            <text:p>03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7.42" calcext:value-type="float">
            <text:p>427.42</text:p>
          </table:table-cell>
          <table:table-cell office:value-type="float" office:value="537.74" calcext:value-type="float">
            <text:p>537.74</text:p>
          </table:table-cell>
        </table:table-row>
        <table:table-row table:style-name="ro1">
          <table:table-cell office:value-type="float" office:value="12207006" calcext:value-type="float">
            <text:p>12207006</text:p>
          </table:table-cell>
          <table:table-cell table:formula="of:=[.A765]/1000/(60*60*24)" office:value-type="time" office:time-value="PT03H23M27.006S" calcext:value-type="time">
            <text:p>03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7.97" calcext:value-type="float">
            <text:p>427.97</text:p>
          </table:table-cell>
          <table:table-cell office:value-type="float" office:value="538.4" calcext:value-type="float">
            <text:p>538.4</text:p>
          </table:table-cell>
        </table:table-row>
        <table:table-row table:style-name="ro1">
          <table:table-cell office:value-type="float" office:value="12223006" calcext:value-type="float">
            <text:p>12223006</text:p>
          </table:table-cell>
          <table:table-cell table:formula="of:=[.A766]/1000/(60*60*24)" office:value-type="time" office:time-value="PT03H23M43.006S" calcext:value-type="time">
            <text:p>03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8.51" calcext:value-type="float">
            <text:p>428.51</text:p>
          </table:table-cell>
          <table:table-cell office:value-type="float" office:value="539.07" calcext:value-type="float">
            <text:p>539.07</text:p>
          </table:table-cell>
        </table:table-row>
        <table:table-row table:style-name="ro1">
          <table:table-cell office:value-type="float" office:value="12239006" calcext:value-type="float">
            <text:p>12239006</text:p>
          </table:table-cell>
          <table:table-cell table:formula="of:=[.A767]/1000/(60*60*24)" office:value-type="time" office:time-value="PT03H23M59.006S" calcext:value-type="time">
            <text:p>03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9.06" calcext:value-type="float">
            <text:p>429.06</text:p>
          </table:table-cell>
          <table:table-cell office:value-type="float" office:value="539.73" calcext:value-type="float">
            <text:p>539.73</text:p>
          </table:table-cell>
        </table:table-row>
        <table:table-row table:style-name="ro1">
          <table:table-cell office:value-type="float" office:value="12255006" calcext:value-type="float">
            <text:p>12255006</text:p>
          </table:table-cell>
          <table:table-cell table:formula="of:=[.A768]/1000/(60*60*24)" office:value-type="time" office:time-value="PT03H24M15.006S" calcext:value-type="time">
            <text:p>03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9.6" calcext:value-type="float">
            <text:p>429.6</text:p>
          </table:table-cell>
          <table:table-cell office:value-type="float" office:value="540.4" calcext:value-type="float">
            <text:p>540.4</text:p>
          </table:table-cell>
        </table:table-row>
        <table:table-row table:style-name="ro1">
          <table:table-cell office:value-type="float" office:value="12271006" calcext:value-type="float">
            <text:p>12271006</text:p>
          </table:table-cell>
          <table:table-cell table:formula="of:=[.A769]/1000/(60*60*24)" office:value-type="time" office:time-value="PT03H24M31.006S" calcext:value-type="time">
            <text:p>03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0.15" calcext:value-type="float">
            <text:p>430.15</text:p>
          </table:table-cell>
          <table:table-cell office:value-type="float" office:value="541.06" calcext:value-type="float">
            <text:p>541.06</text:p>
          </table:table-cell>
        </table:table-row>
        <table:table-row table:style-name="ro1">
          <table:table-cell office:value-type="float" office:value="12287005" calcext:value-type="float">
            <text:p>12287005</text:p>
          </table:table-cell>
          <table:table-cell table:formula="of:=[.A770]/1000/(60*60*24)" office:value-type="time" office:time-value="PT03H24M47.005S" calcext:value-type="time">
            <text:p>03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30.69" calcext:value-type="float">
            <text:p>430.69</text:p>
          </table:table-cell>
          <table:table-cell office:value-type="float" office:value="541.73" calcext:value-type="float">
            <text:p>541.73</text:p>
          </table:table-cell>
        </table:table-row>
        <table:table-row table:style-name="ro1">
          <table:table-cell office:value-type="float" office:value="12303006" calcext:value-type="float">
            <text:p>12303006</text:p>
          </table:table-cell>
          <table:table-cell table:formula="of:=[.A771]/1000/(60*60*24)" office:value-type="time" office:time-value="PT03H25M03.006S" calcext:value-type="time">
            <text:p>03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31.24" calcext:value-type="float">
            <text:p>431.24</text:p>
          </table:table-cell>
          <table:table-cell office:value-type="float" office:value="542.39" calcext:value-type="float">
            <text:p>542.39</text:p>
          </table:table-cell>
        </table:table-row>
        <table:table-row table:style-name="ro1">
          <table:table-cell office:value-type="float" office:value="12319006" calcext:value-type="float">
            <text:p>12319006</text:p>
          </table:table-cell>
          <table:table-cell table:formula="of:=[.A772]/1000/(60*60*24)" office:value-type="time" office:time-value="PT03H25M19.006S" calcext:value-type="time">
            <text:p>03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1.79" calcext:value-type="float">
            <text:p>431.79</text:p>
          </table:table-cell>
          <table:table-cell office:value-type="float" office:value="543.06" calcext:value-type="float">
            <text:p>543.06</text:p>
          </table:table-cell>
        </table:table-row>
        <table:table-row table:style-name="ro1">
          <table:table-cell office:value-type="float" office:value="12335006" calcext:value-type="float">
            <text:p>12335006</text:p>
          </table:table-cell>
          <table:table-cell table:formula="of:=[.A773]/1000/(60*60*24)" office:value-type="time" office:time-value="PT03H25M35.006S" calcext:value-type="time">
            <text:p>03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2.33" calcext:value-type="float">
            <text:p>432.33</text:p>
          </table:table-cell>
          <table:table-cell office:value-type="float" office:value="543.72" calcext:value-type="float">
            <text:p>543.72</text:p>
          </table:table-cell>
        </table:table-row>
        <table:table-row table:style-name="ro1">
          <table:table-cell office:value-type="float" office:value="12351006" calcext:value-type="float">
            <text:p>12351006</text:p>
          </table:table-cell>
          <table:table-cell table:formula="of:=[.A774]/1000/(60*60*24)" office:value-type="time" office:time-value="PT03H25M51.006S" calcext:value-type="time">
            <text:p>03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2.88" calcext:value-type="float">
            <text:p>432.88</text:p>
          </table:table-cell>
          <table:table-cell office:value-type="float" office:value="544.39" calcext:value-type="float">
            <text:p>544.39</text:p>
          </table:table-cell>
        </table:table-row>
        <table:table-row table:style-name="ro1">
          <table:table-cell office:value-type="float" office:value="12367006" calcext:value-type="float">
            <text:p>12367006</text:p>
          </table:table-cell>
          <table:table-cell table:formula="of:=[.A775]/1000/(60*60*24)" office:value-type="time" office:time-value="PT03H26M07.006S" calcext:value-type="time">
            <text:p>03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33.42" calcext:value-type="float">
            <text:p>433.42</text:p>
          </table:table-cell>
          <table:table-cell office:value-type="float" office:value="545.05" calcext:value-type="float">
            <text:p>545.05</text:p>
          </table:table-cell>
        </table:table-row>
        <table:table-row table:style-name="ro1">
          <table:table-cell office:value-type="float" office:value="12383006" calcext:value-type="float">
            <text:p>12383006</text:p>
          </table:table-cell>
          <table:table-cell table:formula="of:=[.A776]/1000/(60*60*24)" office:value-type="time" office:time-value="PT03H26M23.006S" calcext:value-type="time">
            <text:p>03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3.97" calcext:value-type="float">
            <text:p>433.97</text:p>
          </table:table-cell>
          <table:table-cell office:value-type="float" office:value="545.72" calcext:value-type="float">
            <text:p>545.72</text:p>
          </table:table-cell>
        </table:table-row>
        <table:table-row table:style-name="ro1">
          <table:table-cell office:value-type="float" office:value="12399006" calcext:value-type="float">
            <text:p>12399006</text:p>
          </table:table-cell>
          <table:table-cell table:formula="of:=[.A777]/1000/(60*60*24)" office:value-type="time" office:time-value="PT03H26M39.006S" calcext:value-type="time">
            <text:p>03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4.51" calcext:value-type="float">
            <text:p>434.51</text:p>
          </table:table-cell>
          <table:table-cell office:value-type="float" office:value="546.38" calcext:value-type="float">
            <text:p>546.38</text:p>
          </table:table-cell>
        </table:table-row>
        <table:table-row table:style-name="ro1">
          <table:table-cell office:value-type="float" office:value="12415006" calcext:value-type="float">
            <text:p>12415006</text:p>
          </table:table-cell>
          <table:table-cell table:formula="of:=[.A778]/1000/(60*60*24)" office:value-type="time" office:time-value="PT03H26M55.006S" calcext:value-type="time">
            <text:p>03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5.05" calcext:value-type="float">
            <text:p>435.05</text:p>
          </table:table-cell>
          <table:table-cell office:value-type="float" office:value="547.05" calcext:value-type="float">
            <text:p>547.05</text:p>
          </table:table-cell>
        </table:table-row>
        <table:table-row table:style-name="ro1">
          <table:table-cell office:value-type="float" office:value="12431006" calcext:value-type="float">
            <text:p>12431006</text:p>
          </table:table-cell>
          <table:table-cell table:formula="of:=[.A779]/1000/(60*60*24)" office:value-type="time" office:time-value="PT03H27M11.006S" calcext:value-type="time">
            <text:p>03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5.6" calcext:value-type="float">
            <text:p>435.6</text:p>
          </table:table-cell>
          <table:table-cell office:value-type="float" office:value="547.71" calcext:value-type="float">
            <text:p>547.71</text:p>
          </table:table-cell>
        </table:table-row>
        <table:table-row table:style-name="ro1">
          <table:table-cell office:value-type="float" office:value="12447006" calcext:value-type="float">
            <text:p>12447006</text:p>
          </table:table-cell>
          <table:table-cell table:formula="of:=[.A780]/1000/(60*60*24)" office:value-type="time" office:time-value="PT03H27M27.006S" calcext:value-type="time">
            <text:p>03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6.14" calcext:value-type="float">
            <text:p>436.14</text:p>
          </table:table-cell>
          <table:table-cell office:value-type="float" office:value="548.38" calcext:value-type="float">
            <text:p>548.38</text:p>
          </table:table-cell>
        </table:table-row>
        <table:table-row table:style-name="ro1">
          <table:table-cell office:value-type="float" office:value="12463006" calcext:value-type="float">
            <text:p>12463006</text:p>
          </table:table-cell>
          <table:table-cell table:formula="of:=[.A781]/1000/(60*60*24)" office:value-type="time" office:time-value="PT03H27M43.006S" calcext:value-type="time">
            <text:p>03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36.69" calcext:value-type="float">
            <text:p>436.69</text:p>
          </table:table-cell>
          <table:table-cell office:value-type="float" office:value="549.04" calcext:value-type="float">
            <text:p>549.04</text:p>
          </table:table-cell>
        </table:table-row>
        <table:table-row table:style-name="ro1">
          <table:table-cell office:value-type="float" office:value="12479006" calcext:value-type="float">
            <text:p>12479006</text:p>
          </table:table-cell>
          <table:table-cell table:formula="of:=[.A782]/1000/(60*60*24)" office:value-type="time" office:time-value="PT03H27M59.006S" calcext:value-type="time">
            <text:p>03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7.23" calcext:value-type="float">
            <text:p>437.23</text:p>
          </table:table-cell>
          <table:table-cell office:value-type="float" office:value="549.71" calcext:value-type="float">
            <text:p>549.71</text:p>
          </table:table-cell>
        </table:table-row>
        <table:table-row table:style-name="ro1">
          <table:table-cell office:value-type="float" office:value="12495006" calcext:value-type="float">
            <text:p>12495006</text:p>
          </table:table-cell>
          <table:table-cell table:formula="of:=[.A783]/1000/(60*60*24)" office:value-type="time" office:time-value="PT03H28M15.006S" calcext:value-type="time">
            <text:p>03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7.78" calcext:value-type="float">
            <text:p>437.78</text:p>
          </table:table-cell>
          <table:table-cell office:value-type="float" office:value="550.37" calcext:value-type="float">
            <text:p>550.37</text:p>
          </table:table-cell>
        </table:table-row>
        <table:table-row table:style-name="ro1">
          <table:table-cell office:value-type="float" office:value="12511006" calcext:value-type="float">
            <text:p>12511006</text:p>
          </table:table-cell>
          <table:table-cell table:formula="of:=[.A784]/1000/(60*60*24)" office:value-type="time" office:time-value="PT03H28M31.006S" calcext:value-type="time">
            <text:p>03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8.32" calcext:value-type="float">
            <text:p>438.32</text:p>
          </table:table-cell>
          <table:table-cell office:value-type="float" office:value="551.04" calcext:value-type="float">
            <text:p>551.04</text:p>
          </table:table-cell>
        </table:table-row>
        <table:table-row table:style-name="ro1">
          <table:table-cell office:value-type="float" office:value="12527006" calcext:value-type="float">
            <text:p>12527006</text:p>
          </table:table-cell>
          <table:table-cell table:formula="of:=[.A785]/1000/(60*60*24)" office:value-type="time" office:time-value="PT03H28M47.006S" calcext:value-type="time">
            <text:p>03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8.87" calcext:value-type="float">
            <text:p>438.87</text:p>
          </table:table-cell>
          <table:table-cell office:value-type="float" office:value="551.7" calcext:value-type="float">
            <text:p>551.7</text:p>
          </table:table-cell>
        </table:table-row>
        <table:table-row table:style-name="ro1">
          <table:table-cell office:value-type="float" office:value="12543006" calcext:value-type="float">
            <text:p>12543006</text:p>
          </table:table-cell>
          <table:table-cell table:formula="of:=[.A786]/1000/(60*60*24)" office:value-type="time" office:time-value="PT03H29M03.006S" calcext:value-type="time">
            <text:p>03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9.41" calcext:value-type="float">
            <text:p>439.41</text:p>
          </table:table-cell>
          <table:table-cell office:value-type="float" office:value="552.37" calcext:value-type="float">
            <text:p>552.37</text:p>
          </table:table-cell>
        </table:table-row>
        <table:table-row table:style-name="ro1">
          <table:table-cell office:value-type="float" office:value="12559006" calcext:value-type="float">
            <text:p>12559006</text:p>
          </table:table-cell>
          <table:table-cell table:formula="of:=[.A787]/1000/(60*60*24)" office:value-type="time" office:time-value="PT03H29M19.006S" calcext:value-type="time">
            <text:p>03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9.96" calcext:value-type="float">
            <text:p>439.96</text:p>
          </table:table-cell>
          <table:table-cell office:value-type="float" office:value="553.03" calcext:value-type="float">
            <text:p>553.03</text:p>
          </table:table-cell>
        </table:table-row>
        <table:table-row table:style-name="ro1">
          <table:table-cell office:value-type="float" office:value="12575006" calcext:value-type="float">
            <text:p>12575006</text:p>
          </table:table-cell>
          <table:table-cell table:formula="of:=[.A788]/1000/(60*60*24)" office:value-type="time" office:time-value="PT03H29M35.006S" calcext:value-type="time">
            <text:p>03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0.5" calcext:value-type="float">
            <text:p>440.5</text:p>
          </table:table-cell>
          <table:table-cell office:value-type="float" office:value="553.7" calcext:value-type="float">
            <text:p>553.7</text:p>
          </table:table-cell>
        </table:table-row>
        <table:table-row table:style-name="ro1">
          <table:table-cell office:value-type="float" office:value="12591006" calcext:value-type="float">
            <text:p>12591006</text:p>
          </table:table-cell>
          <table:table-cell table:formula="of:=[.A789]/1000/(60*60*24)" office:value-type="time" office:time-value="PT03H29M51.006S" calcext:value-type="time">
            <text:p>03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1.05" calcext:value-type="float">
            <text:p>441.05</text:p>
          </table:table-cell>
          <table:table-cell office:value-type="float" office:value="554.36" calcext:value-type="float">
            <text:p>554.36</text:p>
          </table:table-cell>
        </table:table-row>
        <table:table-row table:style-name="ro1">
          <table:table-cell office:value-type="float" office:value="12607006" calcext:value-type="float">
            <text:p>12607006</text:p>
          </table:table-cell>
          <table:table-cell table:formula="of:=[.A790]/1000/(60*60*24)" office:value-type="time" office:time-value="PT03H30M07.006S" calcext:value-type="time">
            <text:p>03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1.59" calcext:value-type="float">
            <text:p>441.59</text:p>
          </table:table-cell>
          <table:table-cell office:value-type="float" office:value="555.03" calcext:value-type="float">
            <text:p>555.03</text:p>
          </table:table-cell>
        </table:table-row>
        <table:table-row table:style-name="ro1">
          <table:table-cell office:value-type="float" office:value="12623006" calcext:value-type="float">
            <text:p>12623006</text:p>
          </table:table-cell>
          <table:table-cell table:formula="of:=[.A791]/1000/(60*60*24)" office:value-type="time" office:time-value="PT03H30M23.006S" calcext:value-type="time">
            <text:p>03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42.14" calcext:value-type="float">
            <text:p>442.14</text:p>
          </table:table-cell>
          <table:table-cell office:value-type="float" office:value="555.69" calcext:value-type="float">
            <text:p>555.69</text:p>
          </table:table-cell>
        </table:table-row>
        <table:table-row table:style-name="ro1">
          <table:table-cell office:value-type="float" office:value="12639006" calcext:value-type="float">
            <text:p>12639006</text:p>
          </table:table-cell>
          <table:table-cell table:formula="of:=[.A792]/1000/(60*60*24)" office:value-type="time" office:time-value="PT03H30M39.006S" calcext:value-type="time">
            <text:p>03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2.68" calcext:value-type="float">
            <text:p>442.68</text:p>
          </table:table-cell>
          <table:table-cell office:value-type="float" office:value="556.35" calcext:value-type="float">
            <text:p>556.35</text:p>
          </table:table-cell>
        </table:table-row>
        <table:table-row table:style-name="ro1">
          <table:table-cell office:value-type="float" office:value="12655006" calcext:value-type="float">
            <text:p>12655006</text:p>
          </table:table-cell>
          <table:table-cell table:formula="of:=[.A793]/1000/(60*60*24)" office:value-type="time" office:time-value="PT03H30M55.006S" calcext:value-type="time">
            <text:p>03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3.23" calcext:value-type="float">
            <text:p>443.23</text:p>
          </table:table-cell>
          <table:table-cell office:value-type="float" office:value="557.02" calcext:value-type="float">
            <text:p>557.02</text:p>
          </table:table-cell>
        </table:table-row>
        <table:table-row table:style-name="ro1">
          <table:table-cell office:value-type="float" office:value="12671006" calcext:value-type="float">
            <text:p>12671006</text:p>
          </table:table-cell>
          <table:table-cell table:formula="of:=[.A794]/1000/(60*60*24)" office:value-type="time" office:time-value="PT03H31M11.006S" calcext:value-type="time">
            <text:p>03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3.77" calcext:value-type="float">
            <text:p>443.77</text:p>
          </table:table-cell>
          <table:table-cell office:value-type="float" office:value="557.68" calcext:value-type="float">
            <text:p>557.68</text:p>
          </table:table-cell>
        </table:table-row>
        <table:table-row table:style-name="ro1">
          <table:table-cell office:value-type="float" office:value="12687006" calcext:value-type="float">
            <text:p>12687006</text:p>
          </table:table-cell>
          <table:table-cell table:formula="of:=[.A795]/1000/(60*60*24)" office:value-type="time" office:time-value="PT03H31M27.006S" calcext:value-type="time">
            <text:p>03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4.32" calcext:value-type="float">
            <text:p>444.32</text:p>
          </table:table-cell>
          <table:table-cell office:value-type="float" office:value="558.34" calcext:value-type="float">
            <text:p>558.34</text:p>
          </table:table-cell>
        </table:table-row>
        <table:table-row table:style-name="ro1">
          <table:table-cell office:value-type="float" office:value="12703006" calcext:value-type="float">
            <text:p>12703006</text:p>
          </table:table-cell>
          <table:table-cell table:formula="of:=[.A796]/1000/(60*60*24)" office:value-type="time" office:time-value="PT03H31M43.006S" calcext:value-type="time">
            <text:p>03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4.86" calcext:value-type="float">
            <text:p>444.86</text:p>
          </table:table-cell>
          <table:table-cell office:value-type="float" office:value="559.01" calcext:value-type="float">
            <text:p>559.01</text:p>
          </table:table-cell>
        </table:table-row>
        <table:table-row table:style-name="ro1">
          <table:table-cell office:value-type="float" office:value="12719006" calcext:value-type="float">
            <text:p>12719006</text:p>
          </table:table-cell>
          <table:table-cell table:formula="of:=[.A797]/1000/(60*60*24)" office:value-type="time" office:time-value="PT03H31M59.006S" calcext:value-type="time">
            <text:p>03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5.41" calcext:value-type="float">
            <text:p>445.41</text:p>
          </table:table-cell>
          <table:table-cell office:value-type="float" office:value="559.67" calcext:value-type="float">
            <text:p>559.67</text:p>
          </table:table-cell>
        </table:table-row>
        <table:table-row table:style-name="ro1">
          <table:table-cell office:value-type="float" office:value="12735006" calcext:value-type="float">
            <text:p>12735006</text:p>
          </table:table-cell>
          <table:table-cell table:formula="of:=[.A798]/1000/(60*60*24)" office:value-type="time" office:time-value="PT03H32M15.006S" calcext:value-type="time">
            <text:p>03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5.95" calcext:value-type="float">
            <text:p>445.95</text:p>
          </table:table-cell>
          <table:table-cell office:value-type="float" office:value="560.33" calcext:value-type="float">
            <text:p>560.33</text:p>
          </table:table-cell>
        </table:table-row>
        <table:table-row table:style-name="ro1">
          <table:table-cell office:value-type="float" office:value="12751006" calcext:value-type="float">
            <text:p>12751006</text:p>
          </table:table-cell>
          <table:table-cell table:formula="of:=[.A799]/1000/(60*60*24)" office:value-type="time" office:time-value="PT03H32M31.006S" calcext:value-type="time">
            <text:p>03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6.49" calcext:value-type="float">
            <text:p>446.4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2767006" calcext:value-type="float">
            <text:p>12767006</text:p>
          </table:table-cell>
          <table:table-cell table:formula="of:=[.A800]/1000/(60*60*24)" office:value-type="time" office:time-value="PT03H32M47.006S" calcext:value-type="time">
            <text:p>03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47.04" calcext:value-type="float">
            <text:p>447.04</text:p>
          </table:table-cell>
          <table:table-cell office:value-type="float" office:value="561.66" calcext:value-type="float">
            <text:p>561.66</text:p>
          </table:table-cell>
        </table:table-row>
        <table:table-row table:style-name="ro1">
          <table:table-cell office:value-type="float" office:value="12783006" calcext:value-type="float">
            <text:p>12783006</text:p>
          </table:table-cell>
          <table:table-cell table:formula="of:=[.A801]/1000/(60*60*24)" office:value-type="time" office:time-value="PT03H33M03.006S" calcext:value-type="time">
            <text:p>03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7.58" calcext:value-type="float">
            <text:p>447.58</text:p>
          </table:table-cell>
          <table:table-cell office:value-type="float" office:value="562.33" calcext:value-type="float">
            <text:p>562.33</text:p>
          </table:table-cell>
        </table:table-row>
        <table:table-row table:style-name="ro1">
          <table:table-cell office:value-type="float" office:value="12799006" calcext:value-type="float">
            <text:p>12799006</text:p>
          </table:table-cell>
          <table:table-cell table:formula="of:=[.A802]/1000/(60*60*24)" office:value-type="time" office:time-value="PT03H33M19.006S" calcext:value-type="time">
            <text:p>03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48.13" calcext:value-type="float">
            <text:p>448.13</text:p>
          </table:table-cell>
          <table:table-cell office:value-type="float" office:value="562.99" calcext:value-type="float">
            <text:p>562.99</text:p>
          </table:table-cell>
        </table:table-row>
        <table:table-row table:style-name="ro1">
          <table:table-cell office:value-type="float" office:value="12815006" calcext:value-type="float">
            <text:p>12815006</text:p>
          </table:table-cell>
          <table:table-cell table:formula="of:=[.A803]/1000/(60*60*24)" office:value-type="time" office:time-value="PT03H33M35.006S" calcext:value-type="time">
            <text:p>03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8.67" calcext:value-type="float">
            <text:p>448.67</text:p>
          </table:table-cell>
          <table:table-cell office:value-type="float" office:value="563.65" calcext:value-type="float">
            <text:p>563.65</text:p>
          </table:table-cell>
        </table:table-row>
        <table:table-row table:style-name="ro1">
          <table:table-cell office:value-type="float" office:value="12831006" calcext:value-type="float">
            <text:p>12831006</text:p>
          </table:table-cell>
          <table:table-cell table:formula="of:=[.A804]/1000/(60*60*24)" office:value-type="time" office:time-value="PT03H33M51.006S" calcext:value-type="time">
            <text:p>03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49.22" calcext:value-type="float">
            <text:p>449.22</text:p>
          </table:table-cell>
          <table:table-cell office:value-type="float" office:value="564.32" calcext:value-type="float">
            <text:p>564.32</text:p>
          </table:table-cell>
        </table:table-row>
        <table:table-row table:style-name="ro1">
          <table:table-cell office:value-type="float" office:value="12847006" calcext:value-type="float">
            <text:p>12847006</text:p>
          </table:table-cell>
          <table:table-cell table:formula="of:=[.A805]/1000/(60*60*24)" office:value-type="time" office:time-value="PT03H34M07.006S" calcext:value-type="time">
            <text:p>03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9.76" calcext:value-type="float">
            <text:p>449.76</text:p>
          </table:table-cell>
          <table:table-cell office:value-type="float" office:value="564.98" calcext:value-type="float">
            <text:p>564.98</text:p>
          </table:table-cell>
        </table:table-row>
        <table:table-row table:style-name="ro1">
          <table:table-cell office:value-type="float" office:value="12863006" calcext:value-type="float">
            <text:p>12863006</text:p>
          </table:table-cell>
          <table:table-cell table:formula="of:=[.A806]/1000/(60*60*24)" office:value-type="time" office:time-value="PT03H34M23.006S" calcext:value-type="time">
            <text:p>03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0.31" calcext:value-type="float">
            <text:p>450.31</text:p>
          </table:table-cell>
          <table:table-cell office:value-type="float" office:value="565.64" calcext:value-type="float">
            <text:p>565.64</text:p>
          </table:table-cell>
        </table:table-row>
        <table:table-row table:style-name="ro1">
          <table:table-cell office:value-type="float" office:value="12879006" calcext:value-type="float">
            <text:p>12879006</text:p>
          </table:table-cell>
          <table:table-cell table:formula="of:=[.A807]/1000/(60*60*24)" office:value-type="time" office:time-value="PT03H34M39.006S" calcext:value-type="time">
            <text:p>03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0.85" calcext:value-type="float">
            <text:p>450.85</text:p>
          </table:table-cell>
          <table:table-cell office:value-type="float" office:value="566.3" calcext:value-type="float">
            <text:p>566.3</text:p>
          </table:table-cell>
        </table:table-row>
        <table:table-row table:style-name="ro1">
          <table:table-cell office:value-type="float" office:value="12895006" calcext:value-type="float">
            <text:p>12895006</text:p>
          </table:table-cell>
          <table:table-cell table:formula="of:=[.A808]/1000/(60*60*24)" office:value-type="time" office:time-value="PT03H34M55.006S" calcext:value-type="time">
            <text:p>03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1.39" calcext:value-type="float">
            <text:p>451.39</text:p>
          </table:table-cell>
          <table:table-cell office:value-type="float" office:value="566.97" calcext:value-type="float">
            <text:p>566.97</text:p>
          </table:table-cell>
        </table:table-row>
        <table:table-row table:style-name="ro1">
          <table:table-cell office:value-type="float" office:value="12911006" calcext:value-type="float">
            <text:p>12911006</text:p>
          </table:table-cell>
          <table:table-cell table:formula="of:=[.A809]/1000/(60*60*24)" office:value-type="time" office:time-value="PT03H35M11.006S" calcext:value-type="time">
            <text:p>03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1.94" calcext:value-type="float">
            <text:p>451.94</text:p>
          </table:table-cell>
          <table:table-cell office:value-type="float" office:value="567.63" calcext:value-type="float">
            <text:p>567.63</text:p>
          </table:table-cell>
        </table:table-row>
        <table:table-row table:style-name="ro1">
          <table:table-cell office:value-type="float" office:value="12927006" calcext:value-type="float">
            <text:p>12927006</text:p>
          </table:table-cell>
          <table:table-cell table:formula="of:=[.A810]/1000/(60*60*24)" office:value-type="time" office:time-value="PT03H35M27.006S" calcext:value-type="time">
            <text:p>03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2.48" calcext:value-type="float">
            <text:p>452.48</text:p>
          </table:table-cell>
          <table:table-cell office:value-type="float" office:value="568.29" calcext:value-type="float">
            <text:p>568.29</text:p>
          </table:table-cell>
        </table:table-row>
        <table:table-row table:style-name="ro1">
          <table:table-cell office:value-type="float" office:value="12943006" calcext:value-type="float">
            <text:p>12943006</text:p>
          </table:table-cell>
          <table:table-cell table:formula="of:=[.A811]/1000/(60*60*24)" office:value-type="time" office:time-value="PT03H35M43.006S" calcext:value-type="time">
            <text:p>03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3.03" calcext:value-type="float">
            <text:p>453.03</text:p>
          </table:table-cell>
          <table:table-cell office:value-type="float" office:value="568.96" calcext:value-type="float">
            <text:p>568.96</text:p>
          </table:table-cell>
        </table:table-row>
        <table:table-row table:style-name="ro1">
          <table:table-cell office:value-type="float" office:value="12959006" calcext:value-type="float">
            <text:p>12959006</text:p>
          </table:table-cell>
          <table:table-cell table:formula="of:=[.A812]/1000/(60*60*24)" office:value-type="time" office:time-value="PT03H35M59.006S" calcext:value-type="time">
            <text:p>03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3.57" calcext:value-type="float">
            <text:p>453.57</text:p>
          </table:table-cell>
          <table:table-cell office:value-type="float" office:value="569.62" calcext:value-type="float">
            <text:p>569.62</text:p>
          </table:table-cell>
        </table:table-row>
        <table:table-row table:style-name="ro1">
          <table:table-cell office:value-type="float" office:value="12975006" calcext:value-type="float">
            <text:p>12975006</text:p>
          </table:table-cell>
          <table:table-cell table:formula="of:=[.A813]/1000/(60*60*24)" office:value-type="time" office:time-value="PT03H36M15.006S" calcext:value-type="time">
            <text:p>03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54.12" calcext:value-type="float">
            <text:p>454.12</text:p>
          </table:table-cell>
          <table:table-cell office:value-type="float" office:value="570.28" calcext:value-type="float">
            <text:p>570.28</text:p>
          </table:table-cell>
        </table:table-row>
        <table:table-row table:style-name="ro1">
          <table:table-cell office:value-type="float" office:value="12991005" calcext:value-type="float">
            <text:p>12991005</text:p>
          </table:table-cell>
          <table:table-cell table:formula="of:=[.A814]/1000/(60*60*24)" office:value-type="time" office:time-value="PT03H36M31.005S" calcext:value-type="time">
            <text:p>03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4.66" calcext:value-type="float">
            <text:p>454.66</text:p>
          </table:table-cell>
          <table:table-cell office:value-type="float" office:value="570.94" calcext:value-type="float">
            <text:p>570.94</text:p>
          </table:table-cell>
        </table:table-row>
        <table:table-row table:style-name="ro1">
          <table:table-cell office:value-type="float" office:value="13007006" calcext:value-type="float">
            <text:p>13007006</text:p>
          </table:table-cell>
          <table:table-cell table:formula="of:=[.A815]/1000/(60*60*24)" office:value-type="time" office:time-value="PT03H36M47.006S" calcext:value-type="time">
            <text:p>03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5.2" calcext:value-type="float">
            <text:p>455.2</text:p>
          </table:table-cell>
          <table:table-cell office:value-type="float" office:value="571.61" calcext:value-type="float">
            <text:p>571.61</text:p>
          </table:table-cell>
        </table:table-row>
        <table:table-row table:style-name="ro1">
          <table:table-cell office:value-type="float" office:value="13023006" calcext:value-type="float">
            <text:p>13023006</text:p>
          </table:table-cell>
          <table:table-cell table:formula="of:=[.A816]/1000/(60*60*24)" office:value-type="time" office:time-value="PT03H37M03.006S" calcext:value-type="time">
            <text:p>03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5.75" calcext:value-type="float">
            <text:p>455.75</text:p>
          </table:table-cell>
          <table:table-cell office:value-type="float" office:value="572.27" calcext:value-type="float">
            <text:p>572.27</text:p>
          </table:table-cell>
        </table:table-row>
        <table:table-row table:style-name="ro1">
          <table:table-cell office:value-type="float" office:value="13039006" calcext:value-type="float">
            <text:p>13039006</text:p>
          </table:table-cell>
          <table:table-cell table:formula="of:=[.A817]/1000/(60*60*24)" office:value-type="time" office:time-value="PT03H37M19.006S" calcext:value-type="time">
            <text:p>03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6.29" calcext:value-type="float">
            <text:p>456.29</text:p>
          </table:table-cell>
          <table:table-cell office:value-type="float" office:value="572.93" calcext:value-type="float">
            <text:p>572.93</text:p>
          </table:table-cell>
        </table:table-row>
        <table:table-row table:style-name="ro1">
          <table:table-cell office:value-type="float" office:value="13055006" calcext:value-type="float">
            <text:p>13055006</text:p>
          </table:table-cell>
          <table:table-cell table:formula="of:=[.A818]/1000/(60*60*24)" office:value-type="time" office:time-value="PT03H37M35.006S" calcext:value-type="time">
            <text:p>03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6.84" calcext:value-type="float">
            <text:p>456.84</text:p>
          </table:table-cell>
          <table:table-cell office:value-type="float" office:value="573.59" calcext:value-type="float">
            <text:p>573.59</text:p>
          </table:table-cell>
        </table:table-row>
        <table:table-row table:style-name="ro1">
          <table:table-cell office:value-type="float" office:value="13071006" calcext:value-type="float">
            <text:p>13071006</text:p>
          </table:table-cell>
          <table:table-cell table:formula="of:=[.A819]/1000/(60*60*24)" office:value-type="time" office:time-value="PT03H37M51.006S" calcext:value-type="time">
            <text:p>03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7.38" calcext:value-type="float">
            <text:p>457.38</text:p>
          </table:table-cell>
          <table:table-cell office:value-type="float" office:value="574.25" calcext:value-type="float">
            <text:p>574.25</text:p>
          </table:table-cell>
        </table:table-row>
        <table:table-row table:style-name="ro1">
          <table:table-cell office:value-type="float" office:value="13087006" calcext:value-type="float">
            <text:p>13087006</text:p>
          </table:table-cell>
          <table:table-cell table:formula="of:=[.A820]/1000/(60*60*24)" office:value-type="time" office:time-value="PT03H38M07.006S" calcext:value-type="time">
            <text:p>03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7.92" calcext:value-type="float">
            <text:p>457.92</text:p>
          </table:table-cell>
          <table:table-cell office:value-type="float" office:value="574.92" calcext:value-type="float">
            <text:p>574.92</text:p>
          </table:table-cell>
        </table:table-row>
        <table:table-row table:style-name="ro1">
          <table:table-cell office:value-type="float" office:value="13103006" calcext:value-type="float">
            <text:p>13103006</text:p>
          </table:table-cell>
          <table:table-cell table:formula="of:=[.A821]/1000/(60*60*24)" office:value-type="time" office:time-value="PT03H38M23.006S" calcext:value-type="time">
            <text:p>03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8.47" calcext:value-type="float">
            <text:p>458.47</text:p>
          </table:table-cell>
          <table:table-cell office:value-type="float" office:value="575.58" calcext:value-type="float">
            <text:p>575.58</text:p>
          </table:table-cell>
        </table:table-row>
        <table:table-row table:style-name="ro1">
          <table:table-cell office:value-type="float" office:value="13119006" calcext:value-type="float">
            <text:p>13119006</text:p>
          </table:table-cell>
          <table:table-cell table:formula="of:=[.A822]/1000/(60*60*24)" office:value-type="time" office:time-value="PT03H38M39.006S" calcext:value-type="time">
            <text:p>03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9.01" calcext:value-type="float">
            <text:p>459.01</text:p>
          </table:table-cell>
          <table:table-cell office:value-type="float" office:value="576.24" calcext:value-type="float">
            <text:p>576.24</text:p>
          </table:table-cell>
        </table:table-row>
        <table:table-row table:style-name="ro1">
          <table:table-cell office:value-type="float" office:value="13135006" calcext:value-type="float">
            <text:p>13135006</text:p>
          </table:table-cell>
          <table:table-cell table:formula="of:=[.A823]/1000/(60*60*24)" office:value-type="time" office:time-value="PT03H38M55.006S" calcext:value-type="time">
            <text:p>03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9.55" calcext:value-type="float">
            <text:p>459.55</text:p>
          </table:table-cell>
          <table:table-cell office:value-type="float" office:value="576.9" calcext:value-type="float">
            <text:p>576.9</text:p>
          </table:table-cell>
        </table:table-row>
        <table:table-row table:style-name="ro1">
          <table:table-cell office:value-type="float" office:value="13151006" calcext:value-type="float">
            <text:p>13151006</text:p>
          </table:table-cell>
          <table:table-cell table:formula="of:=[.A824]/1000/(60*60*24)" office:value-type="time" office:time-value="PT03H39M11.006S" calcext:value-type="time">
            <text:p>03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0.1" calcext:value-type="float">
            <text:p>460.1</text:p>
          </table:table-cell>
          <table:table-cell office:value-type="float" office:value="577.56" calcext:value-type="float">
            <text:p>577.56</text:p>
          </table:table-cell>
        </table:table-row>
        <table:table-row table:style-name="ro1">
          <table:table-cell office:value-type="float" office:value="13167006" calcext:value-type="float">
            <text:p>13167006</text:p>
          </table:table-cell>
          <table:table-cell table:formula="of:=[.A825]/1000/(60*60*24)" office:value-type="time" office:time-value="PT03H39M27.006S" calcext:value-type="time">
            <text:p>03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0.64" calcext:value-type="float">
            <text:p>460.64</text:p>
          </table:table-cell>
          <table:table-cell office:value-type="float" office:value="578.23" calcext:value-type="float">
            <text:p>578.23</text:p>
          </table:table-cell>
        </table:table-row>
        <table:table-row table:style-name="ro1">
          <table:table-cell office:value-type="float" office:value="13183006" calcext:value-type="float">
            <text:p>13183006</text:p>
          </table:table-cell>
          <table:table-cell table:formula="of:=[.A826]/1000/(60*60*24)" office:value-type="time" office:time-value="PT03H39M43.006S" calcext:value-type="time">
            <text:p>03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1.19" calcext:value-type="float">
            <text:p>461.19</text:p>
          </table:table-cell>
          <table:table-cell office:value-type="float" office:value="578.89" calcext:value-type="float">
            <text:p>578.89</text:p>
          </table:table-cell>
        </table:table-row>
        <table:table-row table:style-name="ro1">
          <table:table-cell office:value-type="float" office:value="13199006" calcext:value-type="float">
            <text:p>13199006</text:p>
          </table:table-cell>
          <table:table-cell table:formula="of:=[.A827]/1000/(60*60*24)" office:value-type="time" office:time-value="PT03H39M59.006S" calcext:value-type="time">
            <text:p>03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61.73" calcext:value-type="float">
            <text:p>461.73</text:p>
          </table:table-cell>
          <table:table-cell office:value-type="float" office:value="579.55" calcext:value-type="float">
            <text:p>579.55</text:p>
          </table:table-cell>
        </table:table-row>
        <table:table-row table:style-name="ro1">
          <table:table-cell office:value-type="float" office:value="13215006" calcext:value-type="float">
            <text:p>13215006</text:p>
          </table:table-cell>
          <table:table-cell table:formula="of:=[.A828]/1000/(60*60*24)" office:value-type="time" office:time-value="PT03H40M15.006S" calcext:value-type="time">
            <text:p>03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2.27" calcext:value-type="float">
            <text:p>462.27</text:p>
          </table:table-cell>
          <table:table-cell office:value-type="float" office:value="580.21" calcext:value-type="float">
            <text:p>580.21</text:p>
          </table:table-cell>
        </table:table-row>
        <table:table-row table:style-name="ro1">
          <table:table-cell office:value-type="float" office:value="13231006" calcext:value-type="float">
            <text:p>13231006</text:p>
          </table:table-cell>
          <table:table-cell table:formula="of:=[.A829]/1000/(60*60*24)" office:value-type="time" office:time-value="PT03H40M31.006S" calcext:value-type="time">
            <text:p>03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62.82" calcext:value-type="float">
            <text:p>462.82</text:p>
          </table:table-cell>
          <table:table-cell office:value-type="float" office:value="580.87" calcext:value-type="float">
            <text:p>580.87</text:p>
          </table:table-cell>
        </table:table-row>
        <table:table-row table:style-name="ro1">
          <table:table-cell office:value-type="float" office:value="13247006" calcext:value-type="float">
            <text:p>13247006</text:p>
          </table:table-cell>
          <table:table-cell table:formula="of:=[.A830]/1000/(60*60*24)" office:value-type="time" office:time-value="PT03H40M47.006S" calcext:value-type="time">
            <text:p>03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3.36" calcext:value-type="float">
            <text:p>463.36</text:p>
          </table:table-cell>
          <table:table-cell office:value-type="float" office:value="581.54" calcext:value-type="float">
            <text:p>581.54</text:p>
          </table:table-cell>
        </table:table-row>
        <table:table-row table:style-name="ro1">
          <table:table-cell office:value-type="float" office:value="13263006" calcext:value-type="float">
            <text:p>13263006</text:p>
          </table:table-cell>
          <table:table-cell table:formula="of:=[.A831]/1000/(60*60*24)" office:value-type="time" office:time-value="PT03H41M03.006S" calcext:value-type="time">
            <text:p>03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3.91" calcext:value-type="float">
            <text:p>463.91</text:p>
          </table:table-cell>
          <table:table-cell office:value-type="float" office:value="582.2" calcext:value-type="float">
            <text:p>582.2</text:p>
          </table:table-cell>
        </table:table-row>
        <table:table-row table:style-name="ro1">
          <table:table-cell office:value-type="float" office:value="13279006" calcext:value-type="float">
            <text:p>13279006</text:p>
          </table:table-cell>
          <table:table-cell table:formula="of:=[.A832]/1000/(60*60*24)" office:value-type="time" office:time-value="PT03H41M19.006S" calcext:value-type="time">
            <text:p>03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64.45" calcext:value-type="float">
            <text:p>464.45</text:p>
          </table:table-cell>
          <table:table-cell office:value-type="float" office:value="582.86" calcext:value-type="float">
            <text:p>582.86</text:p>
          </table:table-cell>
        </table:table-row>
        <table:table-row table:style-name="ro1">
          <table:table-cell office:value-type="float" office:value="13295006" calcext:value-type="float">
            <text:p>13295006</text:p>
          </table:table-cell>
          <table:table-cell table:formula="of:=[.A833]/1000/(60*60*24)" office:value-type="time" office:time-value="PT03H41M35.006S" calcext:value-type="time">
            <text:p>03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4.99" calcext:value-type="float">
            <text:p>464.99</text:p>
          </table:table-cell>
          <table:table-cell office:value-type="float" office:value="583.52" calcext:value-type="float">
            <text:p>583.52</text:p>
          </table:table-cell>
        </table:table-row>
        <table:table-row table:style-name="ro1">
          <table:table-cell office:value-type="float" office:value="13311006" calcext:value-type="float">
            <text:p>13311006</text:p>
          </table:table-cell>
          <table:table-cell table:formula="of:=[.A834]/1000/(60*60*24)" office:value-type="time" office:time-value="PT03H41M51.006S" calcext:value-type="time">
            <text:p>03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5.54" calcext:value-type="float">
            <text:p>465.54</text:p>
          </table:table-cell>
          <table:table-cell office:value-type="float" office:value="584.18" calcext:value-type="float">
            <text:p>584.18</text:p>
          </table:table-cell>
        </table:table-row>
        <table:table-row table:style-name="ro1">
          <table:table-cell office:value-type="float" office:value="13327006" calcext:value-type="float">
            <text:p>13327006</text:p>
          </table:table-cell>
          <table:table-cell table:formula="of:=[.A835]/1000/(60*60*24)" office:value-type="time" office:time-value="PT03H42M07.006S" calcext:value-type="time">
            <text:p>03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66.08" calcext:value-type="float">
            <text:p>466.08</text:p>
          </table:table-cell>
          <table:table-cell office:value-type="float" office:value="584.84" calcext:value-type="float">
            <text:p>584.84</text:p>
          </table:table-cell>
        </table:table-row>
        <table:table-row table:style-name="ro1">
          <table:table-cell office:value-type="float" office:value="13343006" calcext:value-type="float">
            <text:p>13343006</text:p>
          </table:table-cell>
          <table:table-cell table:formula="of:=[.A836]/1000/(60*60*24)" office:value-type="time" office:time-value="PT03H42M23.006S" calcext:value-type="time">
            <text:p>03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66.62" calcext:value-type="float">
            <text:p>466.62</text:p>
          </table:table-cell>
          <table:table-cell office:value-type="float" office:value="585.51" calcext:value-type="float">
            <text:p>585.51</text:p>
          </table:table-cell>
        </table:table-row>
        <table:table-row table:style-name="ro1">
          <table:table-cell office:value-type="float" office:value="13359006" calcext:value-type="float">
            <text:p>13359006</text:p>
          </table:table-cell>
          <table:table-cell table:formula="of:=[.A837]/1000/(60*60*24)" office:value-type="time" office:time-value="PT03H42M39.006S" calcext:value-type="time">
            <text:p>03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67.17" calcext:value-type="float">
            <text:p>467.17</text:p>
          </table:table-cell>
          <table:table-cell office:value-type="float" office:value="586.17" calcext:value-type="float">
            <text:p>586.17</text:p>
          </table:table-cell>
        </table:table-row>
        <table:table-row table:style-name="ro1">
          <table:table-cell office:value-type="float" office:value="13375006" calcext:value-type="float">
            <text:p>13375006</text:p>
          </table:table-cell>
          <table:table-cell table:formula="of:=[.A838]/1000/(60*60*24)" office:value-type="time" office:time-value="PT03H42M55.006S" calcext:value-type="time">
            <text:p>03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67.71" calcext:value-type="float">
            <text:p>467.71</text:p>
          </table:table-cell>
          <table:table-cell office:value-type="float" office:value="586.83" calcext:value-type="float">
            <text:p>586.83</text:p>
          </table:table-cell>
        </table:table-row>
        <table:table-row table:style-name="ro1">
          <table:table-cell office:value-type="float" office:value="13391006" calcext:value-type="float">
            <text:p>13391006</text:p>
          </table:table-cell>
          <table:table-cell table:formula="of:=[.A839]/1000/(60*60*24)" office:value-type="time" office:time-value="PT03H43M11.006S" calcext:value-type="time">
            <text:p>03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68.25" calcext:value-type="float">
            <text:p>468.25</text:p>
          </table:table-cell>
          <table:table-cell office:value-type="float" office:value="587.49" calcext:value-type="float">
            <text:p>587.49</text:p>
          </table:table-cell>
        </table:table-row>
        <table:table-row table:style-name="ro1">
          <table:table-cell office:value-type="float" office:value="13407006" calcext:value-type="float">
            <text:p>13407006</text:p>
          </table:table-cell>
          <table:table-cell table:formula="of:=[.A840]/1000/(60*60*24)" office:value-type="time" office:time-value="PT03H43M27.006S" calcext:value-type="time">
            <text:p>03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68.8" calcext:value-type="float">
            <text:p>468.8</text:p>
          </table:table-cell>
          <table:table-cell office:value-type="float" office:value="588.15" calcext:value-type="float">
            <text:p>588.15</text:p>
          </table:table-cell>
        </table:table-row>
        <table:table-row table:style-name="ro1">
          <table:table-cell office:value-type="float" office:value="13423006" calcext:value-type="float">
            <text:p>13423006</text:p>
          </table:table-cell>
          <table:table-cell table:formula="of:=[.A841]/1000/(60*60*24)" office:value-type="time" office:time-value="PT03H43M43.006S" calcext:value-type="time">
            <text:p>03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69.34" calcext:value-type="float">
            <text:p>469.34</text:p>
          </table:table-cell>
          <table:table-cell office:value-type="float" office:value="588.81" calcext:value-type="float">
            <text:p>588.81</text:p>
          </table:table-cell>
        </table:table-row>
        <table:table-row table:style-name="ro1">
          <table:table-cell office:value-type="float" office:value="13439006" calcext:value-type="float">
            <text:p>13439006</text:p>
          </table:table-cell>
          <table:table-cell table:formula="of:=[.A842]/1000/(60*60*24)" office:value-type="time" office:time-value="PT03H43M59.006S" calcext:value-type="time">
            <text:p>03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69.88" calcext:value-type="float">
            <text:p>469.88</text:p>
          </table:table-cell>
          <table:table-cell office:value-type="float" office:value="589.47" calcext:value-type="float">
            <text:p>589.47</text:p>
          </table:table-cell>
        </table:table-row>
        <table:table-row table:style-name="ro1">
          <table:table-cell office:value-type="float" office:value="13455006" calcext:value-type="float">
            <text:p>13455006</text:p>
          </table:table-cell>
          <table:table-cell table:formula="of:=[.A843]/1000/(60*60*24)" office:value-type="time" office:time-value="PT03H44M15.006S" calcext:value-type="time">
            <text:p>03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0.43" calcext:value-type="float">
            <text:p>470.43</text:p>
          </table:table-cell>
          <table:table-cell office:value-type="float" office:value="590.13" calcext:value-type="float">
            <text:p>590.13</text:p>
          </table:table-cell>
        </table:table-row>
        <table:table-row table:style-name="ro1">
          <table:table-cell office:value-type="float" office:value="13471006" calcext:value-type="float">
            <text:p>13471006</text:p>
          </table:table-cell>
          <table:table-cell table:formula="of:=[.A844]/1000/(60*60*24)" office:value-type="time" office:time-value="PT03H44M31.006S" calcext:value-type="time">
            <text:p>03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0.97" calcext:value-type="float">
            <text:p>470.97</text:p>
          </table:table-cell>
          <table:table-cell office:value-type="float" office:value="590.79" calcext:value-type="float">
            <text:p>590.79</text:p>
          </table:table-cell>
        </table:table-row>
        <table:table-row table:style-name="ro1">
          <table:table-cell office:value-type="float" office:value="13487006" calcext:value-type="float">
            <text:p>13487006</text:p>
          </table:table-cell>
          <table:table-cell table:formula="of:=[.A845]/1000/(60*60*24)" office:value-type="time" office:time-value="PT03H44M47.006S" calcext:value-type="time">
            <text:p>03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1.52" calcext:value-type="float">
            <text:p>471.52</text:p>
          </table:table-cell>
          <table:table-cell office:value-type="float" office:value="591.46" calcext:value-type="float">
            <text:p>591.46</text:p>
          </table:table-cell>
        </table:table-row>
        <table:table-row table:style-name="ro1">
          <table:table-cell office:value-type="float" office:value="13503006" calcext:value-type="float">
            <text:p>13503006</text:p>
          </table:table-cell>
          <table:table-cell table:formula="of:=[.A846]/1000/(60*60*24)" office:value-type="time" office:time-value="PT03H45M03.006S" calcext:value-type="time">
            <text:p>03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2.06" calcext:value-type="float">
            <text:p>472.06</text:p>
          </table:table-cell>
          <table:table-cell office:value-type="float" office:value="592.12" calcext:value-type="float">
            <text:p>592.12</text:p>
          </table:table-cell>
        </table:table-row>
        <table:table-row table:style-name="ro1">
          <table:table-cell office:value-type="float" office:value="13519006" calcext:value-type="float">
            <text:p>13519006</text:p>
          </table:table-cell>
          <table:table-cell table:formula="of:=[.A847]/1000/(60*60*24)" office:value-type="time" office:time-value="PT03H45M19.006S" calcext:value-type="time">
            <text:p>03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2.6" calcext:value-type="float">
            <text:p>472.6</text:p>
          </table:table-cell>
          <table:table-cell office:value-type="float" office:value="592.78" calcext:value-type="float">
            <text:p>592.78</text:p>
          </table:table-cell>
        </table:table-row>
        <table:table-row table:style-name="ro1">
          <table:table-cell office:value-type="float" office:value="13535006" calcext:value-type="float">
            <text:p>13535006</text:p>
          </table:table-cell>
          <table:table-cell table:formula="of:=[.A848]/1000/(60*60*24)" office:value-type="time" office:time-value="PT03H45M35.006S" calcext:value-type="time">
            <text:p>03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3.15" calcext:value-type="float">
            <text:p>473.15</text:p>
          </table:table-cell>
          <table:table-cell office:value-type="float" office:value="593.44" calcext:value-type="float">
            <text:p>593.44</text:p>
          </table:table-cell>
        </table:table-row>
        <table:table-row table:style-name="ro1">
          <table:table-cell office:value-type="float" office:value="13551006" calcext:value-type="float">
            <text:p>13551006</text:p>
          </table:table-cell>
          <table:table-cell table:formula="of:=[.A849]/1000/(60*60*24)" office:value-type="time" office:time-value="PT03H45M51.006S" calcext:value-type="time">
            <text:p>03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3.69" calcext:value-type="float">
            <text:p>473.69</text:p>
          </table:table-cell>
          <table:table-cell office:value-type="float" office:value="594.1" calcext:value-type="float">
            <text:p>594.1</text:p>
          </table:table-cell>
        </table:table-row>
        <table:table-row table:style-name="ro1">
          <table:table-cell office:value-type="float" office:value="13567006" calcext:value-type="float">
            <text:p>13567006</text:p>
          </table:table-cell>
          <table:table-cell table:formula="of:=[.A850]/1000/(60*60*24)" office:value-type="time" office:time-value="PT03H46M07.006S" calcext:value-type="time">
            <text:p>03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4.23" calcext:value-type="float">
            <text:p>474.23</text:p>
          </table:table-cell>
          <table:table-cell office:value-type="float" office:value="594.76" calcext:value-type="float">
            <text:p>594.76</text:p>
          </table:table-cell>
        </table:table-row>
        <table:table-row table:style-name="ro1">
          <table:table-cell office:value-type="float" office:value="13583006" calcext:value-type="float">
            <text:p>13583006</text:p>
          </table:table-cell>
          <table:table-cell table:formula="of:=[.A851]/1000/(60*60*24)" office:value-type="time" office:time-value="PT03H46M23.006S" calcext:value-type="time">
            <text:p>03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4.78" calcext:value-type="float">
            <text:p>474.78</text:p>
          </table:table-cell>
          <table:table-cell office:value-type="float" office:value="595.42" calcext:value-type="float">
            <text:p>595.42</text:p>
          </table:table-cell>
        </table:table-row>
        <table:table-row table:style-name="ro1">
          <table:table-cell office:value-type="float" office:value="13599006" calcext:value-type="float">
            <text:p>13599006</text:p>
          </table:table-cell>
          <table:table-cell table:formula="of:=[.A852]/1000/(60*60*24)" office:value-type="time" office:time-value="PT03H46M39.006S" calcext:value-type="time">
            <text:p>03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5.32" calcext:value-type="float">
            <text:p>475.32</text:p>
          </table:table-cell>
          <table:table-cell office:value-type="float" office:value="596.08" calcext:value-type="float">
            <text:p>596.08</text:p>
          </table:table-cell>
        </table:table-row>
        <table:table-row table:style-name="ro1">
          <table:table-cell office:value-type="float" office:value="13615006" calcext:value-type="float">
            <text:p>13615006</text:p>
          </table:table-cell>
          <table:table-cell table:formula="of:=[.A853]/1000/(60*60*24)" office:value-type="time" office:time-value="PT03H46M55.006S" calcext:value-type="time">
            <text:p>03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5.86" calcext:value-type="float">
            <text:p>475.86</text:p>
          </table:table-cell>
          <table:table-cell office:value-type="float" office:value="596.74" calcext:value-type="float">
            <text:p>596.74</text:p>
          </table:table-cell>
        </table:table-row>
        <table:table-row table:style-name="ro1">
          <table:table-cell office:value-type="float" office:value="13631006" calcext:value-type="float">
            <text:p>13631006</text:p>
          </table:table-cell>
          <table:table-cell table:formula="of:=[.A854]/1000/(60*60*24)" office:value-type="time" office:time-value="PT03H47M11.006S" calcext:value-type="time">
            <text:p>03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6.41" calcext:value-type="float">
            <text:p>476.41</text:p>
          </table:table-cell>
          <table:table-cell office:value-type="float" office:value="597.4" calcext:value-type="float">
            <text:p>597.4</text:p>
          </table:table-cell>
        </table:table-row>
        <table:table-row table:style-name="ro1">
          <table:table-cell office:value-type="float" office:value="13647006" calcext:value-type="float">
            <text:p>13647006</text:p>
          </table:table-cell>
          <table:table-cell table:formula="of:=[.A855]/1000/(60*60*24)" office:value-type="time" office:time-value="PT03H47M27.006S" calcext:value-type="time">
            <text:p>03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6.95" calcext:value-type="float">
            <text:p>476.95</text:p>
          </table:table-cell>
          <table:table-cell office:value-type="float" office:value="598.06" calcext:value-type="float">
            <text:p>598.06</text:p>
          </table:table-cell>
        </table:table-row>
        <table:table-row table:style-name="ro1">
          <table:table-cell office:value-type="float" office:value="13663006" calcext:value-type="float">
            <text:p>13663006</text:p>
          </table:table-cell>
          <table:table-cell table:formula="of:=[.A856]/1000/(60*60*24)" office:value-type="time" office:time-value="PT03H47M43.006S" calcext:value-type="time">
            <text:p>03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7.49" calcext:value-type="float">
            <text:p>477.49</text:p>
          </table:table-cell>
          <table:table-cell office:value-type="float" office:value="598.72" calcext:value-type="float">
            <text:p>598.72</text:p>
          </table:table-cell>
        </table:table-row>
        <table:table-row table:style-name="ro1">
          <table:table-cell office:value-type="float" office:value="13679005" calcext:value-type="float">
            <text:p>13679005</text:p>
          </table:table-cell>
          <table:table-cell table:formula="of:=[.A857]/1000/(60*60*24)" office:value-type="time" office:time-value="PT03H47M59.005S" calcext:value-type="time">
            <text:p>03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8.03" calcext:value-type="float">
            <text:p>478.03</text:p>
          </table:table-cell>
          <table:table-cell office:value-type="float" office:value="599.38" calcext:value-type="float">
            <text:p>599.38</text:p>
          </table:table-cell>
        </table:table-row>
        <table:table-row table:style-name="ro1">
          <table:table-cell office:value-type="float" office:value="13695006" calcext:value-type="float">
            <text:p>13695006</text:p>
          </table:table-cell>
          <table:table-cell table:formula="of:=[.A858]/1000/(60*60*24)" office:value-type="time" office:time-value="PT03H48M15.006S" calcext:value-type="time">
            <text:p>03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8.58" calcext:value-type="float">
            <text:p>478.58</text:p>
          </table:table-cell>
          <table:table-cell office:value-type="float" office:value="600.04" calcext:value-type="float">
            <text:p>600.04</text:p>
          </table:table-cell>
        </table:table-row>
        <table:table-row table:style-name="ro1">
          <table:table-cell office:value-type="float" office:value="13711006" calcext:value-type="float">
            <text:p>13711006</text:p>
          </table:table-cell>
          <table:table-cell table:formula="of:=[.A859]/1000/(60*60*24)" office:value-type="time" office:time-value="PT03H48M31.006S" calcext:value-type="time">
            <text:p>03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9.12" calcext:value-type="float">
            <text:p>479.12</text:p>
          </table:table-cell>
          <table:table-cell office:value-type="float" office:value="600.7" calcext:value-type="float">
            <text:p>600.7</text:p>
          </table:table-cell>
        </table:table-row>
        <table:table-row table:style-name="ro1">
          <table:table-cell office:value-type="float" office:value="13727006" calcext:value-type="float">
            <text:p>13727006</text:p>
          </table:table-cell>
          <table:table-cell table:formula="of:=[.A860]/1000/(60*60*24)" office:value-type="time" office:time-value="PT03H48M47.006S" calcext:value-type="time">
            <text:p>03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9.66" calcext:value-type="float">
            <text:p>479.66</text:p>
          </table:table-cell>
          <table:table-cell office:value-type="float" office:value="601.36" calcext:value-type="float">
            <text:p>601.36</text:p>
          </table:table-cell>
        </table:table-row>
        <table:table-row table:style-name="ro1">
          <table:table-cell office:value-type="float" office:value="13743006" calcext:value-type="float">
            <text:p>13743006</text:p>
          </table:table-cell>
          <table:table-cell table:formula="of:=[.A861]/1000/(60*60*24)" office:value-type="time" office:time-value="PT03H49M03.006S" calcext:value-type="time">
            <text:p>03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0.21" calcext:value-type="float">
            <text:p>480.21</text:p>
          </table:table-cell>
          <table:table-cell office:value-type="float" office:value="602.03" calcext:value-type="float">
            <text:p>602.03</text:p>
          </table:table-cell>
        </table:table-row>
        <table:table-row table:style-name="ro1">
          <table:table-cell office:value-type="float" office:value="13759006" calcext:value-type="float">
            <text:p>13759006</text:p>
          </table:table-cell>
          <table:table-cell table:formula="of:=[.A862]/1000/(60*60*24)" office:value-type="time" office:time-value="PT03H49M19.006S" calcext:value-type="time">
            <text:p>03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0.75" calcext:value-type="float">
            <text:p>480.75</text:p>
          </table:table-cell>
          <table:table-cell office:value-type="float" office:value="602.69" calcext:value-type="float">
            <text:p>602.69</text:p>
          </table:table-cell>
        </table:table-row>
        <table:table-row table:style-name="ro1">
          <table:table-cell office:value-type="float" office:value="13775006" calcext:value-type="float">
            <text:p>13775006</text:p>
          </table:table-cell>
          <table:table-cell table:formula="of:=[.A863]/1000/(60*60*24)" office:value-type="time" office:time-value="PT03H49M35.006S" calcext:value-type="time">
            <text:p>03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1.29" calcext:value-type="float">
            <text:p>481.29</text:p>
          </table:table-cell>
          <table:table-cell office:value-type="float" office:value="603.35" calcext:value-type="float">
            <text:p>603.35</text:p>
          </table:table-cell>
        </table:table-row>
        <table:table-row table:style-name="ro1">
          <table:table-cell office:value-type="float" office:value="13791006" calcext:value-type="float">
            <text:p>13791006</text:p>
          </table:table-cell>
          <table:table-cell table:formula="of:=[.A864]/1000/(60*60*24)" office:value-type="time" office:time-value="PT03H49M51.006S" calcext:value-type="time">
            <text:p>03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1.84" calcext:value-type="float">
            <text:p>481.84</text:p>
          </table:table-cell>
          <table:table-cell office:value-type="float" office:value="604.01" calcext:value-type="float">
            <text:p>604.01</text:p>
          </table:table-cell>
        </table:table-row>
        <table:table-row table:style-name="ro1">
          <table:table-cell office:value-type="float" office:value="13807006" calcext:value-type="float">
            <text:p>13807006</text:p>
          </table:table-cell>
          <table:table-cell table:formula="of:=[.A865]/1000/(60*60*24)" office:value-type="time" office:time-value="PT03H50M07.006S" calcext:value-type="time">
            <text:p>03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2.38" calcext:value-type="float">
            <text:p>482.38</text:p>
          </table:table-cell>
          <table:table-cell office:value-type="float" office:value="604.67" calcext:value-type="float">
            <text:p>604.67</text:p>
          </table:table-cell>
        </table:table-row>
        <table:table-row table:style-name="ro1">
          <table:table-cell office:value-type="float" office:value="13823006" calcext:value-type="float">
            <text:p>13823006</text:p>
          </table:table-cell>
          <table:table-cell table:formula="of:=[.A866]/1000/(60*60*24)" office:value-type="time" office:time-value="PT03H50M23.006S" calcext:value-type="time">
            <text:p>03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2.92" calcext:value-type="float">
            <text:p>482.92</text:p>
          </table:table-cell>
          <table:table-cell office:value-type="float" office:value="605.33" calcext:value-type="float">
            <text:p>605.33</text:p>
          </table:table-cell>
        </table:table-row>
        <table:table-row table:style-name="ro1">
          <table:table-cell office:value-type="float" office:value="13839006" calcext:value-type="float">
            <text:p>13839006</text:p>
          </table:table-cell>
          <table:table-cell table:formula="of:=[.A867]/1000/(60*60*24)" office:value-type="time" office:time-value="PT03H50M39.006S" calcext:value-type="time">
            <text:p>03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3.46" calcext:value-type="float">
            <text:p>483.46</text:p>
          </table:table-cell>
          <table:table-cell office:value-type="float" office:value="605.99" calcext:value-type="float">
            <text:p>605.99</text:p>
          </table:table-cell>
        </table:table-row>
        <table:table-row table:style-name="ro1">
          <table:table-cell office:value-type="float" office:value="13855006" calcext:value-type="float">
            <text:p>13855006</text:p>
          </table:table-cell>
          <table:table-cell table:formula="of:=[.A868]/1000/(60*60*24)" office:value-type="time" office:time-value="PT03H50M55.006S" calcext:value-type="time">
            <text:p>03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4.01" calcext:value-type="float">
            <text:p>484.01</text:p>
          </table:table-cell>
          <table:table-cell office:value-type="float" office:value="606.65" calcext:value-type="float">
            <text:p>606.65</text:p>
          </table:table-cell>
        </table:table-row>
        <table:table-row table:style-name="ro1">
          <table:table-cell office:value-type="float" office:value="13871006" calcext:value-type="float">
            <text:p>13871006</text:p>
          </table:table-cell>
          <table:table-cell table:formula="of:=[.A869]/1000/(60*60*24)" office:value-type="time" office:time-value="PT03H51M11.006S" calcext:value-type="time">
            <text:p>03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4.55" calcext:value-type="float">
            <text:p>484.55</text:p>
          </table:table-cell>
          <table:table-cell office:value-type="float" office:value="607.31" calcext:value-type="float">
            <text:p>607.31</text:p>
          </table:table-cell>
        </table:table-row>
        <table:table-row table:style-name="ro1">
          <table:table-cell office:value-type="float" office:value="13887006" calcext:value-type="float">
            <text:p>13887006</text:p>
          </table:table-cell>
          <table:table-cell table:formula="of:=[.A870]/1000/(60*60*24)" office:value-type="time" office:time-value="PT03H51M27.006S" calcext:value-type="time">
            <text:p>03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5.09" calcext:value-type="float">
            <text:p>485.09</text:p>
          </table:table-cell>
          <table:table-cell office:value-type="float" office:value="607.97" calcext:value-type="float">
            <text:p>607.97</text:p>
          </table:table-cell>
        </table:table-row>
        <table:table-row table:style-name="ro1">
          <table:table-cell office:value-type="float" office:value="13903005" calcext:value-type="float">
            <text:p>13903005</text:p>
          </table:table-cell>
          <table:table-cell table:formula="of:=[.A871]/1000/(60*60*24)" office:value-type="time" office:time-value="PT03H51M43.005S" calcext:value-type="time">
            <text:p>03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5.64" calcext:value-type="float">
            <text:p>485.64</text:p>
          </table:table-cell>
          <table:table-cell office:value-type="float" office:value="608.63" calcext:value-type="float">
            <text:p>608.63</text:p>
          </table:table-cell>
        </table:table-row>
        <table:table-row table:style-name="ro1">
          <table:table-cell office:value-type="float" office:value="13919006" calcext:value-type="float">
            <text:p>13919006</text:p>
          </table:table-cell>
          <table:table-cell table:formula="of:=[.A872]/1000/(60*60*24)" office:value-type="time" office:time-value="PT03H51M59.006S" calcext:value-type="time">
            <text:p>03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6.18" calcext:value-type="float">
            <text:p>486.18</text:p>
          </table:table-cell>
          <table:table-cell office:value-type="float" office:value="609.29" calcext:value-type="float">
            <text:p>609.29</text:p>
          </table:table-cell>
        </table:table-row>
        <table:table-row table:style-name="ro1">
          <table:table-cell office:value-type="float" office:value="13935006" calcext:value-type="float">
            <text:p>13935006</text:p>
          </table:table-cell>
          <table:table-cell table:formula="of:=[.A873]/1000/(60*60*24)" office:value-type="time" office:time-value="PT03H52M15.006S" calcext:value-type="time">
            <text:p>03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6.72" calcext:value-type="float">
            <text:p>486.72</text:p>
          </table:table-cell>
          <table:table-cell office:value-type="float" office:value="609.95" calcext:value-type="float">
            <text:p>609.95</text:p>
          </table:table-cell>
        </table:table-row>
        <table:table-row table:style-name="ro1">
          <table:table-cell office:value-type="float" office:value="13951006" calcext:value-type="float">
            <text:p>13951006</text:p>
          </table:table-cell>
          <table:table-cell table:formula="of:=[.A874]/1000/(60*60*24)" office:value-type="time" office:time-value="PT03H52M31.006S" calcext:value-type="time">
            <text:p>03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7.26" calcext:value-type="float">
            <text:p>487.26</text:p>
          </table:table-cell>
          <table:table-cell office:value-type="float" office:value="610.61" calcext:value-type="float">
            <text:p>610.61</text:p>
          </table:table-cell>
        </table:table-row>
        <table:table-row table:style-name="ro1">
          <table:table-cell office:value-type="float" office:value="13967006" calcext:value-type="float">
            <text:p>13967006</text:p>
          </table:table-cell>
          <table:table-cell table:formula="of:=[.A875]/1000/(60*60*24)" office:value-type="time" office:time-value="PT03H52M47.006S" calcext:value-type="time">
            <text:p>03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87.81" calcext:value-type="float">
            <text:p>487.81</text:p>
          </table:table-cell>
          <table:table-cell office:value-type="float" office:value="611.27" calcext:value-type="float">
            <text:p>611.27</text:p>
          </table:table-cell>
        </table:table-row>
        <table:table-row table:style-name="ro1">
          <table:table-cell office:value-type="float" office:value="13983006" calcext:value-type="float">
            <text:p>13983006</text:p>
          </table:table-cell>
          <table:table-cell table:formula="of:=[.A876]/1000/(60*60*24)" office:value-type="time" office:time-value="PT03H53M03.006S" calcext:value-type="time">
            <text:p>03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88.35" calcext:value-type="float">
            <text:p>488.35</text:p>
          </table:table-cell>
          <table:table-cell office:value-type="float" office:value="611.92" calcext:value-type="float">
            <text:p>611.92</text:p>
          </table:table-cell>
        </table:table-row>
        <table:table-row table:style-name="ro1">
          <table:table-cell office:value-type="float" office:value="13999006" calcext:value-type="float">
            <text:p>13999006</text:p>
          </table:table-cell>
          <table:table-cell table:formula="of:=[.A877]/1000/(60*60*24)" office:value-type="time" office:time-value="PT03H53M19.006S" calcext:value-type="time">
            <text:p>03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88.89" calcext:value-type="float">
            <text:p>488.89</text:p>
          </table:table-cell>
          <table:table-cell office:value-type="float" office:value="612.58" calcext:value-type="float">
            <text:p>612.58</text:p>
          </table:table-cell>
        </table:table-row>
        <table:table-row table:style-name="ro1">
          <table:table-cell office:value-type="float" office:value="14015006" calcext:value-type="float">
            <text:p>14015006</text:p>
          </table:table-cell>
          <table:table-cell table:formula="of:=[.A878]/1000/(60*60*24)" office:value-type="time" office:time-value="PT03H53M35.006S" calcext:value-type="time">
            <text:p>03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89.43" calcext:value-type="float">
            <text:p>489.43</text:p>
          </table:table-cell>
          <table:table-cell office:value-type="float" office:value="613.24" calcext:value-type="float">
            <text:p>613.24</text:p>
          </table:table-cell>
        </table:table-row>
        <table:table-row table:style-name="ro1">
          <table:table-cell office:value-type="float" office:value="14031006" calcext:value-type="float">
            <text:p>14031006</text:p>
          </table:table-cell>
          <table:table-cell table:formula="of:=[.A879]/1000/(60*60*24)" office:value-type="time" office:time-value="PT03H53M51.006S" calcext:value-type="time">
            <text:p>03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89.98" calcext:value-type="float">
            <text:p>489.98</text:p>
          </table:table-cell>
          <table:table-cell office:value-type="float" office:value="613.9" calcext:value-type="float">
            <text:p>613.9</text:p>
          </table:table-cell>
        </table:table-row>
        <table:table-row table:style-name="ro1">
          <table:table-cell office:value-type="float" office:value="14047006" calcext:value-type="float">
            <text:p>14047006</text:p>
          </table:table-cell>
          <table:table-cell table:formula="of:=[.A880]/1000/(60*60*24)" office:value-type="time" office:time-value="PT03H54M07.006S" calcext:value-type="time">
            <text:p>03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0.52" calcext:value-type="float">
            <text:p>490.52</text:p>
          </table:table-cell>
          <table:table-cell office:value-type="float" office:value="614.56" calcext:value-type="float">
            <text:p>614.56</text:p>
          </table:table-cell>
        </table:table-row>
        <table:table-row table:style-name="ro1">
          <table:table-cell office:value-type="float" office:value="14063006" calcext:value-type="float">
            <text:p>14063006</text:p>
          </table:table-cell>
          <table:table-cell table:formula="of:=[.A881]/1000/(60*60*24)" office:value-type="time" office:time-value="PT03H54M23.006S" calcext:value-type="time">
            <text:p>03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1.06" calcext:value-type="float">
            <text:p>491.06</text:p>
          </table:table-cell>
          <table:table-cell office:value-type="float" office:value="615.22" calcext:value-type="float">
            <text:p>615.22</text:p>
          </table:table-cell>
        </table:table-row>
        <table:table-row table:style-name="ro1">
          <table:table-cell office:value-type="float" office:value="14079006" calcext:value-type="float">
            <text:p>14079006</text:p>
          </table:table-cell>
          <table:table-cell table:formula="of:=[.A882]/1000/(60*60*24)" office:value-type="time" office:time-value="PT03H54M39.006S" calcext:value-type="time">
            <text:p>03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1.6" calcext:value-type="float">
            <text:p>491.6</text:p>
          </table:table-cell>
          <table:table-cell office:value-type="float" office:value="615.88" calcext:value-type="float">
            <text:p>615.88</text:p>
          </table:table-cell>
        </table:table-row>
        <table:table-row table:style-name="ro1">
          <table:table-cell office:value-type="float" office:value="14095006" calcext:value-type="float">
            <text:p>14095006</text:p>
          </table:table-cell>
          <table:table-cell table:formula="of:=[.A883]/1000/(60*60*24)" office:value-type="time" office:time-value="PT03H54M55.006S" calcext:value-type="time">
            <text:p>03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92.15" calcext:value-type="float">
            <text:p>492.15</text:p>
          </table:table-cell>
          <table:table-cell office:value-type="float" office:value="616.54" calcext:value-type="float">
            <text:p>616.54</text:p>
          </table:table-cell>
        </table:table-row>
        <table:table-row table:style-name="ro1">
          <table:table-cell office:value-type="float" office:value="14111006" calcext:value-type="float">
            <text:p>14111006</text:p>
          </table:table-cell>
          <table:table-cell table:formula="of:=[.A884]/1000/(60*60*24)" office:value-type="time" office:time-value="PT03H55M11.006S" calcext:value-type="time">
            <text:p>03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2.69" calcext:value-type="float">
            <text:p>492.69</text:p>
          </table:table-cell>
          <table:table-cell office:value-type="float" office:value="617.2" calcext:value-type="float">
            <text:p>617.2</text:p>
          </table:table-cell>
        </table:table-row>
        <table:table-row table:style-name="ro1">
          <table:table-cell office:value-type="float" office:value="14127006" calcext:value-type="float">
            <text:p>14127006</text:p>
          </table:table-cell>
          <table:table-cell table:formula="of:=[.A885]/1000/(60*60*24)" office:value-type="time" office:time-value="PT03H55M27.006S" calcext:value-type="time">
            <text:p>03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3.23" calcext:value-type="float">
            <text:p>493.23</text:p>
          </table:table-cell>
          <table:table-cell office:value-type="float" office:value="617.86" calcext:value-type="float">
            <text:p>617.86</text:p>
          </table:table-cell>
        </table:table-row>
        <table:table-row table:style-name="ro1">
          <table:table-cell office:value-type="float" office:value="14143006" calcext:value-type="float">
            <text:p>14143006</text:p>
          </table:table-cell>
          <table:table-cell table:formula="of:=[.A886]/1000/(60*60*24)" office:value-type="time" office:time-value="PT03H55M43.006S" calcext:value-type="time">
            <text:p>03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93.77" calcext:value-type="float">
            <text:p>493.77</text:p>
          </table:table-cell>
          <table:table-cell office:value-type="float" office:value="618.52" calcext:value-type="float">
            <text:p>618.52</text:p>
          </table:table-cell>
        </table:table-row>
        <table:table-row table:style-name="ro1">
          <table:table-cell office:value-type="float" office:value="14159006" calcext:value-type="float">
            <text:p>14159006</text:p>
          </table:table-cell>
          <table:table-cell table:formula="of:=[.A887]/1000/(60*60*24)" office:value-type="time" office:time-value="PT03H55M59.006S" calcext:value-type="time">
            <text:p>03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94.32" calcext:value-type="float">
            <text:p>494.32</text:p>
          </table:table-cell>
          <table:table-cell office:value-type="float" office:value="619.18" calcext:value-type="float">
            <text:p>619.18</text:p>
          </table:table-cell>
        </table:table-row>
        <table:table-row table:style-name="ro1">
          <table:table-cell office:value-type="float" office:value="14175006" calcext:value-type="float">
            <text:p>14175006</text:p>
          </table:table-cell>
          <table:table-cell table:formula="of:=[.A888]/1000/(60*60*24)" office:value-type="time" office:time-value="PT03H56M15.006S" calcext:value-type="time">
            <text:p>03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94.86" calcext:value-type="float">
            <text:p>494.86</text:p>
          </table:table-cell>
          <table:table-cell office:value-type="float" office:value="619.83" calcext:value-type="float">
            <text:p>619.83</text:p>
          </table:table-cell>
        </table:table-row>
        <table:table-row table:style-name="ro1">
          <table:table-cell office:value-type="float" office:value="14191006" calcext:value-type="float">
            <text:p>14191006</text:p>
          </table:table-cell>
          <table:table-cell table:formula="of:=[.A889]/1000/(60*60*24)" office:value-type="time" office:time-value="PT03H56M31.006S" calcext:value-type="time">
            <text:p>03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5.4" calcext:value-type="float">
            <text:p>495.4</text:p>
          </table:table-cell>
          <table:table-cell office:value-type="float" office:value="620.49" calcext:value-type="float">
            <text:p>620.49</text:p>
          </table:table-cell>
        </table:table-row>
        <table:table-row table:style-name="ro1">
          <table:table-cell office:value-type="float" office:value="14207006" calcext:value-type="float">
            <text:p>14207006</text:p>
          </table:table-cell>
          <table:table-cell table:formula="of:=[.A890]/1000/(60*60*24)" office:value-type="time" office:time-value="PT03H56M47.006S" calcext:value-type="time">
            <text:p>03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5.94" calcext:value-type="float">
            <text:p>495.94</text:p>
          </table:table-cell>
          <table:table-cell office:value-type="float" office:value="621.15" calcext:value-type="float">
            <text:p>621.15</text:p>
          </table:table-cell>
        </table:table-row>
        <table:table-row table:style-name="ro1">
          <table:table-cell office:value-type="float" office:value="14223006" calcext:value-type="float">
            <text:p>14223006</text:p>
          </table:table-cell>
          <table:table-cell table:formula="of:=[.A891]/1000/(60*60*24)" office:value-type="time" office:time-value="PT03H57M03.006S" calcext:value-type="time">
            <text:p>03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6.49" calcext:value-type="float">
            <text:p>496.49</text:p>
          </table:table-cell>
          <table:table-cell office:value-type="float" office:value="621.81" calcext:value-type="float">
            <text:p>621.81</text:p>
          </table:table-cell>
        </table:table-row>
        <table:table-row table:style-name="ro1">
          <table:table-cell office:value-type="float" office:value="14239006" calcext:value-type="float">
            <text:p>14239006</text:p>
          </table:table-cell>
          <table:table-cell table:formula="of:=[.A892]/1000/(60*60*24)" office:value-type="time" office:time-value="PT03H57M19.006S" calcext:value-type="time">
            <text:p>03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97.03" calcext:value-type="float">
            <text:p>497.03</text:p>
          </table:table-cell>
          <table:table-cell office:value-type="float" office:value="622.47" calcext:value-type="float">
            <text:p>622.47</text:p>
          </table:table-cell>
        </table:table-row>
        <table:table-row table:style-name="ro1">
          <table:table-cell office:value-type="float" office:value="14255006" calcext:value-type="float">
            <text:p>14255006</text:p>
          </table:table-cell>
          <table:table-cell table:formula="of:=[.A893]/1000/(60*60*24)" office:value-type="time" office:time-value="PT03H57M35.006S" calcext:value-type="time">
            <text:p>03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7.57" calcext:value-type="float">
            <text:p>497.57</text:p>
          </table:table-cell>
          <table:table-cell office:value-type="float" office:value="623.13" calcext:value-type="float">
            <text:p>623.13</text:p>
          </table:table-cell>
        </table:table-row>
        <table:table-row table:style-name="ro1">
          <table:table-cell office:value-type="float" office:value="14271006" calcext:value-type="float">
            <text:p>14271006</text:p>
          </table:table-cell>
          <table:table-cell table:formula="of:=[.A894]/1000/(60*60*24)" office:value-type="time" office:time-value="PT03H57M51.006S" calcext:value-type="time">
            <text:p>03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98.11" calcext:value-type="float">
            <text:p>498.11</text:p>
          </table:table-cell>
          <table:table-cell office:value-type="float" office:value="623.78" calcext:value-type="float">
            <text:p>623.78</text:p>
          </table:table-cell>
        </table:table-row>
        <table:table-row table:style-name="ro1">
          <table:table-cell office:value-type="float" office:value="14287006" calcext:value-type="float">
            <text:p>14287006</text:p>
          </table:table-cell>
          <table:table-cell table:formula="of:=[.A895]/1000/(60*60*24)" office:value-type="time" office:time-value="PT03H58M07.006S" calcext:value-type="time">
            <text:p>03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8.66" calcext:value-type="float">
            <text:p>498.66</text:p>
          </table:table-cell>
          <table:table-cell office:value-type="float" office:value="624.44" calcext:value-type="float">
            <text:p>624.44</text:p>
          </table:table-cell>
        </table:table-row>
        <table:table-row table:style-name="ro1">
          <table:table-cell office:value-type="float" office:value="14303006" calcext:value-type="float">
            <text:p>14303006</text:p>
          </table:table-cell>
          <table:table-cell table:formula="of:=[.A896]/1000/(60*60*24)" office:value-type="time" office:time-value="PT03H58M23.006S" calcext:value-type="time">
            <text:p>03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9.2" calcext:value-type="float">
            <text:p>499.2</text:p>
          </table:table-cell>
          <table:table-cell office:value-type="float" office:value="625.1" calcext:value-type="float">
            <text:p>625.1</text:p>
          </table:table-cell>
        </table:table-row>
        <table:table-row table:style-name="ro1">
          <table:table-cell office:value-type="float" office:value="14319006" calcext:value-type="float">
            <text:p>14319006</text:p>
          </table:table-cell>
          <table:table-cell table:formula="of:=[.A897]/1000/(60*60*24)" office:value-type="time" office:time-value="PT03H58M39.006S" calcext:value-type="time">
            <text:p>03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99.74" calcext:value-type="float">
            <text:p>499.74</text:p>
          </table:table-cell>
          <table:table-cell office:value-type="float" office:value="625.76" calcext:value-type="float">
            <text:p>625.76</text:p>
          </table:table-cell>
        </table:table-row>
        <table:table-row table:style-name="ro1">
          <table:table-cell office:value-type="float" office:value="14335006" calcext:value-type="float">
            <text:p>14335006</text:p>
          </table:table-cell>
          <table:table-cell table:formula="of:=[.A898]/1000/(60*60*24)" office:value-type="time" office:time-value="PT03H58M55.006S" calcext:value-type="time">
            <text:p>03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0.28" calcext:value-type="float">
            <text:p>500.28</text:p>
          </table:table-cell>
          <table:table-cell office:value-type="float" office:value="626.42" calcext:value-type="float">
            <text:p>626.42</text:p>
          </table:table-cell>
        </table:table-row>
        <table:table-row table:style-name="ro1">
          <table:table-cell office:value-type="float" office:value="14351006" calcext:value-type="float">
            <text:p>14351006</text:p>
          </table:table-cell>
          <table:table-cell table:formula="of:=[.A899]/1000/(60*60*24)" office:value-type="time" office:time-value="PT03H59M11.006S" calcext:value-type="time">
            <text:p>03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0.82" calcext:value-type="float">
            <text:p>500.82</text:p>
          </table:table-cell>
          <table:table-cell office:value-type="float" office:value="627.07" calcext:value-type="float">
            <text:p>627.07</text:p>
          </table:table-cell>
        </table:table-row>
        <table:table-row table:style-name="ro1">
          <table:table-cell office:value-type="float" office:value="14367006" calcext:value-type="float">
            <text:p>14367006</text:p>
          </table:table-cell>
          <table:table-cell table:formula="of:=[.A900]/1000/(60*60*24)" office:value-type="time" office:time-value="PT03H59M27.006S" calcext:value-type="time">
            <text:p>03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1.37" calcext:value-type="float">
            <text:p>501.37</text:p>
          </table:table-cell>
          <table:table-cell office:value-type="float" office:value="627.73" calcext:value-type="float">
            <text:p>627.73</text:p>
          </table:table-cell>
        </table:table-row>
        <table:table-row table:style-name="ro1">
          <table:table-cell office:value-type="float" office:value="14383006" calcext:value-type="float">
            <text:p>14383006</text:p>
          </table:table-cell>
          <table:table-cell table:formula="of:=[.A901]/1000/(60*60*24)" office:value-type="time" office:time-value="PT03H59M43.006S" calcext:value-type="time">
            <text:p>03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1.91" calcext:value-type="float">
            <text:p>501.91</text:p>
          </table:table-cell>
          <table:table-cell office:value-type="float" office:value="628.39" calcext:value-type="float">
            <text:p>628.39</text:p>
          </table:table-cell>
        </table:table-row>
        <table:table-row table:style-name="ro1">
          <table:table-cell office:value-type="float" office:value="14399006" calcext:value-type="float">
            <text:p>14399006</text:p>
          </table:table-cell>
          <table:table-cell table:formula="of:=[.A902]/1000/(60*60*24)" office:value-type="time" office:time-value="PT03H59M59.006S" calcext:value-type="time">
            <text:p>03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2.45" calcext:value-type="float">
            <text:p>502.45</text:p>
          </table:table-cell>
          <table:table-cell office:value-type="float" office:value="629.05" calcext:value-type="float">
            <text:p>629.05</text:p>
          </table:table-cell>
        </table:table-row>
        <table:table-row table:style-name="ro1">
          <table:table-cell office:value-type="float" office:value="14415006" calcext:value-type="float">
            <text:p>14415006</text:p>
          </table:table-cell>
          <table:table-cell table:formula="of:=[.A903]/1000/(60*60*24)" office:value-type="time" office:time-value="PT04H00M15.006S" calcext:value-type="time">
            <text:p>04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2.99" calcext:value-type="float">
            <text:p>502.99</text:p>
          </table:table-cell>
          <table:table-cell office:value-type="float" office:value="629.7" calcext:value-type="float">
            <text:p>629.7</text:p>
          </table:table-cell>
        </table:table-row>
        <table:table-row table:style-name="ro1">
          <table:table-cell office:value-type="float" office:value="14431006" calcext:value-type="float">
            <text:p>14431006</text:p>
          </table:table-cell>
          <table:table-cell table:formula="of:=[.A904]/1000/(60*60*24)" office:value-type="time" office:time-value="PT04H00M31.006S" calcext:value-type="time">
            <text:p>04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3.54" calcext:value-type="float">
            <text:p>503.54</text:p>
          </table:table-cell>
          <table:table-cell office:value-type="float" office:value="630.36" calcext:value-type="float">
            <text:p>630.36</text:p>
          </table:table-cell>
        </table:table-row>
        <table:table-row table:style-name="ro1">
          <table:table-cell office:value-type="float" office:value="14447006" calcext:value-type="float">
            <text:p>14447006</text:p>
          </table:table-cell>
          <table:table-cell table:formula="of:=[.A905]/1000/(60*60*24)" office:value-type="time" office:time-value="PT04H00M47.006S" calcext:value-type="time">
            <text:p>04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4.08" calcext:value-type="float">
            <text:p>504.08</text:p>
          </table:table-cell>
          <table:table-cell office:value-type="float" office:value="631.02" calcext:value-type="float">
            <text:p>631.02</text:p>
          </table:table-cell>
        </table:table-row>
        <table:table-row table:style-name="ro1">
          <table:table-cell office:value-type="float" office:value="14463006" calcext:value-type="float">
            <text:p>14463006</text:p>
          </table:table-cell>
          <table:table-cell table:formula="of:=[.A906]/1000/(60*60*24)" office:value-type="time" office:time-value="PT04H01M03.006S" calcext:value-type="time">
            <text:p>04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4.62" calcext:value-type="float">
            <text:p>504.62</text:p>
          </table:table-cell>
          <table:table-cell office:value-type="float" office:value="631.68" calcext:value-type="float">
            <text:p>631.68</text:p>
          </table:table-cell>
        </table:table-row>
        <table:table-row table:style-name="ro1">
          <table:table-cell office:value-type="float" office:value="14479006" calcext:value-type="float">
            <text:p>14479006</text:p>
          </table:table-cell>
          <table:table-cell table:formula="of:=[.A907]/1000/(60*60*24)" office:value-type="time" office:time-value="PT04H01M19.006S" calcext:value-type="time">
            <text:p>04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5.16" calcext:value-type="float">
            <text:p>505.16</text:p>
          </table:table-cell>
          <table:table-cell office:value-type="float" office:value="632.33" calcext:value-type="float">
            <text:p>632.33</text:p>
          </table:table-cell>
        </table:table-row>
        <table:table-row table:style-name="ro1">
          <table:table-cell office:value-type="float" office:value="14495006" calcext:value-type="float">
            <text:p>14495006</text:p>
          </table:table-cell>
          <table:table-cell table:formula="of:=[.A908]/1000/(60*60*24)" office:value-type="time" office:time-value="PT04H01M35.006S" calcext:value-type="time">
            <text:p>04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5.7" calcext:value-type="float">
            <text:p>505.7</text:p>
          </table:table-cell>
          <table:table-cell office:value-type="float" office:value="632.99" calcext:value-type="float">
            <text:p>632.99</text:p>
          </table:table-cell>
        </table:table-row>
        <table:table-row table:style-name="ro1">
          <table:table-cell office:value-type="float" office:value="14511006" calcext:value-type="float">
            <text:p>14511006</text:p>
          </table:table-cell>
          <table:table-cell table:formula="of:=[.A909]/1000/(60*60*24)" office:value-type="time" office:time-value="PT04H01M51.006S" calcext:value-type="time">
            <text:p>04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6.25" calcext:value-type="float">
            <text:p>506.25</text:p>
          </table:table-cell>
          <table:table-cell office:value-type="float" office:value="633.65" calcext:value-type="float">
            <text:p>633.65</text:p>
          </table:table-cell>
        </table:table-row>
        <table:table-row table:style-name="ro1">
          <table:table-cell office:value-type="float" office:value="14527006" calcext:value-type="float">
            <text:p>14527006</text:p>
          </table:table-cell>
          <table:table-cell table:formula="of:=[.A910]/1000/(60*60*24)" office:value-type="time" office:time-value="PT04H02M07.006S" calcext:value-type="time">
            <text:p>04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6.79" calcext:value-type="float">
            <text:p>506.79</text:p>
          </table:table-cell>
          <table:table-cell office:value-type="float" office:value="634.3" calcext:value-type="float">
            <text:p>634.3</text:p>
          </table:table-cell>
        </table:table-row>
        <table:table-row table:style-name="ro1">
          <table:table-cell office:value-type="float" office:value="14543006" calcext:value-type="float">
            <text:p>14543006</text:p>
          </table:table-cell>
          <table:table-cell table:formula="of:=[.A911]/1000/(60*60*24)" office:value-type="time" office:time-value="PT04H02M23.006S" calcext:value-type="time">
            <text:p>04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7.33" calcext:value-type="float">
            <text:p>507.33</text:p>
          </table:table-cell>
          <table:table-cell office:value-type="float" office:value="634.96" calcext:value-type="float">
            <text:p>634.96</text:p>
          </table:table-cell>
        </table:table-row>
        <table:table-row table:style-name="ro1">
          <table:table-cell office:value-type="float" office:value="14559006" calcext:value-type="float">
            <text:p>14559006</text:p>
          </table:table-cell>
          <table:table-cell table:formula="of:=[.A912]/1000/(60*60*24)" office:value-type="time" office:time-value="PT04H02M39.006S" calcext:value-type="time">
            <text:p>04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07.87" calcext:value-type="float">
            <text:p>507.87</text:p>
          </table:table-cell>
          <table:table-cell office:value-type="float" office:value="635.62" calcext:value-type="float">
            <text:p>635.62</text:p>
          </table:table-cell>
        </table:table-row>
        <table:table-row table:style-name="ro1">
          <table:table-cell office:value-type="float" office:value="14575006" calcext:value-type="float">
            <text:p>14575006</text:p>
          </table:table-cell>
          <table:table-cell table:formula="of:=[.A913]/1000/(60*60*24)" office:value-type="time" office:time-value="PT04H02M55.006S" calcext:value-type="time">
            <text:p>04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8.41" calcext:value-type="float">
            <text:p>508.41</text:p>
          </table:table-cell>
          <table:table-cell office:value-type="float" office:value="636.28" calcext:value-type="float">
            <text:p>636.28</text:p>
          </table:table-cell>
        </table:table-row>
        <table:table-row table:style-name="ro1">
          <table:table-cell office:value-type="float" office:value="14591006" calcext:value-type="float">
            <text:p>14591006</text:p>
          </table:table-cell>
          <table:table-cell table:formula="of:=[.A914]/1000/(60*60*24)" office:value-type="time" office:time-value="PT04H03M11.006S" calcext:value-type="time">
            <text:p>04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8.96" calcext:value-type="float">
            <text:p>508.96</text:p>
          </table:table-cell>
          <table:table-cell office:value-type="float" office:value="636.93" calcext:value-type="float">
            <text:p>636.93</text:p>
          </table:table-cell>
        </table:table-row>
        <table:table-row table:style-name="ro1">
          <table:table-cell office:value-type="float" office:value="14607006" calcext:value-type="float">
            <text:p>14607006</text:p>
          </table:table-cell>
          <table:table-cell table:formula="of:=[.A915]/1000/(60*60*24)" office:value-type="time" office:time-value="PT04H03M27.006S" calcext:value-type="time">
            <text:p>04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9.5" calcext:value-type="float">
            <text:p>509.5</text:p>
          </table:table-cell>
          <table:table-cell office:value-type="float" office:value="637.59" calcext:value-type="float">
            <text:p>637.59</text:p>
          </table:table-cell>
        </table:table-row>
        <table:table-row table:style-name="ro1">
          <table:table-cell office:value-type="float" office:value="14623006" calcext:value-type="float">
            <text:p>14623006</text:p>
          </table:table-cell>
          <table:table-cell table:formula="of:=[.A916]/1000/(60*60*24)" office:value-type="time" office:time-value="PT04H03M43.006S" calcext:value-type="time">
            <text:p>04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0.04" calcext:value-type="float">
            <text:p>510.04</text:p>
          </table:table-cell>
          <table:table-cell office:value-type="float" office:value="638.25" calcext:value-type="float">
            <text:p>638.25</text:p>
          </table:table-cell>
        </table:table-row>
        <table:table-row table:style-name="ro1">
          <table:table-cell office:value-type="float" office:value="14639006" calcext:value-type="float">
            <text:p>14639006</text:p>
          </table:table-cell>
          <table:table-cell table:formula="of:=[.A917]/1000/(60*60*24)" office:value-type="time" office:time-value="PT04H03M59.006S" calcext:value-type="time">
            <text:p>04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10.58" calcext:value-type="float">
            <text:p>510.58</text:p>
          </table:table-cell>
          <table:table-cell office:value-type="float" office:value="638.9" calcext:value-type="float">
            <text:p>638.9</text:p>
          </table:table-cell>
        </table:table-row>
        <table:table-row table:style-name="ro1">
          <table:table-cell office:value-type="float" office:value="14655006" calcext:value-type="float">
            <text:p>14655006</text:p>
          </table:table-cell>
          <table:table-cell table:formula="of:=[.A918]/1000/(60*60*24)" office:value-type="time" office:time-value="PT04H04M15.006S" calcext:value-type="time">
            <text:p>04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1.12" calcext:value-type="float">
            <text:p>511.12</text:p>
          </table:table-cell>
          <table:table-cell office:value-type="float" office:value="639.56" calcext:value-type="float">
            <text:p>639.56</text:p>
          </table:table-cell>
        </table:table-row>
        <table:table-row table:style-name="ro1">
          <table:table-cell office:value-type="float" office:value="14671006" calcext:value-type="float">
            <text:p>14671006</text:p>
          </table:table-cell>
          <table:table-cell table:formula="of:=[.A919]/1000/(60*60*24)" office:value-type="time" office:time-value="PT04H04M31.006S" calcext:value-type="time">
            <text:p>04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1.66" calcext:value-type="float">
            <text:p>511.66</text:p>
          </table:table-cell>
          <table:table-cell office:value-type="float" office:value="640.22" calcext:value-type="float">
            <text:p>640.22</text:p>
          </table:table-cell>
        </table:table-row>
        <table:table-row table:style-name="ro1">
          <table:table-cell office:value-type="float" office:value="14687006" calcext:value-type="float">
            <text:p>14687006</text:p>
          </table:table-cell>
          <table:table-cell table:formula="of:=[.A920]/1000/(60*60*24)" office:value-type="time" office:time-value="PT04H04M47.006S" calcext:value-type="time">
            <text:p>04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2.21" calcext:value-type="float">
            <text:p>512.21</text:p>
          </table:table-cell>
          <table:table-cell office:value-type="float" office:value="640.87" calcext:value-type="float">
            <text:p>640.87</text:p>
          </table:table-cell>
        </table:table-row>
        <table:table-row table:style-name="ro1">
          <table:table-cell office:value-type="float" office:value="14703006" calcext:value-type="float">
            <text:p>14703006</text:p>
          </table:table-cell>
          <table:table-cell table:formula="of:=[.A921]/1000/(60*60*24)" office:value-type="time" office:time-value="PT04H05M03.006S" calcext:value-type="time">
            <text:p>04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2.75" calcext:value-type="float">
            <text:p>512.75</text:p>
          </table:table-cell>
          <table:table-cell office:value-type="float" office:value="641.53" calcext:value-type="float">
            <text:p>641.53</text:p>
          </table:table-cell>
        </table:table-row>
        <table:table-row table:style-name="ro1">
          <table:table-cell office:value-type="float" office:value="14719006" calcext:value-type="float">
            <text:p>14719006</text:p>
          </table:table-cell>
          <table:table-cell table:formula="of:=[.A922]/1000/(60*60*24)" office:value-type="time" office:time-value="PT04H05M19.006S" calcext:value-type="time">
            <text:p>04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3.29" calcext:value-type="float">
            <text:p>513.29</text:p>
          </table:table-cell>
          <table:table-cell office:value-type="float" office:value="642.19" calcext:value-type="float">
            <text:p>642.19</text:p>
          </table:table-cell>
        </table:table-row>
        <table:table-row table:style-name="ro1">
          <table:table-cell office:value-type="float" office:value="14735006" calcext:value-type="float">
            <text:p>14735006</text:p>
          </table:table-cell>
          <table:table-cell table:formula="of:=[.A923]/1000/(60*60*24)" office:value-type="time" office:time-value="PT04H05M35.006S" calcext:value-type="time">
            <text:p>04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3.83" calcext:value-type="float">
            <text:p>513.83</text:p>
          </table:table-cell>
          <table:table-cell office:value-type="float" office:value="642.84" calcext:value-type="float">
            <text:p>642.84</text:p>
          </table:table-cell>
        </table:table-row>
        <table:table-row table:style-name="ro1">
          <table:table-cell office:value-type="float" office:value="14751006" calcext:value-type="float">
            <text:p>14751006</text:p>
          </table:table-cell>
          <table:table-cell table:formula="of:=[.A924]/1000/(60*60*24)" office:value-type="time" office:time-value="PT04H05M51.006S" calcext:value-type="time">
            <text:p>04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4.37" calcext:value-type="float">
            <text:p>514.37</text:p>
          </table:table-cell>
          <table:table-cell office:value-type="float" office:value="643.5" calcext:value-type="float">
            <text:p>643.5</text:p>
          </table:table-cell>
        </table:table-row>
        <table:table-row table:style-name="ro1">
          <table:table-cell office:value-type="float" office:value="14767006" calcext:value-type="float">
            <text:p>14767006</text:p>
          </table:table-cell>
          <table:table-cell table:formula="of:=[.A925]/1000/(60*60*24)" office:value-type="time" office:time-value="PT04H06M07.006S" calcext:value-type="time">
            <text:p>04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4.92" calcext:value-type="float">
            <text:p>514.92</text:p>
          </table:table-cell>
          <table:table-cell office:value-type="float" office:value="644.15" calcext:value-type="float">
            <text:p>644.15</text:p>
          </table:table-cell>
        </table:table-row>
        <table:table-row table:style-name="ro1">
          <table:table-cell office:value-type="float" office:value="14783006" calcext:value-type="float">
            <text:p>14783006</text:p>
          </table:table-cell>
          <table:table-cell table:formula="of:=[.A926]/1000/(60*60*24)" office:value-type="time" office:time-value="PT04H06M23.006S" calcext:value-type="time">
            <text:p>04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15.46" calcext:value-type="float">
            <text:p>515.46</text:p>
          </table:table-cell>
          <table:table-cell office:value-type="float" office:value="644.81" calcext:value-type="float">
            <text:p>644.81</text:p>
          </table:table-cell>
        </table:table-row>
        <table:table-row table:style-name="ro1">
          <table:table-cell office:value-type="float" office:value="14799006" calcext:value-type="float">
            <text:p>14799006</text:p>
          </table:table-cell>
          <table:table-cell table:formula="of:=[.A927]/1000/(60*60*24)" office:value-type="time" office:time-value="PT04H06M39.006S" calcext:value-type="time">
            <text:p>04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16" calcext:value-type="float">
            <text:p>516</text:p>
          </table:table-cell>
          <table:table-cell office:value-type="float" office:value="645.47" calcext:value-type="float">
            <text:p>645.47</text:p>
          </table:table-cell>
        </table:table-row>
        <table:table-row table:style-name="ro1">
          <table:table-cell office:value-type="float" office:value="14815006" calcext:value-type="float">
            <text:p>14815006</text:p>
          </table:table-cell>
          <table:table-cell table:formula="of:=[.A928]/1000/(60*60*24)" office:value-type="time" office:time-value="PT04H06M55.006S" calcext:value-type="time">
            <text:p>04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6.54" calcext:value-type="float">
            <text:p>516.54</text:p>
          </table:table-cell>
          <table:table-cell office:value-type="float" office:value="646.12" calcext:value-type="float">
            <text:p>646.12</text:p>
          </table:table-cell>
        </table:table-row>
        <table:table-row table:style-name="ro1">
          <table:table-cell office:value-type="float" office:value="14831006" calcext:value-type="float">
            <text:p>14831006</text:p>
          </table:table-cell>
          <table:table-cell table:formula="of:=[.A929]/1000/(60*60*24)" office:value-type="time" office:time-value="PT04H07M11.006S" calcext:value-type="time">
            <text:p>04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7.08" calcext:value-type="float">
            <text:p>517.08</text:p>
          </table:table-cell>
          <table:table-cell office:value-type="float" office:value="646.78" calcext:value-type="float">
            <text:p>646.78</text:p>
          </table:table-cell>
        </table:table-row>
        <table:table-row table:style-name="ro1">
          <table:table-cell office:value-type="float" office:value="14847006" calcext:value-type="float">
            <text:p>14847006</text:p>
          </table:table-cell>
          <table:table-cell table:formula="of:=[.A930]/1000/(60*60*24)" office:value-type="time" office:time-value="PT04H07M27.006S" calcext:value-type="time">
            <text:p>04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28" calcext:value-type="float">
            <text:p>147.28</text:p>
          </table:table-cell>
          <table:table-cell office:value-type="float" office:value="517.62" calcext:value-type="float">
            <text:p>517.62</text:p>
          </table:table-cell>
          <table:table-cell office:value-type="float" office:value="647.44" calcext:value-type="float">
            <text:p>647.44</text:p>
          </table:table-cell>
        </table:table-row>
        <table:table-row table:style-name="ro1">
          <table:table-cell office:value-type="float" office:value="14863006" calcext:value-type="float">
            <text:p>14863006</text:p>
          </table:table-cell>
          <table:table-cell table:formula="of:=[.A931]/1000/(60*60*24)" office:value-type="time" office:time-value="PT04H07M43.006S" calcext:value-type="time">
            <text:p>04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8.17" calcext:value-type="float">
            <text:p>518.17</text:p>
          </table:table-cell>
          <table:table-cell office:value-type="float" office:value="648.09" calcext:value-type="float">
            <text:p>648.09</text:p>
          </table:table-cell>
        </table:table-row>
        <table:table-row table:style-name="ro1">
          <table:table-cell office:value-type="float" office:value="14879006" calcext:value-type="float">
            <text:p>14879006</text:p>
          </table:table-cell>
          <table:table-cell table:formula="of:=[.A932]/1000/(60*60*24)" office:value-type="time" office:time-value="PT04H07M59.006S" calcext:value-type="time">
            <text:p>04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18.71" calcext:value-type="float">
            <text:p>518.71</text:p>
          </table:table-cell>
          <table:table-cell office:value-type="float" office:value="648.75" calcext:value-type="float">
            <text:p>648.75</text:p>
          </table:table-cell>
        </table:table-row>
        <table:table-row table:style-name="ro1">
          <table:table-cell office:value-type="float" office:value="14895006" calcext:value-type="float">
            <text:p>14895006</text:p>
          </table:table-cell>
          <table:table-cell table:formula="of:=[.A933]/1000/(60*60*24)" office:value-type="time" office:time-value="PT04H08M15.006S" calcext:value-type="time">
            <text:p>04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9.25" calcext:value-type="float">
            <text:p>519.25</text:p>
          </table:table-cell>
          <table:table-cell office:value-type="float" office:value="649.4" calcext:value-type="float">
            <text:p>649.4</text:p>
          </table:table-cell>
        </table:table-row>
        <table:table-row table:style-name="ro1">
          <table:table-cell office:value-type="float" office:value="14911006" calcext:value-type="float">
            <text:p>14911006</text:p>
          </table:table-cell>
          <table:table-cell table:formula="of:=[.A934]/1000/(60*60*24)" office:value-type="time" office:time-value="PT04H08M31.006S" calcext:value-type="time">
            <text:p>04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19.79" calcext:value-type="float">
            <text:p>519.79</text:p>
          </table:table-cell>
          <table:table-cell office:value-type="float" office:value="650.06" calcext:value-type="float">
            <text:p>650.06</text:p>
          </table:table-cell>
        </table:table-row>
        <table:table-row table:style-name="ro1">
          <table:table-cell office:value-type="float" office:value="14927006" calcext:value-type="float">
            <text:p>14927006</text:p>
          </table:table-cell>
          <table:table-cell table:formula="of:=[.A935]/1000/(60*60*24)" office:value-type="time" office:time-value="PT04H08M47.006S" calcext:value-type="time">
            <text:p>04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20.33" calcext:value-type="float">
            <text:p>520.33</text:p>
          </table:table-cell>
          <table:table-cell office:value-type="float" office:value="650.72" calcext:value-type="float">
            <text:p>650.72</text:p>
          </table:table-cell>
        </table:table-row>
        <table:table-row table:style-name="ro1">
          <table:table-cell office:value-type="float" office:value="14943006" calcext:value-type="float">
            <text:p>14943006</text:p>
          </table:table-cell>
          <table:table-cell table:formula="of:=[.A936]/1000/(60*60*24)" office:value-type="time" office:time-value="PT04H09M03.006S" calcext:value-type="time">
            <text:p>04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0.87" calcext:value-type="float">
            <text:p>520.87</text:p>
          </table:table-cell>
          <table:table-cell office:value-type="float" office:value="651.37" calcext:value-type="float">
            <text:p>651.37</text:p>
          </table:table-cell>
        </table:table-row>
        <table:table-row table:style-name="ro1">
          <table:table-cell office:value-type="float" office:value="14959006" calcext:value-type="float">
            <text:p>14959006</text:p>
          </table:table-cell>
          <table:table-cell table:formula="of:=[.A937]/1000/(60*60*24)" office:value-type="time" office:time-value="PT04H09M19.006S" calcext:value-type="time">
            <text:p>04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1.41" calcext:value-type="float">
            <text:p>521.41</text:p>
          </table:table-cell>
          <table:table-cell office:value-type="float" office:value="652.03" calcext:value-type="float">
            <text:p>652.03</text:p>
          </table:table-cell>
        </table:table-row>
        <table:table-row table:style-name="ro1">
          <table:table-cell office:value-type="float" office:value="14975006" calcext:value-type="float">
            <text:p>14975006</text:p>
          </table:table-cell>
          <table:table-cell table:formula="of:=[.A938]/1000/(60*60*24)" office:value-type="time" office:time-value="PT04H09M35.006S" calcext:value-type="time">
            <text:p>04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1.96" calcext:value-type="float">
            <text:p>521.96</text:p>
          </table:table-cell>
          <table:table-cell office:value-type="float" office:value="652.69" calcext:value-type="float">
            <text:p>652.69</text:p>
          </table:table-cell>
        </table:table-row>
        <table:table-row table:style-name="ro1">
          <table:table-cell office:value-type="float" office:value="14991006" calcext:value-type="float">
            <text:p>14991006</text:p>
          </table:table-cell>
          <table:table-cell table:formula="of:=[.A939]/1000/(60*60*24)" office:value-type="time" office:time-value="PT04H09M51.006S" calcext:value-type="time">
            <text:p>04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2.5" calcext:value-type="float">
            <text:p>522.5</text:p>
          </table:table-cell>
          <table:table-cell office:value-type="float" office:value="653.34" calcext:value-type="float">
            <text:p>653.34</text:p>
          </table:table-cell>
        </table:table-row>
        <table:table-row table:style-name="ro1">
          <table:table-cell office:value-type="float" office:value="15007006" calcext:value-type="float">
            <text:p>15007006</text:p>
          </table:table-cell>
          <table:table-cell table:formula="of:=[.A940]/1000/(60*60*24)" office:value-type="time" office:time-value="PT04H10M07.006S" calcext:value-type="time">
            <text:p>04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3.04" calcext:value-type="float">
            <text:p>523.0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5023006" calcext:value-type="float">
            <text:p>15023006</text:p>
          </table:table-cell>
          <table:table-cell table:formula="of:=[.A941]/1000/(60*60*24)" office:value-type="time" office:time-value="PT04H10M23.006S" calcext:value-type="time">
            <text:p>04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3.58" calcext:value-type="float">
            <text:p>523.58</text:p>
          </table:table-cell>
          <table:table-cell office:value-type="float" office:value="654.65" calcext:value-type="float">
            <text:p>654.65</text:p>
          </table:table-cell>
        </table:table-row>
        <table:table-row table:style-name="ro1">
          <table:table-cell office:value-type="float" office:value="15039006" calcext:value-type="float">
            <text:p>15039006</text:p>
          </table:table-cell>
          <table:table-cell table:formula="of:=[.A942]/1000/(60*60*24)" office:value-type="time" office:time-value="PT04H10M39.006S" calcext:value-type="time">
            <text:p>04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24.12" calcext:value-type="float">
            <text:p>524.12</text:p>
          </table:table-cell>
          <table:table-cell office:value-type="float" office:value="655.31" calcext:value-type="float">
            <text:p>655.31</text:p>
          </table:table-cell>
        </table:table-row>
        <table:table-row table:style-name="ro1">
          <table:table-cell office:value-type="float" office:value="15055006" calcext:value-type="float">
            <text:p>15055006</text:p>
          </table:table-cell>
          <table:table-cell table:formula="of:=[.A943]/1000/(60*60*24)" office:value-type="time" office:time-value="PT04H10M55.006S" calcext:value-type="time">
            <text:p>04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4.66" calcext:value-type="float">
            <text:p>524.66</text:p>
          </table:table-cell>
          <table:table-cell office:value-type="float" office:value="655.96" calcext:value-type="float">
            <text:p>655.96</text:p>
          </table:table-cell>
        </table:table-row>
        <table:table-row table:style-name="ro1">
          <table:table-cell office:value-type="float" office:value="15071006" calcext:value-type="float">
            <text:p>15071006</text:p>
          </table:table-cell>
          <table:table-cell table:formula="of:=[.A944]/1000/(60*60*24)" office:value-type="time" office:time-value="PT04H11M11.006S" calcext:value-type="time">
            <text:p>04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525.2" calcext:value-type="float">
            <text:p>525.2</text:p>
          </table:table-cell>
          <table:table-cell office:value-type="float" office:value="656.62" calcext:value-type="float">
            <text:p>656.62</text:p>
          </table:table-cell>
        </table:table-row>
        <table:table-row table:style-name="ro1">
          <table:table-cell office:value-type="float" office:value="15087006" calcext:value-type="float">
            <text:p>15087006</text:p>
          </table:table-cell>
          <table:table-cell table:formula="of:=[.A945]/1000/(60*60*24)" office:value-type="time" office:time-value="PT04H11M27.006S" calcext:value-type="time">
            <text:p>04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5.74" calcext:value-type="float">
            <text:p>525.74</text:p>
          </table:table-cell>
          <table:table-cell office:value-type="float" office:value="657.28" calcext:value-type="float">
            <text:p>657.28</text:p>
          </table:table-cell>
        </table:table-row>
        <table:table-row table:style-name="ro1">
          <table:table-cell office:value-type="float" office:value="15103005" calcext:value-type="float">
            <text:p>15103005</text:p>
          </table:table-cell>
          <table:table-cell table:formula="of:=[.A946]/1000/(60*60*24)" office:value-type="time" office:time-value="PT04H11M43.005S" calcext:value-type="time">
            <text:p>04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26.28" calcext:value-type="float">
            <text:p>526.28</text:p>
          </table:table-cell>
          <table:table-cell office:value-type="float" office:value="657.93" calcext:value-type="float">
            <text:p>657.93</text:p>
          </table:table-cell>
        </table:table-row>
        <table:table-row table:style-name="ro1">
          <table:table-cell office:value-type="float" office:value="15119006" calcext:value-type="float">
            <text:p>15119006</text:p>
          </table:table-cell>
          <table:table-cell table:formula="of:=[.A947]/1000/(60*60*24)" office:value-type="time" office:time-value="PT04H11M59.006S" calcext:value-type="time">
            <text:p>04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6.83" calcext:value-type="float">
            <text:p>526.83</text:p>
          </table:table-cell>
          <table:table-cell office:value-type="float" office:value="658.59" calcext:value-type="float">
            <text:p>658.59</text:p>
          </table:table-cell>
        </table:table-row>
        <table:table-row table:style-name="ro1">
          <table:table-cell office:value-type="float" office:value="15135006" calcext:value-type="float">
            <text:p>15135006</text:p>
          </table:table-cell>
          <table:table-cell table:formula="of:=[.A948]/1000/(60*60*24)" office:value-type="time" office:time-value="PT04H12M15.006S" calcext:value-type="time">
            <text:p>04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27.37" calcext:value-type="float">
            <text:p>527.37</text:p>
          </table:table-cell>
          <table:table-cell office:value-type="float" office:value="659.24" calcext:value-type="float">
            <text:p>659.24</text:p>
          </table:table-cell>
        </table:table-row>
        <table:table-row table:style-name="ro1">
          <table:table-cell office:value-type="float" office:value="15151006" calcext:value-type="float">
            <text:p>15151006</text:p>
          </table:table-cell>
          <table:table-cell table:formula="of:=[.A949]/1000/(60*60*24)" office:value-type="time" office:time-value="PT04H12M31.006S" calcext:value-type="time">
            <text:p>04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27.91" calcext:value-type="float">
            <text:p>527.91</text:p>
          </table:table-cell>
          <table:table-cell office:value-type="float" office:value="659.9" calcext:value-type="float">
            <text:p>659.9</text:p>
          </table:table-cell>
        </table:table-row>
        <table:table-row table:style-name="ro1">
          <table:table-cell office:value-type="float" office:value="15167006" calcext:value-type="float">
            <text:p>15167006</text:p>
          </table:table-cell>
          <table:table-cell table:formula="of:=[.A950]/1000/(60*60*24)" office:value-type="time" office:time-value="PT04H12M47.006S" calcext:value-type="time">
            <text:p>04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8.45" calcext:value-type="float">
            <text:p>528.45</text:p>
          </table:table-cell>
          <table:table-cell office:value-type="float" office:value="660.55" calcext:value-type="float">
            <text:p>660.55</text:p>
          </table:table-cell>
        </table:table-row>
        <table:table-row table:style-name="ro1">
          <table:table-cell office:value-type="float" office:value="15183006" calcext:value-type="float">
            <text:p>15183006</text:p>
          </table:table-cell>
          <table:table-cell table:formula="of:=[.A951]/1000/(60*60*24)" office:value-type="time" office:time-value="PT04H13M03.006S" calcext:value-type="time">
            <text:p>04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8.99" calcext:value-type="float">
            <text:p>528.99</text:p>
          </table:table-cell>
          <table:table-cell office:value-type="float" office:value="661.21" calcext:value-type="float">
            <text:p>661.21</text:p>
          </table:table-cell>
        </table:table-row>
        <table:table-row table:style-name="ro1">
          <table:table-cell office:value-type="float" office:value="15199006" calcext:value-type="float">
            <text:p>15199006</text:p>
          </table:table-cell>
          <table:table-cell table:formula="of:=[.A952]/1000/(60*60*24)" office:value-type="time" office:time-value="PT04H13M19.006S" calcext:value-type="time">
            <text:p>04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29.53" calcext:value-type="float">
            <text:p>529.53</text:p>
          </table:table-cell>
          <table:table-cell office:value-type="float" office:value="661.86" calcext:value-type="float">
            <text:p>661.86</text:p>
          </table:table-cell>
        </table:table-row>
        <table:table-row table:style-name="ro1">
          <table:table-cell office:value-type="float" office:value="15215006" calcext:value-type="float">
            <text:p>15215006</text:p>
          </table:table-cell>
          <table:table-cell table:formula="of:=[.A953]/1000/(60*60*24)" office:value-type="time" office:time-value="PT04H13M35.006S" calcext:value-type="time">
            <text:p>04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0.07" calcext:value-type="float">
            <text:p>530.07</text:p>
          </table:table-cell>
          <table:table-cell office:value-type="float" office:value="662.52" calcext:value-type="float">
            <text:p>662.52</text:p>
          </table:table-cell>
        </table:table-row>
        <table:table-row table:style-name="ro1">
          <table:table-cell office:value-type="float" office:value="15231006" calcext:value-type="float">
            <text:p>15231006</text:p>
          </table:table-cell>
          <table:table-cell table:formula="of:=[.A954]/1000/(60*60*24)" office:value-type="time" office:time-value="PT04H13M51.006S" calcext:value-type="time">
            <text:p>04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0.61" calcext:value-type="float">
            <text:p>530.61</text:p>
          </table:table-cell>
          <table:table-cell office:value-type="float" office:value="663.17" calcext:value-type="float">
            <text:p>663.17</text:p>
          </table:table-cell>
        </table:table-row>
        <table:table-row table:style-name="ro1">
          <table:table-cell office:value-type="float" office:value="15247006" calcext:value-type="float">
            <text:p>15247006</text:p>
          </table:table-cell>
          <table:table-cell table:formula="of:=[.A955]/1000/(60*60*24)" office:value-type="time" office:time-value="PT04H14M07.006S" calcext:value-type="time">
            <text:p>04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1.15" calcext:value-type="float">
            <text:p>531.15</text:p>
          </table:table-cell>
          <table:table-cell office:value-type="float" office:value="663.83" calcext:value-type="float">
            <text:p>663.83</text:p>
          </table:table-cell>
        </table:table-row>
        <table:table-row table:style-name="ro1">
          <table:table-cell office:value-type="float" office:value="15263006" calcext:value-type="float">
            <text:p>15263006</text:p>
          </table:table-cell>
          <table:table-cell table:formula="of:=[.A956]/1000/(60*60*24)" office:value-type="time" office:time-value="PT04H14M23.006S" calcext:value-type="time">
            <text:p>04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31.7" calcext:value-type="float">
            <text:p>531.7</text:p>
          </table:table-cell>
          <table:table-cell office:value-type="float" office:value="664.48" calcext:value-type="float">
            <text:p>664.48</text:p>
          </table:table-cell>
        </table:table-row>
        <table:table-row table:style-name="ro1">
          <table:table-cell office:value-type="float" office:value="15279006" calcext:value-type="float">
            <text:p>15279006</text:p>
          </table:table-cell>
          <table:table-cell table:formula="of:=[.A957]/1000/(60*60*24)" office:value-type="time" office:time-value="PT04H14M39.006S" calcext:value-type="time">
            <text:p>04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2.24" calcext:value-type="float">
            <text:p>532.24</text:p>
          </table:table-cell>
          <table:table-cell office:value-type="float" office:value="665.14" calcext:value-type="float">
            <text:p>665.14</text:p>
          </table:table-cell>
        </table:table-row>
        <table:table-row table:style-name="ro1">
          <table:table-cell office:value-type="float" office:value="15295006" calcext:value-type="float">
            <text:p>15295006</text:p>
          </table:table-cell>
          <table:table-cell table:formula="of:=[.A958]/1000/(60*60*24)" office:value-type="time" office:time-value="PT04H14M55.006S" calcext:value-type="time">
            <text:p>04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2.78" calcext:value-type="float">
            <text:p>532.78</text:p>
          </table:table-cell>
          <table:table-cell office:value-type="float" office:value="665.79" calcext:value-type="float">
            <text:p>665.79</text:p>
          </table:table-cell>
        </table:table-row>
        <table:table-row table:style-name="ro1">
          <table:table-cell office:value-type="float" office:value="15311006" calcext:value-type="float">
            <text:p>15311006</text:p>
          </table:table-cell>
          <table:table-cell table:formula="of:=[.A959]/1000/(60*60*24)" office:value-type="time" office:time-value="PT04H15M11.006S" calcext:value-type="time">
            <text:p>04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33.32" calcext:value-type="float">
            <text:p>533.32</text:p>
          </table:table-cell>
          <table:table-cell office:value-type="float" office:value="666.45" calcext:value-type="float">
            <text:p>666.45</text:p>
          </table:table-cell>
        </table:table-row>
        <table:table-row table:style-name="ro1">
          <table:table-cell office:value-type="float" office:value="15327006" calcext:value-type="float">
            <text:p>15327006</text:p>
          </table:table-cell>
          <table:table-cell table:formula="of:=[.A960]/1000/(60*60*24)" office:value-type="time" office:time-value="PT04H15M27.006S" calcext:value-type="time">
            <text:p>04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3.86" calcext:value-type="float">
            <text:p>533.86</text:p>
          </table:table-cell>
          <table:table-cell office:value-type="float" office:value="667.1" calcext:value-type="float">
            <text:p>667.1</text:p>
          </table:table-cell>
        </table:table-row>
        <table:table-row table:style-name="ro1">
          <table:table-cell office:value-type="float" office:value="15343006" calcext:value-type="float">
            <text:p>15343006</text:p>
          </table:table-cell>
          <table:table-cell table:formula="of:=[.A961]/1000/(60*60*24)" office:value-type="time" office:time-value="PT04H15M43.006S" calcext:value-type="time">
            <text:p>04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4.4" calcext:value-type="float">
            <text:p>534.4</text:p>
          </table:table-cell>
          <table:table-cell office:value-type="float" office:value="667.76" calcext:value-type="float">
            <text:p>667.76</text:p>
          </table:table-cell>
        </table:table-row>
        <table:table-row table:style-name="ro1">
          <table:table-cell office:value-type="float" office:value="15359006" calcext:value-type="float">
            <text:p>15359006</text:p>
          </table:table-cell>
          <table:table-cell table:formula="of:=[.A962]/1000/(60*60*24)" office:value-type="time" office:time-value="PT04H15M59.006S" calcext:value-type="time">
            <text:p>04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34.94" calcext:value-type="float">
            <text:p>534.94</text:p>
          </table:table-cell>
          <table:table-cell office:value-type="float" office:value="668.41" calcext:value-type="float">
            <text:p>668.41</text:p>
          </table:table-cell>
        </table:table-row>
        <table:table-row table:style-name="ro1">
          <table:table-cell office:value-type="float" office:value="15375006" calcext:value-type="float">
            <text:p>15375006</text:p>
          </table:table-cell>
          <table:table-cell table:formula="of:=[.A963]/1000/(60*60*24)" office:value-type="time" office:time-value="PT04H16M15.006S" calcext:value-type="time">
            <text:p>04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35.48" calcext:value-type="float">
            <text:p>535.48</text:p>
          </table:table-cell>
          <table:table-cell office:value-type="float" office:value="669.07" calcext:value-type="float">
            <text:p>669.07</text:p>
          </table:table-cell>
        </table:table-row>
        <table:table-row table:style-name="ro1">
          <table:table-cell office:value-type="float" office:value="15391006" calcext:value-type="float">
            <text:p>15391006</text:p>
          </table:table-cell>
          <table:table-cell table:formula="of:=[.A964]/1000/(60*60*24)" office:value-type="time" office:time-value="PT04H16M31.006S" calcext:value-type="time">
            <text:p>04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6.02" calcext:value-type="float">
            <text:p>536.02</text:p>
          </table:table-cell>
          <table:table-cell office:value-type="float" office:value="669.72" calcext:value-type="float">
            <text:p>669.72</text:p>
          </table:table-cell>
        </table:table-row>
        <table:table-row table:style-name="ro1">
          <table:table-cell office:value-type="float" office:value="15407006" calcext:value-type="float">
            <text:p>15407006</text:p>
          </table:table-cell>
          <table:table-cell table:formula="of:=[.A965]/1000/(60*60*24)" office:value-type="time" office:time-value="PT04H16M47.006S" calcext:value-type="time">
            <text:p>04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36.56" calcext:value-type="float">
            <text:p>536.56</text:p>
          </table:table-cell>
          <table:table-cell office:value-type="float" office:value="670.38" calcext:value-type="float">
            <text:p>670.38</text:p>
          </table:table-cell>
        </table:table-row>
        <table:table-row table:style-name="ro1">
          <table:table-cell office:value-type="float" office:value="15423006" calcext:value-type="float">
            <text:p>15423006</text:p>
          </table:table-cell>
          <table:table-cell table:formula="of:=[.A966]/1000/(60*60*24)" office:value-type="time" office:time-value="PT04H17M03.006S" calcext:value-type="time">
            <text:p>04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7.1" calcext:value-type="float">
            <text:p>537.1</text:p>
          </table:table-cell>
          <table:table-cell office:value-type="float" office:value="671.03" calcext:value-type="float">
            <text:p>671.03</text:p>
          </table:table-cell>
        </table:table-row>
        <table:table-row table:style-name="ro1">
          <table:table-cell office:value-type="float" office:value="15439006" calcext:value-type="float">
            <text:p>15439006</text:p>
          </table:table-cell>
          <table:table-cell table:formula="of:=[.A967]/1000/(60*60*24)" office:value-type="time" office:time-value="PT04H17M19.006S" calcext:value-type="time">
            <text:p>04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37.64" calcext:value-type="float">
            <text:p>537.64</text:p>
          </table:table-cell>
          <table:table-cell office:value-type="float" office:value="671.68" calcext:value-type="float">
            <text:p>671.68</text:p>
          </table:table-cell>
        </table:table-row>
        <table:table-row table:style-name="ro1">
          <table:table-cell office:value-type="float" office:value="15455006" calcext:value-type="float">
            <text:p>15455006</text:p>
          </table:table-cell>
          <table:table-cell table:formula="of:=[.A968]/1000/(60*60*24)" office:value-type="time" office:time-value="PT04H17M35.006S" calcext:value-type="time">
            <text:p>04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8.18" calcext:value-type="float">
            <text:p>538.18</text:p>
          </table:table-cell>
          <table:table-cell office:value-type="float" office:value="672.34" calcext:value-type="float">
            <text:p>672.34</text:p>
          </table:table-cell>
        </table:table-row>
        <table:table-row table:style-name="ro1">
          <table:table-cell office:value-type="float" office:value="15471006" calcext:value-type="float">
            <text:p>15471006</text:p>
          </table:table-cell>
          <table:table-cell table:formula="of:=[.A969]/1000/(60*60*24)" office:value-type="time" office:time-value="PT04H17M51.006S" calcext:value-type="time">
            <text:p>04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38.72" calcext:value-type="float">
            <text:p>538.72</text:p>
          </table:table-cell>
          <table:table-cell office:value-type="float" office:value="672.99" calcext:value-type="float">
            <text:p>672.99</text:p>
          </table:table-cell>
        </table:table-row>
        <table:table-row table:style-name="ro1">
          <table:table-cell office:value-type="float" office:value="15487006" calcext:value-type="float">
            <text:p>15487006</text:p>
          </table:table-cell>
          <table:table-cell table:formula="of:=[.A970]/1000/(60*60*24)" office:value-type="time" office:time-value="PT04H18M07.006S" calcext:value-type="time">
            <text:p>04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39.26" calcext:value-type="float">
            <text:p>539.26</text:p>
          </table:table-cell>
          <table:table-cell office:value-type="float" office:value="673.65" calcext:value-type="float">
            <text:p>673.65</text:p>
          </table:table-cell>
        </table:table-row>
        <table:table-row table:style-name="ro1">
          <table:table-cell office:value-type="float" office:value="15503006" calcext:value-type="float">
            <text:p>15503006</text:p>
          </table:table-cell>
          <table:table-cell table:formula="of:=[.A971]/1000/(60*60*24)" office:value-type="time" office:time-value="PT04H18M23.006S" calcext:value-type="time">
            <text:p>04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39.81" calcext:value-type="float">
            <text:p>539.81</text:p>
          </table:table-cell>
          <table:table-cell office:value-type="float" office:value="674.3" calcext:value-type="float">
            <text:p>674.3</text:p>
          </table:table-cell>
        </table:table-row>
        <table:table-row table:style-name="ro1">
          <table:table-cell office:value-type="float" office:value="15519006" calcext:value-type="float">
            <text:p>15519006</text:p>
          </table:table-cell>
          <table:table-cell table:formula="of:=[.A972]/1000/(60*60*24)" office:value-type="time" office:time-value="PT04H18M39.006S" calcext:value-type="time">
            <text:p>04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0.35" calcext:value-type="float">
            <text:p>540.35</text:p>
          </table:table-cell>
          <table:table-cell office:value-type="float" office:value="674.95" calcext:value-type="float">
            <text:p>674.95</text:p>
          </table:table-cell>
        </table:table-row>
        <table:table-row table:style-name="ro1">
          <table:table-cell office:value-type="float" office:value="15535006" calcext:value-type="float">
            <text:p>15535006</text:p>
          </table:table-cell>
          <table:table-cell table:formula="of:=[.A973]/1000/(60*60*24)" office:value-type="time" office:time-value="PT04H18M55.006S" calcext:value-type="time">
            <text:p>04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0.89" calcext:value-type="float">
            <text:p>540.89</text:p>
          </table:table-cell>
          <table:table-cell office:value-type="float" office:value="675.61" calcext:value-type="float">
            <text:p>675.61</text:p>
          </table:table-cell>
        </table:table-row>
        <table:table-row table:style-name="ro1">
          <table:table-cell office:value-type="float" office:value="15551006" calcext:value-type="float">
            <text:p>15551006</text:p>
          </table:table-cell>
          <table:table-cell table:formula="of:=[.A974]/1000/(60*60*24)" office:value-type="time" office:time-value="PT04H19M11.006S" calcext:value-type="time">
            <text:p>04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1.43" calcext:value-type="float">
            <text:p>541.43</text:p>
          </table:table-cell>
          <table:table-cell office:value-type="float" office:value="676.26" calcext:value-type="float">
            <text:p>676.26</text:p>
          </table:table-cell>
        </table:table-row>
        <table:table-row table:style-name="ro1">
          <table:table-cell office:value-type="float" office:value="15567006" calcext:value-type="float">
            <text:p>15567006</text:p>
          </table:table-cell>
          <table:table-cell table:formula="of:=[.A975]/1000/(60*60*24)" office:value-type="time" office:time-value="PT04H19M27.006S" calcext:value-type="time">
            <text:p>04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1.97" calcext:value-type="float">
            <text:p>541.97</text:p>
          </table:table-cell>
          <table:table-cell office:value-type="float" office:value="676.91" calcext:value-type="float">
            <text:p>676.91</text:p>
          </table:table-cell>
        </table:table-row>
        <table:table-row table:style-name="ro1">
          <table:table-cell office:value-type="float" office:value="15583006" calcext:value-type="float">
            <text:p>15583006</text:p>
          </table:table-cell>
          <table:table-cell table:formula="of:=[.A976]/1000/(60*60*24)" office:value-type="time" office:time-value="PT04H19M43.006S" calcext:value-type="time">
            <text:p>04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2.51" calcext:value-type="float">
            <text:p>542.51</text:p>
          </table:table-cell>
          <table:table-cell office:value-type="float" office:value="677.57" calcext:value-type="float">
            <text:p>677.57</text:p>
          </table:table-cell>
        </table:table-row>
        <table:table-row table:style-name="ro1">
          <table:table-cell office:value-type="float" office:value="15599005" calcext:value-type="float">
            <text:p>15599005</text:p>
          </table:table-cell>
          <table:table-cell table:formula="of:=[.A977]/1000/(60*60*24)" office:value-type="time" office:time-value="PT04H19M59.005S" calcext:value-type="time">
            <text:p>04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3.05" calcext:value-type="float">
            <text:p>543.05</text:p>
          </table:table-cell>
          <table:table-cell office:value-type="float" office:value="678.22" calcext:value-type="float">
            <text:p>678.22</text:p>
          </table:table-cell>
        </table:table-row>
        <table:table-row table:style-name="ro1">
          <table:table-cell office:value-type="float" office:value="15615006" calcext:value-type="float">
            <text:p>15615006</text:p>
          </table:table-cell>
          <table:table-cell table:formula="of:=[.A978]/1000/(60*60*24)" office:value-type="time" office:time-value="PT04H20M15.006S" calcext:value-type="time">
            <text:p>04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3.59" calcext:value-type="float">
            <text:p>543.59</text:p>
          </table:table-cell>
          <table:table-cell office:value-type="float" office:value="678.87" calcext:value-type="float">
            <text:p>678.87</text:p>
          </table:table-cell>
        </table:table-row>
        <table:table-row table:style-name="ro1">
          <table:table-cell office:value-type="float" office:value="15631006" calcext:value-type="float">
            <text:p>15631006</text:p>
          </table:table-cell>
          <table:table-cell table:formula="of:=[.A979]/1000/(60*60*24)" office:value-type="time" office:time-value="PT04H20M31.006S" calcext:value-type="time">
            <text:p>04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4.13" calcext:value-type="float">
            <text:p>544.13</text:p>
          </table:table-cell>
          <table:table-cell office:value-type="float" office:value="679.53" calcext:value-type="float">
            <text:p>679.53</text:p>
          </table:table-cell>
        </table:table-row>
        <table:table-row table:style-name="ro1">
          <table:table-cell office:value-type="float" office:value="15647006" calcext:value-type="float">
            <text:p>15647006</text:p>
          </table:table-cell>
          <table:table-cell table:formula="of:=[.A980]/1000/(60*60*24)" office:value-type="time" office:time-value="PT04H20M47.006S" calcext:value-type="time">
            <text:p>04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4.67" calcext:value-type="float">
            <text:p>544.67</text:p>
          </table:table-cell>
          <table:table-cell office:value-type="float" office:value="680.18" calcext:value-type="float">
            <text:p>680.18</text:p>
          </table:table-cell>
        </table:table-row>
        <table:table-row table:style-name="ro1">
          <table:table-cell office:value-type="float" office:value="15663006" calcext:value-type="float">
            <text:p>15663006</text:p>
          </table:table-cell>
          <table:table-cell table:formula="of:=[.A981]/1000/(60*60*24)" office:value-type="time" office:time-value="PT04H21M03.006S" calcext:value-type="time">
            <text:p>04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545.21" calcext:value-type="float">
            <text:p>545.21</text:p>
          </table:table-cell>
          <table:table-cell office:value-type="float" office:value="680.83" calcext:value-type="float">
            <text:p>680.83</text:p>
          </table:table-cell>
        </table:table-row>
        <table:table-row table:style-name="ro1">
          <table:table-cell office:value-type="float" office:value="15679006" calcext:value-type="float">
            <text:p>15679006</text:p>
          </table:table-cell>
          <table:table-cell table:formula="of:=[.A982]/1000/(60*60*24)" office:value-type="time" office:time-value="PT04H21M19.006S" calcext:value-type="time">
            <text:p>04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5.75" calcext:value-type="float">
            <text:p>545.75</text:p>
          </table:table-cell>
          <table:table-cell office:value-type="float" office:value="681.49" calcext:value-type="float">
            <text:p>681.49</text:p>
          </table:table-cell>
        </table:table-row>
        <table:table-row table:style-name="ro1">
          <table:table-cell office:value-type="float" office:value="15695006" calcext:value-type="float">
            <text:p>15695006</text:p>
          </table:table-cell>
          <table:table-cell table:formula="of:=[.A983]/1000/(60*60*24)" office:value-type="time" office:time-value="PT04H21M35.006S" calcext:value-type="time">
            <text:p>04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6.29" calcext:value-type="float">
            <text:p>546.29</text:p>
          </table:table-cell>
          <table:table-cell office:value-type="float" office:value="682.14" calcext:value-type="float">
            <text:p>682.14</text:p>
          </table:table-cell>
        </table:table-row>
        <table:table-row table:style-name="ro1">
          <table:table-cell office:value-type="float" office:value="15711006" calcext:value-type="float">
            <text:p>15711006</text:p>
          </table:table-cell>
          <table:table-cell table:formula="of:=[.A984]/1000/(60*60*24)" office:value-type="time" office:time-value="PT04H21M51.006S" calcext:value-type="time">
            <text:p>04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6.83" calcext:value-type="float">
            <text:p>546.83</text:p>
          </table:table-cell>
          <table:table-cell office:value-type="float" office:value="682.79" calcext:value-type="float">
            <text:p>682.79</text:p>
          </table:table-cell>
        </table:table-row>
        <table:table-row table:style-name="ro1">
          <table:table-cell office:value-type="float" office:value="15727006" calcext:value-type="float">
            <text:p>15727006</text:p>
          </table:table-cell>
          <table:table-cell table:formula="of:=[.A985]/1000/(60*60*24)" office:value-type="time" office:time-value="PT04H22M07.006S" calcext:value-type="time">
            <text:p>04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7.37" calcext:value-type="float">
            <text:p>547.37</text:p>
          </table:table-cell>
          <table:table-cell office:value-type="float" office:value="683.45" calcext:value-type="float">
            <text:p>683.45</text:p>
          </table:table-cell>
        </table:table-row>
        <table:table-row table:style-name="ro1">
          <table:table-cell office:value-type="float" office:value="15743006" calcext:value-type="float">
            <text:p>15743006</text:p>
          </table:table-cell>
          <table:table-cell table:formula="of:=[.A986]/1000/(60*60*24)" office:value-type="time" office:time-value="PT04H22M23.006S" calcext:value-type="time">
            <text:p>04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7.91" calcext:value-type="float">
            <text:p>547.91</text:p>
          </table:table-cell>
          <table:table-cell office:value-type="float" office:value="684.1" calcext:value-type="float">
            <text:p>684.1</text:p>
          </table:table-cell>
        </table:table-row>
        <table:table-row table:style-name="ro1">
          <table:table-cell office:value-type="float" office:value="15759006" calcext:value-type="float">
            <text:p>15759006</text:p>
          </table:table-cell>
          <table:table-cell table:formula="of:=[.A987]/1000/(60*60*24)" office:value-type="time" office:time-value="PT04H22M39.006S" calcext:value-type="time">
            <text:p>04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48.45" calcext:value-type="float">
            <text:p>548.45</text:p>
          </table:table-cell>
          <table:table-cell office:value-type="float" office:value="684.75" calcext:value-type="float">
            <text:p>684.75</text:p>
          </table:table-cell>
        </table:table-row>
        <table:table-row table:style-name="ro1">
          <table:table-cell office:value-type="float" office:value="15775006" calcext:value-type="float">
            <text:p>15775006</text:p>
          </table:table-cell>
          <table:table-cell table:formula="of:=[.A988]/1000/(60*60*24)" office:value-type="time" office:time-value="PT04H22M55.006S" calcext:value-type="time">
            <text:p>04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8.99" calcext:value-type="float">
            <text:p>548.99</text:p>
          </table:table-cell>
          <table:table-cell office:value-type="float" office:value="685.4" calcext:value-type="float">
            <text:p>685.4</text:p>
          </table:table-cell>
        </table:table-row>
        <table:table-row table:style-name="ro1">
          <table:table-cell office:value-type="float" office:value="15791006" calcext:value-type="float">
            <text:p>15791006</text:p>
          </table:table-cell>
          <table:table-cell table:formula="of:=[.A989]/1000/(60*60*24)" office:value-type="time" office:time-value="PT04H23M11.006S" calcext:value-type="time">
            <text:p>04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49.53" calcext:value-type="float">
            <text:p>549.53</text:p>
          </table:table-cell>
          <table:table-cell office:value-type="float" office:value="686.06" calcext:value-type="float">
            <text:p>686.06</text:p>
          </table:table-cell>
        </table:table-row>
        <table:table-row table:style-name="ro1">
          <table:table-cell office:value-type="float" office:value="15807006" calcext:value-type="float">
            <text:p>15807006</text:p>
          </table:table-cell>
          <table:table-cell table:formula="of:=[.A990]/1000/(60*60*24)" office:value-type="time" office:time-value="PT04H23M27.006S" calcext:value-type="time">
            <text:p>04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0.07" calcext:value-type="float">
            <text:p>550.07</text:p>
          </table:table-cell>
          <table:table-cell office:value-type="float" office:value="686.71" calcext:value-type="float">
            <text:p>686.71</text:p>
          </table:table-cell>
        </table:table-row>
        <table:table-row table:style-name="ro1">
          <table:table-cell office:value-type="float" office:value="15823006" calcext:value-type="float">
            <text:p>15823006</text:p>
          </table:table-cell>
          <table:table-cell table:formula="of:=[.A991]/1000/(60*60*24)" office:value-type="time" office:time-value="PT04H23M43.006S" calcext:value-type="time">
            <text:p>04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0.61" calcext:value-type="float">
            <text:p>550.61</text:p>
          </table:table-cell>
          <table:table-cell office:value-type="float" office:value="687.36" calcext:value-type="float">
            <text:p>687.36</text:p>
          </table:table-cell>
        </table:table-row>
        <table:table-row table:style-name="ro1">
          <table:table-cell office:value-type="float" office:value="15839006" calcext:value-type="float">
            <text:p>15839006</text:p>
          </table:table-cell>
          <table:table-cell table:formula="of:=[.A992]/1000/(60*60*24)" office:value-type="time" office:time-value="PT04H23M59.006S" calcext:value-type="time">
            <text:p>04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1.15" calcext:value-type="float">
            <text:p>551.15</text:p>
          </table:table-cell>
          <table:table-cell office:value-type="float" office:value="688.01" calcext:value-type="float">
            <text:p>688.01</text:p>
          </table:table-cell>
        </table:table-row>
        <table:table-row table:style-name="ro1">
          <table:table-cell office:value-type="float" office:value="15855006" calcext:value-type="float">
            <text:p>15855006</text:p>
          </table:table-cell>
          <table:table-cell table:formula="of:=[.A993]/1000/(60*60*24)" office:value-type="time" office:time-value="PT04H24M15.006S" calcext:value-type="time">
            <text:p>04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1.69" calcext:value-type="float">
            <text:p>551.69</text:p>
          </table:table-cell>
          <table:table-cell office:value-type="float" office:value="688.67" calcext:value-type="float">
            <text:p>688.67</text:p>
          </table:table-cell>
        </table:table-row>
        <table:table-row table:style-name="ro1">
          <table:table-cell office:value-type="float" office:value="15871006" calcext:value-type="float">
            <text:p>15871006</text:p>
          </table:table-cell>
          <table:table-cell table:formula="of:=[.A994]/1000/(60*60*24)" office:value-type="time" office:time-value="PT04H24M31.006S" calcext:value-type="time">
            <text:p>04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2.23" calcext:value-type="float">
            <text:p>552.23</text:p>
          </table:table-cell>
          <table:table-cell office:value-type="float" office:value="689.32" calcext:value-type="float">
            <text:p>689.32</text:p>
          </table:table-cell>
        </table:table-row>
        <table:table-row table:style-name="ro1">
          <table:table-cell office:value-type="float" office:value="15887006" calcext:value-type="float">
            <text:p>15887006</text:p>
          </table:table-cell>
          <table:table-cell table:formula="of:=[.A995]/1000/(60*60*24)" office:value-type="time" office:time-value="PT04H24M47.006S" calcext:value-type="time">
            <text:p>04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2.77" calcext:value-type="float">
            <text:p>552.77</text:p>
          </table:table-cell>
          <table:table-cell office:value-type="float" office:value="689.97" calcext:value-type="float">
            <text:p>689.97</text:p>
          </table:table-cell>
        </table:table-row>
        <table:table-row table:style-name="ro1">
          <table:table-cell office:value-type="float" office:value="15903006" calcext:value-type="float">
            <text:p>15903006</text:p>
          </table:table-cell>
          <table:table-cell table:formula="of:=[.A996]/1000/(60*60*24)" office:value-type="time" office:time-value="PT04H25M03.006S" calcext:value-type="time">
            <text:p>04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3.31" calcext:value-type="float">
            <text:p>553.31</text:p>
          </table:table-cell>
          <table:table-cell office:value-type="float" office:value="690.62" calcext:value-type="float">
            <text:p>690.62</text:p>
          </table:table-cell>
        </table:table-row>
        <table:table-row table:style-name="ro1">
          <table:table-cell office:value-type="float" office:value="15919006" calcext:value-type="float">
            <text:p>15919006</text:p>
          </table:table-cell>
          <table:table-cell table:formula="of:=[.A997]/1000/(60*60*24)" office:value-type="time" office:time-value="PT04H25M19.006S" calcext:value-type="time">
            <text:p>04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3.85" calcext:value-type="float">
            <text:p>553.85</text:p>
          </table:table-cell>
          <table:table-cell office:value-type="float" office:value="691.28" calcext:value-type="float">
            <text:p>691.28</text:p>
          </table:table-cell>
        </table:table-row>
        <table:table-row table:style-name="ro1">
          <table:table-cell office:value-type="float" office:value="15935006" calcext:value-type="float">
            <text:p>15935006</text:p>
          </table:table-cell>
          <table:table-cell table:formula="of:=[.A998]/1000/(60*60*24)" office:value-type="time" office:time-value="PT04H25M35.006S" calcext:value-type="time">
            <text:p>04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4.39" calcext:value-type="float">
            <text:p>554.39</text:p>
          </table:table-cell>
          <table:table-cell office:value-type="float" office:value="691.93" calcext:value-type="float">
            <text:p>691.93</text:p>
          </table:table-cell>
        </table:table-row>
        <table:table-row table:style-name="ro1">
          <table:table-cell office:value-type="float" office:value="15951006" calcext:value-type="float">
            <text:p>15951006</text:p>
          </table:table-cell>
          <table:table-cell table:formula="of:=[.A999]/1000/(60*60*24)" office:value-type="time" office:time-value="PT04H25M51.006S" calcext:value-type="time">
            <text:p>04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4.93" calcext:value-type="float">
            <text:p>554.93</text:p>
          </table:table-cell>
          <table:table-cell office:value-type="float" office:value="692.58" calcext:value-type="float">
            <text:p>692.58</text:p>
          </table:table-cell>
        </table:table-row>
        <table:table-row table:style-name="ro1">
          <table:table-cell office:value-type="float" office:value="15967006" calcext:value-type="float">
            <text:p>15967006</text:p>
          </table:table-cell>
          <table:table-cell table:formula="of:=[.A1000]/1000/(60*60*24)" office:value-type="time" office:time-value="PT04H26M07.006S" calcext:value-type="time">
            <text:p>04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5.47" calcext:value-type="float">
            <text:p>555.47</text:p>
          </table:table-cell>
          <table:table-cell office:value-type="float" office:value="693.23" calcext:value-type="float">
            <text:p>693.23</text:p>
          </table:table-cell>
        </table:table-row>
        <table:table-row table:style-name="ro1">
          <table:table-cell office:value-type="float" office:value="15983006" calcext:value-type="float">
            <text:p>15983006</text:p>
          </table:table-cell>
          <table:table-cell table:formula="of:=[.A1001]/1000/(60*60*24)" office:value-type="time" office:time-value="PT04H26M23.006S" calcext:value-type="time">
            <text:p>04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6.01" calcext:value-type="float">
            <text:p>556.01</text:p>
          </table:table-cell>
          <table:table-cell office:value-type="float" office:value="693.88" calcext:value-type="float">
            <text:p>693.88</text:p>
          </table:table-cell>
        </table:table-row>
        <table:table-row table:style-name="ro1">
          <table:table-cell office:value-type="float" office:value="15999006" calcext:value-type="float">
            <text:p>15999006</text:p>
          </table:table-cell>
          <table:table-cell table:formula="of:=[.A1002]/1000/(60*60*24)" office:value-type="time" office:time-value="PT04H26M39.006S" calcext:value-type="time">
            <text:p>04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6.55" calcext:value-type="float">
            <text:p>556.55</text:p>
          </table:table-cell>
          <table:table-cell office:value-type="float" office:value="694.54" calcext:value-type="float">
            <text:p>694.54</text:p>
          </table:table-cell>
        </table:table-row>
        <table:table-row table:style-name="ro1">
          <table:table-cell office:value-type="float" office:value="16015006" calcext:value-type="float">
            <text:p>16015006</text:p>
          </table:table-cell>
          <table:table-cell table:formula="of:=[.A1003]/1000/(60*60*24)" office:value-type="time" office:time-value="PT04H26M55.006S" calcext:value-type="time">
            <text:p>04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7.09" calcext:value-type="float">
            <text:p>557.09</text:p>
          </table:table-cell>
          <table:table-cell office:value-type="float" office:value="695.19" calcext:value-type="float">
            <text:p>695.19</text:p>
          </table:table-cell>
        </table:table-row>
        <table:table-row table:style-name="ro1">
          <table:table-cell office:value-type="float" office:value="16031006" calcext:value-type="float">
            <text:p>16031006</text:p>
          </table:table-cell>
          <table:table-cell table:formula="of:=[.A1004]/1000/(60*60*24)" office:value-type="time" office:time-value="PT04H27M11.006S" calcext:value-type="time">
            <text:p>04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57.63" calcext:value-type="float">
            <text:p>557.63</text:p>
          </table:table-cell>
          <table:table-cell office:value-type="float" office:value="695.84" calcext:value-type="float">
            <text:p>695.84</text:p>
          </table:table-cell>
        </table:table-row>
        <table:table-row table:style-name="ro1">
          <table:table-cell office:value-type="float" office:value="16047006" calcext:value-type="float">
            <text:p>16047006</text:p>
          </table:table-cell>
          <table:table-cell table:formula="of:=[.A1005]/1000/(60*60*24)" office:value-type="time" office:time-value="PT04H27M27.006S" calcext:value-type="time">
            <text:p>04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8.17" calcext:value-type="float">
            <text:p>558.17</text:p>
          </table:table-cell>
          <table:table-cell office:value-type="float" office:value="696.49" calcext:value-type="float">
            <text:p>696.49</text:p>
          </table:table-cell>
        </table:table-row>
        <table:table-row table:style-name="ro1">
          <table:table-cell office:value-type="float" office:value="16063006" calcext:value-type="float">
            <text:p>16063006</text:p>
          </table:table-cell>
          <table:table-cell table:formula="of:=[.A1006]/1000/(60*60*24)" office:value-type="time" office:time-value="PT04H27M43.006S" calcext:value-type="time">
            <text:p>04:27:43</text:p>
          </table:table-cell>
          <table:table-cell office:value-type="float" office:value="1.2" calcext:value-type="float">
            <text:p>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3" calcext:value-type="float">
            <text:p>146.3</text:p>
          </table:table-cell>
          <table:table-cell office:value-type="float" office:value="558.71" calcext:value-type="float">
            <text:p>558.71</text:p>
          </table:table-cell>
          <table:table-cell office:value-type="float" office:value="697.14" calcext:value-type="float">
            <text:p>697.14</text:p>
          </table:table-cell>
        </table:table-row>
        <table:table-row table:style-name="ro1">
          <table:table-cell office:value-type="float" office:value="16079006" calcext:value-type="float">
            <text:p>16079006</text:p>
          </table:table-cell>
          <table:table-cell table:formula="of:=[.A1007]/1000/(60*60*24)" office:value-type="time" office:time-value="PT04H27M59.006S" calcext:value-type="time">
            <text:p>04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9.25" calcext:value-type="float">
            <text:p>559.25</text:p>
          </table:table-cell>
          <table:table-cell office:value-type="float" office:value="697.8" calcext:value-type="float">
            <text:p>697.8</text:p>
          </table:table-cell>
        </table:table-row>
        <table:table-row table:style-name="ro1">
          <table:table-cell office:value-type="float" office:value="16095006" calcext:value-type="float">
            <text:p>16095006</text:p>
          </table:table-cell>
          <table:table-cell table:formula="of:=[.A1008]/1000/(60*60*24)" office:value-type="time" office:time-value="PT04H28M15.006S" calcext:value-type="time">
            <text:p>04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59.79" calcext:value-type="float">
            <text:p>559.79</text:p>
          </table:table-cell>
          <table:table-cell office:value-type="float" office:value="698.45" calcext:value-type="float">
            <text:p>698.45</text:p>
          </table:table-cell>
        </table:table-row>
        <table:table-row table:style-name="ro1">
          <table:table-cell office:value-type="float" office:value="16111006" calcext:value-type="float">
            <text:p>16111006</text:p>
          </table:table-cell>
          <table:table-cell table:formula="of:=[.A1009]/1000/(60*60*24)" office:value-type="time" office:time-value="PT04H28M31.006S" calcext:value-type="time">
            <text:p>04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0.33" calcext:value-type="float">
            <text:p>560.33</text:p>
          </table:table-cell>
          <table:table-cell office:value-type="float" office:value="699.1" calcext:value-type="float">
            <text:p>699.1</text:p>
          </table:table-cell>
        </table:table-row>
        <table:table-row table:style-name="ro1">
          <table:table-cell office:value-type="float" office:value="16127006" calcext:value-type="float">
            <text:p>16127006</text:p>
          </table:table-cell>
          <table:table-cell table:formula="of:=[.A1010]/1000/(60*60*24)" office:value-type="time" office:time-value="PT04H28M47.006S" calcext:value-type="time">
            <text:p>04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0.87" calcext:value-type="float">
            <text:p>560.87</text:p>
          </table:table-cell>
          <table:table-cell office:value-type="float" office:value="699.75" calcext:value-type="float">
            <text:p>699.75</text:p>
          </table:table-cell>
        </table:table-row>
        <table:table-row table:style-name="ro1">
          <table:table-cell office:value-type="float" office:value="16143006" calcext:value-type="float">
            <text:p>16143006</text:p>
          </table:table-cell>
          <table:table-cell table:formula="of:=[.A1011]/1000/(60*60*24)" office:value-type="time" office:time-value="PT04H29M03.006S" calcext:value-type="time">
            <text:p>04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1.41" calcext:value-type="float">
            <text:p>561.41</text:p>
          </table:table-cell>
          <table:table-cell office:value-type="float" office:value="700.4" calcext:value-type="float">
            <text:p>700.4</text:p>
          </table:table-cell>
        </table:table-row>
        <table:table-row table:style-name="ro1">
          <table:table-cell office:value-type="float" office:value="16159006" calcext:value-type="float">
            <text:p>16159006</text:p>
          </table:table-cell>
          <table:table-cell table:formula="of:=[.A1012]/1000/(60*60*24)" office:value-type="time" office:time-value="PT04H29M19.006S" calcext:value-type="time">
            <text:p>04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1.95" calcext:value-type="float">
            <text:p>561.95</text:p>
          </table:table-cell>
          <table:table-cell office:value-type="float" office:value="701.06" calcext:value-type="float">
            <text:p>701.06</text:p>
          </table:table-cell>
        </table:table-row>
        <table:table-row table:style-name="ro1">
          <table:table-cell office:value-type="float" office:value="16175006" calcext:value-type="float">
            <text:p>16175006</text:p>
          </table:table-cell>
          <table:table-cell table:formula="of:=[.A1013]/1000/(60*60*24)" office:value-type="time" office:time-value="PT04H29M35.006S" calcext:value-type="time">
            <text:p>04:29:35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562.49" calcext:value-type="float">
            <text:p>562.49</text:p>
          </table:table-cell>
          <table:table-cell office:value-type="float" office:value="701.71" calcext:value-type="float">
            <text:p>701.71</text:p>
          </table:table-cell>
        </table:table-row>
        <table:table-row table:style-name="ro1">
          <table:table-cell office:value-type="float" office:value="16191006" calcext:value-type="float">
            <text:p>16191006</text:p>
          </table:table-cell>
          <table:table-cell table:formula="of:=[.A1014]/1000/(60*60*24)" office:value-type="time" office:time-value="PT04H29M51.006S" calcext:value-type="time">
            <text:p>04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63.03" calcext:value-type="float">
            <text:p>563.03</text:p>
          </table:table-cell>
          <table:table-cell office:value-type="float" office:value="702.36" calcext:value-type="float">
            <text:p>702.36</text:p>
          </table:table-cell>
        </table:table-row>
        <table:table-row table:style-name="ro1">
          <table:table-cell office:value-type="float" office:value="16207006" calcext:value-type="float">
            <text:p>16207006</text:p>
          </table:table-cell>
          <table:table-cell table:formula="of:=[.A1015]/1000/(60*60*24)" office:value-type="time" office:time-value="PT04H30M07.006S" calcext:value-type="time">
            <text:p>04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3.57" calcext:value-type="float">
            <text:p>563.57</text:p>
          </table:table-cell>
          <table:table-cell office:value-type="float" office:value="703.01" calcext:value-type="float">
            <text:p>703.01</text:p>
          </table:table-cell>
        </table:table-row>
        <table:table-row table:style-name="ro1">
          <table:table-cell office:value-type="float" office:value="16223006" calcext:value-type="float">
            <text:p>16223006</text:p>
          </table:table-cell>
          <table:table-cell table:formula="of:=[.A1016]/1000/(60*60*24)" office:value-type="time" office:time-value="PT04H30M23.006S" calcext:value-type="time">
            <text:p>04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64.11" calcext:value-type="float">
            <text:p>564.11</text:p>
          </table:table-cell>
          <table:table-cell office:value-type="float" office:value="703.66" calcext:value-type="float">
            <text:p>703.66</text:p>
          </table:table-cell>
        </table:table-row>
        <table:table-row table:style-name="ro1">
          <table:table-cell office:value-type="float" office:value="16239006" calcext:value-type="float">
            <text:p>16239006</text:p>
          </table:table-cell>
          <table:table-cell table:formula="of:=[.A1017]/1000/(60*60*24)" office:value-type="time" office:time-value="PT04H30M39.006S" calcext:value-type="time">
            <text:p>04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4.65" calcext:value-type="float">
            <text:p>564.65</text:p>
          </table:table-cell>
          <table:table-cell office:value-type="float" office:value="704.31" calcext:value-type="float">
            <text:p>704.31</text:p>
          </table:table-cell>
        </table:table-row>
        <table:table-row table:style-name="ro1">
          <table:table-cell office:value-type="float" office:value="16255006" calcext:value-type="float">
            <text:p>16255006</text:p>
          </table:table-cell>
          <table:table-cell table:formula="of:=[.A1018]/1000/(60*60*24)" office:value-type="time" office:time-value="PT04H30M55.006S" calcext:value-type="time">
            <text:p>04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5.19" calcext:value-type="float">
            <text:p>565.19</text:p>
          </table:table-cell>
          <table:table-cell office:value-type="float" office:value="704.96" calcext:value-type="float">
            <text:p>704.96</text:p>
          </table:table-cell>
        </table:table-row>
        <table:table-row table:style-name="ro1">
          <table:table-cell office:value-type="float" office:value="16271006" calcext:value-type="float">
            <text:p>16271006</text:p>
          </table:table-cell>
          <table:table-cell table:formula="of:=[.A1019]/1000/(60*60*24)" office:value-type="time" office:time-value="PT04H31M11.006S" calcext:value-type="time">
            <text:p>04:31:1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565.73" calcext:value-type="float">
            <text:p>565.73</text:p>
          </table:table-cell>
          <table:table-cell office:value-type="float" office:value="705.61" calcext:value-type="float">
            <text:p>705.61</text:p>
          </table:table-cell>
        </table:table-row>
        <table:table-row table:style-name="ro1">
          <table:table-cell office:value-type="float" office:value="16287006" calcext:value-type="float">
            <text:p>16287006</text:p>
          </table:table-cell>
          <table:table-cell table:formula="of:=[.A1020]/1000/(60*60*24)" office:value-type="time" office:time-value="PT04H31M27.006S" calcext:value-type="time">
            <text:p>04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66.26" calcext:value-type="float">
            <text:p>566.26</text:p>
          </table:table-cell>
          <table:table-cell office:value-type="float" office:value="706.26" calcext:value-type="float">
            <text:p>706.26</text:p>
          </table:table-cell>
        </table:table-row>
        <table:table-row table:style-name="ro1">
          <table:table-cell office:value-type="float" office:value="16303006" calcext:value-type="float">
            <text:p>16303006</text:p>
          </table:table-cell>
          <table:table-cell table:formula="of:=[.A1021]/1000/(60*60*24)" office:value-type="time" office:time-value="PT04H31M43.006S" calcext:value-type="time">
            <text:p>04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66.8" calcext:value-type="float">
            <text:p>566.8</text:p>
          </table:table-cell>
          <table:table-cell office:value-type="float" office:value="706.92" calcext:value-type="float">
            <text:p>706.92</text:p>
          </table:table-cell>
        </table:table-row>
        <table:table-row table:style-name="ro1">
          <table:table-cell office:value-type="float" office:value="16319006" calcext:value-type="float">
            <text:p>16319006</text:p>
          </table:table-cell>
          <table:table-cell table:formula="of:=[.A1022]/1000/(60*60*24)" office:value-type="time" office:time-value="PT04H31M59.006S" calcext:value-type="time">
            <text:p>04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67.34" calcext:value-type="float">
            <text:p>567.34</text:p>
          </table:table-cell>
          <table:table-cell office:value-type="float" office:value="707.57" calcext:value-type="float">
            <text:p>707.57</text:p>
          </table:table-cell>
        </table:table-row>
        <table:table-row table:style-name="ro1">
          <table:table-cell office:value-type="float" office:value="16335006" calcext:value-type="float">
            <text:p>16335006</text:p>
          </table:table-cell>
          <table:table-cell table:formula="of:=[.A1023]/1000/(60*60*24)" office:value-type="time" office:time-value="PT04H32M15.006S" calcext:value-type="time">
            <text:p>04:32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67.88" calcext:value-type="float">
            <text:p>567.88</text:p>
          </table:table-cell>
          <table:table-cell office:value-type="float" office:value="708.22" calcext:value-type="float">
            <text:p>708.22</text:p>
          </table:table-cell>
        </table:table-row>
        <table:table-row table:style-name="ro1">
          <table:table-cell office:value-type="float" office:value="16351006" calcext:value-type="float">
            <text:p>16351006</text:p>
          </table:table-cell>
          <table:table-cell table:formula="of:=[.A1024]/1000/(60*60*24)" office:value-type="time" office:time-value="PT04H32M31.006S" calcext:value-type="time">
            <text:p>04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568.42" calcext:value-type="float">
            <text:p>568.42</text:p>
          </table:table-cell>
          <table:table-cell office:value-type="float" office:value="708.87" calcext:value-type="float">
            <text:p>708.87</text:p>
          </table:table-cell>
        </table:table-row>
        <table:table-row table:style-name="ro1">
          <table:table-cell office:value-type="float" office:value="16367006" calcext:value-type="float">
            <text:p>16367006</text:p>
          </table:table-cell>
          <table:table-cell table:formula="of:=[.A1025]/1000/(60*60*24)" office:value-type="time" office:time-value="PT04H32M47.006S" calcext:value-type="time">
            <text:p>04:32:4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68.96" calcext:value-type="float">
            <text:p>568.96</text:p>
          </table:table-cell>
          <table:table-cell office:value-type="float" office:value="709.52" calcext:value-type="float">
            <text:p>709.52</text:p>
          </table:table-cell>
        </table:table-row>
        <table:table-row table:style-name="ro1">
          <table:table-cell office:value-type="float" office:value="16383006" calcext:value-type="float">
            <text:p>16383006</text:p>
          </table:table-cell>
          <table:table-cell table:formula="of:=[.A1026]/1000/(60*60*24)" office:value-type="time" office:time-value="PT04H33M03.006S" calcext:value-type="time">
            <text:p>04:33:0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69.5" calcext:value-type="float">
            <text:p>569.5</text:p>
          </table:table-cell>
          <table:table-cell office:value-type="float" office:value="710.17" calcext:value-type="float">
            <text:p>710.17</text:p>
          </table:table-cell>
        </table:table-row>
        <table:table-row table:style-name="ro1">
          <table:table-cell office:value-type="float" office:value="16399006" calcext:value-type="float">
            <text:p>16399006</text:p>
          </table:table-cell>
          <table:table-cell table:formula="of:=[.A1027]/1000/(60*60*24)" office:value-type="time" office:time-value="PT04H33M19.006S" calcext:value-type="time">
            <text:p>04:33:1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0.04" calcext:value-type="float">
            <text:p>570.04</text:p>
          </table:table-cell>
          <table:table-cell office:value-type="float" office:value="710.82" calcext:value-type="float">
            <text:p>710.82</text:p>
          </table:table-cell>
        </table:table-row>
        <table:table-row table:style-name="ro1">
          <table:table-cell office:value-type="float" office:value="16415006" calcext:value-type="float">
            <text:p>16415006</text:p>
          </table:table-cell>
          <table:table-cell table:formula="of:=[.A1028]/1000/(60*60*24)" office:value-type="time" office:time-value="PT04H33M35.006S" calcext:value-type="time">
            <text:p>04:33:3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0.58" calcext:value-type="float">
            <text:p>570.58</text:p>
          </table:table-cell>
          <table:table-cell office:value-type="float" office:value="711.47" calcext:value-type="float">
            <text:p>711.47</text:p>
          </table:table-cell>
        </table:table-row>
        <table:table-row table:style-name="ro1">
          <table:table-cell office:value-type="float" office:value="16431006" calcext:value-type="float">
            <text:p>16431006</text:p>
          </table:table-cell>
          <table:table-cell table:formula="of:=[.A1029]/1000/(60*60*24)" office:value-type="time" office:time-value="PT04H33M51.006S" calcext:value-type="time">
            <text:p>04:3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1.12" calcext:value-type="float">
            <text:p>571.12</text:p>
          </table:table-cell>
          <table:table-cell office:value-type="float" office:value="712.11" calcext:value-type="float">
            <text:p>712.11</text:p>
          </table:table-cell>
        </table:table-row>
        <table:table-row table:style-name="ro1">
          <table:table-cell office:value-type="float" office:value="16447006" calcext:value-type="float">
            <text:p>16447006</text:p>
          </table:table-cell>
          <table:table-cell table:formula="of:=[.A1030]/1000/(60*60*24)" office:value-type="time" office:time-value="PT04H34M07.006S" calcext:value-type="time">
            <text:p>04:34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1.66" calcext:value-type="float">
            <text:p>571.66</text:p>
          </table:table-cell>
          <table:table-cell office:value-type="float" office:value="712.76" calcext:value-type="float">
            <text:p>712.76</text:p>
          </table:table-cell>
        </table:table-row>
        <table:table-row table:style-name="ro1">
          <table:table-cell office:value-type="float" office:value="16463006" calcext:value-type="float">
            <text:p>16463006</text:p>
          </table:table-cell>
          <table:table-cell table:formula="of:=[.A1031]/1000/(60*60*24)" office:value-type="time" office:time-value="PT04H34M23.006S" calcext:value-type="time">
            <text:p>04:34:2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2.2" calcext:value-type="float">
            <text:p>572.2</text:p>
          </table:table-cell>
          <table:table-cell office:value-type="float" office:value="713.41" calcext:value-type="float">
            <text:p>713.41</text:p>
          </table:table-cell>
        </table:table-row>
        <table:table-row table:style-name="ro1">
          <table:table-cell office:value-type="float" office:value="16479006" calcext:value-type="float">
            <text:p>16479006</text:p>
          </table:table-cell>
          <table:table-cell table:formula="of:=[.A1032]/1000/(60*60*24)" office:value-type="time" office:time-value="PT04H34M39.006S" calcext:value-type="time">
            <text:p>04:34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2.73" calcext:value-type="float">
            <text:p>572.73</text:p>
          </table:table-cell>
          <table:table-cell office:value-type="float" office:value="714.06" calcext:value-type="float">
            <text:p>714.06</text:p>
          </table:table-cell>
        </table:table-row>
        <table:table-row table:style-name="ro1">
          <table:table-cell office:value-type="float" office:value="16495006" calcext:value-type="float">
            <text:p>16495006</text:p>
          </table:table-cell>
          <table:table-cell table:formula="of:=[.A1033]/1000/(60*60*24)" office:value-type="time" office:time-value="PT04H34M55.006S" calcext:value-type="time">
            <text:p>04:34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3.27" calcext:value-type="float">
            <text:p>573.27</text:p>
          </table:table-cell>
          <table:table-cell office:value-type="float" office:value="714.71" calcext:value-type="float">
            <text:p>714.71</text:p>
          </table:table-cell>
        </table:table-row>
        <table:table-row table:style-name="ro1">
          <table:table-cell office:value-type="float" office:value="16511006" calcext:value-type="float">
            <text:p>16511006</text:p>
          </table:table-cell>
          <table:table-cell table:formula="of:=[.A1034]/1000/(60*60*24)" office:value-type="time" office:time-value="PT04H35M11.006S" calcext:value-type="time">
            <text:p>04:35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3.81" calcext:value-type="float">
            <text:p>573.81</text:p>
          </table:table-cell>
          <table:table-cell office:value-type="float" office:value="715.36" calcext:value-type="float">
            <text:p>715.36</text:p>
          </table:table-cell>
        </table:table-row>
        <table:table-row table:style-name="ro1">
          <table:table-cell office:value-type="float" office:value="16527006" calcext:value-type="float">
            <text:p>16527006</text:p>
          </table:table-cell>
          <table:table-cell table:formula="of:=[.A1035]/1000/(60*60*24)" office:value-type="time" office:time-value="PT04H35M27.006S" calcext:value-type="time">
            <text:p>04:35:2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4.35" calcext:value-type="float">
            <text:p>574.35</text:p>
          </table:table-cell>
          <table:table-cell office:value-type="float" office:value="716.01" calcext:value-type="float">
            <text:p>716.01</text:p>
          </table:table-cell>
        </table:table-row>
        <table:table-row table:style-name="ro1">
          <table:table-cell office:value-type="float" office:value="16543006" calcext:value-type="float">
            <text:p>16543006</text:p>
          </table:table-cell>
          <table:table-cell table:formula="of:=[.A1036]/1000/(60*60*24)" office:value-type="time" office:time-value="PT04H35M43.006S" calcext:value-type="time">
            <text:p>04:35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4.89" calcext:value-type="float">
            <text:p>574.89</text:p>
          </table:table-cell>
          <table:table-cell office:value-type="float" office:value="716.66" calcext:value-type="float">
            <text:p>716.66</text:p>
          </table:table-cell>
        </table:table-row>
        <table:table-row table:style-name="ro1">
          <table:table-cell office:value-type="float" office:value="16559006" calcext:value-type="float">
            <text:p>16559006</text:p>
          </table:table-cell>
          <table:table-cell table:formula="of:=[.A1037]/1000/(60*60*24)" office:value-type="time" office:time-value="PT04H35M59.006S" calcext:value-type="time">
            <text:p>04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5.43" calcext:value-type="float">
            <text:p>575.43</text:p>
          </table:table-cell>
          <table:table-cell office:value-type="float" office:value="717.31" calcext:value-type="float">
            <text:p>717.31</text:p>
          </table:table-cell>
        </table:table-row>
        <table:table-row table:style-name="ro1">
          <table:table-cell office:value-type="float" office:value="16575006" calcext:value-type="float">
            <text:p>16575006</text:p>
          </table:table-cell>
          <table:table-cell table:formula="of:=[.A1038]/1000/(60*60*24)" office:value-type="time" office:time-value="PT04H36M15.006S" calcext:value-type="time">
            <text:p>04:36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5.97" calcext:value-type="float">
            <text:p>575.97</text:p>
          </table:table-cell>
          <table:table-cell office:value-type="float" office:value="717.96" calcext:value-type="float">
            <text:p>717.96</text:p>
          </table:table-cell>
        </table:table-row>
        <table:table-row table:style-name="ro1">
          <table:table-cell office:value-type="float" office:value="16591006" calcext:value-type="float">
            <text:p>16591006</text:p>
          </table:table-cell>
          <table:table-cell table:formula="of:=[.A1039]/1000/(60*60*24)" office:value-type="time" office:time-value="PT04H36M31.006S" calcext:value-type="time">
            <text:p>04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6.51" calcext:value-type="float">
            <text:p>576.51</text:p>
          </table:table-cell>
          <table:table-cell office:value-type="float" office:value="718.61" calcext:value-type="float">
            <text:p>718.61</text:p>
          </table:table-cell>
        </table:table-row>
        <table:table-row table:style-name="ro1">
          <table:table-cell office:value-type="float" office:value="16607006" calcext:value-type="float">
            <text:p>16607006</text:p>
          </table:table-cell>
          <table:table-cell table:formula="of:=[.A1040]/1000/(60*60*24)" office:value-type="time" office:time-value="PT04H36M47.006S" calcext:value-type="time">
            <text:p>04:36:4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577.05" calcext:value-type="float">
            <text:p>577.05</text:p>
          </table:table-cell>
          <table:table-cell office:value-type="float" office:value="719.26" calcext:value-type="float">
            <text:p>719.26</text:p>
          </table:table-cell>
        </table:table-row>
        <table:table-row table:style-name="ro1">
          <table:table-cell office:value-type="float" office:value="16623006" calcext:value-type="float">
            <text:p>16623006</text:p>
          </table:table-cell>
          <table:table-cell table:formula="of:=[.A1041]/1000/(60*60*24)" office:value-type="time" office:time-value="PT04H37M03.006S" calcext:value-type="time">
            <text:p>04:37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7.59" calcext:value-type="float">
            <text:p>577.59</text:p>
          </table:table-cell>
          <table:table-cell office:value-type="float" office:value="719.9" calcext:value-type="float">
            <text:p>719.9</text:p>
          </table:table-cell>
        </table:table-row>
        <table:table-row table:style-name="ro1">
          <table:table-cell office:value-type="float" office:value="16639006" calcext:value-type="float">
            <text:p>16639006</text:p>
          </table:table-cell>
          <table:table-cell table:formula="of:=[.A1042]/1000/(60*60*24)" office:value-type="time" office:time-value="PT04H37M19.006S" calcext:value-type="time">
            <text:p>04:37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8.12" calcext:value-type="float">
            <text:p>578.12</text:p>
          </table:table-cell>
          <table:table-cell office:value-type="float" office:value="720.55" calcext:value-type="float">
            <text:p>720.55</text:p>
          </table:table-cell>
        </table:table-row>
        <table:table-row table:style-name="ro1">
          <table:table-cell office:value-type="float" office:value="16655006" calcext:value-type="float">
            <text:p>16655006</text:p>
          </table:table-cell>
          <table:table-cell table:formula="of:=[.A1043]/1000/(60*60*24)" office:value-type="time" office:time-value="PT04H37M35.006S" calcext:value-type="time">
            <text:p>04:37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8.66" calcext:value-type="float">
            <text:p>578.66</text:p>
          </table:table-cell>
          <table:table-cell office:value-type="float" office:value="721.2" calcext:value-type="float">
            <text:p>721.2</text:p>
          </table:table-cell>
        </table:table-row>
        <table:table-row table:style-name="ro1">
          <table:table-cell office:value-type="float" office:value="16671006" calcext:value-type="float">
            <text:p>16671006</text:p>
          </table:table-cell>
          <table:table-cell table:formula="of:=[.A1044]/1000/(60*60*24)" office:value-type="time" office:time-value="PT04H37M51.006S" calcext:value-type="time">
            <text:p>04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9.2" calcext:value-type="float">
            <text:p>579.2</text:p>
          </table:table-cell>
          <table:table-cell office:value-type="float" office:value="721.85" calcext:value-type="float">
            <text:p>721.85</text:p>
          </table:table-cell>
        </table:table-row>
        <table:table-row table:style-name="ro1">
          <table:table-cell office:value-type="float" office:value="16687006" calcext:value-type="float">
            <text:p>16687006</text:p>
          </table:table-cell>
          <table:table-cell table:formula="of:=[.A1045]/1000/(60*60*24)" office:value-type="time" office:time-value="PT04H38M07.006S" calcext:value-type="time">
            <text:p>04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79.74" calcext:value-type="float">
            <text:p>579.74</text:p>
          </table:table-cell>
          <table:table-cell office:value-type="float" office:value="722.5" calcext:value-type="float">
            <text:p>722.5</text:p>
          </table:table-cell>
        </table:table-row>
        <table:table-row table:style-name="ro1">
          <table:table-cell office:value-type="float" office:value="16703006" calcext:value-type="float">
            <text:p>16703006</text:p>
          </table:table-cell>
          <table:table-cell table:formula="of:=[.A1046]/1000/(60*60*24)" office:value-type="time" office:time-value="PT04H38M23.006S" calcext:value-type="time">
            <text:p>04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80.28" calcext:value-type="float">
            <text:p>580.28</text:p>
          </table:table-cell>
          <table:table-cell office:value-type="float" office:value="723.15" calcext:value-type="float">
            <text:p>723.15</text:p>
          </table:table-cell>
        </table:table-row>
        <table:table-row table:style-name="ro1">
          <table:table-cell office:value-type="float" office:value="16719006" calcext:value-type="float">
            <text:p>16719006</text:p>
          </table:table-cell>
          <table:table-cell table:formula="of:=[.A1047]/1000/(60*60*24)" office:value-type="time" office:time-value="PT04H38M39.006S" calcext:value-type="time">
            <text:p>04:38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80.82" calcext:value-type="float">
            <text:p>580.82</text:p>
          </table:table-cell>
          <table:table-cell office:value-type="float" office:value="723.8" calcext:value-type="float">
            <text:p>723.8</text:p>
          </table:table-cell>
        </table:table-row>
        <table:table-row table:style-name="ro1">
          <table:table-cell office:value-type="float" office:value="16735006" calcext:value-type="float">
            <text:p>16735006</text:p>
          </table:table-cell>
          <table:table-cell table:formula="of:=[.A1048]/1000/(60*60*24)" office:value-type="time" office:time-value="PT04H38M55.006S" calcext:value-type="time">
            <text:p>04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581.36" calcext:value-type="float">
            <text:p>581.36</text:p>
          </table:table-cell>
          <table:table-cell office:value-type="float" office:value="724.44" calcext:value-type="float">
            <text:p>724.44</text:p>
          </table:table-cell>
        </table:table-row>
        <table:table-row table:style-name="ro1">
          <table:table-cell office:value-type="float" office:value="16751006" calcext:value-type="float">
            <text:p>16751006</text:p>
          </table:table-cell>
          <table:table-cell table:formula="of:=[.A1049]/1000/(60*60*24)" office:value-type="time" office:time-value="PT04H39M11.006S" calcext:value-type="time">
            <text:p>04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1.9" calcext:value-type="float">
            <text:p>581.9</text:p>
          </table:table-cell>
          <table:table-cell office:value-type="float" office:value="725.09" calcext:value-type="float">
            <text:p>725.09</text:p>
          </table:table-cell>
        </table:table-row>
        <table:table-row table:style-name="ro1">
          <table:table-cell office:value-type="float" office:value="16767006" calcext:value-type="float">
            <text:p>16767006</text:p>
          </table:table-cell>
          <table:table-cell table:formula="of:=[.A1050]/1000/(60*60*24)" office:value-type="time" office:time-value="PT04H39M27.006S" calcext:value-type="time">
            <text:p>04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1" calcext:value-type="float">
            <text:p>121.1</text:p>
          </table:table-cell>
          <table:table-cell office:value-type="float" office:value="146.3" calcext:value-type="float">
            <text:p>146.3</text:p>
          </table:table-cell>
          <table:table-cell office:value-type="float" office:value="582.43" calcext:value-type="float">
            <text:p>582.43</text:p>
          </table:table-cell>
          <table:table-cell office:value-type="float" office:value="725.74" calcext:value-type="float">
            <text:p>725.74</text:p>
          </table:table-cell>
        </table:table-row>
        <table:table-row table:style-name="ro1">
          <table:table-cell office:value-type="float" office:value="16783006" calcext:value-type="float">
            <text:p>16783006</text:p>
          </table:table-cell>
          <table:table-cell table:formula="of:=[.A1051]/1000/(60*60*24)" office:value-type="time" office:time-value="PT04H39M43.006S" calcext:value-type="time">
            <text:p>04:39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2.97" calcext:value-type="float">
            <text:p>582.97</text:p>
          </table:table-cell>
          <table:table-cell office:value-type="float" office:value="726.39" calcext:value-type="float">
            <text:p>726.39</text:p>
          </table:table-cell>
        </table:table-row>
        <table:table-row table:style-name="ro1">
          <table:table-cell office:value-type="float" office:value="16799006" calcext:value-type="float">
            <text:p>16799006</text:p>
          </table:table-cell>
          <table:table-cell table:formula="of:=[.A1052]/1000/(60*60*24)" office:value-type="time" office:time-value="PT04H39M59.006S" calcext:value-type="time">
            <text:p>04:39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3.51" calcext:value-type="float">
            <text:p>583.51</text:p>
          </table:table-cell>
          <table:table-cell office:value-type="float" office:value="727.04" calcext:value-type="float">
            <text:p>727.04</text:p>
          </table:table-cell>
        </table:table-row>
        <table:table-row table:style-name="ro1">
          <table:table-cell office:value-type="float" office:value="16815006" calcext:value-type="float">
            <text:p>16815006</text:p>
          </table:table-cell>
          <table:table-cell table:formula="of:=[.A1053]/1000/(60*60*24)" office:value-type="time" office:time-value="PT04H40M15.006S" calcext:value-type="time">
            <text:p>04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4.05" calcext:value-type="float">
            <text:p>584.05</text:p>
          </table:table-cell>
          <table:table-cell office:value-type="float" office:value="727.69" calcext:value-type="float">
            <text:p>727.69</text:p>
          </table:table-cell>
        </table:table-row>
        <table:table-row table:style-name="ro1">
          <table:table-cell office:value-type="float" office:value="16831006" calcext:value-type="float">
            <text:p>16831006</text:p>
          </table:table-cell>
          <table:table-cell table:formula="of:=[.A1054]/1000/(60*60*24)" office:value-type="time" office:time-value="PT04H40M31.006S" calcext:value-type="time">
            <text:p>04:40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4.59" calcext:value-type="float">
            <text:p>584.59</text:p>
          </table:table-cell>
          <table:table-cell office:value-type="float" office:value="728.33" calcext:value-type="float">
            <text:p>728.33</text:p>
          </table:table-cell>
        </table:table-row>
        <table:table-row table:style-name="ro1">
          <table:table-cell office:value-type="float" office:value="16847006" calcext:value-type="float">
            <text:p>16847006</text:p>
          </table:table-cell>
          <table:table-cell table:formula="of:=[.A1055]/1000/(60*60*24)" office:value-type="time" office:time-value="PT04H40M47.006S" calcext:value-type="time">
            <text:p>04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1" calcext:value-type="float">
            <text:p>121.1</text:p>
          </table:table-cell>
          <table:table-cell office:value-type="float" office:value="146.3" calcext:value-type="float">
            <text:p>146.3</text:p>
          </table:table-cell>
          <table:table-cell office:value-type="float" office:value="585.13" calcext:value-type="float">
            <text:p>585.13</text:p>
          </table:table-cell>
          <table:table-cell office:value-type="float" office:value="728.98" calcext:value-type="float">
            <text:p>728.98</text:p>
          </table:table-cell>
        </table:table-row>
        <table:table-row table:style-name="ro1">
          <table:table-cell office:value-type="float" office:value="16863006" calcext:value-type="float">
            <text:p>16863006</text:p>
          </table:table-cell>
          <table:table-cell table:formula="of:=[.A1056]/1000/(60*60*24)" office:value-type="time" office:time-value="PT04H41M03.006S" calcext:value-type="time">
            <text:p>04:41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5.66" calcext:value-type="float">
            <text:p>585.66</text:p>
          </table:table-cell>
          <table:table-cell office:value-type="float" office:value="729.63" calcext:value-type="float">
            <text:p>729.63</text:p>
          </table:table-cell>
        </table:table-row>
        <table:table-row table:style-name="ro1">
          <table:table-cell office:value-type="float" office:value="16879006" calcext:value-type="float">
            <text:p>16879006</text:p>
          </table:table-cell>
          <table:table-cell table:formula="of:=[.A1057]/1000/(60*60*24)" office:value-type="time" office:time-value="PT04H41M19.006S" calcext:value-type="time">
            <text:p>04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6.2" calcext:value-type="float">
            <text:p>586.2</text:p>
          </table:table-cell>
          <table:table-cell office:value-type="float" office:value="730.28" calcext:value-type="float">
            <text:p>730.28</text:p>
          </table:table-cell>
        </table:table-row>
        <table:table-row table:style-name="ro1">
          <table:table-cell office:value-type="float" office:value="16895006" calcext:value-type="float">
            <text:p>16895006</text:p>
          </table:table-cell>
          <table:table-cell table:formula="of:=[.A1058]/1000/(60*60*24)" office:value-type="time" office:time-value="PT04H41M35.006S" calcext:value-type="time">
            <text:p>04:41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6.74" calcext:value-type="float">
            <text:p>586.74</text:p>
          </table:table-cell>
          <table:table-cell office:value-type="float" office:value="730.93" calcext:value-type="float">
            <text:p>730.93</text:p>
          </table:table-cell>
        </table:table-row>
        <table:table-row table:style-name="ro1">
          <table:table-cell office:value-type="float" office:value="16911006" calcext:value-type="float">
            <text:p>16911006</text:p>
          </table:table-cell>
          <table:table-cell table:formula="of:=[.A1059]/1000/(60*60*24)" office:value-type="time" office:time-value="PT04H41M51.006S" calcext:value-type="time">
            <text:p>04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87.28" calcext:value-type="float">
            <text:p>587.28</text:p>
          </table:table-cell>
          <table:table-cell office:value-type="float" office:value="731.58" calcext:value-type="float">
            <text:p>731.58</text:p>
          </table:table-cell>
        </table:table-row>
        <table:table-row table:style-name="ro1">
          <table:table-cell office:value-type="float" office:value="16927006" calcext:value-type="float">
            <text:p>16927006</text:p>
          </table:table-cell>
          <table:table-cell table:formula="of:=[.A1060]/1000/(60*60*24)" office:value-type="time" office:time-value="PT04H42M07.006S" calcext:value-type="time">
            <text:p>04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7.82" calcext:value-type="float">
            <text:p>587.82</text:p>
          </table:table-cell>
          <table:table-cell office:value-type="float" office:value="732.22" calcext:value-type="float">
            <text:p>732.22</text:p>
          </table:table-cell>
        </table:table-row>
        <table:table-row table:style-name="ro1">
          <table:table-cell office:value-type="float" office:value="16943006" calcext:value-type="float">
            <text:p>16943006</text:p>
          </table:table-cell>
          <table:table-cell table:formula="of:=[.A1061]/1000/(60*60*24)" office:value-type="time" office:time-value="PT04H42M23.006S" calcext:value-type="time">
            <text:p>04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88.36" calcext:value-type="float">
            <text:p>588.36</text:p>
          </table:table-cell>
          <table:table-cell office:value-type="float" office:value="732.87" calcext:value-type="float">
            <text:p>732.87</text:p>
          </table:table-cell>
        </table:table-row>
        <table:table-row table:style-name="ro1">
          <table:table-cell office:value-type="float" office:value="16959006" calcext:value-type="float">
            <text:p>16959006</text:p>
          </table:table-cell>
          <table:table-cell table:formula="of:=[.A1062]/1000/(60*60*24)" office:value-type="time" office:time-value="PT04H42M39.006S" calcext:value-type="time">
            <text:p>04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88.89" calcext:value-type="float">
            <text:p>588.89</text:p>
          </table:table-cell>
          <table:table-cell office:value-type="float" office:value="733.52" calcext:value-type="float">
            <text:p>733.52</text:p>
          </table:table-cell>
        </table:table-row>
        <table:table-row table:style-name="ro1">
          <table:table-cell office:value-type="float" office:value="16975006" calcext:value-type="float">
            <text:p>16975006</text:p>
          </table:table-cell>
          <table:table-cell table:formula="of:=[.A1063]/1000/(60*60*24)" office:value-type="time" office:time-value="PT04H42M55.006S" calcext:value-type="time">
            <text:p>04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89.43" calcext:value-type="float">
            <text:p>589.43</text:p>
          </table:table-cell>
          <table:table-cell office:value-type="float" office:value="734.17" calcext:value-type="float">
            <text:p>734.17</text:p>
          </table:table-cell>
        </table:table-row>
        <table:table-row table:style-name="ro1">
          <table:table-cell office:value-type="float" office:value="16991006" calcext:value-type="float">
            <text:p>16991006</text:p>
          </table:table-cell>
          <table:table-cell table:formula="of:=[.A1064]/1000/(60*60*24)" office:value-type="time" office:time-value="PT04H43M11.006S" calcext:value-type="time">
            <text:p>04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89.97" calcext:value-type="float">
            <text:p>589.97</text:p>
          </table:table-cell>
          <table:table-cell office:value-type="float" office:value="734.82" calcext:value-type="float">
            <text:p>734.82</text:p>
          </table:table-cell>
        </table:table-row>
        <table:table-row table:style-name="ro1">
          <table:table-cell office:value-type="float" office:value="17007006" calcext:value-type="float">
            <text:p>17007006</text:p>
          </table:table-cell>
          <table:table-cell table:formula="of:=[.A1065]/1000/(60*60*24)" office:value-type="time" office:time-value="PT04H43M27.006S" calcext:value-type="time">
            <text:p>04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590.51" calcext:value-type="float">
            <text:p>590.51</text:p>
          </table:table-cell>
          <table:table-cell office:value-type="float" office:value="735.46" calcext:value-type="float">
            <text:p>735.46</text:p>
          </table:table-cell>
        </table:table-row>
        <table:table-row table:style-name="ro1">
          <table:table-cell office:value-type="float" office:value="17023006" calcext:value-type="float">
            <text:p>17023006</text:p>
          </table:table-cell>
          <table:table-cell table:formula="of:=[.A1066]/1000/(60*60*24)" office:value-type="time" office:time-value="PT04H43M43.006S" calcext:value-type="time">
            <text:p>04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1.05" calcext:value-type="float">
            <text:p>591.05</text:p>
          </table:table-cell>
          <table:table-cell office:value-type="float" office:value="736.11" calcext:value-type="float">
            <text:p>736.11</text:p>
          </table:table-cell>
        </table:table-row>
        <table:table-row table:style-name="ro1">
          <table:table-cell office:value-type="float" office:value="17039006" calcext:value-type="float">
            <text:p>17039006</text:p>
          </table:table-cell>
          <table:table-cell table:formula="of:=[.A1067]/1000/(60*60*24)" office:value-type="time" office:time-value="PT04H43M59.006S" calcext:value-type="time">
            <text:p>04:43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1.58" calcext:value-type="float">
            <text:p>591.58</text:p>
          </table:table-cell>
          <table:table-cell office:value-type="float" office:value="736.76" calcext:value-type="float">
            <text:p>736.76</text:p>
          </table:table-cell>
        </table:table-row>
        <table:table-row table:style-name="ro1">
          <table:table-cell office:value-type="float" office:value="17055006" calcext:value-type="float">
            <text:p>17055006</text:p>
          </table:table-cell>
          <table:table-cell table:formula="of:=[.A1068]/1000/(60*60*24)" office:value-type="time" office:time-value="PT04H44M15.006S" calcext:value-type="time">
            <text:p>04:44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92.12" calcext:value-type="float">
            <text:p>592.12</text:p>
          </table:table-cell>
          <table:table-cell office:value-type="float" office:value="737.41" calcext:value-type="float">
            <text:p>737.41</text:p>
          </table:table-cell>
        </table:table-row>
        <table:table-row table:style-name="ro1">
          <table:table-cell office:value-type="float" office:value="17071006" calcext:value-type="float">
            <text:p>17071006</text:p>
          </table:table-cell>
          <table:table-cell table:formula="of:=[.A1069]/1000/(60*60*24)" office:value-type="time" office:time-value="PT04H44M31.006S" calcext:value-type="time">
            <text:p>04:44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92.66" calcext:value-type="float">
            <text:p>592.66</text:p>
          </table:table-cell>
          <table:table-cell office:value-type="float" office:value="738.05" calcext:value-type="float">
            <text:p>738.05</text:p>
          </table:table-cell>
        </table:table-row>
        <table:table-row table:style-name="ro1">
          <table:table-cell office:value-type="float" office:value="17087006" calcext:value-type="float">
            <text:p>17087006</text:p>
          </table:table-cell>
          <table:table-cell table:formula="of:=[.A1070]/1000/(60*60*24)" office:value-type="time" office:time-value="PT04H44M47.006S" calcext:value-type="time">
            <text:p>04:44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93.2" calcext:value-type="float">
            <text:p>593.2</text:p>
          </table:table-cell>
          <table:table-cell office:value-type="float" office:value="738.7" calcext:value-type="float">
            <text:p>738.7</text:p>
          </table:table-cell>
        </table:table-row>
        <table:table-row table:style-name="ro1">
          <table:table-cell office:value-type="float" office:value="17103006" calcext:value-type="float">
            <text:p>17103006</text:p>
          </table:table-cell>
          <table:table-cell table:formula="of:=[.A1071]/1000/(60*60*24)" office:value-type="time" office:time-value="PT04H45M03.006S" calcext:value-type="time">
            <text:p>04:45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3.74" calcext:value-type="float">
            <text:p>593.74</text:p>
          </table:table-cell>
          <table:table-cell office:value-type="float" office:value="739.35" calcext:value-type="float">
            <text:p>739.35</text:p>
          </table:table-cell>
        </table:table-row>
        <table:table-row table:style-name="ro1">
          <table:table-cell office:value-type="float" office:value="17119005" calcext:value-type="float">
            <text:p>17119005</text:p>
          </table:table-cell>
          <table:table-cell table:formula="of:=[.A1072]/1000/(60*60*24)" office:value-type="time" office:time-value="PT04H45M19.005S" calcext:value-type="time">
            <text:p>04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94.27" calcext:value-type="float">
            <text:p>594.27</text:p>
          </table:table-cell>
          <table:table-cell office:value-type="float" office:value="739.99" calcext:value-type="float">
            <text:p>739.99</text:p>
          </table:table-cell>
        </table:table-row>
        <table:table-row table:style-name="ro1">
          <table:table-cell office:value-type="float" office:value="17135006" calcext:value-type="float">
            <text:p>17135006</text:p>
          </table:table-cell>
          <table:table-cell table:formula="of:=[.A1073]/1000/(60*60*24)" office:value-type="time" office:time-value="PT04H45M35.006S" calcext:value-type="time">
            <text:p>04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4.81" calcext:value-type="float">
            <text:p>594.81</text:p>
          </table:table-cell>
          <table:table-cell office:value-type="float" office:value="740.64" calcext:value-type="float">
            <text:p>740.64</text:p>
          </table:table-cell>
        </table:table-row>
        <table:table-row table:style-name="ro1">
          <table:table-cell office:value-type="float" office:value="17151006" calcext:value-type="float">
            <text:p>17151006</text:p>
          </table:table-cell>
          <table:table-cell table:formula="of:=[.A1074]/1000/(60*60*24)" office:value-type="time" office:time-value="PT04H45M51.006S" calcext:value-type="time">
            <text:p>04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5.35" calcext:value-type="float">
            <text:p>595.35</text:p>
          </table:table-cell>
          <table:table-cell office:value-type="float" office:value="741.29" calcext:value-type="float">
            <text:p>741.29</text:p>
          </table:table-cell>
        </table:table-row>
        <table:table-row table:style-name="ro1">
          <table:table-cell office:value-type="float" office:value="17167006" calcext:value-type="float">
            <text:p>17167006</text:p>
          </table:table-cell>
          <table:table-cell table:formula="of:=[.A1075]/1000/(60*60*24)" office:value-type="time" office:time-value="PT04H46M07.006S" calcext:value-type="time">
            <text:p>04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595.89" calcext:value-type="float">
            <text:p>595.89</text:p>
          </table:table-cell>
          <table:table-cell office:value-type="float" office:value="741.94" calcext:value-type="float">
            <text:p>741.94</text:p>
          </table:table-cell>
        </table:table-row>
        <table:table-row table:style-name="ro1">
          <table:table-cell office:value-type="float" office:value="17183006" calcext:value-type="float">
            <text:p>17183006</text:p>
          </table:table-cell>
          <table:table-cell table:formula="of:=[.A1076]/1000/(60*60*24)" office:value-type="time" office:time-value="PT04H46M23.006S" calcext:value-type="time">
            <text:p>04:4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96.43" calcext:value-type="float">
            <text:p>596.43</text:p>
          </table:table-cell>
          <table:table-cell office:value-type="float" office:value="742.58" calcext:value-type="float">
            <text:p>742.58</text:p>
          </table:table-cell>
        </table:table-row>
        <table:table-row table:style-name="ro1">
          <table:table-cell office:value-type="float" office:value="17199005" calcext:value-type="float">
            <text:p>17199005</text:p>
          </table:table-cell>
          <table:table-cell table:formula="of:=[.A1077]/1000/(60*60*24)" office:value-type="time" office:time-value="PT04H46M39.005S" calcext:value-type="time">
            <text:p>04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596.96" calcext:value-type="float">
            <text:p>596.96</text:p>
          </table:table-cell>
          <table:table-cell office:value-type="float" office:value="743.23" calcext:value-type="float">
            <text:p>743.23</text:p>
          </table:table-cell>
        </table:table-row>
        <table:table-row table:style-name="ro1">
          <table:table-cell office:value-type="float" office:value="17215006" calcext:value-type="float">
            <text:p>17215006</text:p>
          </table:table-cell>
          <table:table-cell table:formula="of:=[.A1078]/1000/(60*60*24)" office:value-type="time" office:time-value="PT04H46M55.006S" calcext:value-type="time">
            <text:p>04:46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597.5" calcext:value-type="float">
            <text:p>597.5</text:p>
          </table:table-cell>
          <table:table-cell office:value-type="float" office:value="743.88" calcext:value-type="float">
            <text:p>743.88</text:p>
          </table:table-cell>
        </table:table-row>
        <table:table-row table:style-name="ro1">
          <table:table-cell office:value-type="float" office:value="17231006" calcext:value-type="float">
            <text:p>17231006</text:p>
          </table:table-cell>
          <table:table-cell table:formula="of:=[.A1079]/1000/(60*60*24)" office:value-type="time" office:time-value="PT04H47M11.006S" calcext:value-type="time">
            <text:p>04:4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98.04" calcext:value-type="float">
            <text:p>598.04</text:p>
          </table:table-cell>
          <table:table-cell office:value-type="float" office:value="744.52" calcext:value-type="float">
            <text:p>744.52</text:p>
          </table:table-cell>
        </table:table-row>
        <table:table-row table:style-name="ro1">
          <table:table-cell office:value-type="float" office:value="17247006" calcext:value-type="float">
            <text:p>17247006</text:p>
          </table:table-cell>
          <table:table-cell table:formula="of:=[.A1080]/1000/(60*60*24)" office:value-type="time" office:time-value="PT04H47M27.006S" calcext:value-type="time">
            <text:p>04:4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598.58" calcext:value-type="float">
            <text:p>598.58</text:p>
          </table:table-cell>
          <table:table-cell office:value-type="float" office:value="745.17" calcext:value-type="float">
            <text:p>745.17</text:p>
          </table:table-cell>
        </table:table-row>
        <table:table-row table:style-name="ro1">
          <table:table-cell office:value-type="float" office:value="17263006" calcext:value-type="float">
            <text:p>17263006</text:p>
          </table:table-cell>
          <table:table-cell table:formula="of:=[.A1081]/1000/(60*60*24)" office:value-type="time" office:time-value="PT04H47M43.006S" calcext:value-type="time">
            <text:p>04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599.11" calcext:value-type="float">
            <text:p>599.11</text:p>
          </table:table-cell>
          <table:table-cell office:value-type="float" office:value="745.82" calcext:value-type="float">
            <text:p>745.82</text:p>
          </table:table-cell>
        </table:table-row>
        <table:table-row table:style-name="ro1">
          <table:table-cell office:value-type="float" office:value="17279006" calcext:value-type="float">
            <text:p>17279006</text:p>
          </table:table-cell>
          <table:table-cell table:formula="of:=[.A1082]/1000/(60*60*24)" office:value-type="time" office:time-value="PT04H47M59.006S" calcext:value-type="time">
            <text:p>04:4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599.65" calcext:value-type="float">
            <text:p>599.65</text:p>
          </table:table-cell>
          <table:table-cell office:value-type="float" office:value="746.46" calcext:value-type="float">
            <text:p>746.46</text:p>
          </table:table-cell>
        </table:table-row>
        <table:table-row table:style-name="ro1">
          <table:table-cell office:value-type="float" office:value="17295006" calcext:value-type="float">
            <text:p>17295006</text:p>
          </table:table-cell>
          <table:table-cell table:formula="of:=[.A1083]/1000/(60*60*24)" office:value-type="time" office:time-value="PT04H48M15.006S" calcext:value-type="time">
            <text:p>04:4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00.19" calcext:value-type="float">
            <text:p>600.19</text:p>
          </table:table-cell>
          <table:table-cell office:value-type="float" office:value="747.11" calcext:value-type="float">
            <text:p>747.11</text:p>
          </table:table-cell>
        </table:table-row>
        <table:table-row table:style-name="ro1">
          <table:table-cell office:value-type="float" office:value="17311006" calcext:value-type="float">
            <text:p>17311006</text:p>
          </table:table-cell>
          <table:table-cell table:formula="of:=[.A1084]/1000/(60*60*24)" office:value-type="time" office:time-value="PT04H48M31.006S" calcext:value-type="time">
            <text:p>04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00.72" calcext:value-type="float">
            <text:p>600.72</text:p>
          </table:table-cell>
          <table:table-cell office:value-type="float" office:value="747.75" calcext:value-type="float">
            <text:p>747.75</text:p>
          </table:table-cell>
        </table:table-row>
        <table:table-row table:style-name="ro1">
          <table:table-cell office:value-type="float" office:value="17327006" calcext:value-type="float">
            <text:p>17327006</text:p>
          </table:table-cell>
          <table:table-cell table:formula="of:=[.A1085]/1000/(60*60*24)" office:value-type="time" office:time-value="PT04H48M47.006S" calcext:value-type="time">
            <text:p>04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01.26" calcext:value-type="float">
            <text:p>601.26</text:p>
          </table:table-cell>
          <table:table-cell office:value-type="float" office:value="748.4" calcext:value-type="float">
            <text:p>748.4</text:p>
          </table:table-cell>
        </table:table-row>
        <table:table-row table:style-name="ro1">
          <table:table-cell office:value-type="float" office:value="17343006" calcext:value-type="float">
            <text:p>17343006</text:p>
          </table:table-cell>
          <table:table-cell table:formula="of:=[.A1086]/1000/(60*60*24)" office:value-type="time" office:time-value="PT04H49M03.006S" calcext:value-type="time">
            <text:p>04:4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01.8" calcext:value-type="float">
            <text:p>601.8</text:p>
          </table:table-cell>
          <table:table-cell office:value-type="float" office:value="749.04" calcext:value-type="float">
            <text:p>749.04</text:p>
          </table:table-cell>
        </table:table-row>
        <table:table-row table:style-name="ro1">
          <table:table-cell office:value-type="float" office:value="17359006" calcext:value-type="float">
            <text:p>17359006</text:p>
          </table:table-cell>
          <table:table-cell table:formula="of:=[.A1087]/1000/(60*60*24)" office:value-type="time" office:time-value="PT04H49M19.006S" calcext:value-type="time">
            <text:p>04:4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02.34" calcext:value-type="float">
            <text:p>602.34</text:p>
          </table:table-cell>
          <table:table-cell office:value-type="float" office:value="749.69" calcext:value-type="float">
            <text:p>749.69</text:p>
          </table:table-cell>
        </table:table-row>
        <table:table-row table:style-name="ro1">
          <table:table-cell office:value-type="float" office:value="17375006" calcext:value-type="float">
            <text:p>17375006</text:p>
          </table:table-cell>
          <table:table-cell table:formula="of:=[.A1088]/1000/(60*60*24)" office:value-type="time" office:time-value="PT04H49M35.006S" calcext:value-type="time">
            <text:p>04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02.87" calcext:value-type="float">
            <text:p>602.87</text:p>
          </table:table-cell>
          <table:table-cell office:value-type="float" office:value="750.34" calcext:value-type="float">
            <text:p>750.34</text:p>
          </table:table-cell>
        </table:table-row>
        <table:table-row table:style-name="ro1">
          <table:table-cell office:value-type="float" office:value="17391006" calcext:value-type="float">
            <text:p>17391006</text:p>
          </table:table-cell>
          <table:table-cell table:formula="of:=[.A1089]/1000/(60*60*24)" office:value-type="time" office:time-value="PT04H49M51.006S" calcext:value-type="time">
            <text:p>04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03.41" calcext:value-type="float">
            <text:p>603.41</text:p>
          </table:table-cell>
          <table:table-cell office:value-type="float" office:value="750.98" calcext:value-type="float">
            <text:p>750.98</text:p>
          </table:table-cell>
        </table:table-row>
        <table:table-row table:style-name="ro1">
          <table:table-cell office:value-type="float" office:value="17407006" calcext:value-type="float">
            <text:p>17407006</text:p>
          </table:table-cell>
          <table:table-cell table:formula="of:=[.A1090]/1000/(60*60*24)" office:value-type="time" office:time-value="PT04H50M07.006S" calcext:value-type="time">
            <text:p>04:5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03.95" calcext:value-type="float">
            <text:p>603.95</text:p>
          </table:table-cell>
          <table:table-cell office:value-type="float" office:value="751.63" calcext:value-type="float">
            <text:p>751.63</text:p>
          </table:table-cell>
        </table:table-row>
        <table:table-row table:style-name="ro1">
          <table:table-cell office:value-type="float" office:value="17423006" calcext:value-type="float">
            <text:p>17423006</text:p>
          </table:table-cell>
          <table:table-cell table:formula="of:=[.A1091]/1000/(60*60*24)" office:value-type="time" office:time-value="PT04H50M23.006S" calcext:value-type="time">
            <text:p>04:5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04.48" calcext:value-type="float">
            <text:p>604.48</text:p>
          </table:table-cell>
          <table:table-cell office:value-type="float" office:value="752.27" calcext:value-type="float">
            <text:p>752.27</text:p>
          </table:table-cell>
        </table:table-row>
        <table:table-row table:style-name="ro1">
          <table:table-cell office:value-type="float" office:value="17439006" calcext:value-type="float">
            <text:p>17439006</text:p>
          </table:table-cell>
          <table:table-cell table:formula="of:=[.A1092]/1000/(60*60*24)" office:value-type="time" office:time-value="PT04H50M39.006S" calcext:value-type="time">
            <text:p>04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5.02" calcext:value-type="float">
            <text:p>605.02</text:p>
          </table:table-cell>
          <table:table-cell office:value-type="float" office:value="752.92" calcext:value-type="float">
            <text:p>752.92</text:p>
          </table:table-cell>
        </table:table-row>
        <table:table-row table:style-name="ro1">
          <table:table-cell office:value-type="float" office:value="17455006" calcext:value-type="float">
            <text:p>17455006</text:p>
          </table:table-cell>
          <table:table-cell table:formula="of:=[.A1093]/1000/(60*60*24)" office:value-type="time" office:time-value="PT04H50M55.006S" calcext:value-type="time">
            <text:p>04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05.56" calcext:value-type="float">
            <text:p>605.56</text:p>
          </table:table-cell>
          <table:table-cell office:value-type="float" office:value="753.56" calcext:value-type="float">
            <text:p>753.56</text:p>
          </table:table-cell>
        </table:table-row>
        <table:table-row table:style-name="ro1">
          <table:table-cell office:value-type="float" office:value="17471006" calcext:value-type="float">
            <text:p>17471006</text:p>
          </table:table-cell>
          <table:table-cell table:formula="of:=[.A1094]/1000/(60*60*24)" office:value-type="time" office:time-value="PT04H51M11.006S" calcext:value-type="time">
            <text:p>04:5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6.1" calcext:value-type="float">
            <text:p>606.1</text:p>
          </table:table-cell>
          <table:table-cell office:value-type="float" office:value="754.21" calcext:value-type="float">
            <text:p>754.21</text:p>
          </table:table-cell>
        </table:table-row>
        <table:table-row table:style-name="ro1">
          <table:table-cell office:value-type="float" office:value="17487006" calcext:value-type="float">
            <text:p>17487006</text:p>
          </table:table-cell>
          <table:table-cell table:formula="of:=[.A1095]/1000/(60*60*24)" office:value-type="time" office:time-value="PT04H51M27.006S" calcext:value-type="time">
            <text:p>04:5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06.63" calcext:value-type="float">
            <text:p>606.63</text:p>
          </table:table-cell>
          <table:table-cell office:value-type="float" office:value="754.85" calcext:value-type="float">
            <text:p>754.85</text:p>
          </table:table-cell>
        </table:table-row>
        <table:table-row table:style-name="ro1">
          <table:table-cell office:value-type="float" office:value="17503006" calcext:value-type="float">
            <text:p>17503006</text:p>
          </table:table-cell>
          <table:table-cell table:formula="of:=[.A1096]/1000/(60*60*24)" office:value-type="time" office:time-value="PT04H51M43.006S" calcext:value-type="time">
            <text:p>04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7.17" calcext:value-type="float">
            <text:p>607.17</text:p>
          </table:table-cell>
          <table:table-cell office:value-type="float" office:value="755.5" calcext:value-type="float">
            <text:p>755.5</text:p>
          </table:table-cell>
        </table:table-row>
        <table:table-row table:style-name="ro1">
          <table:table-cell office:value-type="float" office:value="17519006" calcext:value-type="float">
            <text:p>17519006</text:p>
          </table:table-cell>
          <table:table-cell table:formula="of:=[.A1097]/1000/(60*60*24)" office:value-type="time" office:time-value="PT04H51M59.006S" calcext:value-type="time">
            <text:p>04:5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7.71" calcext:value-type="float">
            <text:p>607.71</text:p>
          </table:table-cell>
          <table:table-cell office:value-type="float" office:value="756.14" calcext:value-type="float">
            <text:p>756.14</text:p>
          </table:table-cell>
        </table:table-row>
        <table:table-row table:style-name="ro1">
          <table:table-cell office:value-type="float" office:value="17535006" calcext:value-type="float">
            <text:p>17535006</text:p>
          </table:table-cell>
          <table:table-cell table:formula="of:=[.A1098]/1000/(60*60*24)" office:value-type="time" office:time-value="PT04H52M15.006S" calcext:value-type="time">
            <text:p>04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8.24" calcext:value-type="float">
            <text:p>608.24</text:p>
          </table:table-cell>
          <table:table-cell office:value-type="float" office:value="756.78" calcext:value-type="float">
            <text:p>756.78</text:p>
          </table:table-cell>
        </table:table-row>
        <table:table-row table:style-name="ro1">
          <table:table-cell office:value-type="float" office:value="17551006" calcext:value-type="float">
            <text:p>17551006</text:p>
          </table:table-cell>
          <table:table-cell table:formula="of:=[.A1099]/1000/(60*60*24)" office:value-type="time" office:time-value="PT04H52M31.006S" calcext:value-type="time">
            <text:p>04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08.78" calcext:value-type="float">
            <text:p>608.78</text:p>
          </table:table-cell>
          <table:table-cell office:value-type="float" office:value="757.43" calcext:value-type="float">
            <text:p>757.43</text:p>
          </table:table-cell>
        </table:table-row>
        <table:table-row table:style-name="ro1">
          <table:table-cell office:value-type="float" office:value="17567006" calcext:value-type="float">
            <text:p>17567006</text:p>
          </table:table-cell>
          <table:table-cell table:formula="of:=[.A1100]/1000/(60*60*24)" office:value-type="time" office:time-value="PT04H52M47.006S" calcext:value-type="time">
            <text:p>04:5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9.32" calcext:value-type="float">
            <text:p>609.32</text:p>
          </table:table-cell>
          <table:table-cell office:value-type="float" office:value="758.07" calcext:value-type="float">
            <text:p>758.07</text:p>
          </table:table-cell>
        </table:table-row>
        <table:table-row table:style-name="ro1">
          <table:table-cell office:value-type="float" office:value="17583006" calcext:value-type="float">
            <text:p>17583006</text:p>
          </table:table-cell>
          <table:table-cell table:formula="of:=[.A1101]/1000/(60*60*24)" office:value-type="time" office:time-value="PT04H53M03.006S" calcext:value-type="time">
            <text:p>04:5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09.85" calcext:value-type="float">
            <text:p>609.85</text:p>
          </table:table-cell>
          <table:table-cell office:value-type="float" office:value="758.72" calcext:value-type="float">
            <text:p>758.72</text:p>
          </table:table-cell>
        </table:table-row>
        <table:table-row table:style-name="ro1">
          <table:table-cell office:value-type="float" office:value="17599006" calcext:value-type="float">
            <text:p>17599006</text:p>
          </table:table-cell>
          <table:table-cell table:formula="of:=[.A1102]/1000/(60*60*24)" office:value-type="time" office:time-value="PT04H53M19.006S" calcext:value-type="time">
            <text:p>04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0.39" calcext:value-type="float">
            <text:p>610.39</text:p>
          </table:table-cell>
          <table:table-cell office:value-type="float" office:value="759.36" calcext:value-type="float">
            <text:p>759.36</text:p>
          </table:table-cell>
        </table:table-row>
        <table:table-row table:style-name="ro1">
          <table:table-cell office:value-type="float" office:value="17615006" calcext:value-type="float">
            <text:p>17615006</text:p>
          </table:table-cell>
          <table:table-cell table:formula="of:=[.A1103]/1000/(60*60*24)" office:value-type="time" office:time-value="PT04H53M35.006S" calcext:value-type="time">
            <text:p>04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10.93" calcext:value-type="float">
            <text:p>610.93</text:p>
          </table:table-cell>
          <table:table-cell office:value-type="float" office:value="760.01" calcext:value-type="float">
            <text:p>760.01</text:p>
          </table:table-cell>
        </table:table-row>
        <table:table-row table:style-name="ro1">
          <table:table-cell office:value-type="float" office:value="17631006" calcext:value-type="float">
            <text:p>17631006</text:p>
          </table:table-cell>
          <table:table-cell table:formula="of:=[.A1104]/1000/(60*60*24)" office:value-type="time" office:time-value="PT04H53M51.006S" calcext:value-type="time">
            <text:p>04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11.46" calcext:value-type="float">
            <text:p>611.46</text:p>
          </table:table-cell>
          <table:table-cell office:value-type="float" office:value="760.65" calcext:value-type="float">
            <text:p>760.65</text:p>
          </table:table-cell>
        </table:table-row>
        <table:table-row table:style-name="ro1">
          <table:table-cell office:value-type="float" office:value="17647006" calcext:value-type="float">
            <text:p>17647006</text:p>
          </table:table-cell>
          <table:table-cell table:formula="of:=[.A1105]/1000/(60*60*24)" office:value-type="time" office:time-value="PT04H54M07.006S" calcext:value-type="time">
            <text:p>04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12" calcext:value-type="float">
            <text:p>612</text:p>
          </table:table-cell>
          <table:table-cell office:value-type="float" office:value="761.29" calcext:value-type="float">
            <text:p>761.29</text:p>
          </table:table-cell>
        </table:table-row>
        <table:table-row table:style-name="ro1">
          <table:table-cell office:value-type="float" office:value="17663006" calcext:value-type="float">
            <text:p>17663006</text:p>
          </table:table-cell>
          <table:table-cell table:formula="of:=[.A1106]/1000/(60*60*24)" office:value-type="time" office:time-value="PT04H54M23.006S" calcext:value-type="time">
            <text:p>04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2.54" calcext:value-type="float">
            <text:p>612.54</text:p>
          </table:table-cell>
          <table:table-cell office:value-type="float" office:value="761.94" calcext:value-type="float">
            <text:p>761.94</text:p>
          </table:table-cell>
        </table:table-row>
        <table:table-row table:style-name="ro1">
          <table:table-cell office:value-type="float" office:value="17679006" calcext:value-type="float">
            <text:p>17679006</text:p>
          </table:table-cell>
          <table:table-cell table:formula="of:=[.A1107]/1000/(60*60*24)" office:value-type="time" office:time-value="PT04H54M39.006S" calcext:value-type="time">
            <text:p>04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3.07" calcext:value-type="float">
            <text:p>613.07</text:p>
          </table:table-cell>
          <table:table-cell office:value-type="float" office:value="762.58" calcext:value-type="float">
            <text:p>762.58</text:p>
          </table:table-cell>
        </table:table-row>
        <table:table-row table:style-name="ro1">
          <table:table-cell office:value-type="float" office:value="17695006" calcext:value-type="float">
            <text:p>17695006</text:p>
          </table:table-cell>
          <table:table-cell table:formula="of:=[.A1108]/1000/(60*60*24)" office:value-type="time" office:time-value="PT04H54M55.006S" calcext:value-type="time">
            <text:p>04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3.61" calcext:value-type="float">
            <text:p>613.61</text:p>
          </table:table-cell>
          <table:table-cell office:value-type="float" office:value="763.23" calcext:value-type="float">
            <text:p>763.23</text:p>
          </table:table-cell>
        </table:table-row>
        <table:table-row table:style-name="ro1">
          <table:table-cell office:value-type="float" office:value="17711006" calcext:value-type="float">
            <text:p>17711006</text:p>
          </table:table-cell>
          <table:table-cell table:formula="of:=[.A1109]/1000/(60*60*24)" office:value-type="time" office:time-value="PT04H55M11.006S" calcext:value-type="time">
            <text:p>04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14.15" calcext:value-type="float">
            <text:p>614.15</text:p>
          </table:table-cell>
          <table:table-cell office:value-type="float" office:value="763.87" calcext:value-type="float">
            <text:p>763.87</text:p>
          </table:table-cell>
        </table:table-row>
        <table:table-row table:style-name="ro1">
          <table:table-cell office:value-type="float" office:value="17727006" calcext:value-type="float">
            <text:p>17727006</text:p>
          </table:table-cell>
          <table:table-cell table:formula="of:=[.A1110]/1000/(60*60*24)" office:value-type="time" office:time-value="PT04H55M27.006S" calcext:value-type="time">
            <text:p>04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4.68" calcext:value-type="float">
            <text:p>614.68</text:p>
          </table:table-cell>
          <table:table-cell office:value-type="float" office:value="764.51" calcext:value-type="float">
            <text:p>764.51</text:p>
          </table:table-cell>
        </table:table-row>
        <table:table-row table:style-name="ro1">
          <table:table-cell office:value-type="float" office:value="17743006" calcext:value-type="float">
            <text:p>17743006</text:p>
          </table:table-cell>
          <table:table-cell table:formula="of:=[.A1111]/1000/(60*60*24)" office:value-type="time" office:time-value="PT04H55M43.006S" calcext:value-type="time">
            <text:p>04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5.22" calcext:value-type="float">
            <text:p>615.22</text:p>
          </table:table-cell>
          <table:table-cell office:value-type="float" office:value="765.16" calcext:value-type="float">
            <text:p>765.16</text:p>
          </table:table-cell>
        </table:table-row>
        <table:table-row table:style-name="ro1">
          <table:table-cell office:value-type="float" office:value="17759006" calcext:value-type="float">
            <text:p>17759006</text:p>
          </table:table-cell>
          <table:table-cell table:formula="of:=[.A1112]/1000/(60*60*24)" office:value-type="time" office:time-value="PT04H55M59.006S" calcext:value-type="time">
            <text:p>04:5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5.75" calcext:value-type="float">
            <text:p>615.75</text:p>
          </table:table-cell>
          <table:table-cell office:value-type="float" office:value="765.8" calcext:value-type="float">
            <text:p>765.8</text:p>
          </table:table-cell>
        </table:table-row>
        <table:table-row table:style-name="ro1">
          <table:table-cell office:value-type="float" office:value="17775006" calcext:value-type="float">
            <text:p>17775006</text:p>
          </table:table-cell>
          <table:table-cell table:formula="of:=[.A1113]/1000/(60*60*24)" office:value-type="time" office:time-value="PT04H56M15.006S" calcext:value-type="time">
            <text:p>04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6.29" calcext:value-type="float">
            <text:p>616.29</text:p>
          </table:table-cell>
          <table:table-cell office:value-type="float" office:value="766.44" calcext:value-type="float">
            <text:p>766.44</text:p>
          </table:table-cell>
        </table:table-row>
        <table:table-row table:style-name="ro1">
          <table:table-cell office:value-type="float" office:value="17791006" calcext:value-type="float">
            <text:p>17791006</text:p>
          </table:table-cell>
          <table:table-cell table:formula="of:=[.A1114]/1000/(60*60*24)" office:value-type="time" office:time-value="PT04H56M31.006S" calcext:value-type="time">
            <text:p>04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16.83" calcext:value-type="float">
            <text:p>616.83</text:p>
          </table:table-cell>
          <table:table-cell office:value-type="float" office:value="767.09" calcext:value-type="float">
            <text:p>767.09</text:p>
          </table:table-cell>
        </table:table-row>
        <table:table-row table:style-name="ro1">
          <table:table-cell office:value-type="float" office:value="17807006" calcext:value-type="float">
            <text:p>17807006</text:p>
          </table:table-cell>
          <table:table-cell table:formula="of:=[.A1115]/1000/(60*60*24)" office:value-type="time" office:time-value="PT04H56M47.006S" calcext:value-type="time">
            <text:p>04:5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7.36" calcext:value-type="float">
            <text:p>617.36</text:p>
          </table:table-cell>
          <table:table-cell office:value-type="float" office:value="767.73" calcext:value-type="float">
            <text:p>767.73</text:p>
          </table:table-cell>
        </table:table-row>
        <table:table-row table:style-name="ro1">
          <table:table-cell office:value-type="float" office:value="17823006" calcext:value-type="float">
            <text:p>17823006</text:p>
          </table:table-cell>
          <table:table-cell table:formula="of:=[.A1116]/1000/(60*60*24)" office:value-type="time" office:time-value="PT04H57M03.006S" calcext:value-type="time">
            <text:p>04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7.9" calcext:value-type="float">
            <text:p>617.9</text:p>
          </table:table-cell>
          <table:table-cell office:value-type="float" office:value="768.37" calcext:value-type="float">
            <text:p>768.37</text:p>
          </table:table-cell>
        </table:table-row>
        <table:table-row table:style-name="ro1">
          <table:table-cell office:value-type="float" office:value="17839006" calcext:value-type="float">
            <text:p>17839006</text:p>
          </table:table-cell>
          <table:table-cell table:formula="of:=[.A1117]/1000/(60*60*24)" office:value-type="time" office:time-value="PT04H57M19.006S" calcext:value-type="time">
            <text:p>04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18.44" calcext:value-type="float">
            <text:p>618.44</text:p>
          </table:table-cell>
          <table:table-cell office:value-type="float" office:value="769.02" calcext:value-type="float">
            <text:p>769.02</text:p>
          </table:table-cell>
        </table:table-row>
        <table:table-row table:style-name="ro1">
          <table:table-cell office:value-type="float" office:value="17855006" calcext:value-type="float">
            <text:p>17855006</text:p>
          </table:table-cell>
          <table:table-cell table:formula="of:=[.A1118]/1000/(60*60*24)" office:value-type="time" office:time-value="PT04H57M35.006S" calcext:value-type="time">
            <text:p>04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18.97" calcext:value-type="float">
            <text:p>618.97</text:p>
          </table:table-cell>
          <table:table-cell office:value-type="float" office:value="769.66" calcext:value-type="float">
            <text:p>769.66</text:p>
          </table:table-cell>
        </table:table-row>
        <table:table-row table:style-name="ro1">
          <table:table-cell office:value-type="float" office:value="17871006" calcext:value-type="float">
            <text:p>17871006</text:p>
          </table:table-cell>
          <table:table-cell table:formula="of:=[.A1119]/1000/(60*60*24)" office:value-type="time" office:time-value="PT04H57M51.006S" calcext:value-type="time">
            <text:p>04:5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19.51" calcext:value-type="float">
            <text:p>619.51</text:p>
          </table:table-cell>
          <table:table-cell office:value-type="float" office:value="770.3" calcext:value-type="float">
            <text:p>770.3</text:p>
          </table:table-cell>
        </table:table-row>
        <table:table-row table:style-name="ro1">
          <table:table-cell office:value-type="float" office:value="17887006" calcext:value-type="float">
            <text:p>17887006</text:p>
          </table:table-cell>
          <table:table-cell table:formula="of:=[.A1120]/1000/(60*60*24)" office:value-type="time" office:time-value="PT04H58M07.006S" calcext:value-type="time">
            <text:p>04:5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0.04" calcext:value-type="float">
            <text:p>620.04</text:p>
          </table:table-cell>
          <table:table-cell office:value-type="float" office:value="770.95" calcext:value-type="float">
            <text:p>770.95</text:p>
          </table:table-cell>
        </table:table-row>
        <table:table-row table:style-name="ro1">
          <table:table-cell office:value-type="float" office:value="17903006" calcext:value-type="float">
            <text:p>17903006</text:p>
          </table:table-cell>
          <table:table-cell table:formula="of:=[.A1121]/1000/(60*60*24)" office:value-type="time" office:time-value="PT04H58M23.006S" calcext:value-type="time">
            <text:p>04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0.58" calcext:value-type="float">
            <text:p>620.58</text:p>
          </table:table-cell>
          <table:table-cell office:value-type="float" office:value="771.59" calcext:value-type="float">
            <text:p>771.59</text:p>
          </table:table-cell>
        </table:table-row>
        <table:table-row table:style-name="ro1">
          <table:table-cell office:value-type="float" office:value="17919006" calcext:value-type="float">
            <text:p>17919006</text:p>
          </table:table-cell>
          <table:table-cell table:formula="of:=[.A1122]/1000/(60*60*24)" office:value-type="time" office:time-value="PT04H58M39.006S" calcext:value-type="time">
            <text:p>04:5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1.12" calcext:value-type="float">
            <text:p>621.12</text:p>
          </table:table-cell>
          <table:table-cell office:value-type="float" office:value="772.23" calcext:value-type="float">
            <text:p>772.23</text:p>
          </table:table-cell>
        </table:table-row>
        <table:table-row table:style-name="ro1">
          <table:table-cell office:value-type="float" office:value="17935006" calcext:value-type="float">
            <text:p>17935006</text:p>
          </table:table-cell>
          <table:table-cell table:formula="of:=[.A1123]/1000/(60*60*24)" office:value-type="time" office:time-value="PT04H58M55.006S" calcext:value-type="time">
            <text:p>04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1.65" calcext:value-type="float">
            <text:p>621.65</text:p>
          </table:table-cell>
          <table:table-cell office:value-type="float" office:value="772.88" calcext:value-type="float">
            <text:p>772.88</text:p>
          </table:table-cell>
        </table:table-row>
        <table:table-row table:style-name="ro1">
          <table:table-cell office:value-type="float" office:value="17951006" calcext:value-type="float">
            <text:p>17951006</text:p>
          </table:table-cell>
          <table:table-cell table:formula="of:=[.A1124]/1000/(60*60*24)" office:value-type="time" office:time-value="PT04H59M11.006S" calcext:value-type="time">
            <text:p>04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2.19" calcext:value-type="float">
            <text:p>622.19</text:p>
          </table:table-cell>
          <table:table-cell office:value-type="float" office:value="773.52" calcext:value-type="float">
            <text:p>773.52</text:p>
          </table:table-cell>
        </table:table-row>
        <table:table-row table:style-name="ro1">
          <table:table-cell office:value-type="float" office:value="17967006" calcext:value-type="float">
            <text:p>17967006</text:p>
          </table:table-cell>
          <table:table-cell table:formula="of:=[.A1125]/1000/(60*60*24)" office:value-type="time" office:time-value="PT04H59M27.006S" calcext:value-type="time">
            <text:p>04:5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22.72" calcext:value-type="float">
            <text:p>622.72</text:p>
          </table:table-cell>
          <table:table-cell office:value-type="float" office:value="774.16" calcext:value-type="float">
            <text:p>774.16</text:p>
          </table:table-cell>
        </table:table-row>
        <table:table-row table:style-name="ro1">
          <table:table-cell office:value-type="float" office:value="17983006" calcext:value-type="float">
            <text:p>17983006</text:p>
          </table:table-cell>
          <table:table-cell table:formula="of:=[.A1126]/1000/(60*60*24)" office:value-type="time" office:time-value="PT04H59M43.006S" calcext:value-type="time">
            <text:p>04:5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23.26" calcext:value-type="float">
            <text:p>623.26</text:p>
          </table:table-cell>
          <table:table-cell office:value-type="float" office:value="774.8" calcext:value-type="float">
            <text:p>774.8</text:p>
          </table:table-cell>
        </table:table-row>
        <table:table-row table:style-name="ro1">
          <table:table-cell office:value-type="float" office:value="17999006" calcext:value-type="float">
            <text:p>17999006</text:p>
          </table:table-cell>
          <table:table-cell table:formula="of:=[.A1127]/1000/(60*60*24)" office:value-type="time" office:time-value="PT04H59M59.006S" calcext:value-type="time">
            <text:p>04:5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23.8" calcext:value-type="float">
            <text:p>623.8</text:p>
          </table:table-cell>
          <table:table-cell office:value-type="float" office:value="775.45" calcext:value-type="float">
            <text:p>775.45</text:p>
          </table:table-cell>
        </table:table-row>
        <table:table-row table:style-name="ro1">
          <table:table-cell office:value-type="float" office:value="18015006" calcext:value-type="float">
            <text:p>18015006</text:p>
          </table:table-cell>
          <table:table-cell table:formula="of:=[.A1128]/1000/(60*60*24)" office:value-type="time" office:time-value="PT05H00M15.006S" calcext:value-type="time">
            <text:p>05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3" calcext:value-type="float">
            <text:p>144.13</text:p>
          </table:table-cell>
          <table:table-cell office:value-type="float" office:value="624.33" calcext:value-type="float">
            <text:p>624.33</text:p>
          </table:table-cell>
          <table:table-cell office:value-type="float" office:value="776.09" calcext:value-type="float">
            <text:p>776.09</text:p>
          </table:table-cell>
        </table:table-row>
        <table:table-row table:style-name="ro1">
          <table:table-cell office:value-type="float" office:value="18031006" calcext:value-type="float">
            <text:p>18031006</text:p>
          </table:table-cell>
          <table:table-cell table:formula="of:=[.A1129]/1000/(60*60*24)" office:value-type="time" office:time-value="PT05H00M31.006S" calcext:value-type="time">
            <text:p>05:0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624.87" calcext:value-type="float">
            <text:p>624.87</text:p>
          </table:table-cell>
          <table:table-cell office:value-type="float" office:value="776.73" calcext:value-type="float">
            <text:p>776.73</text:p>
          </table:table-cell>
        </table:table-row>
        <table:table-row table:style-name="ro1">
          <table:table-cell office:value-type="float" office:value="18047006" calcext:value-type="float">
            <text:p>18047006</text:p>
          </table:table-cell>
          <table:table-cell table:formula="of:=[.A1130]/1000/(60*60*24)" office:value-type="time" office:time-value="PT05H00M47.006S" calcext:value-type="time">
            <text:p>05:0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25.4" calcext:value-type="float">
            <text:p>625.4</text:p>
          </table:table-cell>
          <table:table-cell office:value-type="float" office:value="777.37" calcext:value-type="float">
            <text:p>777.37</text:p>
          </table:table-cell>
        </table:table-row>
        <table:table-row table:style-name="ro1">
          <table:table-cell office:value-type="float" office:value="18063006" calcext:value-type="float">
            <text:p>18063006</text:p>
          </table:table-cell>
          <table:table-cell table:formula="of:=[.A1131]/1000/(60*60*24)" office:value-type="time" office:time-value="PT05H01M03.006S" calcext:value-type="time">
            <text:p>05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5.94" calcext:value-type="float">
            <text:p>625.94</text:p>
          </table:table-cell>
          <table:table-cell office:value-type="float" office:value="778.01" calcext:value-type="float">
            <text:p>778.01</text:p>
          </table:table-cell>
        </table:table-row>
        <table:table-row table:style-name="ro1">
          <table:table-cell office:value-type="float" office:value="18079006" calcext:value-type="float">
            <text:p>18079006</text:p>
          </table:table-cell>
          <table:table-cell table:formula="of:=[.A1132]/1000/(60*60*24)" office:value-type="time" office:time-value="PT05H01M19.006S" calcext:value-type="time">
            <text:p>05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26.47" calcext:value-type="float">
            <text:p>626.47</text:p>
          </table:table-cell>
          <table:table-cell office:value-type="float" office:value="778.65" calcext:value-type="float">
            <text:p>778.65</text:p>
          </table:table-cell>
        </table:table-row>
        <table:table-row table:style-name="ro1">
          <table:table-cell office:value-type="float" office:value="18095006" calcext:value-type="float">
            <text:p>18095006</text:p>
          </table:table-cell>
          <table:table-cell table:formula="of:=[.A1133]/1000/(60*60*24)" office:value-type="time" office:time-value="PT05H01M35.006S" calcext:value-type="time">
            <text:p>05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27.01" calcext:value-type="float">
            <text:p>627.01</text:p>
          </table:table-cell>
          <table:table-cell office:value-type="float" office:value="779.3" calcext:value-type="float">
            <text:p>779.3</text:p>
          </table:table-cell>
        </table:table-row>
        <table:table-row table:style-name="ro1">
          <table:table-cell office:value-type="float" office:value="18111006" calcext:value-type="float">
            <text:p>18111006</text:p>
          </table:table-cell>
          <table:table-cell table:formula="of:=[.A1134]/1000/(60*60*24)" office:value-type="time" office:time-value="PT05H01M51.006S" calcext:value-type="time">
            <text:p>05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27.54" calcext:value-type="float">
            <text:p>627.54</text:p>
          </table:table-cell>
          <table:table-cell office:value-type="float" office:value="779.94" calcext:value-type="float">
            <text:p>779.94</text:p>
          </table:table-cell>
        </table:table-row>
        <table:table-row table:style-name="ro1">
          <table:table-cell office:value-type="float" office:value="18127006" calcext:value-type="float">
            <text:p>18127006</text:p>
          </table:table-cell>
          <table:table-cell table:formula="of:=[.A1135]/1000/(60*60*24)" office:value-type="time" office:time-value="PT05H02M07.006S" calcext:value-type="time">
            <text:p>05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28.08" calcext:value-type="float">
            <text:p>628.08</text:p>
          </table:table-cell>
          <table:table-cell office:value-type="float" office:value="780.58" calcext:value-type="float">
            <text:p>780.58</text:p>
          </table:table-cell>
        </table:table-row>
        <table:table-row table:style-name="ro1">
          <table:table-cell office:value-type="float" office:value="18143006" calcext:value-type="float">
            <text:p>18143006</text:p>
          </table:table-cell>
          <table:table-cell table:formula="of:=[.A1136]/1000/(60*60*24)" office:value-type="time" office:time-value="PT05H02M23.006S" calcext:value-type="time">
            <text:p>05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28.61" calcext:value-type="float">
            <text:p>628.61</text:p>
          </table:table-cell>
          <table:table-cell office:value-type="float" office:value="781.22" calcext:value-type="float">
            <text:p>781.22</text:p>
          </table:table-cell>
        </table:table-row>
        <table:table-row table:style-name="ro1">
          <table:table-cell office:value-type="float" office:value="18159006" calcext:value-type="float">
            <text:p>18159006</text:p>
          </table:table-cell>
          <table:table-cell table:formula="of:=[.A1137]/1000/(60*60*24)" office:value-type="time" office:time-value="PT05H02M39.006S" calcext:value-type="time">
            <text:p>05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629.15" calcext:value-type="float">
            <text:p>629.15</text:p>
          </table:table-cell>
          <table:table-cell office:value-type="float" office:value="781.86" calcext:value-type="float">
            <text:p>781.86</text:p>
          </table:table-cell>
        </table:table-row>
        <table:table-row table:style-name="ro1">
          <table:table-cell office:value-type="float" office:value="18175006" calcext:value-type="float">
            <text:p>18175006</text:p>
          </table:table-cell>
          <table:table-cell table:formula="of:=[.A1138]/1000/(60*60*24)" office:value-type="time" office:time-value="PT05H02M55.006S" calcext:value-type="time">
            <text:p>05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629.69" calcext:value-type="float">
            <text:p>629.69</text:p>
          </table:table-cell>
          <table:table-cell office:value-type="float" office:value="782.5" calcext:value-type="float">
            <text:p>782.5</text:p>
          </table:table-cell>
        </table:table-row>
        <table:table-row table:style-name="ro1">
          <table:table-cell office:value-type="float" office:value="18191006" calcext:value-type="float">
            <text:p>18191006</text:p>
          </table:table-cell>
          <table:table-cell table:formula="of:=[.A1139]/1000/(60*60*24)" office:value-type="time" office:time-value="PT05H03M11.006S" calcext:value-type="time">
            <text:p>05:0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30.22" calcext:value-type="float">
            <text:p>630.22</text:p>
          </table:table-cell>
          <table:table-cell office:value-type="float" office:value="783.14" calcext:value-type="float">
            <text:p>783.14</text:p>
          </table:table-cell>
        </table:table-row>
        <table:table-row table:style-name="ro1">
          <table:table-cell office:value-type="float" office:value="18207006" calcext:value-type="float">
            <text:p>18207006</text:p>
          </table:table-cell>
          <table:table-cell table:formula="of:=[.A1140]/1000/(60*60*24)" office:value-type="time" office:time-value="PT05H03M27.006S" calcext:value-type="time">
            <text:p>05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30.76" calcext:value-type="float">
            <text:p>630.76</text:p>
          </table:table-cell>
          <table:table-cell office:value-type="float" office:value="783.78" calcext:value-type="float">
            <text:p>783.78</text:p>
          </table:table-cell>
        </table:table-row>
        <table:table-row table:style-name="ro1">
          <table:table-cell office:value-type="float" office:value="18223006" calcext:value-type="float">
            <text:p>18223006</text:p>
          </table:table-cell>
          <table:table-cell table:formula="of:=[.A1141]/1000/(60*60*24)" office:value-type="time" office:time-value="PT05H03M43.006S" calcext:value-type="time">
            <text:p>05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31.29" calcext:value-type="float">
            <text:p>631.29</text:p>
          </table:table-cell>
          <table:table-cell office:value-type="float" office:value="784.42" calcext:value-type="float">
            <text:p>784.42</text:p>
          </table:table-cell>
        </table:table-row>
        <table:table-row table:style-name="ro1">
          <table:table-cell office:value-type="float" office:value="18239006" calcext:value-type="float">
            <text:p>18239006</text:p>
          </table:table-cell>
          <table:table-cell table:formula="of:=[.A1142]/1000/(60*60*24)" office:value-type="time" office:time-value="PT05H03M59.006S" calcext:value-type="time">
            <text:p>05:0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1.83" calcext:value-type="float">
            <text:p>631.83</text:p>
          </table:table-cell>
          <table:table-cell office:value-type="float" office:value="785.06" calcext:value-type="float">
            <text:p>785.06</text:p>
          </table:table-cell>
        </table:table-row>
        <table:table-row table:style-name="ro1">
          <table:table-cell office:value-type="float" office:value="18255006" calcext:value-type="float">
            <text:p>18255006</text:p>
          </table:table-cell>
          <table:table-cell table:formula="of:=[.A1143]/1000/(60*60*24)" office:value-type="time" office:time-value="PT05H04M15.006S" calcext:value-type="time">
            <text:p>05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32.36" calcext:value-type="float">
            <text:p>632.36</text:p>
          </table:table-cell>
          <table:table-cell office:value-type="float" office:value="785.7" calcext:value-type="float">
            <text:p>785.7</text:p>
          </table:table-cell>
        </table:table-row>
        <table:table-row table:style-name="ro1">
          <table:table-cell office:value-type="float" office:value="18271006" calcext:value-type="float">
            <text:p>18271006</text:p>
          </table:table-cell>
          <table:table-cell table:formula="of:=[.A1144]/1000/(60*60*24)" office:value-type="time" office:time-value="PT05H04M31.006S" calcext:value-type="time">
            <text:p>05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32.9" calcext:value-type="float">
            <text:p>632.9</text:p>
          </table:table-cell>
          <table:table-cell office:value-type="float" office:value="786.34" calcext:value-type="float">
            <text:p>786.34</text:p>
          </table:table-cell>
        </table:table-row>
        <table:table-row table:style-name="ro1">
          <table:table-cell office:value-type="float" office:value="18287006" calcext:value-type="float">
            <text:p>18287006</text:p>
          </table:table-cell>
          <table:table-cell table:formula="of:=[.A1145]/1000/(60*60*24)" office:value-type="time" office:time-value="PT05H04M47.006S" calcext:value-type="time">
            <text:p>05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633.43" calcext:value-type="float">
            <text:p>633.43</text:p>
          </table:table-cell>
          <table:table-cell office:value-type="float" office:value="786.98" calcext:value-type="float">
            <text:p>786.98</text:p>
          </table:table-cell>
        </table:table-row>
        <table:table-row table:style-name="ro1">
          <table:table-cell office:value-type="float" office:value="18303006" calcext:value-type="float">
            <text:p>18303006</text:p>
          </table:table-cell>
          <table:table-cell table:formula="of:=[.A1146]/1000/(60*60*24)" office:value-type="time" office:time-value="PT05H05M03.006S" calcext:value-type="time">
            <text:p>05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33.97" calcext:value-type="float">
            <text:p>633.97</text:p>
          </table:table-cell>
          <table:table-cell office:value-type="float" office:value="787.62" calcext:value-type="float">
            <text:p>787.62</text:p>
          </table:table-cell>
        </table:table-row>
        <table:table-row table:style-name="ro1">
          <table:table-cell office:value-type="float" office:value="18319006" calcext:value-type="float">
            <text:p>18319006</text:p>
          </table:table-cell>
          <table:table-cell table:formula="of:=[.A1147]/1000/(60*60*24)" office:value-type="time" office:time-value="PT05H05M19.006S" calcext:value-type="time">
            <text:p>05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34.5" calcext:value-type="float">
            <text:p>634.5</text:p>
          </table:table-cell>
          <table:table-cell office:value-type="float" office:value="788.26" calcext:value-type="float">
            <text:p>788.26</text:p>
          </table:table-cell>
        </table:table-row>
        <table:table-row table:style-name="ro1">
          <table:table-cell office:value-type="float" office:value="18335006" calcext:value-type="float">
            <text:p>18335006</text:p>
          </table:table-cell>
          <table:table-cell table:formula="of:=[.A1148]/1000/(60*60*24)" office:value-type="time" office:time-value="PT05H05M35.006S" calcext:value-type="time">
            <text:p>05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35.04" calcext:value-type="float">
            <text:p>635.04</text:p>
          </table:table-cell>
          <table:table-cell office:value-type="float" office:value="788.9" calcext:value-type="float">
            <text:p>788.9</text:p>
          </table:table-cell>
        </table:table-row>
        <table:table-row table:style-name="ro1">
          <table:table-cell office:value-type="float" office:value="18351006" calcext:value-type="float">
            <text:p>18351006</text:p>
          </table:table-cell>
          <table:table-cell table:formula="of:=[.A1149]/1000/(60*60*24)" office:value-type="time" office:time-value="PT05H05M51.006S" calcext:value-type="time">
            <text:p>05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635.57" calcext:value-type="float">
            <text:p>635.57</text:p>
          </table:table-cell>
          <table:table-cell office:value-type="float" office:value="789.54" calcext:value-type="float">
            <text:p>789.54</text:p>
          </table:table-cell>
        </table:table-row>
        <table:table-row table:style-name="ro1">
          <table:table-cell office:value-type="float" office:value="18367006" calcext:value-type="float">
            <text:p>18367006</text:p>
          </table:table-cell>
          <table:table-cell table:formula="of:=[.A1150]/1000/(60*60*24)" office:value-type="time" office:time-value="PT05H06M07.006S" calcext:value-type="time">
            <text:p>05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6.11" calcext:value-type="float">
            <text:p>636.11</text:p>
          </table:table-cell>
          <table:table-cell office:value-type="float" office:value="790.18" calcext:value-type="float">
            <text:p>790.18</text:p>
          </table:table-cell>
        </table:table-row>
        <table:table-row table:style-name="ro1">
          <table:table-cell office:value-type="float" office:value="18383006" calcext:value-type="float">
            <text:p>18383006</text:p>
          </table:table-cell>
          <table:table-cell table:formula="of:=[.A1151]/1000/(60*60*24)" office:value-type="time" office:time-value="PT05H06M23.006S" calcext:value-type="time">
            <text:p>05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6.64" calcext:value-type="float">
            <text:p>636.64</text:p>
          </table:table-cell>
          <table:table-cell office:value-type="float" office:value="790.82" calcext:value-type="float">
            <text:p>790.82</text:p>
          </table:table-cell>
        </table:table-row>
        <table:table-row table:style-name="ro1">
          <table:table-cell office:value-type="float" office:value="18399006" calcext:value-type="float">
            <text:p>18399006</text:p>
          </table:table-cell>
          <table:table-cell table:formula="of:=[.A1152]/1000/(60*60*24)" office:value-type="time" office:time-value="PT05H06M39.006S" calcext:value-type="time">
            <text:p>05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7.18" calcext:value-type="float">
            <text:p>637.18</text:p>
          </table:table-cell>
          <table:table-cell office:value-type="float" office:value="791.46" calcext:value-type="float">
            <text:p>791.46</text:p>
          </table:table-cell>
        </table:table-row>
        <table:table-row table:style-name="ro1">
          <table:table-cell office:value-type="float" office:value="18415006" calcext:value-type="float">
            <text:p>18415006</text:p>
          </table:table-cell>
          <table:table-cell table:formula="of:=[.A1153]/1000/(60*60*24)" office:value-type="time" office:time-value="PT05H06M55.006S" calcext:value-type="time">
            <text:p>05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4" calcext:value-type="float">
            <text:p>143.4</text:p>
          </table:table-cell>
          <table:table-cell office:value-type="float" office:value="637.71" calcext:value-type="float">
            <text:p>637.71</text:p>
          </table:table-cell>
          <table:table-cell office:value-type="float" office:value="792.1" calcext:value-type="float">
            <text:p>792.1</text:p>
          </table:table-cell>
        </table:table-row>
        <table:table-row table:style-name="ro1">
          <table:table-cell office:value-type="float" office:value="18431006" calcext:value-type="float">
            <text:p>18431006</text:p>
          </table:table-cell>
          <table:table-cell table:formula="of:=[.A1154]/1000/(60*60*24)" office:value-type="time" office:time-value="PT05H07M11.006S" calcext:value-type="time">
            <text:p>05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8.25" calcext:value-type="float">
            <text:p>638.25</text:p>
          </table:table-cell>
          <table:table-cell office:value-type="float" office:value="792.74" calcext:value-type="float">
            <text:p>792.74</text:p>
          </table:table-cell>
        </table:table-row>
        <table:table-row table:style-name="ro1">
          <table:table-cell office:value-type="float" office:value="18447006" calcext:value-type="float">
            <text:p>18447006</text:p>
          </table:table-cell>
          <table:table-cell table:formula="of:=[.A1155]/1000/(60*60*24)" office:value-type="time" office:time-value="PT05H07M27.006S" calcext:value-type="time">
            <text:p>05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8.78" calcext:value-type="float">
            <text:p>638.78</text:p>
          </table:table-cell>
          <table:table-cell office:value-type="float" office:value="793.38" calcext:value-type="float">
            <text:p>793.38</text:p>
          </table:table-cell>
        </table:table-row>
        <table:table-row table:style-name="ro1">
          <table:table-cell office:value-type="float" office:value="18463006" calcext:value-type="float">
            <text:p>18463006</text:p>
          </table:table-cell>
          <table:table-cell table:formula="of:=[.A1156]/1000/(60*60*24)" office:value-type="time" office:time-value="PT05H07M43.006S" calcext:value-type="time">
            <text:p>05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9.31" calcext:value-type="float">
            <text:p>639.31</text:p>
          </table:table-cell>
          <table:table-cell office:value-type="float" office:value="794.02" calcext:value-type="float">
            <text:p>794.02</text:p>
          </table:table-cell>
        </table:table-row>
        <table:table-row table:style-name="ro1">
          <table:table-cell office:value-type="float" office:value="18479006" calcext:value-type="float">
            <text:p>18479006</text:p>
          </table:table-cell>
          <table:table-cell table:formula="of:=[.A1157]/1000/(60*60*24)" office:value-type="time" office:time-value="PT05H07M59.006S" calcext:value-type="time">
            <text:p>05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39.85" calcext:value-type="float">
            <text:p>639.85</text:p>
          </table:table-cell>
          <table:table-cell office:value-type="float" office:value="794.66" calcext:value-type="float">
            <text:p>794.66</text:p>
          </table:table-cell>
        </table:table-row>
        <table:table-row table:style-name="ro1">
          <table:table-cell office:value-type="float" office:value="18495006" calcext:value-type="float">
            <text:p>18495006</text:p>
          </table:table-cell>
          <table:table-cell table:formula="of:=[.A1158]/1000/(60*60*24)" office:value-type="time" office:time-value="PT05H08M15.006S" calcext:value-type="time">
            <text:p>05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40.38" calcext:value-type="float">
            <text:p>640.38</text:p>
          </table:table-cell>
          <table:table-cell office:value-type="float" office:value="795.3" calcext:value-type="float">
            <text:p>795.3</text:p>
          </table:table-cell>
        </table:table-row>
        <table:table-row table:style-name="ro1">
          <table:table-cell office:value-type="float" office:value="18511006" calcext:value-type="float">
            <text:p>18511006</text:p>
          </table:table-cell>
          <table:table-cell table:formula="of:=[.A1159]/1000/(60*60*24)" office:value-type="time" office:time-value="PT05H08M31.006S" calcext:value-type="time">
            <text:p>05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40.92" calcext:value-type="float">
            <text:p>640.92</text:p>
          </table:table-cell>
          <table:table-cell office:value-type="float" office:value="795.94" calcext:value-type="float">
            <text:p>795.94</text:p>
          </table:table-cell>
        </table:table-row>
        <table:table-row table:style-name="ro1">
          <table:table-cell office:value-type="float" office:value="18527006" calcext:value-type="float">
            <text:p>18527006</text:p>
          </table:table-cell>
          <table:table-cell table:formula="of:=[.A1160]/1000/(60*60*24)" office:value-type="time" office:time-value="PT05H08M47.006S" calcext:value-type="time">
            <text:p>05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41.45" calcext:value-type="float">
            <text:p>641.45</text:p>
          </table:table-cell>
          <table:table-cell office:value-type="float" office:value="796.58" calcext:value-type="float">
            <text:p>796.58</text:p>
          </table:table-cell>
        </table:table-row>
        <table:table-row table:style-name="ro1">
          <table:table-cell office:value-type="float" office:value="18543006" calcext:value-type="float">
            <text:p>18543006</text:p>
          </table:table-cell>
          <table:table-cell table:formula="of:=[.A1161]/1000/(60*60*24)" office:value-type="time" office:time-value="PT05H09M03.006S" calcext:value-type="time">
            <text:p>05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41.99" calcext:value-type="float">
            <text:p>641.99</text:p>
          </table:table-cell>
          <table:table-cell office:value-type="float" office:value="797.22" calcext:value-type="float">
            <text:p>797.22</text:p>
          </table:table-cell>
        </table:table-row>
        <table:table-row table:style-name="ro1">
          <table:table-cell office:value-type="float" office:value="18559006" calcext:value-type="float">
            <text:p>18559006</text:p>
          </table:table-cell>
          <table:table-cell table:formula="of:=[.A1162]/1000/(60*60*24)" office:value-type="time" office:time-value="PT05H09M19.006S" calcext:value-type="time">
            <text:p>05:0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2.52" calcext:value-type="float">
            <text:p>642.52</text:p>
          </table:table-cell>
          <table:table-cell office:value-type="float" office:value="797.86" calcext:value-type="float">
            <text:p>797.86</text:p>
          </table:table-cell>
        </table:table-row>
        <table:table-row table:style-name="ro1">
          <table:table-cell office:value-type="float" office:value="18575006" calcext:value-type="float">
            <text:p>18575006</text:p>
          </table:table-cell>
          <table:table-cell table:formula="of:=[.A1163]/1000/(60*60*24)" office:value-type="time" office:time-value="PT05H09M35.006S" calcext:value-type="time">
            <text:p>05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43.05" calcext:value-type="float">
            <text:p>643.05</text:p>
          </table:table-cell>
          <table:table-cell office:value-type="float" office:value="798.5" calcext:value-type="float">
            <text:p>798.5</text:p>
          </table:table-cell>
        </table:table-row>
        <table:table-row table:style-name="ro1">
          <table:table-cell office:value-type="float" office:value="18591006" calcext:value-type="float">
            <text:p>18591006</text:p>
          </table:table-cell>
          <table:table-cell table:formula="of:=[.A1164]/1000/(60*60*24)" office:value-type="time" office:time-value="PT05H09M51.006S" calcext:value-type="time">
            <text:p>05:0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3.59" calcext:value-type="float">
            <text:p>643.59</text:p>
          </table:table-cell>
          <table:table-cell office:value-type="float" office:value="799.14" calcext:value-type="float">
            <text:p>799.14</text:p>
          </table:table-cell>
        </table:table-row>
        <table:table-row table:style-name="ro1">
          <table:table-cell office:value-type="float" office:value="18607006" calcext:value-type="float">
            <text:p>18607006</text:p>
          </table:table-cell>
          <table:table-cell table:formula="of:=[.A1165]/1000/(60*60*24)" office:value-type="time" office:time-value="PT05H10M07.006S" calcext:value-type="time">
            <text:p>05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4.12" calcext:value-type="float">
            <text:p>644.12</text:p>
          </table:table-cell>
          <table:table-cell office:value-type="float" office:value="799.77" calcext:value-type="float">
            <text:p>799.77</text:p>
          </table:table-cell>
        </table:table-row>
        <table:table-row table:style-name="ro1">
          <table:table-cell office:value-type="float" office:value="18623006" calcext:value-type="float">
            <text:p>18623006</text:p>
          </table:table-cell>
          <table:table-cell table:formula="of:=[.A1166]/1000/(60*60*24)" office:value-type="time" office:time-value="PT05H10M23.006S" calcext:value-type="time">
            <text:p>05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4.66" calcext:value-type="float">
            <text:p>644.66</text:p>
          </table:table-cell>
          <table:table-cell office:value-type="float" office:value="800.41" calcext:value-type="float">
            <text:p>800.41</text:p>
          </table:table-cell>
        </table:table-row>
        <table:table-row table:style-name="ro1">
          <table:table-cell office:value-type="float" office:value="18639006" calcext:value-type="float">
            <text:p>18639006</text:p>
          </table:table-cell>
          <table:table-cell table:formula="of:=[.A1167]/1000/(60*60*24)" office:value-type="time" office:time-value="PT05H10M39.006S" calcext:value-type="time">
            <text:p>05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645.19" calcext:value-type="float">
            <text:p>645.19</text:p>
          </table:table-cell>
          <table:table-cell office:value-type="float" office:value="801.05" calcext:value-type="float">
            <text:p>801.05</text:p>
          </table:table-cell>
        </table:table-row>
        <table:table-row table:style-name="ro1">
          <table:table-cell office:value-type="float" office:value="18655006" calcext:value-type="float">
            <text:p>18655006</text:p>
          </table:table-cell>
          <table:table-cell table:formula="of:=[.A1168]/1000/(60*60*24)" office:value-type="time" office:time-value="PT05H10M55.006S" calcext:value-type="time">
            <text:p>05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5.72" calcext:value-type="float">
            <text:p>645.72</text:p>
          </table:table-cell>
          <table:table-cell office:value-type="float" office:value="801.69" calcext:value-type="float">
            <text:p>801.69</text:p>
          </table:table-cell>
        </table:table-row>
        <table:table-row table:style-name="ro1">
          <table:table-cell office:value-type="float" office:value="18671006" calcext:value-type="float">
            <text:p>18671006</text:p>
          </table:table-cell>
          <table:table-cell table:formula="of:=[.A1169]/1000/(60*60*24)" office:value-type="time" office:time-value="PT05H11M11.006S" calcext:value-type="time">
            <text:p>05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6.26" calcext:value-type="float">
            <text:p>646.26</text:p>
          </table:table-cell>
          <table:table-cell office:value-type="float" office:value="802.33" calcext:value-type="float">
            <text:p>802.33</text:p>
          </table:table-cell>
        </table:table-row>
        <table:table-row table:style-name="ro1">
          <table:table-cell office:value-type="float" office:value="18687006" calcext:value-type="float">
            <text:p>18687006</text:p>
          </table:table-cell>
          <table:table-cell table:formula="of:=[.A1170]/1000/(60*60*24)" office:value-type="time" office:time-value="PT05H11M27.006S" calcext:value-type="time">
            <text:p>05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6.79" calcext:value-type="float">
            <text:p>646.79</text:p>
          </table:table-cell>
          <table:table-cell office:value-type="float" office:value="802.97" calcext:value-type="float">
            <text:p>802.97</text:p>
          </table:table-cell>
        </table:table-row>
        <table:table-row table:style-name="ro1">
          <table:table-cell office:value-type="float" office:value="18703006" calcext:value-type="float">
            <text:p>18703006</text:p>
          </table:table-cell>
          <table:table-cell table:formula="of:=[.A1171]/1000/(60*60*24)" office:value-type="time" office:time-value="PT05H11M43.006S" calcext:value-type="time">
            <text:p>05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7.33" calcext:value-type="float">
            <text:p>647.33</text:p>
          </table:table-cell>
          <table:table-cell office:value-type="float" office:value="803.61" calcext:value-type="float">
            <text:p>803.61</text:p>
          </table:table-cell>
        </table:table-row>
        <table:table-row table:style-name="ro1">
          <table:table-cell office:value-type="float" office:value="18719006" calcext:value-type="float">
            <text:p>18719006</text:p>
          </table:table-cell>
          <table:table-cell table:formula="of:=[.A1172]/1000/(60*60*24)" office:value-type="time" office:time-value="PT05H11M59.006S" calcext:value-type="time">
            <text:p>05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647.86" calcext:value-type="float">
            <text:p>647.86</text:p>
          </table:table-cell>
          <table:table-cell office:value-type="float" office:value="804.24" calcext:value-type="float">
            <text:p>804.24</text:p>
          </table:table-cell>
        </table:table-row>
        <table:table-row table:style-name="ro1">
          <table:table-cell office:value-type="float" office:value="18735006" calcext:value-type="float">
            <text:p>18735006</text:p>
          </table:table-cell>
          <table:table-cell table:formula="of:=[.A1173]/1000/(60*60*24)" office:value-type="time" office:time-value="PT05H12M15.006S" calcext:value-type="time">
            <text:p>05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48.4" calcext:value-type="float">
            <text:p>648.4</text:p>
          </table:table-cell>
          <table:table-cell office:value-type="float" office:value="804.88" calcext:value-type="float">
            <text:p>804.88</text:p>
          </table:table-cell>
        </table:table-row>
        <table:table-row table:style-name="ro1">
          <table:table-cell office:value-type="float" office:value="18751006" calcext:value-type="float">
            <text:p>18751006</text:p>
          </table:table-cell>
          <table:table-cell table:formula="of:=[.A1174]/1000/(60*60*24)" office:value-type="time" office:time-value="PT05H12M31.006S" calcext:value-type="time">
            <text:p>05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48.93" calcext:value-type="float">
            <text:p>648.93</text:p>
          </table:table-cell>
          <table:table-cell office:value-type="float" office:value="805.52" calcext:value-type="float">
            <text:p>805.52</text:p>
          </table:table-cell>
        </table:table-row>
        <table:table-row table:style-name="ro1">
          <table:table-cell office:value-type="float" office:value="18767006" calcext:value-type="float">
            <text:p>18767006</text:p>
          </table:table-cell>
          <table:table-cell table:formula="of:=[.A1175]/1000/(60*60*24)" office:value-type="time" office:time-value="PT05H12M47.006S" calcext:value-type="time">
            <text:p>05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49.46" calcext:value-type="float">
            <text:p>649.46</text:p>
          </table:table-cell>
          <table:table-cell office:value-type="float" office:value="806.16" calcext:value-type="float">
            <text:p>806.16</text:p>
          </table:table-cell>
        </table:table-row>
        <table:table-row table:style-name="ro1">
          <table:table-cell office:value-type="float" office:value="18783006" calcext:value-type="float">
            <text:p>18783006</text:p>
          </table:table-cell>
          <table:table-cell table:formula="of:=[.A1176]/1000/(60*60*24)" office:value-type="time" office:time-value="PT05H13M03.006S" calcext:value-type="time">
            <text:p>05:13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50" calcext:value-type="float">
            <text:p>650</text:p>
          </table:table-cell>
          <table:table-cell office:value-type="float" office:value="806.79" calcext:value-type="float">
            <text:p>806.79</text:p>
          </table:table-cell>
        </table:table-row>
        <table:table-row table:style-name="ro1">
          <table:table-cell office:value-type="float" office:value="18799005" calcext:value-type="float">
            <text:p>18799005</text:p>
          </table:table-cell>
          <table:table-cell table:formula="of:=[.A1177]/1000/(60*60*24)" office:value-type="time" office:time-value="PT05H13M19.005S" calcext:value-type="time">
            <text:p>05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50.53" calcext:value-type="float">
            <text:p>650.53</text:p>
          </table:table-cell>
          <table:table-cell office:value-type="float" office:value="807.43" calcext:value-type="float">
            <text:p>807.43</text:p>
          </table:table-cell>
        </table:table-row>
        <table:table-row table:style-name="ro1">
          <table:table-cell office:value-type="float" office:value="18815006" calcext:value-type="float">
            <text:p>18815006</text:p>
          </table:table-cell>
          <table:table-cell table:formula="of:=[.A1178]/1000/(60*60*24)" office:value-type="time" office:time-value="PT05H13M35.006S" calcext:value-type="time">
            <text:p>05:13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51.07" calcext:value-type="float">
            <text:p>651.07</text:p>
          </table:table-cell>
          <table:table-cell office:value-type="float" office:value="808.07" calcext:value-type="float">
            <text:p>808.07</text:p>
          </table:table-cell>
        </table:table-row>
        <table:table-row table:style-name="ro1">
          <table:table-cell office:value-type="float" office:value="18831006" calcext:value-type="float">
            <text:p>18831006</text:p>
          </table:table-cell>
          <table:table-cell table:formula="of:=[.A1179]/1000/(60*60*24)" office:value-type="time" office:time-value="PT05H13M51.006S" calcext:value-type="time">
            <text:p>05:13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51.6" calcext:value-type="float">
            <text:p>651.6</text:p>
          </table:table-cell>
          <table:table-cell office:value-type="float" office:value="808.71" calcext:value-type="float">
            <text:p>808.71</text:p>
          </table:table-cell>
        </table:table-row>
        <table:table-row table:style-name="ro1">
          <table:table-cell office:value-type="float" office:value="18847006" calcext:value-type="float">
            <text:p>18847006</text:p>
          </table:table-cell>
          <table:table-cell table:formula="of:=[.A1180]/1000/(60*60*24)" office:value-type="time" office:time-value="PT05H14M07.006S" calcext:value-type="time">
            <text:p>05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652.13" calcext:value-type="float">
            <text:p>652.13</text:p>
          </table:table-cell>
          <table:table-cell office:value-type="float" office:value="809.34" calcext:value-type="float">
            <text:p>809.34</text:p>
          </table:table-cell>
        </table:table-row>
        <table:table-row table:style-name="ro1">
          <table:table-cell office:value-type="float" office:value="18863006" calcext:value-type="float">
            <text:p>18863006</text:p>
          </table:table-cell>
          <table:table-cell table:formula="of:=[.A1181]/1000/(60*60*24)" office:value-type="time" office:time-value="PT05H14M23.006S" calcext:value-type="time">
            <text:p>05:1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652.67" calcext:value-type="float">
            <text:p>652.67</text:p>
          </table:table-cell>
          <table:table-cell office:value-type="float" office:value="809.98" calcext:value-type="float">
            <text:p>809.98</text:p>
          </table:table-cell>
        </table:table-row>
        <table:table-row table:style-name="ro1">
          <table:table-cell office:value-type="float" office:value="18879006" calcext:value-type="float">
            <text:p>18879006</text:p>
          </table:table-cell>
          <table:table-cell table:formula="of:=[.A1182]/1000/(60*60*24)" office:value-type="time" office:time-value="PT05H14M39.006S" calcext:value-type="time">
            <text:p>05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53.2" calcext:value-type="float">
            <text:p>653.2</text:p>
          </table:table-cell>
          <table:table-cell office:value-type="float" office:value="810.62" calcext:value-type="float">
            <text:p>810.62</text:p>
          </table:table-cell>
        </table:table-row>
        <table:table-row table:style-name="ro1">
          <table:table-cell office:value-type="float" office:value="18895006" calcext:value-type="float">
            <text:p>18895006</text:p>
          </table:table-cell>
          <table:table-cell table:formula="of:=[.A1183]/1000/(60*60*24)" office:value-type="time" office:time-value="PT05H14M55.006S" calcext:value-type="time">
            <text:p>05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653.74" calcext:value-type="float">
            <text:p>653.74</text:p>
          </table:table-cell>
          <table:table-cell office:value-type="float" office:value="811.26" calcext:value-type="float">
            <text:p>811.26</text:p>
          </table:table-cell>
        </table:table-row>
        <table:table-row table:style-name="ro1">
          <table:table-cell office:value-type="float" office:value="18911006" calcext:value-type="float">
            <text:p>18911006</text:p>
          </table:table-cell>
          <table:table-cell table:formula="of:=[.A1184]/1000/(60*60*24)" office:value-type="time" office:time-value="PT05H15M11.006S" calcext:value-type="time">
            <text:p>05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654.27" calcext:value-type="float">
            <text:p>654.27</text:p>
          </table:table-cell>
          <table:table-cell office:value-type="float" office:value="811.89" calcext:value-type="float">
            <text:p>811.89</text:p>
          </table:table-cell>
        </table:table-row>
        <table:table-row table:style-name="ro1">
          <table:table-cell office:value-type="float" office:value="18927006" calcext:value-type="float">
            <text:p>18927006</text:p>
          </table:table-cell>
          <table:table-cell table:formula="of:=[.A1185]/1000/(60*60*24)" office:value-type="time" office:time-value="PT05H15M27.006S" calcext:value-type="time">
            <text:p>05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654.8" calcext:value-type="float">
            <text:p>654.8</text:p>
          </table:table-cell>
          <table:table-cell office:value-type="float" office:value="812.53" calcext:value-type="float">
            <text:p>812.53</text:p>
          </table:table-cell>
        </table:table-row>
        <table:table-row table:style-name="ro1">
          <table:table-cell office:value-type="float" office:value="18943006" calcext:value-type="float">
            <text:p>18943006</text:p>
          </table:table-cell>
          <table:table-cell table:formula="of:=[.A1186]/1000/(60*60*24)" office:value-type="time" office:time-value="PT05H15M43.006S" calcext:value-type="time">
            <text:p>05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5.34" calcext:value-type="float">
            <text:p>655.34</text:p>
          </table:table-cell>
          <table:table-cell office:value-type="float" office:value="813.16" calcext:value-type="float">
            <text:p>813.16</text:p>
          </table:table-cell>
        </table:table-row>
        <table:table-row table:style-name="ro1">
          <table:table-cell office:value-type="float" office:value="18959006" calcext:value-type="float">
            <text:p>18959006</text:p>
          </table:table-cell>
          <table:table-cell table:formula="of:=[.A1187]/1000/(60*60*24)" office:value-type="time" office:time-value="PT05H15M59.006S" calcext:value-type="time">
            <text:p>05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5.87" calcext:value-type="float">
            <text:p>655.87</text:p>
          </table:table-cell>
          <table:table-cell office:value-type="float" office:value="813.8" calcext:value-type="float">
            <text:p>813.8</text:p>
          </table:table-cell>
        </table:table-row>
        <table:table-row table:style-name="ro1">
          <table:table-cell office:value-type="float" office:value="18975006" calcext:value-type="float">
            <text:p>18975006</text:p>
          </table:table-cell>
          <table:table-cell table:formula="of:=[.A1188]/1000/(60*60*24)" office:value-type="time" office:time-value="PT05H16M15.006S" calcext:value-type="time">
            <text:p>05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6.4" calcext:value-type="float">
            <text:p>656.4</text:p>
          </table:table-cell>
          <table:table-cell office:value-type="float" office:value="814.44" calcext:value-type="float">
            <text:p>814.44</text:p>
          </table:table-cell>
        </table:table-row>
        <table:table-row table:style-name="ro1">
          <table:table-cell office:value-type="float" office:value="18991006" calcext:value-type="float">
            <text:p>18991006</text:p>
          </table:table-cell>
          <table:table-cell table:formula="of:=[.A1189]/1000/(60*60*24)" office:value-type="time" office:time-value="PT05H16M31.006S" calcext:value-type="time">
            <text:p>05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6.94" calcext:value-type="float">
            <text:p>656.94</text:p>
          </table:table-cell>
          <table:table-cell office:value-type="float" office:value="815.07" calcext:value-type="float">
            <text:p>815.07</text:p>
          </table:table-cell>
        </table:table-row>
        <table:table-row table:style-name="ro1">
          <table:table-cell office:value-type="float" office:value="19007005" calcext:value-type="float">
            <text:p>19007005</text:p>
          </table:table-cell>
          <table:table-cell table:formula="of:=[.A1190]/1000/(60*60*24)" office:value-type="time" office:time-value="PT05H16M47.005S" calcext:value-type="time">
            <text:p>05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57.47" calcext:value-type="float">
            <text:p>657.47</text:p>
          </table:table-cell>
          <table:table-cell office:value-type="float" office:value="815.71" calcext:value-type="float">
            <text:p>815.71</text:p>
          </table:table-cell>
        </table:table-row>
        <table:table-row table:style-name="ro1">
          <table:table-cell office:value-type="float" office:value="19023006" calcext:value-type="float">
            <text:p>19023006</text:p>
          </table:table-cell>
          <table:table-cell table:formula="of:=[.A1191]/1000/(60*60*24)" office:value-type="time" office:time-value="PT05H17M03.006S" calcext:value-type="time">
            <text:p>05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8" calcext:value-type="float">
            <text:p>658</text:p>
          </table:table-cell>
          <table:table-cell office:value-type="float" office:value="816.34" calcext:value-type="float">
            <text:p>816.34</text:p>
          </table:table-cell>
        </table:table-row>
        <table:table-row table:style-name="ro1">
          <table:table-cell office:value-type="float" office:value="19039006" calcext:value-type="float">
            <text:p>19039006</text:p>
          </table:table-cell>
          <table:table-cell table:formula="of:=[.A1192]/1000/(60*60*24)" office:value-type="time" office:time-value="PT05H17M19.006S" calcext:value-type="time">
            <text:p>05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58.54" calcext:value-type="float">
            <text:p>658.54</text:p>
          </table:table-cell>
          <table:table-cell office:value-type="float" office:value="816.98" calcext:value-type="float">
            <text:p>816.98</text:p>
          </table:table-cell>
        </table:table-row>
        <table:table-row table:style-name="ro1">
          <table:table-cell office:value-type="float" office:value="19055006" calcext:value-type="float">
            <text:p>19055006</text:p>
          </table:table-cell>
          <table:table-cell table:formula="of:=[.A1193]/1000/(60*60*24)" office:value-type="time" office:time-value="PT05H17M35.006S" calcext:value-type="time">
            <text:p>05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659.07" calcext:value-type="float">
            <text:p>659.07</text:p>
          </table:table-cell>
          <table:table-cell office:value-type="float" office:value="817.61" calcext:value-type="float">
            <text:p>817.61</text:p>
          </table:table-cell>
        </table:table-row>
        <table:table-row table:style-name="ro1">
          <table:table-cell office:value-type="float" office:value="19071006" calcext:value-type="float">
            <text:p>19071006</text:p>
          </table:table-cell>
          <table:table-cell table:formula="of:=[.A1194]/1000/(60*60*24)" office:value-type="time" office:time-value="PT05H17M51.006S" calcext:value-type="time">
            <text:p>05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59.6" calcext:value-type="float">
            <text:p>659.6</text:p>
          </table:table-cell>
          <table:table-cell office:value-type="float" office:value="818.25" calcext:value-type="float">
            <text:p>818.25</text:p>
          </table:table-cell>
        </table:table-row>
        <table:table-row table:style-name="ro1">
          <table:table-cell office:value-type="float" office:value="19087006" calcext:value-type="float">
            <text:p>19087006</text:p>
          </table:table-cell>
          <table:table-cell table:formula="of:=[.A1195]/1000/(60*60*24)" office:value-type="time" office:time-value="PT05H18M07.006S" calcext:value-type="time">
            <text:p>05:1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0.14" calcext:value-type="float">
            <text:p>660.14</text:p>
          </table:table-cell>
          <table:table-cell office:value-type="float" office:value="818.88" calcext:value-type="float">
            <text:p>818.88</text:p>
          </table:table-cell>
        </table:table-row>
        <table:table-row table:style-name="ro1">
          <table:table-cell office:value-type="float" office:value="19103006" calcext:value-type="float">
            <text:p>19103006</text:p>
          </table:table-cell>
          <table:table-cell table:formula="of:=[.A1196]/1000/(60*60*24)" office:value-type="time" office:time-value="PT05H18M23.006S" calcext:value-type="time">
            <text:p>05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0.67" calcext:value-type="float">
            <text:p>660.67</text:p>
          </table:table-cell>
          <table:table-cell office:value-type="float" office:value="819.52" calcext:value-type="float">
            <text:p>819.52</text:p>
          </table:table-cell>
        </table:table-row>
        <table:table-row table:style-name="ro1">
          <table:table-cell office:value-type="float" office:value="19119006" calcext:value-type="float">
            <text:p>19119006</text:p>
          </table:table-cell>
          <table:table-cell table:formula="of:=[.A1197]/1000/(60*60*24)" office:value-type="time" office:time-value="PT05H18M39.006S" calcext:value-type="time">
            <text:p>05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1.2" calcext:value-type="float">
            <text:p>661.2</text:p>
          </table:table-cell>
          <table:table-cell office:value-type="float" office:value="820.15" calcext:value-type="float">
            <text:p>820.15</text:p>
          </table:table-cell>
        </table:table-row>
        <table:table-row table:style-name="ro1">
          <table:table-cell office:value-type="float" office:value="19135006" calcext:value-type="float">
            <text:p>19135006</text:p>
          </table:table-cell>
          <table:table-cell table:formula="of:=[.A1198]/1000/(60*60*24)" office:value-type="time" office:time-value="PT05H18M55.006S" calcext:value-type="time">
            <text:p>05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1.73" calcext:value-type="float">
            <text:p>661.73</text:p>
          </table:table-cell>
          <table:table-cell office:value-type="float" office:value="820.79" calcext:value-type="float">
            <text:p>820.79</text:p>
          </table:table-cell>
        </table:table-row>
        <table:table-row table:style-name="ro1">
          <table:table-cell office:value-type="float" office:value="19151006" calcext:value-type="float">
            <text:p>19151006</text:p>
          </table:table-cell>
          <table:table-cell table:formula="of:=[.A1199]/1000/(60*60*24)" office:value-type="time" office:time-value="PT05H19M11.006S" calcext:value-type="time">
            <text:p>05:1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2.27" calcext:value-type="float">
            <text:p>662.27</text:p>
          </table:table-cell>
          <table:table-cell office:value-type="float" office:value="821.42" calcext:value-type="float">
            <text:p>821.42</text:p>
          </table:table-cell>
        </table:table-row>
        <table:table-row table:style-name="ro1">
          <table:table-cell office:value-type="float" office:value="19167006" calcext:value-type="float">
            <text:p>19167006</text:p>
          </table:table-cell>
          <table:table-cell table:formula="of:=[.A1200]/1000/(60*60*24)" office:value-type="time" office:time-value="PT05H19M27.006S" calcext:value-type="time">
            <text:p>05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2.8" calcext:value-type="float">
            <text:p>662.8</text:p>
          </table:table-cell>
          <table:table-cell office:value-type="float" office:value="822.06" calcext:value-type="float">
            <text:p>822.06</text:p>
          </table:table-cell>
        </table:table-row>
        <table:table-row table:style-name="ro1">
          <table:table-cell office:value-type="float" office:value="19183006" calcext:value-type="float">
            <text:p>19183006</text:p>
          </table:table-cell>
          <table:table-cell table:formula="of:=[.A1201]/1000/(60*60*24)" office:value-type="time" office:time-value="PT05H19M43.006S" calcext:value-type="time">
            <text:p>05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3.33" calcext:value-type="float">
            <text:p>663.33</text:p>
          </table:table-cell>
          <table:table-cell office:value-type="float" office:value="822.69" calcext:value-type="float">
            <text:p>822.69</text:p>
          </table:table-cell>
        </table:table-row>
        <table:table-row table:style-name="ro1">
          <table:table-cell office:value-type="float" office:value="19199006" calcext:value-type="float">
            <text:p>19199006</text:p>
          </table:table-cell>
          <table:table-cell table:formula="of:=[.A1202]/1000/(60*60*24)" office:value-type="time" office:time-value="PT05H19M59.006S" calcext:value-type="time">
            <text:p>05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3.87" calcext:value-type="float">
            <text:p>663.87</text:p>
          </table:table-cell>
          <table:table-cell office:value-type="float" office:value="823.33" calcext:value-type="float">
            <text:p>823.33</text:p>
          </table:table-cell>
        </table:table-row>
        <table:table-row table:style-name="ro1">
          <table:table-cell office:value-type="float" office:value="19215006" calcext:value-type="float">
            <text:p>19215006</text:p>
          </table:table-cell>
          <table:table-cell table:formula="of:=[.A1203]/1000/(60*60*24)" office:value-type="time" office:time-value="PT05H20M15.006S" calcext:value-type="time">
            <text:p>05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4.4" calcext:value-type="float">
            <text:p>664.4</text:p>
          </table:table-cell>
          <table:table-cell office:value-type="float" office:value="823.96" calcext:value-type="float">
            <text:p>823.96</text:p>
          </table:table-cell>
        </table:table-row>
        <table:table-row table:style-name="ro1">
          <table:table-cell office:value-type="float" office:value="19231006" calcext:value-type="float">
            <text:p>19231006</text:p>
          </table:table-cell>
          <table:table-cell table:formula="of:=[.A1204]/1000/(60*60*24)" office:value-type="time" office:time-value="PT05H20M31.006S" calcext:value-type="time">
            <text:p>05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4.93" calcext:value-type="float">
            <text:p>664.93</text:p>
          </table:table-cell>
          <table:table-cell office:value-type="float" office:value="824.6" calcext:value-type="float">
            <text:p>824.6</text:p>
          </table:table-cell>
        </table:table-row>
        <table:table-row table:style-name="ro1">
          <table:table-cell office:value-type="float" office:value="19247006" calcext:value-type="float">
            <text:p>19247006</text:p>
          </table:table-cell>
          <table:table-cell table:formula="of:=[.A1205]/1000/(60*60*24)" office:value-type="time" office:time-value="PT05H20M47.006S" calcext:value-type="time">
            <text:p>05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5.46" calcext:value-type="float">
            <text:p>665.46</text:p>
          </table:table-cell>
          <table:table-cell office:value-type="float" office:value="825.23" calcext:value-type="float">
            <text:p>825.23</text:p>
          </table:table-cell>
        </table:table-row>
        <table:table-row table:style-name="ro1">
          <table:table-cell office:value-type="float" office:value="19263006" calcext:value-type="float">
            <text:p>19263006</text:p>
          </table:table-cell>
          <table:table-cell table:formula="of:=[.A1206]/1000/(60*60*24)" office:value-type="time" office:time-value="PT05H21M03.006S" calcext:value-type="time">
            <text:p>05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666" calcext:value-type="float">
            <text:p>666</text:p>
          </table:table-cell>
          <table:table-cell office:value-type="float" office:value="825.87" calcext:value-type="float">
            <text:p>825.87</text:p>
          </table:table-cell>
        </table:table-row>
        <table:table-row table:style-name="ro1">
          <table:table-cell office:value-type="float" office:value="19279006" calcext:value-type="float">
            <text:p>19279006</text:p>
          </table:table-cell>
          <table:table-cell table:formula="of:=[.A1207]/1000/(60*60*24)" office:value-type="time" office:time-value="PT05H21M19.006S" calcext:value-type="time">
            <text:p>05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6.53" calcext:value-type="float">
            <text:p>666.53</text:p>
          </table:table-cell>
          <table:table-cell office:value-type="float" office:value="826.5" calcext:value-type="float">
            <text:p>826.5</text:p>
          </table:table-cell>
        </table:table-row>
        <table:table-row table:style-name="ro1">
          <table:table-cell office:value-type="float" office:value="19295006" calcext:value-type="float">
            <text:p>19295006</text:p>
          </table:table-cell>
          <table:table-cell table:formula="of:=[.A1208]/1000/(60*60*24)" office:value-type="time" office:time-value="PT05H21M35.006S" calcext:value-type="time">
            <text:p>05:2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7.06" calcext:value-type="float">
            <text:p>667.06</text:p>
          </table:table-cell>
          <table:table-cell office:value-type="float" office:value="827.14" calcext:value-type="float">
            <text:p>827.14</text:p>
          </table:table-cell>
        </table:table-row>
        <table:table-row table:style-name="ro1">
          <table:table-cell office:value-type="float" office:value="19311006" calcext:value-type="float">
            <text:p>19311006</text:p>
          </table:table-cell>
          <table:table-cell table:formula="of:=[.A1209]/1000/(60*60*24)" office:value-type="time" office:time-value="PT05H21M51.006S" calcext:value-type="time">
            <text:p>05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7.59" calcext:value-type="float">
            <text:p>667.59</text:p>
          </table:table-cell>
          <table:table-cell office:value-type="float" office:value="827.77" calcext:value-type="float">
            <text:p>827.77</text:p>
          </table:table-cell>
        </table:table-row>
        <table:table-row table:style-name="ro1">
          <table:table-cell office:value-type="float" office:value="19327006" calcext:value-type="float">
            <text:p>19327006</text:p>
          </table:table-cell>
          <table:table-cell table:formula="of:=[.A1210]/1000/(60*60*24)" office:value-type="time" office:time-value="PT05H22M07.006S" calcext:value-type="time">
            <text:p>05:2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8.13" calcext:value-type="float">
            <text:p>668.13</text:p>
          </table:table-cell>
          <table:table-cell office:value-type="float" office:value="828.4" calcext:value-type="float">
            <text:p>828.4</text:p>
          </table:table-cell>
        </table:table-row>
        <table:table-row table:style-name="ro1">
          <table:table-cell office:value-type="float" office:value="19343005" calcext:value-type="float">
            <text:p>19343005</text:p>
          </table:table-cell>
          <table:table-cell table:formula="of:=[.A1211]/1000/(60*60*24)" office:value-type="time" office:time-value="PT05H22M23.005S" calcext:value-type="time">
            <text:p>05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668.66" calcext:value-type="float">
            <text:p>668.66</text:p>
          </table:table-cell>
          <table:table-cell office:value-type="float" office:value="829.04" calcext:value-type="float">
            <text:p>829.04</text:p>
          </table:table-cell>
        </table:table-row>
        <table:table-row table:style-name="ro1">
          <table:table-cell office:value-type="float" office:value="19359006" calcext:value-type="float">
            <text:p>19359006</text:p>
          </table:table-cell>
          <table:table-cell table:formula="of:=[.A1212]/1000/(60*60*24)" office:value-type="time" office:time-value="PT05H22M39.006S" calcext:value-type="time">
            <text:p>05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69.19" calcext:value-type="float">
            <text:p>669.19</text:p>
          </table:table-cell>
          <table:table-cell office:value-type="float" office:value="829.67" calcext:value-type="float">
            <text:p>829.67</text:p>
          </table:table-cell>
        </table:table-row>
        <table:table-row table:style-name="ro1">
          <table:table-cell office:value-type="float" office:value="19375006" calcext:value-type="float">
            <text:p>19375006</text:p>
          </table:table-cell>
          <table:table-cell table:formula="of:=[.A1213]/1000/(60*60*24)" office:value-type="time" office:time-value="PT05H22M55.006S" calcext:value-type="time">
            <text:p>05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669.72" calcext:value-type="float">
            <text:p>669.72</text:p>
          </table:table-cell>
          <table:table-cell office:value-type="float" office:value="830.3" calcext:value-type="float">
            <text:p>830.3</text:p>
          </table:table-cell>
        </table:table-row>
        <table:table-row table:style-name="ro1">
          <table:table-cell office:value-type="float" office:value="19391006" calcext:value-type="float">
            <text:p>19391006</text:p>
          </table:table-cell>
          <table:table-cell table:formula="of:=[.A1214]/1000/(60*60*24)" office:value-type="time" office:time-value="PT05H23M11.006S" calcext:value-type="time">
            <text:p>05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70.26" calcext:value-type="float">
            <text:p>670.26</text:p>
          </table:table-cell>
          <table:table-cell office:value-type="float" office:value="830.94" calcext:value-type="float">
            <text:p>830.94</text:p>
          </table:table-cell>
        </table:table-row>
        <table:table-row table:style-name="ro1">
          <table:table-cell office:value-type="float" office:value="19407006" calcext:value-type="float">
            <text:p>19407006</text:p>
          </table:table-cell>
          <table:table-cell table:formula="of:=[.A1215]/1000/(60*60*24)" office:value-type="time" office:time-value="PT05H23M27.006S" calcext:value-type="time">
            <text:p>05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70.79" calcext:value-type="float">
            <text:p>670.79</text:p>
          </table:table-cell>
          <table:table-cell office:value-type="float" office:value="831.57" calcext:value-type="float">
            <text:p>831.57</text:p>
          </table:table-cell>
        </table:table-row>
        <table:table-row table:style-name="ro1">
          <table:table-cell office:value-type="float" office:value="19423006" calcext:value-type="float">
            <text:p>19423006</text:p>
          </table:table-cell>
          <table:table-cell table:formula="of:=[.A1216]/1000/(60*60*24)" office:value-type="time" office:time-value="PT05H23M43.006S" calcext:value-type="time">
            <text:p>05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71.32" calcext:value-type="float">
            <text:p>671.32</text:p>
          </table:table-cell>
          <table:table-cell office:value-type="float" office:value="832.2" calcext:value-type="float">
            <text:p>832.2</text:p>
          </table:table-cell>
        </table:table-row>
        <table:table-row table:style-name="ro1">
          <table:table-cell office:value-type="float" office:value="19439006" calcext:value-type="float">
            <text:p>19439006</text:p>
          </table:table-cell>
          <table:table-cell table:formula="of:=[.A1217]/1000/(60*60*24)" office:value-type="time" office:time-value="PT05H23M59.006S" calcext:value-type="time">
            <text:p>05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71.85" calcext:value-type="float">
            <text:p>671.85</text:p>
          </table:table-cell>
          <table:table-cell office:value-type="float" office:value="832.84" calcext:value-type="float">
            <text:p>832.84</text:p>
          </table:table-cell>
        </table:table-row>
        <table:table-row table:style-name="ro1">
          <table:table-cell office:value-type="float" office:value="19455006" calcext:value-type="float">
            <text:p>19455006</text:p>
          </table:table-cell>
          <table:table-cell table:formula="of:=[.A1218]/1000/(60*60*24)" office:value-type="time" office:time-value="PT05H24M15.006S" calcext:value-type="time">
            <text:p>05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672.38" calcext:value-type="float">
            <text:p>672.38</text:p>
          </table:table-cell>
          <table:table-cell office:value-type="float" office:value="833.47" calcext:value-type="float">
            <text:p>833.47</text:p>
          </table:table-cell>
        </table:table-row>
        <table:table-row table:style-name="ro1">
          <table:table-cell office:value-type="float" office:value="19471006" calcext:value-type="float">
            <text:p>19471006</text:p>
          </table:table-cell>
          <table:table-cell table:formula="of:=[.A1219]/1000/(60*60*24)" office:value-type="time" office:time-value="PT05H24M31.006S" calcext:value-type="time">
            <text:p>05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2.92" calcext:value-type="float">
            <text:p>672.92</text:p>
          </table:table-cell>
          <table:table-cell office:value-type="float" office:value="834.1" calcext:value-type="float">
            <text:p>834.1</text:p>
          </table:table-cell>
        </table:table-row>
        <table:table-row table:style-name="ro1">
          <table:table-cell office:value-type="float" office:value="19487006" calcext:value-type="float">
            <text:p>19487006</text:p>
          </table:table-cell>
          <table:table-cell table:formula="of:=[.A1220]/1000/(60*60*24)" office:value-type="time" office:time-value="PT05H24M47.006S" calcext:value-type="time">
            <text:p>05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3.45" calcext:value-type="float">
            <text:p>673.45</text:p>
          </table:table-cell>
          <table:table-cell office:value-type="float" office:value="834.73" calcext:value-type="float">
            <text:p>834.73</text:p>
          </table:table-cell>
        </table:table-row>
        <table:table-row table:style-name="ro1">
          <table:table-cell office:value-type="float" office:value="19503006" calcext:value-type="float">
            <text:p>19503006</text:p>
          </table:table-cell>
          <table:table-cell table:formula="of:=[.A1221]/1000/(60*60*24)" office:value-type="time" office:time-value="PT05H25M03.006S" calcext:value-type="time">
            <text:p>05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673.98" calcext:value-type="float">
            <text:p>673.98</text:p>
          </table:table-cell>
          <table:table-cell office:value-type="float" office:value="835.37" calcext:value-type="float">
            <text:p>835.37</text:p>
          </table:table-cell>
        </table:table-row>
        <table:table-row table:style-name="ro1">
          <table:table-cell office:value-type="float" office:value="19519006" calcext:value-type="float">
            <text:p>19519006</text:p>
          </table:table-cell>
          <table:table-cell table:formula="of:=[.A1222]/1000/(60*60*24)" office:value-type="time" office:time-value="PT05H25M19.006S" calcext:value-type="time">
            <text:p>05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4.51" calcext:value-type="float">
            <text:p>674.5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9535006" calcext:value-type="float">
            <text:p>19535006</text:p>
          </table:table-cell>
          <table:table-cell table:formula="of:=[.A1223]/1000/(60*60*24)" office:value-type="time" office:time-value="PT05H25M35.006S" calcext:value-type="time">
            <text:p>05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675.04" calcext:value-type="float">
            <text:p>675.04</text:p>
          </table:table-cell>
          <table:table-cell office:value-type="float" office:value="836.63" calcext:value-type="float">
            <text:p>836.63</text:p>
          </table:table-cell>
        </table:table-row>
        <table:table-row table:style-name="ro1">
          <table:table-cell office:value-type="float" office:value="19551006" calcext:value-type="float">
            <text:p>19551006</text:p>
          </table:table-cell>
          <table:table-cell table:formula="of:=[.A1224]/1000/(60*60*24)" office:value-type="time" office:time-value="PT05H25M51.006S" calcext:value-type="time">
            <text:p>05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675.57" calcext:value-type="float">
            <text:p>675.57</text:p>
          </table:table-cell>
          <table:table-cell office:value-type="float" office:value="837.26" calcext:value-type="float">
            <text:p>837.26</text:p>
          </table:table-cell>
        </table:table-row>
        <table:table-row table:style-name="ro1">
          <table:table-cell office:value-type="float" office:value="19567006" calcext:value-type="float">
            <text:p>19567006</text:p>
          </table:table-cell>
          <table:table-cell table:formula="of:=[.A1225]/1000/(60*60*24)" office:value-type="time" office:time-value="PT05H26M07.006S" calcext:value-type="time">
            <text:p>05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6.11" calcext:value-type="float">
            <text:p>676.11</text:p>
          </table:table-cell>
          <table:table-cell office:value-type="float" office:value="837.89" calcext:value-type="float">
            <text:p>837.89</text:p>
          </table:table-cell>
        </table:table-row>
        <table:table-row table:style-name="ro1">
          <table:table-cell office:value-type="float" office:value="19583006" calcext:value-type="float">
            <text:p>19583006</text:p>
          </table:table-cell>
          <table:table-cell table:formula="of:=[.A1226]/1000/(60*60*24)" office:value-type="time" office:time-value="PT05H26M23.006S" calcext:value-type="time">
            <text:p>05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76.64" calcext:value-type="float">
            <text:p>676.64</text:p>
          </table:table-cell>
          <table:table-cell office:value-type="float" office:value="838.53" calcext:value-type="float">
            <text:p>838.53</text:p>
          </table:table-cell>
        </table:table-row>
        <table:table-row table:style-name="ro1">
          <table:table-cell office:value-type="float" office:value="19599006" calcext:value-type="float">
            <text:p>19599006</text:p>
          </table:table-cell>
          <table:table-cell table:formula="of:=[.A1227]/1000/(60*60*24)" office:value-type="time" office:time-value="PT05H26M39.006S" calcext:value-type="time">
            <text:p>05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7.17" calcext:value-type="float">
            <text:p>677.17</text:p>
          </table:table-cell>
          <table:table-cell office:value-type="float" office:value="839.16" calcext:value-type="float">
            <text:p>839.16</text:p>
          </table:table-cell>
        </table:table-row>
        <table:table-row table:style-name="ro1">
          <table:table-cell office:value-type="float" office:value="19615006" calcext:value-type="float">
            <text:p>19615006</text:p>
          </table:table-cell>
          <table:table-cell table:formula="of:=[.A1228]/1000/(60*60*24)" office:value-type="time" office:time-value="PT05H26M55.006S" calcext:value-type="time">
            <text:p>05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7.7" calcext:value-type="float">
            <text:p>677.7</text:p>
          </table:table-cell>
          <table:table-cell office:value-type="float" office:value="839.79" calcext:value-type="float">
            <text:p>839.79</text:p>
          </table:table-cell>
        </table:table-row>
        <table:table-row table:style-name="ro1">
          <table:table-cell office:value-type="float" office:value="19631006" calcext:value-type="float">
            <text:p>19631006</text:p>
          </table:table-cell>
          <table:table-cell table:formula="of:=[.A1229]/1000/(60*60*24)" office:value-type="time" office:time-value="PT05H27M11.006S" calcext:value-type="time">
            <text:p>05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78.23" calcext:value-type="float">
            <text:p>678.23</text:p>
          </table:table-cell>
          <table:table-cell office:value-type="float" office:value="840.42" calcext:value-type="float">
            <text:p>840.42</text:p>
          </table:table-cell>
        </table:table-row>
        <table:table-row table:style-name="ro1">
          <table:table-cell office:value-type="float" office:value="19647006" calcext:value-type="float">
            <text:p>19647006</text:p>
          </table:table-cell>
          <table:table-cell table:formula="of:=[.A1230]/1000/(60*60*24)" office:value-type="time" office:time-value="PT05H27M27.006S" calcext:value-type="time">
            <text:p>05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78.76" calcext:value-type="float">
            <text:p>678.76</text:p>
          </table:table-cell>
          <table:table-cell office:value-type="float" office:value="841.05" calcext:value-type="float">
            <text:p>841.05</text:p>
          </table:table-cell>
        </table:table-row>
        <table:table-row table:style-name="ro1">
          <table:table-cell office:value-type="float" office:value="19663006" calcext:value-type="float">
            <text:p>19663006</text:p>
          </table:table-cell>
          <table:table-cell table:formula="of:=[.A1231]/1000/(60*60*24)" office:value-type="time" office:time-value="PT05H27M43.006S" calcext:value-type="time">
            <text:p>05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79.29" calcext:value-type="float">
            <text:p>679.29</text:p>
          </table:table-cell>
          <table:table-cell office:value-type="float" office:value="841.68" calcext:value-type="float">
            <text:p>841.68</text:p>
          </table:table-cell>
        </table:table-row>
        <table:table-row table:style-name="ro1">
          <table:table-cell office:value-type="float" office:value="19679006" calcext:value-type="float">
            <text:p>19679006</text:p>
          </table:table-cell>
          <table:table-cell table:formula="of:=[.A1232]/1000/(60*60*24)" office:value-type="time" office:time-value="PT05H27M59.006S" calcext:value-type="time">
            <text:p>05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79.82" calcext:value-type="float">
            <text:p>679.82</text:p>
          </table:table-cell>
          <table:table-cell office:value-type="float" office:value="842.31" calcext:value-type="float">
            <text:p>842.31</text:p>
          </table:table-cell>
        </table:table-row>
        <table:table-row table:style-name="ro1">
          <table:table-cell office:value-type="float" office:value="19695006" calcext:value-type="float">
            <text:p>19695006</text:p>
          </table:table-cell>
          <table:table-cell table:formula="of:=[.A1233]/1000/(60*60*24)" office:value-type="time" office:time-value="PT05H28M15.006S" calcext:value-type="time">
            <text:p>05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0.36" calcext:value-type="float">
            <text:p>680.36</text:p>
          </table:table-cell>
          <table:table-cell office:value-type="float" office:value="842.95" calcext:value-type="float">
            <text:p>842.95</text:p>
          </table:table-cell>
        </table:table-row>
        <table:table-row table:style-name="ro1">
          <table:table-cell office:value-type="float" office:value="19711006" calcext:value-type="float">
            <text:p>19711006</text:p>
          </table:table-cell>
          <table:table-cell table:formula="of:=[.A1234]/1000/(60*60*24)" office:value-type="time" office:time-value="PT05H28M31.006S" calcext:value-type="time">
            <text:p>05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0.89" calcext:value-type="float">
            <text:p>680.89</text:p>
          </table:table-cell>
          <table:table-cell office:value-type="float" office:value="843.58" calcext:value-type="float">
            <text:p>843.58</text:p>
          </table:table-cell>
        </table:table-row>
        <table:table-row table:style-name="ro1">
          <table:table-cell office:value-type="float" office:value="19727006" calcext:value-type="float">
            <text:p>19727006</text:p>
          </table:table-cell>
          <table:table-cell table:formula="of:=[.A1235]/1000/(60*60*24)" office:value-type="time" office:time-value="PT05H28M47.006S" calcext:value-type="time">
            <text:p>05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81.42" calcext:value-type="float">
            <text:p>681.42</text:p>
          </table:table-cell>
          <table:table-cell office:value-type="float" office:value="844.21" calcext:value-type="float">
            <text:p>844.21</text:p>
          </table:table-cell>
        </table:table-row>
        <table:table-row table:style-name="ro1">
          <table:table-cell office:value-type="float" office:value="19743006" calcext:value-type="float">
            <text:p>19743006</text:p>
          </table:table-cell>
          <table:table-cell table:formula="of:=[.A1236]/1000/(60*60*24)" office:value-type="time" office:time-value="PT05H29M03.006S" calcext:value-type="time">
            <text:p>05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1.95" calcext:value-type="float">
            <text:p>681.95</text:p>
          </table:table-cell>
          <table:table-cell office:value-type="float" office:value="844.84" calcext:value-type="float">
            <text:p>844.84</text:p>
          </table:table-cell>
        </table:table-row>
        <table:table-row table:style-name="ro1">
          <table:table-cell office:value-type="float" office:value="19759006" calcext:value-type="float">
            <text:p>19759006</text:p>
          </table:table-cell>
          <table:table-cell table:formula="of:=[.A1237]/1000/(60*60*24)" office:value-type="time" office:time-value="PT05H29M19.006S" calcext:value-type="time">
            <text:p>05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2.48" calcext:value-type="float">
            <text:p>682.48</text:p>
          </table:table-cell>
          <table:table-cell office:value-type="float" office:value="845.47" calcext:value-type="float">
            <text:p>845.47</text:p>
          </table:table-cell>
        </table:table-row>
        <table:table-row table:style-name="ro1">
          <table:table-cell office:value-type="float" office:value="19775006" calcext:value-type="float">
            <text:p>19775006</text:p>
          </table:table-cell>
          <table:table-cell table:formula="of:=[.A1238]/1000/(60*60*24)" office:value-type="time" office:time-value="PT05H29M35.006S" calcext:value-type="time">
            <text:p>05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3.01" calcext:value-type="float">
            <text:p>683.01</text:p>
          </table:table-cell>
          <table:table-cell office:value-type="float" office:value="846.1" calcext:value-type="float">
            <text:p>846.1</text:p>
          </table:table-cell>
        </table:table-row>
        <table:table-row table:style-name="ro1">
          <table:table-cell office:value-type="float" office:value="19791006" calcext:value-type="float">
            <text:p>19791006</text:p>
          </table:table-cell>
          <table:table-cell table:formula="of:=[.A1239]/1000/(60*60*24)" office:value-type="time" office:time-value="PT05H29M51.006S" calcext:value-type="time">
            <text:p>05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83.54" calcext:value-type="float">
            <text:p>683.54</text:p>
          </table:table-cell>
          <table:table-cell office:value-type="float" office:value="846.73" calcext:value-type="float">
            <text:p>846.73</text:p>
          </table:table-cell>
        </table:table-row>
        <table:table-row table:style-name="ro1">
          <table:table-cell office:value-type="float" office:value="19807006" calcext:value-type="float">
            <text:p>19807006</text:p>
          </table:table-cell>
          <table:table-cell table:formula="of:=[.A1240]/1000/(60*60*24)" office:value-type="time" office:time-value="PT05H30M07.006S" calcext:value-type="time">
            <text:p>05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4.07" calcext:value-type="float">
            <text:p>684.07</text:p>
          </table:table-cell>
          <table:table-cell office:value-type="float" office:value="847.36" calcext:value-type="float">
            <text:p>847.36</text:p>
          </table:table-cell>
        </table:table-row>
        <table:table-row table:style-name="ro1">
          <table:table-cell office:value-type="float" office:value="19823006" calcext:value-type="float">
            <text:p>19823006</text:p>
          </table:table-cell>
          <table:table-cell table:formula="of:=[.A1241]/1000/(60*60*24)" office:value-type="time" office:time-value="PT05H30M23.006S" calcext:value-type="time">
            <text:p>05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4.6" calcext:value-type="float">
            <text:p>684.6</text:p>
          </table:table-cell>
          <table:table-cell office:value-type="float" office:value="847.99" calcext:value-type="float">
            <text:p>847.99</text:p>
          </table:table-cell>
        </table:table-row>
        <table:table-row table:style-name="ro1">
          <table:table-cell office:value-type="float" office:value="19839006" calcext:value-type="float">
            <text:p>19839006</text:p>
          </table:table-cell>
          <table:table-cell table:formula="of:=[.A1242]/1000/(60*60*24)" office:value-type="time" office:time-value="PT05H30M39.006S" calcext:value-type="time">
            <text:p>05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5.13" calcext:value-type="float">
            <text:p>685.13</text:p>
          </table:table-cell>
          <table:table-cell office:value-type="float" office:value="848.62" calcext:value-type="float">
            <text:p>848.62</text:p>
          </table:table-cell>
        </table:table-row>
        <table:table-row table:style-name="ro1">
          <table:table-cell office:value-type="float" office:value="19855006" calcext:value-type="float">
            <text:p>19855006</text:p>
          </table:table-cell>
          <table:table-cell table:formula="of:=[.A1243]/1000/(60*60*24)" office:value-type="time" office:time-value="PT05H30M55.006S" calcext:value-type="time">
            <text:p>05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5.66" calcext:value-type="float">
            <text:p>685.66</text:p>
          </table:table-cell>
          <table:table-cell office:value-type="float" office:value="849.25" calcext:value-type="float">
            <text:p>849.25</text:p>
          </table:table-cell>
        </table:table-row>
        <table:table-row table:style-name="ro1">
          <table:table-cell office:value-type="float" office:value="19871005" calcext:value-type="float">
            <text:p>19871005</text:p>
          </table:table-cell>
          <table:table-cell table:formula="of:=[.A1244]/1000/(60*60*24)" office:value-type="time" office:time-value="PT05H31M11.005S" calcext:value-type="time">
            <text:p>05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6.19" calcext:value-type="float">
            <text:p>686.19</text:p>
          </table:table-cell>
          <table:table-cell office:value-type="float" office:value="849.88" calcext:value-type="float">
            <text:p>849.88</text:p>
          </table:table-cell>
        </table:table-row>
        <table:table-row table:style-name="ro1">
          <table:table-cell office:value-type="float" office:value="19887006" calcext:value-type="float">
            <text:p>19887006</text:p>
          </table:table-cell>
          <table:table-cell table:formula="of:=[.A1245]/1000/(60*60*24)" office:value-type="time" office:time-value="PT05H31M27.006S" calcext:value-type="time">
            <text:p>05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6.73" calcext:value-type="float">
            <text:p>686.73</text:p>
          </table:table-cell>
          <table:table-cell office:value-type="float" office:value="850.51" calcext:value-type="float">
            <text:p>850.51</text:p>
          </table:table-cell>
        </table:table-row>
        <table:table-row table:style-name="ro1">
          <table:table-cell office:value-type="float" office:value="19903006" calcext:value-type="float">
            <text:p>19903006</text:p>
          </table:table-cell>
          <table:table-cell table:formula="of:=[.A1246]/1000/(60*60*24)" office:value-type="time" office:time-value="PT05H31M43.006S" calcext:value-type="time">
            <text:p>05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7.26" calcext:value-type="float">
            <text:p>687.26</text:p>
          </table:table-cell>
          <table:table-cell office:value-type="float" office:value="851.15" calcext:value-type="float">
            <text:p>851.15</text:p>
          </table:table-cell>
        </table:table-row>
        <table:table-row table:style-name="ro1">
          <table:table-cell office:value-type="float" office:value="19919006" calcext:value-type="float">
            <text:p>19919006</text:p>
          </table:table-cell>
          <table:table-cell table:formula="of:=[.A1247]/1000/(60*60*24)" office:value-type="time" office:time-value="PT05H31M59.006S" calcext:value-type="time">
            <text:p>05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87.79" calcext:value-type="float">
            <text:p>687.79</text:p>
          </table:table-cell>
          <table:table-cell office:value-type="float" office:value="851.78" calcext:value-type="float">
            <text:p>851.78</text:p>
          </table:table-cell>
        </table:table-row>
        <table:table-row table:style-name="ro1">
          <table:table-cell office:value-type="float" office:value="19935006" calcext:value-type="float">
            <text:p>19935006</text:p>
          </table:table-cell>
          <table:table-cell table:formula="of:=[.A1248]/1000/(60*60*24)" office:value-type="time" office:time-value="PT05H32M15.006S" calcext:value-type="time">
            <text:p>05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88.32" calcext:value-type="float">
            <text:p>688.32</text:p>
          </table:table-cell>
          <table:table-cell office:value-type="float" office:value="852.4" calcext:value-type="float">
            <text:p>852.4</text:p>
          </table:table-cell>
        </table:table-row>
        <table:table-row table:style-name="ro1">
          <table:table-cell office:value-type="float" office:value="19951006" calcext:value-type="float">
            <text:p>19951006</text:p>
          </table:table-cell>
          <table:table-cell table:formula="of:=[.A1249]/1000/(60*60*24)" office:value-type="time" office:time-value="PT05H32M31.006S" calcext:value-type="time">
            <text:p>05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88.85" calcext:value-type="float">
            <text:p>688.85</text:p>
          </table:table-cell>
          <table:table-cell office:value-type="float" office:value="853.03" calcext:value-type="float">
            <text:p>853.03</text:p>
          </table:table-cell>
        </table:table-row>
        <table:table-row table:style-name="ro1">
          <table:table-cell office:value-type="float" office:value="19967006" calcext:value-type="float">
            <text:p>19967006</text:p>
          </table:table-cell>
          <table:table-cell table:formula="of:=[.A1250]/1000/(60*60*24)" office:value-type="time" office:time-value="PT05H32M47.006S" calcext:value-type="time">
            <text:p>05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89.38" calcext:value-type="float">
            <text:p>689.38</text:p>
          </table:table-cell>
          <table:table-cell office:value-type="float" office:value="853.66" calcext:value-type="float">
            <text:p>853.66</text:p>
          </table:table-cell>
        </table:table-row>
        <table:table-row table:style-name="ro1">
          <table:table-cell office:value-type="float" office:value="19983006" calcext:value-type="float">
            <text:p>19983006</text:p>
          </table:table-cell>
          <table:table-cell table:formula="of:=[.A1251]/1000/(60*60*24)" office:value-type="time" office:time-value="PT05H33M03.006S" calcext:value-type="time">
            <text:p>05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89.91" calcext:value-type="float">
            <text:p>689.91</text:p>
          </table:table-cell>
          <table:table-cell office:value-type="float" office:value="854.29" calcext:value-type="float">
            <text:p>854.29</text:p>
          </table:table-cell>
        </table:table-row>
        <table:table-row table:style-name="ro1">
          <table:table-cell office:value-type="float" office:value="19999006" calcext:value-type="float">
            <text:p>19999006</text:p>
          </table:table-cell>
          <table:table-cell table:formula="of:=[.A1252]/1000/(60*60*24)" office:value-type="time" office:time-value="PT05H33M19.006S" calcext:value-type="time">
            <text:p>05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90.44" calcext:value-type="float">
            <text:p>690.44</text:p>
          </table:table-cell>
          <table:table-cell office:value-type="float" office:value="854.92" calcext:value-type="float">
            <text:p>854.92</text:p>
          </table:table-cell>
        </table:table-row>
        <table:table-row table:style-name="ro1">
          <table:table-cell office:value-type="float" office:value="20015006" calcext:value-type="float">
            <text:p>20015006</text:p>
          </table:table-cell>
          <table:table-cell table:formula="of:=[.A1253]/1000/(60*60*24)" office:value-type="time" office:time-value="PT05H33M35.006S" calcext:value-type="time">
            <text:p>05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90.97" calcext:value-type="float">
            <text:p>690.97</text:p>
          </table:table-cell>
          <table:table-cell office:value-type="float" office:value="855.55" calcext:value-type="float">
            <text:p>855.55</text:p>
          </table:table-cell>
        </table:table-row>
        <table:table-row table:style-name="ro1">
          <table:table-cell office:value-type="float" office:value="20031006" calcext:value-type="float">
            <text:p>20031006</text:p>
          </table:table-cell>
          <table:table-cell table:formula="of:=[.A1254]/1000/(60*60*24)" office:value-type="time" office:time-value="PT05H33M51.006S" calcext:value-type="time">
            <text:p>05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91.5" calcext:value-type="float">
            <text:p>691.5</text:p>
          </table:table-cell>
          <table:table-cell office:value-type="float" office:value="856.18" calcext:value-type="float">
            <text:p>856.18</text:p>
          </table:table-cell>
        </table:table-row>
        <table:table-row table:style-name="ro1">
          <table:table-cell office:value-type="float" office:value="20047006" calcext:value-type="float">
            <text:p>20047006</text:p>
          </table:table-cell>
          <table:table-cell table:formula="of:=[.A1255]/1000/(60*60*24)" office:value-type="time" office:time-value="PT05H34M07.006S" calcext:value-type="time">
            <text:p>05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92.03" calcext:value-type="float">
            <text:p>692.03</text:p>
          </table:table-cell>
          <table:table-cell office:value-type="float" office:value="856.81" calcext:value-type="float">
            <text:p>856.81</text:p>
          </table:table-cell>
        </table:table-row>
        <table:table-row table:style-name="ro1">
          <table:table-cell office:value-type="float" office:value="20063006" calcext:value-type="float">
            <text:p>20063006</text:p>
          </table:table-cell>
          <table:table-cell table:formula="of:=[.A1256]/1000/(60*60*24)" office:value-type="time" office:time-value="PT05H34M23.006S" calcext:value-type="time">
            <text:p>05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92.56" calcext:value-type="float">
            <text:p>692.56</text:p>
          </table:table-cell>
          <table:table-cell office:value-type="float" office:value="857.44" calcext:value-type="float">
            <text:p>857.44</text:p>
          </table:table-cell>
        </table:table-row>
        <table:table-row table:style-name="ro1">
          <table:table-cell office:value-type="float" office:value="20079006" calcext:value-type="float">
            <text:p>20079006</text:p>
          </table:table-cell>
          <table:table-cell table:formula="of:=[.A1257]/1000/(60*60*24)" office:value-type="time" office:time-value="PT05H34M39.006S" calcext:value-type="time">
            <text:p>05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93.09" calcext:value-type="float">
            <text:p>693.09</text:p>
          </table:table-cell>
          <table:table-cell office:value-type="float" office:value="858.07" calcext:value-type="float">
            <text:p>858.07</text:p>
          </table:table-cell>
        </table:table-row>
        <table:table-row table:style-name="ro1">
          <table:table-cell office:value-type="float" office:value="20095006" calcext:value-type="float">
            <text:p>20095006</text:p>
          </table:table-cell>
          <table:table-cell table:formula="of:=[.A1258]/1000/(60*60*24)" office:value-type="time" office:time-value="PT05H34M55.006S" calcext:value-type="time">
            <text:p>05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93.62" calcext:value-type="float">
            <text:p>693.62</text:p>
          </table:table-cell>
          <table:table-cell office:value-type="float" office:value="858.69" calcext:value-type="float">
            <text:p>858.69</text:p>
          </table:table-cell>
        </table:table-row>
        <table:table-row table:style-name="ro1">
          <table:table-cell office:value-type="float" office:value="20111006" calcext:value-type="float">
            <text:p>20111006</text:p>
          </table:table-cell>
          <table:table-cell table:formula="of:=[.A1259]/1000/(60*60*24)" office:value-type="time" office:time-value="PT05H35M11.006S" calcext:value-type="time">
            <text:p>05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94.15" calcext:value-type="float">
            <text:p>694.15</text:p>
          </table:table-cell>
          <table:table-cell office:value-type="float" office:value="859.32" calcext:value-type="float">
            <text:p>859.32</text:p>
          </table:table-cell>
        </table:table-row>
        <table:table-row table:style-name="ro1">
          <table:table-cell office:value-type="float" office:value="20127006" calcext:value-type="float">
            <text:p>20127006</text:p>
          </table:table-cell>
          <table:table-cell table:formula="of:=[.A1260]/1000/(60*60*24)" office:value-type="time" office:time-value="PT05H35M27.006S" calcext:value-type="time">
            <text:p>05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94.68" calcext:value-type="float">
            <text:p>694.68</text:p>
          </table:table-cell>
          <table:table-cell office:value-type="float" office:value="859.95" calcext:value-type="float">
            <text:p>859.95</text:p>
          </table:table-cell>
        </table:table-row>
        <table:table-row table:style-name="ro1">
          <table:table-cell office:value-type="float" office:value="20143006" calcext:value-type="float">
            <text:p>20143006</text:p>
          </table:table-cell>
          <table:table-cell table:formula="of:=[.A1261]/1000/(60*60*24)" office:value-type="time" office:time-value="PT05H35M43.006S" calcext:value-type="time">
            <text:p>05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95.21" calcext:value-type="float">
            <text:p>695.21</text:p>
          </table:table-cell>
          <table:table-cell office:value-type="float" office:value="860.58" calcext:value-type="float">
            <text:p>860.58</text:p>
          </table:table-cell>
        </table:table-row>
        <table:table-row table:style-name="ro1">
          <table:table-cell office:value-type="float" office:value="20159006" calcext:value-type="float">
            <text:p>20159006</text:p>
          </table:table-cell>
          <table:table-cell table:formula="of:=[.A1262]/1000/(60*60*24)" office:value-type="time" office:time-value="PT05H35M59.006S" calcext:value-type="time">
            <text:p>05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95.73" calcext:value-type="float">
            <text:p>695.73</text:p>
          </table:table-cell>
          <table:table-cell office:value-type="float" office:value="861.2" calcext:value-type="float">
            <text:p>861.2</text:p>
          </table:table-cell>
        </table:table-row>
        <table:table-row table:style-name="ro1">
          <table:table-cell office:value-type="float" office:value="20175006" calcext:value-type="float">
            <text:p>20175006</text:p>
          </table:table-cell>
          <table:table-cell table:formula="of:=[.A1263]/1000/(60*60*24)" office:value-type="time" office:time-value="PT05H36M15.006S" calcext:value-type="time">
            <text:p>05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6.26" calcext:value-type="float">
            <text:p>696.26</text:p>
          </table:table-cell>
          <table:table-cell office:value-type="float" office:value="861.83" calcext:value-type="float">
            <text:p>861.83</text:p>
          </table:table-cell>
        </table:table-row>
        <table:table-row table:style-name="ro1">
          <table:table-cell office:value-type="float" office:value="20191006" calcext:value-type="float">
            <text:p>20191006</text:p>
          </table:table-cell>
          <table:table-cell table:formula="of:=[.A1264]/1000/(60*60*24)" office:value-type="time" office:time-value="PT05H36M31.006S" calcext:value-type="time">
            <text:p>05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6.79" calcext:value-type="float">
            <text:p>696.79</text:p>
          </table:table-cell>
          <table:table-cell office:value-type="float" office:value="862.46" calcext:value-type="float">
            <text:p>862.46</text:p>
          </table:table-cell>
        </table:table-row>
        <table:table-row table:style-name="ro1">
          <table:table-cell office:value-type="float" office:value="20207006" calcext:value-type="float">
            <text:p>20207006</text:p>
          </table:table-cell>
          <table:table-cell table:formula="of:=[.A1265]/1000/(60*60*24)" office:value-type="time" office:time-value="PT05H36M47.006S" calcext:value-type="time">
            <text:p>05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1" calcext:value-type="float">
            <text:p>119.1</text:p>
          </table:table-cell>
          <table:table-cell office:value-type="float" office:value="141.48" calcext:value-type="float">
            <text:p>141.48</text:p>
          </table:table-cell>
          <table:table-cell office:value-type="float" office:value="697.32" calcext:value-type="float">
            <text:p>697.32</text:p>
          </table:table-cell>
          <table:table-cell office:value-type="float" office:value="863.09" calcext:value-type="float">
            <text:p>863.09</text:p>
          </table:table-cell>
        </table:table-row>
        <table:table-row table:style-name="ro1">
          <table:table-cell office:value-type="float" office:value="20223006" calcext:value-type="float">
            <text:p>20223006</text:p>
          </table:table-cell>
          <table:table-cell table:formula="of:=[.A1266]/1000/(60*60*24)" office:value-type="time" office:time-value="PT05H37M03.006S" calcext:value-type="time">
            <text:p>05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7.85" calcext:value-type="float">
            <text:p>697.85</text:p>
          </table:table-cell>
          <table:table-cell office:value-type="float" office:value="863.71" calcext:value-type="float">
            <text:p>863.71</text:p>
          </table:table-cell>
        </table:table-row>
        <table:table-row table:style-name="ro1">
          <table:table-cell office:value-type="float" office:value="20239006" calcext:value-type="float">
            <text:p>20239006</text:p>
          </table:table-cell>
          <table:table-cell table:formula="of:=[.A1267]/1000/(60*60*24)" office:value-type="time" office:time-value="PT05H37M19.006S" calcext:value-type="time">
            <text:p>05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8.38" calcext:value-type="float">
            <text:p>698.38</text:p>
          </table:table-cell>
          <table:table-cell office:value-type="float" office:value="864.34" calcext:value-type="float">
            <text:p>864.34</text:p>
          </table:table-cell>
        </table:table-row>
        <table:table-row table:style-name="ro1">
          <table:table-cell office:value-type="float" office:value="20255006" calcext:value-type="float">
            <text:p>20255006</text:p>
          </table:table-cell>
          <table:table-cell table:formula="of:=[.A1268]/1000/(60*60*24)" office:value-type="time" office:time-value="PT05H37M35.006S" calcext:value-type="time">
            <text:p>05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8.91" calcext:value-type="float">
            <text:p>698.91</text:p>
          </table:table-cell>
          <table:table-cell office:value-type="float" office:value="864.97" calcext:value-type="float">
            <text:p>864.97</text:p>
          </table:table-cell>
        </table:table-row>
        <table:table-row table:style-name="ro1">
          <table:table-cell office:value-type="float" office:value="20271006" calcext:value-type="float">
            <text:p>20271006</text:p>
          </table:table-cell>
          <table:table-cell table:formula="of:=[.A1269]/1000/(60*60*24)" office:value-type="time" office:time-value="PT05H37M51.006S" calcext:value-type="time">
            <text:p>05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9.44" calcext:value-type="float">
            <text:p>699.44</text:p>
          </table:table-cell>
          <table:table-cell office:value-type="float" office:value="865.59" calcext:value-type="float">
            <text:p>865.59</text:p>
          </table:table-cell>
        </table:table-row>
        <table:table-row table:style-name="ro1">
          <table:table-cell office:value-type="float" office:value="20287006" calcext:value-type="float">
            <text:p>20287006</text:p>
          </table:table-cell>
          <table:table-cell table:formula="of:=[.A1270]/1000/(60*60*24)" office:value-type="time" office:time-value="PT05H38M07.006S" calcext:value-type="time">
            <text:p>05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99.97" calcext:value-type="float">
            <text:p>699.97</text:p>
          </table:table-cell>
          <table:table-cell office:value-type="float" office:value="866.22" calcext:value-type="float">
            <text:p>866.22</text:p>
          </table:table-cell>
        </table:table-row>
        <table:table-row table:style-name="ro1">
          <table:table-cell office:value-type="float" office:value="20303006" calcext:value-type="float">
            <text:p>20303006</text:p>
          </table:table-cell>
          <table:table-cell table:formula="of:=[.A1271]/1000/(60*60*24)" office:value-type="time" office:time-value="PT05H38M23.006S" calcext:value-type="time">
            <text:p>05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00.5" calcext:value-type="float">
            <text:p>700.5</text:p>
          </table:table-cell>
          <table:table-cell office:value-type="float" office:value="866.85" calcext:value-type="float">
            <text:p>866.85</text:p>
          </table:table-cell>
        </table:table-row>
        <table:table-row table:style-name="ro1">
          <table:table-cell office:value-type="float" office:value="20319006" calcext:value-type="float">
            <text:p>20319006</text:p>
          </table:table-cell>
          <table:table-cell table:formula="of:=[.A1272]/1000/(60*60*24)" office:value-type="time" office:time-value="PT05H38M39.006S" calcext:value-type="time">
            <text:p>05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01.03" calcext:value-type="float">
            <text:p>701.03</text:p>
          </table:table-cell>
          <table:table-cell office:value-type="float" office:value="867.47" calcext:value-type="float">
            <text:p>867.47</text:p>
          </table:table-cell>
        </table:table-row>
        <table:table-row table:style-name="ro1">
          <table:table-cell office:value-type="float" office:value="20335006" calcext:value-type="float">
            <text:p>20335006</text:p>
          </table:table-cell>
          <table:table-cell table:formula="of:=[.A1273]/1000/(60*60*24)" office:value-type="time" office:time-value="PT05H38M55.006S" calcext:value-type="time">
            <text:p>05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01.56" calcext:value-type="float">
            <text:p>701.56</text:p>
          </table:table-cell>
          <table:table-cell office:value-type="float" office:value="868.1" calcext:value-type="float">
            <text:p>868.1</text:p>
          </table:table-cell>
        </table:table-row>
        <table:table-row table:style-name="ro1">
          <table:table-cell office:value-type="float" office:value="20351006" calcext:value-type="float">
            <text:p>20351006</text:p>
          </table:table-cell>
          <table:table-cell table:formula="of:=[.A1274]/1000/(60*60*24)" office:value-type="time" office:time-value="PT05H39M11.006S" calcext:value-type="time">
            <text:p>05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02.09" calcext:value-type="float">
            <text:p>702.09</text:p>
          </table:table-cell>
          <table:table-cell office:value-type="float" office:value="868.73" calcext:value-type="float">
            <text:p>868.73</text:p>
          </table:table-cell>
        </table:table-row>
        <table:table-row table:style-name="ro1">
          <table:table-cell office:value-type="float" office:value="20367006" calcext:value-type="float">
            <text:p>20367006</text:p>
          </table:table-cell>
          <table:table-cell table:formula="of:=[.A1275]/1000/(60*60*24)" office:value-type="time" office:time-value="PT05H39M27.006S" calcext:value-type="time">
            <text:p>05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2.62" calcext:value-type="float">
            <text:p>702.62</text:p>
          </table:table-cell>
          <table:table-cell office:value-type="float" office:value="869.35" calcext:value-type="float">
            <text:p>869.35</text:p>
          </table:table-cell>
        </table:table-row>
        <table:table-row table:style-name="ro1">
          <table:table-cell office:value-type="float" office:value="20383006" calcext:value-type="float">
            <text:p>20383006</text:p>
          </table:table-cell>
          <table:table-cell table:formula="of:=[.A1276]/1000/(60*60*24)" office:value-type="time" office:time-value="PT05H39M43.006S" calcext:value-type="time">
            <text:p>05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3.15" calcext:value-type="float">
            <text:p>703.15</text:p>
          </table:table-cell>
          <table:table-cell office:value-type="float" office:value="869.98" calcext:value-type="float">
            <text:p>869.98</text:p>
          </table:table-cell>
        </table:table-row>
        <table:table-row table:style-name="ro1">
          <table:table-cell office:value-type="float" office:value="20399006" calcext:value-type="float">
            <text:p>20399006</text:p>
          </table:table-cell>
          <table:table-cell table:formula="of:=[.A1277]/1000/(60*60*24)" office:value-type="time" office:time-value="PT05H39M59.006S" calcext:value-type="time">
            <text:p>05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703.67" calcext:value-type="float">
            <text:p>703.67</text:p>
          </table:table-cell>
          <table:table-cell office:value-type="float" office:value="870.6" calcext:value-type="float">
            <text:p>870.6</text:p>
          </table:table-cell>
        </table:table-row>
        <table:table-row table:style-name="ro1">
          <table:table-cell office:value-type="float" office:value="20415006" calcext:value-type="float">
            <text:p>20415006</text:p>
          </table:table-cell>
          <table:table-cell table:formula="of:=[.A1278]/1000/(60*60*24)" office:value-type="time" office:time-value="PT05H40M15.006S" calcext:value-type="time">
            <text:p>05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704.2" calcext:value-type="float">
            <text:p>704.2</text:p>
          </table:table-cell>
          <table:table-cell office:value-type="float" office:value="871.23" calcext:value-type="float">
            <text:p>871.23</text:p>
          </table:table-cell>
        </table:table-row>
        <table:table-row table:style-name="ro1">
          <table:table-cell office:value-type="float" office:value="20431006" calcext:value-type="float">
            <text:p>20431006</text:p>
          </table:table-cell>
          <table:table-cell table:formula="of:=[.A1279]/1000/(60*60*24)" office:value-type="time" office:time-value="PT05H40M31.006S" calcext:value-type="time">
            <text:p>05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4.73" calcext:value-type="float">
            <text:p>704.73</text:p>
          </table:table-cell>
          <table:table-cell office:value-type="float" office:value="871.86" calcext:value-type="float">
            <text:p>871.86</text:p>
          </table:table-cell>
        </table:table-row>
        <table:table-row table:style-name="ro1">
          <table:table-cell office:value-type="float" office:value="20447006" calcext:value-type="float">
            <text:p>20447006</text:p>
          </table:table-cell>
          <table:table-cell table:formula="of:=[.A1280]/1000/(60*60*24)" office:value-type="time" office:time-value="PT05H40M47.006S" calcext:value-type="time">
            <text:p>05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05.26" calcext:value-type="float">
            <text:p>705.26</text:p>
          </table:table-cell>
          <table:table-cell office:value-type="float" office:value="872.48" calcext:value-type="float">
            <text:p>872.48</text:p>
          </table:table-cell>
        </table:table-row>
        <table:table-row table:style-name="ro1">
          <table:table-cell office:value-type="float" office:value="20463006" calcext:value-type="float">
            <text:p>20463006</text:p>
          </table:table-cell>
          <table:table-cell table:formula="of:=[.A1281]/1000/(60*60*24)" office:value-type="time" office:time-value="PT05H41M03.006S" calcext:value-type="time">
            <text:p>05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705.79" calcext:value-type="float">
            <text:p>705.79</text:p>
          </table:table-cell>
          <table:table-cell office:value-type="float" office:value="873.11" calcext:value-type="float">
            <text:p>873.11</text:p>
          </table:table-cell>
        </table:table-row>
        <table:table-row table:style-name="ro1">
          <table:table-cell office:value-type="float" office:value="20479006" calcext:value-type="float">
            <text:p>20479006</text:p>
          </table:table-cell>
          <table:table-cell table:formula="of:=[.A1282]/1000/(60*60*24)" office:value-type="time" office:time-value="PT05H41M19.006S" calcext:value-type="time">
            <text:p>05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06.32" calcext:value-type="float">
            <text:p>706.32</text:p>
          </table:table-cell>
          <table:table-cell office:value-type="float" office:value="873.73" calcext:value-type="float">
            <text:p>873.73</text:p>
          </table:table-cell>
        </table:table-row>
        <table:table-row table:style-name="ro1">
          <table:table-cell office:value-type="float" office:value="20495006" calcext:value-type="float">
            <text:p>20495006</text:p>
          </table:table-cell>
          <table:table-cell table:formula="of:=[.A1283]/1000/(60*60*24)" office:value-type="time" office:time-value="PT05H41M35.006S" calcext:value-type="time">
            <text:p>05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06.85" calcext:value-type="float">
            <text:p>706.85</text:p>
          </table:table-cell>
          <table:table-cell office:value-type="float" office:value="874.36" calcext:value-type="float">
            <text:p>874.36</text:p>
          </table:table-cell>
        </table:table-row>
        <table:table-row table:style-name="ro1">
          <table:table-cell office:value-type="float" office:value="20511006" calcext:value-type="float">
            <text:p>20511006</text:p>
          </table:table-cell>
          <table:table-cell table:formula="of:=[.A1284]/1000/(60*60*24)" office:value-type="time" office:time-value="PT05H41M51.006S" calcext:value-type="time">
            <text:p>05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07.38" calcext:value-type="float">
            <text:p>707.38</text:p>
          </table:table-cell>
          <table:table-cell office:value-type="float" office:value="874.98" calcext:value-type="float">
            <text:p>874.98</text:p>
          </table:table-cell>
        </table:table-row>
        <table:table-row table:style-name="ro1">
          <table:table-cell office:value-type="float" office:value="20527006" calcext:value-type="float">
            <text:p>20527006</text:p>
          </table:table-cell>
          <table:table-cell table:formula="of:=[.A1285]/1000/(60*60*24)" office:value-type="time" office:time-value="PT05H42M07.006S" calcext:value-type="time">
            <text:p>05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07.9" calcext:value-type="float">
            <text:p>707.9</text:p>
          </table:table-cell>
          <table:table-cell office:value-type="float" office:value="875.61" calcext:value-type="float">
            <text:p>875.61</text:p>
          </table:table-cell>
        </table:table-row>
        <table:table-row table:style-name="ro1">
          <table:table-cell office:value-type="float" office:value="20543006" calcext:value-type="float">
            <text:p>20543006</text:p>
          </table:table-cell>
          <table:table-cell table:formula="of:=[.A1286]/1000/(60*60*24)" office:value-type="time" office:time-value="PT05H42M23.006S" calcext:value-type="time">
            <text:p>05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08.43" calcext:value-type="float">
            <text:p>708.43</text:p>
          </table:table-cell>
          <table:table-cell office:value-type="float" office:value="876.23" calcext:value-type="float">
            <text:p>876.23</text:p>
          </table:table-cell>
        </table:table-row>
        <table:table-row table:style-name="ro1">
          <table:table-cell office:value-type="float" office:value="20559006" calcext:value-type="float">
            <text:p>20559006</text:p>
          </table:table-cell>
          <table:table-cell table:formula="of:=[.A1287]/1000/(60*60*24)" office:value-type="time" office:time-value="PT05H42M39.006S" calcext:value-type="time">
            <text:p>05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08.96" calcext:value-type="float">
            <text:p>708.96</text:p>
          </table:table-cell>
          <table:table-cell office:value-type="float" office:value="876.85" calcext:value-type="float">
            <text:p>876.85</text:p>
          </table:table-cell>
        </table:table-row>
        <table:table-row table:style-name="ro1">
          <table:table-cell office:value-type="float" office:value="20575006" calcext:value-type="float">
            <text:p>20575006</text:p>
          </table:table-cell>
          <table:table-cell table:formula="of:=[.A1288]/1000/(60*60*24)" office:value-type="time" office:time-value="PT05H42M55.006S" calcext:value-type="time">
            <text:p>05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09.49" calcext:value-type="float">
            <text:p>709.49</text:p>
          </table:table-cell>
          <table:table-cell office:value-type="float" office:value="877.48" calcext:value-type="float">
            <text:p>877.48</text:p>
          </table:table-cell>
        </table:table-row>
        <table:table-row table:style-name="ro1">
          <table:table-cell office:value-type="float" office:value="20591006" calcext:value-type="float">
            <text:p>20591006</text:p>
          </table:table-cell>
          <table:table-cell table:formula="of:=[.A1289]/1000/(60*60*24)" office:value-type="time" office:time-value="PT05H43M11.006S" calcext:value-type="time">
            <text:p>05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10.02" calcext:value-type="float">
            <text:p>710.02</text:p>
          </table:table-cell>
          <table:table-cell office:value-type="float" office:value="878.1" calcext:value-type="float">
            <text:p>878.1</text:p>
          </table:table-cell>
        </table:table-row>
        <table:table-row table:style-name="ro1">
          <table:table-cell office:value-type="float" office:value="20607006" calcext:value-type="float">
            <text:p>20607006</text:p>
          </table:table-cell>
          <table:table-cell table:formula="of:=[.A1290]/1000/(60*60*24)" office:value-type="time" office:time-value="PT05H43M27.006S" calcext:value-type="time">
            <text:p>05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0.55" calcext:value-type="float">
            <text:p>710.55</text:p>
          </table:table-cell>
          <table:table-cell office:value-type="float" office:value="878.73" calcext:value-type="float">
            <text:p>878.73</text:p>
          </table:table-cell>
        </table:table-row>
        <table:table-row table:style-name="ro1">
          <table:table-cell office:value-type="float" office:value="20623006" calcext:value-type="float">
            <text:p>20623006</text:p>
          </table:table-cell>
          <table:table-cell table:formula="of:=[.A1291]/1000/(60*60*24)" office:value-type="time" office:time-value="PT05H43M43.006S" calcext:value-type="time">
            <text:p>05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1.07" calcext:value-type="float">
            <text:p>711.07</text:p>
          </table:table-cell>
          <table:table-cell office:value-type="float" office:value="879.35" calcext:value-type="float">
            <text:p>879.35</text:p>
          </table:table-cell>
        </table:table-row>
        <table:table-row table:style-name="ro1">
          <table:table-cell office:value-type="float" office:value="20639006" calcext:value-type="float">
            <text:p>20639006</text:p>
          </table:table-cell>
          <table:table-cell table:formula="of:=[.A1292]/1000/(60*60*24)" office:value-type="time" office:time-value="PT05H43M59.006S" calcext:value-type="time">
            <text:p>05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1.6" calcext:value-type="float">
            <text:p>711.6</text:p>
          </table:table-cell>
          <table:table-cell office:value-type="float" office:value="879.97" calcext:value-type="float">
            <text:p>879.97</text:p>
          </table:table-cell>
        </table:table-row>
        <table:table-row table:style-name="ro1">
          <table:table-cell office:value-type="float" office:value="20655006" calcext:value-type="float">
            <text:p>20655006</text:p>
          </table:table-cell>
          <table:table-cell table:formula="of:=[.A1293]/1000/(60*60*24)" office:value-type="time" office:time-value="PT05H44M15.006S" calcext:value-type="time">
            <text:p>05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12.13" calcext:value-type="float">
            <text:p>712.13</text:p>
          </table:table-cell>
          <table:table-cell office:value-type="float" office:value="880.6" calcext:value-type="float">
            <text:p>880.6</text:p>
          </table:table-cell>
        </table:table-row>
        <table:table-row table:style-name="ro1">
          <table:table-cell office:value-type="float" office:value="20671006" calcext:value-type="float">
            <text:p>20671006</text:p>
          </table:table-cell>
          <table:table-cell table:formula="of:=[.A1294]/1000/(60*60*24)" office:value-type="time" office:time-value="PT05H44M31.006S" calcext:value-type="time">
            <text:p>05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2.66" calcext:value-type="float">
            <text:p>712.66</text:p>
          </table:table-cell>
          <table:table-cell office:value-type="float" office:value="881.22" calcext:value-type="float">
            <text:p>881.22</text:p>
          </table:table-cell>
        </table:table-row>
        <table:table-row table:style-name="ro1">
          <table:table-cell office:value-type="float" office:value="20687006" calcext:value-type="float">
            <text:p>20687006</text:p>
          </table:table-cell>
          <table:table-cell table:formula="of:=[.A1295]/1000/(60*60*24)" office:value-type="time" office:time-value="PT05H44M47.006S" calcext:value-type="time">
            <text:p>05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3.19" calcext:value-type="float">
            <text:p>713.19</text:p>
          </table:table-cell>
          <table:table-cell office:value-type="float" office:value="881.84" calcext:value-type="float">
            <text:p>881.84</text:p>
          </table:table-cell>
        </table:table-row>
        <table:table-row table:style-name="ro1">
          <table:table-cell office:value-type="float" office:value="20703006" calcext:value-type="float">
            <text:p>20703006</text:p>
          </table:table-cell>
          <table:table-cell table:formula="of:=[.A1296]/1000/(60*60*24)" office:value-type="time" office:time-value="PT05H45M03.006S" calcext:value-type="time">
            <text:p>05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3.72" calcext:value-type="float">
            <text:p>713.72</text:p>
          </table:table-cell>
          <table:table-cell office:value-type="float" office:value="882.46" calcext:value-type="float">
            <text:p>882.46</text:p>
          </table:table-cell>
        </table:table-row>
        <table:table-row table:style-name="ro1">
          <table:table-cell office:value-type="float" office:value="20719006" calcext:value-type="float">
            <text:p>20719006</text:p>
          </table:table-cell>
          <table:table-cell table:formula="of:=[.A1297]/1000/(60*60*24)" office:value-type="time" office:time-value="PT05H45M19.006S" calcext:value-type="time">
            <text:p>05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4.24" calcext:value-type="float">
            <text:p>714.24</text:p>
          </table:table-cell>
          <table:table-cell office:value-type="float" office:value="883.09" calcext:value-type="float">
            <text:p>883.09</text:p>
          </table:table-cell>
        </table:table-row>
        <table:table-row table:style-name="ro1">
          <table:table-cell office:value-type="float" office:value="20735006" calcext:value-type="float">
            <text:p>20735006</text:p>
          </table:table-cell>
          <table:table-cell table:formula="of:=[.A1298]/1000/(60*60*24)" office:value-type="time" office:time-value="PT05H45M35.006S" calcext:value-type="time">
            <text:p>05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14.77" calcext:value-type="float">
            <text:p>714.77</text:p>
          </table:table-cell>
          <table:table-cell office:value-type="float" office:value="883.71" calcext:value-type="float">
            <text:p>883.71</text:p>
          </table:table-cell>
        </table:table-row>
        <table:table-row table:style-name="ro1">
          <table:table-cell office:value-type="float" office:value="20751006" calcext:value-type="float">
            <text:p>20751006</text:p>
          </table:table-cell>
          <table:table-cell table:formula="of:=[.A1299]/1000/(60*60*24)" office:value-type="time" office:time-value="PT05H45M51.006S" calcext:value-type="time">
            <text:p>05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5.3" calcext:value-type="float">
            <text:p>715.3</text:p>
          </table:table-cell>
          <table:table-cell office:value-type="float" office:value="884.33" calcext:value-type="float">
            <text:p>884.33</text:p>
          </table:table-cell>
        </table:table-row>
        <table:table-row table:style-name="ro1">
          <table:table-cell office:value-type="float" office:value="20767006" calcext:value-type="float">
            <text:p>20767006</text:p>
          </table:table-cell>
          <table:table-cell table:formula="of:=[.A1300]/1000/(60*60*24)" office:value-type="time" office:time-value="PT05H46M07.006S" calcext:value-type="time">
            <text:p>05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5.83" calcext:value-type="float">
            <text:p>715.83</text:p>
          </table:table-cell>
          <table:table-cell office:value-type="float" office:value="884.95" calcext:value-type="float">
            <text:p>884.95</text:p>
          </table:table-cell>
        </table:table-row>
        <table:table-row table:style-name="ro1">
          <table:table-cell office:value-type="float" office:value="20783006" calcext:value-type="float">
            <text:p>20783006</text:p>
          </table:table-cell>
          <table:table-cell table:formula="of:=[.A1301]/1000/(60*60*24)" office:value-type="time" office:time-value="PT05H46M23.006S" calcext:value-type="time">
            <text:p>05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6.35" calcext:value-type="float">
            <text:p>716.35</text:p>
          </table:table-cell>
          <table:table-cell office:value-type="float" office:value="885.58" calcext:value-type="float">
            <text:p>885.58</text:p>
          </table:table-cell>
        </table:table-row>
        <table:table-row table:style-name="ro1">
          <table:table-cell office:value-type="float" office:value="20799006" calcext:value-type="float">
            <text:p>20799006</text:p>
          </table:table-cell>
          <table:table-cell table:formula="of:=[.A1302]/1000/(60*60*24)" office:value-type="time" office:time-value="PT05H46M39.006S" calcext:value-type="time">
            <text:p>05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6.88" calcext:value-type="float">
            <text:p>716.88</text:p>
          </table:table-cell>
          <table:table-cell office:value-type="float" office:value="886.2" calcext:value-type="float">
            <text:p>886.2</text:p>
          </table:table-cell>
        </table:table-row>
        <table:table-row table:style-name="ro1">
          <table:table-cell office:value-type="float" office:value="20815006" calcext:value-type="float">
            <text:p>20815006</text:p>
          </table:table-cell>
          <table:table-cell table:formula="of:=[.A1303]/1000/(60*60*24)" office:value-type="time" office:time-value="PT05H46M55.006S" calcext:value-type="time">
            <text:p>05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17.41" calcext:value-type="float">
            <text:p>717.41</text:p>
          </table:table-cell>
          <table:table-cell office:value-type="float" office:value="886.82" calcext:value-type="float">
            <text:p>886.82</text:p>
          </table:table-cell>
        </table:table-row>
        <table:table-row table:style-name="ro1">
          <table:table-cell office:value-type="float" office:value="20831006" calcext:value-type="float">
            <text:p>20831006</text:p>
          </table:table-cell>
          <table:table-cell table:formula="of:=[.A1304]/1000/(60*60*24)" office:value-type="time" office:time-value="PT05H47M11.006S" calcext:value-type="time">
            <text:p>05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7.94" calcext:value-type="float">
            <text:p>717.94</text:p>
          </table:table-cell>
          <table:table-cell office:value-type="float" office:value="887.44" calcext:value-type="float">
            <text:p>887.44</text:p>
          </table:table-cell>
        </table:table-row>
        <table:table-row table:style-name="ro1">
          <table:table-cell office:value-type="float" office:value="20847006" calcext:value-type="float">
            <text:p>20847006</text:p>
          </table:table-cell>
          <table:table-cell table:formula="of:=[.A1305]/1000/(60*60*24)" office:value-type="time" office:time-value="PT05H47M27.006S" calcext:value-type="time">
            <text:p>05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39.58" calcext:value-type="float">
            <text:p>139.58</text:p>
          </table:table-cell>
          <table:table-cell office:value-type="float" office:value="718.46" calcext:value-type="float">
            <text:p>718.46</text:p>
          </table:table-cell>
          <table:table-cell office:value-type="float" office:value="888.06" calcext:value-type="float">
            <text:p>888.06</text:p>
          </table:table-cell>
        </table:table-row>
        <table:table-row table:style-name="ro1">
          <table:table-cell office:value-type="float" office:value="20863006" calcext:value-type="float">
            <text:p>20863006</text:p>
          </table:table-cell>
          <table:table-cell table:formula="of:=[.A1306]/1000/(60*60*24)" office:value-type="time" office:time-value="PT05H47M43.006S" calcext:value-type="time">
            <text:p>05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18.99" calcext:value-type="float">
            <text:p>718.99</text:p>
          </table:table-cell>
          <table:table-cell office:value-type="float" office:value="888.69" calcext:value-type="float">
            <text:p>888.69</text:p>
          </table:table-cell>
        </table:table-row>
        <table:table-row table:style-name="ro1">
          <table:table-cell office:value-type="float" office:value="20879006" calcext:value-type="float">
            <text:p>20879006</text:p>
          </table:table-cell>
          <table:table-cell table:formula="of:=[.A1307]/1000/(60*60*24)" office:value-type="time" office:time-value="PT05H47M59.006S" calcext:value-type="time">
            <text:p>05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19.52" calcext:value-type="float">
            <text:p>719.52</text:p>
          </table:table-cell>
          <table:table-cell office:value-type="float" office:value="889.31" calcext:value-type="float">
            <text:p>889.31</text:p>
          </table:table-cell>
        </table:table-row>
        <table:table-row table:style-name="ro1">
          <table:table-cell office:value-type="float" office:value="20895006" calcext:value-type="float">
            <text:p>20895006</text:p>
          </table:table-cell>
          <table:table-cell table:formula="of:=[.A1308]/1000/(60*60*24)" office:value-type="time" office:time-value="PT05H48M15.006S" calcext:value-type="time">
            <text:p>05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20.05" calcext:value-type="float">
            <text:p>720.05</text:p>
          </table:table-cell>
          <table:table-cell office:value-type="float" office:value="889.93" calcext:value-type="float">
            <text:p>889.93</text:p>
          </table:table-cell>
        </table:table-row>
        <table:table-row table:style-name="ro1">
          <table:table-cell office:value-type="float" office:value="20911005" calcext:value-type="float">
            <text:p>20911005</text:p>
          </table:table-cell>
          <table:table-cell table:formula="of:=[.A1309]/1000/(60*60*24)" office:value-type="time" office:time-value="PT05H48M31.005S" calcext:value-type="time">
            <text:p>05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20.57" calcext:value-type="float">
            <text:p>720.57</text:p>
          </table:table-cell>
          <table:table-cell office:value-type="float" office:value="890.55" calcext:value-type="float">
            <text:p>890.55</text:p>
          </table:table-cell>
        </table:table-row>
        <table:table-row table:style-name="ro1">
          <table:table-cell office:value-type="float" office:value="20927006" calcext:value-type="float">
            <text:p>20927006</text:p>
          </table:table-cell>
          <table:table-cell table:formula="of:=[.A1310]/1000/(60*60*24)" office:value-type="time" office:time-value="PT05H48M47.006S" calcext:value-type="time">
            <text:p>05:4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721.1" calcext:value-type="float">
            <text:p>721.1</text:p>
          </table:table-cell>
          <table:table-cell office:value-type="float" office:value="891.17" calcext:value-type="float">
            <text:p>891.17</text:p>
          </table:table-cell>
        </table:table-row>
        <table:table-row table:style-name="ro1">
          <table:table-cell office:value-type="float" office:value="20943006" calcext:value-type="float">
            <text:p>20943006</text:p>
          </table:table-cell>
          <table:table-cell table:formula="of:=[.A1311]/1000/(60*60*24)" office:value-type="time" office:time-value="PT05H49M03.006S" calcext:value-type="time">
            <text:p>05:4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21.63" calcext:value-type="float">
            <text:p>721.63</text:p>
          </table:table-cell>
          <table:table-cell office:value-type="float" office:value="891.79" calcext:value-type="float">
            <text:p>891.79</text:p>
          </table:table-cell>
        </table:table-row>
        <table:table-row table:style-name="ro1">
          <table:table-cell office:value-type="float" office:value="20959006" calcext:value-type="float">
            <text:p>20959006</text:p>
          </table:table-cell>
          <table:table-cell table:formula="of:=[.A1312]/1000/(60*60*24)" office:value-type="time" office:time-value="PT05H49M19.006S" calcext:value-type="time">
            <text:p>05:4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22.15" calcext:value-type="float">
            <text:p>722.15</text:p>
          </table:table-cell>
          <table:table-cell office:value-type="float" office:value="892.42" calcext:value-type="float">
            <text:p>892.42</text:p>
          </table:table-cell>
        </table:table-row>
        <table:table-row table:style-name="ro1">
          <table:table-cell office:value-type="float" office:value="20975006" calcext:value-type="float">
            <text:p>20975006</text:p>
          </table:table-cell>
          <table:table-cell table:formula="of:=[.A1313]/1000/(60*60*24)" office:value-type="time" office:time-value="PT05H49M35.006S" calcext:value-type="time">
            <text:p>05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2.68" calcext:value-type="float">
            <text:p>722.68</text:p>
          </table:table-cell>
          <table:table-cell office:value-type="float" office:value="893.04" calcext:value-type="float">
            <text:p>893.04</text:p>
          </table:table-cell>
        </table:table-row>
        <table:table-row table:style-name="ro1">
          <table:table-cell office:value-type="float" office:value="20991006" calcext:value-type="float">
            <text:p>20991006</text:p>
          </table:table-cell>
          <table:table-cell table:formula="of:=[.A1314]/1000/(60*60*24)" office:value-type="time" office:time-value="PT05H49M51.006S" calcext:value-type="time">
            <text:p>05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3.21" calcext:value-type="float">
            <text:p>723.21</text:p>
          </table:table-cell>
          <table:table-cell office:value-type="float" office:value="893.66" calcext:value-type="float">
            <text:p>893.66</text:p>
          </table:table-cell>
        </table:table-row>
        <table:table-row table:style-name="ro1">
          <table:table-cell office:value-type="float" office:value="21007006" calcext:value-type="float">
            <text:p>21007006</text:p>
          </table:table-cell>
          <table:table-cell table:formula="of:=[.A1315]/1000/(60*60*24)" office:value-type="time" office:time-value="PT05H50M07.006S" calcext:value-type="time">
            <text:p>05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3.73" calcext:value-type="float">
            <text:p>723.73</text:p>
          </table:table-cell>
          <table:table-cell office:value-type="float" office:value="894.28" calcext:value-type="float">
            <text:p>894.28</text:p>
          </table:table-cell>
        </table:table-row>
        <table:table-row table:style-name="ro1">
          <table:table-cell office:value-type="float" office:value="21023006" calcext:value-type="float">
            <text:p>21023006</text:p>
          </table:table-cell>
          <table:table-cell table:formula="of:=[.A1316]/1000/(60*60*24)" office:value-type="time" office:time-value="PT05H50M23.006S" calcext:value-type="time">
            <text:p>05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24.26" calcext:value-type="float">
            <text:p>724.26</text:p>
          </table:table-cell>
          <table:table-cell office:value-type="float" office:value="894.9" calcext:value-type="float">
            <text:p>894.9</text:p>
          </table:table-cell>
        </table:table-row>
        <table:table-row table:style-name="ro1">
          <table:table-cell office:value-type="float" office:value="21039006" calcext:value-type="float">
            <text:p>21039006</text:p>
          </table:table-cell>
          <table:table-cell table:formula="of:=[.A1317]/1000/(60*60*24)" office:value-type="time" office:time-value="PT05H50M39.006S" calcext:value-type="time">
            <text:p>05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4.79" calcext:value-type="float">
            <text:p>724.79</text:p>
          </table:table-cell>
          <table:table-cell office:value-type="float" office:value="895.52" calcext:value-type="float">
            <text:p>895.52</text:p>
          </table:table-cell>
        </table:table-row>
        <table:table-row table:style-name="ro1">
          <table:table-cell office:value-type="float" office:value="21055006" calcext:value-type="float">
            <text:p>21055006</text:p>
          </table:table-cell>
          <table:table-cell table:formula="of:=[.A1318]/1000/(60*60*24)" office:value-type="time" office:time-value="PT05H50M55.006S" calcext:value-type="time">
            <text:p>05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25.31" calcext:value-type="float">
            <text:p>725.31</text:p>
          </table:table-cell>
          <table:table-cell office:value-type="float" office:value="896.14" calcext:value-type="float">
            <text:p>896.14</text:p>
          </table:table-cell>
        </table:table-row>
        <table:table-row table:style-name="ro1">
          <table:table-cell office:value-type="float" office:value="21071006" calcext:value-type="float">
            <text:p>21071006</text:p>
          </table:table-cell>
          <table:table-cell table:formula="of:=[.A1319]/1000/(60*60*24)" office:value-type="time" office:time-value="PT05H51M11.006S" calcext:value-type="time">
            <text:p>05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5.84" calcext:value-type="float">
            <text:p>725.84</text:p>
          </table:table-cell>
          <table:table-cell office:value-type="float" office:value="896.76" calcext:value-type="float">
            <text:p>896.76</text:p>
          </table:table-cell>
        </table:table-row>
        <table:table-row table:style-name="ro1">
          <table:table-cell office:value-type="float" office:value="21087006" calcext:value-type="float">
            <text:p>21087006</text:p>
          </table:table-cell>
          <table:table-cell table:formula="of:=[.A1320]/1000/(60*60*24)" office:value-type="time" office:time-value="PT05H51M27.006S" calcext:value-type="time">
            <text:p>05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6.37" calcext:value-type="float">
            <text:p>726.37</text:p>
          </table:table-cell>
          <table:table-cell office:value-type="float" office:value="897.37" calcext:value-type="float">
            <text:p>897.37</text:p>
          </table:table-cell>
        </table:table-row>
        <table:table-row table:style-name="ro1">
          <table:table-cell office:value-type="float" office:value="21103006" calcext:value-type="float">
            <text:p>21103006</text:p>
          </table:table-cell>
          <table:table-cell table:formula="of:=[.A1321]/1000/(60*60*24)" office:value-type="time" office:time-value="PT05H51M43.006S" calcext:value-type="time">
            <text:p>05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6.89" calcext:value-type="float">
            <text:p>726.89</text:p>
          </table:table-cell>
          <table:table-cell office:value-type="float" office:value="897.99" calcext:value-type="float">
            <text:p>897.99</text:p>
          </table:table-cell>
        </table:table-row>
        <table:table-row table:style-name="ro1">
          <table:table-cell office:value-type="float" office:value="21119006" calcext:value-type="float">
            <text:p>21119006</text:p>
          </table:table-cell>
          <table:table-cell table:formula="of:=[.A1322]/1000/(60*60*24)" office:value-type="time" office:time-value="PT05H51M59.006S" calcext:value-type="time">
            <text:p>05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7.42" calcext:value-type="float">
            <text:p>727.42</text:p>
          </table:table-cell>
          <table:table-cell office:value-type="float" office:value="898.61" calcext:value-type="float">
            <text:p>898.61</text:p>
          </table:table-cell>
        </table:table-row>
        <table:table-row table:style-name="ro1">
          <table:table-cell office:value-type="float" office:value="21135006" calcext:value-type="float">
            <text:p>21135006</text:p>
          </table:table-cell>
          <table:table-cell table:formula="of:=[.A1323]/1000/(60*60*24)" office:value-type="time" office:time-value="PT05H52M15.006S" calcext:value-type="time">
            <text:p>05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7.94" calcext:value-type="float">
            <text:p>727.94</text:p>
          </table:table-cell>
          <table:table-cell office:value-type="float" office:value="899.23" calcext:value-type="float">
            <text:p>899.23</text:p>
          </table:table-cell>
        </table:table-row>
        <table:table-row table:style-name="ro1">
          <table:table-cell office:value-type="float" office:value="21151006" calcext:value-type="float">
            <text:p>21151006</text:p>
          </table:table-cell>
          <table:table-cell table:formula="of:=[.A1324]/1000/(60*60*24)" office:value-type="time" office:time-value="PT05H52M31.006S" calcext:value-type="time">
            <text:p>05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8.47" calcext:value-type="float">
            <text:p>728.47</text:p>
          </table:table-cell>
          <table:table-cell office:value-type="float" office:value="899.85" calcext:value-type="float">
            <text:p>899.85</text:p>
          </table:table-cell>
        </table:table-row>
        <table:table-row table:style-name="ro1">
          <table:table-cell office:value-type="float" office:value="21167006" calcext:value-type="float">
            <text:p>21167006</text:p>
          </table:table-cell>
          <table:table-cell table:formula="of:=[.A1325]/1000/(60*60*24)" office:value-type="time" office:time-value="PT05H52M47.006S" calcext:value-type="time">
            <text:p>05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29" calcext:value-type="float">
            <text:p>729</text:p>
          </table:table-cell>
          <table:table-cell office:value-type="float" office:value="900.47" calcext:value-type="float">
            <text:p>900.47</text:p>
          </table:table-cell>
        </table:table-row>
        <table:table-row table:style-name="ro1">
          <table:table-cell office:value-type="float" office:value="21183006" calcext:value-type="float">
            <text:p>21183006</text:p>
          </table:table-cell>
          <table:table-cell table:formula="of:=[.A1326]/1000/(60*60*24)" office:value-type="time" office:time-value="PT05H53M03.006S" calcext:value-type="time">
            <text:p>05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29.52" calcext:value-type="float">
            <text:p>729.52</text:p>
          </table:table-cell>
          <table:table-cell office:value-type="float" office:value="901.09" calcext:value-type="float">
            <text:p>901.09</text:p>
          </table:table-cell>
        </table:table-row>
        <table:table-row table:style-name="ro1">
          <table:table-cell office:value-type="float" office:value="21199006" calcext:value-type="float">
            <text:p>21199006</text:p>
          </table:table-cell>
          <table:table-cell table:formula="of:=[.A1327]/1000/(60*60*24)" office:value-type="time" office:time-value="PT05H53M19.006S" calcext:value-type="time">
            <text:p>05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0.05" calcext:value-type="float">
            <text:p>730.05</text:p>
          </table:table-cell>
          <table:table-cell office:value-type="float" office:value="901.71" calcext:value-type="float">
            <text:p>901.71</text:p>
          </table:table-cell>
        </table:table-row>
        <table:table-row table:style-name="ro1">
          <table:table-cell office:value-type="float" office:value="21215006" calcext:value-type="float">
            <text:p>21215006</text:p>
          </table:table-cell>
          <table:table-cell table:formula="of:=[.A1328]/1000/(60*60*24)" office:value-type="time" office:time-value="PT05H53M35.006S" calcext:value-type="time">
            <text:p>05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30.57" calcext:value-type="float">
            <text:p>730.57</text:p>
          </table:table-cell>
          <table:table-cell office:value-type="float" office:value="902.33" calcext:value-type="float">
            <text:p>902.33</text:p>
          </table:table-cell>
        </table:table-row>
        <table:table-row table:style-name="ro1">
          <table:table-cell office:value-type="float" office:value="21231006" calcext:value-type="float">
            <text:p>21231006</text:p>
          </table:table-cell>
          <table:table-cell table:formula="of:=[.A1329]/1000/(60*60*24)" office:value-type="time" office:time-value="PT05H53M51.006S" calcext:value-type="time">
            <text:p>05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1.1" calcext:value-type="float">
            <text:p>731.1</text:p>
          </table:table-cell>
          <table:table-cell office:value-type="float" office:value="902.94" calcext:value-type="float">
            <text:p>902.94</text:p>
          </table:table-cell>
        </table:table-row>
        <table:table-row table:style-name="ro1">
          <table:table-cell office:value-type="float" office:value="21247006" calcext:value-type="float">
            <text:p>21247006</text:p>
          </table:table-cell>
          <table:table-cell table:formula="of:=[.A1330]/1000/(60*60*24)" office:value-type="time" office:time-value="PT05H54M07.006S" calcext:value-type="time">
            <text:p>05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1.63" calcext:value-type="float">
            <text:p>731.63</text:p>
          </table:table-cell>
          <table:table-cell office:value-type="float" office:value="903.56" calcext:value-type="float">
            <text:p>903.56</text:p>
          </table:table-cell>
        </table:table-row>
        <table:table-row table:style-name="ro1">
          <table:table-cell office:value-type="float" office:value="21263006" calcext:value-type="float">
            <text:p>21263006</text:p>
          </table:table-cell>
          <table:table-cell table:formula="of:=[.A1331]/1000/(60*60*24)" office:value-type="time" office:time-value="PT05H54M23.006S" calcext:value-type="time">
            <text:p>05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2.15" calcext:value-type="float">
            <text:p>732.15</text:p>
          </table:table-cell>
          <table:table-cell office:value-type="float" office:value="904.18" calcext:value-type="float">
            <text:p>904.18</text:p>
          </table:table-cell>
        </table:table-row>
        <table:table-row table:style-name="ro1">
          <table:table-cell office:value-type="float" office:value="21279006" calcext:value-type="float">
            <text:p>21279006</text:p>
          </table:table-cell>
          <table:table-cell table:formula="of:=[.A1332]/1000/(60*60*24)" office:value-type="time" office:time-value="PT05H54M39.006S" calcext:value-type="time">
            <text:p>05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2.68" calcext:value-type="float">
            <text:p>732.68</text:p>
          </table:table-cell>
          <table:table-cell office:value-type="float" office:value="904.8" calcext:value-type="float">
            <text:p>904.8</text:p>
          </table:table-cell>
        </table:table-row>
        <table:table-row table:style-name="ro1">
          <table:table-cell office:value-type="float" office:value="21295006" calcext:value-type="float">
            <text:p>21295006</text:p>
          </table:table-cell>
          <table:table-cell table:formula="of:=[.A1333]/1000/(60*60*24)" office:value-type="time" office:time-value="PT05H54M55.006S" calcext:value-type="time">
            <text:p>05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33.2" calcext:value-type="float">
            <text:p>733.2</text:p>
          </table:table-cell>
          <table:table-cell office:value-type="float" office:value="905.42" calcext:value-type="float">
            <text:p>905.42</text:p>
          </table:table-cell>
        </table:table-row>
        <table:table-row table:style-name="ro1">
          <table:table-cell office:value-type="float" office:value="21311006" calcext:value-type="float">
            <text:p>21311006</text:p>
          </table:table-cell>
          <table:table-cell table:formula="of:=[.A1334]/1000/(60*60*24)" office:value-type="time" office:time-value="PT05H55M11.006S" calcext:value-type="time">
            <text:p>05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3.73" calcext:value-type="float">
            <text:p>733.73</text:p>
          </table:table-cell>
          <table:table-cell office:value-type="float" office:value="906.03" calcext:value-type="float">
            <text:p>906.03</text:p>
          </table:table-cell>
        </table:table-row>
        <table:table-row table:style-name="ro1">
          <table:table-cell office:value-type="float" office:value="21327006" calcext:value-type="float">
            <text:p>21327006</text:p>
          </table:table-cell>
          <table:table-cell table:formula="of:=[.A1335]/1000/(60*60*24)" office:value-type="time" office:time-value="PT05H55M27.006S" calcext:value-type="time">
            <text:p>05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4.25" calcext:value-type="float">
            <text:p>734.25</text:p>
          </table:table-cell>
          <table:table-cell office:value-type="float" office:value="906.65" calcext:value-type="float">
            <text:p>906.65</text:p>
          </table:table-cell>
        </table:table-row>
        <table:table-row table:style-name="ro1">
          <table:table-cell office:value-type="float" office:value="21343006" calcext:value-type="float">
            <text:p>21343006</text:p>
          </table:table-cell>
          <table:table-cell table:formula="of:=[.A1336]/1000/(60*60*24)" office:value-type="time" office:time-value="PT05H55M43.006S" calcext:value-type="time">
            <text:p>05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4.78" calcext:value-type="float">
            <text:p>734.78</text:p>
          </table:table-cell>
          <table:table-cell office:value-type="float" office:value="907.27" calcext:value-type="float">
            <text:p>907.27</text:p>
          </table:table-cell>
        </table:table-row>
        <table:table-row table:style-name="ro1">
          <table:table-cell office:value-type="float" office:value="21359006" calcext:value-type="float">
            <text:p>21359006</text:p>
          </table:table-cell>
          <table:table-cell table:formula="of:=[.A1337]/1000/(60*60*24)" office:value-type="time" office:time-value="PT05H55M59.006S" calcext:value-type="time">
            <text:p>05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5.3" calcext:value-type="float">
            <text:p>735.3</text:p>
          </table:table-cell>
          <table:table-cell office:value-type="float" office:value="907.89" calcext:value-type="float">
            <text:p>907.89</text:p>
          </table:table-cell>
        </table:table-row>
        <table:table-row table:style-name="ro1">
          <table:table-cell office:value-type="float" office:value="21375006" calcext:value-type="float">
            <text:p>21375006</text:p>
          </table:table-cell>
          <table:table-cell table:formula="of:=[.A1338]/1000/(60*60*24)" office:value-type="time" office:time-value="PT05H56M15.006S" calcext:value-type="time">
            <text:p>05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5.83" calcext:value-type="float">
            <text:p>735.83</text:p>
          </table:table-cell>
          <table:table-cell office:value-type="float" office:value="908.51" calcext:value-type="float">
            <text:p>908.51</text:p>
          </table:table-cell>
        </table:table-row>
        <table:table-row table:style-name="ro1">
          <table:table-cell office:value-type="float" office:value="21391006" calcext:value-type="float">
            <text:p>21391006</text:p>
          </table:table-cell>
          <table:table-cell table:formula="of:=[.A1339]/1000/(60*60*24)" office:value-type="time" office:time-value="PT05H56M31.006S" calcext:value-type="time">
            <text:p>05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36.35" calcext:value-type="float">
            <text:p>736.35</text:p>
          </table:table-cell>
          <table:table-cell office:value-type="float" office:value="909.12" calcext:value-type="float">
            <text:p>909.12</text:p>
          </table:table-cell>
        </table:table-row>
        <table:table-row table:style-name="ro1">
          <table:table-cell office:value-type="float" office:value="21407006" calcext:value-type="float">
            <text:p>21407006</text:p>
          </table:table-cell>
          <table:table-cell table:formula="of:=[.A1340]/1000/(60*60*24)" office:value-type="time" office:time-value="PT05H56M47.006S" calcext:value-type="time">
            <text:p>05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736.88" calcext:value-type="float">
            <text:p>736.88</text:p>
          </table:table-cell>
          <table:table-cell office:value-type="float" office:value="909.74" calcext:value-type="float">
            <text:p>909.74</text:p>
          </table:table-cell>
        </table:table-row>
        <table:table-row table:style-name="ro1">
          <table:table-cell office:value-type="float" office:value="21423006" calcext:value-type="float">
            <text:p>21423006</text:p>
          </table:table-cell>
          <table:table-cell table:formula="of:=[.A1341]/1000/(60*60*24)" office:value-type="time" office:time-value="PT05H57M03.006S" calcext:value-type="time">
            <text:p>05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37.4" calcext:value-type="float">
            <text:p>737.4</text:p>
          </table:table-cell>
          <table:table-cell office:value-type="float" office:value="910.36" calcext:value-type="float">
            <text:p>910.36</text:p>
          </table:table-cell>
        </table:table-row>
        <table:table-row table:style-name="ro1">
          <table:table-cell office:value-type="float" office:value="21439006" calcext:value-type="float">
            <text:p>21439006</text:p>
          </table:table-cell>
          <table:table-cell table:formula="of:=[.A1342]/1000/(60*60*24)" office:value-type="time" office:time-value="PT05H57M19.006S" calcext:value-type="time">
            <text:p>05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37.93" calcext:value-type="float">
            <text:p>737.93</text:p>
          </table:table-cell>
          <table:table-cell office:value-type="float" office:value="910.98" calcext:value-type="float">
            <text:p>910.98</text:p>
          </table:table-cell>
        </table:table-row>
        <table:table-row table:style-name="ro1">
          <table:table-cell office:value-type="float" office:value="21455006" calcext:value-type="float">
            <text:p>21455006</text:p>
          </table:table-cell>
          <table:table-cell table:formula="of:=[.A1343]/1000/(60*60*24)" office:value-type="time" office:time-value="PT05H57M35.006S" calcext:value-type="time">
            <text:p>05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38.45" calcext:value-type="float">
            <text:p>738.45</text:p>
          </table:table-cell>
          <table:table-cell office:value-type="float" office:value="911.59" calcext:value-type="float">
            <text:p>911.59</text:p>
          </table:table-cell>
        </table:table-row>
        <table:table-row table:style-name="ro1">
          <table:table-cell office:value-type="float" office:value="21471006" calcext:value-type="float">
            <text:p>21471006</text:p>
          </table:table-cell>
          <table:table-cell table:formula="of:=[.A1344]/1000/(60*60*24)" office:value-type="time" office:time-value="PT05H57M51.006S" calcext:value-type="time">
            <text:p>05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38.98" calcext:value-type="float">
            <text:p>738.98</text:p>
          </table:table-cell>
          <table:table-cell office:value-type="float" office:value="912.21" calcext:value-type="float">
            <text:p>912.21</text:p>
          </table:table-cell>
        </table:table-row>
        <table:table-row table:style-name="ro1">
          <table:table-cell office:value-type="float" office:value="21487006" calcext:value-type="float">
            <text:p>21487006</text:p>
          </table:table-cell>
          <table:table-cell table:formula="of:=[.A1345]/1000/(60*60*24)" office:value-type="time" office:time-value="PT05H58M07.006S" calcext:value-type="time">
            <text:p>05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739.5" calcext:value-type="float">
            <text:p>739.5</text:p>
          </table:table-cell>
          <table:table-cell office:value-type="float" office:value="912.82" calcext:value-type="float">
            <text:p>912.82</text:p>
          </table:table-cell>
        </table:table-row>
        <table:table-row table:style-name="ro1">
          <table:table-cell office:value-type="float" office:value="21503006" calcext:value-type="float">
            <text:p>21503006</text:p>
          </table:table-cell>
          <table:table-cell table:formula="of:=[.A1346]/1000/(60*60*24)" office:value-type="time" office:time-value="PT05H58M23.006S" calcext:value-type="time">
            <text:p>05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740.03" calcext:value-type="float">
            <text:p>740.03</text:p>
          </table:table-cell>
          <table:table-cell office:value-type="float" office:value="913.44" calcext:value-type="float">
            <text:p>913.44</text:p>
          </table:table-cell>
        </table:table-row>
        <table:table-row table:style-name="ro1">
          <table:table-cell office:value-type="float" office:value="21519006" calcext:value-type="float">
            <text:p>21519006</text:p>
          </table:table-cell>
          <table:table-cell table:formula="of:=[.A1347]/1000/(60*60*24)" office:value-type="time" office:time-value="PT05H58M39.006S" calcext:value-type="time">
            <text:p>05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740.55" calcext:value-type="float">
            <text:p>740.55</text:p>
          </table:table-cell>
          <table:table-cell office:value-type="float" office:value="914.05" calcext:value-type="float">
            <text:p>914.05</text:p>
          </table:table-cell>
        </table:table-row>
        <table:table-row table:style-name="ro1">
          <table:table-cell office:value-type="float" office:value="21535006" calcext:value-type="float">
            <text:p>21535006</text:p>
          </table:table-cell>
          <table:table-cell table:formula="of:=[.A1348]/1000/(60*60*24)" office:value-type="time" office:time-value="PT05H58M55.006S" calcext:value-type="time">
            <text:p>05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1.08" calcext:value-type="float">
            <text:p>741.08</text:p>
          </table:table-cell>
          <table:table-cell office:value-type="float" office:value="914.67" calcext:value-type="float">
            <text:p>914.67</text:p>
          </table:table-cell>
        </table:table-row>
        <table:table-row table:style-name="ro1">
          <table:table-cell office:value-type="float" office:value="21551006" calcext:value-type="float">
            <text:p>21551006</text:p>
          </table:table-cell>
          <table:table-cell table:formula="of:=[.A1349]/1000/(60*60*24)" office:value-type="time" office:time-value="PT05H59M11.006S" calcext:value-type="time">
            <text:p>05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1.6" calcext:value-type="float">
            <text:p>741.6</text:p>
          </table:table-cell>
          <table:table-cell office:value-type="float" office:value="915.29" calcext:value-type="float">
            <text:p>915.29</text:p>
          </table:table-cell>
        </table:table-row>
        <table:table-row table:style-name="ro1">
          <table:table-cell office:value-type="float" office:value="21567006" calcext:value-type="float">
            <text:p>21567006</text:p>
          </table:table-cell>
          <table:table-cell table:formula="of:=[.A1350]/1000/(60*60*24)" office:value-type="time" office:time-value="PT05H59M27.006S" calcext:value-type="time">
            <text:p>05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2.12" calcext:value-type="float">
            <text:p>742.12</text:p>
          </table:table-cell>
          <table:table-cell office:value-type="float" office:value="915.9" calcext:value-type="float">
            <text:p>915.9</text:p>
          </table:table-cell>
        </table:table-row>
        <table:table-row table:style-name="ro1">
          <table:table-cell office:value-type="float" office:value="21583006" calcext:value-type="float">
            <text:p>21583006</text:p>
          </table:table-cell>
          <table:table-cell table:formula="of:=[.A1351]/1000/(60*60*24)" office:value-type="time" office:time-value="PT05H59M43.006S" calcext:value-type="time">
            <text:p>05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742.65" calcext:value-type="float">
            <text:p>742.65</text:p>
          </table:table-cell>
          <table:table-cell office:value-type="float" office:value="916.52" calcext:value-type="float">
            <text:p>916.52</text:p>
          </table:table-cell>
        </table:table-row>
        <table:table-row table:style-name="ro1">
          <table:table-cell office:value-type="float" office:value="21599006" calcext:value-type="float">
            <text:p>21599006</text:p>
          </table:table-cell>
          <table:table-cell table:formula="of:=[.A1352]/1000/(60*60*24)" office:value-type="time" office:time-value="PT05H59M59.006S" calcext:value-type="time">
            <text:p>05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3.17" calcext:value-type="float">
            <text:p>743.17</text:p>
          </table:table-cell>
          <table:table-cell office:value-type="float" office:value="917.13" calcext:value-type="float">
            <text:p>917.13</text:p>
          </table:table-cell>
        </table:table-row>
        <table:table-row table:style-name="ro1">
          <table:table-cell office:value-type="float" office:value="21615006" calcext:value-type="float">
            <text:p>21615006</text:p>
          </table:table-cell>
          <table:table-cell table:formula="of:=[.A1353]/1000/(60*60*24)" office:value-type="time" office:time-value="PT06H00M15.006S" calcext:value-type="time">
            <text:p>06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3.7" calcext:value-type="float">
            <text:p>743.7</text:p>
          </table:table-cell>
          <table:table-cell office:value-type="float" office:value="917.74" calcext:value-type="float">
            <text:p>917.74</text:p>
          </table:table-cell>
        </table:table-row>
        <table:table-row table:style-name="ro1">
          <table:table-cell office:value-type="float" office:value="21631006" calcext:value-type="float">
            <text:p>21631006</text:p>
          </table:table-cell>
          <table:table-cell table:formula="of:=[.A1354]/1000/(60*60*24)" office:value-type="time" office:time-value="PT06H00M31.006S" calcext:value-type="time">
            <text:p>06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4.22" calcext:value-type="float">
            <text:p>744.22</text:p>
          </table:table-cell>
          <table:table-cell office:value-type="float" office:value="918.36" calcext:value-type="float">
            <text:p>918.36</text:p>
          </table:table-cell>
        </table:table-row>
        <table:table-row table:style-name="ro1">
          <table:table-cell office:value-type="float" office:value="21647006" calcext:value-type="float">
            <text:p>21647006</text:p>
          </table:table-cell>
          <table:table-cell table:formula="of:=[.A1355]/1000/(60*60*24)" office:value-type="time" office:time-value="PT06H00M47.006S" calcext:value-type="time">
            <text:p>06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744.75" calcext:value-type="float">
            <text:p>744.75</text:p>
          </table:table-cell>
          <table:table-cell office:value-type="float" office:value="918.97" calcext:value-type="float">
            <text:p>918.97</text:p>
          </table:table-cell>
        </table:table-row>
        <table:table-row table:style-name="ro1">
          <table:table-cell office:value-type="float" office:value="21663006" calcext:value-type="float">
            <text:p>21663006</text:p>
          </table:table-cell>
          <table:table-cell table:formula="of:=[.A1356]/1000/(60*60*24)" office:value-type="time" office:time-value="PT06H01M03.006S" calcext:value-type="time">
            <text:p>06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45.27" calcext:value-type="float">
            <text:p>745.27</text:p>
          </table:table-cell>
          <table:table-cell office:value-type="float" office:value="919.59" calcext:value-type="float">
            <text:p>919.59</text:p>
          </table:table-cell>
        </table:table-row>
        <table:table-row table:style-name="ro1">
          <table:table-cell office:value-type="float" office:value="21679006" calcext:value-type="float">
            <text:p>21679006</text:p>
          </table:table-cell>
          <table:table-cell table:formula="of:=[.A1357]/1000/(60*60*24)" office:value-type="time" office:time-value="PT06H01M19.006S" calcext:value-type="time">
            <text:p>06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45.8" calcext:value-type="float">
            <text:p>745.8</text:p>
          </table:table-cell>
          <table:table-cell office:value-type="float" office:value="920.2" calcext:value-type="float">
            <text:p>920.2</text:p>
          </table:table-cell>
        </table:table-row>
        <table:table-row table:style-name="ro1">
          <table:table-cell office:value-type="float" office:value="21695006" calcext:value-type="float">
            <text:p>21695006</text:p>
          </table:table-cell>
          <table:table-cell table:formula="of:=[.A1358]/1000/(60*60*24)" office:value-type="time" office:time-value="PT06H01M35.006S" calcext:value-type="time">
            <text:p>06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46.32" calcext:value-type="float">
            <text:p>746.32</text:p>
          </table:table-cell>
          <table:table-cell office:value-type="float" office:value="920.82" calcext:value-type="float">
            <text:p>920.82</text:p>
          </table:table-cell>
        </table:table-row>
        <table:table-row table:style-name="ro1">
          <table:table-cell office:value-type="float" office:value="21711006" calcext:value-type="float">
            <text:p>21711006</text:p>
          </table:table-cell>
          <table:table-cell table:formula="of:=[.A1359]/1000/(60*60*24)" office:value-type="time" office:time-value="PT06H01M51.006S" calcext:value-type="time">
            <text:p>06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46.84" calcext:value-type="float">
            <text:p>746.84</text:p>
          </table:table-cell>
          <table:table-cell office:value-type="float" office:value="921.43" calcext:value-type="float">
            <text:p>921.43</text:p>
          </table:table-cell>
        </table:table-row>
        <table:table-row table:style-name="ro1">
          <table:table-cell office:value-type="float" office:value="21727006" calcext:value-type="float">
            <text:p>21727006</text:p>
          </table:table-cell>
          <table:table-cell table:formula="of:=[.A1360]/1000/(60*60*24)" office:value-type="time" office:time-value="PT06H02M07.006S" calcext:value-type="time">
            <text:p>06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747.37" calcext:value-type="float">
            <text:p>747.37</text:p>
          </table:table-cell>
          <table:table-cell office:value-type="float" office:value="922.04" calcext:value-type="float">
            <text:p>922.04</text:p>
          </table:table-cell>
        </table:table-row>
        <table:table-row table:style-name="ro1">
          <table:table-cell office:value-type="float" office:value="21743006" calcext:value-type="float">
            <text:p>21743006</text:p>
          </table:table-cell>
          <table:table-cell table:formula="of:=[.A1361]/1000/(60*60*24)" office:value-type="time" office:time-value="PT06H02M23.006S" calcext:value-type="time">
            <text:p>06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47.89" calcext:value-type="float">
            <text:p>747.89</text:p>
          </table:table-cell>
          <table:table-cell office:value-type="float" office:value="922.66" calcext:value-type="float">
            <text:p>922.66</text:p>
          </table:table-cell>
        </table:table-row>
        <table:table-row table:style-name="ro1">
          <table:table-cell office:value-type="float" office:value="21759006" calcext:value-type="float">
            <text:p>21759006</text:p>
          </table:table-cell>
          <table:table-cell table:formula="of:=[.A1362]/1000/(60*60*24)" office:value-type="time" office:time-value="PT06H02M39.006S" calcext:value-type="time">
            <text:p>06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48.42" calcext:value-type="float">
            <text:p>748.42</text:p>
          </table:table-cell>
          <table:table-cell office:value-type="float" office:value="923.27" calcext:value-type="float">
            <text:p>923.27</text:p>
          </table:table-cell>
        </table:table-row>
        <table:table-row table:style-name="ro1">
          <table:table-cell office:value-type="float" office:value="21775006" calcext:value-type="float">
            <text:p>21775006</text:p>
          </table:table-cell>
          <table:table-cell table:formula="of:=[.A1363]/1000/(60*60*24)" office:value-type="time" office:time-value="PT06H02M55.006S" calcext:value-type="time">
            <text:p>06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48.94" calcext:value-type="float">
            <text:p>748.94</text:p>
          </table:table-cell>
          <table:table-cell office:value-type="float" office:value="923.88" calcext:value-type="float">
            <text:p>923.88</text:p>
          </table:table-cell>
        </table:table-row>
        <table:table-row table:style-name="ro1">
          <table:table-cell office:value-type="float" office:value="21791006" calcext:value-type="float">
            <text:p>21791006</text:p>
          </table:table-cell>
          <table:table-cell table:formula="of:=[.A1364]/1000/(60*60*24)" office:value-type="time" office:time-value="PT06H03M11.006S" calcext:value-type="time">
            <text:p>06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49.46" calcext:value-type="float">
            <text:p>749.46</text:p>
          </table:table-cell>
          <table:table-cell office:value-type="float" office:value="924.5" calcext:value-type="float">
            <text:p>924.5</text:p>
          </table:table-cell>
        </table:table-row>
        <table:table-row table:style-name="ro1">
          <table:table-cell office:value-type="float" office:value="21807006" calcext:value-type="float">
            <text:p>21807006</text:p>
          </table:table-cell>
          <table:table-cell table:formula="of:=[.A1365]/1000/(60*60*24)" office:value-type="time" office:time-value="PT06H03M27.006S" calcext:value-type="time">
            <text:p>06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49.99" calcext:value-type="float">
            <text:p>749.99</text:p>
          </table:table-cell>
          <table:table-cell office:value-type="float" office:value="925.11" calcext:value-type="float">
            <text:p>925.11</text:p>
          </table:table-cell>
        </table:table-row>
        <table:table-row table:style-name="ro1">
          <table:table-cell office:value-type="float" office:value="21823006" calcext:value-type="float">
            <text:p>21823006</text:p>
          </table:table-cell>
          <table:table-cell table:formula="of:=[.A1366]/1000/(60*60*24)" office:value-type="time" office:time-value="PT06H03M43.006S" calcext:value-type="time">
            <text:p>06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750.51" calcext:value-type="float">
            <text:p>750.51</text:p>
          </table:table-cell>
          <table:table-cell office:value-type="float" office:value="925.72" calcext:value-type="float">
            <text:p>925.72</text:p>
          </table:table-cell>
        </table:table-row>
        <table:table-row table:style-name="ro1">
          <table:table-cell office:value-type="float" office:value="21839006" calcext:value-type="float">
            <text:p>21839006</text:p>
          </table:table-cell>
          <table:table-cell table:formula="of:=[.A1367]/1000/(60*60*24)" office:value-type="time" office:time-value="PT06H03M59.006S" calcext:value-type="time">
            <text:p>06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751.03" calcext:value-type="float">
            <text:p>751.03</text:p>
          </table:table-cell>
          <table:table-cell office:value-type="float" office:value="926.34" calcext:value-type="float">
            <text:p>926.34</text:p>
          </table:table-cell>
        </table:table-row>
        <table:table-row table:style-name="ro1">
          <table:table-cell office:value-type="float" office:value="21855006" calcext:value-type="float">
            <text:p>21855006</text:p>
          </table:table-cell>
          <table:table-cell table:formula="of:=[.A1368]/1000/(60*60*24)" office:value-type="time" office:time-value="PT06H04M15.006S" calcext:value-type="time">
            <text:p>06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3" calcext:value-type="float">
            <text:p>138.03</text:p>
          </table:table-cell>
          <table:table-cell office:value-type="float" office:value="751.56" calcext:value-type="float">
            <text:p>751.56</text:p>
          </table:table-cell>
          <table:table-cell office:value-type="float" office:value="926.95" calcext:value-type="float">
            <text:p>926.95</text:p>
          </table:table-cell>
        </table:table-row>
        <table:table-row table:style-name="ro1">
          <table:table-cell office:value-type="float" office:value="21871006" calcext:value-type="float">
            <text:p>21871006</text:p>
          </table:table-cell>
          <table:table-cell table:formula="of:=[.A1369]/1000/(60*60*24)" office:value-type="time" office:time-value="PT06H04M31.006S" calcext:value-type="time">
            <text:p>06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752.08" calcext:value-type="float">
            <text:p>752.08</text:p>
          </table:table-cell>
          <table:table-cell office:value-type="float" office:value="927.56" calcext:value-type="float">
            <text:p>927.56</text:p>
          </table:table-cell>
        </table:table-row>
        <table:table-row table:style-name="ro1">
          <table:table-cell office:value-type="float" office:value="21887006" calcext:value-type="float">
            <text:p>21887006</text:p>
          </table:table-cell>
          <table:table-cell table:formula="of:=[.A1370]/1000/(60*60*24)" office:value-type="time" office:time-value="PT06H04M47.006S" calcext:value-type="time">
            <text:p>06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52.6" calcext:value-type="float">
            <text:p>752.6</text:p>
          </table:table-cell>
          <table:table-cell office:value-type="float" office:value="928.17" calcext:value-type="float">
            <text:p>928.17</text:p>
          </table:table-cell>
        </table:table-row>
        <table:table-row table:style-name="ro1">
          <table:table-cell office:value-type="float" office:value="21903006" calcext:value-type="float">
            <text:p>21903006</text:p>
          </table:table-cell>
          <table:table-cell table:formula="of:=[.A1371]/1000/(60*60*24)" office:value-type="time" office:time-value="PT06H05M03.006S" calcext:value-type="time">
            <text:p>06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53.13" calcext:value-type="float">
            <text:p>753.13</text:p>
          </table:table-cell>
          <table:table-cell office:value-type="float" office:value="928.78" calcext:value-type="float">
            <text:p>928.78</text:p>
          </table:table-cell>
        </table:table-row>
        <table:table-row table:style-name="ro1">
          <table:table-cell office:value-type="float" office:value="21919006" calcext:value-type="float">
            <text:p>21919006</text:p>
          </table:table-cell>
          <table:table-cell table:formula="of:=[.A1372]/1000/(60*60*24)" office:value-type="time" office:time-value="PT06H05M19.006S" calcext:value-type="time">
            <text:p>06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53.65" calcext:value-type="float">
            <text:p>753.65</text:p>
          </table:table-cell>
          <table:table-cell office:value-type="float" office:value="929.39" calcext:value-type="float">
            <text:p>929.39</text:p>
          </table:table-cell>
        </table:table-row>
        <table:table-row table:style-name="ro1">
          <table:table-cell office:value-type="float" office:value="21935006" calcext:value-type="float">
            <text:p>21935006</text:p>
          </table:table-cell>
          <table:table-cell table:formula="of:=[.A1373]/1000/(60*60*24)" office:value-type="time" office:time-value="PT06H05M35.006S" calcext:value-type="time">
            <text:p>06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54.17" calcext:value-type="float">
            <text:p>754.17</text:p>
          </table:table-cell>
          <table:table-cell office:value-type="float" office:value="930.01" calcext:value-type="float">
            <text:p>930.01</text:p>
          </table:table-cell>
        </table:table-row>
        <table:table-row table:style-name="ro1">
          <table:table-cell office:value-type="float" office:value="21951006" calcext:value-type="float">
            <text:p>21951006</text:p>
          </table:table-cell>
          <table:table-cell table:formula="of:=[.A1374]/1000/(60*60*24)" office:value-type="time" office:time-value="PT06H05M51.006S" calcext:value-type="time">
            <text:p>06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754.7" calcext:value-type="float">
            <text:p>754.7</text:p>
          </table:table-cell>
          <table:table-cell office:value-type="float" office:value="930.62" calcext:value-type="float">
            <text:p>930.62</text:p>
          </table:table-cell>
        </table:table-row>
        <table:table-row table:style-name="ro1">
          <table:table-cell office:value-type="float" office:value="21967006" calcext:value-type="float">
            <text:p>21967006</text:p>
          </table:table-cell>
          <table:table-cell table:formula="of:=[.A1375]/1000/(60*60*24)" office:value-type="time" office:time-value="PT06H06M07.006S" calcext:value-type="time">
            <text:p>06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5.22" calcext:value-type="float">
            <text:p>755.22</text:p>
          </table:table-cell>
          <table:table-cell office:value-type="float" office:value="931.23" calcext:value-type="float">
            <text:p>931.23</text:p>
          </table:table-cell>
        </table:table-row>
        <table:table-row table:style-name="ro1">
          <table:table-cell office:value-type="float" office:value="21983006" calcext:value-type="float">
            <text:p>21983006</text:p>
          </table:table-cell>
          <table:table-cell table:formula="of:=[.A1376]/1000/(60*60*24)" office:value-type="time" office:time-value="PT06H06M23.006S" calcext:value-type="time">
            <text:p>06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5.74" calcext:value-type="float">
            <text:p>755.74</text:p>
          </table:table-cell>
          <table:table-cell office:value-type="float" office:value="931.84" calcext:value-type="float">
            <text:p>931.84</text:p>
          </table:table-cell>
        </table:table-row>
        <table:table-row table:style-name="ro1">
          <table:table-cell office:value-type="float" office:value="21999006" calcext:value-type="float">
            <text:p>21999006</text:p>
          </table:table-cell>
          <table:table-cell table:formula="of:=[.A1377]/1000/(60*60*24)" office:value-type="time" office:time-value="PT06H06M39.006S" calcext:value-type="time">
            <text:p>06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56.26" calcext:value-type="float">
            <text:p>756.26</text:p>
          </table:table-cell>
          <table:table-cell office:value-type="float" office:value="932.45" calcext:value-type="float">
            <text:p>932.45</text:p>
          </table:table-cell>
        </table:table-row>
        <table:table-row table:style-name="ro1">
          <table:table-cell office:value-type="float" office:value="22015006" calcext:value-type="float">
            <text:p>22015006</text:p>
          </table:table-cell>
          <table:table-cell table:formula="of:=[.A1378]/1000/(60*60*24)" office:value-type="time" office:time-value="PT06H06M55.006S" calcext:value-type="time">
            <text:p>06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6.79" calcext:value-type="float">
            <text:p>756.79</text:p>
          </table:table-cell>
          <table:table-cell office:value-type="float" office:value="933.06" calcext:value-type="float">
            <text:p>933.06</text:p>
          </table:table-cell>
        </table:table-row>
        <table:table-row table:style-name="ro1">
          <table:table-cell office:value-type="float" office:value="22031006" calcext:value-type="float">
            <text:p>22031006</text:p>
          </table:table-cell>
          <table:table-cell table:formula="of:=[.A1379]/1000/(60*60*24)" office:value-type="time" office:time-value="PT06H07M11.006S" calcext:value-type="time">
            <text:p>06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57.31" calcext:value-type="float">
            <text:p>757.31</text:p>
          </table:table-cell>
          <table:table-cell office:value-type="float" office:value="933.67" calcext:value-type="float">
            <text:p>933.67</text:p>
          </table:table-cell>
        </table:table-row>
        <table:table-row table:style-name="ro1">
          <table:table-cell office:value-type="float" office:value="22047006" calcext:value-type="float">
            <text:p>22047006</text:p>
          </table:table-cell>
          <table:table-cell table:formula="of:=[.A1380]/1000/(60*60*24)" office:value-type="time" office:time-value="PT06H07M27.006S" calcext:value-type="time">
            <text:p>06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57.83" calcext:value-type="float">
            <text:p>757.83</text:p>
          </table:table-cell>
          <table:table-cell office:value-type="float" office:value="934.28" calcext:value-type="float">
            <text:p>934.28</text:p>
          </table:table-cell>
        </table:table-row>
        <table:table-row table:style-name="ro1">
          <table:table-cell office:value-type="float" office:value="22063006" calcext:value-type="float">
            <text:p>22063006</text:p>
          </table:table-cell>
          <table:table-cell table:formula="of:=[.A1381]/1000/(60*60*24)" office:value-type="time" office:time-value="PT06H07M43.006S" calcext:value-type="time">
            <text:p>06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58.35" calcext:value-type="float">
            <text:p>758.35</text:p>
          </table:table-cell>
          <table:table-cell office:value-type="float" office:value="934.89" calcext:value-type="float">
            <text:p>934.89</text:p>
          </table:table-cell>
        </table:table-row>
        <table:table-row table:style-name="ro1">
          <table:table-cell office:value-type="float" office:value="22079006" calcext:value-type="float">
            <text:p>22079006</text:p>
          </table:table-cell>
          <table:table-cell table:formula="of:=[.A1382]/1000/(60*60*24)" office:value-type="time" office:time-value="PT06H07M59.006S" calcext:value-type="time">
            <text:p>06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58.88" calcext:value-type="float">
            <text:p>758.88</text:p>
          </table:table-cell>
          <table:table-cell office:value-type="float" office:value="935.5" calcext:value-type="float">
            <text:p>935.5</text:p>
          </table:table-cell>
        </table:table-row>
        <table:table-row table:style-name="ro1">
          <table:table-cell office:value-type="float" office:value="22095006" calcext:value-type="float">
            <text:p>22095006</text:p>
          </table:table-cell>
          <table:table-cell table:formula="of:=[.A1383]/1000/(60*60*24)" office:value-type="time" office:time-value="PT06H08M15.006S" calcext:value-type="time">
            <text:p>06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59.4" calcext:value-type="float">
            <text:p>759.4</text:p>
          </table:table-cell>
          <table:table-cell office:value-type="float" office:value="936.11" calcext:value-type="float">
            <text:p>936.11</text:p>
          </table:table-cell>
        </table:table-row>
        <table:table-row table:style-name="ro1">
          <table:table-cell office:value-type="float" office:value="22111006" calcext:value-type="float">
            <text:p>22111006</text:p>
          </table:table-cell>
          <table:table-cell table:formula="of:=[.A1384]/1000/(60*60*24)" office:value-type="time" office:time-value="PT06H08M31.006S" calcext:value-type="time">
            <text:p>06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59.92" calcext:value-type="float">
            <text:p>759.92</text:p>
          </table:table-cell>
          <table:table-cell office:value-type="float" office:value="936.72" calcext:value-type="float">
            <text:p>936.72</text:p>
          </table:table-cell>
        </table:table-row>
        <table:table-row table:style-name="ro1">
          <table:table-cell office:value-type="float" office:value="22127006" calcext:value-type="float">
            <text:p>22127006</text:p>
          </table:table-cell>
          <table:table-cell table:formula="of:=[.A1385]/1000/(60*60*24)" office:value-type="time" office:time-value="PT06H08M47.006S" calcext:value-type="time">
            <text:p>06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60.44" calcext:value-type="float">
            <text:p>760.44</text:p>
          </table:table-cell>
          <table:table-cell office:value-type="float" office:value="937.33" calcext:value-type="float">
            <text:p>937.33</text:p>
          </table:table-cell>
        </table:table-row>
        <table:table-row table:style-name="ro1">
          <table:table-cell office:value-type="float" office:value="22143006" calcext:value-type="float">
            <text:p>22143006</text:p>
          </table:table-cell>
          <table:table-cell table:formula="of:=[.A1386]/1000/(60*60*24)" office:value-type="time" office:time-value="PT06H09M03.006S" calcext:value-type="time">
            <text:p>06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60.97" calcext:value-type="float">
            <text:p>760.97</text:p>
          </table:table-cell>
          <table:table-cell office:value-type="float" office:value="937.94" calcext:value-type="float">
            <text:p>937.94</text:p>
          </table:table-cell>
        </table:table-row>
        <table:table-row table:style-name="ro1">
          <table:table-cell office:value-type="float" office:value="22159006" calcext:value-type="float">
            <text:p>22159006</text:p>
          </table:table-cell>
          <table:table-cell table:formula="of:=[.A1387]/1000/(60*60*24)" office:value-type="time" office:time-value="PT06H09M19.006S" calcext:value-type="time">
            <text:p>06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1.49" calcext:value-type="float">
            <text:p>761.49</text:p>
          </table:table-cell>
          <table:table-cell office:value-type="float" office:value="938.55" calcext:value-type="float">
            <text:p>938.55</text:p>
          </table:table-cell>
        </table:table-row>
        <table:table-row table:style-name="ro1">
          <table:table-cell office:value-type="float" office:value="22175006" calcext:value-type="float">
            <text:p>22175006</text:p>
          </table:table-cell>
          <table:table-cell table:formula="of:=[.A1388]/1000/(60*60*24)" office:value-type="time" office:time-value="PT06H09M35.006S" calcext:value-type="time">
            <text:p>06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2.01" calcext:value-type="float">
            <text:p>762.01</text:p>
          </table:table-cell>
          <table:table-cell office:value-type="float" office:value="939.16" calcext:value-type="float">
            <text:p>939.16</text:p>
          </table:table-cell>
        </table:table-row>
        <table:table-row table:style-name="ro1">
          <table:table-cell office:value-type="float" office:value="22191006" calcext:value-type="float">
            <text:p>22191006</text:p>
          </table:table-cell>
          <table:table-cell table:formula="of:=[.A1389]/1000/(60*60*24)" office:value-type="time" office:time-value="PT06H09M51.006S" calcext:value-type="time">
            <text:p>06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62.53" calcext:value-type="float">
            <text:p>762.53</text:p>
          </table:table-cell>
          <table:table-cell office:value-type="float" office:value="939.76" calcext:value-type="float">
            <text:p>939.76</text:p>
          </table:table-cell>
        </table:table-row>
        <table:table-row table:style-name="ro1">
          <table:table-cell office:value-type="float" office:value="22207006" calcext:value-type="float">
            <text:p>22207006</text:p>
          </table:table-cell>
          <table:table-cell table:formula="of:=[.A1390]/1000/(60*60*24)" office:value-type="time" office:time-value="PT06H10M07.006S" calcext:value-type="time">
            <text:p>06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763.05" calcext:value-type="float">
            <text:p>763.05</text:p>
          </table:table-cell>
          <table:table-cell office:value-type="float" office:value="940.37" calcext:value-type="float">
            <text:p>940.37</text:p>
          </table:table-cell>
        </table:table-row>
        <table:table-row table:style-name="ro1">
          <table:table-cell office:value-type="float" office:value="22223006" calcext:value-type="float">
            <text:p>22223006</text:p>
          </table:table-cell>
          <table:table-cell table:formula="of:=[.A1391]/1000/(60*60*24)" office:value-type="time" office:time-value="PT06H10M23.006S" calcext:value-type="time">
            <text:p>06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63.57" calcext:value-type="float">
            <text:p>763.57</text:p>
          </table:table-cell>
          <table:table-cell office:value-type="float" office:value="940.98" calcext:value-type="float">
            <text:p>940.98</text:p>
          </table:table-cell>
        </table:table-row>
        <table:table-row table:style-name="ro1">
          <table:table-cell office:value-type="float" office:value="22239006" calcext:value-type="float">
            <text:p>22239006</text:p>
          </table:table-cell>
          <table:table-cell table:formula="of:=[.A1392]/1000/(60*60*24)" office:value-type="time" office:time-value="PT06H10M39.006S" calcext:value-type="time">
            <text:p>06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64.1" calcext:value-type="float">
            <text:p>764.1</text:p>
          </table:table-cell>
          <table:table-cell office:value-type="float" office:value="941.59" calcext:value-type="float">
            <text:p>941.59</text:p>
          </table:table-cell>
        </table:table-row>
        <table:table-row table:style-name="ro1">
          <table:table-cell office:value-type="float" office:value="22255006" calcext:value-type="float">
            <text:p>22255006</text:p>
          </table:table-cell>
          <table:table-cell table:formula="of:=[.A1393]/1000/(60*60*24)" office:value-type="time" office:time-value="PT06H10M55.006S" calcext:value-type="time">
            <text:p>06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64.62" calcext:value-type="float">
            <text:p>764.62</text:p>
          </table:table-cell>
          <table:table-cell office:value-type="float" office:value="942.2" calcext:value-type="float">
            <text:p>942.2</text:p>
          </table:table-cell>
        </table:table-row>
        <table:table-row table:style-name="ro1">
          <table:table-cell office:value-type="float" office:value="22271006" calcext:value-type="float">
            <text:p>22271006</text:p>
          </table:table-cell>
          <table:table-cell table:formula="of:=[.A1394]/1000/(60*60*24)" office:value-type="time" office:time-value="PT06H11M11.006S" calcext:value-type="time">
            <text:p>06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65.14" calcext:value-type="float">
            <text:p>765.14</text:p>
          </table:table-cell>
          <table:table-cell office:value-type="float" office:value="942.81" calcext:value-type="float">
            <text:p>942.81</text:p>
          </table:table-cell>
        </table:table-row>
        <table:table-row table:style-name="ro1">
          <table:table-cell office:value-type="float" office:value="22287006" calcext:value-type="float">
            <text:p>22287006</text:p>
          </table:table-cell>
          <table:table-cell table:formula="of:=[.A1395]/1000/(60*60*24)" office:value-type="time" office:time-value="PT06H11M27.006S" calcext:value-type="time">
            <text:p>06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65.66" calcext:value-type="float">
            <text:p>765.66</text:p>
          </table:table-cell>
          <table:table-cell office:value-type="float" office:value="943.41" calcext:value-type="float">
            <text:p>943.41</text:p>
          </table:table-cell>
        </table:table-row>
        <table:table-row table:style-name="ro1">
          <table:table-cell office:value-type="float" office:value="22303006" calcext:value-type="float">
            <text:p>22303006</text:p>
          </table:table-cell>
          <table:table-cell table:formula="of:=[.A1396]/1000/(60*60*24)" office:value-type="time" office:time-value="PT06H11M43.006S" calcext:value-type="time">
            <text:p>06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66.18" calcext:value-type="float">
            <text:p>766.18</text:p>
          </table:table-cell>
          <table:table-cell office:value-type="float" office:value="944.02" calcext:value-type="float">
            <text:p>944.02</text:p>
          </table:table-cell>
        </table:table-row>
        <table:table-row table:style-name="ro1">
          <table:table-cell office:value-type="float" office:value="22319006" calcext:value-type="float">
            <text:p>22319006</text:p>
          </table:table-cell>
          <table:table-cell table:formula="of:=[.A1397]/1000/(60*60*24)" office:value-type="time" office:time-value="PT06H11M59.006S" calcext:value-type="time">
            <text:p>06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66.7" calcext:value-type="float">
            <text:p>766.7</text:p>
          </table:table-cell>
          <table:table-cell office:value-type="float" office:value="944.63" calcext:value-type="float">
            <text:p>944.63</text:p>
          </table:table-cell>
        </table:table-row>
        <table:table-row table:style-name="ro1">
          <table:table-cell office:value-type="float" office:value="22335006" calcext:value-type="float">
            <text:p>22335006</text:p>
          </table:table-cell>
          <table:table-cell table:formula="of:=[.A1398]/1000/(60*60*24)" office:value-type="time" office:time-value="PT06H12M15.006S" calcext:value-type="time">
            <text:p>06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767.22" calcext:value-type="float">
            <text:p>767.22</text:p>
          </table:table-cell>
          <table:table-cell office:value-type="float" office:value="945.24" calcext:value-type="float">
            <text:p>945.24</text:p>
          </table:table-cell>
        </table:table-row>
        <table:table-row table:style-name="ro1">
          <table:table-cell office:value-type="float" office:value="22351006" calcext:value-type="float">
            <text:p>22351006</text:p>
          </table:table-cell>
          <table:table-cell table:formula="of:=[.A1399]/1000/(60*60*24)" office:value-type="time" office:time-value="PT06H12M31.006S" calcext:value-type="time">
            <text:p>06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67.75" calcext:value-type="float">
            <text:p>767.75</text:p>
          </table:table-cell>
          <table:table-cell office:value-type="float" office:value="945.84" calcext:value-type="float">
            <text:p>945.84</text:p>
          </table:table-cell>
        </table:table-row>
        <table:table-row table:style-name="ro1">
          <table:table-cell office:value-type="float" office:value="22367006" calcext:value-type="float">
            <text:p>22367006</text:p>
          </table:table-cell>
          <table:table-cell table:formula="of:=[.A1400]/1000/(60*60*24)" office:value-type="time" office:time-value="PT06H12M47.006S" calcext:value-type="time">
            <text:p>06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68.27" calcext:value-type="float">
            <text:p>768.27</text:p>
          </table:table-cell>
          <table:table-cell office:value-type="float" office:value="946.45" calcext:value-type="float">
            <text:p>946.45</text:p>
          </table:table-cell>
        </table:table-row>
        <table:table-row table:style-name="ro1">
          <table:table-cell office:value-type="float" office:value="22383006" calcext:value-type="float">
            <text:p>22383006</text:p>
          </table:table-cell>
          <table:table-cell table:formula="of:=[.A1401]/1000/(60*60*24)" office:value-type="time" office:time-value="PT06H13M03.006S" calcext:value-type="time">
            <text:p>06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68.79" calcext:value-type="float">
            <text:p>768.79</text:p>
          </table:table-cell>
          <table:table-cell office:value-type="float" office:value="947.06" calcext:value-type="float">
            <text:p>947.06</text:p>
          </table:table-cell>
        </table:table-row>
        <table:table-row table:style-name="ro1">
          <table:table-cell office:value-type="float" office:value="22399006" calcext:value-type="float">
            <text:p>22399006</text:p>
          </table:table-cell>
          <table:table-cell table:formula="of:=[.A1402]/1000/(60*60*24)" office:value-type="time" office:time-value="PT06H13M19.006S" calcext:value-type="time">
            <text:p>06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69.31" calcext:value-type="float">
            <text:p>769.31</text:p>
          </table:table-cell>
          <table:table-cell office:value-type="float" office:value="947.66" calcext:value-type="float">
            <text:p>947.66</text:p>
          </table:table-cell>
        </table:table-row>
        <table:table-row table:style-name="ro1">
          <table:table-cell office:value-type="float" office:value="22415006" calcext:value-type="float">
            <text:p>22415006</text:p>
          </table:table-cell>
          <table:table-cell table:formula="of:=[.A1403]/1000/(60*60*24)" office:value-type="time" office:time-value="PT06H13M35.006S" calcext:value-type="time">
            <text:p>06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69.83" calcext:value-type="float">
            <text:p>769.83</text:p>
          </table:table-cell>
          <table:table-cell office:value-type="float" office:value="948.27" calcext:value-type="float">
            <text:p>948.27</text:p>
          </table:table-cell>
        </table:table-row>
        <table:table-row table:style-name="ro1">
          <table:table-cell office:value-type="float" office:value="22431006" calcext:value-type="float">
            <text:p>22431006</text:p>
          </table:table-cell>
          <table:table-cell table:formula="of:=[.A1404]/1000/(60*60*24)" office:value-type="time" office:time-value="PT06H13M51.006S" calcext:value-type="time">
            <text:p>06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70.35" calcext:value-type="float">
            <text:p>770.35</text:p>
          </table:table-cell>
          <table:table-cell office:value-type="float" office:value="948.88" calcext:value-type="float">
            <text:p>948.88</text:p>
          </table:table-cell>
        </table:table-row>
        <table:table-row table:style-name="ro1">
          <table:table-cell office:value-type="float" office:value="22447006" calcext:value-type="float">
            <text:p>22447006</text:p>
          </table:table-cell>
          <table:table-cell table:formula="of:=[.A1405]/1000/(60*60*24)" office:value-type="time" office:time-value="PT06H14M07.006S" calcext:value-type="time">
            <text:p>06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0.87" calcext:value-type="float">
            <text:p>770.87</text:p>
          </table:table-cell>
          <table:table-cell office:value-type="float" office:value="949.48" calcext:value-type="float">
            <text:p>949.48</text:p>
          </table:table-cell>
        </table:table-row>
        <table:table-row table:style-name="ro1">
          <table:table-cell office:value-type="float" office:value="22463006" calcext:value-type="float">
            <text:p>22463006</text:p>
          </table:table-cell>
          <table:table-cell table:formula="of:=[.A1406]/1000/(60*60*24)" office:value-type="time" office:time-value="PT06H14M23.006S" calcext:value-type="time">
            <text:p>06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1.39" calcext:value-type="float">
            <text:p>771.39</text:p>
          </table:table-cell>
          <table:table-cell office:value-type="float" office:value="950.09" calcext:value-type="float">
            <text:p>950.09</text:p>
          </table:table-cell>
        </table:table-row>
        <table:table-row table:style-name="ro1">
          <table:table-cell office:value-type="float" office:value="22479006" calcext:value-type="float">
            <text:p>22479006</text:p>
          </table:table-cell>
          <table:table-cell table:formula="of:=[.A1407]/1000/(60*60*24)" office:value-type="time" office:time-value="PT06H14M39.006S" calcext:value-type="time">
            <text:p>06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1.91" calcext:value-type="float">
            <text:p>771.91</text:p>
          </table:table-cell>
          <table:table-cell office:value-type="float" office:value="950.69" calcext:value-type="float">
            <text:p>950.69</text:p>
          </table:table-cell>
        </table:table-row>
        <table:table-row table:style-name="ro1">
          <table:table-cell office:value-type="float" office:value="22495006" calcext:value-type="float">
            <text:p>22495006</text:p>
          </table:table-cell>
          <table:table-cell table:formula="of:=[.A1408]/1000/(60*60*24)" office:value-type="time" office:time-value="PT06H14M55.006S" calcext:value-type="time">
            <text:p>06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2.43" calcext:value-type="float">
            <text:p>772.43</text:p>
          </table:table-cell>
          <table:table-cell office:value-type="float" office:value="951.3" calcext:value-type="float">
            <text:p>951.3</text:p>
          </table:table-cell>
        </table:table-row>
        <table:table-row table:style-name="ro1">
          <table:table-cell office:value-type="float" office:value="22511006" calcext:value-type="float">
            <text:p>22511006</text:p>
          </table:table-cell>
          <table:table-cell table:formula="of:=[.A1409]/1000/(60*60*24)" office:value-type="time" office:time-value="PT06H15M11.006S" calcext:value-type="time">
            <text:p>06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2.95" calcext:value-type="float">
            <text:p>772.95</text:p>
          </table:table-cell>
          <table:table-cell office:value-type="float" office:value="951.91" calcext:value-type="float">
            <text:p>951.91</text:p>
          </table:table-cell>
        </table:table-row>
        <table:table-row table:style-name="ro1">
          <table:table-cell office:value-type="float" office:value="22527006" calcext:value-type="float">
            <text:p>22527006</text:p>
          </table:table-cell>
          <table:table-cell table:formula="of:=[.A1410]/1000/(60*60*24)" office:value-type="time" office:time-value="PT06H15M27.006S" calcext:value-type="time">
            <text:p>06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3.47" calcext:value-type="float">
            <text:p>773.47</text:p>
          </table:table-cell>
          <table:table-cell office:value-type="float" office:value="952.51" calcext:value-type="float">
            <text:p>952.51</text:p>
          </table:table-cell>
        </table:table-row>
        <table:table-row table:style-name="ro1">
          <table:table-cell office:value-type="float" office:value="22543006" calcext:value-type="float">
            <text:p>22543006</text:p>
          </table:table-cell>
          <table:table-cell table:formula="of:=[.A1411]/1000/(60*60*24)" office:value-type="time" office:time-value="PT06H15M43.006S" calcext:value-type="time">
            <text:p>06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73.99" calcext:value-type="float">
            <text:p>773.99</text:p>
          </table:table-cell>
          <table:table-cell office:value-type="float" office:value="953.12" calcext:value-type="float">
            <text:p>953.12</text:p>
          </table:table-cell>
        </table:table-row>
        <table:table-row table:style-name="ro1">
          <table:table-cell office:value-type="float" office:value="22559006" calcext:value-type="float">
            <text:p>22559006</text:p>
          </table:table-cell>
          <table:table-cell table:formula="of:=[.A1412]/1000/(60*60*24)" office:value-type="time" office:time-value="PT06H15M59.006S" calcext:value-type="time">
            <text:p>06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74.51" calcext:value-type="float">
            <text:p>774.51</text:p>
          </table:table-cell>
          <table:table-cell office:value-type="float" office:value="953.72" calcext:value-type="float">
            <text:p>953.72</text:p>
          </table:table-cell>
        </table:table-row>
        <table:table-row table:style-name="ro1">
          <table:table-cell office:value-type="float" office:value="22575006" calcext:value-type="float">
            <text:p>22575006</text:p>
          </table:table-cell>
          <table:table-cell table:formula="of:=[.A1413]/1000/(60*60*24)" office:value-type="time" office:time-value="PT06H16M15.006S" calcext:value-type="time">
            <text:p>06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75.03" calcext:value-type="float">
            <text:p>775.03</text:p>
          </table:table-cell>
          <table:table-cell office:value-type="float" office:value="954.33" calcext:value-type="float">
            <text:p>954.33</text:p>
          </table:table-cell>
        </table:table-row>
        <table:table-row table:style-name="ro1">
          <table:table-cell office:value-type="float" office:value="22591006" calcext:value-type="float">
            <text:p>22591006</text:p>
          </table:table-cell>
          <table:table-cell table:formula="of:=[.A1414]/1000/(60*60*24)" office:value-type="time" office:time-value="PT06H16M31.006S" calcext:value-type="time">
            <text:p>06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75.55" calcext:value-type="float">
            <text:p>775.55</text:p>
          </table:table-cell>
          <table:table-cell office:value-type="float" office:value="954.93" calcext:value-type="float">
            <text:p>954.93</text:p>
          </table:table-cell>
        </table:table-row>
        <table:table-row table:style-name="ro1">
          <table:table-cell office:value-type="float" office:value="22607006" calcext:value-type="float">
            <text:p>22607006</text:p>
          </table:table-cell>
          <table:table-cell table:formula="of:=[.A1415]/1000/(60*60*24)" office:value-type="time" office:time-value="PT06H16M47.006S" calcext:value-type="time">
            <text:p>06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76.07" calcext:value-type="float">
            <text:p>776.07</text:p>
          </table:table-cell>
          <table:table-cell office:value-type="float" office:value="955.54" calcext:value-type="float">
            <text:p>955.54</text:p>
          </table:table-cell>
        </table:table-row>
        <table:table-row table:style-name="ro1">
          <table:table-cell office:value-type="float" office:value="22623006" calcext:value-type="float">
            <text:p>22623006</text:p>
          </table:table-cell>
          <table:table-cell table:formula="of:=[.A1416]/1000/(60*60*24)" office:value-type="time" office:time-value="PT06H17M03.006S" calcext:value-type="time">
            <text:p>06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76.59" calcext:value-type="float">
            <text:p>776.59</text:p>
          </table:table-cell>
          <table:table-cell office:value-type="float" office:value="956.14" calcext:value-type="float">
            <text:p>956.14</text:p>
          </table:table-cell>
        </table:table-row>
        <table:table-row table:style-name="ro1">
          <table:table-cell office:value-type="float" office:value="22639006" calcext:value-type="float">
            <text:p>22639006</text:p>
          </table:table-cell>
          <table:table-cell table:formula="of:=[.A1417]/1000/(60*60*24)" office:value-type="time" office:time-value="PT06H17M19.006S" calcext:value-type="time">
            <text:p>06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77.11" calcext:value-type="float">
            <text:p>777.11</text:p>
          </table:table-cell>
          <table:table-cell office:value-type="float" office:value="956.75" calcext:value-type="float">
            <text:p>956.75</text:p>
          </table:table-cell>
        </table:table-row>
        <table:table-row table:style-name="ro1">
          <table:table-cell office:value-type="float" office:value="22655005" calcext:value-type="float">
            <text:p>22655005</text:p>
          </table:table-cell>
          <table:table-cell table:formula="of:=[.A1418]/1000/(60*60*24)" office:value-type="time" office:time-value="PT06H17M35.005S" calcext:value-type="time">
            <text:p>06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77.63" calcext:value-type="float">
            <text:p>777.63</text:p>
          </table:table-cell>
          <table:table-cell office:value-type="float" office:value="957.35" calcext:value-type="float">
            <text:p>957.35</text:p>
          </table:table-cell>
        </table:table-row>
        <table:table-row table:style-name="ro1">
          <table:table-cell office:value-type="float" office:value="22671006" calcext:value-type="float">
            <text:p>22671006</text:p>
          </table:table-cell>
          <table:table-cell table:formula="of:=[.A1419]/1000/(60*60*24)" office:value-type="time" office:time-value="PT06H17M51.006S" calcext:value-type="time">
            <text:p>06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78.15" calcext:value-type="float">
            <text:p>778.15</text:p>
          </table:table-cell>
          <table:table-cell office:value-type="float" office:value="957.95" calcext:value-type="float">
            <text:p>957.95</text:p>
          </table:table-cell>
        </table:table-row>
        <table:table-row table:style-name="ro1">
          <table:table-cell office:value-type="float" office:value="22687006" calcext:value-type="float">
            <text:p>22687006</text:p>
          </table:table-cell>
          <table:table-cell table:formula="of:=[.A1420]/1000/(60*60*24)" office:value-type="time" office:time-value="PT06H18M07.006S" calcext:value-type="time">
            <text:p>06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78.67" calcext:value-type="float">
            <text:p>778.67</text:p>
          </table:table-cell>
          <table:table-cell office:value-type="float" office:value="958.56" calcext:value-type="float">
            <text:p>958.56</text:p>
          </table:table-cell>
        </table:table-row>
        <table:table-row table:style-name="ro1">
          <table:table-cell office:value-type="float" office:value="22703006" calcext:value-type="float">
            <text:p>22703006</text:p>
          </table:table-cell>
          <table:table-cell table:formula="of:=[.A1421]/1000/(60*60*24)" office:value-type="time" office:time-value="PT06H18M23.006S" calcext:value-type="time">
            <text:p>06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79.19" calcext:value-type="float">
            <text:p>779.19</text:p>
          </table:table-cell>
          <table:table-cell office:value-type="float" office:value="959.16" calcext:value-type="float">
            <text:p>959.16</text:p>
          </table:table-cell>
        </table:table-row>
        <table:table-row table:style-name="ro1">
          <table:table-cell office:value-type="float" office:value="22719006" calcext:value-type="float">
            <text:p>22719006</text:p>
          </table:table-cell>
          <table:table-cell table:formula="of:=[.A1422]/1000/(60*60*24)" office:value-type="time" office:time-value="PT06H18M39.006S" calcext:value-type="time">
            <text:p>06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79.71" calcext:value-type="float">
            <text:p>779.71</text:p>
          </table:table-cell>
          <table:table-cell office:value-type="float" office:value="959.76" calcext:value-type="float">
            <text:p>959.76</text:p>
          </table:table-cell>
        </table:table-row>
        <table:table-row table:style-name="ro1">
          <table:table-cell office:value-type="float" office:value="22735006" calcext:value-type="float">
            <text:p>22735006</text:p>
          </table:table-cell>
          <table:table-cell table:formula="of:=[.A1423]/1000/(60*60*24)" office:value-type="time" office:time-value="PT06H18M55.006S" calcext:value-type="time">
            <text:p>06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0.23" calcext:value-type="float">
            <text:p>780.23</text:p>
          </table:table-cell>
          <table:table-cell office:value-type="float" office:value="960.36" calcext:value-type="float">
            <text:p>960.36</text:p>
          </table:table-cell>
        </table:table-row>
        <table:table-row table:style-name="ro1">
          <table:table-cell office:value-type="float" office:value="22751006" calcext:value-type="float">
            <text:p>22751006</text:p>
          </table:table-cell>
          <table:table-cell table:formula="of:=[.A1424]/1000/(60*60*24)" office:value-type="time" office:time-value="PT06H19M11.006S" calcext:value-type="time">
            <text:p>06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0.75" calcext:value-type="float">
            <text:p>780.75</text:p>
          </table:table-cell>
          <table:table-cell office:value-type="float" office:value="960.97" calcext:value-type="float">
            <text:p>960.97</text:p>
          </table:table-cell>
        </table:table-row>
        <table:table-row table:style-name="ro1">
          <table:table-cell office:value-type="float" office:value="22767006" calcext:value-type="float">
            <text:p>22767006</text:p>
          </table:table-cell>
          <table:table-cell table:formula="of:=[.A1425]/1000/(60*60*24)" office:value-type="time" office:time-value="PT06H19M27.006S" calcext:value-type="time">
            <text:p>06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1.27" calcext:value-type="float">
            <text:p>781.27</text:p>
          </table:table-cell>
          <table:table-cell office:value-type="float" office:value="961.57" calcext:value-type="float">
            <text:p>961.57</text:p>
          </table:table-cell>
        </table:table-row>
        <table:table-row table:style-name="ro1">
          <table:table-cell office:value-type="float" office:value="22783006" calcext:value-type="float">
            <text:p>22783006</text:p>
          </table:table-cell>
          <table:table-cell table:formula="of:=[.A1426]/1000/(60*60*24)" office:value-type="time" office:time-value="PT06H19M43.006S" calcext:value-type="time">
            <text:p>06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1.79" calcext:value-type="float">
            <text:p>781.79</text:p>
          </table:table-cell>
          <table:table-cell office:value-type="float" office:value="962.17" calcext:value-type="float">
            <text:p>962.17</text:p>
          </table:table-cell>
        </table:table-row>
        <table:table-row table:style-name="ro1">
          <table:table-cell office:value-type="float" office:value="22799006" calcext:value-type="float">
            <text:p>22799006</text:p>
          </table:table-cell>
          <table:table-cell table:formula="of:=[.A1427]/1000/(60*60*24)" office:value-type="time" office:time-value="PT06H19M59.006S" calcext:value-type="time">
            <text:p>06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2.31" calcext:value-type="float">
            <text:p>782.31</text:p>
          </table:table-cell>
          <table:table-cell office:value-type="float" office:value="962.77" calcext:value-type="float">
            <text:p>962.77</text:p>
          </table:table-cell>
        </table:table-row>
        <table:table-row table:style-name="ro1">
          <table:table-cell office:value-type="float" office:value="22815006" calcext:value-type="float">
            <text:p>22815006</text:p>
          </table:table-cell>
          <table:table-cell table:formula="of:=[.A1428]/1000/(60*60*24)" office:value-type="time" office:time-value="PT06H20M15.006S" calcext:value-type="time">
            <text:p>06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82.82" calcext:value-type="float">
            <text:p>782.82</text:p>
          </table:table-cell>
          <table:table-cell office:value-type="float" office:value="963.37" calcext:value-type="float">
            <text:p>963.37</text:p>
          </table:table-cell>
        </table:table-row>
        <table:table-row table:style-name="ro1">
          <table:table-cell office:value-type="float" office:value="22831006" calcext:value-type="float">
            <text:p>22831006</text:p>
          </table:table-cell>
          <table:table-cell table:formula="of:=[.A1429]/1000/(60*60*24)" office:value-type="time" office:time-value="PT06H20M31.006S" calcext:value-type="time">
            <text:p>06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83.34" calcext:value-type="float">
            <text:p>783.34</text:p>
          </table:table-cell>
          <table:table-cell office:value-type="float" office:value="963.97" calcext:value-type="float">
            <text:p>963.97</text:p>
          </table:table-cell>
        </table:table-row>
        <table:table-row table:style-name="ro1">
          <table:table-cell office:value-type="float" office:value="22847006" calcext:value-type="float">
            <text:p>22847006</text:p>
          </table:table-cell>
          <table:table-cell table:formula="of:=[.A1430]/1000/(60*60*24)" office:value-type="time" office:time-value="PT06H20M47.006S" calcext:value-type="time">
            <text:p>06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83.86" calcext:value-type="float">
            <text:p>783.86</text:p>
          </table:table-cell>
          <table:table-cell office:value-type="float" office:value="964.58" calcext:value-type="float">
            <text:p>964.58</text:p>
          </table:table-cell>
        </table:table-row>
        <table:table-row table:style-name="ro1">
          <table:table-cell office:value-type="float" office:value="22863006" calcext:value-type="float">
            <text:p>22863006</text:p>
          </table:table-cell>
          <table:table-cell table:formula="of:=[.A1431]/1000/(60*60*24)" office:value-type="time" office:time-value="PT06H21M03.006S" calcext:value-type="time">
            <text:p>06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84.38" calcext:value-type="float">
            <text:p>784.38</text:p>
          </table:table-cell>
          <table:table-cell office:value-type="float" office:value="965.18" calcext:value-type="float">
            <text:p>965.18</text:p>
          </table:table-cell>
        </table:table-row>
        <table:table-row table:style-name="ro1">
          <table:table-cell office:value-type="float" office:value="22879006" calcext:value-type="float">
            <text:p>22879006</text:p>
          </table:table-cell>
          <table:table-cell table:formula="of:=[.A1432]/1000/(60*60*24)" office:value-type="time" office:time-value="PT06H21M19.006S" calcext:value-type="time">
            <text:p>06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84.9" calcext:value-type="float">
            <text:p>784.9</text:p>
          </table:table-cell>
          <table:table-cell office:value-type="float" office:value="965.78" calcext:value-type="float">
            <text:p>965.78</text:p>
          </table:table-cell>
        </table:table-row>
        <table:table-row table:style-name="ro1">
          <table:table-cell office:value-type="float" office:value="22895006" calcext:value-type="float">
            <text:p>22895006</text:p>
          </table:table-cell>
          <table:table-cell table:formula="of:=[.A1433]/1000/(60*60*24)" office:value-type="time" office:time-value="PT06H21M35.006S" calcext:value-type="time">
            <text:p>06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85.42" calcext:value-type="float">
            <text:p>785.42</text:p>
          </table:table-cell>
          <table:table-cell office:value-type="float" office:value="966.38" calcext:value-type="float">
            <text:p>966.38</text:p>
          </table:table-cell>
        </table:table-row>
        <table:table-row table:style-name="ro1">
          <table:table-cell office:value-type="float" office:value="22911006" calcext:value-type="float">
            <text:p>22911006</text:p>
          </table:table-cell>
          <table:table-cell table:formula="of:=[.A1434]/1000/(60*60*24)" office:value-type="time" office:time-value="PT06H21M51.006S" calcext:value-type="time">
            <text:p>06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85.94" calcext:value-type="float">
            <text:p>785.94</text:p>
          </table:table-cell>
          <table:table-cell office:value-type="float" office:value="966.98" calcext:value-type="float">
            <text:p>966.98</text:p>
          </table:table-cell>
        </table:table-row>
        <table:table-row table:style-name="ro1">
          <table:table-cell office:value-type="float" office:value="22927006" calcext:value-type="float">
            <text:p>22927006</text:p>
          </table:table-cell>
          <table:table-cell table:formula="of:=[.A1435]/1000/(60*60*24)" office:value-type="time" office:time-value="PT06H22M07.006S" calcext:value-type="time">
            <text:p>06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86.46" calcext:value-type="float">
            <text:p>786.46</text:p>
          </table:table-cell>
          <table:table-cell office:value-type="float" office:value="967.58" calcext:value-type="float">
            <text:p>967.58</text:p>
          </table:table-cell>
        </table:table-row>
        <table:table-row table:style-name="ro1">
          <table:table-cell office:value-type="float" office:value="22943006" calcext:value-type="float">
            <text:p>22943006</text:p>
          </table:table-cell>
          <table:table-cell table:formula="of:=[.A1436]/1000/(60*60*24)" office:value-type="time" office:time-value="PT06H22M23.006S" calcext:value-type="time">
            <text:p>06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86.97" calcext:value-type="float">
            <text:p>786.97</text:p>
          </table:table-cell>
          <table:table-cell office:value-type="float" office:value="968.18" calcext:value-type="float">
            <text:p>968.18</text:p>
          </table:table-cell>
        </table:table-row>
        <table:table-row table:style-name="ro1">
          <table:table-cell office:value-type="float" office:value="22959006" calcext:value-type="float">
            <text:p>22959006</text:p>
          </table:table-cell>
          <table:table-cell table:formula="of:=[.A1437]/1000/(60*60*24)" office:value-type="time" office:time-value="PT06H22M39.006S" calcext:value-type="time">
            <text:p>06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87.49" calcext:value-type="float">
            <text:p>787.49</text:p>
          </table:table-cell>
          <table:table-cell office:value-type="float" office:value="968.78" calcext:value-type="float">
            <text:p>968.78</text:p>
          </table:table-cell>
        </table:table-row>
        <table:table-row table:style-name="ro1">
          <table:table-cell office:value-type="float" office:value="22975006" calcext:value-type="float">
            <text:p>22975006</text:p>
          </table:table-cell>
          <table:table-cell table:formula="of:=[.A1438]/1000/(60*60*24)" office:value-type="time" office:time-value="PT06H22M55.006S" calcext:value-type="time">
            <text:p>06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88.01" calcext:value-type="float">
            <text:p>788.01</text:p>
          </table:table-cell>
          <table:table-cell office:value-type="float" office:value="969.38" calcext:value-type="float">
            <text:p>969.38</text:p>
          </table:table-cell>
        </table:table-row>
        <table:table-row table:style-name="ro1">
          <table:table-cell office:value-type="float" office:value="22991006" calcext:value-type="float">
            <text:p>22991006</text:p>
          </table:table-cell>
          <table:table-cell table:formula="of:=[.A1439]/1000/(60*60*24)" office:value-type="time" office:time-value="PT06H23M11.006S" calcext:value-type="time">
            <text:p>06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88.53" calcext:value-type="float">
            <text:p>788.53</text:p>
          </table:table-cell>
          <table:table-cell office:value-type="float" office:value="969.98" calcext:value-type="float">
            <text:p>969.98</text:p>
          </table:table-cell>
        </table:table-row>
        <table:table-row table:style-name="ro1">
          <table:table-cell office:value-type="float" office:value="23007006" calcext:value-type="float">
            <text:p>23007006</text:p>
          </table:table-cell>
          <table:table-cell table:formula="of:=[.A1440]/1000/(60*60*24)" office:value-type="time" office:time-value="PT06H23M27.006S" calcext:value-type="time">
            <text:p>06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789.05" calcext:value-type="float">
            <text:p>789.05</text:p>
          </table:table-cell>
          <table:table-cell office:value-type="float" office:value="970.58" calcext:value-type="float">
            <text:p>970.58</text:p>
          </table:table-cell>
        </table:table-row>
        <table:table-row table:style-name="ro1">
          <table:table-cell office:value-type="float" office:value="23023006" calcext:value-type="float">
            <text:p>23023006</text:p>
          </table:table-cell>
          <table:table-cell table:formula="of:=[.A1441]/1000/(60*60*24)" office:value-type="time" office:time-value="PT06H23M43.006S" calcext:value-type="time">
            <text:p>06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89.57" calcext:value-type="float">
            <text:p>789.57</text:p>
          </table:table-cell>
          <table:table-cell office:value-type="float" office:value="971.18" calcext:value-type="float">
            <text:p>971.18</text:p>
          </table:table-cell>
        </table:table-row>
        <table:table-row table:style-name="ro1">
          <table:table-cell office:value-type="float" office:value="23039006" calcext:value-type="float">
            <text:p>23039006</text:p>
          </table:table-cell>
          <table:table-cell table:formula="of:=[.A1442]/1000/(60*60*24)" office:value-type="time" office:time-value="PT06H23M59.006S" calcext:value-type="time">
            <text:p>06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90.08" calcext:value-type="float">
            <text:p>790.08</text:p>
          </table:table-cell>
          <table:table-cell office:value-type="float" office:value="971.78" calcext:value-type="float">
            <text:p>971.78</text:p>
          </table:table-cell>
        </table:table-row>
        <table:table-row table:style-name="ro1">
          <table:table-cell office:value-type="float" office:value="23055006" calcext:value-type="float">
            <text:p>23055006</text:p>
          </table:table-cell>
          <table:table-cell table:formula="of:=[.A1443]/1000/(60*60*24)" office:value-type="time" office:time-value="PT06H24M15.006S" calcext:value-type="time">
            <text:p>06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90.6" calcext:value-type="float">
            <text:p>790.6</text:p>
          </table:table-cell>
          <table:table-cell office:value-type="float" office:value="972.38" calcext:value-type="float">
            <text:p>972.38</text:p>
          </table:table-cell>
        </table:table-row>
        <table:table-row table:style-name="ro1">
          <table:table-cell office:value-type="float" office:value="23071006" calcext:value-type="float">
            <text:p>23071006</text:p>
          </table:table-cell>
          <table:table-cell table:formula="of:=[.A1444]/1000/(60*60*24)" office:value-type="time" office:time-value="PT06H24M31.006S" calcext:value-type="time">
            <text:p>06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91.12" calcext:value-type="float">
            <text:p>791.12</text:p>
          </table:table-cell>
          <table:table-cell office:value-type="float" office:value="972.98" calcext:value-type="float">
            <text:p>972.98</text:p>
          </table:table-cell>
        </table:table-row>
        <table:table-row table:style-name="ro1">
          <table:table-cell office:value-type="float" office:value="23087006" calcext:value-type="float">
            <text:p>23087006</text:p>
          </table:table-cell>
          <table:table-cell table:formula="of:=[.A1445]/1000/(60*60*24)" office:value-type="time" office:time-value="PT06H24M47.006S" calcext:value-type="time">
            <text:p>06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91.64" calcext:value-type="float">
            <text:p>791.64</text:p>
          </table:table-cell>
          <table:table-cell office:value-type="float" office:value="973.58" calcext:value-type="float">
            <text:p>973.58</text:p>
          </table:table-cell>
        </table:table-row>
        <table:table-row table:style-name="ro1">
          <table:table-cell office:value-type="float" office:value="23103006" calcext:value-type="float">
            <text:p>23103006</text:p>
          </table:table-cell>
          <table:table-cell table:formula="of:=[.A1446]/1000/(60*60*24)" office:value-type="time" office:time-value="PT06H25M03.006S" calcext:value-type="time">
            <text:p>06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92.15" calcext:value-type="float">
            <text:p>792.15</text:p>
          </table:table-cell>
          <table:table-cell office:value-type="float" office:value="974.18" calcext:value-type="float">
            <text:p>974.18</text:p>
          </table:table-cell>
        </table:table-row>
        <table:table-row table:style-name="ro1">
          <table:table-cell office:value-type="float" office:value="23119006" calcext:value-type="float">
            <text:p>23119006</text:p>
          </table:table-cell>
          <table:table-cell table:formula="of:=[.A1447]/1000/(60*60*24)" office:value-type="time" office:time-value="PT06H25M19.006S" calcext:value-type="time">
            <text:p>06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98" calcext:value-type="float">
            <text:p>134.98</text:p>
          </table:table-cell>
          <table:table-cell office:value-type="float" office:value="792.67" calcext:value-type="float">
            <text:p>792.67</text:p>
          </table:table-cell>
          <table:table-cell office:value-type="float" office:value="974.78" calcext:value-type="float">
            <text:p>974.78</text:p>
          </table:table-cell>
        </table:table-row>
        <table:table-row table:style-name="ro1">
          <table:table-cell office:value-type="float" office:value="23135006" calcext:value-type="float">
            <text:p>23135006</text:p>
          </table:table-cell>
          <table:table-cell table:formula="of:=[.A1448]/1000/(60*60*24)" office:value-type="time" office:time-value="PT06H25M35.006S" calcext:value-type="time">
            <text:p>06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93.19" calcext:value-type="float">
            <text:p>793.19</text:p>
          </table:table-cell>
          <table:table-cell office:value-type="float" office:value="975.38" calcext:value-type="float">
            <text:p>975.38</text:p>
          </table:table-cell>
        </table:table-row>
        <table:table-row table:style-name="ro1">
          <table:table-cell office:value-type="float" office:value="23151006" calcext:value-type="float">
            <text:p>23151006</text:p>
          </table:table-cell>
          <table:table-cell table:formula="of:=[.A1449]/1000/(60*60*24)" office:value-type="time" office:time-value="PT06H25M51.006S" calcext:value-type="time">
            <text:p>06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93.71" calcext:value-type="float">
            <text:p>793.71</text:p>
          </table:table-cell>
          <table:table-cell office:value-type="float" office:value="975.97" calcext:value-type="float">
            <text:p>975.97</text:p>
          </table:table-cell>
        </table:table-row>
        <table:table-row table:style-name="ro1">
          <table:table-cell office:value-type="float" office:value="23167006" calcext:value-type="float">
            <text:p>23167006</text:p>
          </table:table-cell>
          <table:table-cell table:formula="of:=[.A1450]/1000/(60*60*24)" office:value-type="time" office:time-value="PT06H26M07.006S" calcext:value-type="time">
            <text:p>06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94.22" calcext:value-type="float">
            <text:p>794.22</text:p>
          </table:table-cell>
          <table:table-cell office:value-type="float" office:value="976.57" calcext:value-type="float">
            <text:p>976.57</text:p>
          </table:table-cell>
        </table:table-row>
        <table:table-row table:style-name="ro1">
          <table:table-cell office:value-type="float" office:value="23183006" calcext:value-type="float">
            <text:p>23183006</text:p>
          </table:table-cell>
          <table:table-cell table:formula="of:=[.A1451]/1000/(60*60*24)" office:value-type="time" office:time-value="PT06H26M23.006S" calcext:value-type="time">
            <text:p>06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94.74" calcext:value-type="float">
            <text:p>794.74</text:p>
          </table:table-cell>
          <table:table-cell office:value-type="float" office:value="977.17" calcext:value-type="float">
            <text:p>977.17</text:p>
          </table:table-cell>
        </table:table-row>
        <table:table-row table:style-name="ro1">
          <table:table-cell office:value-type="float" office:value="23199006" calcext:value-type="float">
            <text:p>23199006</text:p>
          </table:table-cell>
          <table:table-cell table:formula="of:=[.A1452]/1000/(60*60*24)" office:value-type="time" office:time-value="PT06H26M39.006S" calcext:value-type="time">
            <text:p>06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95.26" calcext:value-type="float">
            <text:p>795.26</text:p>
          </table:table-cell>
          <table:table-cell office:value-type="float" office:value="977.77" calcext:value-type="float">
            <text:p>977.77</text:p>
          </table:table-cell>
        </table:table-row>
        <table:table-row table:style-name="ro1">
          <table:table-cell office:value-type="float" office:value="23215006" calcext:value-type="float">
            <text:p>23215006</text:p>
          </table:table-cell>
          <table:table-cell table:formula="of:=[.A1453]/1000/(60*60*24)" office:value-type="time" office:time-value="PT06H26M55.006S" calcext:value-type="time">
            <text:p>06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95.77" calcext:value-type="float">
            <text:p>795.77</text:p>
          </table:table-cell>
          <table:table-cell office:value-type="float" office:value="978.36" calcext:value-type="float">
            <text:p>978.36</text:p>
          </table:table-cell>
        </table:table-row>
        <table:table-row table:style-name="ro1">
          <table:table-cell office:value-type="float" office:value="23231006" calcext:value-type="float">
            <text:p>23231006</text:p>
          </table:table-cell>
          <table:table-cell table:formula="of:=[.A1454]/1000/(60*60*24)" office:value-type="time" office:time-value="PT06H27M11.006S" calcext:value-type="time">
            <text:p>06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96.29" calcext:value-type="float">
            <text:p>796.29</text:p>
          </table:table-cell>
          <table:table-cell office:value-type="float" office:value="978.96" calcext:value-type="float">
            <text:p>978.96</text:p>
          </table:table-cell>
        </table:table-row>
        <table:table-row table:style-name="ro1">
          <table:table-cell office:value-type="float" office:value="23247006" calcext:value-type="float">
            <text:p>23247006</text:p>
          </table:table-cell>
          <table:table-cell table:formula="of:=[.A1455]/1000/(60*60*24)" office:value-type="time" office:time-value="PT06H27M27.006S" calcext:value-type="time">
            <text:p>06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96.81" calcext:value-type="float">
            <text:p>796.81</text:p>
          </table:table-cell>
          <table:table-cell office:value-type="float" office:value="979.56" calcext:value-type="float">
            <text:p>979.56</text:p>
          </table:table-cell>
        </table:table-row>
        <table:table-row table:style-name="ro1">
          <table:table-cell office:value-type="float" office:value="23263006" calcext:value-type="float">
            <text:p>23263006</text:p>
          </table:table-cell>
          <table:table-cell table:formula="of:=[.A1456]/1000/(60*60*24)" office:value-type="time" office:time-value="PT06H27M43.006S" calcext:value-type="time">
            <text:p>06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97.32" calcext:value-type="float">
            <text:p>797.32</text:p>
          </table:table-cell>
          <table:table-cell office:value-type="float" office:value="980.16" calcext:value-type="float">
            <text:p>980.16</text:p>
          </table:table-cell>
        </table:table-row>
        <table:table-row table:style-name="ro1">
          <table:table-cell office:value-type="float" office:value="23279005" calcext:value-type="float">
            <text:p>23279005</text:p>
          </table:table-cell>
          <table:table-cell table:formula="of:=[.A1457]/1000/(60*60*24)" office:value-type="time" office:time-value="PT06H27M59.005S" calcext:value-type="time">
            <text:p>06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97.84" calcext:value-type="float">
            <text:p>797.84</text:p>
          </table:table-cell>
          <table:table-cell office:value-type="float" office:value="980.75" calcext:value-type="float">
            <text:p>980.75</text:p>
          </table:table-cell>
        </table:table-row>
        <table:table-row table:style-name="ro1">
          <table:table-cell office:value-type="float" office:value="23295006" calcext:value-type="float">
            <text:p>23295006</text:p>
          </table:table-cell>
          <table:table-cell table:formula="of:=[.A1458]/1000/(60*60*24)" office:value-type="time" office:time-value="PT06H28M15.006S" calcext:value-type="time">
            <text:p>06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98.36" calcext:value-type="float">
            <text:p>798.36</text:p>
          </table:table-cell>
          <table:table-cell office:value-type="float" office:value="981.35" calcext:value-type="float">
            <text:p>981.35</text:p>
          </table:table-cell>
        </table:table-row>
        <table:table-row table:style-name="ro1">
          <table:table-cell office:value-type="float" office:value="23311006" calcext:value-type="float">
            <text:p>23311006</text:p>
          </table:table-cell>
          <table:table-cell table:formula="of:=[.A1459]/1000/(60*60*24)" office:value-type="time" office:time-value="PT06H28M31.006S" calcext:value-type="time">
            <text:p>06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116.2" calcext:value-type="float">
            <text:p>116.2</text:p>
          </table:table-cell>
          <table:table-cell office:value-type="float" office:value="133.82" calcext:value-type="float">
            <text:p>133.82</text:p>
          </table:table-cell>
          <table:table-cell office:value-type="float" office:value="798.87" calcext:value-type="float">
            <text:p>798.87</text:p>
          </table:table-cell>
          <table:table-cell office:value-type="float" office:value="981.95" calcext:value-type="float">
            <text:p>981.95</text:p>
          </table:table-cell>
        </table:table-row>
        <table:table-row table:style-name="ro1">
          <table:table-cell office:value-type="float" office:value="23327006" calcext:value-type="float">
            <text:p>23327006</text:p>
          </table:table-cell>
          <table:table-cell table:formula="of:=[.A1460]/1000/(60*60*24)" office:value-type="time" office:time-value="PT06H28M47.006S" calcext:value-type="time">
            <text:p>06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99.39" calcext:value-type="float">
            <text:p>799.39</text:p>
          </table:table-cell>
          <table:table-cell office:value-type="float" office:value="982.54" calcext:value-type="float">
            <text:p>982.54</text:p>
          </table:table-cell>
        </table:table-row>
        <table:table-row table:style-name="ro1">
          <table:table-cell office:value-type="float" office:value="23343006" calcext:value-type="float">
            <text:p>23343006</text:p>
          </table:table-cell>
          <table:table-cell table:formula="of:=[.A1461]/1000/(60*60*24)" office:value-type="time" office:time-value="PT06H29M03.006S" calcext:value-type="time">
            <text:p>06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99.91" calcext:value-type="float">
            <text:p>799.91</text:p>
          </table:table-cell>
          <table:table-cell office:value-type="float" office:value="983.14" calcext:value-type="float">
            <text:p>983.14</text:p>
          </table:table-cell>
        </table:table-row>
        <table:table-row table:style-name="ro1">
          <table:table-cell office:value-type="float" office:value="23359006" calcext:value-type="float">
            <text:p>23359006</text:p>
          </table:table-cell>
          <table:table-cell table:formula="of:=[.A1462]/1000/(60*60*24)" office:value-type="time" office:time-value="PT06H29M19.006S" calcext:value-type="time">
            <text:p>06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00.42" calcext:value-type="float">
            <text:p>800.42</text:p>
          </table:table-cell>
          <table:table-cell office:value-type="float" office:value="983.74" calcext:value-type="float">
            <text:p>983.74</text:p>
          </table:table-cell>
        </table:table-row>
        <table:table-row table:style-name="ro1">
          <table:table-cell office:value-type="float" office:value="23375006" calcext:value-type="float">
            <text:p>23375006</text:p>
          </table:table-cell>
          <table:table-cell table:formula="of:=[.A1463]/1000/(60*60*24)" office:value-type="time" office:time-value="PT06H29M35.006S" calcext:value-type="time">
            <text:p>06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800.94" calcext:value-type="float">
            <text:p>800.94</text:p>
          </table:table-cell>
          <table:table-cell office:value-type="float" office:value="984.33" calcext:value-type="float">
            <text:p>984.33</text:p>
          </table:table-cell>
        </table:table-row>
        <table:table-row table:style-name="ro1">
          <table:table-cell office:value-type="float" office:value="23391006" calcext:value-type="float">
            <text:p>23391006</text:p>
          </table:table-cell>
          <table:table-cell table:formula="of:=[.A1464]/1000/(60*60*24)" office:value-type="time" office:time-value="PT06H29M51.006S" calcext:value-type="time">
            <text:p>06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801.45" calcext:value-type="float">
            <text:p>801.45</text:p>
          </table:table-cell>
          <table:table-cell office:value-type="float" office:value="984.93" calcext:value-type="float">
            <text:p>984.93</text:p>
          </table:table-cell>
        </table:table-row>
        <table:table-row table:style-name="ro1">
          <table:table-cell office:value-type="float" office:value="23407006" calcext:value-type="float">
            <text:p>23407006</text:p>
          </table:table-cell>
          <table:table-cell table:formula="of:=[.A1465]/1000/(60*60*24)" office:value-type="time" office:time-value="PT06H30M07.006S" calcext:value-type="time">
            <text:p>06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01.97" calcext:value-type="float">
            <text:p>801.97</text:p>
          </table:table-cell>
          <table:table-cell office:value-type="float" office:value="985.52" calcext:value-type="float">
            <text:p>985.52</text:p>
          </table:table-cell>
        </table:table-row>
        <table:table-row table:style-name="ro1">
          <table:table-cell office:value-type="float" office:value="23423006" calcext:value-type="float">
            <text:p>23423006</text:p>
          </table:table-cell>
          <table:table-cell table:formula="of:=[.A1466]/1000/(60*60*24)" office:value-type="time" office:time-value="PT06H30M23.006S" calcext:value-type="time">
            <text:p>06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02.49" calcext:value-type="float">
            <text:p>802.49</text:p>
          </table:table-cell>
          <table:table-cell office:value-type="float" office:value="986.11" calcext:value-type="float">
            <text:p>986.11</text:p>
          </table:table-cell>
        </table:table-row>
        <table:table-row table:style-name="ro1">
          <table:table-cell office:value-type="float" office:value="23439006" calcext:value-type="float">
            <text:p>23439006</text:p>
          </table:table-cell>
          <table:table-cell table:formula="of:=[.A1467]/1000/(60*60*24)" office:value-type="time" office:time-value="PT06H30M39.006S" calcext:value-type="time">
            <text:p>06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03" calcext:value-type="float">
            <text:p>803</text:p>
          </table:table-cell>
          <table:table-cell office:value-type="float" office:value="986.71" calcext:value-type="float">
            <text:p>986.71</text:p>
          </table:table-cell>
        </table:table-row>
        <table:table-row table:style-name="ro1">
          <table:table-cell office:value-type="float" office:value="23455006" calcext:value-type="float">
            <text:p>23455006</text:p>
          </table:table-cell>
          <table:table-cell table:formula="of:=[.A1468]/1000/(60*60*24)" office:value-type="time" office:time-value="PT06H30M55.006S" calcext:value-type="time">
            <text:p>06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803.52" calcext:value-type="float">
            <text:p>803.52</text:p>
          </table:table-cell>
          <table:table-cell office:value-type="float" office:value="987.3" calcext:value-type="float">
            <text:p>987.3</text:p>
          </table:table-cell>
        </table:table-row>
        <table:table-row table:style-name="ro1">
          <table:table-cell office:value-type="float" office:value="23471006" calcext:value-type="float">
            <text:p>23471006</text:p>
          </table:table-cell>
          <table:table-cell table:formula="of:=[.A1469]/1000/(60*60*24)" office:value-type="time" office:time-value="PT06H31M11.006S" calcext:value-type="time">
            <text:p>06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04.03" calcext:value-type="float">
            <text:p>804.03</text:p>
          </table:table-cell>
          <table:table-cell office:value-type="float" office:value="987.9" calcext:value-type="float">
            <text:p>987.9</text:p>
          </table:table-cell>
        </table:table-row>
        <table:table-row table:style-name="ro1">
          <table:table-cell office:value-type="float" office:value="23487006" calcext:value-type="float">
            <text:p>23487006</text:p>
          </table:table-cell>
          <table:table-cell table:formula="of:=[.A1470]/1000/(60*60*24)" office:value-type="time" office:time-value="PT06H31M27.006S" calcext:value-type="time">
            <text:p>06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04.55" calcext:value-type="float">
            <text:p>804.55</text:p>
          </table:table-cell>
          <table:table-cell office:value-type="float" office:value="988.49" calcext:value-type="float">
            <text:p>988.49</text:p>
          </table:table-cell>
        </table:table-row>
        <table:table-row table:style-name="ro1">
          <table:table-cell office:value-type="float" office:value="23503006" calcext:value-type="float">
            <text:p>23503006</text:p>
          </table:table-cell>
          <table:table-cell table:formula="of:=[.A1471]/1000/(60*60*24)" office:value-type="time" office:time-value="PT06H31M43.006S" calcext:value-type="time">
            <text:p>06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05.06" calcext:value-type="float">
            <text:p>805.06</text:p>
          </table:table-cell>
          <table:table-cell office:value-type="float" office:value="989.08" calcext:value-type="float">
            <text:p>989.08</text:p>
          </table:table-cell>
        </table:table-row>
        <table:table-row table:style-name="ro1">
          <table:table-cell office:value-type="float" office:value="23519006" calcext:value-type="float">
            <text:p>23519006</text:p>
          </table:table-cell>
          <table:table-cell table:formula="of:=[.A1472]/1000/(60*60*24)" office:value-type="time" office:time-value="PT06H31M59.006S" calcext:value-type="time">
            <text:p>06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805.58" calcext:value-type="float">
            <text:p>805.58</text:p>
          </table:table-cell>
          <table:table-cell office:value-type="float" office:value="989.68" calcext:value-type="float">
            <text:p>989.68</text:p>
          </table:table-cell>
        </table:table-row>
        <table:table-row table:style-name="ro1">
          <table:table-cell office:value-type="float" office:value="23535006" calcext:value-type="float">
            <text:p>23535006</text:p>
          </table:table-cell>
          <table:table-cell table:formula="of:=[.A1473]/1000/(60*60*24)" office:value-type="time" office:time-value="PT06H32M15.006S" calcext:value-type="time">
            <text:p>06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06.09" calcext:value-type="float">
            <text:p>806.09</text:p>
          </table:table-cell>
          <table:table-cell office:value-type="float" office:value="990.27" calcext:value-type="float">
            <text:p>990.27</text:p>
          </table:table-cell>
        </table:table-row>
        <table:table-row table:style-name="ro1">
          <table:table-cell office:value-type="float" office:value="23551006" calcext:value-type="float">
            <text:p>23551006</text:p>
          </table:table-cell>
          <table:table-cell table:formula="of:=[.A1474]/1000/(60*60*24)" office:value-type="time" office:time-value="PT06H32M31.006S" calcext:value-type="time">
            <text:p>06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01" calcext:value-type="float">
            <text:p>133.01</text:p>
          </table:table-cell>
          <table:table-cell office:value-type="float" office:value="806.61" calcext:value-type="float">
            <text:p>806.61</text:p>
          </table:table-cell>
          <table:table-cell office:value-type="float" office:value="990.86" calcext:value-type="float">
            <text:p>990.86</text:p>
          </table:table-cell>
        </table:table-row>
        <table:table-row table:style-name="ro1">
          <table:table-cell office:value-type="float" office:value="23567006" calcext:value-type="float">
            <text:p>23567006</text:p>
          </table:table-cell>
          <table:table-cell table:formula="of:=[.A1475]/1000/(60*60*24)" office:value-type="time" office:time-value="PT06H32M47.006S" calcext:value-type="time">
            <text:p>06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07.12" calcext:value-type="float">
            <text:p>807.12</text:p>
          </table:table-cell>
          <table:table-cell office:value-type="float" office:value="991.46" calcext:value-type="float">
            <text:p>991.46</text:p>
          </table:table-cell>
        </table:table-row>
        <table:table-row table:style-name="ro1">
          <table:table-cell office:value-type="float" office:value="23583006" calcext:value-type="float">
            <text:p>23583006</text:p>
          </table:table-cell>
          <table:table-cell table:formula="of:=[.A1476]/1000/(60*60*24)" office:value-type="time" office:time-value="PT06H33M03.006S" calcext:value-type="time">
            <text:p>06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07.64" calcext:value-type="float">
            <text:p>807.64</text:p>
          </table:table-cell>
          <table:table-cell office:value-type="float" office:value="992.05" calcext:value-type="float">
            <text:p>992.05</text:p>
          </table:table-cell>
        </table:table-row>
        <table:table-row table:style-name="ro1">
          <table:table-cell office:value-type="float" office:value="23599006" calcext:value-type="float">
            <text:p>23599006</text:p>
          </table:table-cell>
          <table:table-cell table:formula="of:=[.A1477]/1000/(60*60*24)" office:value-type="time" office:time-value="PT06H33M19.006S" calcext:value-type="time">
            <text:p>06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08.15" calcext:value-type="float">
            <text:p>808.15</text:p>
          </table:table-cell>
          <table:table-cell office:value-type="float" office:value="992.64" calcext:value-type="float">
            <text:p>992.64</text:p>
          </table:table-cell>
        </table:table-row>
        <table:table-row table:style-name="ro1">
          <table:table-cell office:value-type="float" office:value="23615006" calcext:value-type="float">
            <text:p>23615006</text:p>
          </table:table-cell>
          <table:table-cell table:formula="of:=[.A1478]/1000/(60*60*24)" office:value-type="time" office:time-value="PT06H33M35.006S" calcext:value-type="time">
            <text:p>06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08.67" calcext:value-type="float">
            <text:p>808.67</text:p>
          </table:table-cell>
          <table:table-cell office:value-type="float" office:value="993.23" calcext:value-type="float">
            <text:p>993.23</text:p>
          </table:table-cell>
        </table:table-row>
        <table:table-row table:style-name="ro1">
          <table:table-cell office:value-type="float" office:value="23631006" calcext:value-type="float">
            <text:p>23631006</text:p>
          </table:table-cell>
          <table:table-cell table:formula="of:=[.A1479]/1000/(60*60*24)" office:value-type="time" office:time-value="PT06H33M51.006S" calcext:value-type="time">
            <text:p>06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09.18" calcext:value-type="float">
            <text:p>809.18</text:p>
          </table:table-cell>
          <table:table-cell office:value-type="float" office:value="993.83" calcext:value-type="float">
            <text:p>993.83</text:p>
          </table:table-cell>
        </table:table-row>
        <table:table-row table:style-name="ro1">
          <table:table-cell office:value-type="float" office:value="23647006" calcext:value-type="float">
            <text:p>23647006</text:p>
          </table:table-cell>
          <table:table-cell table:formula="of:=[.A1480]/1000/(60*60*24)" office:value-type="time" office:time-value="PT06H34M07.006S" calcext:value-type="time">
            <text:p>06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09.7" calcext:value-type="float">
            <text:p>809.7</text:p>
          </table:table-cell>
          <table:table-cell office:value-type="float" office:value="994.42" calcext:value-type="float">
            <text:p>994.42</text:p>
          </table:table-cell>
        </table:table-row>
        <table:table-row table:style-name="ro1">
          <table:table-cell office:value-type="float" office:value="23663006" calcext:value-type="float">
            <text:p>23663006</text:p>
          </table:table-cell>
          <table:table-cell table:formula="of:=[.A1481]/1000/(60*60*24)" office:value-type="time" office:time-value="PT06H34M23.006S" calcext:value-type="time">
            <text:p>06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810.21" calcext:value-type="float">
            <text:p>810.21</text:p>
          </table:table-cell>
          <table:table-cell office:value-type="float" office:value="995.01" calcext:value-type="float">
            <text:p>995.01</text:p>
          </table:table-cell>
        </table:table-row>
        <table:table-row table:style-name="ro1">
          <table:table-cell office:value-type="float" office:value="23679006" calcext:value-type="float">
            <text:p>23679006</text:p>
          </table:table-cell>
          <table:table-cell table:formula="of:=[.A1482]/1000/(60*60*24)" office:value-type="time" office:time-value="PT06H34M39.006S" calcext:value-type="time">
            <text:p>06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810.73" calcext:value-type="float">
            <text:p>810.73</text:p>
          </table:table-cell>
          <table:table-cell office:value-type="float" office:value="995.6" calcext:value-type="float">
            <text:p>995.6</text:p>
          </table:table-cell>
        </table:table-row>
        <table:table-row table:style-name="ro1">
          <table:table-cell office:value-type="float" office:value="23695006" calcext:value-type="float">
            <text:p>23695006</text:p>
          </table:table-cell>
          <table:table-cell table:formula="of:=[.A1483]/1000/(60*60*24)" office:value-type="time" office:time-value="PT06H34M55.006S" calcext:value-type="time">
            <text:p>06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811.24" calcext:value-type="float">
            <text:p>811.24</text:p>
          </table:table-cell>
          <table:table-cell office:value-type="float" office:value="996.19" calcext:value-type="float">
            <text:p>996.19</text:p>
          </table:table-cell>
        </table:table-row>
        <table:table-row table:style-name="ro1">
          <table:table-cell office:value-type="float" office:value="23711006" calcext:value-type="float">
            <text:p>23711006</text:p>
          </table:table-cell>
          <table:table-cell table:formula="of:=[.A1484]/1000/(60*60*24)" office:value-type="time" office:time-value="PT06H35M11.006S" calcext:value-type="time">
            <text:p>06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11.75" calcext:value-type="float">
            <text:p>811.75</text:p>
          </table:table-cell>
          <table:table-cell office:value-type="float" office:value="996.78" calcext:value-type="float">
            <text:p>996.78</text:p>
          </table:table-cell>
        </table:table-row>
        <table:table-row table:style-name="ro1">
          <table:table-cell office:value-type="float" office:value="23727006" calcext:value-type="float">
            <text:p>23727006</text:p>
          </table:table-cell>
          <table:table-cell table:formula="of:=[.A1485]/1000/(60*60*24)" office:value-type="time" office:time-value="PT06H35M27.006S" calcext:value-type="time">
            <text:p>06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12.27" calcext:value-type="float">
            <text:p>812.27</text:p>
          </table:table-cell>
          <table:table-cell office:value-type="float" office:value="997.37" calcext:value-type="float">
            <text:p>997.37</text:p>
          </table:table-cell>
        </table:table-row>
        <table:table-row table:style-name="ro1">
          <table:table-cell office:value-type="float" office:value="23743006" calcext:value-type="float">
            <text:p>23743006</text:p>
          </table:table-cell>
          <table:table-cell table:formula="of:=[.A1486]/1000/(60*60*24)" office:value-type="time" office:time-value="PT06H35M43.006S" calcext:value-type="time">
            <text:p>06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12.78" calcext:value-type="float">
            <text:p>812.78</text:p>
          </table:table-cell>
          <table:table-cell office:value-type="float" office:value="997.96" calcext:value-type="float">
            <text:p>997.96</text:p>
          </table:table-cell>
        </table:table-row>
        <table:table-row table:style-name="ro1">
          <table:table-cell office:value-type="float" office:value="23759006" calcext:value-type="float">
            <text:p>23759006</text:p>
          </table:table-cell>
          <table:table-cell table:formula="of:=[.A1487]/1000/(60*60*24)" office:value-type="time" office:time-value="PT06H35M59.006S" calcext:value-type="time">
            <text:p>06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13.3" calcext:value-type="float">
            <text:p>813.3</text:p>
          </table:table-cell>
          <table:table-cell office:value-type="float" office:value="998.55" calcext:value-type="float">
            <text:p>998.55</text:p>
          </table:table-cell>
        </table:table-row>
        <table:table-row table:style-name="ro1">
          <table:table-cell office:value-type="float" office:value="23775006" calcext:value-type="float">
            <text:p>23775006</text:p>
          </table:table-cell>
          <table:table-cell table:formula="of:=[.A1488]/1000/(60*60*24)" office:value-type="time" office:time-value="PT06H36M15.006S" calcext:value-type="time">
            <text:p>06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13.81" calcext:value-type="float">
            <text:p>813.81</text:p>
          </table:table-cell>
          <table:table-cell office:value-type="float" office:value="999.14" calcext:value-type="float">
            <text:p>999.14</text:p>
          </table:table-cell>
        </table:table-row>
        <table:table-row table:style-name="ro1">
          <table:table-cell office:value-type="float" office:value="23791006" calcext:value-type="float">
            <text:p>23791006</text:p>
          </table:table-cell>
          <table:table-cell table:formula="of:=[.A1489]/1000/(60*60*24)" office:value-type="time" office:time-value="PT06H36M31.006S" calcext:value-type="time">
            <text:p>06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14.33" calcext:value-type="float">
            <text:p>814.33</text:p>
          </table:table-cell>
          <table:table-cell office:value-type="float" office:value="999.73" calcext:value-type="float">
            <text:p>999.73</text:p>
          </table:table-cell>
        </table:table-row>
        <table:table-row table:style-name="ro1">
          <table:table-cell office:value-type="float" office:value="23807006" calcext:value-type="float">
            <text:p>23807006</text:p>
          </table:table-cell>
          <table:table-cell table:formula="of:=[.A1490]/1000/(60*60*24)" office:value-type="time" office:time-value="PT06H36M47.006S" calcext:value-type="time">
            <text:p>06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14.84" calcext:value-type="float">
            <text:p>814.84</text:p>
          </table:table-cell>
          <table:table-cell office:value-type="float" office:value="1000.32" calcext:value-type="float">
            <text:p>1000.32</text:p>
          </table:table-cell>
        </table:table-row>
        <table:table-row table:style-name="ro1">
          <table:table-cell office:value-type="float" office:value="23823006" calcext:value-type="float">
            <text:p>23823006</text:p>
          </table:table-cell>
          <table:table-cell table:formula="of:=[.A1491]/1000/(60*60*24)" office:value-type="time" office:time-value="PT06H37M03.006S" calcext:value-type="time">
            <text:p>06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15.35" calcext:value-type="float">
            <text:p>815.35</text:p>
          </table:table-cell>
          <table:table-cell office:value-type="float" office:value="1000.91" calcext:value-type="float">
            <text:p>1000.91</text:p>
          </table:table-cell>
        </table:table-row>
        <table:table-row table:style-name="ro1">
          <table:table-cell office:value-type="float" office:value="23839006" calcext:value-type="float">
            <text:p>23839006</text:p>
          </table:table-cell>
          <table:table-cell table:formula="of:=[.A1492]/1000/(60*60*24)" office:value-type="time" office:time-value="PT06H37M19.006S" calcext:value-type="time">
            <text:p>06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15.87" calcext:value-type="float">
            <text:p>815.87</text:p>
          </table:table-cell>
          <table:table-cell office:value-type="float" office:value="1001.5" calcext:value-type="float">
            <text:p>1001.5</text:p>
          </table:table-cell>
        </table:table-row>
        <table:table-row table:style-name="ro1">
          <table:table-cell office:value-type="float" office:value="23855006" calcext:value-type="float">
            <text:p>23855006</text:p>
          </table:table-cell>
          <table:table-cell table:formula="of:=[.A1493]/1000/(60*60*24)" office:value-type="time" office:time-value="PT06H37M35.006S" calcext:value-type="time">
            <text:p>06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16.38" calcext:value-type="float">
            <text:p>816.38</text:p>
          </table:table-cell>
          <table:table-cell office:value-type="float" office:value="1002.09" calcext:value-type="float">
            <text:p>1002.09</text:p>
          </table:table-cell>
        </table:table-row>
        <table:table-row table:style-name="ro1">
          <table:table-cell office:value-type="float" office:value="23871006" calcext:value-type="float">
            <text:p>23871006</text:p>
          </table:table-cell>
          <table:table-cell table:formula="of:=[.A1494]/1000/(60*60*24)" office:value-type="time" office:time-value="PT06H37M51.006S" calcext:value-type="time">
            <text:p>06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16.89" calcext:value-type="float">
            <text:p>816.89</text:p>
          </table:table-cell>
          <table:table-cell office:value-type="float" office:value="1002.68" calcext:value-type="float">
            <text:p>1002.68</text:p>
          </table:table-cell>
        </table:table-row>
        <table:table-row table:style-name="ro1">
          <table:table-cell office:value-type="float" office:value="23887006" calcext:value-type="float">
            <text:p>23887006</text:p>
          </table:table-cell>
          <table:table-cell table:formula="of:=[.A1495]/1000/(60*60*24)" office:value-type="time" office:time-value="PT06H38M07.006S" calcext:value-type="time">
            <text:p>06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17.41" calcext:value-type="float">
            <text:p>817.41</text:p>
          </table:table-cell>
          <table:table-cell office:value-type="float" office:value="1003.27" calcext:value-type="float">
            <text:p>1003.27</text:p>
          </table:table-cell>
        </table:table-row>
        <table:table-row table:style-name="ro1">
          <table:table-cell office:value-type="float" office:value="23903006" calcext:value-type="float">
            <text:p>23903006</text:p>
          </table:table-cell>
          <table:table-cell table:formula="of:=[.A1496]/1000/(60*60*24)" office:value-type="time" office:time-value="PT06H38M23.006S" calcext:value-type="time">
            <text:p>06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17.92" calcext:value-type="float">
            <text:p>817.92</text:p>
          </table:table-cell>
          <table:table-cell office:value-type="float" office:value="1003.86" calcext:value-type="float">
            <text:p>1003.86</text:p>
          </table:table-cell>
        </table:table-row>
        <table:table-row table:style-name="ro1">
          <table:table-cell office:value-type="float" office:value="23919006" calcext:value-type="float">
            <text:p>23919006</text:p>
          </table:table-cell>
          <table:table-cell table:formula="of:=[.A1497]/1000/(60*60*24)" office:value-type="time" office:time-value="PT06H38M39.006S" calcext:value-type="time">
            <text:p>06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18.43" calcext:value-type="float">
            <text:p>818.43</text:p>
          </table:table-cell>
          <table:table-cell office:value-type="float" office:value="1004.45" calcext:value-type="float">
            <text:p>1004.45</text:p>
          </table:table-cell>
        </table:table-row>
        <table:table-row table:style-name="ro1">
          <table:table-cell office:value-type="float" office:value="23935006" calcext:value-type="float">
            <text:p>23935006</text:p>
          </table:table-cell>
          <table:table-cell table:formula="of:=[.A1498]/1000/(60*60*24)" office:value-type="time" office:time-value="PT06H38M55.006S" calcext:value-type="time">
            <text:p>06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18.95" calcext:value-type="float">
            <text:p>818.95</text:p>
          </table:table-cell>
          <table:table-cell office:value-type="float" office:value="1005.03" calcext:value-type="float">
            <text:p>1005.03</text:p>
          </table:table-cell>
        </table:table-row>
        <table:table-row table:style-name="ro1">
          <table:table-cell office:value-type="float" office:value="23951006" calcext:value-type="float">
            <text:p>23951006</text:p>
          </table:table-cell>
          <table:table-cell table:formula="of:=[.A1499]/1000/(60*60*24)" office:value-type="time" office:time-value="PT06H39M11.006S" calcext:value-type="time">
            <text:p>06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19.46" calcext:value-type="float">
            <text:p>819.46</text:p>
          </table:table-cell>
          <table:table-cell office:value-type="float" office:value="1005.62" calcext:value-type="float">
            <text:p>1005.62</text:p>
          </table:table-cell>
        </table:table-row>
        <table:table-row table:style-name="ro1">
          <table:table-cell office:value-type="float" office:value="23967006" calcext:value-type="float">
            <text:p>23967006</text:p>
          </table:table-cell>
          <table:table-cell table:formula="of:=[.A1500]/1000/(60*60*24)" office:value-type="time" office:time-value="PT06H39M27.006S" calcext:value-type="time">
            <text:p>06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19.97" calcext:value-type="float">
            <text:p>819.97</text:p>
          </table:table-cell>
          <table:table-cell office:value-type="float" office:value="1006.21" calcext:value-type="float">
            <text:p>1006.21</text:p>
          </table:table-cell>
        </table:table-row>
        <table:table-row table:style-name="ro1">
          <table:table-cell office:value-type="float" office:value="23983006" calcext:value-type="float">
            <text:p>23983006</text:p>
          </table:table-cell>
          <table:table-cell table:formula="of:=[.A1501]/1000/(60*60*24)" office:value-type="time" office:time-value="PT06H39M43.006S" calcext:value-type="time">
            <text:p>06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820.48" calcext:value-type="float">
            <text:p>820.48</text:p>
          </table:table-cell>
          <table:table-cell office:value-type="float" office:value="1006.8" calcext:value-type="float">
            <text:p>1006.8</text:p>
          </table:table-cell>
        </table:table-row>
        <table:table-row table:style-name="ro1">
          <table:table-cell office:value-type="float" office:value="23999006" calcext:value-type="float">
            <text:p>23999006</text:p>
          </table:table-cell>
          <table:table-cell table:formula="of:=[.A1502]/1000/(60*60*24)" office:value-type="time" office:time-value="PT06H39M59.006S" calcext:value-type="time">
            <text:p>06:39:59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21" calcext:value-type="float">
            <text:p>821</text:p>
          </table:table-cell>
          <table:table-cell office:value-type="float" office:value="1007.38" calcext:value-type="float">
            <text:p>1007.38</text:p>
          </table:table-cell>
        </table:table-row>
        <table:table-row table:style-name="ro1">
          <table:table-cell office:value-type="float" office:value="24015006" calcext:value-type="float">
            <text:p>24015006</text:p>
          </table:table-cell>
          <table:table-cell table:formula="of:=[.A1503]/1000/(60*60*24)" office:value-type="time" office:time-value="PT06H40M15.006S" calcext:value-type="time">
            <text:p>06:40:15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21.51" calcext:value-type="float">
            <text:p>821.51</text:p>
          </table:table-cell>
          <table:table-cell office:value-type="float" office:value="1007.97" calcext:value-type="float">
            <text:p>1007.97</text:p>
          </table:table-cell>
        </table:table-row>
        <table:table-row table:style-name="ro1">
          <table:table-cell office:value-type="float" office:value="24031005" calcext:value-type="float">
            <text:p>24031005</text:p>
          </table:table-cell>
          <table:table-cell table:formula="of:=[.A1504]/1000/(60*60*24)" office:value-type="time" office:time-value="PT06H40M31.005S" calcext:value-type="time">
            <text:p>06:40:31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22.02" calcext:value-type="float">
            <text:p>822.02</text:p>
          </table:table-cell>
          <table:table-cell office:value-type="float" office:value="1008.56" calcext:value-type="float">
            <text:p>1008.56</text:p>
          </table:table-cell>
        </table:table-row>
        <table:table-row table:style-name="ro1">
          <table:table-cell office:value-type="float" office:value="24047006" calcext:value-type="float">
            <text:p>24047006</text:p>
          </table:table-cell>
          <table:table-cell table:formula="of:=[.A1505]/1000/(60*60*24)" office:value-type="time" office:time-value="PT06H40M47.006S" calcext:value-type="time">
            <text:p>06:40:47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22.53" calcext:value-type="float">
            <text:p>822.53</text:p>
          </table:table-cell>
          <table:table-cell office:value-type="float" office:value="1009.14" calcext:value-type="float">
            <text:p>1009.14</text:p>
          </table:table-cell>
        </table:table-row>
        <table:table-row table:style-name="ro1">
          <table:table-cell office:value-type="float" office:value="24063006" calcext:value-type="float">
            <text:p>24063006</text:p>
          </table:table-cell>
          <table:table-cell table:formula="of:=[.A1506]/1000/(60*60*24)" office:value-type="time" office:time-value="PT06H41M03.006S" calcext:value-type="time">
            <text:p>06:41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23.05" calcext:value-type="float">
            <text:p>823.05</text:p>
          </table:table-cell>
          <table:table-cell office:value-type="float" office:value="1009.73" calcext:value-type="float">
            <text:p>1009.73</text:p>
          </table:table-cell>
        </table:table-row>
        <table:table-row table:style-name="ro1">
          <table:table-cell office:value-type="float" office:value="24079006" calcext:value-type="float">
            <text:p>24079006</text:p>
          </table:table-cell>
          <table:table-cell table:formula="of:=[.A1507]/1000/(60*60*24)" office:value-type="time" office:time-value="PT06H41M19.006S" calcext:value-type="time">
            <text:p>06:41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23.56" calcext:value-type="float">
            <text:p>823.56</text:p>
          </table:table-cell>
          <table:table-cell office:value-type="float" office:value="1010.31" calcext:value-type="float">
            <text:p>1010.31</text:p>
          </table:table-cell>
        </table:table-row>
        <table:table-row table:style-name="ro1">
          <table:table-cell office:value-type="float" office:value="24095006" calcext:value-type="float">
            <text:p>24095006</text:p>
          </table:table-cell>
          <table:table-cell table:formula="of:=[.A1508]/1000/(60*60*24)" office:value-type="time" office:time-value="PT06H41M35.006S" calcext:value-type="time">
            <text:p>06:41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24.07" calcext:value-type="float">
            <text:p>824.07</text:p>
          </table:table-cell>
          <table:table-cell office:value-type="float" office:value="1010.9" calcext:value-type="float">
            <text:p>1010.9</text:p>
          </table:table-cell>
        </table:table-row>
        <table:table-row table:style-name="ro1">
          <table:table-cell office:value-type="float" office:value="24111006" calcext:value-type="float">
            <text:p>24111006</text:p>
          </table:table-cell>
          <table:table-cell table:formula="of:=[.A1509]/1000/(60*60*24)" office:value-type="time" office:time-value="PT06H41M51.006S" calcext:value-type="time">
            <text:p>06:41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24.58" calcext:value-type="float">
            <text:p>824.58</text:p>
          </table:table-cell>
          <table:table-cell office:value-type="float" office:value="1011.49" calcext:value-type="float">
            <text:p>1011.49</text:p>
          </table:table-cell>
        </table:table-row>
        <table:table-row table:style-name="ro1">
          <table:table-cell office:value-type="float" office:value="24127006" calcext:value-type="float">
            <text:p>24127006</text:p>
          </table:table-cell>
          <table:table-cell table:formula="of:=[.A1510]/1000/(60*60*24)" office:value-type="time" office:time-value="PT06H42M07.006S" calcext:value-type="time">
            <text:p>06:42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25.09" calcext:value-type="float">
            <text:p>825.09</text:p>
          </table:table-cell>
          <table:table-cell office:value-type="float" office:value="1012.07" calcext:value-type="float">
            <text:p>1012.07</text:p>
          </table:table-cell>
        </table:table-row>
        <table:table-row table:style-name="ro1">
          <table:table-cell office:value-type="float" office:value="24143006" calcext:value-type="float">
            <text:p>24143006</text:p>
          </table:table-cell>
          <table:table-cell table:formula="of:=[.A1511]/1000/(60*60*24)" office:value-type="time" office:time-value="PT06H42M23.006S" calcext:value-type="time">
            <text:p>06:42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16" calcext:value-type="float">
            <text:p>131.16</text:p>
          </table:table-cell>
          <table:table-cell office:value-type="float" office:value="825.61" calcext:value-type="float">
            <text:p>825.61</text:p>
          </table:table-cell>
          <table:table-cell office:value-type="float" office:value="1012.66" calcext:value-type="float">
            <text:p>1012.66</text:p>
          </table:table-cell>
        </table:table-row>
        <table:table-row table:style-name="ro1">
          <table:table-cell office:value-type="float" office:value="24159006" calcext:value-type="float">
            <text:p>24159006</text:p>
          </table:table-cell>
          <table:table-cell table:formula="of:=[.A1512]/1000/(60*60*24)" office:value-type="time" office:time-value="PT06H42M39.006S" calcext:value-type="time">
            <text:p>06:42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26.12" calcext:value-type="float">
            <text:p>826.12</text:p>
          </table:table-cell>
          <table:table-cell office:value-type="float" office:value="1013.24" calcext:value-type="float">
            <text:p>1013.24</text:p>
          </table:table-cell>
        </table:table-row>
        <table:table-row table:style-name="ro1">
          <table:table-cell office:value-type="float" office:value="24175006" calcext:value-type="float">
            <text:p>24175006</text:p>
          </table:table-cell>
          <table:table-cell table:formula="of:=[.A1513]/1000/(60*60*24)" office:value-type="time" office:time-value="PT06H42M55.006S" calcext:value-type="time">
            <text:p>06:42:55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26.63" calcext:value-type="float">
            <text:p>826.63</text:p>
          </table:table-cell>
          <table:table-cell office:value-type="float" office:value="1013.83" calcext:value-type="float">
            <text:p>1013.83</text:p>
          </table:table-cell>
        </table:table-row>
        <table:table-row table:style-name="ro1">
          <table:table-cell office:value-type="float" office:value="24191006" calcext:value-type="float">
            <text:p>24191006</text:p>
          </table:table-cell>
          <table:table-cell table:formula="of:=[.A1514]/1000/(60*60*24)" office:value-type="time" office:time-value="PT06H43M11.006S" calcext:value-type="time">
            <text:p>06:43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27.14" calcext:value-type="float">
            <text:p>827.14</text:p>
          </table:table-cell>
          <table:table-cell office:value-type="float" office:value="1014.41" calcext:value-type="float">
            <text:p>1014.41</text:p>
          </table:table-cell>
        </table:table-row>
        <table:table-row table:style-name="ro1">
          <table:table-cell office:value-type="float" office:value="24207006" calcext:value-type="float">
            <text:p>24207006</text:p>
          </table:table-cell>
          <table:table-cell table:formula="of:=[.A1515]/1000/(60*60*24)" office:value-type="time" office:time-value="PT06H43M27.006S" calcext:value-type="time">
            <text:p>06:43:2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27.65" calcext:value-type="float">
            <text:p>827.65</text:p>
          </table:table-cell>
          <table:table-cell office:value-type="float" office:value="1014.99" calcext:value-type="float">
            <text:p>1014.99</text:p>
          </table:table-cell>
        </table:table-row>
        <table:table-row table:style-name="ro1">
          <table:table-cell office:value-type="float" office:value="24223006" calcext:value-type="float">
            <text:p>24223006</text:p>
          </table:table-cell>
          <table:table-cell table:formula="of:=[.A1516]/1000/(60*60*24)" office:value-type="time" office:time-value="PT06H43M43.006S" calcext:value-type="time">
            <text:p>06:43:43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28.16" calcext:value-type="float">
            <text:p>828.16</text:p>
          </table:table-cell>
          <table:table-cell office:value-type="float" office:value="1015.58" calcext:value-type="float">
            <text:p>1015.58</text:p>
          </table:table-cell>
        </table:table-row>
        <table:table-row table:style-name="ro1">
          <table:table-cell office:value-type="float" office:value="24239006" calcext:value-type="float">
            <text:p>24239006</text:p>
          </table:table-cell>
          <table:table-cell table:formula="of:=[.A1517]/1000/(60*60*24)" office:value-type="time" office:time-value="PT06H43M59.006S" calcext:value-type="time">
            <text:p>06:43:59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28.67" calcext:value-type="float">
            <text:p>828.67</text:p>
          </table:table-cell>
          <table:table-cell office:value-type="float" office:value="1016.16" calcext:value-type="float">
            <text:p>1016.16</text:p>
          </table:table-cell>
        </table:table-row>
        <table:table-row table:style-name="ro1">
          <table:table-cell office:value-type="float" office:value="24255006" calcext:value-type="float">
            <text:p>24255006</text:p>
          </table:table-cell>
          <table:table-cell table:formula="of:=[.A1518]/1000/(60*60*24)" office:value-type="time" office:time-value="PT06H44M15.006S" calcext:value-type="time">
            <text:p>06:44:15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829.18" calcext:value-type="float">
            <text:p>829.18</text:p>
          </table:table-cell>
          <table:table-cell office:value-type="float" office:value="1016.74" calcext:value-type="float">
            <text:p>1016.74</text:p>
          </table:table-cell>
        </table:table-row>
        <table:table-row table:style-name="ro1">
          <table:table-cell office:value-type="float" office:value="24271006" calcext:value-type="float">
            <text:p>24271006</text:p>
          </table:table-cell>
          <table:table-cell table:formula="of:=[.A1519]/1000/(60*60*24)" office:value-type="time" office:time-value="PT06H44M31.006S" calcext:value-type="time">
            <text:p>06:44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829.7" calcext:value-type="float">
            <text:p>829.7</text:p>
          </table:table-cell>
          <table:table-cell office:value-type="float" office:value="1017.33" calcext:value-type="float">
            <text:p>1017.33</text:p>
          </table:table-cell>
        </table:table-row>
        <table:table-row table:style-name="ro1">
          <table:table-cell office:value-type="float" office:value="24287006" calcext:value-type="float">
            <text:p>24287006</text:p>
          </table:table-cell>
          <table:table-cell table:formula="of:=[.A1520]/1000/(60*60*24)" office:value-type="time" office:time-value="PT06H44M47.006S" calcext:value-type="time">
            <text:p>06:44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30.21" calcext:value-type="float">
            <text:p>830.21</text:p>
          </table:table-cell>
          <table:table-cell office:value-type="float" office:value="1017.91" calcext:value-type="float">
            <text:p>1017.91</text:p>
          </table:table-cell>
        </table:table-row>
        <table:table-row table:style-name="ro1">
          <table:table-cell office:value-type="float" office:value="24303006" calcext:value-type="float">
            <text:p>24303006</text:p>
          </table:table-cell>
          <table:table-cell table:formula="of:=[.A1521]/1000/(60*60*24)" office:value-type="time" office:time-value="PT06H45M03.006S" calcext:value-type="time">
            <text:p>06:45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30.72" calcext:value-type="float">
            <text:p>830.72</text:p>
          </table:table-cell>
          <table:table-cell office:value-type="float" office:value="1018.49" calcext:value-type="float">
            <text:p>1018.49</text:p>
          </table:table-cell>
        </table:table-row>
        <table:table-row table:style-name="ro1">
          <table:table-cell office:value-type="float" office:value="24319006" calcext:value-type="float">
            <text:p>24319006</text:p>
          </table:table-cell>
          <table:table-cell table:formula="of:=[.A1522]/1000/(60*60*24)" office:value-type="time" office:time-value="PT06H45M19.006S" calcext:value-type="time">
            <text:p>06:45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31.23" calcext:value-type="float">
            <text:p>831.23</text:p>
          </table:table-cell>
          <table:table-cell office:value-type="float" office:value="1019.07" calcext:value-type="float">
            <text:p>1019.07</text:p>
          </table:table-cell>
        </table:table-row>
        <table:table-row table:style-name="ro1">
          <table:table-cell office:value-type="float" office:value="24335006" calcext:value-type="float">
            <text:p>24335006</text:p>
          </table:table-cell>
          <table:table-cell table:formula="of:=[.A1523]/1000/(60*60*24)" office:value-type="time" office:time-value="PT06H45M35.006S" calcext:value-type="time">
            <text:p>06:45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31.74" calcext:value-type="float">
            <text:p>831.74</text:p>
          </table:table-cell>
          <table:table-cell office:value-type="float" office:value="1019.65" calcext:value-type="float">
            <text:p>1019.65</text:p>
          </table:table-cell>
        </table:table-row>
        <table:table-row table:style-name="ro1">
          <table:table-cell office:value-type="float" office:value="24351006" calcext:value-type="float">
            <text:p>24351006</text:p>
          </table:table-cell>
          <table:table-cell table:formula="of:=[.A1524]/1000/(60*60*24)" office:value-type="time" office:time-value="PT06H45M51.006S" calcext:value-type="time">
            <text:p>06:45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32.25" calcext:value-type="float">
            <text:p>832.25</text:p>
          </table:table-cell>
          <table:table-cell office:value-type="float" office:value="1020.23" calcext:value-type="float">
            <text:p>1020.23</text:p>
          </table:table-cell>
        </table:table-row>
        <table:table-row table:style-name="ro1">
          <table:table-cell office:value-type="float" office:value="24367006" calcext:value-type="float">
            <text:p>24367006</text:p>
          </table:table-cell>
          <table:table-cell table:formula="of:=[.A1525]/1000/(60*60*24)" office:value-type="time" office:time-value="PT06H46M07.006S" calcext:value-type="time">
            <text:p>06:46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32.76" calcext:value-type="float">
            <text:p>832.76</text:p>
          </table:table-cell>
          <table:table-cell office:value-type="float" office:value="1020.82" calcext:value-type="float">
            <text:p>1020.82</text:p>
          </table:table-cell>
        </table:table-row>
        <table:table-row table:style-name="ro1">
          <table:table-cell office:value-type="float" office:value="24383006" calcext:value-type="float">
            <text:p>24383006</text:p>
          </table:table-cell>
          <table:table-cell table:formula="of:=[.A1526]/1000/(60*60*24)" office:value-type="time" office:time-value="PT06H46M23.006S" calcext:value-type="time">
            <text:p>06:46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33.27" calcext:value-type="float">
            <text:p>833.27</text:p>
          </table:table-cell>
          <table:table-cell office:value-type="float" office:value="1021.4" calcext:value-type="float">
            <text:p>1021.4</text:p>
          </table:table-cell>
        </table:table-row>
        <table:table-row table:style-name="ro1">
          <table:table-cell office:value-type="float" office:value="24399006" calcext:value-type="float">
            <text:p>24399006</text:p>
          </table:table-cell>
          <table:table-cell table:formula="of:=[.A1527]/1000/(60*60*24)" office:value-type="time" office:time-value="PT06H46M39.006S" calcext:value-type="time">
            <text:p>06:46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33.78" calcext:value-type="float">
            <text:p>833.78</text:p>
          </table:table-cell>
          <table:table-cell office:value-type="float" office:value="1021.98" calcext:value-type="float">
            <text:p>1021.98</text:p>
          </table:table-cell>
        </table:table-row>
        <table:table-row table:style-name="ro1">
          <table:table-cell office:value-type="float" office:value="24415006" calcext:value-type="float">
            <text:p>24415006</text:p>
          </table:table-cell>
          <table:table-cell table:formula="of:=[.A1528]/1000/(60*60*24)" office:value-type="time" office:time-value="PT06H46M55.006S" calcext:value-type="time">
            <text:p>06:46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34.29" calcext:value-type="float">
            <text:p>834.29</text:p>
          </table:table-cell>
          <table:table-cell office:value-type="float" office:value="1022.56" calcext:value-type="float">
            <text:p>1022.56</text:p>
          </table:table-cell>
        </table:table-row>
        <table:table-row table:style-name="ro1">
          <table:table-cell office:value-type="float" office:value="24431006" calcext:value-type="float">
            <text:p>24431006</text:p>
          </table:table-cell>
          <table:table-cell table:formula="of:=[.A1529]/1000/(60*60*24)" office:value-type="time" office:time-value="PT06H47M11.006S" calcext:value-type="time">
            <text:p>06:47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34.8" calcext:value-type="float">
            <text:p>834.8</text:p>
          </table:table-cell>
          <table:table-cell office:value-type="float" office:value="1023.14" calcext:value-type="float">
            <text:p>1023.14</text:p>
          </table:table-cell>
        </table:table-row>
        <table:table-row table:style-name="ro1">
          <table:table-cell office:value-type="float" office:value="24447006" calcext:value-type="float">
            <text:p>24447006</text:p>
          </table:table-cell>
          <table:table-cell table:formula="of:=[.A1530]/1000/(60*60*24)" office:value-type="time" office:time-value="PT06H47M27.006S" calcext:value-type="time">
            <text:p>06:47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35.31" calcext:value-type="float">
            <text:p>835.31</text:p>
          </table:table-cell>
          <table:table-cell office:value-type="float" office:value="1023.72" calcext:value-type="float">
            <text:p>1023.72</text:p>
          </table:table-cell>
        </table:table-row>
        <table:table-row table:style-name="ro1">
          <table:table-cell office:value-type="float" office:value="24463006" calcext:value-type="float">
            <text:p>24463006</text:p>
          </table:table-cell>
          <table:table-cell table:formula="of:=[.A1531]/1000/(60*60*24)" office:value-type="time" office:time-value="PT06H47M43.006S" calcext:value-type="time">
            <text:p>06:47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35.82" calcext:value-type="float">
            <text:p>835.82</text:p>
          </table:table-cell>
          <table:table-cell office:value-type="float" office:value="1024.3" calcext:value-type="float">
            <text:p>1024.3</text:p>
          </table:table-cell>
        </table:table-row>
        <table:table-row table:style-name="ro1">
          <table:table-cell office:value-type="float" office:value="24479006" calcext:value-type="float">
            <text:p>24479006</text:p>
          </table:table-cell>
          <table:table-cell table:formula="of:=[.A1532]/1000/(60*60*24)" office:value-type="time" office:time-value="PT06H47M59.006S" calcext:value-type="time">
            <text:p>06:47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36.33" calcext:value-type="float">
            <text:p>836.33</text:p>
          </table:table-cell>
          <table:table-cell office:value-type="float" office:value="1024.88" calcext:value-type="float">
            <text:p>1024.88</text:p>
          </table:table-cell>
        </table:table-row>
        <table:table-row table:style-name="ro1">
          <table:table-cell office:value-type="float" office:value="24495006" calcext:value-type="float">
            <text:p>24495006</text:p>
          </table:table-cell>
          <table:table-cell table:formula="of:=[.A1533]/1000/(60*60*24)" office:value-type="time" office:time-value="PT06H48M15.006S" calcext:value-type="time">
            <text:p>06:48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36.84" calcext:value-type="float">
            <text:p>836.84</text:p>
          </table:table-cell>
          <table:table-cell office:value-type="float" office:value="1025.46" calcext:value-type="float">
            <text:p>1025.46</text:p>
          </table:table-cell>
        </table:table-row>
        <table:table-row table:style-name="ro1">
          <table:table-cell office:value-type="float" office:value="24511006" calcext:value-type="float">
            <text:p>24511006</text:p>
          </table:table-cell>
          <table:table-cell table:formula="of:=[.A1534]/1000/(60*60*24)" office:value-type="time" office:time-value="PT06H48M31.006S" calcext:value-type="time">
            <text:p>06:48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37.35" calcext:value-type="float">
            <text:p>837.35</text:p>
          </table:table-cell>
          <table:table-cell office:value-type="float" office:value="1026.04" calcext:value-type="float">
            <text:p>1026.04</text:p>
          </table:table-cell>
        </table:table-row>
        <table:table-row table:style-name="ro1">
          <table:table-cell office:value-type="float" office:value="24527006" calcext:value-type="float">
            <text:p>24527006</text:p>
          </table:table-cell>
          <table:table-cell table:formula="of:=[.A1535]/1000/(60*60*24)" office:value-type="time" office:time-value="PT06H48M47.006S" calcext:value-type="time">
            <text:p>06:48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37.85" calcext:value-type="float">
            <text:p>837.85</text:p>
          </table:table-cell>
          <table:table-cell office:value-type="float" office:value="1026.62" calcext:value-type="float">
            <text:p>1026.62</text:p>
          </table:table-cell>
        </table:table-row>
        <table:table-row table:style-name="ro1">
          <table:table-cell office:value-type="float" office:value="24543006" calcext:value-type="float">
            <text:p>24543006</text:p>
          </table:table-cell>
          <table:table-cell table:formula="of:=[.A1536]/1000/(60*60*24)" office:value-type="time" office:time-value="PT06H49M03.006S" calcext:value-type="time">
            <text:p>06:49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838.36" calcext:value-type="float">
            <text:p>838.36</text:p>
          </table:table-cell>
          <table:table-cell office:value-type="float" office:value="1027.2" calcext:value-type="float">
            <text:p>1027.2</text:p>
          </table:table-cell>
        </table:table-row>
        <table:table-row table:style-name="ro1">
          <table:table-cell office:value-type="float" office:value="24559006" calcext:value-type="float">
            <text:p>24559006</text:p>
          </table:table-cell>
          <table:table-cell table:formula="of:=[.A1537]/1000/(60*60*24)" office:value-type="time" office:time-value="PT06H49M19.006S" calcext:value-type="time">
            <text:p>06:49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38.87" calcext:value-type="float">
            <text:p>838.87</text:p>
          </table:table-cell>
          <table:table-cell office:value-type="float" office:value="1027.78" calcext:value-type="float">
            <text:p>1027.78</text:p>
          </table:table-cell>
        </table:table-row>
        <table:table-row table:style-name="ro1">
          <table:table-cell office:value-type="float" office:value="24575006" calcext:value-type="float">
            <text:p>24575006</text:p>
          </table:table-cell>
          <table:table-cell table:formula="of:=[.A1538]/1000/(60*60*24)" office:value-type="time" office:time-value="PT06H49M35.006S" calcext:value-type="time">
            <text:p>06:49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39.38" calcext:value-type="float">
            <text:p>839.38</text:p>
          </table:table-cell>
          <table:table-cell office:value-type="float" office:value="1028.36" calcext:value-type="float">
            <text:p>1028.36</text:p>
          </table:table-cell>
        </table:table-row>
        <table:table-row table:style-name="ro1">
          <table:table-cell office:value-type="float" office:value="24591006" calcext:value-type="float">
            <text:p>24591006</text:p>
          </table:table-cell>
          <table:table-cell table:formula="of:=[.A1539]/1000/(60*60*24)" office:value-type="time" office:time-value="PT06H49M51.006S" calcext:value-type="time">
            <text:p>06:49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39.89" calcext:value-type="float">
            <text:p>839.89</text:p>
          </table:table-cell>
          <table:table-cell office:value-type="float" office:value="1028.94" calcext:value-type="float">
            <text:p>1028.94</text:p>
          </table:table-cell>
        </table:table-row>
        <table:table-row table:style-name="ro1">
          <table:table-cell office:value-type="float" office:value="24607006" calcext:value-type="float">
            <text:p>24607006</text:p>
          </table:table-cell>
          <table:table-cell table:formula="of:=[.A1540]/1000/(60*60*24)" office:value-type="time" office:time-value="PT06H50M07.006S" calcext:value-type="time">
            <text:p>06:50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40.4" calcext:value-type="float">
            <text:p>840.4</text:p>
          </table:table-cell>
          <table:table-cell office:value-type="float" office:value="1029.51" calcext:value-type="float">
            <text:p>1029.51</text:p>
          </table:table-cell>
        </table:table-row>
        <table:table-row table:style-name="ro1">
          <table:table-cell office:value-type="float" office:value="24623006" calcext:value-type="float">
            <text:p>24623006</text:p>
          </table:table-cell>
          <table:table-cell table:formula="of:=[.A1541]/1000/(60*60*24)" office:value-type="time" office:time-value="PT06H50M23.006S" calcext:value-type="time">
            <text:p>06:50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40.91" calcext:value-type="float">
            <text:p>840.91</text:p>
          </table:table-cell>
          <table:table-cell office:value-type="float" office:value="1030.09" calcext:value-type="float">
            <text:p>1030.09</text:p>
          </table:table-cell>
        </table:table-row>
        <table:table-row table:style-name="ro1">
          <table:table-cell office:value-type="float" office:value="24639006" calcext:value-type="float">
            <text:p>24639006</text:p>
          </table:table-cell>
          <table:table-cell table:formula="of:=[.A1542]/1000/(60*60*24)" office:value-type="time" office:time-value="PT06H50M39.006S" calcext:value-type="time">
            <text:p>06:50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41.42" calcext:value-type="float">
            <text:p>841.42</text:p>
          </table:table-cell>
          <table:table-cell office:value-type="float" office:value="1030.67" calcext:value-type="float">
            <text:p>1030.67</text:p>
          </table:table-cell>
        </table:table-row>
        <table:table-row table:style-name="ro1">
          <table:table-cell office:value-type="float" office:value="24655006" calcext:value-type="float">
            <text:p>24655006</text:p>
          </table:table-cell>
          <table:table-cell table:formula="of:=[.A1543]/1000/(60*60*24)" office:value-type="time" office:time-value="PT06H50M55.006S" calcext:value-type="time">
            <text:p>06:50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41.93" calcext:value-type="float">
            <text:p>841.93</text:p>
          </table:table-cell>
          <table:table-cell office:value-type="float" office:value="1031.25" calcext:value-type="float">
            <text:p>1031.25</text:p>
          </table:table-cell>
        </table:table-row>
        <table:table-row table:style-name="ro1">
          <table:table-cell office:value-type="float" office:value="24671006" calcext:value-type="float">
            <text:p>24671006</text:p>
          </table:table-cell>
          <table:table-cell table:formula="of:=[.A1544]/1000/(60*60*24)" office:value-type="time" office:time-value="PT06H51M11.006S" calcext:value-type="time">
            <text:p>06:51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42.43" calcext:value-type="float">
            <text:p>842.43</text:p>
          </table:table-cell>
          <table:table-cell office:value-type="float" office:value="1031.82" calcext:value-type="float">
            <text:p>1031.82</text:p>
          </table:table-cell>
        </table:table-row>
        <table:table-row table:style-name="ro1">
          <table:table-cell office:value-type="float" office:value="24687006" calcext:value-type="float">
            <text:p>24687006</text:p>
          </table:table-cell>
          <table:table-cell table:formula="of:=[.A1545]/1000/(60*60*24)" office:value-type="time" office:time-value="PT06H51M27.006S" calcext:value-type="time">
            <text:p>06:51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42.94" calcext:value-type="float">
            <text:p>842.94</text:p>
          </table:table-cell>
          <table:table-cell office:value-type="float" office:value="1032.4" calcext:value-type="float">
            <text:p>1032.4</text:p>
          </table:table-cell>
        </table:table-row>
        <table:table-row table:style-name="ro1">
          <table:table-cell office:value-type="float" office:value="24703006" calcext:value-type="float">
            <text:p>24703006</text:p>
          </table:table-cell>
          <table:table-cell table:formula="of:=[.A1546]/1000/(60*60*24)" office:value-type="time" office:time-value="PT06H51M43.006S" calcext:value-type="time">
            <text:p>06:51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43.45" calcext:value-type="float">
            <text:p>843.45</text:p>
          </table:table-cell>
          <table:table-cell office:value-type="float" office:value="1032.98" calcext:value-type="float">
            <text:p>1032.98</text:p>
          </table:table-cell>
        </table:table-row>
        <table:table-row table:style-name="ro1">
          <table:table-cell office:value-type="float" office:value="24719006" calcext:value-type="float">
            <text:p>24719006</text:p>
          </table:table-cell>
          <table:table-cell table:formula="of:=[.A1547]/1000/(60*60*24)" office:value-type="time" office:time-value="PT06H51M59.006S" calcext:value-type="time">
            <text:p>06:51:59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843.96" calcext:value-type="float">
            <text:p>843.96</text:p>
          </table:table-cell>
          <table:table-cell office:value-type="float" office:value="1033.55" calcext:value-type="float">
            <text:p>1033.55</text:p>
          </table:table-cell>
        </table:table-row>
        <table:table-row table:style-name="ro1">
          <table:table-cell office:value-type="float" office:value="24735006" calcext:value-type="float">
            <text:p>24735006</text:p>
          </table:table-cell>
          <table:table-cell table:formula="of:=[.A1548]/1000/(60*60*24)" office:value-type="time" office:time-value="PT06H52M15.006S" calcext:value-type="time">
            <text:p>06:52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7" calcext:value-type="float">
            <text:p>129.67</text:p>
          </table:table-cell>
          <table:table-cell office:value-type="float" office:value="844.47" calcext:value-type="float">
            <text:p>844.47</text:p>
          </table:table-cell>
          <table:table-cell office:value-type="float" office:value="1034.13" calcext:value-type="float">
            <text:p>1034.13</text:p>
          </table:table-cell>
        </table:table-row>
        <table:table-row table:style-name="ro1">
          <table:table-cell office:value-type="float" office:value="24751006" calcext:value-type="float">
            <text:p>24751006</text:p>
          </table:table-cell>
          <table:table-cell table:formula="of:=[.A1549]/1000/(60*60*24)" office:value-type="time" office:time-value="PT06H52M31.006S" calcext:value-type="time">
            <text:p>06:52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44.97" calcext:value-type="float">
            <text:p>844.97</text:p>
          </table:table-cell>
          <table:table-cell office:value-type="float" office:value="1034.7" calcext:value-type="float">
            <text:p>1034.7</text:p>
          </table:table-cell>
        </table:table-row>
        <table:table-row table:style-name="ro1">
          <table:table-cell office:value-type="float" office:value="24767006" calcext:value-type="float">
            <text:p>24767006</text:p>
          </table:table-cell>
          <table:table-cell table:formula="of:=[.A1550]/1000/(60*60*24)" office:value-type="time" office:time-value="PT06H52M47.006S" calcext:value-type="time">
            <text:p>06:52:47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845.48" calcext:value-type="float">
            <text:p>845.48</text:p>
          </table:table-cell>
          <table:table-cell office:value-type="float" office:value="1035.28" calcext:value-type="float">
            <text:p>1035.28</text:p>
          </table:table-cell>
        </table:table-row>
        <table:table-row table:style-name="ro1">
          <table:table-cell office:value-type="float" office:value="24783006" calcext:value-type="float">
            <text:p>24783006</text:p>
          </table:table-cell>
          <table:table-cell table:formula="of:=[.A1551]/1000/(60*60*24)" office:value-type="time" office:time-value="PT06H53M03.006S" calcext:value-type="time">
            <text:p>06:53:03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845.99" calcext:value-type="float">
            <text:p>845.99</text:p>
          </table:table-cell>
          <table:table-cell office:value-type="float" office:value="1035.85" calcext:value-type="float">
            <text:p>1035.85</text:p>
          </table:table-cell>
        </table:table-row>
        <table:table-row table:style-name="ro1">
          <table:table-cell office:value-type="float" office:value="24799006" calcext:value-type="float">
            <text:p>24799006</text:p>
          </table:table-cell>
          <table:table-cell table:formula="of:=[.A1552]/1000/(60*60*24)" office:value-type="time" office:time-value="PT06H53M19.006S" calcext:value-type="time">
            <text:p>06:53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846.49" calcext:value-type="float">
            <text:p>846.49</text:p>
          </table:table-cell>
          <table:table-cell office:value-type="float" office:value="1036.43" calcext:value-type="float">
            <text:p>1036.43</text:p>
          </table:table-cell>
        </table:table-row>
        <table:table-row table:style-name="ro1">
          <table:table-cell office:value-type="float" office:value="24815006" calcext:value-type="float">
            <text:p>24815006</text:p>
          </table:table-cell>
          <table:table-cell table:formula="of:=[.A1553]/1000/(60*60*24)" office:value-type="time" office:time-value="PT06H53M35.006S" calcext:value-type="time">
            <text:p>06:53:35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47" calcext:value-type="float">
            <text:p>84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4831006" calcext:value-type="float">
            <text:p>24831006</text:p>
          </table:table-cell>
          <table:table-cell table:formula="of:=[.A1554]/1000/(60*60*24)" office:value-type="time" office:time-value="PT06H53M51.006S" calcext:value-type="time">
            <text:p>06:53:51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47.51" calcext:value-type="float">
            <text:p>847.51</text:p>
          </table:table-cell>
          <table:table-cell office:value-type="float" office:value="1037.58" calcext:value-type="float">
            <text:p>1037.58</text:p>
          </table:table-cell>
        </table:table-row>
        <table:table-row table:style-name="ro1">
          <table:table-cell office:value-type="float" office:value="24847006" calcext:value-type="float">
            <text:p>24847006</text:p>
          </table:table-cell>
          <table:table-cell table:formula="of:=[.A1555]/1000/(60*60*24)" office:value-type="time" office:time-value="PT06H54M07.006S" calcext:value-type="time">
            <text:p>06:54:07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48.02" calcext:value-type="float">
            <text:p>848.02</text:p>
          </table:table-cell>
          <table:table-cell office:value-type="float" office:value="1038.15" calcext:value-type="float">
            <text:p>1038.15</text:p>
          </table:table-cell>
        </table:table-row>
        <table:table-row table:style-name="ro1">
          <table:table-cell office:value-type="float" office:value="24863006" calcext:value-type="float">
            <text:p>24863006</text:p>
          </table:table-cell>
          <table:table-cell table:formula="of:=[.A1556]/1000/(60*60*24)" office:value-type="time" office:time-value="PT06H54M23.006S" calcext:value-type="time">
            <text:p>06:54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" calcext:value-type="float">
            <text:p>114</text:p>
          </table:table-cell>
          <table:table-cell office:value-type="float" office:value="129.44" calcext:value-type="float">
            <text:p>129.44</text:p>
          </table:table-cell>
          <table:table-cell office:value-type="float" office:value="848.52" calcext:value-type="float">
            <text:p>848.52</text:p>
          </table:table-cell>
          <table:table-cell office:value-type="float" office:value="1038.73" calcext:value-type="float">
            <text:p>1038.73</text:p>
          </table:table-cell>
        </table:table-row>
        <table:table-row table:style-name="ro1">
          <table:table-cell office:value-type="float" office:value="24879006" calcext:value-type="float">
            <text:p>24879006</text:p>
          </table:table-cell>
          <table:table-cell table:formula="of:=[.A1557]/1000/(60*60*24)" office:value-type="time" office:time-value="PT06H54M39.006S" calcext:value-type="time">
            <text:p>06:54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49.03" calcext:value-type="float">
            <text:p>849.03</text:p>
          </table:table-cell>
          <table:table-cell office:value-type="float" office:value="1039.3" calcext:value-type="float">
            <text:p>1039.3</text:p>
          </table:table-cell>
        </table:table-row>
        <table:table-row table:style-name="ro1">
          <table:table-cell office:value-type="float" office:value="24895006" calcext:value-type="float">
            <text:p>24895006</text:p>
          </table:table-cell>
          <table:table-cell table:formula="of:=[.A1558]/1000/(60*60*24)" office:value-type="time" office:time-value="PT06H54M55.006S" calcext:value-type="time">
            <text:p>06:54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49.54" calcext:value-type="float">
            <text:p>849.54</text:p>
          </table:table-cell>
          <table:table-cell office:value-type="float" office:value="1039.87" calcext:value-type="float">
            <text:p>1039.87</text:p>
          </table:table-cell>
        </table:table-row>
        <table:table-row table:style-name="ro1">
          <table:table-cell office:value-type="float" office:value="24911006" calcext:value-type="float">
            <text:p>24911006</text:p>
          </table:table-cell>
          <table:table-cell table:formula="of:=[.A1559]/1000/(60*60*24)" office:value-type="time" office:time-value="PT06H55M11.006S" calcext:value-type="time">
            <text:p>06:55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50.04" calcext:value-type="float">
            <text:p>850.04</text:p>
          </table:table-cell>
          <table:table-cell office:value-type="float" office:value="1040.44" calcext:value-type="float">
            <text:p>1040.44</text:p>
          </table:table-cell>
        </table:table-row>
        <table:table-row table:style-name="ro1">
          <table:table-cell office:value-type="float" office:value="24927006" calcext:value-type="float">
            <text:p>24927006</text:p>
          </table:table-cell>
          <table:table-cell table:formula="of:=[.A1560]/1000/(60*60*24)" office:value-type="time" office:time-value="PT06H55M27.006S" calcext:value-type="time">
            <text:p>06:55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50.55" calcext:value-type="float">
            <text:p>850.55</text:p>
          </table:table-cell>
          <table:table-cell office:value-type="float" office:value="1041.02" calcext:value-type="float">
            <text:p>1041.02</text:p>
          </table:table-cell>
        </table:table-row>
        <table:table-row table:style-name="ro1">
          <table:table-cell office:value-type="float" office:value="24943006" calcext:value-type="float">
            <text:p>24943006</text:p>
          </table:table-cell>
          <table:table-cell table:formula="of:=[.A1561]/1000/(60*60*24)" office:value-type="time" office:time-value="PT06H55M43.006S" calcext:value-type="time">
            <text:p>06:55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41" calcext:value-type="float">
            <text:p>128.41</text:p>
          </table:table-cell>
          <table:table-cell office:value-type="float" office:value="851.05" calcext:value-type="float">
            <text:p>851.05</text:p>
          </table:table-cell>
          <table:table-cell office:value-type="float" office:value="1041.59" calcext:value-type="float">
            <text:p>1041.59</text:p>
          </table:table-cell>
        </table:table-row>
        <table:table-row table:style-name="ro1">
          <table:table-cell office:value-type="float" office:value="24959006" calcext:value-type="float">
            <text:p>24959006</text:p>
          </table:table-cell>
          <table:table-cell table:formula="of:=[.A1562]/1000/(60*60*24)" office:value-type="time" office:time-value="PT06H55M59.006S" calcext:value-type="time">
            <text:p>06:55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51.56" calcext:value-type="float">
            <text:p>851.56</text:p>
          </table:table-cell>
          <table:table-cell office:value-type="float" office:value="1042.16" calcext:value-type="float">
            <text:p>1042.16</text:p>
          </table:table-cell>
        </table:table-row>
        <table:table-row table:style-name="ro1">
          <table:table-cell office:value-type="float" office:value="24975006" calcext:value-type="float">
            <text:p>24975006</text:p>
          </table:table-cell>
          <table:table-cell table:formula="of:=[.A1563]/1000/(60*60*24)" office:value-type="time" office:time-value="PT06H56M15.006S" calcext:value-type="time">
            <text:p>06:56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6" calcext:value-type="float">
            <text:p>128.86</text:p>
          </table:table-cell>
          <table:table-cell office:value-type="float" office:value="852.07" calcext:value-type="float">
            <text:p>852.07</text:p>
          </table:table-cell>
          <table:table-cell office:value-type="float" office:value="1042.73" calcext:value-type="float">
            <text:p>1042.73</text:p>
          </table:table-cell>
        </table:table-row>
        <table:table-row table:style-name="ro1">
          <table:table-cell office:value-type="float" office:value="24991006" calcext:value-type="float">
            <text:p>24991006</text:p>
          </table:table-cell>
          <table:table-cell table:formula="of:=[.A1564]/1000/(60*60*24)" office:value-type="time" office:time-value="PT06H56M31.006S" calcext:value-type="time">
            <text:p>06:56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52.57" calcext:value-type="float">
            <text:p>852.57</text:p>
          </table:table-cell>
          <table:table-cell office:value-type="float" office:value="1043.31" calcext:value-type="float">
            <text:p>1043.31</text:p>
          </table:table-cell>
        </table:table-row>
        <table:table-row table:style-name="ro1">
          <table:table-cell office:value-type="float" office:value="25007006" calcext:value-type="float">
            <text:p>25007006</text:p>
          </table:table-cell>
          <table:table-cell table:formula="of:=[.A1565]/1000/(60*60*24)" office:value-type="time" office:time-value="PT06H56M47.006S" calcext:value-type="time">
            <text:p>06:56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53.08" calcext:value-type="float">
            <text:p>853.08</text:p>
          </table:table-cell>
          <table:table-cell office:value-type="float" office:value="1043.88" calcext:value-type="float">
            <text:p>1043.88</text:p>
          </table:table-cell>
        </table:table-row>
        <table:table-row table:style-name="ro1">
          <table:table-cell office:value-type="float" office:value="25023006" calcext:value-type="float">
            <text:p>25023006</text:p>
          </table:table-cell>
          <table:table-cell table:formula="of:=[.A1566]/1000/(60*60*24)" office:value-type="time" office:time-value="PT06H57M03.006S" calcext:value-type="time">
            <text:p>06:57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53.58" calcext:value-type="float">
            <text:p>853.58</text:p>
          </table:table-cell>
          <table:table-cell office:value-type="float" office:value="1044.45" calcext:value-type="float">
            <text:p>1044.45</text:p>
          </table:table-cell>
        </table:table-row>
        <table:table-row table:style-name="ro1">
          <table:table-cell office:value-type="float" office:value="25039006" calcext:value-type="float">
            <text:p>25039006</text:p>
          </table:table-cell>
          <table:table-cell table:formula="of:=[.A1567]/1000/(60*60*24)" office:value-type="time" office:time-value="PT06H57M19.006S" calcext:value-type="time">
            <text:p>06:57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54.09" calcext:value-type="float">
            <text:p>854.09</text:p>
          </table:table-cell>
          <table:table-cell office:value-type="float" office:value="1045.02" calcext:value-type="float">
            <text:p>1045.02</text:p>
          </table:table-cell>
        </table:table-row>
        <table:table-row table:style-name="ro1">
          <table:table-cell office:value-type="float" office:value="25055006" calcext:value-type="float">
            <text:p>25055006</text:p>
          </table:table-cell>
          <table:table-cell table:formula="of:=[.A1568]/1000/(60*60*24)" office:value-type="time" office:time-value="PT06H57M35.006S" calcext:value-type="time">
            <text:p>06:57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54.59" calcext:value-type="float">
            <text:p>854.59</text:p>
          </table:table-cell>
          <table:table-cell office:value-type="float" office:value="1045.59" calcext:value-type="float">
            <text:p>1045.59</text:p>
          </table:table-cell>
        </table:table-row>
        <table:table-row table:style-name="ro1">
          <table:table-cell office:value-type="float" office:value="25071006" calcext:value-type="float">
            <text:p>25071006</text:p>
          </table:table-cell>
          <table:table-cell table:formula="of:=[.A1569]/1000/(60*60*24)" office:value-type="time" office:time-value="PT06H57M51.006S" calcext:value-type="time">
            <text:p>06:57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55.1" calcext:value-type="float">
            <text:p>855.1</text:p>
          </table:table-cell>
          <table:table-cell office:value-type="float" office:value="1046.16" calcext:value-type="float">
            <text:p>1046.16</text:p>
          </table:table-cell>
        </table:table-row>
        <table:table-row table:style-name="ro1">
          <table:table-cell office:value-type="float" office:value="25087006" calcext:value-type="float">
            <text:p>25087006</text:p>
          </table:table-cell>
          <table:table-cell table:formula="of:=[.A1570]/1000/(60*60*24)" office:value-type="time" office:time-value="PT06H58M07.006S" calcext:value-type="time">
            <text:p>06:58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55.6" calcext:value-type="float">
            <text:p>855.6</text:p>
          </table:table-cell>
          <table:table-cell office:value-type="float" office:value="1046.73" calcext:value-type="float">
            <text:p>1046.73</text:p>
          </table:table-cell>
        </table:table-row>
        <table:table-row table:style-name="ro1">
          <table:table-cell office:value-type="float" office:value="25103006" calcext:value-type="float">
            <text:p>25103006</text:p>
          </table:table-cell>
          <table:table-cell table:formula="of:=[.A1571]/1000/(60*60*24)" office:value-type="time" office:time-value="PT06H58M23.006S" calcext:value-type="time">
            <text:p>06:58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56.11" calcext:value-type="float">
            <text:p>856.11</text:p>
          </table:table-cell>
          <table:table-cell office:value-type="float" office:value="1047.3" calcext:value-type="float">
            <text:p>1047.3</text:p>
          </table:table-cell>
        </table:table-row>
        <table:table-row table:style-name="ro1">
          <table:table-cell office:value-type="float" office:value="25119006" calcext:value-type="float">
            <text:p>25119006</text:p>
          </table:table-cell>
          <table:table-cell table:formula="of:=[.A1572]/1000/(60*60*24)" office:value-type="time" office:time-value="PT06H58M39.006S" calcext:value-type="time">
            <text:p>06:58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56.61" calcext:value-type="float">
            <text:p>856.61</text:p>
          </table:table-cell>
          <table:table-cell office:value-type="float" office:value="1047.87" calcext:value-type="float">
            <text:p>1047.87</text:p>
          </table:table-cell>
        </table:table-row>
        <table:table-row table:style-name="ro1">
          <table:table-cell office:value-type="float" office:value="25135006" calcext:value-type="float">
            <text:p>25135006</text:p>
          </table:table-cell>
          <table:table-cell table:formula="of:=[.A1573]/1000/(60*60*24)" office:value-type="time" office:time-value="PT06H58M55.006S" calcext:value-type="time">
            <text:p>06:58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57.12" calcext:value-type="float">
            <text:p>857.12</text:p>
          </table:table-cell>
          <table:table-cell office:value-type="float" office:value="1048.43" calcext:value-type="float">
            <text:p>1048.43</text:p>
          </table:table-cell>
        </table:table-row>
        <table:table-row table:style-name="ro1">
          <table:table-cell office:value-type="float" office:value="25151005" calcext:value-type="float">
            <text:p>25151005</text:p>
          </table:table-cell>
          <table:table-cell table:formula="of:=[.A1574]/1000/(60*60*24)" office:value-type="time" office:time-value="PT06H59M11.005S" calcext:value-type="time">
            <text:p>06:59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57.62" calcext:value-type="float">
            <text:p>857.62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5167006" calcext:value-type="float">
            <text:p>25167006</text:p>
          </table:table-cell>
          <table:table-cell table:formula="of:=[.A1575]/1000/(60*60*24)" office:value-type="time" office:time-value="PT06H59M27.006S" calcext:value-type="time">
            <text:p>06:59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58.13" calcext:value-type="float">
            <text:p>858.13</text:p>
          </table:table-cell>
          <table:table-cell office:value-type="float" office:value="1049.57" calcext:value-type="float">
            <text:p>1049.57</text:p>
          </table:table-cell>
        </table:table-row>
        <table:table-row table:style-name="ro1">
          <table:table-cell office:value-type="float" office:value="25183006" calcext:value-type="float">
            <text:p>25183006</text:p>
          </table:table-cell>
          <table:table-cell table:formula="of:=[.A1576]/1000/(60*60*24)" office:value-type="time" office:time-value="PT06H59M43.006S" calcext:value-type="time">
            <text:p>06:59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58.63" calcext:value-type="float">
            <text:p>858.63</text:p>
          </table:table-cell>
          <table:table-cell office:value-type="float" office:value="1050.14" calcext:value-type="float">
            <text:p>1050.14</text:p>
          </table:table-cell>
        </table:table-row>
        <table:table-row table:style-name="ro1">
          <table:table-cell office:value-type="float" office:value="25199006" calcext:value-type="float">
            <text:p>25199006</text:p>
          </table:table-cell>
          <table:table-cell table:formula="of:=[.A1577]/1000/(60*60*24)" office:value-type="time" office:time-value="PT06H59M59.006S" calcext:value-type="time">
            <text:p>06:59:59</text:p>
          </table:table-cell>
          <table:table-cell office:value-type="float" office:value="1.12" calcext:value-type="float">
            <text:p>1.12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39" calcext:value-type="float">
            <text:p>127.39</text:p>
          </table:table-cell>
          <table:table-cell office:value-type="float" office:value="859.14" calcext:value-type="float">
            <text:p>859.14</text:p>
          </table:table-cell>
          <table:table-cell office:value-type="float" office:value="1050.71" calcext:value-type="float">
            <text:p>1050.71</text:p>
          </table:table-cell>
        </table:table-row>
        <table:table-row table:style-name="ro1">
          <table:table-cell office:value-type="float" office:value="25215006" calcext:value-type="float">
            <text:p>25215006</text:p>
          </table:table-cell>
          <table:table-cell table:formula="of:=[.A1578]/1000/(60*60*24)" office:value-type="time" office:time-value="PT07H00M15.006S" calcext:value-type="time">
            <text:p>07:00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59.64" calcext:value-type="float">
            <text:p>859.64</text:p>
          </table:table-cell>
          <table:table-cell office:value-type="float" office:value="1051.28" calcext:value-type="float">
            <text:p>1051.28</text:p>
          </table:table-cell>
        </table:table-row>
        <table:table-row table:style-name="ro1">
          <table:table-cell office:value-type="float" office:value="25231006" calcext:value-type="float">
            <text:p>25231006</text:p>
          </table:table-cell>
          <table:table-cell table:formula="of:=[.A1579]/1000/(60*60*24)" office:value-type="time" office:time-value="PT07H00M31.006S" calcext:value-type="time">
            <text:p>07:00:31</text:p>
          </table:table-cell>
          <table:table-cell office:value-type="float" office:value="1.12" calcext:value-type="float">
            <text:p>1.12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39" calcext:value-type="float">
            <text:p>127.39</text:p>
          </table:table-cell>
          <table:table-cell office:value-type="float" office:value="860.14" calcext:value-type="float">
            <text:p>860.14</text:p>
          </table:table-cell>
          <table:table-cell office:value-type="float" office:value="1051.84" calcext:value-type="float">
            <text:p>1051.84</text:p>
          </table:table-cell>
        </table:table-row>
        <table:table-row table:style-name="ro1">
          <table:table-cell office:value-type="float" office:value="25247006" calcext:value-type="float">
            <text:p>25247006</text:p>
          </table:table-cell>
          <table:table-cell table:formula="of:=[.A1580]/1000/(60*60*24)" office:value-type="time" office:time-value="PT07H00M47.006S" calcext:value-type="time">
            <text:p>07:00:47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60.65" calcext:value-type="float">
            <text:p>860.65</text:p>
          </table:table-cell>
          <table:table-cell office:value-type="float" office:value="1052.41" calcext:value-type="float">
            <text:p>1052.41</text:p>
          </table:table-cell>
        </table:table-row>
        <table:table-row table:style-name="ro1">
          <table:table-cell office:value-type="float" office:value="25263006" calcext:value-type="float">
            <text:p>25263006</text:p>
          </table:table-cell>
          <table:table-cell table:formula="of:=[.A1581]/1000/(60*60*24)" office:value-type="time" office:time-value="PT07H01M03.006S" calcext:value-type="time">
            <text:p>07:01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61.15" calcext:value-type="float">
            <text:p>861.15</text:p>
          </table:table-cell>
          <table:table-cell office:value-type="float" office:value="1052.98" calcext:value-type="float">
            <text:p>1052.98</text:p>
          </table:table-cell>
        </table:table-row>
        <table:table-row table:style-name="ro1">
          <table:table-cell office:value-type="float" office:value="25279006" calcext:value-type="float">
            <text:p>25279006</text:p>
          </table:table-cell>
          <table:table-cell table:formula="of:=[.A1582]/1000/(60*60*24)" office:value-type="time" office:time-value="PT07H01M19.006S" calcext:value-type="time">
            <text:p>07:01:19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61.65" calcext:value-type="float">
            <text:p>861.65</text:p>
          </table:table-cell>
          <table:table-cell office:value-type="float" office:value="1053.54" calcext:value-type="float">
            <text:p>1053.54</text:p>
          </table:table-cell>
        </table:table-row>
        <table:table-row table:style-name="ro1">
          <table:table-cell office:value-type="float" office:value="25295006" calcext:value-type="float">
            <text:p>25295006</text:p>
          </table:table-cell>
          <table:table-cell table:formula="of:=[.A1583]/1000/(60*60*24)" office:value-type="time" office:time-value="PT07H01M35.006S" calcext:value-type="time">
            <text:p>07:01:35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62.16" calcext:value-type="float">
            <text:p>862.16</text:p>
          </table:table-cell>
          <table:table-cell office:value-type="float" office:value="1054.11" calcext:value-type="float">
            <text:p>1054.11</text:p>
          </table:table-cell>
        </table:table-row>
        <table:table-row table:style-name="ro1">
          <table:table-cell office:value-type="float" office:value="25311006" calcext:value-type="float">
            <text:p>25311006</text:p>
          </table:table-cell>
          <table:table-cell table:formula="of:=[.A1584]/1000/(60*60*24)" office:value-type="time" office:time-value="PT07H01M51.006S" calcext:value-type="time">
            <text:p>07:01:51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62.66" calcext:value-type="float">
            <text:p>862.66</text:p>
          </table:table-cell>
          <table:table-cell office:value-type="float" office:value="1054.67" calcext:value-type="float">
            <text:p>1054.67</text:p>
          </table:table-cell>
        </table:table-row>
        <table:table-row table:style-name="ro1">
          <table:table-cell office:value-type="float" office:value="25327006" calcext:value-type="float">
            <text:p>25327006</text:p>
          </table:table-cell>
          <table:table-cell table:formula="of:=[.A1585]/1000/(60*60*24)" office:value-type="time" office:time-value="PT07H02M07.006S" calcext:value-type="time">
            <text:p>07:02:07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63.16" calcext:value-type="float">
            <text:p>863.16</text:p>
          </table:table-cell>
          <table:table-cell office:value-type="float" office:value="1055.24" calcext:value-type="float">
            <text:p>1055.24</text:p>
          </table:table-cell>
        </table:table-row>
        <table:table-row table:style-name="ro1">
          <table:table-cell office:value-type="float" office:value="25343006" calcext:value-type="float">
            <text:p>25343006</text:p>
          </table:table-cell>
          <table:table-cell table:formula="of:=[.A1586]/1000/(60*60*24)" office:value-type="time" office:time-value="PT07H02M23.006S" calcext:value-type="time">
            <text:p>07:02:23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63.67" calcext:value-type="float">
            <text:p>863.67</text:p>
          </table:table-cell>
          <table:table-cell office:value-type="float" office:value="1055.8" calcext:value-type="float">
            <text:p>1055.8</text:p>
          </table:table-cell>
        </table:table-row>
        <table:table-row table:style-name="ro1">
          <table:table-cell office:value-type="float" office:value="25359006" calcext:value-type="float">
            <text:p>25359006</text:p>
          </table:table-cell>
          <table:table-cell table:formula="of:=[.A1587]/1000/(60*60*24)" office:value-type="time" office:time-value="PT07H02M39.006S" calcext:value-type="time">
            <text:p>07:02:39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64.17" calcext:value-type="float">
            <text:p>864.17</text:p>
          </table:table-cell>
          <table:table-cell office:value-type="float" office:value="1056.37" calcext:value-type="float">
            <text:p>1056.37</text:p>
          </table:table-cell>
        </table:table-row>
        <table:table-row table:style-name="ro1">
          <table:table-cell office:value-type="float" office:value="25375006" calcext:value-type="float">
            <text:p>25375006</text:p>
          </table:table-cell>
          <table:table-cell table:formula="of:=[.A1588]/1000/(60*60*24)" office:value-type="time" office:time-value="PT07H02M55.006S" calcext:value-type="time">
            <text:p>07:02:55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64.67" calcext:value-type="float">
            <text:p>864.67</text:p>
          </table:table-cell>
          <table:table-cell office:value-type="float" office:value="1056.93" calcext:value-type="float">
            <text:p>1056.93</text:p>
          </table:table-cell>
        </table:table-row>
        <table:table-row table:style-name="ro1">
          <table:table-cell office:value-type="float" office:value="25391006" calcext:value-type="float">
            <text:p>25391006</text:p>
          </table:table-cell>
          <table:table-cell table:formula="of:=[.A1589]/1000/(60*60*24)" office:value-type="time" office:time-value="PT07H03M11.006S" calcext:value-type="time">
            <text:p>07:03:11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865.18" calcext:value-type="float">
            <text:p>865.18</text:p>
          </table:table-cell>
          <table:table-cell office:value-type="float" office:value="1057.5" calcext:value-type="float">
            <text:p>1057.5</text:p>
          </table:table-cell>
        </table:table-row>
        <table:table-row table:style-name="ro1">
          <table:table-cell office:value-type="float" office:value="25407006" calcext:value-type="float">
            <text:p>25407006</text:p>
          </table:table-cell>
          <table:table-cell table:formula="of:=[.A1590]/1000/(60*60*24)" office:value-type="time" office:time-value="PT07H03M27.006S" calcext:value-type="time">
            <text:p>07:03:27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65.68" calcext:value-type="float">
            <text:p>865.68</text:p>
          </table:table-cell>
          <table:table-cell office:value-type="float" office:value="1058.06" calcext:value-type="float">
            <text:p>1058.06</text:p>
          </table:table-cell>
        </table:table-row>
        <table:table-row table:style-name="ro1">
          <table:table-cell office:value-type="float" office:value="25423006" calcext:value-type="float">
            <text:p>25423006</text:p>
          </table:table-cell>
          <table:table-cell table:formula="of:=[.A1591]/1000/(60*60*24)" office:value-type="time" office:time-value="PT07H03M43.006S" calcext:value-type="time">
            <text:p>07:03:43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66.18" calcext:value-type="float">
            <text:p>866.18</text:p>
          </table:table-cell>
          <table:table-cell office:value-type="float" office:value="1058.62" calcext:value-type="float">
            <text:p>1058.62</text:p>
          </table:table-cell>
        </table:table-row>
        <table:table-row table:style-name="ro1">
          <table:table-cell office:value-type="float" office:value="25439006" calcext:value-type="float">
            <text:p>25439006</text:p>
          </table:table-cell>
          <table:table-cell table:formula="of:=[.A1592]/1000/(60*60*24)" office:value-type="time" office:time-value="PT07H03M59.006S" calcext:value-type="time">
            <text:p>07:03:59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866.68" calcext:value-type="float">
            <text:p>866.68</text:p>
          </table:table-cell>
          <table:table-cell office:value-type="float" office:value="1059.19" calcext:value-type="float">
            <text:p>1059.19</text:p>
          </table:table-cell>
        </table:table-row>
        <table:table-row table:style-name="ro1">
          <table:table-cell office:value-type="float" office:value="25455006" calcext:value-type="float">
            <text:p>25455006</text:p>
          </table:table-cell>
          <table:table-cell table:formula="of:=[.A1593]/1000/(60*60*24)" office:value-type="time" office:time-value="PT07H04M15.006S" calcext:value-type="time">
            <text:p>07:04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67.18" calcext:value-type="float">
            <text:p>867.18</text:p>
          </table:table-cell>
          <table:table-cell office:value-type="float" office:value="1059.75" calcext:value-type="float">
            <text:p>1059.75</text:p>
          </table:table-cell>
        </table:table-row>
        <table:table-row table:style-name="ro1">
          <table:table-cell office:value-type="float" office:value="25471006" calcext:value-type="float">
            <text:p>25471006</text:p>
          </table:table-cell>
          <table:table-cell table:formula="of:=[.A1594]/1000/(60*60*24)" office:value-type="time" office:time-value="PT07H04M31.006S" calcext:value-type="time">
            <text:p>07:04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6" calcext:value-type="float">
            <text:p>126.26</text:p>
          </table:table-cell>
          <table:table-cell office:value-type="float" office:value="867.69" calcext:value-type="float">
            <text:p>867.69</text:p>
          </table:table-cell>
          <table:table-cell office:value-type="float" office:value="1060.31" calcext:value-type="float">
            <text:p>1060.31</text:p>
          </table:table-cell>
        </table:table-row>
        <table:table-row table:style-name="ro1">
          <table:table-cell office:value-type="float" office:value="25487006" calcext:value-type="float">
            <text:p>25487006</text:p>
          </table:table-cell>
          <table:table-cell table:formula="of:=[.A1595]/1000/(60*60*24)" office:value-type="time" office:time-value="PT07H04M47.006S" calcext:value-type="time">
            <text:p>07:04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68.19" calcext:value-type="float">
            <text:p>868.19</text:p>
          </table:table-cell>
          <table:table-cell office:value-type="float" office:value="1060.87" calcext:value-type="float">
            <text:p>1060.87</text:p>
          </table:table-cell>
        </table:table-row>
        <table:table-row table:style-name="ro1">
          <table:table-cell office:value-type="float" office:value="25503006" calcext:value-type="float">
            <text:p>25503006</text:p>
          </table:table-cell>
          <table:table-cell table:formula="of:=[.A1596]/1000/(60*60*24)" office:value-type="time" office:time-value="PT07H05M03.006S" calcext:value-type="time">
            <text:p>07:05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68.69" calcext:value-type="float">
            <text:p>868.69</text:p>
          </table:table-cell>
          <table:table-cell office:value-type="float" office:value="1061.43" calcext:value-type="float">
            <text:p>1061.43</text:p>
          </table:table-cell>
        </table:table-row>
        <table:table-row table:style-name="ro1">
          <table:table-cell office:value-type="float" office:value="25519006" calcext:value-type="float">
            <text:p>25519006</text:p>
          </table:table-cell>
          <table:table-cell table:formula="of:=[.A1597]/1000/(60*60*24)" office:value-type="time" office:time-value="PT07H05M19.006S" calcext:value-type="time">
            <text:p>07:05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69.19" calcext:value-type="float">
            <text:p>869.1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5535006" calcext:value-type="float">
            <text:p>25535006</text:p>
          </table:table-cell>
          <table:table-cell table:formula="of:=[.A1598]/1000/(60*60*24)" office:value-type="time" office:time-value="PT07H05M35.006S" calcext:value-type="time">
            <text:p>07:05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69.69" calcext:value-type="float">
            <text:p>869.69</text:p>
          </table:table-cell>
          <table:table-cell office:value-type="float" office:value="1062.56" calcext:value-type="float">
            <text:p>1062.56</text:p>
          </table:table-cell>
        </table:table-row>
        <table:table-row table:style-name="ro1">
          <table:table-cell office:value-type="float" office:value="25551006" calcext:value-type="float">
            <text:p>25551006</text:p>
          </table:table-cell>
          <table:table-cell table:formula="of:=[.A1599]/1000/(60*60*24)" office:value-type="time" office:time-value="PT07H05M51.006S" calcext:value-type="time">
            <text:p>07:05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70.19" calcext:value-type="float">
            <text:p>870.19</text:p>
          </table:table-cell>
          <table:table-cell office:value-type="float" office:value="1063.12" calcext:value-type="float">
            <text:p>1063.12</text:p>
          </table:table-cell>
        </table:table-row>
        <table:table-row table:style-name="ro1">
          <table:table-cell office:value-type="float" office:value="25567006" calcext:value-type="float">
            <text:p>25567006</text:p>
          </table:table-cell>
          <table:table-cell table:formula="of:=[.A1600]/1000/(60*60*24)" office:value-type="time" office:time-value="PT07H06M07.006S" calcext:value-type="time">
            <text:p>07:06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70.69" calcext:value-type="float">
            <text:p>870.69</text:p>
          </table:table-cell>
          <table:table-cell office:value-type="float" office:value="1063.68" calcext:value-type="float">
            <text:p>1063.68</text:p>
          </table:table-cell>
        </table:table-row>
        <table:table-row table:style-name="ro1">
          <table:table-cell office:value-type="float" office:value="25583006" calcext:value-type="float">
            <text:p>25583006</text:p>
          </table:table-cell>
          <table:table-cell table:formula="of:=[.A1601]/1000/(60*60*24)" office:value-type="time" office:time-value="PT07H06M23.006S" calcext:value-type="time">
            <text:p>07:06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71.19" calcext:value-type="float">
            <text:p>871.19</text:p>
          </table:table-cell>
          <table:table-cell office:value-type="float" office:value="1064.24" calcext:value-type="float">
            <text:p>1064.24</text:p>
          </table:table-cell>
        </table:table-row>
        <table:table-row table:style-name="ro1">
          <table:table-cell office:value-type="float" office:value="25599006" calcext:value-type="float">
            <text:p>25599006</text:p>
          </table:table-cell>
          <table:table-cell table:formula="of:=[.A1602]/1000/(60*60*24)" office:value-type="time" office:time-value="PT07H06M39.006S" calcext:value-type="time">
            <text:p>07:06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71.69" calcext:value-type="float">
            <text:p>871.69</text:p>
          </table:table-cell>
          <table:table-cell office:value-type="float" office:value="1064.8" calcext:value-type="float">
            <text:p>1064.8</text:p>
          </table:table-cell>
        </table:table-row>
        <table:table-row table:style-name="ro1">
          <table:table-cell office:value-type="float" office:value="25615006" calcext:value-type="float">
            <text:p>25615006</text:p>
          </table:table-cell>
          <table:table-cell table:formula="of:=[.A1603]/1000/(60*60*24)" office:value-type="time" office:time-value="PT07H06M55.006S" calcext:value-type="time">
            <text:p>07:06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72.19" calcext:value-type="float">
            <text:p>872.19</text:p>
          </table:table-cell>
          <table:table-cell office:value-type="float" office:value="1065.36" calcext:value-type="float">
            <text:p>1065.36</text:p>
          </table:table-cell>
        </table:table-row>
        <table:table-row table:style-name="ro1">
          <table:table-cell office:value-type="float" office:value="25631006" calcext:value-type="float">
            <text:p>25631006</text:p>
          </table:table-cell>
          <table:table-cell table:formula="of:=[.A1604]/1000/(60*60*24)" office:value-type="time" office:time-value="PT07H07M11.006S" calcext:value-type="time">
            <text:p>07:07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72.69" calcext:value-type="float">
            <text:p>872.69</text:p>
          </table:table-cell>
          <table:table-cell office:value-type="float" office:value="1065.92" calcext:value-type="float">
            <text:p>1065.92</text:p>
          </table:table-cell>
        </table:table-row>
        <table:table-row table:style-name="ro1">
          <table:table-cell office:value-type="float" office:value="25647006" calcext:value-type="float">
            <text:p>25647006</text:p>
          </table:table-cell>
          <table:table-cell table:formula="of:=[.A1605]/1000/(60*60*24)" office:value-type="time" office:time-value="PT07H07M27.006S" calcext:value-type="time">
            <text:p>07:07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73.19" calcext:value-type="float">
            <text:p>873.19</text:p>
          </table:table-cell>
          <table:table-cell office:value-type="float" office:value="1066.48" calcext:value-type="float">
            <text:p>1066.48</text:p>
          </table:table-cell>
        </table:table-row>
        <table:table-row table:style-name="ro1">
          <table:table-cell office:value-type="float" office:value="25663006" calcext:value-type="float">
            <text:p>25663006</text:p>
          </table:table-cell>
          <table:table-cell table:formula="of:=[.A1606]/1000/(60*60*24)" office:value-type="time" office:time-value="PT07H07M43.006S" calcext:value-type="time">
            <text:p>07:07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1" calcext:value-type="float">
            <text:p>125.91</text:p>
          </table:table-cell>
          <table:table-cell office:value-type="float" office:value="873.69" calcext:value-type="float">
            <text:p>873.69</text:p>
          </table:table-cell>
          <table:table-cell office:value-type="float" office:value="1067.04" calcext:value-type="float">
            <text:p>1067.04</text:p>
          </table:table-cell>
        </table:table-row>
        <table:table-row table:style-name="ro1">
          <table:table-cell office:value-type="float" office:value="25679006" calcext:value-type="float">
            <text:p>25679006</text:p>
          </table:table-cell>
          <table:table-cell table:formula="of:=[.A1607]/1000/(60*60*24)" office:value-type="time" office:time-value="PT07H07M59.006S" calcext:value-type="time">
            <text:p>07:07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74.19" calcext:value-type="float">
            <text:p>874.19</text:p>
          </table:table-cell>
          <table:table-cell office:value-type="float" office:value="1067.59" calcext:value-type="float">
            <text:p>1067.59</text:p>
          </table:table-cell>
        </table:table-row>
        <table:table-row table:style-name="ro1">
          <table:table-cell office:value-type="float" office:value="25695006" calcext:value-type="float">
            <text:p>25695006</text:p>
          </table:table-cell>
          <table:table-cell table:formula="of:=[.A1608]/1000/(60*60*24)" office:value-type="time" office:time-value="PT07H08M15.006S" calcext:value-type="time">
            <text:p>07:08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74.69" calcext:value-type="float">
            <text:p>874.69</text:p>
          </table:table-cell>
          <table:table-cell office:value-type="float" office:value="1068.15" calcext:value-type="float">
            <text:p>1068.15</text:p>
          </table:table-cell>
        </table:table-row>
        <table:table-row table:style-name="ro1">
          <table:table-cell office:value-type="float" office:value="25711006" calcext:value-type="float">
            <text:p>25711006</text:p>
          </table:table-cell>
          <table:table-cell table:formula="of:=[.A1609]/1000/(60*60*24)" office:value-type="time" office:time-value="PT07H08M31.006S" calcext:value-type="time">
            <text:p>07:08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75.19" calcext:value-type="float">
            <text:p>875.19</text:p>
          </table:table-cell>
          <table:table-cell office:value-type="float" office:value="1068.71" calcext:value-type="float">
            <text:p>1068.71</text:p>
          </table:table-cell>
        </table:table-row>
        <table:table-row table:style-name="ro1">
          <table:table-cell office:value-type="float" office:value="25727006" calcext:value-type="float">
            <text:p>25727006</text:p>
          </table:table-cell>
          <table:table-cell table:formula="of:=[.A1610]/1000/(60*60*24)" office:value-type="time" office:time-value="PT07H08M47.006S" calcext:value-type="time">
            <text:p>07:08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75.69" calcext:value-type="float">
            <text:p>875.69</text:p>
          </table:table-cell>
          <table:table-cell office:value-type="float" office:value="1069.27" calcext:value-type="float">
            <text:p>1069.27</text:p>
          </table:table-cell>
        </table:table-row>
        <table:table-row table:style-name="ro1">
          <table:table-cell office:value-type="float" office:value="25743006" calcext:value-type="float">
            <text:p>25743006</text:p>
          </table:table-cell>
          <table:table-cell table:formula="of:=[.A1611]/1000/(60*60*24)" office:value-type="time" office:time-value="PT07H09M03.006S" calcext:value-type="time">
            <text:p>07:09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76.19" calcext:value-type="float">
            <text:p>876.19</text:p>
          </table:table-cell>
          <table:table-cell office:value-type="float" office:value="1069.82" calcext:value-type="float">
            <text:p>1069.82</text:p>
          </table:table-cell>
        </table:table-row>
        <table:table-row table:style-name="ro1">
          <table:table-cell office:value-type="float" office:value="25759006" calcext:value-type="float">
            <text:p>25759006</text:p>
          </table:table-cell>
          <table:table-cell table:formula="of:=[.A1612]/1000/(60*60*24)" office:value-type="time" office:time-value="PT07H09M19.006S" calcext:value-type="time">
            <text:p>07:09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76.69" calcext:value-type="float">
            <text:p>876.69</text:p>
          </table:table-cell>
          <table:table-cell office:value-type="float" office:value="1070.38" calcext:value-type="float">
            <text:p>1070.38</text:p>
          </table:table-cell>
        </table:table-row>
        <table:table-row table:style-name="ro1">
          <table:table-cell office:value-type="float" office:value="25775006" calcext:value-type="float">
            <text:p>25775006</text:p>
          </table:table-cell>
          <table:table-cell table:formula="of:=[.A1613]/1000/(60*60*24)" office:value-type="time" office:time-value="PT07H09M35.006S" calcext:value-type="time">
            <text:p>07:09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77.19" calcext:value-type="float">
            <text:p>877.19</text:p>
          </table:table-cell>
          <table:table-cell office:value-type="float" office:value="1070.93" calcext:value-type="float">
            <text:p>1070.93</text:p>
          </table:table-cell>
        </table:table-row>
        <table:table-row table:style-name="ro1">
          <table:table-cell office:value-type="float" office:value="25791006" calcext:value-type="float">
            <text:p>25791006</text:p>
          </table:table-cell>
          <table:table-cell table:formula="of:=[.A1614]/1000/(60*60*24)" office:value-type="time" office:time-value="PT07H09M51.006S" calcext:value-type="time">
            <text:p>07:09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77.69" calcext:value-type="float">
            <text:p>877.69</text:p>
          </table:table-cell>
          <table:table-cell office:value-type="float" office:value="1071.49" calcext:value-type="float">
            <text:p>1071.49</text:p>
          </table:table-cell>
        </table:table-row>
        <table:table-row table:style-name="ro1">
          <table:table-cell office:value-type="float" office:value="25807006" calcext:value-type="float">
            <text:p>25807006</text:p>
          </table:table-cell>
          <table:table-cell table:formula="of:=[.A1615]/1000/(60*60*24)" office:value-type="time" office:time-value="PT07H10M07.006S" calcext:value-type="time">
            <text:p>07:10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02" calcext:value-type="float">
            <text:p>125.02</text:p>
          </table:table-cell>
          <table:table-cell office:value-type="float" office:value="878.19" calcext:value-type="float">
            <text:p>878.19</text:p>
          </table:table-cell>
          <table:table-cell office:value-type="float" office:value="1072.05" calcext:value-type="float">
            <text:p>1072.05</text:p>
          </table:table-cell>
        </table:table-row>
        <table:table-row table:style-name="ro1">
          <table:table-cell office:value-type="float" office:value="25823006" calcext:value-type="float">
            <text:p>25823006</text:p>
          </table:table-cell>
          <table:table-cell table:formula="of:=[.A1616]/1000/(60*60*24)" office:value-type="time" office:time-value="PT07H10M23.006S" calcext:value-type="time">
            <text:p>07:10:23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78.69" calcext:value-type="float">
            <text:p>878.69</text:p>
          </table:table-cell>
          <table:table-cell office:value-type="float" office:value="1072.6" calcext:value-type="float">
            <text:p>1072.6</text:p>
          </table:table-cell>
        </table:table-row>
        <table:table-row table:style-name="ro1">
          <table:table-cell office:value-type="float" office:value="25839006" calcext:value-type="float">
            <text:p>25839006</text:p>
          </table:table-cell>
          <table:table-cell table:formula="of:=[.A1617]/1000/(60*60*24)" office:value-type="time" office:time-value="PT07H10M39.006S" calcext:value-type="time">
            <text:p>07:10:39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79.18" calcext:value-type="float">
            <text:p>879.18</text:p>
          </table:table-cell>
          <table:table-cell office:value-type="float" office:value="1073.15" calcext:value-type="float">
            <text:p>1073.15</text:p>
          </table:table-cell>
        </table:table-row>
        <table:table-row table:style-name="ro1">
          <table:table-cell office:value-type="float" office:value="25855006" calcext:value-type="float">
            <text:p>25855006</text:p>
          </table:table-cell>
          <table:table-cell table:formula="of:=[.A1618]/1000/(60*60*24)" office:value-type="time" office:time-value="PT07H10M55.006S" calcext:value-type="time">
            <text:p>07:10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" calcext:value-type="float">
            <text:p>112</text:p>
          </table:table-cell>
          <table:table-cell office:value-type="float" office:value="124.9" calcext:value-type="float">
            <text:p>124.9</text:p>
          </table:table-cell>
          <table:table-cell office:value-type="float" office:value="879.68" calcext:value-type="float">
            <text:p>879.68</text:p>
          </table:table-cell>
          <table:table-cell office:value-type="float" office:value="1073.71" calcext:value-type="float">
            <text:p>1073.71</text:p>
          </table:table-cell>
        </table:table-row>
        <table:table-row table:style-name="ro1">
          <table:table-cell office:value-type="float" office:value="25871006" calcext:value-type="float">
            <text:p>25871006</text:p>
          </table:table-cell>
          <table:table-cell table:formula="of:=[.A1619]/1000/(60*60*24)" office:value-type="time" office:time-value="PT07H11M11.006S" calcext:value-type="time">
            <text:p>07:11:11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80.18" calcext:value-type="float">
            <text:p>880.18</text:p>
          </table:table-cell>
          <table:table-cell office:value-type="float" office:value="1074.26" calcext:value-type="float">
            <text:p>1074.26</text:p>
          </table:table-cell>
        </table:table-row>
        <table:table-row table:style-name="ro1">
          <table:table-cell office:value-type="float" office:value="25887006" calcext:value-type="float">
            <text:p>25887006</text:p>
          </table:table-cell>
          <table:table-cell table:formula="of:=[.A1620]/1000/(60*60*24)" office:value-type="time" office:time-value="PT07H11M27.006S" calcext:value-type="time">
            <text:p>07:11:27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80.68" calcext:value-type="float">
            <text:p>880.68</text:p>
          </table:table-cell>
          <table:table-cell office:value-type="float" office:value="1074.81" calcext:value-type="float">
            <text:p>1074.81</text:p>
          </table:table-cell>
        </table:table-row>
        <table:table-row table:style-name="ro1">
          <table:table-cell office:value-type="float" office:value="25903006" calcext:value-type="float">
            <text:p>25903006</text:p>
          </table:table-cell>
          <table:table-cell table:formula="of:=[.A1621]/1000/(60*60*24)" office:value-type="time" office:time-value="PT07H11M43.006S" calcext:value-type="time">
            <text:p>07:11:43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81.18" calcext:value-type="float">
            <text:p>881.18</text:p>
          </table:table-cell>
          <table:table-cell office:value-type="float" office:value="1075.36" calcext:value-type="float">
            <text:p>1075.36</text:p>
          </table:table-cell>
        </table:table-row>
        <table:table-row table:style-name="ro1">
          <table:table-cell office:value-type="float" office:value="25919006" calcext:value-type="float">
            <text:p>25919006</text:p>
          </table:table-cell>
          <table:table-cell table:formula="of:=[.A1622]/1000/(60*60*24)" office:value-type="time" office:time-value="PT07H11M59.006S" calcext:value-type="time">
            <text:p>07:11:59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81.67" calcext:value-type="float">
            <text:p>881.67</text:p>
          </table:table-cell>
          <table:table-cell office:value-type="float" office:value="1075.92" calcext:value-type="float">
            <text:p>1075.92</text:p>
          </table:table-cell>
        </table:table-row>
        <table:table-row table:style-name="ro1">
          <table:table-cell office:value-type="float" office:value="25935006" calcext:value-type="float">
            <text:p>25935006</text:p>
          </table:table-cell>
          <table:table-cell table:formula="of:=[.A1623]/1000/(60*60*24)" office:value-type="time" office:time-value="PT07H12M15.006S" calcext:value-type="time">
            <text:p>07:12:15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82.17" calcext:value-type="float">
            <text:p>882.17</text:p>
          </table:table-cell>
          <table:table-cell office:value-type="float" office:value="1076.47" calcext:value-type="float">
            <text:p>1076.47</text:p>
          </table:table-cell>
        </table:table-row>
        <table:table-row table:style-name="ro1">
          <table:table-cell office:value-type="float" office:value="25951006" calcext:value-type="float">
            <text:p>25951006</text:p>
          </table:table-cell>
          <table:table-cell table:formula="of:=[.A1624]/1000/(60*60*24)" office:value-type="time" office:time-value="PT07H12M31.006S" calcext:value-type="time">
            <text:p>07:12:31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82.67" calcext:value-type="float">
            <text:p>882.67</text:p>
          </table:table-cell>
          <table:table-cell office:value-type="float" office:value="1077.02" calcext:value-type="float">
            <text:p>1077.02</text:p>
          </table:table-cell>
        </table:table-row>
        <table:table-row table:style-name="ro1">
          <table:table-cell office:value-type="float" office:value="25967006" calcext:value-type="float">
            <text:p>25967006</text:p>
          </table:table-cell>
          <table:table-cell table:formula="of:=[.A1625]/1000/(60*60*24)" office:value-type="time" office:time-value="PT07H12M47.006S" calcext:value-type="time">
            <text:p>07:12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83.16" calcext:value-type="float">
            <text:p>883.16</text:p>
          </table:table-cell>
          <table:table-cell office:value-type="float" office:value="1077.57" calcext:value-type="float">
            <text:p>1077.57</text:p>
          </table:table-cell>
        </table:table-row>
        <table:table-row table:style-name="ro1">
          <table:table-cell office:value-type="float" office:value="25983006" calcext:value-type="float">
            <text:p>25983006</text:p>
          </table:table-cell>
          <table:table-cell table:formula="of:=[.A1626]/1000/(60*60*24)" office:value-type="time" office:time-value="PT07H13M03.006S" calcext:value-type="time">
            <text:p>07:13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83.66" calcext:value-type="float">
            <text:p>883.66</text:p>
          </table:table-cell>
          <table:table-cell office:value-type="float" office:value="1078.12" calcext:value-type="float">
            <text:p>1078.12</text:p>
          </table:table-cell>
        </table:table-row>
        <table:table-row table:style-name="ro1">
          <table:table-cell office:value-type="float" office:value="25999006" calcext:value-type="float">
            <text:p>25999006</text:p>
          </table:table-cell>
          <table:table-cell table:formula="of:=[.A1627]/1000/(60*60*24)" office:value-type="time" office:time-value="PT07H13M19.006S" calcext:value-type="time">
            <text:p>07:13:19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84.16" calcext:value-type="float">
            <text:p>884.16</text:p>
          </table:table-cell>
          <table:table-cell office:value-type="float" office:value="1078.67" calcext:value-type="float">
            <text:p>1078.67</text:p>
          </table:table-cell>
        </table:table-row>
        <table:table-row table:style-name="ro1">
          <table:table-cell office:value-type="float" office:value="26015006" calcext:value-type="float">
            <text:p>26015006</text:p>
          </table:table-cell>
          <table:table-cell table:formula="of:=[.A1628]/1000/(60*60*24)" office:value-type="time" office:time-value="PT07H13M35.006S" calcext:value-type="time">
            <text:p>07:13:35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4.01" calcext:value-type="float">
            <text:p>124.01</text:p>
          </table:table-cell>
          <table:table-cell office:value-type="float" office:value="884.65" calcext:value-type="float">
            <text:p>884.65</text:p>
          </table:table-cell>
          <table:table-cell office:value-type="float" office:value="1079.22" calcext:value-type="float">
            <text:p>1079.22</text:p>
          </table:table-cell>
        </table:table-row>
        <table:table-row table:style-name="ro1">
          <table:table-cell office:value-type="float" office:value="26031006" calcext:value-type="float">
            <text:p>26031006</text:p>
          </table:table-cell>
          <table:table-cell table:formula="of:=[.A1629]/1000/(60*60*24)" office:value-type="time" office:time-value="PT07H13M51.006S" calcext:value-type="time">
            <text:p>07:13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85.15" calcext:value-type="float">
            <text:p>885.15</text:p>
          </table:table-cell>
          <table:table-cell office:value-type="float" office:value="1079.77" calcext:value-type="float">
            <text:p>1079.77</text:p>
          </table:table-cell>
        </table:table-row>
        <table:table-row table:style-name="ro1">
          <table:table-cell office:value-type="float" office:value="26047006" calcext:value-type="float">
            <text:p>26047006</text:p>
          </table:table-cell>
          <table:table-cell table:formula="of:=[.A1630]/1000/(60*60*24)" office:value-type="time" office:time-value="PT07H14M07.006S" calcext:value-type="time">
            <text:p>07:14:07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85.64" calcext:value-type="float">
            <text:p>885.64</text:p>
          </table:table-cell>
          <table:table-cell office:value-type="float" office:value="1080.32" calcext:value-type="float">
            <text:p>1080.32</text:p>
          </table:table-cell>
        </table:table-row>
        <table:table-row table:style-name="ro1">
          <table:table-cell office:value-type="float" office:value="26063006" calcext:value-type="float">
            <text:p>26063006</text:p>
          </table:table-cell>
          <table:table-cell table:formula="of:=[.A1631]/1000/(60*60*24)" office:value-type="time" office:time-value="PT07H14M23.006S" calcext:value-type="time">
            <text:p>07:14:23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86.14" calcext:value-type="float">
            <text:p>886.14</text:p>
          </table:table-cell>
          <table:table-cell office:value-type="float" office:value="1080.87" calcext:value-type="float">
            <text:p>1080.87</text:p>
          </table:table-cell>
        </table:table-row>
        <table:table-row table:style-name="ro1">
          <table:table-cell office:value-type="float" office:value="26079006" calcext:value-type="float">
            <text:p>26079006</text:p>
          </table:table-cell>
          <table:table-cell table:formula="of:=[.A1632]/1000/(60*60*24)" office:value-type="time" office:time-value="PT07H14M39.006S" calcext:value-type="time">
            <text:p>07:14:39</text:p>
          </table:table-cell>
          <table:table-cell office:value-type="float" office:value="1.1" calcext:value-type="float">
            <text:p>1.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" calcext:value-type="float">
            <text:p>123</text:p>
          </table:table-cell>
          <table:table-cell office:value-type="float" office:value="886.63" calcext:value-type="float">
            <text:p>886.63</text:p>
          </table:table-cell>
          <table:table-cell office:value-type="float" office:value="1081.42" calcext:value-type="float">
            <text:p>1081.42</text:p>
          </table:table-cell>
        </table:table-row>
        <table:table-row table:style-name="ro1">
          <table:table-cell office:value-type="float" office:value="26095006" calcext:value-type="float">
            <text:p>26095006</text:p>
          </table:table-cell>
          <table:table-cell table:formula="of:=[.A1633]/1000/(60*60*24)" office:value-type="time" office:time-value="PT07H14M55.006S" calcext:value-type="time">
            <text:p>07:14:55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887.13" calcext:value-type="float">
            <text:p>887.13</text:p>
          </table:table-cell>
          <table:table-cell office:value-type="float" office:value="1081.97" calcext:value-type="float">
            <text:p>1081.97</text:p>
          </table:table-cell>
        </table:table-row>
        <table:table-row table:style-name="ro1">
          <table:table-cell office:value-type="float" office:value="26111006" calcext:value-type="float">
            <text:p>26111006</text:p>
          </table:table-cell>
          <table:table-cell table:formula="of:=[.A1634]/1000/(60*60*24)" office:value-type="time" office:time-value="PT07H15M11.006S" calcext:value-type="time">
            <text:p>07:15:11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887.62" calcext:value-type="float">
            <text:p>887.62</text:p>
          </table:table-cell>
          <table:table-cell office:value-type="float" office:value="1082.51" calcext:value-type="float">
            <text:p>1082.51</text:p>
          </table:table-cell>
        </table:table-row>
        <table:table-row table:style-name="ro1">
          <table:table-cell office:value-type="float" office:value="26127006" calcext:value-type="float">
            <text:p>26127006</text:p>
          </table:table-cell>
          <table:table-cell table:formula="of:=[.A1635]/1000/(60*60*24)" office:value-type="time" office:time-value="PT07H15M27.006S" calcext:value-type="time">
            <text:p>07:15:27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88.12" calcext:value-type="float">
            <text:p>888.12</text:p>
          </table:table-cell>
          <table:table-cell office:value-type="float" office:value="1083.06" calcext:value-type="float">
            <text:p>1083.06</text:p>
          </table:table-cell>
        </table:table-row>
        <table:table-row table:style-name="ro1">
          <table:table-cell office:value-type="float" office:value="26143006" calcext:value-type="float">
            <text:p>26143006</text:p>
          </table:table-cell>
          <table:table-cell table:formula="of:=[.A1636]/1000/(60*60*24)" office:value-type="time" office:time-value="PT07H15M43.006S" calcext:value-type="time">
            <text:p>07:15:43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888.61" calcext:value-type="float">
            <text:p>888.61</text:p>
          </table:table-cell>
          <table:table-cell office:value-type="float" office:value="1083.61" calcext:value-type="float">
            <text:p>1083.61</text:p>
          </table:table-cell>
        </table:table-row>
        <table:table-row table:style-name="ro1">
          <table:table-cell office:value-type="float" office:value="26159006" calcext:value-type="float">
            <text:p>26159006</text:p>
          </table:table-cell>
          <table:table-cell table:formula="of:=[.A1637]/1000/(60*60*24)" office:value-type="time" office:time-value="PT07H15M59.006S" calcext:value-type="time">
            <text:p>07:15:59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89.11" calcext:value-type="float">
            <text:p>889.11</text:p>
          </table:table-cell>
          <table:table-cell office:value-type="float" office:value="1084.15" calcext:value-type="float">
            <text:p>1084.15</text:p>
          </table:table-cell>
        </table:table-row>
        <table:table-row table:style-name="ro1">
          <table:table-cell office:value-type="float" office:value="26175006" calcext:value-type="float">
            <text:p>26175006</text:p>
          </table:table-cell>
          <table:table-cell table:formula="of:=[.A1638]/1000/(60*60*24)" office:value-type="time" office:time-value="PT07H16M15.006S" calcext:value-type="time">
            <text:p>07:16:15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89.6" calcext:value-type="float">
            <text:p>889.6</text:p>
          </table:table-cell>
          <table:table-cell office:value-type="float" office:value="1084.7" calcext:value-type="float">
            <text:p>1084.7</text:p>
          </table:table-cell>
        </table:table-row>
        <table:table-row table:style-name="ro1">
          <table:table-cell office:value-type="float" office:value="26191006" calcext:value-type="float">
            <text:p>26191006</text:p>
          </table:table-cell>
          <table:table-cell table:formula="of:=[.A1639]/1000/(60*60*24)" office:value-type="time" office:time-value="PT07H16M31.006S" calcext:value-type="time">
            <text:p>07:16:31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90.1" calcext:value-type="float">
            <text:p>890.1</text:p>
          </table:table-cell>
          <table:table-cell office:value-type="float" office:value="1085.24" calcext:value-type="float">
            <text:p>1085.24</text:p>
          </table:table-cell>
        </table:table-row>
        <table:table-row table:style-name="ro1">
          <table:table-cell office:value-type="float" office:value="26207006" calcext:value-type="float">
            <text:p>26207006</text:p>
          </table:table-cell>
          <table:table-cell table:formula="of:=[.A1640]/1000/(60*60*24)" office:value-type="time" office:time-value="PT07H16M47.006S" calcext:value-type="time">
            <text:p>07:16:47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890.59" calcext:value-type="float">
            <text:p>890.59</text:p>
          </table:table-cell>
          <table:table-cell office:value-type="float" office:value="1085.79" calcext:value-type="float">
            <text:p>1085.79</text:p>
          </table:table-cell>
        </table:table-row>
        <table:table-row table:style-name="ro1">
          <table:table-cell office:value-type="float" office:value="26223006" calcext:value-type="float">
            <text:p>26223006</text:p>
          </table:table-cell>
          <table:table-cell table:formula="of:=[.A1641]/1000/(60*60*24)" office:value-type="time" office:time-value="PT07H17M03.006S" calcext:value-type="time">
            <text:p>07:17:03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891.09" calcext:value-type="float">
            <text:p>891.09</text:p>
          </table:table-cell>
          <table:table-cell office:value-type="float" office:value="1086.33" calcext:value-type="float">
            <text:p>1086.33</text:p>
          </table:table-cell>
        </table:table-row>
        <table:table-row table:style-name="ro1">
          <table:table-cell office:value-type="float" office:value="26239006" calcext:value-type="float">
            <text:p>26239006</text:p>
          </table:table-cell>
          <table:table-cell table:formula="of:=[.A1642]/1000/(60*60*24)" office:value-type="time" office:time-value="PT07H17M19.006S" calcext:value-type="time">
            <text:p>07:17:19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891.58" calcext:value-type="float">
            <text:p>891.58</text:p>
          </table:table-cell>
          <table:table-cell office:value-type="float" office:value="1086.88" calcext:value-type="float">
            <text:p>1086.88</text:p>
          </table:table-cell>
        </table:table-row>
        <table:table-row table:style-name="ro1">
          <table:table-cell office:value-type="float" office:value="26255005" calcext:value-type="float">
            <text:p>26255005</text:p>
          </table:table-cell>
          <table:table-cell table:formula="of:=[.A1643]/1000/(60*60*24)" office:value-type="time" office:time-value="PT07H17M35.005S" calcext:value-type="time">
            <text:p>07:17:35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892.07" calcext:value-type="float">
            <text:p>892.07</text:p>
          </table:table-cell>
          <table:table-cell office:value-type="float" office:value="1087.42" calcext:value-type="float">
            <text:p>1087.42</text:p>
          </table:table-cell>
        </table:table-row>
        <table:table-row table:style-name="ro1">
          <table:table-cell office:value-type="float" office:value="26271006" calcext:value-type="float">
            <text:p>26271006</text:p>
          </table:table-cell>
          <table:table-cell table:formula="of:=[.A1644]/1000/(60*60*24)" office:value-type="time" office:time-value="PT07H17M51.006S" calcext:value-type="time">
            <text:p>07:17:51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892.57" calcext:value-type="float">
            <text:p>892.57</text:p>
          </table:table-cell>
          <table:table-cell office:value-type="float" office:value="1087.96" calcext:value-type="float">
            <text:p>1087.96</text:p>
          </table:table-cell>
        </table:table-row>
        <table:table-row table:style-name="ro1">
          <table:table-cell office:value-type="float" office:value="26287006" calcext:value-type="float">
            <text:p>26287006</text:p>
          </table:table-cell>
          <table:table-cell table:formula="of:=[.A1645]/1000/(60*60*24)" office:value-type="time" office:time-value="PT07H18M07.006S" calcext:value-type="time">
            <text:p>07:18:07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93.06" calcext:value-type="float">
            <text:p>893.06</text:p>
          </table:table-cell>
          <table:table-cell office:value-type="float" office:value="1088.51" calcext:value-type="float">
            <text:p>1088.51</text:p>
          </table:table-cell>
        </table:table-row>
        <table:table-row table:style-name="ro1">
          <table:table-cell office:value-type="float" office:value="26303006" calcext:value-type="float">
            <text:p>26303006</text:p>
          </table:table-cell>
          <table:table-cell table:formula="of:=[.A1646]/1000/(60*60*24)" office:value-type="time" office:time-value="PT07H18M23.006S" calcext:value-type="time">
            <text:p>07:18:23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93.55" calcext:value-type="float">
            <text:p>893.55</text:p>
          </table:table-cell>
          <table:table-cell office:value-type="float" office:value="1089.05" calcext:value-type="float">
            <text:p>1089.05</text:p>
          </table:table-cell>
        </table:table-row>
        <table:table-row table:style-name="ro1">
          <table:table-cell office:value-type="float" office:value="26319006" calcext:value-type="float">
            <text:p>26319006</text:p>
          </table:table-cell>
          <table:table-cell table:formula="of:=[.A1647]/1000/(60*60*24)" office:value-type="time" office:time-value="PT07H18M39.006S" calcext:value-type="time">
            <text:p>07:18:39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94.04" calcext:value-type="float">
            <text:p>894.04</text:p>
          </table:table-cell>
          <table:table-cell office:value-type="float" office:value="1089.59" calcext:value-type="float">
            <text:p>1089.59</text:p>
          </table:table-cell>
        </table:table-row>
        <table:table-row table:style-name="ro1">
          <table:table-cell office:value-type="float" office:value="26335006" calcext:value-type="float">
            <text:p>26335006</text:p>
          </table:table-cell>
          <table:table-cell table:formula="of:=[.A1648]/1000/(60*60*24)" office:value-type="time" office:time-value="PT07H18M55.006S" calcext:value-type="time">
            <text:p>07:18:55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94.54" calcext:value-type="float">
            <text:p>894.54</text:p>
          </table:table-cell>
          <table:table-cell office:value-type="float" office:value="1090.13" calcext:value-type="float">
            <text:p>1090.13</text:p>
          </table:table-cell>
        </table:table-row>
        <table:table-row table:style-name="ro1">
          <table:table-cell office:value-type="float" office:value="26351006" calcext:value-type="float">
            <text:p>26351006</text:p>
          </table:table-cell>
          <table:table-cell table:formula="of:=[.A1649]/1000/(60*60*24)" office:value-type="time" office:time-value="PT07H19M11.006S" calcext:value-type="time">
            <text:p>07:19:11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95.03" calcext:value-type="float">
            <text:p>895.03</text:p>
          </table:table-cell>
          <table:table-cell office:value-type="float" office:value="1090.67" calcext:value-type="float">
            <text:p>1090.67</text:p>
          </table:table-cell>
        </table:table-row>
        <table:table-row table:style-name="ro1">
          <table:table-cell office:value-type="float" office:value="26367006" calcext:value-type="float">
            <text:p>26367006</text:p>
          </table:table-cell>
          <table:table-cell table:formula="of:=[.A1650]/1000/(60*60*24)" office:value-type="time" office:time-value="PT07H19M27.006S" calcext:value-type="time">
            <text:p>07:19:27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11" calcext:value-type="float">
            <text:p>121.11</text:p>
          </table:table-cell>
          <table:table-cell office:value-type="float" office:value="895.52" calcext:value-type="float">
            <text:p>895.52</text:p>
          </table:table-cell>
          <table:table-cell office:value-type="float" office:value="1091.21" calcext:value-type="float">
            <text:p>1091.21</text:p>
          </table:table-cell>
        </table:table-row>
        <table:table-row table:style-name="ro1">
          <table:table-cell office:value-type="float" office:value="26383006" calcext:value-type="float">
            <text:p>26383006</text:p>
          </table:table-cell>
          <table:table-cell table:formula="of:=[.A1651]/1000/(60*60*24)" office:value-type="time" office:time-value="PT07H19M43.006S" calcext:value-type="time">
            <text:p>07:19:43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96.01" calcext:value-type="float">
            <text:p>896.01</text:p>
          </table:table-cell>
          <table:table-cell office:value-type="float" office:value="1091.75" calcext:value-type="float">
            <text:p>1091.75</text:p>
          </table:table-cell>
        </table:table-row>
        <table:table-row table:style-name="ro1">
          <table:table-cell office:value-type="float" office:value="26399006" calcext:value-type="float">
            <text:p>26399006</text:p>
          </table:table-cell>
          <table:table-cell table:formula="of:=[.A1652]/1000/(60*60*24)" office:value-type="time" office:time-value="PT07H19M59.006S" calcext:value-type="time">
            <text:p>07:19:59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11" calcext:value-type="float">
            <text:p>121.11</text:p>
          </table:table-cell>
          <table:table-cell office:value-type="float" office:value="896.5" calcext:value-type="float">
            <text:p>896.5</text:p>
          </table:table-cell>
          <table:table-cell office:value-type="float" office:value="1092.29" calcext:value-type="float">
            <text:p>1092.29</text:p>
          </table:table-cell>
        </table:table-row>
        <table:table-row table:style-name="ro1">
          <table:table-cell office:value-type="float" office:value="26415006" calcext:value-type="float">
            <text:p>26415006</text:p>
          </table:table-cell>
          <table:table-cell table:formula="of:=[.A1653]/1000/(60*60*24)" office:value-type="time" office:time-value="PT07H20M15.006S" calcext:value-type="time">
            <text:p>07:20:15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896.99" calcext:value-type="float">
            <text:p>896.99</text:p>
          </table:table-cell>
          <table:table-cell office:value-type="float" office:value="1092.83" calcext:value-type="float">
            <text:p>1092.83</text:p>
          </table:table-cell>
        </table:table-row>
        <table:table-row table:style-name="ro1">
          <table:table-cell office:value-type="float" office:value="26431006" calcext:value-type="float">
            <text:p>26431006</text:p>
          </table:table-cell>
          <table:table-cell table:formula="of:=[.A1654]/1000/(60*60*24)" office:value-type="time" office:time-value="PT07H20M31.006S" calcext:value-type="time">
            <text:p>07:20:31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97.48" calcext:value-type="float">
            <text:p>897.48</text:p>
          </table:table-cell>
          <table:table-cell office:value-type="float" office:value="1093.36" calcext:value-type="float">
            <text:p>1093.36</text:p>
          </table:table-cell>
        </table:table-row>
        <table:table-row table:style-name="ro1">
          <table:table-cell office:value-type="float" office:value="26447006" calcext:value-type="float">
            <text:p>26447006</text:p>
          </table:table-cell>
          <table:table-cell table:formula="of:=[.A1655]/1000/(60*60*24)" office:value-type="time" office:time-value="PT07H20M47.006S" calcext:value-type="time">
            <text:p>07:20:47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97.97" calcext:value-type="float">
            <text:p>897.97</text:p>
          </table:table-cell>
          <table:table-cell office:value-type="float" office:value="1093.9" calcext:value-type="float">
            <text:p>1093.9</text:p>
          </table:table-cell>
        </table:table-row>
        <table:table-row table:style-name="ro1">
          <table:table-cell office:value-type="float" office:value="26463006" calcext:value-type="float">
            <text:p>26463006</text:p>
          </table:table-cell>
          <table:table-cell table:formula="of:=[.A1656]/1000/(60*60*24)" office:value-type="time" office:time-value="PT07H21M03.006S" calcext:value-type="time">
            <text:p>07:21:03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98.46" calcext:value-type="float">
            <text:p>898.46</text:p>
          </table:table-cell>
          <table:table-cell office:value-type="float" office:value="1094.44" calcext:value-type="float">
            <text:p>1094.44</text:p>
          </table:table-cell>
        </table:table-row>
        <table:table-row table:style-name="ro1">
          <table:table-cell office:value-type="float" office:value="26479006" calcext:value-type="float">
            <text:p>26479006</text:p>
          </table:table-cell>
          <table:table-cell table:formula="of:=[.A1657]/1000/(60*60*24)" office:value-type="time" office:time-value="PT07H21M19.006S" calcext:value-type="time">
            <text:p>07:21:19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98.96" calcext:value-type="float">
            <text:p>898.96</text:p>
          </table:table-cell>
          <table:table-cell office:value-type="float" office:value="1094.97" calcext:value-type="float">
            <text:p>1094.97</text:p>
          </table:table-cell>
        </table:table-row>
        <table:table-row table:style-name="ro1">
          <table:table-cell office:value-type="float" office:value="26495006" calcext:value-type="float">
            <text:p>26495006</text:p>
          </table:table-cell>
          <table:table-cell table:formula="of:=[.A1658]/1000/(60*60*24)" office:value-type="time" office:time-value="PT07H21M35.006S" calcext:value-type="time">
            <text:p>07:21:35</text:p>
          </table:table-cell>
          <table:table-cell office:value-type="float" office:value="1.09" calcext:value-type="float">
            <text:p>1.09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23" calcext:value-type="float">
            <text:p>120.23</text:p>
          </table:table-cell>
          <table:table-cell office:value-type="float" office:value="899.45" calcext:value-type="float">
            <text:p>899.45</text:p>
          </table:table-cell>
          <table:table-cell office:value-type="float" office:value="1095.51" calcext:value-type="float">
            <text:p>1095.51</text:p>
          </table:table-cell>
        </table:table-row>
        <table:table-row table:style-name="ro1">
          <table:table-cell office:value-type="float" office:value="26511006" calcext:value-type="float">
            <text:p>26511006</text:p>
          </table:table-cell>
          <table:table-cell table:formula="of:=[.A1659]/1000/(60*60*24)" office:value-type="time" office:time-value="PT07H21M51.006S" calcext:value-type="time">
            <text:p>07:21:51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899.93" calcext:value-type="float">
            <text:p>899.93</text:p>
          </table:table-cell>
          <table:table-cell office:value-type="float" office:value="1096.04" calcext:value-type="float">
            <text:p>1096.04</text:p>
          </table:table-cell>
        </table:table-row>
        <table:table-row table:style-name="ro1">
          <table:table-cell office:value-type="float" office:value="26527006" calcext:value-type="float">
            <text:p>26527006</text:p>
          </table:table-cell>
          <table:table-cell table:formula="of:=[.A1660]/1000/(60*60*24)" office:value-type="time" office:time-value="PT07H22M07.006S" calcext:value-type="time">
            <text:p>07:22:07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900.42" calcext:value-type="float">
            <text:p>900.42</text:p>
          </table:table-cell>
          <table:table-cell office:value-type="float" office:value="1096.58" calcext:value-type="float">
            <text:p>1096.58</text:p>
          </table:table-cell>
        </table:table-row>
        <table:table-row table:style-name="ro1">
          <table:table-cell office:value-type="float" office:value="26543006" calcext:value-type="float">
            <text:p>26543006</text:p>
          </table:table-cell>
          <table:table-cell table:formula="of:=[.A1661]/1000/(60*60*24)" office:value-type="time" office:time-value="PT07H22M23.006S" calcext:value-type="time">
            <text:p>07:22:23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900.91" calcext:value-type="float">
            <text:p>900.91</text:p>
          </table:table-cell>
          <table:table-cell office:value-type="float" office:value="1097.11" calcext:value-type="float">
            <text:p>1097.11</text:p>
          </table:table-cell>
        </table:table-row>
        <table:table-row table:style-name="ro1">
          <table:table-cell office:value-type="float" office:value="26559006" calcext:value-type="float">
            <text:p>26559006</text:p>
          </table:table-cell>
          <table:table-cell table:formula="of:=[.A1662]/1000/(60*60*24)" office:value-type="time" office:time-value="PT07H22M39.006S" calcext:value-type="time">
            <text:p>07:22:39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901.4" calcext:value-type="float">
            <text:p>901.4</text:p>
          </table:table-cell>
          <table:table-cell office:value-type="float" office:value="1097.64" calcext:value-type="float">
            <text:p>1097.64</text:p>
          </table:table-cell>
        </table:table-row>
        <table:table-row table:style-name="ro1">
          <table:table-cell office:value-type="float" office:value="26575006" calcext:value-type="float">
            <text:p>26575006</text:p>
          </table:table-cell>
          <table:table-cell table:formula="of:=[.A1663]/1000/(60*60*24)" office:value-type="time" office:time-value="PT07H22M55.006S" calcext:value-type="time">
            <text:p>07:22:55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901.89" calcext:value-type="float">
            <text:p>901.89</text:p>
          </table:table-cell>
          <table:table-cell office:value-type="float" office:value="1098.18" calcext:value-type="float">
            <text:p>1098.18</text:p>
          </table:table-cell>
        </table:table-row>
        <table:table-row table:style-name="ro1">
          <table:table-cell office:value-type="float" office:value="26591006" calcext:value-type="float">
            <text:p>26591006</text:p>
          </table:table-cell>
          <table:table-cell table:formula="of:=[.A1664]/1000/(60*60*24)" office:value-type="time" office:time-value="PT07H23M11.006S" calcext:value-type="time">
            <text:p>07:23:11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902.38" calcext:value-type="float">
            <text:p>902.38</text:p>
          </table:table-cell>
          <table:table-cell office:value-type="float" office:value="1098.71" calcext:value-type="float">
            <text:p>1098.71</text:p>
          </table:table-cell>
        </table:table-row>
        <table:table-row table:style-name="ro1">
          <table:table-cell office:value-type="float" office:value="26607006" calcext:value-type="float">
            <text:p>26607006</text:p>
          </table:table-cell>
          <table:table-cell table:formula="of:=[.A1665]/1000/(60*60*24)" office:value-type="time" office:time-value="PT07H23M27.006S" calcext:value-type="time">
            <text:p>07:23:27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902.87" calcext:value-type="float">
            <text:p>902.87</text:p>
          </table:table-cell>
          <table:table-cell office:value-type="float" office:value="1099.24" calcext:value-type="float">
            <text:p>1099.24</text:p>
          </table:table-cell>
        </table:table-row>
        <table:table-row table:style-name="ro1">
          <table:table-cell office:value-type="float" office:value="26623006" calcext:value-type="float">
            <text:p>26623006</text:p>
          </table:table-cell>
          <table:table-cell table:formula="of:=[.A1666]/1000/(60*60*24)" office:value-type="time" office:time-value="PT07H23M43.006S" calcext:value-type="time">
            <text:p>07:23:43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903.36" calcext:value-type="float">
            <text:p>903.36</text:p>
          </table:table-cell>
          <table:table-cell office:value-type="float" office:value="1099.77" calcext:value-type="float">
            <text:p>1099.77</text:p>
          </table:table-cell>
        </table:table-row>
        <table:table-row table:style-name="ro1">
          <table:table-cell office:value-type="float" office:value="26639006" calcext:value-type="float">
            <text:p>26639006</text:p>
          </table:table-cell>
          <table:table-cell table:formula="of:=[.A1667]/1000/(60*60*24)" office:value-type="time" office:time-value="PT07H23M59.006S" calcext:value-type="time">
            <text:p>07:23:59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903.84" calcext:value-type="float">
            <text:p>903.84</text:p>
          </table:table-cell>
          <table:table-cell office:value-type="float" office:value="1100.3" calcext:value-type="float">
            <text:p>1100.3</text:p>
          </table:table-cell>
        </table:table-row>
        <table:table-row table:style-name="ro1">
          <table:table-cell office:value-type="float" office:value="26655006" calcext:value-type="float">
            <text:p>26655006</text:p>
          </table:table-cell>
          <table:table-cell table:formula="of:=[.A1668]/1000/(60*60*24)" office:value-type="time" office:time-value="PT07H24M15.006S" calcext:value-type="time">
            <text:p>07:24:15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904.33" calcext:value-type="float">
            <text:p>904.33</text:p>
          </table:table-cell>
          <table:table-cell office:value-type="float" office:value="1100.83" calcext:value-type="float">
            <text:p>1100.83</text:p>
          </table:table-cell>
        </table:table-row>
        <table:table-row table:style-name="ro1">
          <table:table-cell office:value-type="float" office:value="26671006" calcext:value-type="float">
            <text:p>26671006</text:p>
          </table:table-cell>
          <table:table-cell table:formula="of:=[.A1669]/1000/(60*60*24)" office:value-type="time" office:time-value="PT07H24M31.006S" calcext:value-type="time">
            <text:p>07:24:31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904.82" calcext:value-type="float">
            <text:p>904.82</text:p>
          </table:table-cell>
          <table:table-cell office:value-type="float" office:value="1101.36" calcext:value-type="float">
            <text:p>1101.36</text:p>
          </table:table-cell>
        </table:table-row>
        <table:table-row table:style-name="ro1">
          <table:table-cell office:value-type="float" office:value="26687006" calcext:value-type="float">
            <text:p>26687006</text:p>
          </table:table-cell>
          <table:table-cell table:formula="of:=[.A1670]/1000/(60*60*24)" office:value-type="time" office:time-value="PT07H24M47.006S" calcext:value-type="time">
            <text:p>07:24:47</text:p>
          </table:table-cell>
          <table:table-cell office:value-type="float" office:value="1.08" calcext:value-type="float">
            <text:p>1.08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47" calcext:value-type="float">
            <text:p>118.47</text:p>
          </table:table-cell>
          <table:table-cell office:value-type="float" office:value="905.3" calcext:value-type="float">
            <text:p>905.3</text:p>
          </table:table-cell>
          <table:table-cell office:value-type="float" office:value="1101.89" calcext:value-type="float">
            <text:p>1101.89</text:p>
          </table:table-cell>
        </table:table-row>
        <table:table-row table:style-name="ro1">
          <table:table-cell office:value-type="float" office:value="26703006" calcext:value-type="float">
            <text:p>26703006</text:p>
          </table:table-cell>
          <table:table-cell table:formula="of:=[.A1671]/1000/(60*60*24)" office:value-type="time" office:time-value="PT07H25M03.006S" calcext:value-type="time">
            <text:p>07:25:03</text:p>
          </table:table-cell>
          <table:table-cell office:value-type="float" office:value="1.08" calcext:value-type="float">
            <text:p>1.08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47" calcext:value-type="float">
            <text:p>118.47</text:p>
          </table:table-cell>
          <table:table-cell office:value-type="float" office:value="905.79" calcext:value-type="float">
            <text:p>905.79</text:p>
          </table:table-cell>
          <table:table-cell office:value-type="float" office:value="1102.42" calcext:value-type="float">
            <text:p>1102.42</text:p>
          </table:table-cell>
        </table:table-row>
        <table:table-row table:style-name="ro1">
          <table:table-cell office:value-type="float" office:value="26719006" calcext:value-type="float">
            <text:p>26719006</text:p>
          </table:table-cell>
          <table:table-cell table:formula="of:=[.A1672]/1000/(60*60*24)" office:value-type="time" office:time-value="PT07H25M19.006S" calcext:value-type="time">
            <text:p>07:25:19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906.28" calcext:value-type="float">
            <text:p>906.28</text:p>
          </table:table-cell>
          <table:table-cell office:value-type="float" office:value="1102.94" calcext:value-type="float">
            <text:p>1102.94</text:p>
          </table:table-cell>
        </table:table-row>
        <table:table-row table:style-name="ro1">
          <table:table-cell office:value-type="float" office:value="26735006" calcext:value-type="float">
            <text:p>26735006</text:p>
          </table:table-cell>
          <table:table-cell table:formula="of:=[.A1673]/1000/(60*60*24)" office:value-type="time" office:time-value="PT07H25M35.006S" calcext:value-type="time">
            <text:p>07:25:35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906.76" calcext:value-type="float">
            <text:p>906.76</text:p>
          </table:table-cell>
          <table:table-cell office:value-type="float" office:value="1103.47" calcext:value-type="float">
            <text:p>1103.47</text:p>
          </table:table-cell>
        </table:table-row>
        <table:table-row table:style-name="ro1">
          <table:table-cell office:value-type="float" office:value="26751006" calcext:value-type="float">
            <text:p>26751006</text:p>
          </table:table-cell>
          <table:table-cell table:formula="of:=[.A1674]/1000/(60*60*24)" office:value-type="time" office:time-value="PT07H25M51.006S" calcext:value-type="time">
            <text:p>07:25:51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907.25" calcext:value-type="float">
            <text:p>907.2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6767006" calcext:value-type="float">
            <text:p>26767006</text:p>
          </table:table-cell>
          <table:table-cell table:formula="of:=[.A1675]/1000/(60*60*24)" office:value-type="time" office:time-value="PT07H26M07.006S" calcext:value-type="time">
            <text:p>07:26:07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907.73" calcext:value-type="float">
            <text:p>907.73</text:p>
          </table:table-cell>
          <table:table-cell office:value-type="float" office:value="1104.52" calcext:value-type="float">
            <text:p>1104.52</text:p>
          </table:table-cell>
        </table:table-row>
        <table:table-row table:style-name="ro1">
          <table:table-cell office:value-type="float" office:value="26783006" calcext:value-type="float">
            <text:p>26783006</text:p>
          </table:table-cell>
          <table:table-cell table:formula="of:=[.A1676]/1000/(60*60*24)" office:value-type="time" office:time-value="PT07H26M23.006S" calcext:value-type="time">
            <text:p>07:26:23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7.6" calcext:value-type="float">
            <text:p>117.6</text:p>
          </table:table-cell>
          <table:table-cell office:value-type="float" office:value="908.22" calcext:value-type="float">
            <text:p>908.22</text:p>
          </table:table-cell>
          <table:table-cell office:value-type="float" office:value="1105.05" calcext:value-type="float">
            <text:p>1105.05</text:p>
          </table:table-cell>
        </table:table-row>
        <table:table-row table:style-name="ro1">
          <table:table-cell office:value-type="float" office:value="26799006" calcext:value-type="float">
            <text:p>26799006</text:p>
          </table:table-cell>
          <table:table-cell table:formula="of:=[.A1677]/1000/(60*60*24)" office:value-type="time" office:time-value="PT07H26M39.006S" calcext:value-type="time">
            <text:p>07:26:39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908.7" calcext:value-type="float">
            <text:p>908.7</text:p>
          </table:table-cell>
          <table:table-cell office:value-type="float" office:value="1105.57" calcext:value-type="float">
            <text:p>1105.57</text:p>
          </table:table-cell>
        </table:table-row>
        <table:table-row table:style-name="ro1">
          <table:table-cell office:value-type="float" office:value="26815006" calcext:value-type="float">
            <text:p>26815006</text:p>
          </table:table-cell>
          <table:table-cell table:formula="of:=[.A1678]/1000/(60*60*24)" office:value-type="time" office:time-value="PT07H26M55.006S" calcext:value-type="time">
            <text:p>07:26:55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909.18" calcext:value-type="float">
            <text:p>909.18</text:p>
          </table:table-cell>
          <table:table-cell office:value-type="float" office:value="1106.09" calcext:value-type="float">
            <text:p>1106.09</text:p>
          </table:table-cell>
        </table:table-row>
        <table:table-row table:style-name="ro1">
          <table:table-cell office:value-type="float" office:value="26831006" calcext:value-type="float">
            <text:p>26831006</text:p>
          </table:table-cell>
          <table:table-cell table:formula="of:=[.A1679]/1000/(60*60*24)" office:value-type="time" office:time-value="PT07H27M11.006S" calcext:value-type="time">
            <text:p>07:27:11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909.67" calcext:value-type="float">
            <text:p>909.67</text:p>
          </table:table-cell>
          <table:table-cell office:value-type="float" office:value="1106.61" calcext:value-type="float">
            <text:p>1106.61</text:p>
          </table:table-cell>
        </table:table-row>
        <table:table-row table:style-name="ro1">
          <table:table-cell office:value-type="float" office:value="26847006" calcext:value-type="float">
            <text:p>26847006</text:p>
          </table:table-cell>
          <table:table-cell table:formula="of:=[.A1680]/1000/(60*60*24)" office:value-type="time" office:time-value="PT07H27M27.006S" calcext:value-type="time">
            <text:p>07:27:27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910.15" calcext:value-type="float">
            <text:p>910.15</text:p>
          </table:table-cell>
          <table:table-cell office:value-type="float" office:value="1107.14" calcext:value-type="float">
            <text:p>1107.14</text:p>
          </table:table-cell>
        </table:table-row>
        <table:table-row table:style-name="ro1">
          <table:table-cell office:value-type="float" office:value="26863006" calcext:value-type="float">
            <text:p>26863006</text:p>
          </table:table-cell>
          <table:table-cell table:formula="of:=[.A1681]/1000/(60*60*24)" office:value-type="time" office:time-value="PT07H27M43.006S" calcext:value-type="time">
            <text:p>07:27:43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910.64" calcext:value-type="float">
            <text:p>910.64</text:p>
          </table:table-cell>
          <table:table-cell office:value-type="float" office:value="1107.66" calcext:value-type="float">
            <text:p>1107.66</text:p>
          </table:table-cell>
        </table:table-row>
        <table:table-row table:style-name="ro1">
          <table:table-cell office:value-type="float" office:value="26879006" calcext:value-type="float">
            <text:p>26879006</text:p>
          </table:table-cell>
          <table:table-cell table:formula="of:=[.A1682]/1000/(60*60*24)" office:value-type="time" office:time-value="PT07H27M59.006S" calcext:value-type="time">
            <text:p>07:27:59</text:p>
          </table:table-cell>
          <table:table-cell office:value-type="float" office:value="1.07" calcext:value-type="float">
            <text:p>1.07</text:p>
          </table:table-cell>
          <table:table-cell office:value-type="float" office:value="108.6" calcext:value-type="float">
            <text:p>108.6</text:p>
          </table:table-cell>
          <table:table-cell office:value-type="float" office:value="116.73" calcext:value-type="float">
            <text:p>116.73</text:p>
          </table:table-cell>
          <table:table-cell office:value-type="float" office:value="911.12" calcext:value-type="float">
            <text:p>911.12</text:p>
          </table:table-cell>
          <table:table-cell office:value-type="float" office:value="1108.18" calcext:value-type="float">
            <text:p>1108.18</text:p>
          </table:table-cell>
        </table:table-row>
        <table:table-row table:style-name="ro1">
          <table:table-cell office:value-type="float" office:value="26895006" calcext:value-type="float">
            <text:p>26895006</text:p>
          </table:table-cell>
          <table:table-cell table:formula="of:=[.A1683]/1000/(60*60*24)" office:value-type="time" office:time-value="PT07H28M15.006S" calcext:value-type="time">
            <text:p>07:28:15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911.6" calcext:value-type="float">
            <text:p>911.6</text:p>
          </table:table-cell>
          <table:table-cell office:value-type="float" office:value="1108.7" calcext:value-type="float">
            <text:p>1108.7</text:p>
          </table:table-cell>
        </table:table-row>
        <table:table-row table:style-name="ro1">
          <table:table-cell office:value-type="float" office:value="26911006" calcext:value-type="float">
            <text:p>26911006</text:p>
          </table:table-cell>
          <table:table-cell table:formula="of:=[.A1684]/1000/(60*60*24)" office:value-type="time" office:time-value="PT07H28M31.006S" calcext:value-type="time">
            <text:p>07:28:31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912.08" calcext:value-type="float">
            <text:p>912.08</text:p>
          </table:table-cell>
          <table:table-cell office:value-type="float" office:value="1109.21" calcext:value-type="float">
            <text:p>1109.21</text:p>
          </table:table-cell>
        </table:table-row>
        <table:table-row table:style-name="ro1">
          <table:table-cell office:value-type="float" office:value="26927006" calcext:value-type="float">
            <text:p>26927006</text:p>
          </table:table-cell>
          <table:table-cell table:formula="of:=[.A1685]/1000/(60*60*24)" office:value-type="time" office:time-value="PT07H28M47.006S" calcext:value-type="time">
            <text:p>07:28:47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912.56" calcext:value-type="float">
            <text:p>912.56</text:p>
          </table:table-cell>
          <table:table-cell office:value-type="float" office:value="1109.73" calcext:value-type="float">
            <text:p>1109.73</text:p>
          </table:table-cell>
        </table:table-row>
        <table:table-row table:style-name="ro1">
          <table:table-cell office:value-type="float" office:value="26943006" calcext:value-type="float">
            <text:p>26943006</text:p>
          </table:table-cell>
          <table:table-cell table:formula="of:=[.A1686]/1000/(60*60*24)" office:value-type="time" office:time-value="PT07H29M03.006S" calcext:value-type="time">
            <text:p>07:29:03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913.05" calcext:value-type="float">
            <text:p>913.05</text:p>
          </table:table-cell>
          <table:table-cell office:value-type="float" office:value="1110.25" calcext:value-type="float">
            <text:p>1110.25</text:p>
          </table:table-cell>
        </table:table-row>
        <table:table-row table:style-name="ro1">
          <table:table-cell office:value-type="float" office:value="26959006" calcext:value-type="float">
            <text:p>26959006</text:p>
          </table:table-cell>
          <table:table-cell table:formula="of:=[.A1687]/1000/(60*60*24)" office:value-type="time" office:time-value="PT07H29M19.006S" calcext:value-type="time">
            <text:p>07:29:19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913.53" calcext:value-type="float">
            <text:p>913.53</text:p>
          </table:table-cell>
          <table:table-cell office:value-type="float" office:value="1110.77" calcext:value-type="float">
            <text:p>1110.77</text:p>
          </table:table-cell>
        </table:table-row>
        <table:table-row table:style-name="ro1">
          <table:table-cell office:value-type="float" office:value="26975006" calcext:value-type="float">
            <text:p>26975006</text:p>
          </table:table-cell>
          <table:table-cell table:formula="of:=[.A1688]/1000/(60*60*24)" office:value-type="time" office:time-value="PT07H29M35.006S" calcext:value-type="time">
            <text:p>07:29:35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914.01" calcext:value-type="float">
            <text:p>914.01</text:p>
          </table:table-cell>
          <table:table-cell office:value-type="float" office:value="1111.28" calcext:value-type="float">
            <text:p>1111.28</text:p>
          </table:table-cell>
        </table:table-row>
        <table:table-row table:style-name="ro1">
          <table:table-cell office:value-type="float" office:value="26991006" calcext:value-type="float">
            <text:p>26991006</text:p>
          </table:table-cell>
          <table:table-cell table:formula="of:=[.A1689]/1000/(60*60*24)" office:value-type="time" office:time-value="PT07H29M51.006S" calcext:value-type="time">
            <text:p>07:29:51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914.49" calcext:value-type="float">
            <text:p>914.49</text:p>
          </table:table-cell>
          <table:table-cell office:value-type="float" office:value="1111.79" calcext:value-type="float">
            <text:p>1111.79</text:p>
          </table:table-cell>
        </table:table-row>
        <table:table-row table:style-name="ro1">
          <table:table-cell office:value-type="float" office:value="27007006" calcext:value-type="float">
            <text:p>27007006</text:p>
          </table:table-cell>
          <table:table-cell table:formula="of:=[.A1690]/1000/(60*60*24)" office:value-type="time" office:time-value="PT07H30M07.006S" calcext:value-type="time">
            <text:p>07:30:07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914.97" calcext:value-type="float">
            <text:p>914.97</text:p>
          </table:table-cell>
          <table:table-cell office:value-type="float" office:value="1112.31" calcext:value-type="float">
            <text:p>1112.31</text:p>
          </table:table-cell>
        </table:table-row>
        <table:table-row table:style-name="ro1">
          <table:table-cell office:value-type="float" office:value="27023006" calcext:value-type="float">
            <text:p>27023006</text:p>
          </table:table-cell>
          <table:table-cell table:formula="of:=[.A1691]/1000/(60*60*24)" office:value-type="time" office:time-value="PT07H30M23.006S" calcext:value-type="time">
            <text:p>07:30:23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915.45" calcext:value-type="float">
            <text:p>915.45</text:p>
          </table:table-cell>
          <table:table-cell office:value-type="float" office:value="1112.82" calcext:value-type="float">
            <text:p>1112.82</text:p>
          </table:table-cell>
        </table:table-row>
        <table:table-row table:style-name="ro1">
          <table:table-cell office:value-type="float" office:value="27039006" calcext:value-type="float">
            <text:p>27039006</text:p>
          </table:table-cell>
          <table:table-cell table:formula="of:=[.A1692]/1000/(60*60*24)" office:value-type="time" office:time-value="PT07H30M39.006S" calcext:value-type="time">
            <text:p>07:30:39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915.93" calcext:value-type="float">
            <text:p>915.93</text:p>
          </table:table-cell>
          <table:table-cell office:value-type="float" office:value="1113.33" calcext:value-type="float">
            <text:p>1113.33</text:p>
          </table:table-cell>
        </table:table-row>
        <table:table-row table:style-name="ro1">
          <table:table-cell office:value-type="float" office:value="27055006" calcext:value-type="float">
            <text:p>27055006</text:p>
          </table:table-cell>
          <table:table-cell table:formula="of:=[.A1693]/1000/(60*60*24)" office:value-type="time" office:time-value="PT07H30M55.006S" calcext:value-type="time">
            <text:p>07:30:55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916.4" calcext:value-type="float">
            <text:p>916.4</text:p>
          </table:table-cell>
          <table:table-cell office:value-type="float" office:value="1113.84" calcext:value-type="float">
            <text:p>1113.84</text:p>
          </table:table-cell>
        </table:table-row>
        <table:table-row table:style-name="ro1">
          <table:table-cell office:value-type="float" office:value="27071006" calcext:value-type="float">
            <text:p>27071006</text:p>
          </table:table-cell>
          <table:table-cell table:formula="of:=[.A1694]/1000/(60*60*24)" office:value-type="time" office:time-value="PT07H31M11.006S" calcext:value-type="time">
            <text:p>07:31:11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916.88" calcext:value-type="float">
            <text:p>916.88</text:p>
          </table:table-cell>
          <table:table-cell office:value-type="float" office:value="1114.35" calcext:value-type="float">
            <text:p>1114.35</text:p>
          </table:table-cell>
        </table:table-row>
        <table:table-row table:style-name="ro1">
          <table:table-cell office:value-type="float" office:value="27087006" calcext:value-type="float">
            <text:p>27087006</text:p>
          </table:table-cell>
          <table:table-cell table:formula="of:=[.A1695]/1000/(60*60*24)" office:value-type="time" office:time-value="PT07H31M27.006S" calcext:value-type="time">
            <text:p>07:31:27</text:p>
          </table:table-cell>
          <table:table-cell office:value-type="float" office:value="1.07" calcext:value-type="float">
            <text:p>1.07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57" calcext:value-type="float">
            <text:p>114.57</text:p>
          </table:table-cell>
          <table:table-cell office:value-type="float" office:value="917.36" calcext:value-type="float">
            <text:p>917.36</text:p>
          </table:table-cell>
          <table:table-cell office:value-type="float" office:value="1114.86" calcext:value-type="float">
            <text:p>1114.86</text:p>
          </table:table-cell>
        </table:table-row>
        <table:table-row table:style-name="ro1">
          <table:table-cell office:value-type="float" office:value="27103006" calcext:value-type="float">
            <text:p>27103006</text:p>
          </table:table-cell>
          <table:table-cell table:formula="of:=[.A1696]/1000/(60*60*24)" office:value-type="time" office:time-value="PT07H31M43.006S" calcext:value-type="time">
            <text:p>07:31:43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917.84" calcext:value-type="float">
            <text:p>917.84</text:p>
          </table:table-cell>
          <table:table-cell office:value-type="float" office:value="1115.37" calcext:value-type="float">
            <text:p>1115.37</text:p>
          </table:table-cell>
        </table:table-row>
        <table:table-row table:style-name="ro1">
          <table:table-cell office:value-type="float" office:value="27119006" calcext:value-type="float">
            <text:p>27119006</text:p>
          </table:table-cell>
          <table:table-cell table:formula="of:=[.A1697]/1000/(60*60*24)" office:value-type="time" office:time-value="PT07H31M59.006S" calcext:value-type="time">
            <text:p>07:31:59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918.31" calcext:value-type="float">
            <text:p>918.31</text:p>
          </table:table-cell>
          <table:table-cell office:value-type="float" office:value="1115.88" calcext:value-type="float">
            <text:p>1115.88</text:p>
          </table:table-cell>
        </table:table-row>
        <table:table-row table:style-name="ro1">
          <table:table-cell office:value-type="float" office:value="27135006" calcext:value-type="float">
            <text:p>27135006</text:p>
          </table:table-cell>
          <table:table-cell table:formula="of:=[.A1698]/1000/(60*60*24)" office:value-type="time" office:time-value="PT07H32M15.006S" calcext:value-type="time">
            <text:p>07:32:15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918.79" calcext:value-type="float">
            <text:p>918.79</text:p>
          </table:table-cell>
          <table:table-cell office:value-type="float" office:value="1116.38" calcext:value-type="float">
            <text:p>1116.38</text:p>
          </table:table-cell>
        </table:table-row>
        <table:table-row table:style-name="ro1">
          <table:table-cell office:value-type="float" office:value="27151006" calcext:value-type="float">
            <text:p>27151006</text:p>
          </table:table-cell>
          <table:table-cell table:formula="of:=[.A1699]/1000/(60*60*24)" office:value-type="time" office:time-value="PT07H32M31.006S" calcext:value-type="time">
            <text:p>07:32:31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71" calcext:value-type="float">
            <text:p>113.71</text:p>
          </table:table-cell>
          <table:table-cell office:value-type="float" office:value="919.26" calcext:value-type="float">
            <text:p>919.26</text:p>
          </table:table-cell>
          <table:table-cell office:value-type="float" office:value="1116.89" calcext:value-type="float">
            <text:p>1116.89</text:p>
          </table:table-cell>
        </table:table-row>
        <table:table-row table:style-name="ro1">
          <table:table-cell office:value-type="float" office:value="27167006" calcext:value-type="float">
            <text:p>27167006</text:p>
          </table:table-cell>
          <table:table-cell table:formula="of:=[.A1700]/1000/(60*60*24)" office:value-type="time" office:time-value="PT07H32M47.006S" calcext:value-type="time">
            <text:p>07:32:47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919.74" calcext:value-type="float">
            <text:p>919.74</text:p>
          </table:table-cell>
          <table:table-cell office:value-type="float" office:value="1117.39" calcext:value-type="float">
            <text:p>1117.39</text:p>
          </table:table-cell>
        </table:table-row>
        <table:table-row table:style-name="ro1">
          <table:table-cell office:value-type="float" office:value="27183006" calcext:value-type="float">
            <text:p>27183006</text:p>
          </table:table-cell>
          <table:table-cell table:formula="of:=[.A1701]/1000/(60*60*24)" office:value-type="time" office:time-value="PT07H33M03.006S" calcext:value-type="time">
            <text:p>07:33:03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920.22" calcext:value-type="float">
            <text:p>920.22</text:p>
          </table:table-cell>
          <table:table-cell office:value-type="float" office:value="1117.89" calcext:value-type="float">
            <text:p>1117.89</text:p>
          </table:table-cell>
        </table:table-row>
        <table:table-row table:style-name="ro1">
          <table:table-cell office:value-type="float" office:value="27199006" calcext:value-type="float">
            <text:p>27199006</text:p>
          </table:table-cell>
          <table:table-cell table:formula="of:=[.A1702]/1000/(60*60*24)" office:value-type="time" office:time-value="PT07H33M19.006S" calcext:value-type="time">
            <text:p>07:33:19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920.69" calcext:value-type="float">
            <text:p>920.69</text:p>
          </table:table-cell>
          <table:table-cell office:value-type="float" office:value="1118.4" calcext:value-type="float">
            <text:p>1118.4</text:p>
          </table:table-cell>
        </table:table-row>
        <table:table-row table:style-name="ro1">
          <table:table-cell office:value-type="float" office:value="27215006" calcext:value-type="float">
            <text:p>27215006</text:p>
          </table:table-cell>
          <table:table-cell table:formula="of:=[.A1703]/1000/(60*60*24)" office:value-type="time" office:time-value="PT07H33M35.006S" calcext:value-type="time">
            <text:p>07:33:35</text:p>
          </table:table-cell>
          <table:table-cell office:value-type="float" office:value="1.05" calcext:value-type="float">
            <text:p>1.05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43" calcext:value-type="float">
            <text:p>112.43</text:p>
          </table:table-cell>
          <table:table-cell office:value-type="float" office:value="921.16" calcext:value-type="float">
            <text:p>921.16</text:p>
          </table:table-cell>
          <table:table-cell office:value-type="float" office:value="1118.9" calcext:value-type="float">
            <text:p>1118.9</text:p>
          </table:table-cell>
        </table:table-row>
        <table:table-row table:style-name="ro1">
          <table:table-cell office:value-type="float" office:value="27231006" calcext:value-type="float">
            <text:p>27231006</text:p>
          </table:table-cell>
          <table:table-cell table:formula="of:=[.A1704]/1000/(60*60*24)" office:value-type="time" office:time-value="PT07H33M51.006S" calcext:value-type="time">
            <text:p>07:33:51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921.64" calcext:value-type="float">
            <text:p>921.64</text:p>
          </table:table-cell>
          <table:table-cell office:value-type="float" office:value="1119.4" calcext:value-type="float">
            <text:p>1119.4</text:p>
          </table:table-cell>
        </table:table-row>
        <table:table-row table:style-name="ro1">
          <table:table-cell office:value-type="float" office:value="27247006" calcext:value-type="float">
            <text:p>27247006</text:p>
          </table:table-cell>
          <table:table-cell table:formula="of:=[.A1705]/1000/(60*60*24)" office:value-type="time" office:time-value="PT07H34M07.006S" calcext:value-type="time">
            <text:p>07:34:07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922.11" calcext:value-type="float">
            <text:p>922.11</text:p>
          </table:table-cell>
          <table:table-cell office:value-type="float" office:value="1119.9" calcext:value-type="float">
            <text:p>1119.9</text:p>
          </table:table-cell>
        </table:table-row>
        <table:table-row table:style-name="ro1">
          <table:table-cell office:value-type="float" office:value="27263006" calcext:value-type="float">
            <text:p>27263006</text:p>
          </table:table-cell>
          <table:table-cell table:formula="of:=[.A1706]/1000/(60*60*24)" office:value-type="time" office:time-value="PT07H34M23.006S" calcext:value-type="time">
            <text:p>07:34:23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1.58" calcext:value-type="float">
            <text:p>111.58</text:p>
          </table:table-cell>
          <table:table-cell office:value-type="float" office:value="922.58" calcext:value-type="float">
            <text:p>922.58</text:p>
          </table:table-cell>
          <table:table-cell office:value-type="float" office:value="1120.39" calcext:value-type="float">
            <text:p>1120.39</text:p>
          </table:table-cell>
        </table:table-row>
        <table:table-row table:style-name="ro1">
          <table:table-cell office:value-type="float" office:value="27279006" calcext:value-type="float">
            <text:p>27279006</text:p>
          </table:table-cell>
          <table:table-cell table:formula="of:=[.A1707]/1000/(60*60*24)" office:value-type="time" office:time-value="PT07H34M39.006S" calcext:value-type="time">
            <text:p>07:34:39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923.05" calcext:value-type="float">
            <text:p>923.05</text:p>
          </table:table-cell>
          <table:table-cell office:value-type="float" office:value="1120.89" calcext:value-type="float">
            <text:p>1120.89</text:p>
          </table:table-cell>
        </table:table-row>
        <table:table-row table:style-name="ro1">
          <table:table-cell office:value-type="float" office:value="27295006" calcext:value-type="float">
            <text:p>27295006</text:p>
          </table:table-cell>
          <table:table-cell table:formula="of:=[.A1708]/1000/(60*60*24)" office:value-type="time" office:time-value="PT07H34M55.006S" calcext:value-type="time">
            <text:p>07:34:55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923.52" calcext:value-type="float">
            <text:p>923.52</text:p>
          </table:table-cell>
          <table:table-cell office:value-type="float" office:value="1121.38" calcext:value-type="float">
            <text:p>1121.38</text:p>
          </table:table-cell>
        </table:table-row>
        <table:table-row table:style-name="ro1">
          <table:table-cell office:value-type="float" office:value="27311006" calcext:value-type="float">
            <text:p>27311006</text:p>
          </table:table-cell>
          <table:table-cell table:formula="of:=[.A1709]/1000/(60*60*24)" office:value-type="time" office:time-value="PT07H35M11.006S" calcext:value-type="time">
            <text:p>07:35:11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0.73" calcext:value-type="float">
            <text:p>110.73</text:p>
          </table:table-cell>
          <table:table-cell office:value-type="float" office:value="923.99" calcext:value-type="float">
            <text:p>923.99</text:p>
          </table:table-cell>
          <table:table-cell office:value-type="float" office:value="1121.88" calcext:value-type="float">
            <text:p>1121.88</text:p>
          </table:table-cell>
        </table:table-row>
        <table:table-row table:style-name="ro1">
          <table:table-cell office:value-type="float" office:value="27327006" calcext:value-type="float">
            <text:p>27327006</text:p>
          </table:table-cell>
          <table:table-cell table:formula="of:=[.A1710]/1000/(60*60*24)" office:value-type="time" office:time-value="PT07H35M27.006S" calcext:value-type="time">
            <text:p>07:35:27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924.47" calcext:value-type="float">
            <text:p>924.47</text:p>
          </table:table-cell>
          <table:table-cell office:value-type="float" office:value="1122.37" calcext:value-type="float">
            <text:p>1122.37</text:p>
          </table:table-cell>
        </table:table-row>
        <table:table-row table:style-name="ro1">
          <table:table-cell office:value-type="float" office:value="27343006" calcext:value-type="float">
            <text:p>27343006</text:p>
          </table:table-cell>
          <table:table-cell table:formula="of:=[.A1711]/1000/(60*60*24)" office:value-type="time" office:time-value="PT07H35M43.006S" calcext:value-type="time">
            <text:p>07:35:43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924.93" calcext:value-type="float">
            <text:p>924.93</text:p>
          </table:table-cell>
          <table:table-cell office:value-type="float" office:value="1122.86" calcext:value-type="float">
            <text:p>1122.86</text:p>
          </table:table-cell>
        </table:table-row>
        <table:table-row table:style-name="ro1">
          <table:table-cell office:value-type="float" office:value="27359006" calcext:value-type="float">
            <text:p>27359006</text:p>
          </table:table-cell>
          <table:table-cell table:formula="of:=[.A1712]/1000/(60*60*24)" office:value-type="time" office:time-value="PT07H35M59.006S" calcext:value-type="time">
            <text:p>07:35:59</text:p>
          </table:table-cell>
          <table:table-cell office:value-type="float" office:value="1.04" calcext:value-type="float">
            <text:p>1.04</text:p>
          </table:table-cell>
          <table:table-cell office:value-type="float" office:value="105.4" calcext:value-type="float">
            <text:p>105.4</text:p>
          </table:table-cell>
          <table:table-cell office:value-type="float" office:value="109.88" calcext:value-type="float">
            <text:p>109.88</text:p>
          </table:table-cell>
          <table:table-cell office:value-type="float" office:value="925.4" calcext:value-type="float">
            <text:p>925.4</text:p>
          </table:table-cell>
          <table:table-cell office:value-type="float" office:value="1123.35" calcext:value-type="float">
            <text:p>1123.35</text:p>
          </table:table-cell>
        </table:table-row>
        <table:table-row table:style-name="ro1">
          <table:table-cell office:value-type="float" office:value="27375006" calcext:value-type="float">
            <text:p>27375006</text:p>
          </table:table-cell>
          <table:table-cell table:formula="of:=[.A1713]/1000/(60*60*24)" office:value-type="time" office:time-value="PT07H36M15.006S" calcext:value-type="time">
            <text:p>07:36:15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925.87" calcext:value-type="float">
            <text:p>925.87</text:p>
          </table:table-cell>
          <table:table-cell office:value-type="float" office:value="1123.84" calcext:value-type="float">
            <text:p>1123.84</text:p>
          </table:table-cell>
        </table:table-row>
        <table:table-row table:style-name="ro1">
          <table:table-cell office:value-type="float" office:value="27391006" calcext:value-type="float">
            <text:p>27391006</text:p>
          </table:table-cell>
          <table:table-cell table:formula="of:=[.A1714]/1000/(60*60*24)" office:value-type="time" office:time-value="PT07H36M31.006S" calcext:value-type="time">
            <text:p>07:36:31</text:p>
          </table:table-cell>
          <table:table-cell office:value-type="float" office:value="1.04" calcext:value-type="float">
            <text:p>1.04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15" calcext:value-type="float">
            <text:p>109.15</text:p>
          </table:table-cell>
          <table:table-cell office:value-type="float" office:value="926.34" calcext:value-type="float">
            <text:p>926.34</text:p>
          </table:table-cell>
          <table:table-cell office:value-type="float" office:value="1124.33" calcext:value-type="float">
            <text:p>1124.33</text:p>
          </table:table-cell>
        </table:table-row>
        <table:table-row table:style-name="ro1">
          <table:table-cell office:value-type="float" office:value="27407006" calcext:value-type="float">
            <text:p>27407006</text:p>
          </table:table-cell>
          <table:table-cell table:formula="of:=[.A1715]/1000/(60*60*24)" office:value-type="time" office:time-value="PT07H36M47.006S" calcext:value-type="time">
            <text:p>07:36:47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926.8" calcext:value-type="float">
            <text:p>926.8</text:p>
          </table:table-cell>
          <table:table-cell office:value-type="float" office:value="1124.81" calcext:value-type="float">
            <text:p>1124.81</text:p>
          </table:table-cell>
        </table:table-row>
        <table:table-row table:style-name="ro1">
          <table:table-cell office:value-type="float" office:value="27423006" calcext:value-type="float">
            <text:p>27423006</text:p>
          </table:table-cell>
          <table:table-cell table:formula="of:=[.A1716]/1000/(60*60*24)" office:value-type="time" office:time-value="PT07H37M03.006S" calcext:value-type="time">
            <text:p>07:37:03</text:p>
          </table:table-cell>
          <table:table-cell office:value-type="float" office:value="1.04" calcext:value-type="float">
            <text:p>1.04</text:p>
          </table:table-cell>
          <table:table-cell office:value-type="float" office:value="104.8" calcext:value-type="float">
            <text:p>104.8</text:p>
          </table:table-cell>
          <table:table-cell office:value-type="float" office:value="108.83" calcext:value-type="float">
            <text:p>108.83</text:p>
          </table:table-cell>
          <table:table-cell office:value-type="float" office:value="927.27" calcext:value-type="float">
            <text:p>927.27</text:p>
          </table:table-cell>
          <table:table-cell office:value-type="float" office:value="1125.3" calcext:value-type="float">
            <text:p>1125.3</text:p>
          </table:table-cell>
        </table:table-row>
        <table:table-row table:style-name="ro1">
          <table:table-cell office:value-type="float" office:value="27439006" calcext:value-type="float">
            <text:p>27439006</text:p>
          </table:table-cell>
          <table:table-cell table:formula="of:=[.A1717]/1000/(60*60*24)" office:value-type="time" office:time-value="PT07H37M19.006S" calcext:value-type="time">
            <text:p>07:37:19</text:p>
          </table:table-cell>
          <table:table-cell office:value-type="float" office:value="1.04" calcext:value-type="float">
            <text:p>1.04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62" calcext:value-type="float">
            <text:p>108.62</text:p>
          </table:table-cell>
          <table:table-cell office:value-type="float" office:value="927.74" calcext:value-type="float">
            <text:p>927.74</text:p>
          </table:table-cell>
          <table:table-cell office:value-type="float" office:value="1125.78" calcext:value-type="float">
            <text:p>1125.78</text:p>
          </table:table-cell>
        </table:table-row>
        <table:table-row table:style-name="ro1">
          <table:table-cell office:value-type="float" office:value="27455006" calcext:value-type="float">
            <text:p>27455006</text:p>
          </table:table-cell>
          <table:table-cell table:formula="of:=[.A1718]/1000/(60*60*24)" office:value-type="time" office:time-value="PT07H37M35.006S" calcext:value-type="time">
            <text:p>07:37:35</text:p>
          </table:table-cell>
          <table:table-cell office:value-type="float" office:value="1.03" calcext:value-type="float">
            <text:p>1.03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1" calcext:value-type="float">
            <text:p>108.1</text:p>
          </table:table-cell>
          <table:table-cell office:value-type="float" office:value="928.2" calcext:value-type="float">
            <text:p>928.2</text:p>
          </table:table-cell>
          <table:table-cell office:value-type="float" office:value="1126.26" calcext:value-type="float">
            <text:p>1126.26</text:p>
          </table:table-cell>
        </table:table-row>
        <table:table-row table:style-name="ro1">
          <table:table-cell office:value-type="float" office:value="27471006" calcext:value-type="float">
            <text:p>27471006</text:p>
          </table:table-cell>
          <table:table-cell table:formula="of:=[.A1719]/1000/(60*60*24)" office:value-type="time" office:time-value="PT07H37M51.006S" calcext:value-type="time">
            <text:p>07:37:51</text:p>
          </table:table-cell>
          <table:table-cell office:value-type="float" office:value="1.03" calcext:value-type="float">
            <text:p>1.03</text:p>
          </table:table-cell>
          <table:table-cell office:value-type="float" office:value="104.3" calcext:value-type="float">
            <text:p>104.3</text:p>
          </table:table-cell>
          <table:table-cell office:value-type="float" office:value="107.89" calcext:value-type="float">
            <text:p>107.89</text:p>
          </table:table-cell>
          <table:table-cell office:value-type="float" office:value="928.67" calcext:value-type="float">
            <text:p>928.67</text:p>
          </table:table-cell>
          <table:table-cell office:value-type="float" office:value="1126.74" calcext:value-type="float">
            <text:p>1126.74</text:p>
          </table:table-cell>
        </table:table-row>
        <table:table-row table:style-name="ro1">
          <table:table-cell office:value-type="float" office:value="27487006" calcext:value-type="float">
            <text:p>27487006</text:p>
          </table:table-cell>
          <table:table-cell table:formula="of:=[.A1720]/1000/(60*60*24)" office:value-type="time" office:time-value="PT07H38M07.006S" calcext:value-type="time">
            <text:p>07:38:07</text:p>
          </table:table-cell>
          <table:table-cell office:value-type="float" office:value="1.03" calcext:value-type="float">
            <text:p>1.03</text:p>
          </table:table-cell>
          <table:table-cell office:value-type="float" office:value="104.1" calcext:value-type="float">
            <text:p>104.1</text:p>
          </table:table-cell>
          <table:table-cell office:value-type="float" office:value="107.27" calcext:value-type="float">
            <text:p>107.27</text:p>
          </table:table-cell>
          <table:table-cell office:value-type="float" office:value="929.13" calcext:value-type="float">
            <text:p>929.13</text:p>
          </table:table-cell>
          <table:table-cell office:value-type="float" office:value="1127.22" calcext:value-type="float">
            <text:p>1127.22</text:p>
          </table:table-cell>
        </table:table-row>
        <table:table-row table:style-name="ro1">
          <table:table-cell office:value-type="float" office:value="27503006" calcext:value-type="float">
            <text:p>27503006</text:p>
          </table:table-cell>
          <table:table-cell table:formula="of:=[.A1721]/1000/(60*60*24)" office:value-type="time" office:time-value="PT07H38M23.006S" calcext:value-type="time">
            <text:p>07:38:23</text:p>
          </table:table-cell>
          <table:table-cell office:value-type="float" office:value="1.03" calcext:value-type="float">
            <text:p>1.03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06" calcext:value-type="float">
            <text:p>107.06</text:p>
          </table:table-cell>
          <table:table-cell office:value-type="float" office:value="929.59" calcext:value-type="float">
            <text:p>929.59</text:p>
          </table:table-cell>
          <table:table-cell office:value-type="float" office:value="1127.69" calcext:value-type="float">
            <text:p>1127.69</text:p>
          </table:table-cell>
        </table:table-row>
        <table:table-row table:style-name="ro1">
          <table:table-cell office:value-type="float" office:value="27519006" calcext:value-type="float">
            <text:p>27519006</text:p>
          </table:table-cell>
          <table:table-cell table:formula="of:=[.A1722]/1000/(60*60*24)" office:value-type="time" office:time-value="PT07H38M39.006S" calcext:value-type="time">
            <text:p>07:38:39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5" calcext:value-type="float">
            <text:p>106.85</text:p>
          </table:table-cell>
          <table:table-cell office:value-type="float" office:value="930.05" calcext:value-type="float">
            <text:p>930.05</text:p>
          </table:table-cell>
          <table:table-cell office:value-type="float" office:value="1128.17" calcext:value-type="float">
            <text:p>1128.17</text:p>
          </table:table-cell>
        </table:table-row>
        <table:table-row table:style-name="ro1">
          <table:table-cell office:value-type="float" office:value="27535006" calcext:value-type="float">
            <text:p>27535006</text:p>
          </table:table-cell>
          <table:table-cell table:formula="of:=[.A1723]/1000/(60*60*24)" office:value-type="time" office:time-value="PT07H38M55.006S" calcext:value-type="time">
            <text:p>07:38:55</text:p>
          </table:table-cell>
          <table:table-cell office:value-type="float" office:value="1.03" calcext:value-type="float">
            <text:p>1.03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33" calcext:value-type="float">
            <text:p>106.33</text:p>
          </table:table-cell>
          <table:table-cell office:value-type="float" office:value="930.51" calcext:value-type="float">
            <text:p>930.51</text:p>
          </table:table-cell>
          <table:table-cell office:value-type="float" office:value="1128.64" calcext:value-type="float">
            <text:p>1128.64</text:p>
          </table:table-cell>
        </table:table-row>
        <table:table-row table:style-name="ro1">
          <table:table-cell office:value-type="float" office:value="27551006" calcext:value-type="float">
            <text:p>27551006</text:p>
          </table:table-cell>
          <table:table-cell table:formula="of:=[.A1724]/1000/(60*60*24)" office:value-type="time" office:time-value="PT07H39M11.006S" calcext:value-type="time">
            <text:p>07:39:11</text:p>
          </table:table-cell>
          <table:table-cell office:value-type="float" office:value="1.02" calcext:value-type="float">
            <text:p>1.02</text:p>
          </table:table-cell>
          <table:table-cell office:value-type="float" office:value="103.4" calcext:value-type="float">
            <text:p>103.4</text:p>
          </table:table-cell>
          <table:table-cell office:value-type="float" office:value="105.71" calcext:value-type="float">
            <text:p>105.71</text:p>
          </table:table-cell>
          <table:table-cell office:value-type="float" office:value="930.97" calcext:value-type="float">
            <text:p>930.97</text:p>
          </table:table-cell>
          <table:table-cell office:value-type="float" office:value="1129.11" calcext:value-type="float">
            <text:p>1129.11</text:p>
          </table:table-cell>
        </table:table-row>
        <table:table-row table:style-name="ro1">
          <table:table-cell office:value-type="float" office:value="27567006" calcext:value-type="float">
            <text:p>27567006</text:p>
          </table:table-cell>
          <table:table-cell table:formula="of:=[.A1725]/1000/(60*60*24)" office:value-type="time" office:time-value="PT07H39M27.006S" calcext:value-type="time">
            <text:p>07:39:27</text:p>
          </table:table-cell>
          <table:table-cell office:value-type="float" office:value="1.02" calcext:value-type="float">
            <text:p>1.02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5" calcext:value-type="float">
            <text:p>105.5</text:p>
          </table:table-cell>
          <table:table-cell office:value-type="float" office:value="931.43" calcext:value-type="float">
            <text:p>931.43</text:p>
          </table:table-cell>
          <table:table-cell office:value-type="float" office:value="1129.58" calcext:value-type="float">
            <text:p>1129.58</text:p>
          </table:table-cell>
        </table:table-row>
        <table:table-row table:style-name="ro1">
          <table:table-cell office:value-type="float" office:value="27583006" calcext:value-type="float">
            <text:p>27583006</text:p>
          </table:table-cell>
          <table:table-cell table:formula="of:=[.A1726]/1000/(60*60*24)" office:value-type="time" office:time-value="PT07H39M43.006S" calcext:value-type="time">
            <text:p>07:39:43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5.3" calcext:value-type="float">
            <text:p>105.3</text:p>
          </table:table-cell>
          <table:table-cell office:value-type="float" office:value="931.89" calcext:value-type="float">
            <text:p>931.89</text:p>
          </table:table-cell>
          <table:table-cell office:value-type="float" office:value="1130.05" calcext:value-type="float">
            <text:p>1130.05</text:p>
          </table:table-cell>
        </table:table-row>
        <table:table-row table:style-name="ro1">
          <table:table-cell office:value-type="float" office:value="27599006" calcext:value-type="float">
            <text:p>27599006</text:p>
          </table:table-cell>
          <table:table-cell table:formula="of:=[.A1727]/1000/(60*60*24)" office:value-type="time" office:time-value="PT07H39M59.006S" calcext:value-type="time">
            <text:p>07:39:59</text:p>
          </table:table-cell>
          <table:table-cell office:value-type="float" office:value="1.02" calcext:value-type="float">
            <text:p>1.0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68" calcext:value-type="float">
            <text:p>104.68</text:p>
          </table:table-cell>
          <table:table-cell office:value-type="float" office:value="932.35" calcext:value-type="float">
            <text:p>932.35</text:p>
          </table:table-cell>
          <table:table-cell office:value-type="float" office:value="1130.52" calcext:value-type="float">
            <text:p>1130.52</text:p>
          </table:table-cell>
        </table:table-row>
        <table:table-row table:style-name="ro1">
          <table:table-cell office:value-type="float" office:value="27615006" calcext:value-type="float">
            <text:p>27615006</text:p>
          </table:table-cell>
          <table:table-cell table:formula="of:=[.A1728]/1000/(60*60*24)" office:value-type="time" office:time-value="PT07H40M15.006S" calcext:value-type="time">
            <text:p>07:40:15</text:p>
          </table:table-cell>
          <table:table-cell office:value-type="float" office:value="1.01" calcext:value-type="float">
            <text:p>1.01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06" calcext:value-type="float">
            <text:p>104.06</text:p>
          </table:table-cell>
          <table:table-cell office:value-type="float" office:value="932.8" calcext:value-type="float">
            <text:p>932.8</text:p>
          </table:table-cell>
          <table:table-cell office:value-type="float" office:value="1130.98" calcext:value-type="float">
            <text:p>1130.98</text:p>
          </table:table-cell>
        </table:table-row>
        <table:table-row table:style-name="ro1">
          <table:table-cell office:value-type="float" office:value="27631006" calcext:value-type="float">
            <text:p>27631006</text:p>
          </table:table-cell>
          <table:table-cell table:formula="of:=[.A1729]/1000/(60*60*24)" office:value-type="time" office:time-value="PT07H40M31.006S" calcext:value-type="time">
            <text:p>07:40:31</text:p>
          </table:table-cell>
          <table:table-cell office:value-type="float" office:value="1.01" calcext:value-type="float">
            <text:p>1.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86" calcext:value-type="float">
            <text:p>103.86</text:p>
          </table:table-cell>
          <table:table-cell office:value-type="float" office:value="933.26" calcext:value-type="float">
            <text:p>933.26</text:p>
          </table:table-cell>
          <table:table-cell office:value-type="float" office:value="1131.44" calcext:value-type="float">
            <text:p>1131.44</text:p>
          </table:table-cell>
        </table:table-row>
        <table:table-row table:style-name="ro1">
          <table:table-cell office:value-type="float" office:value="27647006" calcext:value-type="float">
            <text:p>27647006</text:p>
          </table:table-cell>
          <table:table-cell table:formula="of:=[.A1730]/1000/(60*60*24)" office:value-type="time" office:time-value="PT07H40M47.006S" calcext:value-type="time">
            <text:p>07:40:47</text:p>
          </table:table-cell>
          <table:table-cell office:value-type="float" office:value="1.01" calcext:value-type="float">
            <text:p>1.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24" calcext:value-type="float">
            <text:p>103.24</text:p>
          </table:table-cell>
          <table:table-cell office:value-type="float" office:value="933.71" calcext:value-type="float">
            <text:p>933.71</text:p>
          </table:table-cell>
          <table:table-cell office:value-type="float" office:value="1131.9" calcext:value-type="float">
            <text:p>1131.9</text:p>
          </table:table-cell>
        </table:table-row>
        <table:table-row table:style-name="ro1">
          <table:table-cell office:value-type="float" office:value="27663006" calcext:value-type="float">
            <text:p>27663006</text:p>
          </table:table-cell>
          <table:table-cell table:formula="of:=[.A1731]/1000/(60*60*24)" office:value-type="time" office:time-value="PT07H41M03.006S" calcext:value-type="time">
            <text:p>07:41:03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94" calcext:value-type="float">
            <text:p>102.94</text:p>
          </table:table-cell>
          <table:table-cell office:value-type="float" office:value="934.17" calcext:value-type="float">
            <text:p>934.17</text:p>
          </table:table-cell>
          <table:table-cell office:value-type="float" office:value="1132.36" calcext:value-type="float">
            <text:p>1132.36</text:p>
          </table:table-cell>
        </table:table-row>
        <table:table-row table:style-name="ro1">
          <table:table-cell office:value-type="float" office:value="27679006" calcext:value-type="float">
            <text:p>27679006</text:p>
          </table:table-cell>
          <table:table-cell table:formula="of:=[.A1732]/1000/(60*60*24)" office:value-type="time" office:time-value="PT07H41M19.006S" calcext:value-type="time">
            <text:p>07:41:19</text:p>
          </table:table-cell>
          <table:table-cell office:value-type="float" office:value="1.01" calcext:value-type="float">
            <text:p>1.01</text:p>
          </table:table-cell>
          <table:table-cell office:value-type="float" office:value="101.8" calcext:value-type="float">
            <text:p>101.8</text:p>
          </table:table-cell>
          <table:table-cell office:value-type="float" office:value="102.43" calcext:value-type="float">
            <text:p>102.43</text:p>
          </table:table-cell>
          <table:table-cell office:value-type="float" office:value="934.62" calcext:value-type="float">
            <text:p>934.62</text:p>
          </table:table-cell>
          <table:table-cell office:value-type="float" office:value="1132.82" calcext:value-type="float">
            <text:p>1132.82</text:p>
          </table:table-cell>
        </table:table-row>
        <table:table-row table:style-name="ro1">
          <table:table-cell office:value-type="float" office:value="27695006" calcext:value-type="float">
            <text:p>27695006</text:p>
          </table:table-cell>
          <table:table-cell table:formula="of:=[.A1733]/1000/(60*60*24)" office:value-type="time" office:time-value="PT07H41M35.006S" calcext:value-type="time">
            <text:p>07:41:35</text:p>
          </table:table-cell>
          <table:table-cell office:value-type="float" office:value="1.01" calcext:value-type="float">
            <text:p>1.0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12" calcext:value-type="float">
            <text:p>102.12</text:p>
          </table:table-cell>
          <table:table-cell office:value-type="float" office:value="935.07" calcext:value-type="float">
            <text:p>935.07</text:p>
          </table:table-cell>
          <table:table-cell office:value-type="float" office:value="1133.27" calcext:value-type="float">
            <text:p>1133.27</text:p>
          </table:table-cell>
        </table:table-row>
        <table:table-row table:style-name="ro1">
          <table:table-cell office:value-type="float" office:value="27711006" calcext:value-type="float">
            <text:p>27711006</text:p>
          </table:table-cell>
          <table:table-cell table:formula="of:=[.A1734]/1000/(60*60*24)" office:value-type="time" office:time-value="PT07H41M51.006S" calcext:value-type="time">
            <text:p>07:41:51</text:p>
          </table:table-cell>
          <table:table-cell office:value-type="float" office:value="1" calcext:value-type="float">
            <text:p>1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51" calcext:value-type="float">
            <text:p>101.51</text:p>
          </table:table-cell>
          <table:table-cell office:value-type="float" office:value="935.52" calcext:value-type="float">
            <text:p>935.52</text:p>
          </table:table-cell>
          <table:table-cell office:value-type="float" office:value="1133.72" calcext:value-type="float">
            <text:p>1133.72</text:p>
          </table:table-cell>
        </table:table-row>
        <table:table-row table:style-name="ro1">
          <table:table-cell office:value-type="float" office:value="27718006" calcext:value-type="float">
            <text:p>27718006</text:p>
          </table:table-cell>
          <table:table-cell table:formula="of:=[.A1735]/1000/(60*60*24)" office:value-type="time" office:time-value="PT07H41M58.006S" calcext:value-type="time">
            <text:p>07:41:58</text:p>
          </table:table-cell>
          <table:table-cell office:value-type="float" office:value="1" calcext:value-type="float">
            <text:p>1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01" calcext:value-type="float">
            <text:p>101.01</text:p>
          </table:table-cell>
          <table:table-cell office:value-type="float" office:value="935.72" calcext:value-type="float">
            <text:p>935.72</text:p>
          </table:table-cell>
          <table:table-cell office:value-type="float" office:value="1133.92" calcext:value-type="float">
            <text:p>1133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6T01:40:37.727000000</dc:date>
    <meta:editing-duration>PT8M53S</meta:editing-duration>
    <meta:editing-cycles>1</meta:editing-cycles>
    <meta:document-statistic meta:table-count="1" meta:cell-count="12145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71cm" svg:height="15.227cm" xlink:href=".." xlink:type="simple" chart:class="chart:line" chart:style-name="ch1">
        <chart:title svg:x="9.086cm" svg:y="0.44cm" chart:style-name="ch2">
          <text:p>Conrad Endurance AAA (ooc) @ 10 Ohm #1</text:p>
        </chart:title>
        <chart:legend chart:legend-position="end" svg:x="24.616cm" svg:y="7.314cm" style:legend-expansion="high" chart:style-name="ch3"/>
        <chart:plot-area chart:style-name="ch4" table:cell-range-address="LOGGER00.B1:LOGGER00.C1735" chart:data-source-has-labels="both" svg:x="0.541cm" svg:y="1.523cm" svg:width="23.534cm" svg:height="13.4cm">
          <chartooo:coordinate-region svg:x="1.453cm" svg:y="1.523cm" svg:width="22.622cm" svg:height="12.071cm"/>
          <chart:axis chart:dimension="x" chart:name="primary-x" chart:style-name="ch5" chartooo:axis-type="auto">
            <chartooo:date-scale/>
            <chart:categories table:cell-range-address="LOGGER00.B2:LOGGER00.B17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1735" chart:label-cell-address="LOGGER00.C1:LOGGER00.C1" chart:class="chart:line">
            <chart:data-point chart:repeated="17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1735</svg:desc>
                </draw:g>
              </table:table-cell>
              <table:table-cell office:value-type="float" office:value="1.41">
                <text:p>1.41</text:p>
                <draw:g>
                  <svg:desc>LOGGER00.C2:LOGGER00.C1735</svg:desc>
                </draw:g>
              </table:table-cell>
            </table:table-row>
            <table:table-row>
              <table:table-cell office:value-type="float" office:value="0.000173668981481482">
                <text:p>0.00017366898148148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0358865740740741">
                <text:p>0.00035886574074074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544050925925926">
                <text:p>0.00054405092592592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729236111111111">
                <text:p>0.00072923611111111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914421296296296">
                <text:p>0.00091442129629629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09960648148148">
                <text:p>0.0010996064814814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28479166666667">
                <text:p>0.0012847916666666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46997685185185">
                <text:p>0.00146997685185185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65516203703704">
                <text:p>0.0016551620370370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84034722222222">
                <text:p>0.0018403472222222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02553240740741">
                <text:p>0.0020255324074074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21071759259259">
                <text:p>0.0022107175925925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39590277777778">
                <text:p>0.0023959027777777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258108796296296">
                <text:p>0.0025810879629629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276627314814815">
                <text:p>0.0027662731481481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295145833333333">
                <text:p>0.0029514583333333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13664351851852">
                <text:p>0.0031366435185185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3218287037037">
                <text:p>0.003321828703703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50701388888889">
                <text:p>0.0035070138888888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69219907407407">
                <text:p>0.0036921990740740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87738425925926">
                <text:p>0.0038773842592592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06256944444444">
                <text:p>0.0040625694444444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24775462962963">
                <text:p>0.0042477546296296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43293981481482">
                <text:p>0.0044329398148148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618125">
                <text:p>0.00461812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80331018518518">
                <text:p>0.0048033101851851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98849537037037">
                <text:p>0.004988495370370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17368055555556">
                <text:p>0.0051736805555555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35886574074074">
                <text:p>0.0053588657407407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54405092592593">
                <text:p>0.0055440509259259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572923611111111">
                <text:p>0.0057292361111111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9144212962963">
                <text:p>0.005914421296296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609960648148148">
                <text:p>0.0060996064814814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28479166666667">
                <text:p>0.0062847916666666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646997685185185">
                <text:p>0.0064699768518518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665516203703704">
                <text:p>0.0066551620370370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684034722222222">
                <text:p>0.0068403472222222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02553240740741">
                <text:p>0.0070255324074074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21071759259259">
                <text:p>0.0072107175925925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39590277777778">
                <text:p>0.0073959027777777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758108796296296">
                <text:p>0.0075810879629629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776627314814815">
                <text:p>0.0077662731481481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795145833333333">
                <text:p>0.0079514583333333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813664351851852">
                <text:p>0.0081366435185185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83218287037037">
                <text:p>0.008321828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850701388888889">
                <text:p>0.0085070138888888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869219907407407">
                <text:p>0.0086921990740740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887738425925926">
                <text:p>0.0088773842592592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06256944444444">
                <text:p>0.0090625694444444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24775462962963">
                <text:p>0.00924775462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43293981481481">
                <text:p>0.0094329398148148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618125">
                <text:p>0.00961812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80331018518518">
                <text:p>0.0098033101851851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98849537037037">
                <text:p>0.0099884953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1736805555556">
                <text:p>0.010173680555555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3588657407407">
                <text:p>0.010358865740740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05440509259259">
                <text:p>0.010544050925925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07292361111111">
                <text:p>0.010729236111111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09144212962963">
                <text:p>0.01091442129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10996064814815">
                <text:p>0.011099606481481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12847916666667">
                <text:p>0.011284791666666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14699768518519">
                <text:p>0.011469976851851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1655150462963">
                <text:p>0.0116551504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18403472222222">
                <text:p>0.011840347222222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0255324074074">
                <text:p>0.012025532407407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2107175925926">
                <text:p>0.012210717592592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3959027777778">
                <text:p>0.012395902777777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581087962963">
                <text:p>0.012581087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27662731481482">
                <text:p>0.012766273148148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29514583333333">
                <text:p>0.01295145833333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31366435185185">
                <text:p>0.01313664351851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33218287037037">
                <text:p>0.013321828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35070138888889">
                <text:p>0.01350701388888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36921990740741">
                <text:p>0.013692199074074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38773842592593">
                <text:p>0.0138773842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0625694444444">
                <text:p>0.01406256944444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2477546296296">
                <text:p>0.0142477546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4329398148148">
                <text:p>0.014432939814814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618125">
                <text:p>0.0146181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8033101851852">
                <text:p>0.0148033101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9884953703704">
                <text:p>0.014988495370370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1736805555556">
                <text:p>0.0151736805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3588657407407">
                <text:p>0.0153588657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5440509259259">
                <text:p>0.015544050925925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57292361111111">
                <text:p>0.0157292361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59144212962963">
                <text:p>0.0159144212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0996064814815">
                <text:p>0.01609960648148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62847916666667">
                <text:p>0.0162847916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64699768518519">
                <text:p>0.016469976851851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6655162037037">
                <text:p>0.016655162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68403472222222">
                <text:p>0.01684034722222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0255324074074">
                <text:p>0.017025532407407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2107175925926">
                <text:p>0.0172107175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3959027777778">
                <text:p>0.01739590277777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581087962963">
                <text:p>0.017581087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77662731481481">
                <text:p>0.017766273148148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9514467592593">
                <text:p>0.017951446759259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1366435185185">
                <text:p>0.018136643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83218287037037">
                <text:p>0.018321828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85070138888889">
                <text:p>0.018507013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86921990740741">
                <text:p>0.018692199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88773842592593">
                <text:p>0.0188773842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0625694444444">
                <text:p>0.019062569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2477546296296">
                <text:p>0.019247754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4329398148148">
                <text:p>0.019432939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618125">
                <text:p>0.0196181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8033101851852">
                <text:p>0.019803310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199884953703704">
                <text:p>0.019988495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1736689814815">
                <text:p>0.0201736689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3588657407407">
                <text:p>0.020358865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5440509259259">
                <text:p>0.0205440509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7292361111111">
                <text:p>0.020729236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9144212962963">
                <text:p>0.02091442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0996064814815">
                <text:p>0.021099606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2847916666667">
                <text:p>0.0212847916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4699768518518">
                <text:p>0.021469976851851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655162037037">
                <text:p>0.021655162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8403472222222">
                <text:p>0.021840347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20255324074074">
                <text:p>0.022025532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2107175925926">
                <text:p>0.02221071759259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23959027777778">
                <text:p>0.022395902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2581087962963">
                <text:p>0.02258108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27662615740741">
                <text:p>0.0227662615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9514583333333">
                <text:p>0.0229514583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1366435185185">
                <text:p>0.023136643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3218287037037">
                <text:p>0.023321828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5070138888889">
                <text:p>0.0235070138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6921990740741">
                <text:p>0.0236921990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38773842592593">
                <text:p>0.023877384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0625694444444">
                <text:p>0.0240625694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2477546296296">
                <text:p>0.024247754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4329398148148">
                <text:p>0.024432939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618125">
                <text:p>0.0246181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8033101851852">
                <text:p>0.0248033101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9884953703704">
                <text:p>0.024988495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1736805555555">
                <text:p>0.025173680555555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3588657407407">
                <text:p>0.0253588657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5440509259259">
                <text:p>0.0255440509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7292361111111">
                <text:p>0.025729236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59144212962963">
                <text:p>0.025914421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0996064814815">
                <text:p>0.026099606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62847916666667">
                <text:p>0.026284791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64699768518518">
                <text:p>0.026469976851851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6655162037037">
                <text:p>0.02665516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68403472222222">
                <text:p>0.026840347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0255324074074">
                <text:p>0.027025532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2107175925926">
                <text:p>0.027210717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3959027777778">
                <text:p>0.027395902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581087962963">
                <text:p>0.02758108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7662731481481">
                <text:p>0.027766273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9514583333333">
                <text:p>0.027951458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1366435185185">
                <text:p>0.028136643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83218287037037">
                <text:p>0.02832182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5070138888889">
                <text:p>0.028507013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6921990740741">
                <text:p>0.028692199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88773842592593">
                <text:p>0.028877384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0625694444444">
                <text:p>0.029062569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2477546296296">
                <text:p>0.029247754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4329398148148">
                <text:p>0.029432939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618125">
                <text:p>0.0296181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8033101851852">
                <text:p>0.029803310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299884953703704">
                <text:p>0.029988495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1736805555556">
                <text:p>0.030173680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3588657407407">
                <text:p>0.0303588657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5440509259259">
                <text:p>0.030544050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7292361111111">
                <text:p>0.030729236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9144097222222">
                <text:p>0.030914409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0996064814815">
                <text:p>0.031099606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2847916666667">
                <text:p>0.031284791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4699768518518">
                <text:p>0.031469976851851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655162037037">
                <text:p>0.03165516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8403472222222">
                <text:p>0.031840347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0255208333333">
                <text:p>0.03202552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2107175925926">
                <text:p>0.032210717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3959027777778">
                <text:p>0.032395902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581087962963">
                <text:p>0.0325810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7662731481481">
                <text:p>0.0327662731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9514583333333">
                <text:p>0.032951458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1366435185185">
                <text:p>0.033136643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3218287037037">
                <text:p>0.033321828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5070138888889">
                <text:p>0.033507013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6921990740741">
                <text:p>0.033692199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8773842592593">
                <text:p>0.033877384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0625694444444">
                <text:p>0.034062569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2477546296296">
                <text:p>0.034247754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4329398148148">
                <text:p>0.034432939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618125">
                <text:p>0.034618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8033101851852">
                <text:p>0.034803310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49884953703704">
                <text:p>0.034988495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1736805555555">
                <text:p>0.035173680555555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3588657407407">
                <text:p>0.035358865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5440509259259">
                <text:p>0.035544050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7292361111111">
                <text:p>0.035729236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59144212962963">
                <text:p>0.03591442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0996064814815">
                <text:p>0.036099606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2847916666667">
                <text:p>0.036284791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4699768518518">
                <text:p>0.0364699768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655162037037">
                <text:p>0.03665516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8403472222222">
                <text:p>0.036840347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0255324074074">
                <text:p>0.037025532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2107175925926">
                <text:p>0.037210717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3959027777778">
                <text:p>0.037395902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581087962963">
                <text:p>0.03758108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7662731481481">
                <text:p>0.037766273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9514583333333">
                <text:p>0.037951458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1366435185185">
                <text:p>0.038136643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3218287037037">
                <text:p>0.03832182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5070138888889">
                <text:p>0.038507013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6921990740741">
                <text:p>0.038692199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8773842592593">
                <text:p>0.038877384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0625694444444">
                <text:p>0.039062569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2477546296296">
                <text:p>0.039247754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4329398148148">
                <text:p>0.039432939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618125">
                <text:p>0.039618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8033101851852">
                <text:p>0.039803310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99884953703704">
                <text:p>0.039988495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1736805555556">
                <text:p>0.040173680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3588657407407">
                <text:p>0.040358865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5440509259259">
                <text:p>0.040544050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7292361111111">
                <text:p>0.040729236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09144212962963">
                <text:p>0.04091442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0996064814815">
                <text:p>0.041099606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2847916666667">
                <text:p>0.041284791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4699768518519">
                <text:p>0.041469976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655162037037">
                <text:p>0.041655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8403472222222">
                <text:p>0.041840347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0255324074074">
                <text:p>0.042025532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2107175925926">
                <text:p>0.042210717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3959027777778">
                <text:p>0.042395902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581087962963">
                <text:p>0.042581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7662731481481">
                <text:p>0.042766273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9514583333333">
                <text:p>0.042951458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1366435185185">
                <text:p>0.043136643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3218287037037">
                <text:p>0.04332182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5070138888889">
                <text:p>0.043507013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6921990740741">
                <text:p>0.043692199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8773842592593">
                <text:p>0.043877384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0625694444444">
                <text:p>0.044062569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2477430555556">
                <text:p>0.04424774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4329398148148">
                <text:p>0.044432939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618125">
                <text:p>0.044618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8033101851852">
                <text:p>0.044803310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9884953703704">
                <text:p>0.044988495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1736805555556">
                <text:p>0.045173680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3588657407407">
                <text:p>0.045358865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5440509259259">
                <text:p>0.045544050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7292361111111">
                <text:p>0.045729236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9144097222222">
                <text:p>0.04591440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0996064814815">
                <text:p>0.046099606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2847916666667">
                <text:p>0.046284791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4699768518519">
                <text:p>0.046469976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6655162037037">
                <text:p>0.046655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8403472222222">
                <text:p>0.04684034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0255324074074">
                <text:p>0.04702553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2107175925926">
                <text:p>0.04721071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3959027777778">
                <text:p>0.047395902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581087962963">
                <text:p>0.047581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7662731481481">
                <text:p>0.047766273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79514583333333">
                <text:p>0.047951458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1366435185185">
                <text:p>0.04813664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3218287037037">
                <text:p>0.048321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5070138888889">
                <text:p>0.048507013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6921990740741">
                <text:p>0.04869219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88773842592593">
                <text:p>0.04887738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0625694444444">
                <text:p>0.04906256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2477546296296">
                <text:p>0.049247754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4329398148148">
                <text:p>0.049432939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618125">
                <text:p>0.04961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8033101851852">
                <text:p>0.049803310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9884953703704">
                <text:p>0.049988495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1736805555556">
                <text:p>0.05017368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3588657407407">
                <text:p>0.05035886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5440509259259">
                <text:p>0.050544050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7292361111111">
                <text:p>0.050729236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9144212962963">
                <text:p>0.0509144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0996064814815">
                <text:p>0.051099606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2847916666667">
                <text:p>0.05128479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4699768518519">
                <text:p>0.051469976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655162037037">
                <text:p>0.051655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8403472222222">
                <text:p>0.05184034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0255324074074">
                <text:p>0.05202553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2107175925926">
                <text:p>0.05221071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3959027777778">
                <text:p>0.052395902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581087962963">
                <text:p>0.05258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7662731481481">
                <text:p>0.052766273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9514583333333">
                <text:p>0.052951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1366435185185">
                <text:p>0.05313664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3218287037037">
                <text:p>0.053321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5070138888889">
                <text:p>0.053507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6921990740741">
                <text:p>0.05369219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8773842592593">
                <text:p>0.053877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0625694444445">
                <text:p>0.05406256944444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2477546296296">
                <text:p>0.054247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4329398148148">
                <text:p>0.05443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618125">
                <text:p>0.05461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8033101851852">
                <text:p>0.054803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9884953703704">
                <text:p>0.054988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1736805555556">
                <text:p>0.055173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3588657407407">
                <text:p>0.055358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5440509259259">
                <text:p>0.05554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7292361111111">
                <text:p>0.055729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9144212962963">
                <text:p>0.055914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0996064814815">
                <text:p>0.056099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2847916666667">
                <text:p>0.056284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4699768518519">
                <text:p>0.05646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655162037037">
                <text:p>0.05665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8403472222222">
                <text:p>0.056840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0255324074074">
                <text:p>0.057025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2107175925926">
                <text:p>0.057210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3959027777778">
                <text:p>0.057395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581087962963">
                <text:p>0.05758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7662731481482">
                <text:p>0.057766273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9514583333333">
                <text:p>0.057951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1366435185185">
                <text:p>0.058136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3218287037037">
                <text:p>0.058321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5070138888889">
                <text:p>0.058507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6921990740741">
                <text:p>0.058692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8773842592593">
                <text:p>0.058877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0625694444444">
                <text:p>0.059062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2477546296296">
                <text:p>0.059247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329398148148">
                <text:p>0.05943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18125">
                <text:p>0.05961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8033101851852">
                <text:p>0.059803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9884953703704">
                <text:p>0.059988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1736805555556">
                <text:p>0.060173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3588657407407">
                <text:p>0.060358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5440509259259">
                <text:p>0.06054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7292361111111">
                <text:p>0.060729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144212962963">
                <text:p>0.060914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0996064814815">
                <text:p>0.061099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2847916666667">
                <text:p>0.061284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699768518519">
                <text:p>0.06146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655162037037">
                <text:p>0.06165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8403472222222">
                <text:p>0.061840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0255324074074">
                <text:p>0.062025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107175925926">
                <text:p>0.062210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3959027777778">
                <text:p>0.062395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581087962963">
                <text:p>0.06258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7662731481482">
                <text:p>0.062766273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514583333333">
                <text:p>0.062951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1366435185185">
                <text:p>0.063136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3218287037037">
                <text:p>0.063321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5070138888889">
                <text:p>0.063507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6921990740741">
                <text:p>0.063692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8773842592593">
                <text:p>0.063877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0625694444445">
                <text:p>0.064062569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2477546296296">
                <text:p>0.064247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329398148148">
                <text:p>0.06443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18125">
                <text:p>0.06461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8033101851852">
                <text:p>0.064803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884953703704">
                <text:p>0.064988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736805555556">
                <text:p>0.065173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3588657407408">
                <text:p>0.0653588657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440509259259">
                <text:p>0.06554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292361111111">
                <text:p>0.065729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9144097222222">
                <text:p>0.06591440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0996064814815">
                <text:p>0.066099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2847916666667">
                <text:p>0.066284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4699768518519">
                <text:p>0.06646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655162037037">
                <text:p>0.06665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8403472222222">
                <text:p>0.066840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0255324074074">
                <text:p>0.067025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2107175925926">
                <text:p>0.067210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3959027777778">
                <text:p>0.067395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581087962963">
                <text:p>0.06758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7662731481481">
                <text:p>0.067766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9514583333333">
                <text:p>0.067951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1366435185185">
                <text:p>0.068136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3218287037037">
                <text:p>0.068321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5070138888889">
                <text:p>0.068507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6921990740741">
                <text:p>0.068692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8773842592593">
                <text:p>0.068877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0625694444444">
                <text:p>0.069062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2477546296296">
                <text:p>0.069247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4329398148148">
                <text:p>0.069432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618125">
                <text:p>0.06961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8033101851852">
                <text:p>0.069803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9884953703704">
                <text:p>0.06998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1736805555556">
                <text:p>0.07017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3588657407407">
                <text:p>0.07035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5440509259259">
                <text:p>0.070544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7292361111111">
                <text:p>0.07072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9144212962963">
                <text:p>0.070914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0996064814815">
                <text:p>0.071099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2847916666667">
                <text:p>0.071284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4699768518519">
                <text:p>0.07146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655162037037">
                <text:p>0.07165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8403472222222">
                <text:p>0.071840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0255324074074">
                <text:p>0.07202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2107060185185">
                <text:p>0.07221070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3959027777778">
                <text:p>0.07239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581087962963">
                <text:p>0.07258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7662731481482">
                <text:p>0.07276627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9514583333333">
                <text:p>0.07295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1366435185185">
                <text:p>0.07313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3218287037037">
                <text:p>0.07332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5070138888889">
                <text:p>0.07350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6921990740741">
                <text:p>0.07369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38773842592593">
                <text:p>0.07387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0625694444444">
                <text:p>0.074062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2477546296296">
                <text:p>0.07424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4329398148148">
                <text:p>0.074432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618125">
                <text:p>0.07461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8033101851852">
                <text:p>0.07480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49884953703704">
                <text:p>0.07498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1736805555556">
                <text:p>0.07517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3588657407407">
                <text:p>0.07535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5440509259259">
                <text:p>0.07554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7292361111111">
                <text:p>0.07572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9144212962963">
                <text:p>0.07591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0996064814815">
                <text:p>0.07609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2847916666667">
                <text:p>0.07628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4699768518519">
                <text:p>0.076469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655162037037">
                <text:p>0.07665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8403472222222">
                <text:p>0.07684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0255324074074">
                <text:p>0.07702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2107175925926">
                <text:p>0.077210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3959027777778">
                <text:p>0.07739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581087962963">
                <text:p>0.07758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7662731481482">
                <text:p>0.07776627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9514583333333">
                <text:p>0.07795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1366435185185">
                <text:p>0.07813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3218287037037">
                <text:p>0.07832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5070138888889">
                <text:p>0.07850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6921990740741">
                <text:p>0.07869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8773842592593">
                <text:p>0.07887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0625694444445">
                <text:p>0.079062569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2477546296296">
                <text:p>0.07924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4329398148148">
                <text:p>0.079432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618125">
                <text:p>0.07961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8033101851852">
                <text:p>0.07980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9884953703704">
                <text:p>0.07998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1736805555556">
                <text:p>0.08017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3588657407408">
                <text:p>0.080358865740740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5440509259259">
                <text:p>0.08054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7292361111111">
                <text:p>0.08072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9144212962963">
                <text:p>0.08091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0996064814815">
                <text:p>0.08109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2847916666667">
                <text:p>0.08128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4699768518519">
                <text:p>0.081469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6551620370371">
                <text:p>0.081655162037037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8403472222222">
                <text:p>0.08184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0255324074074">
                <text:p>0.08202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2107175925926">
                <text:p>0.082210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3959027777778">
                <text:p>0.08239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581087962963">
                <text:p>0.08258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7662731481481">
                <text:p>0.082766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9514583333333">
                <text:p>0.08295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1366435185185">
                <text:p>0.08313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3218287037037">
                <text:p>0.08332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5070138888889">
                <text:p>0.08350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6921990740741">
                <text:p>0.08369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8773842592593">
                <text:p>0.08387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0625694444444">
                <text:p>0.084062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2477546296296">
                <text:p>0.08424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4329398148148">
                <text:p>0.084432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618125">
                <text:p>0.08461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8033101851852">
                <text:p>0.08480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9884953703704">
                <text:p>0.08498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1736805555556">
                <text:p>0.08517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3588657407407">
                <text:p>0.08535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5440509259259">
                <text:p>0.08554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7292361111111">
                <text:p>0.08572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9144212962963">
                <text:p>0.08591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0996064814815">
                <text:p>0.08609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2847916666667">
                <text:p>0.08628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4699768518519">
                <text:p>0.086469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655162037037">
                <text:p>0.08665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8403472222222">
                <text:p>0.08684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0255324074074">
                <text:p>0.08702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2107175925926">
                <text:p>0.087210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3959027777778">
                <text:p>0.08739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581087962963">
                <text:p>0.08758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7662731481482">
                <text:p>0.08776627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9514583333333">
                <text:p>0.08795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1366435185185">
                <text:p>0.08813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3218171296296">
                <text:p>0.08832181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5070138888889">
                <text:p>0.08850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6921990740741">
                <text:p>0.08869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8773842592593">
                <text:p>0.08887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0625694444445">
                <text:p>0.089062569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2477546296296">
                <text:p>0.08924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4329398148148">
                <text:p>0.089432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618125">
                <text:p>0.08961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8033101851852">
                <text:p>0.08980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9884953703704">
                <text:p>0.08998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1736805555556">
                <text:p>0.090173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3588657407407">
                <text:p>0.09035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5440509259259">
                <text:p>0.09054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7292361111111">
                <text:p>0.09072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9144212962963">
                <text:p>0.09091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0996064814815">
                <text:p>0.09109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2847916666667">
                <text:p>0.09128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4699768518519">
                <text:p>0.091469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655162037037">
                <text:p>0.09165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8403472222222">
                <text:p>0.09184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0255324074074">
                <text:p>0.09202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2107175925926">
                <text:p>0.092210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3959027777778">
                <text:p>0.09239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581087962963">
                <text:p>0.09258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7662731481482">
                <text:p>0.09276627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9514583333333">
                <text:p>0.09295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1366435185185">
                <text:p>0.09313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3218287037037">
                <text:p>0.09332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5070138888889">
                <text:p>0.09350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6921875">
                <text:p>0.093692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8773842592593">
                <text:p>0.093877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0625694444445">
                <text:p>0.094062569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2477546296296">
                <text:p>0.09424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4329282407407">
                <text:p>0.09443292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618125">
                <text:p>0.09461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8033101851852">
                <text:p>0.09480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9884953703704">
                <text:p>0.09498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1736805555555">
                <text:p>0.0951736805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3588657407407">
                <text:p>0.095358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5440509259259">
                <text:p>0.095544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7292361111111">
                <text:p>0.095729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9144212962963">
                <text:p>0.09591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0996064814815">
                <text:p>0.09609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2847916666667">
                <text:p>0.096284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4699768518518">
                <text:p>0.09646997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655162037037">
                <text:p>0.09665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8403472222222">
                <text:p>0.096840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0255208333333">
                <text:p>0.09702552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2107175925926">
                <text:p>0.097210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3959027777778">
                <text:p>0.097395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581087962963">
                <text:p>0.09758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7662731481481">
                <text:p>0.097766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9514583333333">
                <text:p>0.097951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1366435185185">
                <text:p>0.09813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3218287037037">
                <text:p>0.098321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5070138888889">
                <text:p>0.098507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6921990740741">
                <text:p>0.098692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8773842592592">
                <text:p>0.098877384259259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0625694444444">
                <text:p>0.099062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2477546296296">
                <text:p>0.099247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4329398148148">
                <text:p>0.0994329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618125">
                <text:p>0.09961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8033101851852">
                <text:p>0.09980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9884953703704">
                <text:p>0.0999884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173680555556">
                <text:p>0.10017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358865740741">
                <text:p>0.10035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544050925926">
                <text:p>0.10054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729236111111">
                <text:p>0.10072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914421296296">
                <text:p>0.10091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099606481481">
                <text:p>0.10109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284791666667">
                <text:p>0.10128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469976851852">
                <text:p>0.10146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655162037037">
                <text:p>0.10165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840347222222">
                <text:p>0.10184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025532407407">
                <text:p>0.10202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210717592593">
                <text:p>0.10221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395902777778">
                <text:p>0.10239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581087962963">
                <text:p>0.10258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766273148148">
                <text:p>0.10276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951458333333">
                <text:p>0.10295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136643518519">
                <text:p>0.10313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321828703704">
                <text:p>0.10332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507013888889">
                <text:p>0.10350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692199074074">
                <text:p>0.10369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877384259259">
                <text:p>0.10387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062569444444">
                <text:p>0.10406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24775462963">
                <text:p>0.104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432939814815">
                <text:p>0.10443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618125">
                <text:p>0.10461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803310185185">
                <text:p>0.10480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98849537037">
                <text:p>0.10498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173680555556">
                <text:p>0.10517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358865740741">
                <text:p>0.10535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544050925926">
                <text:p>0.10554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729236111111">
                <text:p>0.10572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914421296296">
                <text:p>0.10591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099606481481">
                <text:p>0.10609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284791666667">
                <text:p>0.10628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469976851852">
                <text:p>0.10646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655162037037">
                <text:p>0.10665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840347222222">
                <text:p>0.10684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025532407407">
                <text:p>0.10702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210717592593">
                <text:p>0.10721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395902777778">
                <text:p>0.10739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581087962963">
                <text:p>0.107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766273148148">
                <text:p>0.10776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951458333333">
                <text:p>0.107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136643518519">
                <text:p>0.10813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321828703704">
                <text:p>0.10832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507013888889">
                <text:p>0.10850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692199074074">
                <text:p>0.10869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877384259259">
                <text:p>0.10887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062569444444">
                <text:p>0.10906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24775462963">
                <text:p>0.10924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432939814815">
                <text:p>0.10943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618125">
                <text:p>0.10961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803310185185">
                <text:p>0.109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98849537037">
                <text:p>0.10998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173680555556">
                <text:p>0.11017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358865740741">
                <text:p>0.11035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544050925926">
                <text:p>0.11054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729236111111">
                <text:p>0.11072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914421296296">
                <text:p>0.11091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099606481481">
                <text:p>0.11109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284791666667">
                <text:p>0.11128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469976851852">
                <text:p>0.11146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655162037037">
                <text:p>0.11165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840347222222">
                <text:p>0.11184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025532407407">
                <text:p>0.11202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210717592593">
                <text:p>0.11221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395902777778">
                <text:p>0.11239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581087962963">
                <text:p>0.112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766273148148">
                <text:p>0.11276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951458333333">
                <text:p>0.112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136643518519">
                <text:p>0.11313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321828703704">
                <text:p>0.11332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507002314815">
                <text:p>0.113507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692199074074">
                <text:p>0.11369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877384259259">
                <text:p>0.11387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062569444444">
                <text:p>0.11406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24775462963">
                <text:p>0.114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432939814815">
                <text:p>0.11443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618125">
                <text:p>0.11461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803310185185">
                <text:p>0.114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98849537037">
                <text:p>0.11498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173680555556">
                <text:p>0.11517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358865740741">
                <text:p>0.11535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544050925926">
                <text:p>0.11554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729236111111">
                <text:p>0.11572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914421296296">
                <text:p>0.11591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099606481481">
                <text:p>0.11609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284791666667">
                <text:p>0.11628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469976851852">
                <text:p>0.11646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655162037037">
                <text:p>0.11665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840347222222">
                <text:p>0.11684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025532407407">
                <text:p>0.11702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210717592593">
                <text:p>0.11721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395902777778">
                <text:p>0.11739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581087962963">
                <text:p>0.117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766273148148">
                <text:p>0.11776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951458333333">
                <text:p>0.117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136643518519">
                <text:p>0.11813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321828703704">
                <text:p>0.11832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507013888889">
                <text:p>0.11850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692199074074">
                <text:p>0.11869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877372685185">
                <text:p>0.118877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062569444444">
                <text:p>0.11906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24775462963">
                <text:p>0.119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432939814815">
                <text:p>0.11943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618125">
                <text:p>0.11961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803310185185">
                <text:p>0.119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98849537037">
                <text:p>0.11998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173680555556">
                <text:p>0.12017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358865740741">
                <text:p>0.12035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544050925926">
                <text:p>0.12054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729236111111">
                <text:p>0.12072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914421296296">
                <text:p>0.12091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099606481481">
                <text:p>0.12109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284791666667">
                <text:p>0.12128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469976851852">
                <text:p>0.12146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655162037037">
                <text:p>0.12165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840347222222">
                <text:p>0.12184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025532407407">
                <text:p>0.12202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210717592593">
                <text:p>0.12221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395902777778">
                <text:p>0.12239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581087962963">
                <text:p>0.122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766261574074">
                <text:p>0.12276626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951458333333">
                <text:p>0.122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136643518519">
                <text:p>0.12313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321828703704">
                <text:p>0.12332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507013888889">
                <text:p>0.12350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692199074074">
                <text:p>0.12369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877384259259">
                <text:p>0.12387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062569444444">
                <text:p>0.12406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24775462963">
                <text:p>0.124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432939814815">
                <text:p>0.12443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618125">
                <text:p>0.12461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803310185185">
                <text:p>0.124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98849537037">
                <text:p>0.12498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173680555556">
                <text:p>0.12517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358865740741">
                <text:p>0.12535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544050925926">
                <text:p>0.12554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729236111111">
                <text:p>0.12572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914421296296">
                <text:p>0.12591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099606481481">
                <text:p>0.12609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284791666667">
                <text:p>0.12628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469976851852">
                <text:p>0.12646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655162037037">
                <text:p>0.12665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840347222222">
                <text:p>0.12684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025532407407">
                <text:p>0.12702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210717592593">
                <text:p>0.12721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395902777778">
                <text:p>0.12739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581087962963">
                <text:p>0.127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766273148148">
                <text:p>0.12776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951458333333">
                <text:p>0.127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136643518519">
                <text:p>0.12813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321828703704">
                <text:p>0.12832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507013888889">
                <text:p>0.12850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692199074074">
                <text:p>0.12869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877384259259">
                <text:p>0.12887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062569444444">
                <text:p>0.12906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24775462963">
                <text:p>0.129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432939814815">
                <text:p>0.12943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618125">
                <text:p>0.12961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803310185185">
                <text:p>0.129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988483796296">
                <text:p>0.12998848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173680555556">
                <text:p>0.13017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358865740741">
                <text:p>0.13035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544050925926">
                <text:p>0.13054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729236111111">
                <text:p>0.13072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914421296296">
                <text:p>0.13091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099606481481">
                <text:p>0.13109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284791666667">
                <text:p>0.13128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469976851852">
                <text:p>0.13146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655162037037">
                <text:p>0.13165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840347222222">
                <text:p>0.13184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025532407407">
                <text:p>0.13202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210717592593">
                <text:p>0.13221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395891203704">
                <text:p>0.13239589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581087962963">
                <text:p>0.132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766273148148">
                <text:p>0.13276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951458333333">
                <text:p>0.132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136643518519">
                <text:p>0.13313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321828703704">
                <text:p>0.13332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507013888889">
                <text:p>0.13350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692199074074">
                <text:p>0.13369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877384259259">
                <text:p>0.13387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062569444444">
                <text:p>0.13406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24775462963">
                <text:p>0.134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432939814815">
                <text:p>0.13443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618125">
                <text:p>0.13461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803310185185">
                <text:p>0.134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98849537037">
                <text:p>0.13498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173680555556">
                <text:p>0.13517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358865740741">
                <text:p>0.13535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544050925926">
                <text:p>0.13554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729224537037">
                <text:p>0.13572922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914421296296">
                <text:p>0.13591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099606481481">
                <text:p>0.13609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284791666667">
                <text:p>0.13628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469976851852">
                <text:p>0.13646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655162037037">
                <text:p>0.13665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840347222222">
                <text:p>0.13684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025532407407">
                <text:p>0.13702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210717592593">
                <text:p>0.13721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395902777778">
                <text:p>0.13739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581087962963">
                <text:p>0.137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766273148148">
                <text:p>0.13776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951458333333">
                <text:p>0.137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136643518519">
                <text:p>0.13813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321828703704">
                <text:p>0.13832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507013888889">
                <text:p>0.13850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692199074074">
                <text:p>0.13869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877384259259">
                <text:p>0.13887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062569444444">
                <text:p>0.13906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24775462963">
                <text:p>0.139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432939814815">
                <text:p>0.13943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618125">
                <text:p>0.13961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803310185185">
                <text:p>0.139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98849537037">
                <text:p>0.13998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173680555556">
                <text:p>0.14017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358865740741">
                <text:p>0.14035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544050925926">
                <text:p>0.14054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729236111111">
                <text:p>0.14072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914421296296">
                <text:p>0.14091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099606481481">
                <text:p>0.14109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284791666667">
                <text:p>0.14128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469976851852">
                <text:p>0.14146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655162037037">
                <text:p>0.14165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840347222222">
                <text:p>0.14184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025532407407">
                <text:p>0.14202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210706018519">
                <text:p>0.14221070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395902777778">
                <text:p>0.14239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581087962963">
                <text:p>0.142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766273148148">
                <text:p>0.14276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951458333333">
                <text:p>0.142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136643518519">
                <text:p>0.14313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321828703704">
                <text:p>0.14332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507013888889">
                <text:p>0.14350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692199074074">
                <text:p>0.14369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77384259259">
                <text:p>0.14387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062569444444">
                <text:p>0.14406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24775462963">
                <text:p>0.144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432939814815">
                <text:p>0.14443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18125">
                <text:p>0.14461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803310185185">
                <text:p>0.144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98849537037">
                <text:p>0.14498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173680555556">
                <text:p>0.14517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358865740741">
                <text:p>0.14535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544050925926">
                <text:p>0.14554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729236111111">
                <text:p>0.14572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914421296296">
                <text:p>0.14591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099606481481">
                <text:p>0.14609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284791666667">
                <text:p>0.14628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69976851852">
                <text:p>0.14646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655162037037">
                <text:p>0.14665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840347222222">
                <text:p>0.14684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25532407407">
                <text:p>0.14702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210717592593">
                <text:p>0.14721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395902777778">
                <text:p>0.14739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581087962963">
                <text:p>0.147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766273148148">
                <text:p>0.14776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951458333333">
                <text:p>0.147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136643518519">
                <text:p>0.14813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321828703704">
                <text:p>0.14832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507013888889">
                <text:p>0.14850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692199074074">
                <text:p>0.14869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877384259259">
                <text:p>0.14887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062569444444">
                <text:p>0.14906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24775462963">
                <text:p>0.149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432939814815">
                <text:p>0.14943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618125">
                <text:p>0.14961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803310185185">
                <text:p>0.149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8849537037">
                <text:p>0.14998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173680555556">
                <text:p>0.15017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358854166667">
                <text:p>0.15035885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544050925926">
                <text:p>0.15054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729236111111">
                <text:p>0.15072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914421296296">
                <text:p>0.15091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099606481481">
                <text:p>0.15109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284791666667">
                <text:p>0.15128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469976851852">
                <text:p>0.15146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655162037037">
                <text:p>0.15165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840347222222">
                <text:p>0.15184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025532407407">
                <text:p>0.15202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210717592593">
                <text:p>0.15221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395902777778">
                <text:p>0.15239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581087962963">
                <text:p>0.152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766273148148">
                <text:p>0.15276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951458333333">
                <text:p>0.152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136643518519">
                <text:p>0.15313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321828703704">
                <text:p>0.15332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507013888889">
                <text:p>0.15350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692199074074">
                <text:p>0.15369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877384259259">
                <text:p>0.15387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062569444444">
                <text:p>0.15406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24775462963">
                <text:p>0.154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432939814815">
                <text:p>0.15443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618125">
                <text:p>0.15461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803310185185">
                <text:p>0.154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98849537037">
                <text:p>0.15498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173680555556">
                <text:p>0.15517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358865740741">
                <text:p>0.15535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544050925926">
                <text:p>0.15554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729236111111">
                <text:p>0.15572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914421296296">
                <text:p>0.15591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099606481481">
                <text:p>0.15609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284791666667">
                <text:p>0.15628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469976851852">
                <text:p>0.15646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655162037037">
                <text:p>0.15665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840347222222">
                <text:p>0.15684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025532407407">
                <text:p>0.15702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210717592593">
                <text:p>0.15721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395902777778">
                <text:p>0.15739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581087962963">
                <text:p>0.157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766273148148">
                <text:p>0.15776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951458333333">
                <text:p>0.157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136643518518">
                <text:p>0.15813664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32181712963">
                <text:p>0.15832181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507013888889">
                <text:p>0.15850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692199074074">
                <text:p>0.15869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877384259259">
                <text:p>0.15887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062569444444">
                <text:p>0.15906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24775462963">
                <text:p>0.159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432939814815">
                <text:p>0.15943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618125">
                <text:p>0.15961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803310185185">
                <text:p>0.159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98849537037">
                <text:p>0.15998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173680555556">
                <text:p>0.16017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358865740741">
                <text:p>0.16035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544050925926">
                <text:p>0.16054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729236111111">
                <text:p>0.16072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914409722222">
                <text:p>0.16091440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099606481481">
                <text:p>0.16109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284791666667">
                <text:p>0.16128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469976851852">
                <text:p>0.16146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655162037037">
                <text:p>0.16165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840347222222">
                <text:p>0.16184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025532407407">
                <text:p>0.16202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210717592593">
                <text:p>0.16221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395902777778">
                <text:p>0.16239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581087962963">
                <text:p>0.16258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766273148148">
                <text:p>0.16276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951458333333">
                <text:p>0.16295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136643518518">
                <text:p>0.16313664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321828703704">
                <text:p>0.16332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507013888889">
                <text:p>0.16350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692199074074">
                <text:p>0.16369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877384259259">
                <text:p>0.16387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062569444444">
                <text:p>0.16406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24775462963">
                <text:p>0.16424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432939814815">
                <text:p>0.16443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618125">
                <text:p>0.16461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803310185185">
                <text:p>0.16480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98849537037">
                <text:p>0.16498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173680555556">
                <text:p>0.16517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358865740741">
                <text:p>0.16535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544050925926">
                <text:p>0.16554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729236111111">
                <text:p>0.16572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914421296296">
                <text:p>0.16591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099606481481">
                <text:p>0.16609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284791666667">
                <text:p>0.16628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469976851852">
                <text:p>0.16646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655162037037">
                <text:p>0.16665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840347222222">
                <text:p>0.16684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025532407407">
                <text:p>0.16702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210717592593">
                <text:p>0.16721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395902777778">
                <text:p>0.16739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581087962963">
                <text:p>0.16758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766273148148">
                <text:p>0.16776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951458333333">
                <text:p>0.16795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136643518518">
                <text:p>0.16813664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321828703704">
                <text:p>0.16832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507013888889">
                <text:p>0.16850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692199074074">
                <text:p>0.16869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877384259259">
                <text:p>0.16887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062569444444">
                <text:p>0.16906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24775462963">
                <text:p>0.16924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432939814815">
                <text:p>0.16943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618125">
                <text:p>0.16961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803310185185">
                <text:p>0.16980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98849537037">
                <text:p>0.16998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173680555556">
                <text:p>0.17017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358865740741">
                <text:p>0.17035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544050925926">
                <text:p>0.17054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729236111111">
                <text:p>0.17072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914421296296">
                <text:p>0.17091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099606481481">
                <text:p>0.17109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284791666667">
                <text:p>0.17128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469976851852">
                <text:p>0.17146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655162037037">
                <text:p>0.17165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840347222222">
                <text:p>0.17184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025532407407">
                <text:p>0.17202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210717592593">
                <text:p>0.17221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395902777778">
                <text:p>0.17239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581087962963">
                <text:p>0.17258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766273148148">
                <text:p>0.17276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951458333333">
                <text:p>0.17295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136643518519">
                <text:p>0.173136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321828703704">
                <text:p>0.17332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507013888889">
                <text:p>0.17350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692199074074">
                <text:p>0.17369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877384259259">
                <text:p>0.17387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062569444444">
                <text:p>0.17406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24775462963">
                <text:p>0.17424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432939814815">
                <text:p>0.17443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618125">
                <text:p>0.17461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803298611111">
                <text:p>0.17480329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98849537037">
                <text:p>0.17498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173680555556">
                <text:p>0.17517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358865740741">
                <text:p>0.17535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544050925926">
                <text:p>0.17554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729236111111">
                <text:p>0.17572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914421296296">
                <text:p>0.17591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099606481481">
                <text:p>0.17609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284791666667">
                <text:p>0.17628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469976851852">
                <text:p>0.17646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655162037037">
                <text:p>0.17665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840347222222">
                <text:p>0.17684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025532407407">
                <text:p>0.17702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210717592593">
                <text:p>0.17721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395902777778">
                <text:p>0.17739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581087962963">
                <text:p>0.17758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766273148148">
                <text:p>0.17776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951458333333">
                <text:p>0.17795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136643518519">
                <text:p>0.178136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321828703704">
                <text:p>0.17832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507013888889">
                <text:p>0.17850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692199074074">
                <text:p>0.17869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877384259259">
                <text:p>0.17887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062569444444">
                <text:p>0.17906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24775462963">
                <text:p>0.17924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432939814815">
                <text:p>0.17943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618125">
                <text:p>0.17961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803310185185">
                <text:p>0.17980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98849537037">
                <text:p>0.17998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173680555556">
                <text:p>0.18017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358865740741">
                <text:p>0.18035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544039351852">
                <text:p>0.18054403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729236111111">
                <text:p>0.18072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914421296296">
                <text:p>0.18091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099606481481">
                <text:p>0.18109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284791666667">
                <text:p>0.18128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469976851852">
                <text:p>0.18146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655162037037">
                <text:p>0.18165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840347222222">
                <text:p>0.18184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025532407407">
                <text:p>0.18202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210717592593">
                <text:p>0.18221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395902777778">
                <text:p>0.18239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581087962963">
                <text:p>0.18258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766273148148">
                <text:p>0.18276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951458333333">
                <text:p>0.18295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136643518519">
                <text:p>0.183136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321828703704">
                <text:p>0.18332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507013888889">
                <text:p>0.18350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692199074074">
                <text:p>0.18369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877384259259">
                <text:p>0.18387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062569444444">
                <text:p>0.18406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24775462963">
                <text:p>0.18424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432939814815">
                <text:p>0.18443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618125">
                <text:p>0.18461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803310185185">
                <text:p>0.18480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98849537037">
                <text:p>0.18498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173680555556">
                <text:p>0.18517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358865740741">
                <text:p>0.18535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544050925926">
                <text:p>0.18554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729236111111">
                <text:p>0.18572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914421296296">
                <text:p>0.18591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099606481481">
                <text:p>0.18609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284791666667">
                <text:p>0.18628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469976851852">
                <text:p>0.18646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655162037037">
                <text:p>0.18665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840347222222">
                <text:p>0.18684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025532407407">
                <text:p>0.18702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210717592593">
                <text:p>0.18721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395902777778">
                <text:p>0.18739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581087962963">
                <text:p>0.18758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766273148148">
                <text:p>0.18776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951458333333">
                <text:p>0.18795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136643518518">
                <text:p>0.18813664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321828703704">
                <text:p>0.18832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507013888889">
                <text:p>0.18850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692199074074">
                <text:p>0.18869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877384259259">
                <text:p>0.18887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062569444444">
                <text:p>0.18906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4775462963">
                <text:p>0.18924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432939814815">
                <text:p>0.18943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18125">
                <text:p>0.18961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803310185185">
                <text:p>0.18980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8849537037">
                <text:p>0.18998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73680555556">
                <text:p>0.19017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58865740741">
                <text:p>0.19035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44050925926">
                <text:p>0.19054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29236111111">
                <text:p>0.19072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14421296296">
                <text:p>0.19091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099606481482">
                <text:p>0.1910996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84791666667">
                <text:p>0.19128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69976851852">
                <text:p>0.19146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55162037037">
                <text:p>0.19165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40347222222">
                <text:p>0.19184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25532407407">
                <text:p>0.19202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10717592593">
                <text:p>0.19221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395902777778">
                <text:p>0.19239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81087962963">
                <text:p>0.19258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66273148148">
                <text:p>0.19276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51458333333">
                <text:p>0.19295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36643518519">
                <text:p>0.19313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21828703704">
                <text:p>0.19332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07013888889">
                <text:p>0.19350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92199074074">
                <text:p>0.19369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77384259259">
                <text:p>0.19387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62569444444">
                <text:p>0.19406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24775462963">
                <text:p>0.19424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32939814815">
                <text:p>0.19443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18125">
                <text:p>0.19461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803310185185">
                <text:p>0.19480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8849537037">
                <text:p>0.19498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173680555556">
                <text:p>0.19517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58865740741">
                <text:p>0.19535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44050925926">
                <text:p>0.19554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29236111111">
                <text:p>0.19572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14421296296">
                <text:p>0.19591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099606481482">
                <text:p>0.1960996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84791666667">
                <text:p>0.19628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69976851852">
                <text:p>0.19646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55162037037">
                <text:p>0.19665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40347222222">
                <text:p>0.19684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25532407407">
                <text:p>0.19702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210717592593">
                <text:p>0.19721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395902777778">
                <text:p>0.19739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581087962963">
                <text:p>0.19758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766273148148">
                <text:p>0.19776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951458333333">
                <text:p>0.19795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136631944444">
                <text:p>0.19813663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21828703704">
                <text:p>0.19832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507013888889">
                <text:p>0.19850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692199074074">
                <text:p>0.19869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877384259259">
                <text:p>0.19887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06255787037">
                <text:p>0.19906255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24775462963">
                <text:p>0.19924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432939814815">
                <text:p>0.19943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618125">
                <text:p>0.19961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803310185185">
                <text:p>0.19980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998849537037">
                <text:p>0.19998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173680555556">
                <text:p>0.20017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358865740741">
                <text:p>0.20035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544050925926">
                <text:p>0.20054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729236111111">
                <text:p>0.20072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914421296296">
                <text:p>0.20091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099606481481">
                <text:p>0.20109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284791666667">
                <text:p>0.20128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469976851852">
                <text:p>0.20146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655162037037">
                <text:p>0.20165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1840347222222">
                <text:p>0.20184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025532407407">
                <text:p>0.20202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210717592593">
                <text:p>0.20221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395902777778">
                <text:p>0.20239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581087962963">
                <text:p>0.20258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766273148148">
                <text:p>0.20276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2951458333333">
                <text:p>0.20295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136643518519">
                <text:p>0.20313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321828703704">
                <text:p>0.20332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507013888889">
                <text:p>0.20350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692199074074">
                <text:p>0.20369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877384259259">
                <text:p>0.20387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062569444444">
                <text:p>0.20406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24775462963">
                <text:p>0.20424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432939814815">
                <text:p>0.20443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618125">
                <text:p>0.20461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803310185185">
                <text:p>0.20480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98849537037">
                <text:p>0.20498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173680555556">
                <text:p>0.20517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358865740741">
                <text:p>0.20535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544050925926">
                <text:p>0.20554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729236111111">
                <text:p>0.20572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914421296296">
                <text:p>0.20591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099606481481">
                <text:p>0.20609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284791666667">
                <text:p>0.20628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469976851852">
                <text:p>0.20646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655162037037">
                <text:p>0.20665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840347222222">
                <text:p>0.20684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025532407407">
                <text:p>0.20702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210717592593">
                <text:p>0.20721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395902777778">
                <text:p>0.20739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581087962963">
                <text:p>0.20758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766273148148">
                <text:p>0.20776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951458333333">
                <text:p>0.20795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136643518519">
                <text:p>0.20813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321828703704">
                <text:p>0.20832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507013888889">
                <text:p>0.20850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692199074074">
                <text:p>0.20869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877384259259">
                <text:p>0.20887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062569444444">
                <text:p>0.20906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24775462963">
                <text:p>0.20924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432939814815">
                <text:p>0.20943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618125">
                <text:p>0.20961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803310185185">
                <text:p>0.20980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98849537037">
                <text:p>0.20998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173680555556">
                <text:p>0.21017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358865740741">
                <text:p>0.21035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544050925926">
                <text:p>0.21054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729236111111">
                <text:p>0.21072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914421296296">
                <text:p>0.21091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099606481481">
                <text:p>0.21109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284791666667">
                <text:p>0.21128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469976851852">
                <text:p>0.21146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655162037037">
                <text:p>0.21165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840347222222">
                <text:p>0.21184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025532407407">
                <text:p>0.21202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210717592593">
                <text:p>0.21221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395902777778">
                <text:p>0.21239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581087962963">
                <text:p>0.21258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766273148148">
                <text:p>0.21276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951458333333">
                <text:p>0.21295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136643518518">
                <text:p>0.213136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321828703704">
                <text:p>0.21332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507013888889">
                <text:p>0.21350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692199074074">
                <text:p>0.21369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877384259259">
                <text:p>0.21387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062569444444">
                <text:p>0.21406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24775462963">
                <text:p>0.21424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432939814815">
                <text:p>0.21443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618125">
                <text:p>0.21461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803310185185">
                <text:p>0.21480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98849537037">
                <text:p>0.21498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173680555556">
                <text:p>0.21517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358865740741">
                <text:p>0.21535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544050925926">
                <text:p>0.21554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729236111111">
                <text:p>0.21572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914421296296">
                <text:p>0.21591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099606481481">
                <text:p>0.21609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284791666667">
                <text:p>0.21628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469976851852">
                <text:p>0.21646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655162037037">
                <text:p>0.21665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840347222222">
                <text:p>0.21684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025532407407">
                <text:p>0.21702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210717592593">
                <text:p>0.21721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395902777778">
                <text:p>0.21739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581076388889">
                <text:p>0.21758107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766273148148">
                <text:p>0.21776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7951458333333">
                <text:p>0.21795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136643518518">
                <text:p>0.218136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321828703704">
                <text:p>0.21832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507013888889">
                <text:p>0.21850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8692199074074">
                <text:p>0.21869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877384259259">
                <text:p>0.21887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062569444444">
                <text:p>0.21906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24775462963">
                <text:p>0.21924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432939814815">
                <text:p>0.21943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618125">
                <text:p>0.21961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803310185185">
                <text:p>0.21980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9988483796296">
                <text:p>0.2199884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173680555556">
                <text:p>0.22017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358865740741">
                <text:p>0.22035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544050925926">
                <text:p>0.22054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729236111111">
                <text:p>0.22072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0914421296296">
                <text:p>0.22091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099606481481">
                <text:p>0.22109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284791666667">
                <text:p>0.22128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469976851852">
                <text:p>0.22146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655162037037">
                <text:p>0.22165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1840347222222">
                <text:p>0.22184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025532407407">
                <text:p>0.22202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210717592593">
                <text:p>0.22221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395902777778">
                <text:p>0.22239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581087962963">
                <text:p>0.22258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766273148148">
                <text:p>0.22276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2951458333333">
                <text:p>0.22295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136643518519">
                <text:p>0.223136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321828703704">
                <text:p>0.22332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507013888889">
                <text:p>0.22350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692199074074">
                <text:p>0.22369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3877372685185">
                <text:p>0.22387737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062569444444">
                <text:p>0.22406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24775462963">
                <text:p>0.22424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432939814815">
                <text:p>0.22443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618125">
                <text:p>0.22461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803310185185">
                <text:p>0.22480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498849537037">
                <text:p>0.22498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173680555556">
                <text:p>0.22517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358865740741">
                <text:p>0.22535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544050925926">
                <text:p>0.22554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729236111111">
                <text:p>0.22572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5914421296296">
                <text:p>0.225914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099606481481">
                <text:p>0.22609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284791666667">
                <text:p>0.226284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469976851852">
                <text:p>0.22646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655162037037">
                <text:p>0.22665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6840347222222">
                <text:p>0.226840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025532407407">
                <text:p>0.22702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210717592593">
                <text:p>0.22721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395902777778">
                <text:p>0.22739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581087962963">
                <text:p>0.22758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766273148148">
                <text:p>0.22776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7951458333333">
                <text:p>0.227951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136643518518">
                <text:p>0.228136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321828703704">
                <text:p>0.22832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507013888889">
                <text:p>0.228507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692199074074">
                <text:p>0.22869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8877384259259">
                <text:p>0.22887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062569444444">
                <text:p>0.22906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24775462963">
                <text:p>0.22924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432939814815">
                <text:p>0.229432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618125">
                <text:p>0.22961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803310185185">
                <text:p>0.22980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29988483796296">
                <text:p>0.22998848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173680555556">
                <text:p>0.230173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358865740741">
                <text:p>0.23035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544050925926">
                <text:p>0.23054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729236111111">
                <text:p>0.230729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0914421296296">
                <text:p>0.23091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099606481482">
                <text:p>0.23109960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284791666667">
                <text:p>0.23128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469976851852">
                <text:p>0.23146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655162037037">
                <text:p>0.23165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1840347222222">
                <text:p>0.23184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025532407407">
                <text:p>0.23202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210717592593">
                <text:p>0.23221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395902777778">
                <text:p>0.23239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581087962963">
                <text:p>0.23258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766273148148">
                <text:p>0.23276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2951458333333">
                <text:p>0.23295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136643518519">
                <text:p>0.233136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321828703704">
                <text:p>0.23332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507013888889">
                <text:p>0.233507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692199074074">
                <text:p>0.23369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877384259259">
                <text:p>0.233877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062569444444">
                <text:p>0.23406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24775462963">
                <text:p>0.23424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432939814815">
                <text:p>0.23443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618125">
                <text:p>0.23461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803310185185">
                <text:p>0.23480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98849537037">
                <text:p>0.23498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173680555556">
                <text:p>0.23517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358865740741">
                <text:p>0.23535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544050925926">
                <text:p>0.23554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729236111111">
                <text:p>0.23572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5914421296296">
                <text:p>0.23591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099606481481">
                <text:p>0.23609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284791666667">
                <text:p>0.23628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469976851852">
                <text:p>0.23646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655162037037">
                <text:p>0.23665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6840347222222">
                <text:p>0.23684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025532407407">
                <text:p>0.23702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210717592593">
                <text:p>0.23721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395902777778">
                <text:p>0.23739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581087962963">
                <text:p>0.23758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766273148148">
                <text:p>0.23776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7951458333333">
                <text:p>0.23795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136643518518">
                <text:p>0.238136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321828703704">
                <text:p>0.23832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507013888889">
                <text:p>0.238507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692199074074">
                <text:p>0.23869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8877384259259">
                <text:p>0.23887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062569444444">
                <text:p>0.23906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24775462963">
                <text:p>0.23924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432939814815">
                <text:p>0.23943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618125">
                <text:p>0.23961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803310185185">
                <text:p>0.23980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998849537037">
                <text:p>0.23998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173680555556">
                <text:p>0.24017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358865740741">
                <text:p>0.24035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544050925926">
                <text:p>0.24054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729236111111">
                <text:p>0.24072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0914421296296">
                <text:p>0.24091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099606481481">
                <text:p>0.24109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284791666667">
                <text:p>0.24128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469976851852">
                <text:p>0.24146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655162037037">
                <text:p>0.24165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1840347222222">
                <text:p>0.24184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025520833333">
                <text:p>0.24202552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210717592593">
                <text:p>0.24221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395902777778">
                <text:p>0.24239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581087962963">
                <text:p>0.24258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766273148148">
                <text:p>0.24276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2951458333333">
                <text:p>0.24295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136643518518">
                <text:p>0.243136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321828703704">
                <text:p>0.24332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507013888889">
                <text:p>0.243507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692199074074">
                <text:p>0.24369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3877384259259">
                <text:p>0.24387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062569444444">
                <text:p>0.24406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24775462963">
                <text:p>0.24424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432939814815">
                <text:p>0.24443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618125">
                <text:p>0.24461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803310185185">
                <text:p>0.24480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498849537037">
                <text:p>0.24498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173680555556">
                <text:p>0.24517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358865740741">
                <text:p>0.24535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544050925926">
                <text:p>0.24554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729236111111">
                <text:p>0.24572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5914421296296">
                <text:p>0.24591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099606481481">
                <text:p>0.24609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284791666667">
                <text:p>0.24628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469976851852">
                <text:p>0.24646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655162037037">
                <text:p>0.24665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6840347222222">
                <text:p>0.24684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025532407407">
                <text:p>0.24702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210717592593">
                <text:p>0.24721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395902777778">
                <text:p>0.24739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581087962963">
                <text:p>0.24758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7766273148148">
                <text:p>0.24776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7951458333333">
                <text:p>0.24795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136643518519">
                <text:p>0.248136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321828703704">
                <text:p>0.24832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507013888889">
                <text:p>0.24850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8692199074074">
                <text:p>0.24869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8877384259259">
                <text:p>0.24887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062569444444">
                <text:p>0.24906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24775462963">
                <text:p>0.24924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432939814815">
                <text:p>0.24943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618125">
                <text:p>0.24961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9803310185185">
                <text:p>0.24980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4998849537037">
                <text:p>0.24998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173680555556">
                <text:p>0.25017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358865740741">
                <text:p>0.25035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544050925926">
                <text:p>0.25054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729236111111">
                <text:p>0.25072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0914421296296">
                <text:p>0.25091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099606481481">
                <text:p>0.25109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284791666667">
                <text:p>0.25128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469976851852">
                <text:p>0.25146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655162037037">
                <text:p>0.25165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1840347222222">
                <text:p>0.25184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025532407407">
                <text:p>0.25202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210717592593">
                <text:p>0.25221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395902777778">
                <text:p>0.25239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581087962963">
                <text:p>0.25258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766273148148">
                <text:p>0.25276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2951458333333">
                <text:p>0.25295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136643518519">
                <text:p>0.25313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321828703704">
                <text:p>0.25332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507013888889">
                <text:p>0.25350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692199074074">
                <text:p>0.25369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3877384259259">
                <text:p>0.25387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062569444444">
                <text:p>0.25406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24775462963">
                <text:p>0.25424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432939814815">
                <text:p>0.25443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618125">
                <text:p>0.25461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803310185185">
                <text:p>0.25480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498849537037">
                <text:p>0.25498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173680555556">
                <text:p>0.25517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358865740741">
                <text:p>0.25535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544050925926">
                <text:p>0.25554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729236111111">
                <text:p>0.25572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5914421296296">
                <text:p>0.25591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099606481481">
                <text:p>0.25609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284791666667">
                <text:p>0.25628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469976851852">
                <text:p>0.25646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655162037037">
                <text:p>0.25665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6840347222222">
                <text:p>0.25684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025532407407">
                <text:p>0.25702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210717592593">
                <text:p>0.25721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395902777778">
                <text:p>0.25739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581087962963">
                <text:p>0.25758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766273148148">
                <text:p>0.25776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7951458333333">
                <text:p>0.25795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136643518519">
                <text:p>0.25813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321828703704">
                <text:p>0.25832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507013888889">
                <text:p>0.25850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58692199074074">
                <text:p>0.25869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877384259259">
                <text:p>0.25887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062569444444">
                <text:p>0.25906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24775462963">
                <text:p>0.25924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432939814815">
                <text:p>0.25943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618125">
                <text:p>0.25961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803310185185">
                <text:p>0.25980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998849537037">
                <text:p>0.25998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173680555556">
                <text:p>0.26017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358865740741">
                <text:p>0.26035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544050925926">
                <text:p>0.26054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729236111111">
                <text:p>0.26072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0914421296296">
                <text:p>0.26091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099606481481">
                <text:p>0.26109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284791666667">
                <text:p>0.26128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469976851852">
                <text:p>0.26146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655162037037">
                <text:p>0.26165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1840347222222">
                <text:p>0.26184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025532407407">
                <text:p>0.26202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210706018518">
                <text:p>0.26221070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395902777778">
                <text:p>0.26239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581087962963">
                <text:p>0.26258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766273148148">
                <text:p>0.26276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2951458333333">
                <text:p>0.26295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136643518518">
                <text:p>0.26313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321828703704">
                <text:p>0.26332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507013888889">
                <text:p>0.26350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692199074074">
                <text:p>0.26369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3877384259259">
                <text:p>0.26387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062569444444">
                <text:p>0.26406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24775462963">
                <text:p>0.26424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432939814815">
                <text:p>0.26443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618125">
                <text:p>0.26461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803310185185">
                <text:p>0.26480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498849537037">
                <text:p>0.26498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173680555556">
                <text:p>0.26517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358865740741">
                <text:p>0.26535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544050925926">
                <text:p>0.26554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729236111111">
                <text:p>0.26572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5914421296296">
                <text:p>0.26591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099606481481">
                <text:p>0.26609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284791666667">
                <text:p>0.26628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469976851852">
                <text:p>0.26646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655162037037">
                <text:p>0.26665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6840347222222">
                <text:p>0.26684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025532407407">
                <text:p>0.26702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210717592593">
                <text:p>0.26721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395902777778">
                <text:p>0.26739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581087962963">
                <text:p>0.26758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766273148148">
                <text:p>0.26776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7951458333333">
                <text:p>0.26795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136643518518">
                <text:p>0.26813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321828703704">
                <text:p>0.26832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507013888889">
                <text:p>0.26850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692199074074">
                <text:p>0.26869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8877384259259">
                <text:p>0.26887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062569444444">
                <text:p>0.26906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24775462963">
                <text:p>0.26924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432928240741">
                <text:p>0.2694329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618125">
                <text:p>0.26961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69803310185185">
                <text:p>0.269803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98849537037">
                <text:p>0.26998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173680555556">
                <text:p>0.27017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358865740741">
                <text:p>0.27035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0544050925926">
                <text:p>0.270544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729236111111">
                <text:p>0.270729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914421296296">
                <text:p>0.270914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099606481481">
                <text:p>0.271099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284791666667">
                <text:p>0.271284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469976851852">
                <text:p>0.271469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655162037037">
                <text:p>0.27165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840347222222">
                <text:p>0.27184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025532407407">
                <text:p>0.272025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210717592593">
                <text:p>0.27221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395902777778">
                <text:p>0.272395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581087962963">
                <text:p>0.27258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766273148148">
                <text:p>0.272766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951458333333">
                <text:p>0.27295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136643518519">
                <text:p>0.2731366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321828703704">
                <text:p>0.273321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507013888889">
                <text:p>0.273507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692199074074">
                <text:p>0.273692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877384259259">
                <text:p>0.273877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062569444444">
                <text:p>0.274062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24775462963">
                <text:p>0.27424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432939814815">
                <text:p>0.274432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618125">
                <text:p>0.27461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803310185185">
                <text:p>0.274803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98849537037">
                <text:p>0.27498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173680555556">
                <text:p>0.275173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358865740741">
                <text:p>0.275358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544050925926">
                <text:p>0.275544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729236111111">
                <text:p>0.275729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914421296296">
                <text:p>0.275914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099606481481">
                <text:p>0.276099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284791666667">
                <text:p>0.276284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469976851852">
                <text:p>0.276469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655162037037">
                <text:p>0.27665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840347222222">
                <text:p>0.27684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025532407407">
                <text:p>0.277025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210717592593">
                <text:p>0.27721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395902777778">
                <text:p>0.277395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581087962963">
                <text:p>0.27758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766273148148">
                <text:p>0.277766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7951458333333">
                <text:p>0.277951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136631944444">
                <text:p>0.27813663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321828703704">
                <text:p>0.278321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507013888889">
                <text:p>0.278507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692199074074">
                <text:p>0.278692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877384259259">
                <text:p>0.278877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062569444444">
                <text:p>0.279062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24775462963">
                <text:p>0.27924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432939814815">
                <text:p>0.279432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618125">
                <text:p>0.27961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803310185185">
                <text:p>0.279803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998849537037">
                <text:p>0.27998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173680555556">
                <text:p>0.2801736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358865740741">
                <text:p>0.280358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544050925926">
                <text:p>0.280544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729236111111">
                <text:p>0.280729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0914421296296">
                <text:p>0.280914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099606481481">
                <text:p>0.28109960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284791666667">
                <text:p>0.281284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469976851852">
                <text:p>0.281469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655162037037">
                <text:p>0.281655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1840347222222">
                <text:p>0.281840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025532407407">
                <text:p>0.282025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210717592593">
                <text:p>0.282210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395902777778">
                <text:p>0.282395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581087962963">
                <text:p>0.282581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766273148148">
                <text:p>0.282766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2951458333333">
                <text:p>0.282951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136643518519">
                <text:p>0.283136643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321828703704">
                <text:p>0.283321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507013888889">
                <text:p>0.283507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692199074074">
                <text:p>0.283692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3877384259259">
                <text:p>0.283877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062569444444">
                <text:p>0.284062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24775462963">
                <text:p>0.28424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432939814815">
                <text:p>0.284432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618125">
                <text:p>0.28461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803310185185">
                <text:p>0.284803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498849537037">
                <text:p>0.28498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173680555556">
                <text:p>0.2851736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358865740741">
                <text:p>0.285358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544050925926">
                <text:p>0.285544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729236111111">
                <text:p>0.285729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5914421296296">
                <text:p>0.285914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099606481481">
                <text:p>0.2860996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6284791666667">
                <text:p>0.286284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469976851852">
                <text:p>0.286469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6655162037037">
                <text:p>0.286655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6840347222222">
                <text:p>0.286840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7025532407407">
                <text:p>0.287025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210717592593">
                <text:p>0.287210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7395902777778">
                <text:p>0.287395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7581087962963">
                <text:p>0.287581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7766273148148">
                <text:p>0.287766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87951458333333">
                <text:p>0.2879514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136643518518">
                <text:p>0.28813664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321828703704">
                <text:p>0.288321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507013888889">
                <text:p>0.2885070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692199074074">
                <text:p>0.288692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8877384259259">
                <text:p>0.288877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062569444444">
                <text:p>0.289062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24775462963">
                <text:p>0.28924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432939814815">
                <text:p>0.289432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618125">
                <text:p>0.28961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803310185185">
                <text:p>0.289803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998849537037">
                <text:p>0.28998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0173680555556">
                <text:p>0.290173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0358865740741">
                <text:p>0.290358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0544050925926">
                <text:p>0.290544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0729236111111">
                <text:p>0.290729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0914421296296">
                <text:p>0.290914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1099594907407">
                <text:p>0.29109959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1284791666667">
                <text:p>0.291284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1469976851852">
                <text:p>0.291469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1655162037037">
                <text:p>0.2916551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840347222222">
                <text:p>0.291840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2025532407407">
                <text:p>0.29202553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210717592593">
                <text:p>0.29221071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395902777778">
                <text:p>0.292395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92581087962963">
                <text:p>0.2925810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766273148148">
                <text:p>0.29276627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951458333333">
                <text:p>0.29295145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136643518519">
                <text:p>0.293136643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321828703704">
                <text:p>0.29332182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507013888889">
                <text:p>0.29350701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692199074074">
                <text:p>0.29369219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877384259259">
                <text:p>0.29387738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062569444444">
                <text:p>0.29406256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24775462963">
                <text:p>0.294247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432939814815">
                <text:p>0.29443293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618125">
                <text:p>0.29461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803310185185">
                <text:p>0.29480331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98849537037">
                <text:p>0.29498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173680555556">
                <text:p>0.29517368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358865740741">
                <text:p>0.29535886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544050925926">
                <text:p>0.29554405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729236111111">
                <text:p>0.295729236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914421296296">
                <text:p>0.29591442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099606481481">
                <text:p>0.296099606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284791666667">
                <text:p>0.29628479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469976851852">
                <text:p>0.29646997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655162037037">
                <text:p>0.2966551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840347222222">
                <text:p>0.29684034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025532407407">
                <text:p>0.29702553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210717592593">
                <text:p>0.29721071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395902777778">
                <text:p>0.29739590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581087962963">
                <text:p>0.2975810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766273148148">
                <text:p>0.29776627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951458333333">
                <text:p>0.29795145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136643518519">
                <text:p>0.298136643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321828703704">
                <text:p>0.29832182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507013888889">
                <text:p>0.29850701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692199074074">
                <text:p>0.29869219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8877384259259">
                <text:p>0.29887738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062569444444">
                <text:p>0.29906256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24775462963">
                <text:p>0.299247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432939814815">
                <text:p>0.29943293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618125">
                <text:p>0.299618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803310185185">
                <text:p>0.29980331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98849537037">
                <text:p>0.299988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173680555556">
                <text:p>0.30017368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358865740741">
                <text:p>0.30035886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544050925926">
                <text:p>0.30054405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729236111111">
                <text:p>0.30072923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914421296296">
                <text:p>0.30091442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099606481481">
                <text:p>0.30109960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284791666667">
                <text:p>0.3012847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469976851852">
                <text:p>0.301469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655162037037">
                <text:p>0.301655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840347222222">
                <text:p>0.301840347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025532407407">
                <text:p>0.302025532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210717592593">
                <text:p>0.302210717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395902777778">
                <text:p>0.302395902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581087962963">
                <text:p>0.30258108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766273148148">
                <text:p>0.302766273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951458333333">
                <text:p>0.302951458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136643518519">
                <text:p>0.303136643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321828703704">
                <text:p>0.303321828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507013888889">
                <text:p>0.303507013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692199074074">
                <text:p>0.303692199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877372685185">
                <text:p>0.303877372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062569444444">
                <text:p>0.304062569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24775462963">
                <text:p>0.304247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432939814815">
                <text:p>0.304432939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618125">
                <text:p>0.30461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803310185185">
                <text:p>0.304803310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98849537037">
                <text:p>0.304988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173680555556">
                <text:p>0.305173680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358865740741">
                <text:p>0.305358865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544050925926">
                <text:p>0.305544050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729236111111">
                <text:p>0.30572923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914421296296">
                <text:p>0.305914421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6099606481481">
                <text:p>0.306099606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6284791666667">
                <text:p>0.306284791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6469976851852">
                <text:p>0.306469976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6655162037037">
                <text:p>0.30665516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840347222222">
                <text:p>0.30684034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025532407407">
                <text:p>0.307025532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210717592593">
                <text:p>0.30721071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395902777778">
                <text:p>0.30739590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581087962963">
                <text:p>0.30758108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766273148148">
                <text:p>0.30776627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951458333333">
                <text:p>0.30795145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136643518519">
                <text:p>0.308136643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321828703704">
                <text:p>0.30832182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507013888889">
                <text:p>0.308507013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692199074074">
                <text:p>0.30869219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877384259259">
                <text:p>0.308877384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062569444444">
                <text:p>0.309062569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24775462963">
                <text:p>0.3092477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432939814815">
                <text:p>0.309432939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618125">
                <text:p>0.3096181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803310185185">
                <text:p>0.309803310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98849537037">
                <text:p>0.30998849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173680555556">
                <text:p>0.3101736805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358865740741">
                <text:p>0.310358865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544050925926">
                <text:p>0.310544050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729236111111">
                <text:p>0.310729236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914421296296">
                <text:p>0.310914421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1099606481481">
                <text:p>0.311099606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284791666667">
                <text:p>0.311284791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469976851852">
                <text:p>0.311469976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655162037037">
                <text:p>0.31165516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840347222222">
                <text:p>0.311840347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025532407407">
                <text:p>0.312025532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210717592593">
                <text:p>0.312210717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395902777778">
                <text:p>0.312395902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581087962963">
                <text:p>0.31258108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766273148148">
                <text:p>0.312766273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951458333333">
                <text:p>0.312951458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136643518519">
                <text:p>0.313136643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321828703704">
                <text:p>0.313321828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507013888889">
                <text:p>0.313507013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692199074074">
                <text:p>0.313692199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877384259259">
                <text:p>0.313877384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062569444444">
                <text:p>0.314062569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24775462963">
                <text:p>0.314247754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432939814815">
                <text:p>0.314432939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618125">
                <text:p>0.3146181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803310185185">
                <text:p>0.314803310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98849537037">
                <text:p>0.31498849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173680555556">
                <text:p>0.315173680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358865740741">
                <text:p>0.315358865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544050925926">
                <text:p>0.315544050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729236111111">
                <text:p>0.315729236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914421296296">
                <text:p>0.315914421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099606481481">
                <text:p>0.316099606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284791666667">
                <text:p>0.316284791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469976851852">
                <text:p>0.316469976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655162037037">
                <text:p>0.316655162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6840347222222">
                <text:p>0.3168403472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025532407407">
                <text:p>0.3170255324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210717592593">
                <text:p>0.317210717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395902777778">
                <text:p>0.317395902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581087962963">
                <text:p>0.317581087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766273148148">
                <text:p>0.3177662731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7951458333333">
                <text:p>0.3179514583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136643518519">
                <text:p>0.31813664351851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321828703704">
                <text:p>0.3183218287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507013888889">
                <text:p>0.3185070138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692199074074">
                <text:p>0.318692199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877384259259">
                <text:p>0.31887738425925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9062569444444">
                <text:p>0.31906256944444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924775462963">
                <text:p>0.319247754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9432939814815">
                <text:p>0.3194329398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9618125">
                <text:p>0.31961812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9803310185185">
                <text:p>0.31980331018518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998849537037">
                <text:p>0.31998849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0173680555556">
                <text:p>0.32017368055555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0358865740741">
                <text:p>0.3203588657407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0544050925926">
                <text:p>0.32054405092592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0729236111111">
                <text:p>0.320729236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081025462963">
                <text:p>0.3208102546296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